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4.882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8.832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1.533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10.029cm"/>
    </style:style>
    <style:style style:name="co21" style:family="table-column">
      <style:table-column-properties fo:break-before="auto" style:column-width="1.887cm"/>
    </style:style>
    <style:style style:name="co22" style:family="table-column">
      <style:table-column-properties fo:break-before="auto" style:column-width="1.804cm"/>
    </style:style>
    <style:style style:name="co23" style:family="table-column">
      <style:table-column-properties fo:break-before="auto" style:column-width="1.642cm"/>
    </style:style>
    <style:style style:name="co24" style:family="table-column">
      <style:table-column-properties fo:break-before="auto" style:column-width="1.752cm"/>
    </style:style>
    <style:style style:name="co25" style:family="table-column">
      <style:table-column-properties fo:break-before="auto" style:column-width="6.653cm"/>
    </style:style>
    <style:style style:name="co26" style:family="table-column">
      <style:table-column-properties fo:break-before="auto" style:column-width="13.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map style:condition="cell-content()!=0" style:apply-style-name="Good" style:base-cell-address="'Guild Card Monsters'.B2"/>
    </style:style>
    <style:style style:name="ce4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General Info" table:style-name="ta1">
        <office:forms form:automatic-focus="false" form:apply-design-mode="false"/>
        <table:table-column table:style-name="co1" table:number-columns-repeated="6" table:default-cell-style-name="ce6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ize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010D8h</text:p>
          </table:table-cell>
          <table:table-cell office:value-type="string" calcext:value-type="string">
            <text:p>209AC0h</text:p>
          </table:table-cell>
          <table:table-cell table:formula="of:=HEX2DECH([.B2])" office:value-type="float" office:value="3150040" calcext:value-type="float">
            <text:p>3150040</text:p>
          </table:table-cell>
          <table:table-cell table:formula="of:=HEX2DECH([.C2])" office:value-type="float" office:value="2136768" calcext:value-type="float">
            <text:p>2136768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AB98h</text:p>
          </table:table-cell>
          <table:table-cell office:value-type="string" calcext:value-type="string">
            <text:p>209AC0h</text:p>
          </table:table-cell>
          <table:table-cell table:formula="of:=HEX2DECH([.B3])" office:value-type="float" office:value="5286808" calcext:value-type="float">
            <text:p>5286808</text:p>
          </table:table-cell>
          <table:table-cell table:formula="of:=HEX2DECH([.C3])" office:value-type="float" office:value="2136768" calcext:value-type="float">
            <text:p>2136768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14658h</text:p>
          </table:table-cell>
          <table:table-cell office:value-type="string" calcext:value-type="string">
            <text:p>209AC0h</text:p>
          </table:table-cell>
          <table:table-cell table:formula="of:=HEX2DECH([.B4])" office:value-type="float" office:value="7423576" calcext:value-type="float">
            <text:p>7423576</text:p>
          </table:table-cell>
          <table:table-cell table:formula="of:=HEX2DECH([.C4])" office:value-type="float" office:value="2136768" calcext:value-type="float">
            <text:p>2136768</text:p>
          </table:table-cell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Color Pallete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7];2);DEC2HEX([.B7];2);DEC2HEX([.C7];2);DEC2HEX([.D7];2))" office:value-type="string" office:string-value="0xFFEBEBEB" calcext:value-type="string">
            <text:p>0xFFEBEBE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8];2);DEC2HEX([.B8];2);DEC2HEX([.C8];2);DEC2HEX([.D8];2))" office:value-type="string" office:string-value="0xFFE1505C" calcext:value-type="string">
            <text:p>0xFFE1505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9];2);DEC2HEX([.B9];2);DEC2HEX([.C9];2);DEC2HEX([.D9];2))" office:value-type="string" office:string-value="0xFF47B267" calcext:value-type="string">
            <text:p>0xFF47B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COM.MICROSOFT.CONCAT(&quot;0x&quot;;DEC2HEX([.E10];2);DEC2HEX([.B10];2);DEC2HEX([.C10];2);DEC2HEX([.D10];2))" office:value-type="string" office:string-value="0xFF577BFF" calcext:value-type="string">
            <text:p>0xFF577BF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1];2);DEC2HEX([.B11];2);DEC2HEX([.C11];2);DEC2HEX([.D11];2))" office:value-type="string" office:string-value="0xFFE8C506" calcext:value-type="string">
            <text:p>0xFFE8C5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209" calcext:value-type="float">
            <text:p>20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2];2);DEC2HEX([.B12];2);DEC2HEX([.C12];2);DEC2HEX([.D12];2))" office:value-type="string" office:string-value="0xFF9788D1" calcext:value-type="string">
            <text:p>0xFF9788D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229" calcext:value-type="float">
            <text:p>22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3];2);DEC2HEX([.B13];2);DEC2HEX([.C13];2);DEC2HEX([.D13];2))" office:value-type="string" office:string-value="0xFF4EC3E5" calcext:value-type="string">
            <text:p>0xFF4EC3E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4];2);DEC2HEX([.B14];2);DEC2HEX([.C14];2);DEC2HEX([.D14];2))" office:value-type="string" office:string-value="0xFFDF9C65" calcext:value-type="string">
            <text:p>0xFFDF9C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5];2);DEC2HEX([.B15];2);DEC2HEX([.C15];2);DEC2HEX([.D15];2))" office:value-type="string" office:string-value="0xFFD98B94" calcext:value-type="string">
            <text:p>0xFFD98B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6];2);DEC2HEX([.B16];2);DEC2HEX([.C16];2);DEC2HEX([.D16];2))" office:value-type="string" office:string-value="0xFFDFE500" calcext:value-type="string">
            <text:p>0xFFDFE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7];2);DEC2HEX([.B17];2);DEC2HEX([.C17];2);DEC2HEX([.D17];2))" office:value-type="string" office:string-value="0xFFAFAFAF" calcext:value-type="string">
            <text:p>0xFFAFAFA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8];2);DEC2HEX([.B18];2);DEC2HEX([.C18];2);DEC2HEX([.D18];2))" office:value-type="string" office:string-value="0xFFBA954B" calcext:value-type="string">
            <text:p>0xFFBA954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9];2);DEC2HEX([.B19];2);DEC2HEX([.C19];2);DEC2HEX([.D19];2))" office:value-type="string" office:string-value="0xFF92D0C1" calcext:value-type="string">
            <text:p>0xFF92D0C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0];2);DEC2HEX([.B20];2);DEC2HEX([.C20];2);DEC2HEX([.D20];2))" office:value-type="string" office:string-value="0xFF3D7F3A" calcext:value-type="string">
            <text:p>0xFF3D7F3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1];2);DEC2HEX([.B21];2);DEC2HEX([.C21];2);DEC2HEX([.D21];2))" office:value-type="string" office:string-value="0xFFAD1547" calcext:value-type="string">
            <text:p>0xFFAD15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17" calcext:value-type="float">
            <text:p>21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2];2);DEC2HEX([.B22];2);DEC2HEX([.C22];2);DEC2HEX([.D22];2))" office:value-type="string" office:string-value="0xFF4C4CD9" calcext:value-type="string">
            <text:p>0xFF4C4CD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3];2);DEC2HEX([.B23];2);DEC2HEX([.C23];2);DEC2HEX([.D23];2))" office:value-type="string" office:string-value="0xFF56379E" calcext:value-type="string">
            <text:p>0xFF56379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4];2);DEC2HEX([.B24];2);DEC2HEX([.C24];2);DEC2HEX([.D24];2))" office:value-type="string" office:string-value="0xFF909BB0" calcext:value-type="string">
            <text:p>0xFF909BB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5];2);DEC2HEX([.B25];2);DEC2HEX([.C25];2);DEC2HEX([.D25];2))" office:value-type="string" office:string-value="0xFFD464A2" calcext:value-type="string">
            <text:p>0xFFD464A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6];2);DEC2HEX([.B26];2);DEC2HEX([.C26];2);DEC2HEX([.D26];2))" office:value-type="string" office:string-value="0xFF685ECD" calcext:value-type="string">
            <text:p>0xFF685EC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7];2);DEC2HEX([.B27];2);DEC2HEX([.C27];2);DEC2HEX([.D27];2))" office:value-type="string" office:string-value="0xFF3257A7" calcext:value-type="string">
            <text:p>0xFF3257A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8];2);DEC2HEX([.B28];2);DEC2HEX([.C28];2);DEC2HEX([.D28];2))" office:value-type="string" office:string-value="0xFF2A8D61" calcext:value-type="string">
            <text:p>0xFF2A8D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9];2);DEC2HEX([.B29];2);DEC2HEX([.C29];2);DEC2HEX([.D29];2))" office:value-type="string" office:string-value="0xFF9A5C45" calcext:value-type="string">
            <text:p>0xFF9A5C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0];2);DEC2HEX([.B30];2);DEC2HEX([.C30];2);DEC2HEX([.D30];2))" office:value-type="string" office:string-value="0xFF9EC09A" calcext:value-type="string">
            <text:p>0xFF9EC09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1];2);DEC2HEX([.B31];2);DEC2HEX([.C31];2);DEC2HEX([.D31];2))" office:value-type="string" office:string-value="0xFFD7C18D" calcext:value-type="string">
            <text:p>0xFFD7C18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2];2);DEC2HEX([.B32];2);DEC2HEX([.C32];2);DEC2HEX([.D32];2))" office:value-type="string" office:string-value="0xFFE16D44" calcext:value-type="string">
            <text:p>0xFFE16D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3];2);DEC2HEX([.B33];2);DEC2HEX([.C33];2);DEC2HEX([.D33];2))" office:value-type="string" office:string-value="0xFF86B239" calcext:value-type="string">
            <text:p>0xFF86B2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255" calcext:value-type="float">
            <text:p>255</text:p>
          </table:table-cell>
          <table:table-cell table:formula="of:=COM.MICROSOFT.CONCAT(&quot;0x&quot;;DEC2HEX([.E34];2);DEC2HEX([.B34];2);DEC2HEX([.C34];2);DEC2HEX([.D34];2))" office:value-type="string" office:string-value="0xFFFFFFFF" calcext:value-type="string">
            <text:p>0xFFFFFFFF</text:p>
          </table:table-cell>
        </table:table-row>
      </table:table>
      <table:table table:name="Guild Card Monsters" table:style-name="ta1"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row table:style-name="ro1">
          <table:table-cell office:value-type="string" calcext:value-type="string">
            <text:p>Index</text:p>
          </table:table-cell>
          <table:table-cell table:style-name="ce6" office:value-type="string" calcext:value-type="string">
            <text:p>Monster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 Jagras</text:p>
          </table:table-cell>
          <table:table-cell table:formula="of:=LOWER(ORG.LIBREOFFICE.REGEX([.B2]; &quot;[\s`-]&quot;; &quot;_&quot;; &quot;g&quot;))" office:value-type="string" office:string-value="great_jagras" calcext:value-type="string">
            <text:p>great_jagras</text:p>
          </table:table-cell>
          <table:table-cell table:formula="of:=COM.MICROSOFT.CONCAT(&quot;u16 &quot;; [.C2]; &quot;;&quot;)" office:value-type="string" office:string-value="u16 great_jagras;" calcext:value-type="string">
            <text:p>u16 great_jagra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ulu-Ya-Ku</text:p>
          </table:table-cell>
          <table:table-cell table:formula="of:=LOWER(ORG.LIBREOFFICE.REGEX([.B3]; &quot;[\s`-]&quot;; &quot;_&quot;; &quot;g&quot;))" office:value-type="string" office:string-value="kulu_ya_ku" calcext:value-type="string">
            <text:p>kulu_ya_ku</text:p>
          </table:table-cell>
          <table:table-cell table:formula="of:=COM.MICROSOFT.CONCAT(&quot;u16 &quot;; [.C3]; &quot;;&quot;)" office:value-type="string" office:string-value="u16 kulu_ya_ku;" calcext:value-type="string">
            <text:p>u16 kulu_ya_k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kei-Pukei</text:p>
          </table:table-cell>
          <table:table-cell table:formula="of:=LOWER(ORG.LIBREOFFICE.REGEX([.B4]; &quot;[\s`-]&quot;; &quot;_&quot;; &quot;g&quot;))" office:value-type="string" office:string-value="pukei_pukei" calcext:value-type="string">
            <text:p>pukei_pukei</text:p>
          </table:table-cell>
          <table:table-cell table:formula="of:=COM.MICROSOFT.CONCAT(&quot;u16 &quot;; [.C4]; &quot;;&quot;)" office:value-type="string" office:string-value="u16 pukei_pukei;" calcext:value-type="string">
            <text:p>u16 pukei_pukei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roth</text:p>
          </table:table-cell>
          <table:table-cell table:formula="of:=LOWER(ORG.LIBREOFFICE.REGEX([.B5]; &quot;[\s`-]&quot;; &quot;_&quot;; &quot;g&quot;))" office:value-type="string" office:string-value="barroth" calcext:value-type="string">
            <text:p>barroth</text:p>
          </table:table-cell>
          <table:table-cell table:formula="of:=COM.MICROSOFT.CONCAT(&quot;u16 &quot;; [.C5]; &quot;;&quot;)" office:value-type="string" office:string-value="u16 barroth;" calcext:value-type="string">
            <text:p>u16 barroth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yaratodus</text:p>
          </table:table-cell>
          <table:table-cell table:formula="of:=LOWER(ORG.LIBREOFFICE.REGEX([.B6]; &quot;[\s`-]&quot;; &quot;_&quot;; &quot;g&quot;))" office:value-type="string" office:string-value="jyaratodus" calcext:value-type="string">
            <text:p>jyaratodus</text:p>
          </table:table-cell>
          <table:table-cell table:formula="of:=COM.MICROSOFT.CONCAT(&quot;u16 &quot;; [.C6]; &quot;;&quot;)" office:value-type="string" office:string-value="u16 jyaratodus;" calcext:value-type="string">
            <text:p>u16 jyaratodu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bi-Kadachi</text:p>
          </table:table-cell>
          <table:table-cell table:formula="of:=LOWER(ORG.LIBREOFFICE.REGEX([.B7]; &quot;[\s`-]&quot;; &quot;_&quot;; &quot;g&quot;))" office:value-type="string" office:string-value="tobi_kadachi" calcext:value-type="string">
            <text:p>tobi_kadachi</text:p>
          </table:table-cell>
          <table:table-cell table:formula="of:=COM.MICROSOFT.CONCAT(&quot;u16 &quot;; [.C7]; &quot;;&quot;)" office:value-type="string" office:string-value="u16 tobi_kadachi;" calcext:value-type="string">
            <text:p>u16 tobi_kadachi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janath</text:p>
          </table:table-cell>
          <table:table-cell table:formula="of:=LOWER(ORG.LIBREOFFICE.REGEX([.B8]; &quot;[\s`-]&quot;; &quot;_&quot;; &quot;g&quot;))" office:value-type="string" office:string-value="anjanath" calcext:value-type="string">
            <text:p>anjanath</text:p>
          </table:table-cell>
          <table:table-cell table:formula="of:=COM.MICROSOFT.CONCAT(&quot;u16 &quot;; [.C8]; &quot;;&quot;)" office:value-type="string" office:string-value="u16 anjanath;" calcext:value-type="string">
            <text:p>u16 anjanath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hian</text:p>
          </table:table-cell>
          <table:table-cell table:formula="of:=LOWER(ORG.LIBREOFFICE.REGEX([.B9]; &quot;[\s`-]&quot;; &quot;_&quot;; &quot;g&quot;))" office:value-type="string" office:string-value="rathian" calcext:value-type="string">
            <text:p>rathian</text:p>
          </table:table-cell>
          <table:table-cell table:formula="of:=COM.MICROSOFT.CONCAT(&quot;u16 &quot;; [.C9]; &quot;;&quot;)" office:value-type="string" office:string-value="u16 rathian;" calcext:value-type="string">
            <text:p>u16 rathia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zitzi-Ya-Ku</text:p>
          </table:table-cell>
          <table:table-cell table:formula="of:=LOWER(ORG.LIBREOFFICE.REGEX([.B10]; &quot;[\s`-]&quot;; &quot;_&quot;; &quot;g&quot;))" office:value-type="string" office:string-value="tzitzi_ya_ku" calcext:value-type="string">
            <text:p>tzitzi_ya_ku</text:p>
          </table:table-cell>
          <table:table-cell table:formula="of:=COM.MICROSOFT.CONCAT(&quot;u16 &quot;; [.C10]; &quot;;&quot;)" office:value-type="string" office:string-value="u16 tzitzi_ya_ku;" calcext:value-type="string">
            <text:p>u16 tzitzi_ya_k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olumu</text:p>
          </table:table-cell>
          <table:table-cell table:formula="of:=LOWER(ORG.LIBREOFFICE.REGEX([.B11]; &quot;[\s`-]&quot;; &quot;_&quot;; &quot;g&quot;))" office:value-type="string" office:string-value="paolumu" calcext:value-type="string">
            <text:p>paolumu</text:p>
          </table:table-cell>
          <table:table-cell table:formula="of:=COM.MICROSOFT.CONCAT(&quot;u16 &quot;; [.C11]; &quot;;&quot;)" office:value-type="string" office:string-value="u16 paolumu;" calcext:value-type="string">
            <text:p>u16 paolum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at Girros</text:p>
          </table:table-cell>
          <table:table-cell table:formula="of:=LOWER(ORG.LIBREOFFICE.REGEX([.B12]; &quot;[\s`-]&quot;; &quot;_&quot;; &quot;g&quot;))" office:value-type="string" office:string-value="great_girros" calcext:value-type="string">
            <text:p>great_girros</text:p>
          </table:table-cell>
          <table:table-cell table:formula="of:=COM.MICROSOFT.CONCAT(&quot;u16 &quot;; [.C12]; &quot;;&quot;)" office:value-type="string" office:string-value="u16 great_girros;" calcext:value-type="string">
            <text:p>u16 great_girr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obaan</text:p>
          </table:table-cell>
          <table:table-cell table:formula="of:=LOWER(ORG.LIBREOFFICE.REGEX([.B13]; &quot;[\s`-]&quot;; &quot;_&quot;; &quot;g&quot;))" office:value-type="string" office:string-value="radobaan" calcext:value-type="string">
            <text:p>radobaan</text:p>
          </table:table-cell>
          <table:table-cell table:formula="of:=COM.MICROSOFT.CONCAT(&quot;u16 &quot;; [.C13]; &quot;;&quot;)" office:value-type="string" office:string-value="u16 radobaan;" calcext:value-type="string">
            <text:p>u16 radobaa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giana</text:p>
          </table:table-cell>
          <table:table-cell table:formula="of:=LOWER(ORG.LIBREOFFICE.REGEX([.B14]; &quot;[\s`-]&quot;; &quot;_&quot;; &quot;g&quot;))" office:value-type="string" office:string-value="legiana" calcext:value-type="string">
            <text:p>legiana</text:p>
          </table:table-cell>
          <table:table-cell table:formula="of:=COM.MICROSOFT.CONCAT(&quot;u16 &quot;; [.C14]; &quot;;&quot;)" office:value-type="string" office:string-value="u16 legiana;" calcext:value-type="string">
            <text:p>u16 legiana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dogaron</text:p>
          </table:table-cell>
          <table:table-cell table:formula="of:=LOWER(ORG.LIBREOFFICE.REGEX([.B15]; &quot;[\s`-]&quot;; &quot;_&quot;; &quot;g&quot;))" office:value-type="string" office:string-value="odogaron" calcext:value-type="string">
            <text:p>odogaron</text:p>
          </table:table-cell>
          <table:table-cell table:formula="of:=COM.MICROSOFT.CONCAT(&quot;u16 &quot;; [.C15]; &quot;;&quot;)" office:value-type="string" office:string-value="u16 odogaron;" calcext:value-type="string">
            <text:p>u16 odogaro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thalos</text:p>
          </table:table-cell>
          <table:table-cell table:formula="of:=LOWER(ORG.LIBREOFFICE.REGEX([.B16]; &quot;[\s`-]&quot;; &quot;_&quot;; &quot;g&quot;))" office:value-type="string" office:string-value="rathalos" calcext:value-type="string">
            <text:p>rathalos</text:p>
          </table:table-cell>
          <table:table-cell table:formula="of:=COM.MICROSOFT.CONCAT(&quot;u16 &quot;; [.C16]; &quot;;&quot;)" office:value-type="string" office:string-value="u16 rathalos;" calcext:value-type="string">
            <text:p>u16 rathal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blos</text:p>
          </table:table-cell>
          <table:table-cell table:formula="of:=LOWER(ORG.LIBREOFFICE.REGEX([.B17]; &quot;[\s`-]&quot;; &quot;_&quot;; &quot;g&quot;))" office:value-type="string" office:string-value="diablos" calcext:value-type="string">
            <text:p>diablos</text:p>
          </table:table-cell>
          <table:table-cell table:formula="of:=COM.MICROSOFT.CONCAT(&quot;u16 &quot;; [.C17]; &quot;;&quot;)" office:value-type="string" office:string-value="u16 diablos;" calcext:value-type="string">
            <text:p>u16 diabl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irin</text:p>
          </table:table-cell>
          <table:table-cell table:formula="of:=LOWER(ORG.LIBREOFFICE.REGEX([.B18]; &quot;[\s`-]&quot;; &quot;_&quot;; &quot;g&quot;))" office:value-type="string" office:string-value="kirin" calcext:value-type="string">
            <text:p>kirin</text:p>
          </table:table-cell>
          <table:table-cell table:formula="of:=COM.MICROSOFT.CONCAT(&quot;u16 &quot;; [.C18]; &quot;;&quot;)" office:value-type="string" office:string-value="u16 kirin;" calcext:value-type="string">
            <text:p>u16 kiri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orah Magdaros</text:p>
          </table:table-cell>
          <table:table-cell table:formula="of:=LOWER(ORG.LIBREOFFICE.REGEX([.B19]; &quot;[\s`-]&quot;; &quot;_&quot;; &quot;g&quot;))" office:value-type="string" office:string-value="zorah_magdaros" calcext:value-type="string">
            <text:p>zorah_magdaros</text:p>
          </table:table-cell>
          <table:table-cell table:formula="of:=COM.MICROSOFT.CONCAT(&quot;u16 &quot;; [.C19]; &quot;;&quot;)" office:value-type="string" office:string-value="u16 zorah_magdaros;" calcext:value-type="string">
            <text:p>u16 zorah_magdaros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dogama</text:p>
          </table:table-cell>
          <table:table-cell table:formula="of:=LOWER(ORG.LIBREOFFICE.REGEX([.B20]; &quot;[\s`-]&quot;; &quot;_&quot;; &quot;g&quot;))" office:value-type="string" office:string-value="dodogama" calcext:value-type="string">
            <text:p>dodogama</text:p>
          </table:table-cell>
          <table:table-cell table:formula="of:=COM.MICROSOFT.CONCAT(&quot;u16 &quot;; [.C20]; &quot;;&quot;)" office:value-type="string" office:string-value="u16 dodogama;" calcext:value-type="string">
            <text:p>u16 dodogam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nk Rathian</text:p>
          </table:table-cell>
          <table:table-cell table:formula="of:=LOWER(ORG.LIBREOFFICE.REGEX([.B21]; &quot;[\s`-]&quot;; &quot;_&quot;; &quot;g&quot;))" office:value-type="string" office:string-value="pink_rathian" calcext:value-type="string">
            <text:p>pink_rathian</text:p>
          </table:table-cell>
          <table:table-cell table:formula="of:=COM.MICROSOFT.CONCAT(&quot;u16 &quot;; [.C21]; &quot;;&quot;)" office:value-type="string" office:string-value="u16 pink_rathian;" calcext:value-type="string">
            <text:p>u16 pink_rathian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zelgeuse</text:p>
          </table:table-cell>
          <table:table-cell table:formula="of:=LOWER(ORG.LIBREOFFICE.REGEX([.B22]; &quot;[\s`-]&quot;; &quot;_&quot;; &quot;g&quot;))" office:value-type="string" office:string-value="bazelgeuse" calcext:value-type="string">
            <text:p>bazelgeuse</text:p>
          </table:table-cell>
          <table:table-cell table:formula="of:=COM.MICROSOFT.CONCAT(&quot;u16 &quot;; [.C22]; &quot;;&quot;)" office:value-type="string" office:string-value="u16 bazelgeuse;" calcext:value-type="string">
            <text:p>u16 bazelgeuse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vasioth</text:p>
          </table:table-cell>
          <table:table-cell table:formula="of:=LOWER(ORG.LIBREOFFICE.REGEX([.B23]; &quot;[\s`-]&quot;; &quot;_&quot;; &quot;g&quot;))" office:value-type="string" office:string-value="lavasioth" calcext:value-type="string">
            <text:p>lavasioth</text:p>
          </table:table-cell>
          <table:table-cell table:formula="of:=COM.MICROSOFT.CONCAT(&quot;u16 &quot;; [.C23]; &quot;;&quot;)" office:value-type="string" office:string-value="u16 lavasioth;" calcext:value-type="string">
            <text:p>u16 lavasioth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agaan</text:p>
          </table:table-cell>
          <table:table-cell table:formula="of:=LOWER(ORG.LIBREOFFICE.REGEX([.B24]; &quot;[\s`-]&quot;; &quot;_&quot;; &quot;g&quot;))" office:value-type="string" office:string-value="uragaan" calcext:value-type="string">
            <text:p>uragaan</text:p>
          </table:table-cell>
          <table:table-cell table:formula="of:=COM.MICROSOFT.CONCAT(&quot;u16 &quot;; [.C24]; &quot;;&quot;)" office:value-type="string" office:string-value="u16 uragaan;" calcext:value-type="string">
            <text:p>u16 uragaan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zure Rathalos</text:p>
          </table:table-cell>
          <table:table-cell table:formula="of:=LOWER(ORG.LIBREOFFICE.REGEX([.B25]; &quot;[\s`-]&quot;; &quot;_&quot;; &quot;g&quot;))" office:value-type="string" office:string-value="azure_rathalos" calcext:value-type="string">
            <text:p>azure_rathalos</text:p>
          </table:table-cell>
          <table:table-cell table:formula="of:=COM.MICROSOFT.CONCAT(&quot;u16 &quot;; [.C25]; &quot;;&quot;)" office:value-type="string" office:string-value="u16 azure_rathalos;" calcext:value-type="string">
            <text:p>u16 azure_rathalos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lack Diablos</text:p>
          </table:table-cell>
          <table:table-cell table:formula="of:=LOWER(ORG.LIBREOFFICE.REGEX([.B26]; &quot;[\s`-]&quot;; &quot;_&quot;; &quot;g&quot;))" office:value-type="string" office:string-value="black_diablos" calcext:value-type="string">
            <text:p>black_diablos</text:p>
          </table:table-cell>
          <table:table-cell table:formula="of:=COM.MICROSOFT.CONCAT(&quot;u16 &quot;; [.C26]; &quot;;&quot;)" office:value-type="string" office:string-value="u16 black_diablos;" calcext:value-type="string">
            <text:p>u16 black_diablos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rgigante</text:p>
          </table:table-cell>
          <table:table-cell table:formula="of:=LOWER(ORG.LIBREOFFICE.REGEX([.B27]; &quot;[\s`-]&quot;; &quot;_&quot;; &quot;g&quot;))" office:value-type="string" office:string-value="nergigante" calcext:value-type="string">
            <text:p>nergigante</text:p>
          </table:table-cell>
          <table:table-cell table:formula="of:=COM.MICROSOFT.CONCAT(&quot;u16 &quot;; [.C27]; &quot;;&quot;)" office:value-type="string" office:string-value="u16 nergigante;" calcext:value-type="string">
            <text:p>u16 nergigante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ostra</text:p>
          </table:table-cell>
          <table:table-cell table:formula="of:=LOWER(ORG.LIBREOFFICE.REGEX([.B28]; &quot;[\s`-]&quot;; &quot;_&quot;; &quot;g&quot;))" office:value-type="string" office:string-value="teostra" calcext:value-type="string">
            <text:p>teostra</text:p>
          </table:table-cell>
          <table:table-cell table:formula="of:=COM.MICROSOFT.CONCAT(&quot;u16 &quot;; [.C28]; &quot;;&quot;)" office:value-type="string" office:string-value="u16 teostra;" calcext:value-type="string">
            <text:p>u16 teost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shala Daora</text:p>
          </table:table-cell>
          <table:table-cell table:formula="of:=LOWER(ORG.LIBREOFFICE.REGEX([.B29]; &quot;[\s`-]&quot;; &quot;_&quot;; &quot;g&quot;))" office:value-type="string" office:string-value="kushala_daora" calcext:value-type="string">
            <text:p>kushala_daora</text:p>
          </table:table-cell>
          <table:table-cell table:formula="of:=COM.MICROSOFT.CONCAT(&quot;u16 &quot;; [.C29]; &quot;;&quot;)" office:value-type="string" office:string-value="u16 kushala_daora;" calcext:value-type="string">
            <text:p>u16 kushala_dao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al Hazak</text:p>
          </table:table-cell>
          <table:table-cell table:formula="of:=LOWER(ORG.LIBREOFFICE.REGEX([.B30]; &quot;[\s`-]&quot;; &quot;_&quot;; &quot;g&quot;))" office:value-type="string" office:string-value="vaal_hazak" calcext:value-type="string">
            <text:p>vaal_hazak</text:p>
          </table:table-cell>
          <table:table-cell table:formula="of:=COM.MICROSOFT.CONCAT(&quot;u16 &quot;; [.C30]; &quot;;&quot;)" office:value-type="string" office:string-value="u16 vaal_hazak;" calcext:value-type="string">
            <text:p>u16 vaal_hazak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eno`jiiva</text:p>
          </table:table-cell>
          <table:table-cell table:formula="of:=LOWER(ORG.LIBREOFFICE.REGEX([.B31]; &quot;[\s`-]&quot;; &quot;_&quot;; &quot;g&quot;))" office:value-type="string" office:string-value="xeno_jiiva" calcext:value-type="string">
            <text:p>xeno_jiiva</text:p>
          </table:table-cell>
          <table:table-cell table:formula="of:=COM.MICROSOFT.CONCAT(&quot;u16 &quot;; [.C31]; &quot;;&quot;)" office:value-type="string" office:string-value="u16 xeno_jiiva;" calcext:value-type="string">
            <text:p>u16 xeno_jiiva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ljho</text:p>
          </table:table-cell>
          <table:table-cell table:formula="of:=LOWER(ORG.LIBREOFFICE.REGEX([.B32]; &quot;[\s`-]&quot;; &quot;_&quot;; &quot;g&quot;))" office:value-type="string" office:string-value="deviljho" calcext:value-type="string">
            <text:p>deviljho</text:p>
          </table:table-cell>
          <table:table-cell table:formula="of:=COM.MICROSOFT.CONCAT(&quot;u16 &quot;; [.C32]; &quot;;&quot;)" office:value-type="string" office:string-value="u16 deviljho;" calcext:value-type="string">
            <text:p>u16 deviljho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ulve Taroth</text:p>
          </table:table-cell>
          <table:table-cell table:formula="of:=LOWER(ORG.LIBREOFFICE.REGEX([.B33]; &quot;[\s`-]&quot;; &quot;_&quot;; &quot;g&quot;))" office:value-type="string" office:string-value="kulve_taroth" calcext:value-type="string">
            <text:p>kulve_taroth</text:p>
          </table:table-cell>
          <table:table-cell table:formula="of:=COM.MICROSOFT.CONCAT(&quot;u16 &quot;; [.C33]; &quot;;&quot;)" office:value-type="string" office:string-value="u16 kulve_taroth;" calcext:value-type="string">
            <text:p>u16 kulve_taroth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nastra</text:p>
          </table:table-cell>
          <table:table-cell table:formula="of:=LOWER(ORG.LIBREOFFICE.REGEX([.B34]; &quot;[\s`-]&quot;; &quot;_&quot;; &quot;g&quot;))" office:value-type="string" office:string-value="lunastra" calcext:value-type="string">
            <text:p>lunastra</text:p>
          </table:table-cell>
          <table:table-cell table:formula="of:=COM.MICROSOFT.CONCAT(&quot;u16 &quot;; [.C34]; &quot;;&quot;)" office:value-type="string" office:string-value="u16 lunastra;" calcext:value-type="string">
            <text:p>u16 lunast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hemoth</text:p>
          </table:table-cell>
          <table:table-cell table:formula="of:=LOWER(ORG.LIBREOFFICE.REGEX([.B35]; &quot;[\s`-]&quot;; &quot;_&quot;; &quot;g&quot;))" office:value-type="string" office:string-value="behemoth" calcext:value-type="string">
            <text:p>behemoth</text:p>
          </table:table-cell>
          <table:table-cell table:formula="of:=COM.MICROSOFT.CONCAT(&quot;u16 &quot;; [.C35]; &quot;;&quot;)" office:value-type="string" office:string-value="u16 behemoth;" calcext:value-type="string">
            <text:p>u16 behemoth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shen</text:p>
          </table:table-cell>
          <table:table-cell table:formula="of:=LOWER(ORG.LIBREOFFICE.REGEX([.B36]; &quot;[\s`-]&quot;; &quot;_&quot;; &quot;g&quot;))" office:value-type="string" office:string-value="leshen" calcext:value-type="string">
            <text:p>leshen</text:p>
          </table:table-cell>
          <table:table-cell table:formula="of:=COM.MICROSOFT.CONCAT(&quot;u16 &quot;; [.C36]; &quot;;&quot;)" office:value-type="string" office:string-value="u16 leshen;" calcext:value-type="string">
            <text:p>u16 leshe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cient Leshen</text:p>
          </table:table-cell>
          <table:table-cell table:formula="of:=LOWER(ORG.LIBREOFFICE.REGEX([.B37]; &quot;[\s`-]&quot;; &quot;_&quot;; &quot;g&quot;))" office:value-type="string" office:string-value="ancient_leshen" calcext:value-type="string">
            <text:p>ancient_leshen</text:p>
          </table:table-cell>
          <table:table-cell table:formula="of:=COM.MICROSOFT.CONCAT(&quot;u16 &quot;; [.C37]; &quot;;&quot;)" office:value-type="string" office:string-value="u16 ancient_leshen;" calcext:value-type="string">
            <text:p>u16 ancient_leshe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otodus</text:p>
          </table:table-cell>
          <table:table-cell table:formula="of:=LOWER(ORG.LIBREOFFICE.REGEX([.B38]; &quot;[\s`-]&quot;; &quot;_&quot;; &quot;g&quot;))" office:value-type="string" office:string-value="beotodus" calcext:value-type="string">
            <text:p>beotodus</text:p>
          </table:table-cell>
          <table:table-cell table:formula="of:=COM.MICROSOFT.CONCAT(&quot;u16 &quot;; [.C38]; &quot;;&quot;)" office:value-type="string" office:string-value="u16 beotodus;" calcext:value-type="string">
            <text:p>u16 beotod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nbaro</text:p>
          </table:table-cell>
          <table:table-cell table:formula="of:=LOWER(ORG.LIBREOFFICE.REGEX([.B39]; &quot;[\s`-]&quot;; &quot;_&quot;; &quot;g&quot;))" office:value-type="string" office:string-value="banbaro" calcext:value-type="string">
            <text:p>banbaro</text:p>
          </table:table-cell>
          <table:table-cell table:formula="of:=COM.MICROSOFT.CONCAT(&quot;u16 &quot;; [.C39]; &quot;;&quot;)" office:value-type="string" office:string-value="u16 banbaro;" calcext:value-type="string">
            <text:p>u16 banbaro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iper Tobi-Kadachi</text:p>
          </table:table-cell>
          <table:table-cell table:formula="of:=LOWER(ORG.LIBREOFFICE.REGEX([.B40]; &quot;[\s`-]&quot;; &quot;_&quot;; &quot;g&quot;))" office:value-type="string" office:string-value="viper_tobi_kadachi" calcext:value-type="string">
            <text:p>viper_tobi_kadachi</text:p>
          </table:table-cell>
          <table:table-cell table:formula="of:=COM.MICROSOFT.CONCAT(&quot;u16 &quot;; [.C40]; &quot;;&quot;)" office:value-type="string" office:string-value="u16 viper_tobi_kadachi;" calcext:value-type="string">
            <text:p>u16 viper_tobi_kadachi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ightshade Paolumu</text:p>
          </table:table-cell>
          <table:table-cell table:formula="of:=LOWER(ORG.LIBREOFFICE.REGEX([.B41]; &quot;[\s`-]&quot;; &quot;_&quot;; &quot;g&quot;))" office:value-type="string" office:string-value="nightshade_paolumu" calcext:value-type="string">
            <text:p>nightshade_paolumu</text:p>
          </table:table-cell>
          <table:table-cell table:formula="of:=COM.MICROSOFT.CONCAT(&quot;u16 &quot;; [.C41]; &quot;;&quot;)" office:value-type="string" office:string-value="u16 nightshade_paolumu;" calcext:value-type="string">
            <text:p>u16 nightshade_paolumu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ral Pukei-Pukei</text:p>
          </table:table-cell>
          <table:table-cell table:formula="of:=LOWER(ORG.LIBREOFFICE.REGEX([.B42]; &quot;[\s`-]&quot;; &quot;_&quot;; &quot;g&quot;))" office:value-type="string" office:string-value="coral_pukei_pukei" calcext:value-type="string">
            <text:p>coral_pukei_pukei</text:p>
          </table:table-cell>
          <table:table-cell table:formula="of:=COM.MICROSOFT.CONCAT(&quot;u16 &quot;; [.C42]; &quot;;&quot;)" office:value-type="string" office:string-value="u16 coral_pukei_pukei;" calcext:value-type="string">
            <text:p>u16 coral_pukei_pukei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ioth</text:p>
          </table:table-cell>
          <table:table-cell table:formula="of:=LOWER(ORG.LIBREOFFICE.REGEX([.B43]; &quot;[\s`-]&quot;; &quot;_&quot;; &quot;g&quot;))" office:value-type="string" office:string-value="barioth" calcext:value-type="string">
            <text:p>barioth</text:p>
          </table:table-cell>
          <table:table-cell table:formula="of:=COM.MICROSOFT.CONCAT(&quot;u16 &quot;; [.C43]; &quot;;&quot;)" office:value-type="string" office:string-value="u16 barioth;" calcext:value-type="string">
            <text:p>u16 bario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argacuga</text:p>
          </table:table-cell>
          <table:table-cell table:formula="of:=LOWER(ORG.LIBREOFFICE.REGEX([.B44]; &quot;[\s`-]&quot;; &quot;_&quot;; &quot;g&quot;))" office:value-type="string" office:string-value="nargacuga" calcext:value-type="string">
            <text:p>nargacuga</text:p>
          </table:table-cell>
          <table:table-cell table:formula="of:=COM.MICROSOFT.CONCAT(&quot;u16 &quot;; [.C44]; &quot;;&quot;)" office:value-type="string" office:string-value="u16 nargacuga;" calcext:value-type="string">
            <text:p>u16 nargac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avenus</text:p>
          </table:table-cell>
          <table:table-cell table:formula="of:=LOWER(ORG.LIBREOFFICE.REGEX([.B45]; &quot;[\s`-]&quot;; &quot;_&quot;; &quot;g&quot;))" office:value-type="string" office:string-value="glavenus" calcext:value-type="string">
            <text:p>glavenus</text:p>
          </table:table-cell>
          <table:table-cell table:formula="of:=COM.MICROSOFT.CONCAT(&quot;u16 &quot;; [.C45]; &quot;;&quot;)" office:value-type="string" office:string-value="u16 glavenus;" calcext:value-type="string">
            <text:p>u16 glaven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grex</text:p>
          </table:table-cell>
          <table:table-cell table:formula="of:=LOWER(ORG.LIBREOFFICE.REGEX([.B46]; &quot;[\s`-]&quot;; &quot;_&quot;; &quot;g&quot;))" office:value-type="string" office:string-value="tigrex" calcext:value-type="string">
            <text:p>tigrex</text:p>
          </table:table-cell>
          <table:table-cell table:formula="of:=COM.MICROSOFT.CONCAT(&quot;u16 &quot;; [.C46]; &quot;;&quot;)" office:value-type="string" office:string-value="u16 tigrex;" calcext:value-type="string">
            <text:p>u16 tigrex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rachydios</text:p>
          </table:table-cell>
          <table:table-cell table:formula="of:=LOWER(ORG.LIBREOFFICE.REGEX([.B47]; &quot;[\s`-]&quot;; &quot;_&quot;; &quot;g&quot;))" office:value-type="string" office:string-value="brachydios" calcext:value-type="string">
            <text:p>brachydios</text:p>
          </table:table-cell>
          <table:table-cell table:formula="of:=COM.MICROSOFT.CONCAT(&quot;u16 &quot;; [.C47]; &quot;;&quot;)" office:value-type="string" office:string-value="u16 brachydios;" calcext:value-type="string">
            <text:p>u16 brachydi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cidic Glavenus</text:p>
          </table:table-cell>
          <table:table-cell table:formula="of:=LOWER(ORG.LIBREOFFICE.REGEX([.B48]; &quot;[\s`-]&quot;; &quot;_&quot;; &quot;g&quot;))" office:value-type="string" office:string-value="acidic_glavenus" calcext:value-type="string">
            <text:p>acidic_glavenus</text:p>
          </table:table-cell>
          <table:table-cell table:formula="of:=COM.MICROSOFT.CONCAT(&quot;u16 &quot;; [.C48]; &quot;;&quot;)" office:value-type="string" office:string-value="u16 acidic_glavenus;" calcext:value-type="string">
            <text:p>u16 acidic_glaven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rieking Legiana</text:p>
          </table:table-cell>
          <table:table-cell table:formula="of:=LOWER(ORG.LIBREOFFICE.REGEX([.B49]; &quot;[\s`-]&quot;; &quot;_&quot;; &quot;g&quot;))" office:value-type="string" office:string-value="shrieking_legiana" calcext:value-type="string">
            <text:p>shrieking_legiana</text:p>
          </table:table-cell>
          <table:table-cell table:formula="of:=COM.MICROSOFT.CONCAT(&quot;u16 &quot;; [.C49]; &quot;;&quot;)" office:value-type="string" office:string-value="u16 shrieking_legiana;" calcext:value-type="string">
            <text:p>u16 shrieking_legian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ulgur Anjanath</text:p>
          </table:table-cell>
          <table:table-cell table:formula="of:=LOWER(ORG.LIBREOFFICE.REGEX([.B50]; &quot;[\s`-]&quot;; &quot;_&quot;; &quot;g&quot;))" office:value-type="string" office:string-value="fulgur_anjanath" calcext:value-type="string">
            <text:p>fulgur_anjanath</text:p>
          </table:table-cell>
          <table:table-cell table:formula="of:=COM.MICROSOFT.CONCAT(&quot;u16 &quot;; [.C50]; &quot;;&quot;)" office:value-type="string" office:string-value="u16 fulgur_anjanath;" calcext:value-type="string">
            <text:p>u16 fulgur_anjana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bony Odogaron</text:p>
          </table:table-cell>
          <table:table-cell table:formula="of:=LOWER(ORG.LIBREOFFICE.REGEX([.B51]; &quot;[\s`-]&quot;; &quot;_&quot;; &quot;g&quot;))" office:value-type="string" office:string-value="ebony_odogaron" calcext:value-type="string">
            <text:p>ebony_odogaron</text:p>
          </table:table-cell>
          <table:table-cell table:formula="of:=COM.MICROSOFT.CONCAT(&quot;u16 &quot;; [.C51]; &quot;;&quot;)" office:value-type="string" office:string-value="u16 ebony_odogaron;" calcext:value-type="string">
            <text:p>u16 ebony_odogaro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elkhana</text:p>
          </table:table-cell>
          <table:table-cell table:formula="of:=LOWER(ORG.LIBREOFFICE.REGEX([.B52]; &quot;[\s`-]&quot;; &quot;_&quot;; &quot;g&quot;))" office:value-type="string" office:string-value="velkhana" calcext:value-type="string">
            <text:p>velkhana</text:p>
          </table:table-cell>
          <table:table-cell table:formula="of:=COM.MICROSOFT.CONCAT(&quot;u16 &quot;; [.C52]; &quot;;&quot;)" office:value-type="string" office:string-value="u16 velkhana;" calcext:value-type="string">
            <text:p>u16 velkhan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ething Bazelgeuse</text:p>
          </table:table-cell>
          <table:table-cell table:formula="of:=LOWER(ORG.LIBREOFFICE.REGEX([.B53]; &quot;[\s`-]&quot;; &quot;_&quot;; &quot;g&quot;))" office:value-type="string" office:string-value="seething_bazelgeuse" calcext:value-type="string">
            <text:p>seething_bazelgeuse</text:p>
          </table:table-cell>
          <table:table-cell table:formula="of:=COM.MICROSOFT.CONCAT(&quot;u16 &quot;; [.C53]; &quot;;&quot;)" office:value-type="string" office:string-value="u16 seething_bazelgeuse;" calcext:value-type="string">
            <text:p>u16 seething_bazelgeus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lackveil Vaal Hazak</text:p>
          </table:table-cell>
          <table:table-cell table:formula="of:=LOWER(ORG.LIBREOFFICE.REGEX([.B54]; &quot;[\s`-]&quot;; &quot;_&quot;; &quot;g&quot;))" office:value-type="string" office:string-value="blackveil_vaal_hazak" calcext:value-type="string">
            <text:p>blackveil_vaal_hazak</text:p>
          </table:table-cell>
          <table:table-cell table:formula="of:=COM.MICROSOFT.CONCAT(&quot;u16 &quot;; [.C54]; &quot;;&quot;)" office:value-type="string" office:string-value="u16 blackveil_vaal_hazak;" calcext:value-type="string">
            <text:p>u16 blackveil_vaal_hazak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amielle</text:p>
          </table:table-cell>
          <table:table-cell table:formula="of:=LOWER(ORG.LIBREOFFICE.REGEX([.B55]; &quot;[\s`-]&quot;; &quot;_&quot;; &quot;g&quot;))" office:value-type="string" office:string-value="namielle" calcext:value-type="string">
            <text:p>namielle</text:p>
          </table:table-cell>
          <table:table-cell table:formula="of:=COM.MICROSOFT.CONCAT(&quot;u16 &quot;; [.C55]; &quot;;&quot;)" office:value-type="string" office:string-value="u16 namielle;" calcext:value-type="string">
            <text:p>u16 namiell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vage Deviljho</text:p>
          </table:table-cell>
          <table:table-cell table:formula="of:=LOWER(ORG.LIBREOFFICE.REGEX([.B56]; &quot;[\s`-]&quot;; &quot;_&quot;; &quot;g&quot;))" office:value-type="string" office:string-value="savage_deviljho" calcext:value-type="string">
            <text:p>savage_deviljho</text:p>
          </table:table-cell>
          <table:table-cell table:formula="of:=COM.MICROSOFT.CONCAT(&quot;u16 &quot;; [.C56]; &quot;;&quot;)" office:value-type="string" office:string-value="u16 savage_deviljho;" calcext:value-type="string">
            <text:p>u16 savage_deviljho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uiner Nergigante</text:p>
          </table:table-cell>
          <table:table-cell table:formula="of:=LOWER(ORG.LIBREOFFICE.REGEX([.B57]; &quot;[\s`-]&quot;; &quot;_&quot;; &quot;g&quot;))" office:value-type="string" office:string-value="ruiner_nergigante" calcext:value-type="string">
            <text:p>ruiner_nergigante</text:p>
          </table:table-cell>
          <table:table-cell table:formula="of:=COM.MICROSOFT.CONCAT(&quot;u16 &quot;; [.C57]; &quot;;&quot;)" office:value-type="string" office:string-value="u16 ruiner_nergigante;" calcext:value-type="string">
            <text:p>u16 ruiner_nergigant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hara Ishvalda</text:p>
          </table:table-cell>
          <table:table-cell table:formula="of:=LOWER(ORG.LIBREOFFICE.REGEX([.B58]; &quot;[\s`-]&quot;; &quot;_&quot;; &quot;g&quot;))" office:value-type="string" office:string-value="shara_ishvalda" calcext:value-type="string">
            <text:p>shara_ishvalda</text:p>
          </table:table-cell>
          <table:table-cell table:formula="of:=COM.MICROSOFT.CONCAT(&quot;u16 &quot;; [.C58]; &quot;;&quot;)" office:value-type="string" office:string-value="u16 shara_ishvalda;" calcext:value-type="string">
            <text:p>u16 shara_ishvald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inogre</text:p>
          </table:table-cell>
          <table:table-cell table:formula="of:=LOWER(ORG.LIBREOFFICE.REGEX([.B59]; &quot;[\s`-]&quot;; &quot;_&quot;; &quot;g&quot;))" office:value-type="string" office:string-value="zinogre" calcext:value-type="string">
            <text:p>zinogre</text:p>
          </table:table-cell>
          <table:table-cell table:formula="of:=COM.MICROSOFT.CONCAT(&quot;u16 &quot;; [.C59]; &quot;;&quot;)" office:value-type="string" office:string-value="u16 zinogre;" calcext:value-type="string">
            <text:p>u16 zinogr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ian Garuga</text:p>
          </table:table-cell>
          <table:table-cell table:formula="of:=LOWER(ORG.LIBREOFFICE.REGEX([.B60]; &quot;[\s`-]&quot;; &quot;_&quot;; &quot;g&quot;))" office:value-type="string" office:string-value="yian_garuga" calcext:value-type="string">
            <text:p>yian_garuga</text:p>
          </table:table-cell>
          <table:table-cell table:formula="of:=COM.MICROSOFT.CONCAT(&quot;u16 &quot;; [.C60]; &quot;;&quot;)" office:value-type="string" office:string-value="u16 yian_garuga;" calcext:value-type="string">
            <text:p>u16 yian_gar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carred Yian Garuga</text:p>
          </table:table-cell>
          <table:table-cell table:formula="of:=LOWER(ORG.LIBREOFFICE.REGEX([.B61]; &quot;[\s`-]&quot;; &quot;_&quot;; &quot;g&quot;))" office:value-type="string" office:string-value="scarred_yian_garuga" calcext:value-type="string">
            <text:p>scarred_yian_garuga</text:p>
          </table:table-cell>
          <table:table-cell table:formula="of:=COM.MICROSOFT.CONCAT(&quot;u16 &quot;; [.C61]; &quot;;&quot;)" office:value-type="string" office:string-value="u16 scarred_yian_garuga;" calcext:value-type="string">
            <text:p>u16 scarred_yian_gar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ute Tigrex</text:p>
          </table:table-cell>
          <table:table-cell table:formula="of:=LOWER(ORG.LIBREOFFICE.REGEX([.B62]; &quot;[\s`-]&quot;; &quot;_&quot;; &quot;g&quot;))" office:value-type="string" office:string-value="brute_tigrex" calcext:value-type="string">
            <text:p>brute_tigrex</text:p>
          </table:table-cell>
          <table:table-cell table:formula="of:=COM.MICROSOFT.CONCAT(&quot;u16 &quot;; [.C62]; &quot;;&quot;)" office:value-type="string" office:string-value="u16 brute_tigrex;" calcext:value-type="string">
            <text:p>u16 brute_tigrex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old Rathian</text:p>
          </table:table-cell>
          <table:table-cell table:formula="of:=LOWER(ORG.LIBREOFFICE.REGEX([.B63]; &quot;[\s`-]&quot;; &quot;_&quot;; &quot;g&quot;))" office:value-type="string" office:string-value="gold_rathian" calcext:value-type="string">
            <text:p>gold_rathian</text:p>
          </table:table-cell>
          <table:table-cell table:formula="of:=COM.MICROSOFT.CONCAT(&quot;u16 &quot;; [.C63]; &quot;;&quot;)" office:value-type="string" office:string-value="u16 gold_rathian;" calcext:value-type="string">
            <text:p>u16 gold_rathia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lver Rathalos</text:p>
          </table:table-cell>
          <table:table-cell table:formula="of:=LOWER(ORG.LIBREOFFICE.REGEX([.B64]; &quot;[\s`-]&quot;; &quot;_&quot;; &quot;g&quot;))" office:value-type="string" office:string-value="silver_rathalos" calcext:value-type="string">
            <text:p>silver_rathalos</text:p>
          </table:table-cell>
          <table:table-cell table:formula="of:=COM.MICROSOFT.CONCAT(&quot;u16 &quot;; [.C64]; &quot;;&quot;)" office:value-type="string" office:string-value="u16 silver_rathalos;" calcext:value-type="string">
            <text:p>u16 silver_rathal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jang</text:p>
          </table:table-cell>
          <table:table-cell table:formula="of:=LOWER(ORG.LIBREOFFICE.REGEX([.B65]; &quot;[\s`-]&quot;; &quot;_&quot;; &quot;g&quot;))" office:value-type="string" office:string-value="rajang" calcext:value-type="string">
            <text:p>rajang</text:p>
          </table:table-cell>
          <table:table-cell table:formula="of:=COM.MICROSOFT.CONCAT(&quot;u16 &quot;; [.C65]; &quot;;&quot;)" office:value-type="string" office:string-value="u16 rajang;" calcext:value-type="string">
            <text:p>u16 raja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ygian Zinogre</text:p>
          </table:table-cell>
          <table:table-cell table:formula="of:=LOWER(ORG.LIBREOFFICE.REGEX([.B66]; &quot;[\s`-]&quot;; &quot;_&quot;; &quot;g&quot;))" office:value-type="string" office:string-value="stygian_zinogre" calcext:value-type="string">
            <text:p>stygian_zinogre</text:p>
          </table:table-cell>
          <table:table-cell table:formula="of:=COM.MICROSOFT.CONCAT(&quot;u16 &quot;; [.C66]; &quot;;&quot;)" office:value-type="string" office:string-value="u16 stygian_zinogre;" calcext:value-type="string">
            <text:p>u16 stygian_zinogr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fi`Jiiva</text:p>
          </table:table-cell>
          <table:table-cell table:formula="of:=LOWER(ORG.LIBREOFFICE.REGEX([.B67]; &quot;[\s`-]&quot;; &quot;_&quot;; &quot;g&quot;))" office:value-type="string" office:string-value="safi_jiiva" calcext:value-type="string">
            <text:p>safi_jiiva</text:p>
          </table:table-cell>
          <table:table-cell table:formula="of:=COM.MICROSOFT.CONCAT(&quot;u16 &quot;; [.C67]; &quot;;&quot;)" office:value-type="string" office:string-value="u16 safi_jiiva;" calcext:value-type="string">
            <text:p>u16 safi_jiiv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urious Rajang</text:p>
          </table:table-cell>
          <table:table-cell table:formula="of:=LOWER(ORG.LIBREOFFICE.REGEX([.B68]; &quot;[\s`-]&quot;; &quot;_&quot;; &quot;g&quot;))" office:value-type="string" office:string-value="furious_rajang" calcext:value-type="string">
            <text:p>furious_rajang</text:p>
          </table:table-cell>
          <table:table-cell table:formula="of:=COM.MICROSOFT.CONCAT(&quot;u16 &quot;; [.C68]; &quot;;&quot;)" office:value-type="string" office:string-value="u16 furious_rajang;" calcext:value-type="string">
            <text:p>u16 furious_raja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ging Brachydios</text:p>
          </table:table-cell>
          <table:table-cell table:formula="of:=LOWER(ORG.LIBREOFFICE.REGEX([.B69]; &quot;[\s`-]&quot;; &quot;_&quot;; &quot;g&quot;))" office:value-type="string" office:string-value="raging_brachydios" calcext:value-type="string">
            <text:p>raging_brachydios</text:p>
          </table:table-cell>
          <table:table-cell table:formula="of:=COM.MICROSOFT.CONCAT(&quot;u16 &quot;; [.C69]; &quot;;&quot;)" office:value-type="string" office:string-value="u16 raging_brachydios;" calcext:value-type="string">
            <text:p>u16 raging_brachydi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ostfang Barioth</text:p>
          </table:table-cell>
          <table:table-cell table:formula="of:=LOWER(ORG.LIBREOFFICE.REGEX([.B70]; &quot;[\s`-]&quot;; &quot;_&quot;; &quot;g&quot;))" office:value-type="string" office:string-value="frostfang_barioth" calcext:value-type="string">
            <text:p>frostfang_barioth</text:p>
          </table:table-cell>
          <table:table-cell table:formula="of:=COM.MICROSOFT.CONCAT(&quot;u16 &quot;; [.C70]; &quot;;&quot;)" office:value-type="string" office:string-value="u16 frostfang_barioth;" calcext:value-type="string">
            <text:p>u16 frostfang_bario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atreon</text:p>
          </table:table-cell>
          <table:table-cell table:formula="of:=LOWER(ORG.LIBREOFFICE.REGEX([.B71]; &quot;[\s`-]&quot;; &quot;_&quot;; &quot;g&quot;))" office:value-type="string" office:string-value="alatreon" calcext:value-type="string">
            <text:p>alatreon</text:p>
          </table:table-cell>
          <table:table-cell table:formula="of:=COM.MICROSOFT.CONCAT(&quot;u16 &quot;; [.C71]; &quot;;&quot;)" office:value-type="string" office:string-value="u16 alatreon;" calcext:value-type="string">
            <text:p>u16 alatreo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atalis</text:p>
          </table:table-cell>
          <table:table-cell table:formula="of:=LOWER(ORG.LIBREOFFICE.REGEX([.B72]; &quot;[\s`-]&quot;; &quot;_&quot;; &quot;g&quot;))" office:value-type="string" office:string-value="fatalis" calcext:value-type="string">
            <text:p>fatalis</text:p>
          </table:table-cell>
          <table:table-cell table:formula="of:=COM.MICROSOFT.CONCAT(&quot;u16 &quot;; [.C72]; &quot;;&quot;)" office:value-type="string" office:string-value="u16 fatalis;" calcext:value-type="string">
            <text:p>u16 fatali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Guild Card Monsters'.B2:'Guild Card Monsters'.B72">
            <calcext:condition calcext:apply-style-name="Good" calcext:value="!=0" calcext:base-cell-address="'Guild Card Monsters'.B2"/>
          </calcext:conditional-format>
          <calcext:conditional-format calcext:target-range-address="'Guild Card Monsters'.B2:'Guild Card Monsters'.B72">
            <calcext:condition calcext:apply-style-name="Bad" calcext:value="=0" calcext:base-cell-address="'Guild Card Monsters'.B2"/>
          </calcext:conditional-format>
        </calcext:conditional-formats>
      </table:table>
      <table:table table:name="Monster Stat" table:style-name="ta1">
        <table:table-column table:style-name="co1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" table:default-cell-style-name="ce6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Len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table:formula="of:=ORG.LIBREOFFICE.REGEX(ORG.LIBREOFFICE.REGEX([.B2]; &quot;[\s`-]&quot;; &quot;_&quot;; &quot;g&quot;); &quot;[\(\)]&quot;; &quot;&quot;; &quot;g&quot;)" office:value-type="string" office:string-value="None" calcext:value-type="string">
            <text:p>None</text:p>
          </table:table-cell>
          <table:table-cell table:formula="of:=COM.MICROSOFT.CONCAT(&quot;u16 &quot;; LOWER([.C2]); &quot;;&quot;)" office:value-type="string" office:string-value="u16 none;" calcext:value-type="string">
            <text:p>u16 none;</text:p>
          </table:table-cell>
          <table:table-cell table:formula="of:=IF([.B2]&lt;&gt;&quot;&quot;;COM.MICROSOFT.CONCAT(&quot;I_&quot;;LEFT([.C2] &amp; REPT(&quot; &quot;;[.$F$105]);[.$F$105]);&quot;= &quot;;[.A2];&quot;,&quot;);&quot;&quot;)" office:value-type="string" office:string-value="I_None                 = -1," calcext:value-type="string">
            <text:p>I_None <text:s text:c="16"/>= -1,</text:p>
          </table:table-cell>
          <table:table-cell table:formula="of:=LEN([.C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janath</text:p>
          </table:table-cell>
          <table:table-cell table:formula="of:=ORG.LIBREOFFICE.REGEX(ORG.LIBREOFFICE.REGEX([.B3]; &quot;[\s`-]&quot;; &quot;_&quot;; &quot;g&quot;); &quot;[\(\)]&quot;; &quot;&quot;; &quot;g&quot;)" office:value-type="string" office:string-value="Anjanath" calcext:value-type="string">
            <text:p>Anjanath</text:p>
          </table:table-cell>
          <table:table-cell table:formula="of:=COM.MICROSOFT.CONCAT(&quot;u16 &quot;; LOWER([.C3]); &quot;;&quot;)" office:value-type="string" office:string-value="u16 anjanath;" calcext:value-type="string">
            <text:p>u16 anjanath;</text:p>
          </table:table-cell>
          <table:table-cell table:formula="of:=IF([.B3]&lt;&gt;&quot;&quot;;COM.MICROSOFT.CONCAT(&quot;I_&quot;;LEFT([.C3] &amp; REPT(&quot; &quot;;[.$F$105]);[.$F$105]);&quot;= &quot;;[.A3];&quot;,&quot;);&quot;&quot;)" office:value-type="string" office:string-value="I_Anjanath             = 0," calcext:value-type="string">
            <text:p>I_Anjanath <text:s text:c="12"/>= 0,</text:p>
          </table:table-cell>
          <table:table-cell table:formula="of:=LEN([.C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thalos</text:p>
          </table:table-cell>
          <table:table-cell table:formula="of:=ORG.LIBREOFFICE.REGEX(ORG.LIBREOFFICE.REGEX([.B4]; &quot;[\s`-]&quot;; &quot;_&quot;; &quot;g&quot;); &quot;[\(\)]&quot;; &quot;&quot;; &quot;g&quot;)" office:value-type="string" office:string-value="Rathalos" calcext:value-type="string">
            <text:p>Rathalos</text:p>
          </table:table-cell>
          <table:table-cell table:formula="of:=COM.MICROSOFT.CONCAT(&quot;u16 &quot;; LOWER([.C4]); &quot;;&quot;)" office:value-type="string" office:string-value="u16 rathalos;" calcext:value-type="string">
            <text:p>u16 rathalos;</text:p>
          </table:table-cell>
          <table:table-cell table:formula="of:=IF([.B4]&lt;&gt;&quot;&quot;;COM.MICROSOFT.CONCAT(&quot;I_&quot;;LEFT([.C4] &amp; REPT(&quot; &quot;;[.$F$105]);[.$F$105]);&quot;= &quot;;[.A4];&quot;,&quot;);&quot;&quot;)" office:value-type="string" office:string-value="I_Rathalos             = 1," calcext:value-type="string">
            <text:p>I_Rathalos <text:s text:c="12"/>= 1,</text:p>
          </table:table-cell>
          <table:table-cell table:formula="of:=LEN([.C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tonoth</text:p>
          </table:table-cell>
          <table:table-cell table:formula="of:=ORG.LIBREOFFICE.REGEX(ORG.LIBREOFFICE.REGEX([.B5]; &quot;[\s`-]&quot;; &quot;_&quot;; &quot;g&quot;); &quot;[\(\)]&quot;; &quot;&quot;; &quot;g&quot;)" office:value-type="string" office:string-value="Aptonoth" calcext:value-type="string">
            <text:p>Aptonoth</text:p>
          </table:table-cell>
          <table:table-cell table:formula="of:=COM.MICROSOFT.CONCAT(&quot;u16 &quot;; LOWER([.C5]); &quot;;&quot;)" office:value-type="string" office:string-value="u16 aptonoth;" calcext:value-type="string">
            <text:p>u16 aptonoth;</text:p>
          </table:table-cell>
          <table:table-cell table:formula="of:=IF([.B5]&lt;&gt;&quot;&quot;;COM.MICROSOFT.CONCAT(&quot;I_&quot;;LEFT([.C5] &amp; REPT(&quot; &quot;;[.$F$105]);[.$F$105]);&quot;= &quot;;[.A5];&quot;,&quot;);&quot;&quot;)" office:value-type="string" office:string-value="I_Aptonoth             = 2," calcext:value-type="string">
            <text:p>I_Aptonoth <text:s text:c="12"/>= 2,</text:p>
          </table:table-cell>
          <table:table-cell table:formula="of:=LEN([.C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gras</text:p>
          </table:table-cell>
          <table:table-cell table:formula="of:=ORG.LIBREOFFICE.REGEX(ORG.LIBREOFFICE.REGEX([.B6]; &quot;[\s`-]&quot;; &quot;_&quot;; &quot;g&quot;); &quot;[\(\)]&quot;; &quot;&quot;; &quot;g&quot;)" office:value-type="string" office:string-value="Jagras" calcext:value-type="string">
            <text:p>Jagras</text:p>
          </table:table-cell>
          <table:table-cell table:formula="of:=COM.MICROSOFT.CONCAT(&quot;u16 &quot;; LOWER([.C6]); &quot;;&quot;)" office:value-type="string" office:string-value="u16 jagras;" calcext:value-type="string">
            <text:p>u16 jagras;</text:p>
          </table:table-cell>
          <table:table-cell table:formula="of:=IF([.B6]&lt;&gt;&quot;&quot;;COM.MICROSOFT.CONCAT(&quot;I_&quot;;LEFT([.C6] &amp; REPT(&quot; &quot;;[.$F$105]);[.$F$105]);&quot;= &quot;;[.A6];&quot;,&quot;);&quot;&quot;)" office:value-type="string" office:string-value="I_Jagras               = 3," calcext:value-type="string">
            <text:p>I_Jagras <text:s text:c="14"/>= 3,</text:p>
          </table:table-cell>
          <table:table-cell table:formula="of:=LEN([.C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orah Magdaros</text:p>
          </table:table-cell>
          <table:table-cell table:formula="of:=ORG.LIBREOFFICE.REGEX(ORG.LIBREOFFICE.REGEX([.B7]; &quot;[\s`-]&quot;; &quot;_&quot;; &quot;g&quot;); &quot;[\(\)]&quot;; &quot;&quot;; &quot;g&quot;)" office:value-type="string" office:string-value="Zorah_Magdaros" calcext:value-type="string">
            <text:p>Zorah_Magdaros</text:p>
          </table:table-cell>
          <table:table-cell table:formula="of:=COM.MICROSOFT.CONCAT(&quot;u16 &quot;; LOWER([.C7]); &quot;;&quot;)" office:value-type="string" office:string-value="u16 zorah_magdaros;" calcext:value-type="string">
            <text:p>u16 zorah_magdaros;</text:p>
          </table:table-cell>
          <table:table-cell table:formula="of:=IF([.B7]&lt;&gt;&quot;&quot;;COM.MICROSOFT.CONCAT(&quot;I_&quot;;LEFT([.C7] &amp; REPT(&quot; &quot;;[.$F$105]);[.$F$105]);&quot;= &quot;;[.A7];&quot;,&quot;);&quot;&quot;)" office:value-type="string" office:string-value="I_Zorah_Magdaros       = 4," calcext:value-type="string">
            <text:p>I_Zorah_Magdaros <text:s text:c="6"/>= 4,</text:p>
          </table:table-cell>
          <table:table-cell table:formula="of:=LEN([.C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sswine</text:p>
          </table:table-cell>
          <table:table-cell table:formula="of:=ORG.LIBREOFFICE.REGEX(ORG.LIBREOFFICE.REGEX([.B8]; &quot;[\s`-]&quot;; &quot;_&quot;; &quot;g&quot;); &quot;[\(\)]&quot;; &quot;&quot;; &quot;g&quot;)" office:value-type="string" office:string-value="Mosswine" calcext:value-type="string">
            <text:p>Mosswine</text:p>
          </table:table-cell>
          <table:table-cell table:formula="of:=COM.MICROSOFT.CONCAT(&quot;u16 &quot;; LOWER([.C8]); &quot;;&quot;)" office:value-type="string" office:string-value="u16 mosswine;" calcext:value-type="string">
            <text:p>u16 mosswine;</text:p>
          </table:table-cell>
          <table:table-cell table:formula="of:=IF([.B8]&lt;&gt;&quot;&quot;;COM.MICROSOFT.CONCAT(&quot;I_&quot;;LEFT([.C8] &amp; REPT(&quot; &quot;;[.$F$105]);[.$F$105]);&quot;= &quot;;[.A8];&quot;,&quot;);&quot;&quot;)" office:value-type="string" office:string-value="I_Mosswine             = 5," calcext:value-type="string">
            <text:p>I_Mosswine <text:s text:c="12"/>= 5,</text:p>
          </table:table-cell>
          <table:table-cell table:formula="of:=LEN([.C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jau</text:p>
          </table:table-cell>
          <table:table-cell table:formula="of:=ORG.LIBREOFFICE.REGEX(ORG.LIBREOFFICE.REGEX([.B9]; &quot;[\s`-]&quot;; &quot;_&quot;; &quot;g&quot;); &quot;[\(\)]&quot;; &quot;&quot;; &quot;g&quot;)" office:value-type="string" office:string-value="Gajau" calcext:value-type="string">
            <text:p>Gajau</text:p>
          </table:table-cell>
          <table:table-cell table:formula="of:=COM.MICROSOFT.CONCAT(&quot;u16 &quot;; LOWER([.C9]); &quot;;&quot;)" office:value-type="string" office:string-value="u16 gajau;" calcext:value-type="string">
            <text:p>u16 gajau;</text:p>
          </table:table-cell>
          <table:table-cell table:formula="of:=IF([.B9]&lt;&gt;&quot;&quot;;COM.MICROSOFT.CONCAT(&quot;I_&quot;;LEFT([.C9] &amp; REPT(&quot; &quot;;[.$F$105]);[.$F$105]);&quot;= &quot;;[.A9];&quot;,&quot;);&quot;&quot;)" office:value-type="string" office:string-value="I_Gajau                = 6," calcext:value-type="string">
            <text:p>I_Gajau <text:s text:c="15"/>= 6,</text:p>
          </table:table-cell>
          <table:table-cell table:formula="of:=LEN([.C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at Jagras</text:p>
          </table:table-cell>
          <table:table-cell table:formula="of:=ORG.LIBREOFFICE.REGEX(ORG.LIBREOFFICE.REGEX([.B10]; &quot;[\s`-]&quot;; &quot;_&quot;; &quot;g&quot;); &quot;[\(\)]&quot;; &quot;&quot;; &quot;g&quot;)" office:value-type="string" office:string-value="Great_Jagras" calcext:value-type="string">
            <text:p>Great_Jagras</text:p>
          </table:table-cell>
          <table:table-cell table:formula="of:=COM.MICROSOFT.CONCAT(&quot;u16 &quot;; LOWER([.C10]); &quot;;&quot;)" office:value-type="string" office:string-value="u16 great_jagras;" calcext:value-type="string">
            <text:p>u16 great_jagras;</text:p>
          </table:table-cell>
          <table:table-cell table:formula="of:=IF([.B10]&lt;&gt;&quot;&quot;;COM.MICROSOFT.CONCAT(&quot;I_&quot;;LEFT([.C10] &amp; REPT(&quot; &quot;;[.$F$105]);[.$F$105]);&quot;= &quot;;[.A10];&quot;,&quot;);&quot;&quot;)" office:value-type="string" office:string-value="I_Great_Jagras         = 7," calcext:value-type="string">
            <text:p>I_Great_Jagras <text:s text:c="8"/>= 7,</text:p>
          </table:table-cell>
          <table:table-cell table:formula="of:=LEN([.C1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stodon (Male)</text:p>
          </table:table-cell>
          <table:table-cell table:formula="of:=ORG.LIBREOFFICE.REGEX(ORG.LIBREOFFICE.REGEX([.B11]; &quot;[\s`-]&quot;; &quot;_&quot;; &quot;g&quot;); &quot;[\(\)]&quot;; &quot;&quot;; &quot;g&quot;)" office:value-type="string" office:string-value="Kestodon_Male" calcext:value-type="string">
            <text:p>Kestodon_Male</text:p>
          </table:table-cell>
          <table:table-cell table:formula="of:=COM.MICROSOFT.CONCAT(&quot;u16 &quot;; LOWER([.C11]); &quot;;&quot;)" office:value-type="string" office:string-value="u16 kestodon_male;" calcext:value-type="string">
            <text:p>u16 kestodon_male;</text:p>
          </table:table-cell>
          <table:table-cell table:formula="of:=IF([.B11]&lt;&gt;&quot;&quot;;COM.MICROSOFT.CONCAT(&quot;I_&quot;;LEFT([.C11] &amp; REPT(&quot; &quot;;[.$F$105]);[.$F$105]);&quot;= &quot;;[.A11];&quot;,&quot;);&quot;&quot;)" office:value-type="string" office:string-value="I_Kestodon_Male        = 8," calcext:value-type="string">
            <text:p>I_Kestodon_Male <text:s text:c="7"/>= 8,</text:p>
          </table:table-cell>
          <table:table-cell table:formula="of:=LEN([.C11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thian</text:p>
          </table:table-cell>
          <table:table-cell table:formula="of:=ORG.LIBREOFFICE.REGEX(ORG.LIBREOFFICE.REGEX([.B12]; &quot;[\s`-]&quot;; &quot;_&quot;; &quot;g&quot;); &quot;[\(\)]&quot;; &quot;&quot;; &quot;g&quot;)" office:value-type="string" office:string-value="Rathian" calcext:value-type="string">
            <text:p>Rathian</text:p>
          </table:table-cell>
          <table:table-cell table:formula="of:=COM.MICROSOFT.CONCAT(&quot;u16 &quot;; LOWER([.C12]); &quot;;&quot;)" office:value-type="string" office:string-value="u16 rathian;" calcext:value-type="string">
            <text:p>u16 rathian;</text:p>
          </table:table-cell>
          <table:table-cell table:formula="of:=IF([.B12]&lt;&gt;&quot;&quot;;COM.MICROSOFT.CONCAT(&quot;I_&quot;;LEFT([.C12] &amp; REPT(&quot; &quot;;[.$F$105]);[.$F$105]);&quot;= &quot;;[.A12];&quot;,&quot;);&quot;&quot;)" office:value-type="string" office:string-value="I_Rathian              = 9," calcext:value-type="string">
            <text:p>I_Rathian <text:s text:c="13"/>= 9,</text:p>
          </table:table-cell>
          <table:table-cell table:formula="of:=LEN([.C1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k Rathian</text:p>
          </table:table-cell>
          <table:table-cell table:formula="of:=ORG.LIBREOFFICE.REGEX(ORG.LIBREOFFICE.REGEX([.B13]; &quot;[\s`-]&quot;; &quot;_&quot;; &quot;g&quot;); &quot;[\(\)]&quot;; &quot;&quot;; &quot;g&quot;)" office:value-type="string" office:string-value="Pink_Rathian" calcext:value-type="string">
            <text:p>Pink_Rathian</text:p>
          </table:table-cell>
          <table:table-cell table:formula="of:=COM.MICROSOFT.CONCAT(&quot;u16 &quot;; LOWER([.C13]); &quot;;&quot;)" office:value-type="string" office:string-value="u16 pink_rathian;" calcext:value-type="string">
            <text:p>u16 pink_rathian;</text:p>
          </table:table-cell>
          <table:table-cell table:formula="of:=IF([.B13]&lt;&gt;&quot;&quot;;COM.MICROSOFT.CONCAT(&quot;I_&quot;;LEFT([.C13] &amp; REPT(&quot; &quot;;[.$F$105]);[.$F$105]);&quot;= &quot;;[.A13];&quot;,&quot;);&quot;&quot;)" office:value-type="string" office:string-value="I_Pink_Rathian         = 10," calcext:value-type="string">
            <text:p>I_Pink_Rathian <text:s text:c="8"/>= 10,</text:p>
          </table:table-cell>
          <table:table-cell table:formula="of:=LEN([.C1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zure Rathalos</text:p>
          </table:table-cell>
          <table:table-cell table:formula="of:=ORG.LIBREOFFICE.REGEX(ORG.LIBREOFFICE.REGEX([.B14]; &quot;[\s`-]&quot;; &quot;_&quot;; &quot;g&quot;); &quot;[\(\)]&quot;; &quot;&quot;; &quot;g&quot;)" office:value-type="string" office:string-value="Azure_Rathalos" calcext:value-type="string">
            <text:p>Azure_Rathalos</text:p>
          </table:table-cell>
          <table:table-cell table:formula="of:=COM.MICROSOFT.CONCAT(&quot;u16 &quot;; LOWER([.C14]); &quot;;&quot;)" office:value-type="string" office:string-value="u16 azure_rathalos;" calcext:value-type="string">
            <text:p>u16 azure_rathalos;</text:p>
          </table:table-cell>
          <table:table-cell table:formula="of:=IF([.B14]&lt;&gt;&quot;&quot;;COM.MICROSOFT.CONCAT(&quot;I_&quot;;LEFT([.C14] &amp; REPT(&quot; &quot;;[.$F$105]);[.$F$105]);&quot;= &quot;;[.A14];&quot;,&quot;);&quot;&quot;)" office:value-type="string" office:string-value="I_Azure_Rathalos       = 11," calcext:value-type="string">
            <text:p>I_Azure_Rathalos <text:s text:c="6"/>= 11,</text:p>
          </table:table-cell>
          <table:table-cell table:formula="of:=LEN([.C1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ablos</text:p>
          </table:table-cell>
          <table:table-cell table:formula="of:=ORG.LIBREOFFICE.REGEX(ORG.LIBREOFFICE.REGEX([.B15]; &quot;[\s`-]&quot;; &quot;_&quot;; &quot;g&quot;); &quot;[\(\)]&quot;; &quot;&quot;; &quot;g&quot;)" office:value-type="string" office:string-value="Diablos" calcext:value-type="string">
            <text:p>Diablos</text:p>
          </table:table-cell>
          <table:table-cell table:formula="of:=COM.MICROSOFT.CONCAT(&quot;u16 &quot;; LOWER([.C15]); &quot;;&quot;)" office:value-type="string" office:string-value="u16 diablos;" calcext:value-type="string">
            <text:p>u16 diablos;</text:p>
          </table:table-cell>
          <table:table-cell table:formula="of:=IF([.B15]&lt;&gt;&quot;&quot;;COM.MICROSOFT.CONCAT(&quot;I_&quot;;LEFT([.C15] &amp; REPT(&quot; &quot;;[.$F$105]);[.$F$105]);&quot;= &quot;;[.A15];&quot;,&quot;);&quot;&quot;)" office:value-type="string" office:string-value="I_Diablos              = 12," calcext:value-type="string">
            <text:p>I_Diablos <text:s text:c="13"/>= 12,</text:p>
          </table:table-cell>
          <table:table-cell table:formula="of:=LEN([.C1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ck Diablos</text:p>
          </table:table-cell>
          <table:table-cell table:formula="of:=ORG.LIBREOFFICE.REGEX(ORG.LIBREOFFICE.REGEX([.B16]; &quot;[\s`-]&quot;; &quot;_&quot;; &quot;g&quot;); &quot;[\(\)]&quot;; &quot;&quot;; &quot;g&quot;)" office:value-type="string" office:string-value="Black_Diablos" calcext:value-type="string">
            <text:p>Black_Diablos</text:p>
          </table:table-cell>
          <table:table-cell table:formula="of:=COM.MICROSOFT.CONCAT(&quot;u16 &quot;; LOWER([.C16]); &quot;;&quot;)" office:value-type="string" office:string-value="u16 black_diablos;" calcext:value-type="string">
            <text:p>u16 black_diablos;</text:p>
          </table:table-cell>
          <table:table-cell table:formula="of:=IF([.B16]&lt;&gt;&quot;&quot;;COM.MICROSOFT.CONCAT(&quot;I_&quot;;LEFT([.C16] &amp; REPT(&quot; &quot;;[.$F$105]);[.$F$105]);&quot;= &quot;;[.A16];&quot;,&quot;);&quot;&quot;)" office:value-type="string" office:string-value="I_Black_Diablos        = 13," calcext:value-type="string">
            <text:p>I_Black_Diablos <text:s text:c="7"/>= 13,</text:p>
          </table:table-cell>
          <table:table-cell table:formula="of:=LEN([.C1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irin</text:p>
          </table:table-cell>
          <table:table-cell table:formula="of:=ORG.LIBREOFFICE.REGEX(ORG.LIBREOFFICE.REGEX([.B17]; &quot;[\s`-]&quot;; &quot;_&quot;; &quot;g&quot;); &quot;[\(\)]&quot;; &quot;&quot;; &quot;g&quot;)" office:value-type="string" office:string-value="Kirin" calcext:value-type="string">
            <text:p>Kirin</text:p>
          </table:table-cell>
          <table:table-cell table:formula="of:=COM.MICROSOFT.CONCAT(&quot;u16 &quot;; LOWER([.C17]); &quot;;&quot;)" office:value-type="string" office:string-value="u16 kirin;" calcext:value-type="string">
            <text:p>u16 kirin;</text:p>
          </table:table-cell>
          <table:table-cell table:formula="of:=IF([.B17]&lt;&gt;&quot;&quot;;COM.MICROSOFT.CONCAT(&quot;I_&quot;;LEFT([.C17] &amp; REPT(&quot; &quot;;[.$F$105]);[.$F$105]);&quot;= &quot;;[.A17];&quot;,&quot;);&quot;&quot;)" office:value-type="string" office:string-value="I_Kirin                = 14," calcext:value-type="string">
            <text:p>I_Kirin <text:s text:c="15"/>= 14,</text:p>
          </table:table-cell>
          <table:table-cell table:formula="of:=LEN([.C1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hemoth</text:p>
          </table:table-cell>
          <table:table-cell table:formula="of:=ORG.LIBREOFFICE.REGEX(ORG.LIBREOFFICE.REGEX([.B18]; &quot;[\s`-]&quot;; &quot;_&quot;; &quot;g&quot;); &quot;[\(\)]&quot;; &quot;&quot;; &quot;g&quot;)" office:value-type="string" office:string-value="Behemoth" calcext:value-type="string">
            <text:p>Behemoth</text:p>
          </table:table-cell>
          <table:table-cell table:formula="of:=COM.MICROSOFT.CONCAT(&quot;u16 &quot;; LOWER([.C18]); &quot;;&quot;)" office:value-type="string" office:string-value="u16 behemoth;" calcext:value-type="string">
            <text:p>u16 behemoth;</text:p>
          </table:table-cell>
          <table:table-cell table:formula="of:=IF([.B18]&lt;&gt;&quot;&quot;;COM.MICROSOFT.CONCAT(&quot;I_&quot;;LEFT([.C18] &amp; REPT(&quot; &quot;;[.$F$105]);[.$F$105]);&quot;= &quot;;[.A18];&quot;,&quot;);&quot;&quot;)" office:value-type="string" office:string-value="I_Behemoth             = 15," calcext:value-type="string">
            <text:p>I_Behemoth <text:s text:c="12"/>= 15,</text:p>
          </table:table-cell>
          <table:table-cell table:formula="of:=LEN([.C1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ushala Daora</text:p>
          </table:table-cell>
          <table:table-cell table:formula="of:=ORG.LIBREOFFICE.REGEX(ORG.LIBREOFFICE.REGEX([.B19]; &quot;[\s`-]&quot;; &quot;_&quot;; &quot;g&quot;); &quot;[\(\)]&quot;; &quot;&quot;; &quot;g&quot;)" office:value-type="string" office:string-value="Kushala_Daora" calcext:value-type="string">
            <text:p>Kushala_Daora</text:p>
          </table:table-cell>
          <table:table-cell table:formula="of:=COM.MICROSOFT.CONCAT(&quot;u16 &quot;; LOWER([.C19]); &quot;;&quot;)" office:value-type="string" office:string-value="u16 kushala_daora;" calcext:value-type="string">
            <text:p>u16 kushala_daora;</text:p>
          </table:table-cell>
          <table:table-cell table:formula="of:=IF([.B19]&lt;&gt;&quot;&quot;;COM.MICROSOFT.CONCAT(&quot;I_&quot;;LEFT([.C19] &amp; REPT(&quot; &quot;;[.$F$105]);[.$F$105]);&quot;= &quot;;[.A19];&quot;,&quot;);&quot;&quot;)" office:value-type="string" office:string-value="I_Kushala_Daora        = 16," calcext:value-type="string">
            <text:p>I_Kushala_Daora <text:s text:c="7"/>= 16,</text:p>
          </table:table-cell>
          <table:table-cell table:formula="of:=LEN([.C1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nastra</text:p>
          </table:table-cell>
          <table:table-cell table:formula="of:=ORG.LIBREOFFICE.REGEX(ORG.LIBREOFFICE.REGEX([.B20]; &quot;[\s`-]&quot;; &quot;_&quot;; &quot;g&quot;); &quot;[\(\)]&quot;; &quot;&quot;; &quot;g&quot;)" office:value-type="string" office:string-value="Lunastra" calcext:value-type="string">
            <text:p>Lunastra</text:p>
          </table:table-cell>
          <table:table-cell table:formula="of:=COM.MICROSOFT.CONCAT(&quot;u16 &quot;; LOWER([.C20]); &quot;;&quot;)" office:value-type="string" office:string-value="u16 lunastra;" calcext:value-type="string">
            <text:p>u16 lunastra;</text:p>
          </table:table-cell>
          <table:table-cell table:formula="of:=IF([.B20]&lt;&gt;&quot;&quot;;COM.MICROSOFT.CONCAT(&quot;I_&quot;;LEFT([.C20] &amp; REPT(&quot; &quot;;[.$F$105]);[.$F$105]);&quot;= &quot;;[.A20];&quot;,&quot;);&quot;&quot;)" office:value-type="string" office:string-value="I_Lunastra             = 17," calcext:value-type="string">
            <text:p>I_Lunastra <text:s text:c="12"/>= 17,</text:p>
          </table:table-cell>
          <table:table-cell table:formula="of:=LEN([.C2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ostra</text:p>
          </table:table-cell>
          <table:table-cell table:formula="of:=ORG.LIBREOFFICE.REGEX(ORG.LIBREOFFICE.REGEX([.B21]; &quot;[\s`-]&quot;; &quot;_&quot;; &quot;g&quot;); &quot;[\(\)]&quot;; &quot;&quot;; &quot;g&quot;)" office:value-type="string" office:string-value="Teostra" calcext:value-type="string">
            <text:p>Teostra</text:p>
          </table:table-cell>
          <table:table-cell table:formula="of:=COM.MICROSOFT.CONCAT(&quot;u16 &quot;; LOWER([.C21]); &quot;;&quot;)" office:value-type="string" office:string-value="u16 teostra;" calcext:value-type="string">
            <text:p>u16 teostra;</text:p>
          </table:table-cell>
          <table:table-cell table:formula="of:=IF([.B21]&lt;&gt;&quot;&quot;;COM.MICROSOFT.CONCAT(&quot;I_&quot;;LEFT([.C21] &amp; REPT(&quot; &quot;;[.$F$105]);[.$F$105]);&quot;= &quot;;[.A21];&quot;,&quot;);&quot;&quot;)" office:value-type="string" office:string-value="I_Teostra              = 18," calcext:value-type="string">
            <text:p>I_Teostra <text:s text:c="13"/>= 18,</text:p>
          </table:table-cell>
          <table:table-cell table:formula="of:=LEN([.C2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vasioth</text:p>
          </table:table-cell>
          <table:table-cell table:formula="of:=ORG.LIBREOFFICE.REGEX(ORG.LIBREOFFICE.REGEX([.B22]; &quot;[\s`-]&quot;; &quot;_&quot;; &quot;g&quot;); &quot;[\(\)]&quot;; &quot;&quot;; &quot;g&quot;)" office:value-type="string" office:string-value="Lavasioth" calcext:value-type="string">
            <text:p>Lavasioth</text:p>
          </table:table-cell>
          <table:table-cell table:formula="of:=COM.MICROSOFT.CONCAT(&quot;u16 &quot;; LOWER([.C22]); &quot;;&quot;)" office:value-type="string" office:string-value="u16 lavasioth;" calcext:value-type="string">
            <text:p>u16 lavasioth;</text:p>
          </table:table-cell>
          <table:table-cell table:formula="of:=IF([.B22]&lt;&gt;&quot;&quot;;COM.MICROSOFT.CONCAT(&quot;I_&quot;;LEFT([.C22] &amp; REPT(&quot; &quot;;[.$F$105]);[.$F$105]);&quot;= &quot;;[.A22];&quot;,&quot;);&quot;&quot;)" office:value-type="string" office:string-value="I_Lavasioth            = 19," calcext:value-type="string">
            <text:p>I_Lavasioth <text:s text:c="11"/>= 19,</text:p>
          </table:table-cell>
          <table:table-cell table:formula="of:=LEN([.C2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ljho</text:p>
          </table:table-cell>
          <table:table-cell table:formula="of:=ORG.LIBREOFFICE.REGEX(ORG.LIBREOFFICE.REGEX([.B23]; &quot;[\s`-]&quot;; &quot;_&quot;; &quot;g&quot;); &quot;[\(\)]&quot;; &quot;&quot;; &quot;g&quot;)" office:value-type="string" office:string-value="Deviljho" calcext:value-type="string">
            <text:p>Deviljho</text:p>
          </table:table-cell>
          <table:table-cell table:formula="of:=COM.MICROSOFT.CONCAT(&quot;u16 &quot;; LOWER([.C23]); &quot;;&quot;)" office:value-type="string" office:string-value="u16 deviljho;" calcext:value-type="string">
            <text:p>u16 deviljho;</text:p>
          </table:table-cell>
          <table:table-cell table:formula="of:=IF([.B23]&lt;&gt;&quot;&quot;;COM.MICROSOFT.CONCAT(&quot;I_&quot;;LEFT([.C23] &amp; REPT(&quot; &quot;;[.$F$105]);[.$F$105]);&quot;= &quot;;[.A23];&quot;,&quot;);&quot;&quot;)" office:value-type="string" office:string-value="I_Deviljho             = 20," calcext:value-type="string">
            <text:p>I_Deviljho <text:s text:c="12"/>= 20,</text:p>
          </table:table-cell>
          <table:table-cell table:formula="of:=LEN([.C2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rroth</text:p>
          </table:table-cell>
          <table:table-cell table:formula="of:=ORG.LIBREOFFICE.REGEX(ORG.LIBREOFFICE.REGEX([.B24]; &quot;[\s`-]&quot;; &quot;_&quot;; &quot;g&quot;); &quot;[\(\)]&quot;; &quot;&quot;; &quot;g&quot;)" office:value-type="string" office:string-value="Barroth" calcext:value-type="string">
            <text:p>Barroth</text:p>
          </table:table-cell>
          <table:table-cell table:formula="of:=COM.MICROSOFT.CONCAT(&quot;u16 &quot;; LOWER([.C24]); &quot;;&quot;)" office:value-type="string" office:string-value="u16 barroth;" calcext:value-type="string">
            <text:p>u16 barroth;</text:p>
          </table:table-cell>
          <table:table-cell table:formula="of:=IF([.B24]&lt;&gt;&quot;&quot;;COM.MICROSOFT.CONCAT(&quot;I_&quot;;LEFT([.C24] &amp; REPT(&quot; &quot;;[.$F$105]);[.$F$105]);&quot;= &quot;;[.A24];&quot;,&quot;);&quot;&quot;)" office:value-type="string" office:string-value="I_Barroth              = 21," calcext:value-type="string">
            <text:p>I_Barroth <text:s text:c="13"/>= 21,</text:p>
          </table:table-cell>
          <table:table-cell table:formula="of:=LEN([.C2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agaan</text:p>
          </table:table-cell>
          <table:table-cell table:formula="of:=ORG.LIBREOFFICE.REGEX(ORG.LIBREOFFICE.REGEX([.B25]; &quot;[\s`-]&quot;; &quot;_&quot;; &quot;g&quot;); &quot;[\(\)]&quot;; &quot;&quot;; &quot;g&quot;)" office:value-type="string" office:string-value="Uragaan" calcext:value-type="string">
            <text:p>Uragaan</text:p>
          </table:table-cell>
          <table:table-cell table:formula="of:=COM.MICROSOFT.CONCAT(&quot;u16 &quot;; LOWER([.C25]); &quot;;&quot;)" office:value-type="string" office:string-value="u16 uragaan;" calcext:value-type="string">
            <text:p>u16 uragaan;</text:p>
          </table:table-cell>
          <table:table-cell table:formula="of:=IF([.B25]&lt;&gt;&quot;&quot;;COM.MICROSOFT.CONCAT(&quot;I_&quot;;LEFT([.C25] &amp; REPT(&quot; &quot;;[.$F$105]);[.$F$105]);&quot;= &quot;;[.A25];&quot;,&quot;);&quot;&quot;)" office:value-type="string" office:string-value="I_Uragaan              = 22," calcext:value-type="string">
            <text:p>I_Uragaan <text:s text:c="13"/>= 22,</text:p>
          </table:table-cell>
          <table:table-cell table:formula="of:=LEN([.C2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shen</text:p>
          </table:table-cell>
          <table:table-cell table:formula="of:=ORG.LIBREOFFICE.REGEX(ORG.LIBREOFFICE.REGEX([.B26]; &quot;[\s`-]&quot;; &quot;_&quot;; &quot;g&quot;); &quot;[\(\)]&quot;; &quot;&quot;; &quot;g&quot;)" office:value-type="string" office:string-value="Leshen" calcext:value-type="string">
            <text:p>Leshen</text:p>
          </table:table-cell>
          <table:table-cell table:formula="of:=COM.MICROSOFT.CONCAT(&quot;u16 &quot;; LOWER([.C26]); &quot;;&quot;)" office:value-type="string" office:string-value="u16 leshen;" calcext:value-type="string">
            <text:p>u16 leshen;</text:p>
          </table:table-cell>
          <table:table-cell table:formula="of:=IF([.B26]&lt;&gt;&quot;&quot;;COM.MICROSOFT.CONCAT(&quot;I_&quot;;LEFT([.C26] &amp; REPT(&quot; &quot;;[.$F$105]);[.$F$105]);&quot;= &quot;;[.A26];&quot;,&quot;);&quot;&quot;)" office:value-type="string" office:string-value="I_Leshen               = 23," calcext:value-type="string">
            <text:p>I_Leshen <text:s text:c="14"/>= 23,</text:p>
          </table:table-cell>
          <table:table-cell table:formula="of:=LEN([.C2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ukei-Pukei</text:p>
          </table:table-cell>
          <table:table-cell table:formula="of:=ORG.LIBREOFFICE.REGEX(ORG.LIBREOFFICE.REGEX([.B27]; &quot;[\s`-]&quot;; &quot;_&quot;; &quot;g&quot;); &quot;[\(\)]&quot;; &quot;&quot;; &quot;g&quot;)" office:value-type="string" office:string-value="Pukei_Pukei" calcext:value-type="string">
            <text:p>Pukei_Pukei</text:p>
          </table:table-cell>
          <table:table-cell table:formula="of:=COM.MICROSOFT.CONCAT(&quot;u16 &quot;; LOWER([.C27]); &quot;;&quot;)" office:value-type="string" office:string-value="u16 pukei_pukei;" calcext:value-type="string">
            <text:p>u16 pukei_pukei;</text:p>
          </table:table-cell>
          <table:table-cell table:formula="of:=IF([.B27]&lt;&gt;&quot;&quot;;COM.MICROSOFT.CONCAT(&quot;I_&quot;;LEFT([.C27] &amp; REPT(&quot; &quot;;[.$F$105]);[.$F$105]);&quot;= &quot;;[.A27];&quot;,&quot;);&quot;&quot;)" office:value-type="string" office:string-value="I_Pukei_Pukei          = 24," calcext:value-type="string">
            <text:p>I_Pukei_Pukei <text:s text:c="9"/>= 24,</text:p>
          </table:table-cell>
          <table:table-cell table:formula="of:=LEN([.C2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rgigante</text:p>
          </table:table-cell>
          <table:table-cell table:formula="of:=ORG.LIBREOFFICE.REGEX(ORG.LIBREOFFICE.REGEX([.B28]; &quot;[\s`-]&quot;; &quot;_&quot;; &quot;g&quot;); &quot;[\(\)]&quot;; &quot;&quot;; &quot;g&quot;)" office:value-type="string" office:string-value="Nergigante" calcext:value-type="string">
            <text:p>Nergigante</text:p>
          </table:table-cell>
          <table:table-cell table:formula="of:=COM.MICROSOFT.CONCAT(&quot;u16 &quot;; LOWER([.C28]); &quot;;&quot;)" office:value-type="string" office:string-value="u16 nergigante;" calcext:value-type="string">
            <text:p>u16 nergigante;</text:p>
          </table:table-cell>
          <table:table-cell table:formula="of:=IF([.B28]&lt;&gt;&quot;&quot;;COM.MICROSOFT.CONCAT(&quot;I_&quot;;LEFT([.C28] &amp; REPT(&quot; &quot;;[.$F$105]);[.$F$105]);&quot;= &quot;;[.A28];&quot;,&quot;);&quot;&quot;)" office:value-type="string" office:string-value="I_Nergigante           = 25," calcext:value-type="string">
            <text:p>I_Nergigante <text:s text:c="10"/>= 25,</text:p>
          </table:table-cell>
          <table:table-cell table:formula="of:=LEN([.C2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eno`Jiiva</text:p>
          </table:table-cell>
          <table:table-cell table:formula="of:=ORG.LIBREOFFICE.REGEX(ORG.LIBREOFFICE.REGEX([.B29]; &quot;[\s`-]&quot;; &quot;_&quot;; &quot;g&quot;); &quot;[\(\)]&quot;; &quot;&quot;; &quot;g&quot;)" office:value-type="string" office:string-value="Xeno_Jiiva" calcext:value-type="string">
            <text:p>Xeno_Jiiva</text:p>
          </table:table-cell>
          <table:table-cell table:formula="of:=COM.MICROSOFT.CONCAT(&quot;u16 &quot;; LOWER([.C29]); &quot;;&quot;)" office:value-type="string" office:string-value="u16 xeno_jiiva;" calcext:value-type="string">
            <text:p>u16 xeno_jiiva;</text:p>
          </table:table-cell>
          <table:table-cell table:formula="of:=IF([.B29]&lt;&gt;&quot;&quot;;COM.MICROSOFT.CONCAT(&quot;I_&quot;;LEFT([.C29] &amp; REPT(&quot; &quot;;[.$F$105]);[.$F$105]);&quot;= &quot;;[.A29];&quot;,&quot;);&quot;&quot;)" office:value-type="string" office:string-value="I_Xeno_Jiiva           = 26," calcext:value-type="string">
            <text:p>I_Xeno_Jiiva <text:s text:c="10"/>= 26,</text:p>
          </table:table-cell>
          <table:table-cell table:formula="of:=LEN([.C2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lu-Ya-Ku</text:p>
          </table:table-cell>
          <table:table-cell table:formula="of:=ORG.LIBREOFFICE.REGEX(ORG.LIBREOFFICE.REGEX([.B30]; &quot;[\s`-]&quot;; &quot;_&quot;; &quot;g&quot;); &quot;[\(\)]&quot;; &quot;&quot;; &quot;g&quot;)" office:value-type="string" office:string-value="Kulu_Ya_Ku" calcext:value-type="string">
            <text:p>Kulu_Ya_Ku</text:p>
          </table:table-cell>
          <table:table-cell table:formula="of:=COM.MICROSOFT.CONCAT(&quot;u16 &quot;; LOWER([.C30]); &quot;;&quot;)" office:value-type="string" office:string-value="u16 kulu_ya_ku;" calcext:value-type="string">
            <text:p>u16 kulu_ya_ku;</text:p>
          </table:table-cell>
          <table:table-cell table:formula="of:=IF([.B30]&lt;&gt;&quot;&quot;;COM.MICROSOFT.CONCAT(&quot;I_&quot;;LEFT([.C30] &amp; REPT(&quot; &quot;;[.$F$105]);[.$F$105]);&quot;= &quot;;[.A30];&quot;,&quot;);&quot;&quot;)" office:value-type="string" office:string-value="I_Kulu_Ya_Ku           = 27," calcext:value-type="string">
            <text:p>I_Kulu_Ya_Ku <text:s text:c="10"/>= 27,</text:p>
          </table:table-cell>
          <table:table-cell table:formula="of:=LEN([.C3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zitzi-Ya-Ku</text:p>
          </table:table-cell>
          <table:table-cell table:formula="of:=ORG.LIBREOFFICE.REGEX(ORG.LIBREOFFICE.REGEX([.B31]; &quot;[\s`-]&quot;; &quot;_&quot;; &quot;g&quot;); &quot;[\(\)]&quot;; &quot;&quot;; &quot;g&quot;)" office:value-type="string" office:string-value="Tzitzi_Ya_Ku" calcext:value-type="string">
            <text:p>Tzitzi_Ya_Ku</text:p>
          </table:table-cell>
          <table:table-cell table:formula="of:=COM.MICROSOFT.CONCAT(&quot;u16 &quot;; LOWER([.C31]); &quot;;&quot;)" office:value-type="string" office:string-value="u16 tzitzi_ya_ku;" calcext:value-type="string">
            <text:p>u16 tzitzi_ya_ku;</text:p>
          </table:table-cell>
          <table:table-cell table:formula="of:=IF([.B31]&lt;&gt;&quot;&quot;;COM.MICROSOFT.CONCAT(&quot;I_&quot;;LEFT([.C31] &amp; REPT(&quot; &quot;;[.$F$105]);[.$F$105]);&quot;= &quot;;[.A31];&quot;,&quot;);&quot;&quot;)" office:value-type="string" office:string-value="I_Tzitzi_Ya_Ku         = 28," calcext:value-type="string">
            <text:p>I_Tzitzi_Ya_Ku <text:s text:c="8"/>= 28,</text:p>
          </table:table-cell>
          <table:table-cell table:formula="of:=LEN([.C3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yaratodus</text:p>
          </table:table-cell>
          <table:table-cell table:formula="of:=ORG.LIBREOFFICE.REGEX(ORG.LIBREOFFICE.REGEX([.B32]; &quot;[\s`-]&quot;; &quot;_&quot;; &quot;g&quot;); &quot;[\(\)]&quot;; &quot;&quot;; &quot;g&quot;)" office:value-type="string" office:string-value="Jyaratodus" calcext:value-type="string">
            <text:p>Jyaratodus</text:p>
          </table:table-cell>
          <table:table-cell table:formula="of:=COM.MICROSOFT.CONCAT(&quot;u16 &quot;; LOWER([.C32]); &quot;;&quot;)" office:value-type="string" office:string-value="u16 jyaratodus;" calcext:value-type="string">
            <text:p>u16 jyaratodus;</text:p>
          </table:table-cell>
          <table:table-cell table:formula="of:=IF([.B32]&lt;&gt;&quot;&quot;;COM.MICROSOFT.CONCAT(&quot;I_&quot;;LEFT([.C32] &amp; REPT(&quot; &quot;;[.$F$105]);[.$F$105]);&quot;= &quot;;[.A32];&quot;,&quot;);&quot;&quot;)" office:value-type="string" office:string-value="I_Jyaratodus           = 29," calcext:value-type="string">
            <text:p>I_Jyaratodus <text:s text:c="10"/>= 29,</text:p>
          </table:table-cell>
          <table:table-cell table:formula="of:=LEN([.C3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bi-Kadachi</text:p>
          </table:table-cell>
          <table:table-cell table:formula="of:=ORG.LIBREOFFICE.REGEX(ORG.LIBREOFFICE.REGEX([.B33]; &quot;[\s`-]&quot;; &quot;_&quot;; &quot;g&quot;); &quot;[\(\)]&quot;; &quot;&quot;; &quot;g&quot;)" office:value-type="string" office:string-value="Tobi_Kadachi" calcext:value-type="string">
            <text:p>Tobi_Kadachi</text:p>
          </table:table-cell>
          <table:table-cell table:formula="of:=COM.MICROSOFT.CONCAT(&quot;u16 &quot;; LOWER([.C33]); &quot;;&quot;)" office:value-type="string" office:string-value="u16 tobi_kadachi;" calcext:value-type="string">
            <text:p>u16 tobi_kadachi;</text:p>
          </table:table-cell>
          <table:table-cell table:formula="of:=IF([.B33]&lt;&gt;&quot;&quot;;COM.MICROSOFT.CONCAT(&quot;I_&quot;;LEFT([.C33] &amp; REPT(&quot; &quot;;[.$F$105]);[.$F$105]);&quot;= &quot;;[.A33];&quot;,&quot;);&quot;&quot;)" office:value-type="string" office:string-value="I_Tobi_Kadachi         = 30," calcext:value-type="string">
            <text:p>I_Tobi_Kadachi <text:s text:c="8"/>= 30,</text:p>
          </table:table-cell>
          <table:table-cell table:formula="of:=LEN([.C3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olumu</text:p>
          </table:table-cell>
          <table:table-cell table:formula="of:=ORG.LIBREOFFICE.REGEX(ORG.LIBREOFFICE.REGEX([.B34]; &quot;[\s`-]&quot;; &quot;_&quot;; &quot;g&quot;); &quot;[\(\)]&quot;; &quot;&quot;; &quot;g&quot;)" office:value-type="string" office:string-value="Paolumu" calcext:value-type="string">
            <text:p>Paolumu</text:p>
          </table:table-cell>
          <table:table-cell table:formula="of:=COM.MICROSOFT.CONCAT(&quot;u16 &quot;; LOWER([.C34]); &quot;;&quot;)" office:value-type="string" office:string-value="u16 paolumu;" calcext:value-type="string">
            <text:p>u16 paolumu;</text:p>
          </table:table-cell>
          <table:table-cell table:formula="of:=IF([.B34]&lt;&gt;&quot;&quot;;COM.MICROSOFT.CONCAT(&quot;I_&quot;;LEFT([.C34] &amp; REPT(&quot; &quot;;[.$F$105]);[.$F$105]);&quot;= &quot;;[.A34];&quot;,&quot;);&quot;&quot;)" office:value-type="string" office:string-value="I_Paolumu              = 31," calcext:value-type="string">
            <text:p>I_Paolumu <text:s text:c="13"/>= 31,</text:p>
          </table:table-cell>
          <table:table-cell table:formula="of:=LEN([.C3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giana</text:p>
          </table:table-cell>
          <table:table-cell table:formula="of:=ORG.LIBREOFFICE.REGEX(ORG.LIBREOFFICE.REGEX([.B35]; &quot;[\s`-]&quot;; &quot;_&quot;; &quot;g&quot;); &quot;[\(\)]&quot;; &quot;&quot;; &quot;g&quot;)" office:value-type="string" office:string-value="Legiana" calcext:value-type="string">
            <text:p>Legiana</text:p>
          </table:table-cell>
          <table:table-cell table:formula="of:=COM.MICROSOFT.CONCAT(&quot;u16 &quot;; LOWER([.C35]); &quot;;&quot;)" office:value-type="string" office:string-value="u16 legiana;" calcext:value-type="string">
            <text:p>u16 legiana;</text:p>
          </table:table-cell>
          <table:table-cell table:formula="of:=IF([.B35]&lt;&gt;&quot;&quot;;COM.MICROSOFT.CONCAT(&quot;I_&quot;;LEFT([.C35] &amp; REPT(&quot; &quot;;[.$F$105]);[.$F$105]);&quot;= &quot;;[.A35];&quot;,&quot;);&quot;&quot;)" office:value-type="string" office:string-value="I_Legiana              = 32," calcext:value-type="string">
            <text:p>I_Legiana <text:s text:c="13"/>= 32,</text:p>
          </table:table-cell>
          <table:table-cell table:formula="of:=LEN([.C3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eat Girros</text:p>
          </table:table-cell>
          <table:table-cell table:formula="of:=ORG.LIBREOFFICE.REGEX(ORG.LIBREOFFICE.REGEX([.B36]; &quot;[\s`-]&quot;; &quot;_&quot;; &quot;g&quot;); &quot;[\(\)]&quot;; &quot;&quot;; &quot;g&quot;)" office:value-type="string" office:string-value="Great_Girros" calcext:value-type="string">
            <text:p>Great_Girros</text:p>
          </table:table-cell>
          <table:table-cell table:formula="of:=COM.MICROSOFT.CONCAT(&quot;u16 &quot;; LOWER([.C36]); &quot;;&quot;)" office:value-type="string" office:string-value="u16 great_girros;" calcext:value-type="string">
            <text:p>u16 great_girros;</text:p>
          </table:table-cell>
          <table:table-cell table:formula="of:=IF([.B36]&lt;&gt;&quot;&quot;;COM.MICROSOFT.CONCAT(&quot;I_&quot;;LEFT([.C36] &amp; REPT(&quot; &quot;;[.$F$105]);[.$F$105]);&quot;= &quot;;[.A36];&quot;,&quot;);&quot;&quot;)" office:value-type="string" office:string-value="I_Great_Girros         = 33," calcext:value-type="string">
            <text:p>I_Great_Girros <text:s text:c="8"/>= 33,</text:p>
          </table:table-cell>
          <table:table-cell table:formula="of:=LEN([.C3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dogaron</text:p>
          </table:table-cell>
          <table:table-cell table:formula="of:=ORG.LIBREOFFICE.REGEX(ORG.LIBREOFFICE.REGEX([.B37]; &quot;[\s`-]&quot;; &quot;_&quot;; &quot;g&quot;); &quot;[\(\)]&quot;; &quot;&quot;; &quot;g&quot;)" office:value-type="string" office:string-value="Odogaron" calcext:value-type="string">
            <text:p>Odogaron</text:p>
          </table:table-cell>
          <table:table-cell table:formula="of:=COM.MICROSOFT.CONCAT(&quot;u16 &quot;; LOWER([.C37]); &quot;;&quot;)" office:value-type="string" office:string-value="u16 odogaron;" calcext:value-type="string">
            <text:p>u16 odogaron;</text:p>
          </table:table-cell>
          <table:table-cell table:formula="of:=IF([.B37]&lt;&gt;&quot;&quot;;COM.MICROSOFT.CONCAT(&quot;I_&quot;;LEFT([.C37] &amp; REPT(&quot; &quot;;[.$F$105]);[.$F$105]);&quot;= &quot;;[.A37];&quot;,&quot;);&quot;&quot;)" office:value-type="string" office:string-value="I_Odogaron             = 34," calcext:value-type="string">
            <text:p>I_Odogaron <text:s text:c="12"/>= 34,</text:p>
          </table:table-cell>
          <table:table-cell table:formula="of:=LEN([.C3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dobaan</text:p>
          </table:table-cell>
          <table:table-cell table:formula="of:=ORG.LIBREOFFICE.REGEX(ORG.LIBREOFFICE.REGEX([.B38]; &quot;[\s`-]&quot;; &quot;_&quot;; &quot;g&quot;); &quot;[\(\)]&quot;; &quot;&quot;; &quot;g&quot;)" office:value-type="string" office:string-value="Radobaan" calcext:value-type="string">
            <text:p>Radobaan</text:p>
          </table:table-cell>
          <table:table-cell table:formula="of:=COM.MICROSOFT.CONCAT(&quot;u16 &quot;; LOWER([.C38]); &quot;;&quot;)" office:value-type="string" office:string-value="u16 radobaan;" calcext:value-type="string">
            <text:p>u16 radobaan;</text:p>
          </table:table-cell>
          <table:table-cell table:formula="of:=IF([.B38]&lt;&gt;&quot;&quot;;COM.MICROSOFT.CONCAT(&quot;I_&quot;;LEFT([.C38] &amp; REPT(&quot; &quot;;[.$F$105]);[.$F$105]);&quot;= &quot;;[.A38];&quot;,&quot;);&quot;&quot;)" office:value-type="string" office:string-value="I_Radobaan             = 35," calcext:value-type="string">
            <text:p>I_Radobaan <text:s text:c="12"/>= 35,</text:p>
          </table:table-cell>
          <table:table-cell table:formula="of:=LEN([.C3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al Hazak</text:p>
          </table:table-cell>
          <table:table-cell table:formula="of:=ORG.LIBREOFFICE.REGEX(ORG.LIBREOFFICE.REGEX([.B39]; &quot;[\s`-]&quot;; &quot;_&quot;; &quot;g&quot;); &quot;[\(\)]&quot;; &quot;&quot;; &quot;g&quot;)" office:value-type="string" office:string-value="Vaal_Hazak" calcext:value-type="string">
            <text:p>Vaal_Hazak</text:p>
          </table:table-cell>
          <table:table-cell table:formula="of:=COM.MICROSOFT.CONCAT(&quot;u16 &quot;; LOWER([.C39]); &quot;;&quot;)" office:value-type="string" office:string-value="u16 vaal_hazak;" calcext:value-type="string">
            <text:p>u16 vaal_hazak;</text:p>
          </table:table-cell>
          <table:table-cell table:formula="of:=IF([.B39]&lt;&gt;&quot;&quot;;COM.MICROSOFT.CONCAT(&quot;I_&quot;;LEFT([.C39] &amp; REPT(&quot; &quot;;[.$F$105]);[.$F$105]);&quot;= &quot;;[.A39];&quot;,&quot;);&quot;&quot;)" office:value-type="string" office:string-value="I_Vaal_Hazak           = 36," calcext:value-type="string">
            <text:p>I_Vaal_Hazak <text:s text:c="10"/>= 36,</text:p>
          </table:table-cell>
          <table:table-cell table:formula="of:=LEN([.C3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dogama</text:p>
          </table:table-cell>
          <table:table-cell table:formula="of:=ORG.LIBREOFFICE.REGEX(ORG.LIBREOFFICE.REGEX([.B40]; &quot;[\s`-]&quot;; &quot;_&quot;; &quot;g&quot;); &quot;[\(\)]&quot;; &quot;&quot;; &quot;g&quot;)" office:value-type="string" office:string-value="Dodogama" calcext:value-type="string">
            <text:p>Dodogama</text:p>
          </table:table-cell>
          <table:table-cell table:formula="of:=COM.MICROSOFT.CONCAT(&quot;u16 &quot;; LOWER([.C40]); &quot;;&quot;)" office:value-type="string" office:string-value="u16 dodogama;" calcext:value-type="string">
            <text:p>u16 dodogama;</text:p>
          </table:table-cell>
          <table:table-cell table:formula="of:=IF([.B40]&lt;&gt;&quot;&quot;;COM.MICROSOFT.CONCAT(&quot;I_&quot;;LEFT([.C40] &amp; REPT(&quot; &quot;;[.$F$105]);[.$F$105]);&quot;= &quot;;[.A40];&quot;,&quot;);&quot;&quot;)" office:value-type="string" office:string-value="I_Dodogama             = 37," calcext:value-type="string">
            <text:p>I_Dodogama <text:s text:c="12"/>= 37,</text:p>
          </table:table-cell>
          <table:table-cell table:formula="of:=LEN([.C4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ulve Taroth</text:p>
          </table:table-cell>
          <table:table-cell table:formula="of:=ORG.LIBREOFFICE.REGEX(ORG.LIBREOFFICE.REGEX([.B41]; &quot;[\s`-]&quot;; &quot;_&quot;; &quot;g&quot;); &quot;[\(\)]&quot;; &quot;&quot;; &quot;g&quot;)" office:value-type="string" office:string-value="Kulve_Taroth" calcext:value-type="string">
            <text:p>Kulve_Taroth</text:p>
          </table:table-cell>
          <table:table-cell table:formula="of:=COM.MICROSOFT.CONCAT(&quot;u16 &quot;; LOWER([.C41]); &quot;;&quot;)" office:value-type="string" office:string-value="u16 kulve_taroth;" calcext:value-type="string">
            <text:p>u16 kulve_taroth;</text:p>
          </table:table-cell>
          <table:table-cell table:formula="of:=IF([.B41]&lt;&gt;&quot;&quot;;COM.MICROSOFT.CONCAT(&quot;I_&quot;;LEFT([.C41] &amp; REPT(&quot; &quot;;[.$F$105]);[.$F$105]);&quot;= &quot;;[.A41];&quot;,&quot;);&quot;&quot;)" office:value-type="string" office:string-value="I_Kulve_Taroth         = 38," calcext:value-type="string">
            <text:p>I_Kulve_Taroth <text:s text:c="8"/>= 38,</text:p>
          </table:table-cell>
          <table:table-cell table:formula="of:=LEN([.C4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zelgeuse</text:p>
          </table:table-cell>
          <table:table-cell table:formula="of:=ORG.LIBREOFFICE.REGEX(ORG.LIBREOFFICE.REGEX([.B42]; &quot;[\s`-]&quot;; &quot;_&quot;; &quot;g&quot;); &quot;[\(\)]&quot;; &quot;&quot;; &quot;g&quot;)" office:value-type="string" office:string-value="Bazelgeuse" calcext:value-type="string">
            <text:p>Bazelgeuse</text:p>
          </table:table-cell>
          <table:table-cell table:formula="of:=COM.MICROSOFT.CONCAT(&quot;u16 &quot;; LOWER([.C42]); &quot;;&quot;)" office:value-type="string" office:string-value="u16 bazelgeuse;" calcext:value-type="string">
            <text:p>u16 bazelgeuse;</text:p>
          </table:table-cell>
          <table:table-cell table:formula="of:=IF([.B42]&lt;&gt;&quot;&quot;;COM.MICROSOFT.CONCAT(&quot;I_&quot;;LEFT([.C42] &amp; REPT(&quot; &quot;;[.$F$105]);[.$F$105]);&quot;= &quot;;[.A42];&quot;,&quot;);&quot;&quot;)" office:value-type="string" office:string-value="I_Bazelgeuse           = 39," calcext:value-type="string">
            <text:p>I_Bazelgeuse <text:s text:c="10"/>= 39,</text:p>
          </table:table-cell>
          <table:table-cell table:formula="of:=LEN([.C4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pceros</text:p>
          </table:table-cell>
          <table:table-cell table:formula="of:=ORG.LIBREOFFICE.REGEX(ORG.LIBREOFFICE.REGEX([.B43]; &quot;[\s`-]&quot;; &quot;_&quot;; &quot;g&quot;); &quot;[\(\)]&quot;; &quot;&quot;; &quot;g&quot;)" office:value-type="string" office:string-value="Apceros" calcext:value-type="string">
            <text:p>Apceros</text:p>
          </table:table-cell>
          <table:table-cell table:formula="of:=COM.MICROSOFT.CONCAT(&quot;u16 &quot;; LOWER([.C43]); &quot;;&quot;)" office:value-type="string" office:string-value="u16 apceros;" calcext:value-type="string">
            <text:p>u16 apceros;</text:p>
          </table:table-cell>
          <table:table-cell table:formula="of:=IF([.B43]&lt;&gt;&quot;&quot;;COM.MICROSOFT.CONCAT(&quot;I_&quot;;LEFT([.C43] &amp; REPT(&quot; &quot;;[.$F$105]);[.$F$105]);&quot;= &quot;;[.A43];&quot;,&quot;);&quot;&quot;)" office:value-type="string" office:string-value="I_Apceros              = 40," calcext:value-type="string">
            <text:p>I_Apceros <text:s text:c="13"/>= 40,</text:p>
          </table:table-cell>
          <table:table-cell table:formula="of:=LEN([.C4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elbiA</text:p>
          </table:table-cell>
          <table:table-cell table:formula="of:=ORG.LIBREOFFICE.REGEX(ORG.LIBREOFFICE.REGEX([.B44]; &quot;[\s`-]&quot;; &quot;_&quot;; &quot;g&quot;); &quot;[\(\)]&quot;; &quot;&quot;; &quot;g&quot;)" office:value-type="string" office:string-value="KelbiA" calcext:value-type="string">
            <text:p>KelbiA</text:p>
          </table:table-cell>
          <table:table-cell table:formula="of:=COM.MICROSOFT.CONCAT(&quot;u16 &quot;; LOWER([.C44]); &quot;;&quot;)" office:value-type="string" office:string-value="u16 kelbia;" calcext:value-type="string">
            <text:p>u16 kelbia;</text:p>
          </table:table-cell>
          <table:table-cell table:formula="of:=IF([.B44]&lt;&gt;&quot;&quot;;COM.MICROSOFT.CONCAT(&quot;I_&quot;;LEFT([.C44] &amp; REPT(&quot; &quot;;[.$F$105]);[.$F$105]);&quot;= &quot;;[.A44];&quot;,&quot;);&quot;&quot;)" office:value-type="string" office:string-value="I_KelbiA               = 41," calcext:value-type="string">
            <text:p>I_KelbiA <text:s text:c="14"/>= 41,</text:p>
          </table:table-cell>
          <table:table-cell table:formula="of:=LEN([.C4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elbiB</text:p>
          </table:table-cell>
          <table:table-cell table:formula="of:=ORG.LIBREOFFICE.REGEX(ORG.LIBREOFFICE.REGEX([.B45]; &quot;[\s`-]&quot;; &quot;_&quot;; &quot;g&quot;); &quot;[\(\)]&quot;; &quot;&quot;; &quot;g&quot;)" office:value-type="string" office:string-value="KelbiB" calcext:value-type="string">
            <text:p>KelbiB</text:p>
          </table:table-cell>
          <table:table-cell table:formula="of:=COM.MICROSOFT.CONCAT(&quot;u16 &quot;; LOWER([.C45]); &quot;;&quot;)" office:value-type="string" office:string-value="u16 kelbib;" calcext:value-type="string">
            <text:p>u16 kelbib;</text:p>
          </table:table-cell>
          <table:table-cell table:formula="of:=IF([.B45]&lt;&gt;&quot;&quot;;COM.MICROSOFT.CONCAT(&quot;I_&quot;;LEFT([.C45] &amp; REPT(&quot; &quot;;[.$F$105]);[.$F$105]);&quot;= &quot;;[.A45];&quot;,&quot;);&quot;&quot;)" office:value-type="string" office:string-value="I_KelbiB               = 42," calcext:value-type="string">
            <text:p>I_KelbiB <text:s text:c="14"/>= 42,</text:p>
          </table:table-cell>
          <table:table-cell table:formula="of:=LEN([.C4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ornetaur</text:p>
          </table:table-cell>
          <table:table-cell table:formula="of:=ORG.LIBREOFFICE.REGEX(ORG.LIBREOFFICE.REGEX([.B46]; &quot;[\s`-]&quot;; &quot;_&quot;; &quot;g&quot;); &quot;[\(\)]&quot;; &quot;&quot;; &quot;g&quot;)" office:value-type="string" office:string-value="Hornetaur" calcext:value-type="string">
            <text:p>Hornetaur</text:p>
          </table:table-cell>
          <table:table-cell table:formula="of:=COM.MICROSOFT.CONCAT(&quot;u16 &quot;; LOWER([.C46]); &quot;;&quot;)" office:value-type="string" office:string-value="u16 hornetaur;" calcext:value-type="string">
            <text:p>u16 hornetaur;</text:p>
          </table:table-cell>
          <table:table-cell table:formula="of:=IF([.B46]&lt;&gt;&quot;&quot;;COM.MICROSOFT.CONCAT(&quot;I_&quot;;LEFT([.C46] &amp; REPT(&quot; &quot;;[.$F$105]);[.$F$105]);&quot;= &quot;;[.A46];&quot;,&quot;);&quot;&quot;)" office:value-type="string" office:string-value="I_Hornetaur            = 43," calcext:value-type="string">
            <text:p>I_Hornetaur <text:s text:c="11"/>= 43,</text:p>
          </table:table-cell>
          <table:table-cell table:formula="of:=LEN([.C4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espoid</text:p>
          </table:table-cell>
          <table:table-cell table:formula="of:=ORG.LIBREOFFICE.REGEX(ORG.LIBREOFFICE.REGEX([.B47]; &quot;[\s`-]&quot;; &quot;_&quot;; &quot;g&quot;); &quot;[\(\)]&quot;; &quot;&quot;; &quot;g&quot;)" office:value-type="string" office:string-value="Vespoid" calcext:value-type="string">
            <text:p>Vespoid</text:p>
          </table:table-cell>
          <table:table-cell table:formula="of:=COM.MICROSOFT.CONCAT(&quot;u16 &quot;; LOWER([.C47]); &quot;;&quot;)" office:value-type="string" office:string-value="u16 vespoid;" calcext:value-type="string">
            <text:p>u16 vespoid;</text:p>
          </table:table-cell>
          <table:table-cell table:formula="of:=IF([.B47]&lt;&gt;&quot;&quot;;COM.MICROSOFT.CONCAT(&quot;I_&quot;;LEFT([.C47] &amp; REPT(&quot; &quot;;[.$F$105]);[.$F$105]);&quot;= &quot;;[.A47];&quot;,&quot;);&quot;&quot;)" office:value-type="string" office:string-value="I_Vespoid              = 44," calcext:value-type="string">
            <text:p>I_Vespoid <text:s text:c="13"/>= 44,</text:p>
          </table:table-cell>
          <table:table-cell table:formula="of:=LEN([.C4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rnos</text:p>
          </table:table-cell>
          <table:table-cell table:formula="of:=ORG.LIBREOFFICE.REGEX(ORG.LIBREOFFICE.REGEX([.B48]; &quot;[\s`-]&quot;; &quot;_&quot;; &quot;g&quot;); &quot;[\(\)]&quot;; &quot;&quot;; &quot;g&quot;)" office:value-type="string" office:string-value="Mernos" calcext:value-type="string">
            <text:p>Mernos</text:p>
          </table:table-cell>
          <table:table-cell table:formula="of:=COM.MICROSOFT.CONCAT(&quot;u16 &quot;; LOWER([.C48]); &quot;;&quot;)" office:value-type="string" office:string-value="u16 mernos;" calcext:value-type="string">
            <text:p>u16 mernos;</text:p>
          </table:table-cell>
          <table:table-cell table:formula="of:=IF([.B48]&lt;&gt;&quot;&quot;;COM.MICROSOFT.CONCAT(&quot;I_&quot;;LEFT([.C48] &amp; REPT(&quot; &quot;;[.$F$105]);[.$F$105]);&quot;= &quot;;[.A48];&quot;,&quot;);&quot;&quot;)" office:value-type="string" office:string-value="I_Mernos               = 45," calcext:value-type="string">
            <text:p>I_Mernos <text:s text:c="14"/>= 45,</text:p>
          </table:table-cell>
          <table:table-cell table:formula="of:=LEN([.C4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estodon (Female)</text:p>
          </table:table-cell>
          <table:table-cell table:formula="of:=ORG.LIBREOFFICE.REGEX(ORG.LIBREOFFICE.REGEX([.B49]; &quot;[\s`-]&quot;; &quot;_&quot;; &quot;g&quot;); &quot;[\(\)]&quot;; &quot;&quot;; &quot;g&quot;)" office:value-type="string" office:string-value="Kestodon_Female" calcext:value-type="string">
            <text:p>Kestodon_Female</text:p>
          </table:table-cell>
          <table:table-cell table:formula="of:=COM.MICROSOFT.CONCAT(&quot;u16 &quot;; LOWER([.C49]); &quot;;&quot;)" office:value-type="string" office:string-value="u16 kestodon_female;" calcext:value-type="string">
            <text:p>u16 kestodon_female;</text:p>
          </table:table-cell>
          <table:table-cell table:formula="of:=IF([.B49]&lt;&gt;&quot;&quot;;COM.MICROSOFT.CONCAT(&quot;I_&quot;;LEFT([.C49] &amp; REPT(&quot; &quot;;[.$F$105]);[.$F$105]);&quot;= &quot;;[.A49];&quot;,&quot;);&quot;&quot;)" office:value-type="string" office:string-value="I_Kestodon_Female      = 46," calcext:value-type="string">
            <text:p>I_Kestodon_Female <text:s text:c="5"/>= 46,</text:p>
          </table:table-cell>
          <table:table-cell table:formula="of:=LEN([.C4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phinos</text:p>
          </table:table-cell>
          <table:table-cell table:formula="of:=ORG.LIBREOFFICE.REGEX(ORG.LIBREOFFICE.REGEX([.B50]; &quot;[\s`-]&quot;; &quot;_&quot;; &quot;g&quot;); &quot;[\(\)]&quot;; &quot;&quot;; &quot;g&quot;)" office:value-type="string" office:string-value="Raphinos" calcext:value-type="string">
            <text:p>Raphinos</text:p>
          </table:table-cell>
          <table:table-cell table:formula="of:=COM.MICROSOFT.CONCAT(&quot;u16 &quot;; LOWER([.C50]); &quot;;&quot;)" office:value-type="string" office:string-value="u16 raphinos;" calcext:value-type="string">
            <text:p>u16 raphinos;</text:p>
          </table:table-cell>
          <table:table-cell table:formula="of:=IF([.B50]&lt;&gt;&quot;&quot;;COM.MICROSOFT.CONCAT(&quot;I_&quot;;LEFT([.C50] &amp; REPT(&quot; &quot;;[.$F$105]);[.$F$105]);&quot;= &quot;;[.A50];&quot;,&quot;);&quot;&quot;)" office:value-type="string" office:string-value="I_Raphinos             = 47," calcext:value-type="string">
            <text:p>I_Raphinos <text:s text:c="12"/>= 47,</text:p>
          </table:table-cell>
          <table:table-cell table:formula="of:=LEN([.C5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hamos</text:p>
          </table:table-cell>
          <table:table-cell table:formula="of:=ORG.LIBREOFFICE.REGEX(ORG.LIBREOFFICE.REGEX([.B51]; &quot;[\s`-]&quot;; &quot;_&quot;; &quot;g&quot;); &quot;[\(\)]&quot;; &quot;&quot;; &quot;g&quot;)" office:value-type="string" office:string-value="Shamos" calcext:value-type="string">
            <text:p>Shamos</text:p>
          </table:table-cell>
          <table:table-cell table:formula="of:=COM.MICROSOFT.CONCAT(&quot;u16 &quot;; LOWER([.C51]); &quot;;&quot;)" office:value-type="string" office:string-value="u16 shamos;" calcext:value-type="string">
            <text:p>u16 shamos;</text:p>
          </table:table-cell>
          <table:table-cell table:formula="of:=IF([.B51]&lt;&gt;&quot;&quot;;COM.MICROSOFT.CONCAT(&quot;I_&quot;;LEFT([.C51] &amp; REPT(&quot; &quot;;[.$F$105]);[.$F$105]);&quot;= &quot;;[.A51];&quot;,&quot;);&quot;&quot;)" office:value-type="string" office:string-value="I_Shamos               = 48," calcext:value-type="string">
            <text:p>I_Shamos <text:s text:c="14"/>= 48,</text:p>
          </table:table-cell>
          <table:table-cell table:formula="of:=LEN([.C5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rnos</text:p>
          </table:table-cell>
          <table:table-cell table:formula="of:=ORG.LIBREOFFICE.REGEX(ORG.LIBREOFFICE.REGEX([.B52]; &quot;[\s`-]&quot;; &quot;_&quot;; &quot;g&quot;); &quot;[\(\)]&quot;; &quot;&quot;; &quot;g&quot;)" office:value-type="string" office:string-value="Barnos" calcext:value-type="string">
            <text:p>Barnos</text:p>
          </table:table-cell>
          <table:table-cell table:formula="of:=COM.MICROSOFT.CONCAT(&quot;u16 &quot;; LOWER([.C52]); &quot;;&quot;)" office:value-type="string" office:string-value="u16 barnos;" calcext:value-type="string">
            <text:p>u16 barnos;</text:p>
          </table:table-cell>
          <table:table-cell table:formula="of:=IF([.B52]&lt;&gt;&quot;&quot;;COM.MICROSOFT.CONCAT(&quot;I_&quot;;LEFT([.C52] &amp; REPT(&quot; &quot;;[.$F$105]);[.$F$105]);&quot;= &quot;;[.A52];&quot;,&quot;);&quot;&quot;)" office:value-type="string" office:string-value="I_Barnos               = 49," calcext:value-type="string">
            <text:p>I_Barnos <text:s text:c="14"/>= 49,</text:p>
          </table:table-cell>
          <table:table-cell table:formula="of:=LEN([.C5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irros</text:p>
          </table:table-cell>
          <table:table-cell table:formula="of:=ORG.LIBREOFFICE.REGEX(ORG.LIBREOFFICE.REGEX([.B53]; &quot;[\s`-]&quot;; &quot;_&quot;; &quot;g&quot;); &quot;[\(\)]&quot;; &quot;&quot;; &quot;g&quot;)" office:value-type="string" office:string-value="Girros" calcext:value-type="string">
            <text:p>Girros</text:p>
          </table:table-cell>
          <table:table-cell table:formula="of:=COM.MICROSOFT.CONCAT(&quot;u16 &quot;; LOWER([.C53]); &quot;;&quot;)" office:value-type="string" office:string-value="u16 girros;" calcext:value-type="string">
            <text:p>u16 girros;</text:p>
          </table:table-cell>
          <table:table-cell table:formula="of:=IF([.B53]&lt;&gt;&quot;&quot;;COM.MICROSOFT.CONCAT(&quot;I_&quot;;LEFT([.C53] &amp; REPT(&quot; &quot;;[.$F$105]);[.$F$105]);&quot;= &quot;;[.A53];&quot;,&quot;);&quot;&quot;)" office:value-type="string" office:string-value="I_Girros               = 50," calcext:value-type="string">
            <text:p>I_Girros <text:s text:c="14"/>= 50,</text:p>
          </table:table-cell>
          <table:table-cell table:formula="of:=LEN([.C5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cient Leshen</text:p>
          </table:table-cell>
          <table:table-cell table:formula="of:=ORG.LIBREOFFICE.REGEX(ORG.LIBREOFFICE.REGEX([.B54]; &quot;[\s`-]&quot;; &quot;_&quot;; &quot;g&quot;); &quot;[\(\)]&quot;; &quot;&quot;; &quot;g&quot;)" office:value-type="string" office:string-value="Ancient_Leshen" calcext:value-type="string">
            <text:p>Ancient_Leshen</text:p>
          </table:table-cell>
          <table:table-cell table:formula="of:=COM.MICROSOFT.CONCAT(&quot;u16 &quot;; LOWER([.C54]); &quot;;&quot;)" office:value-type="string" office:string-value="u16 ancient_leshen;" calcext:value-type="string">
            <text:p>u16 ancient_leshen;</text:p>
          </table:table-cell>
          <table:table-cell table:formula="of:=IF([.B54]&lt;&gt;&quot;&quot;;COM.MICROSOFT.CONCAT(&quot;I_&quot;;LEFT([.C54] &amp; REPT(&quot; &quot;;[.$F$105]);[.$F$105]);&quot;= &quot;;[.A54];&quot;,&quot;);&quot;&quot;)" office:value-type="string" office:string-value="I_Ancient_Leshen       = 51," calcext:value-type="string">
            <text:p>I_Ancient_Leshen <text:s text:c="6"/>= 51,</text:p>
          </table:table-cell>
          <table:table-cell table:formula="of:=LEN([.C5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stodon</text:p>
          </table:table-cell>
          <table:table-cell table:formula="of:=ORG.LIBREOFFICE.REGEX(ORG.LIBREOFFICE.REGEX([.B55]; &quot;[\s`-]&quot;; &quot;_&quot;; &quot;g&quot;); &quot;[\(\)]&quot;; &quot;&quot;; &quot;g&quot;)" office:value-type="string" office:string-value="Gastodon" calcext:value-type="string">
            <text:p>Gastodon</text:p>
          </table:table-cell>
          <table:table-cell table:formula="of:=COM.MICROSOFT.CONCAT(&quot;u16 &quot;; LOWER([.C55]); &quot;;&quot;)" office:value-type="string" office:string-value="u16 gastodon;" calcext:value-type="string">
            <text:p>u16 gastodon;</text:p>
          </table:table-cell>
          <table:table-cell table:formula="of:=IF([.B55]&lt;&gt;&quot;&quot;;COM.MICROSOFT.CONCAT(&quot;I_&quot;;LEFT([.C55] &amp; REPT(&quot; &quot;;[.$F$105]);[.$F$105]);&quot;= &quot;;[.A55];&quot;,&quot;);&quot;&quot;)" office:value-type="string" office:string-value="I_Gastodon             = 52," calcext:value-type="string">
            <text:p>I_Gastodon <text:s text:c="12"/>= 52,</text:p>
          </table:table-cell>
          <table:table-cell table:formula="of:=LEN([.C5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ios</text:p>
          </table:table-cell>
          <table:table-cell table:formula="of:=ORG.LIBREOFFICE.REGEX(ORG.LIBREOFFICE.REGEX([.B56]; &quot;[\s`-]&quot;; &quot;_&quot;; &quot;g&quot;); &quot;[\(\)]&quot;; &quot;&quot;; &quot;g&quot;)" office:value-type="string" office:string-value="Noios" calcext:value-type="string">
            <text:p>Noios</text:p>
          </table:table-cell>
          <table:table-cell table:formula="of:=COM.MICROSOFT.CONCAT(&quot;u16 &quot;; LOWER([.C56]); &quot;;&quot;)" office:value-type="string" office:string-value="u16 noios;" calcext:value-type="string">
            <text:p>u16 noios;</text:p>
          </table:table-cell>
          <table:table-cell table:formula="of:=IF([.B56]&lt;&gt;&quot;&quot;;COM.MICROSOFT.CONCAT(&quot;I_&quot;;LEFT([.C56] &amp; REPT(&quot; &quot;;[.$F$105]);[.$F$105]);&quot;= &quot;;[.A56];&quot;,&quot;);&quot;&quot;)" office:value-type="string" office:string-value="I_Noios                = 53," calcext:value-type="string">
            <text:p>I_Noios <text:s text:c="15"/>= 53,</text:p>
          </table:table-cell>
          <table:table-cell table:formula="of:=LEN([.C5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ORG.LIBREOFFICE.REGEX(ORG.LIBREOFFICE.REGEX([.B57]; &quot;[\s`-]&quot;; &quot;_&quot;; &quot;g&quot;); &quot;[\(\)]&quot;; &quot;&quot;; &quot;g&quot;)">
            <text:p/>
          </table:table-cell>
          <table:table-cell table:formula="of:=COM.MICROSOFT.CONCAT(&quot;u16 &quot;; LOWER([.C57]); &quot;;&quot;)" office:value-type="string" office:string-value="u16 ;" calcext:value-type="string">
            <text:p>u16 ;</text:p>
          </table:table-cell>
          <table:table-cell table:formula="of:=IF([.B57]&lt;&gt;&quot;&quot;;COM.MICROSOFT.CONCAT(&quot;I_&quot;;LEFT([.C57] &amp; REPT(&quot; &quot;;[.$F$105]);[.$F$105]);&quot;= &quot;;[.A57];&quot;,&quot;);&quot;&quot;)">
            <text:p/>
          </table:table-cell>
          <table:table-cell table:formula="of:=LEN([.C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ORG.LIBREOFFICE.REGEX(ORG.LIBREOFFICE.REGEX([.B58]; &quot;[\s`-]&quot;; &quot;_&quot;; &quot;g&quot;); &quot;[\(\)]&quot;; &quot;&quot;; &quot;g&quot;)">
            <text:p/>
          </table:table-cell>
          <table:table-cell table:formula="of:=COM.MICROSOFT.CONCAT(&quot;u16 &quot;; LOWER([.C58]); &quot;;&quot;)" office:value-type="string" office:string-value="u16 ;" calcext:value-type="string">
            <text:p>u16 ;</text:p>
          </table:table-cell>
          <table:table-cell table:formula="of:=IF([.B58]&lt;&gt;&quot;&quot;;COM.MICROSOFT.CONCAT(&quot;I_&quot;;LEFT([.C58] &amp; REPT(&quot; &quot;;[.$F$105]);[.$F$105]);&quot;= &quot;;[.A58];&quot;,&quot;);&quot;&quot;)">
            <text:p/>
          </table:table-cell>
          <table:table-cell table:formula="of:=LEN([.C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jalaka</text:p>
          </table:table-cell>
          <table:table-cell table:formula="of:=ORG.LIBREOFFICE.REGEX(ORG.LIBREOFFICE.REGEX([.B59]; &quot;[\s`-]&quot;; &quot;_&quot;; &quot;g&quot;); &quot;[\(\)]&quot;; &quot;&quot;; &quot;g&quot;)" office:value-type="string" office:string-value="Gajalaka" calcext:value-type="string">
            <text:p>Gajalaka</text:p>
          </table:table-cell>
          <table:table-cell table:formula="of:=COM.MICROSOFT.CONCAT(&quot;u16 &quot;; LOWER([.C59]); &quot;;&quot;)" office:value-type="string" office:string-value="u16 gajalaka;" calcext:value-type="string">
            <text:p>u16 gajalaka;</text:p>
          </table:table-cell>
          <table:table-cell table:formula="of:=IF([.B59]&lt;&gt;&quot;&quot;;COM.MICROSOFT.CONCAT(&quot;I_&quot;;LEFT([.C59] &amp; REPT(&quot; &quot;;[.$F$105]);[.$F$105]);&quot;= &quot;;[.A59];&quot;,&quot;);&quot;&quot;)" office:value-type="string" office:string-value="I_Gajalaka             = 56," calcext:value-type="string">
            <text:p>I_Gajalaka <text:s text:c="12"/>= 56,</text:p>
          </table:table-cell>
          <table:table-cell table:formula="of:=LEN([.C5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ORG.LIBREOFFICE.REGEX(ORG.LIBREOFFICE.REGEX([.B60]; &quot;[\s`-]&quot;; &quot;_&quot;; &quot;g&quot;); &quot;[\(\)]&quot;; &quot;&quot;; &quot;g&quot;)">
            <text:p/>
          </table:table-cell>
          <table:table-cell table:formula="of:=COM.MICROSOFT.CONCAT(&quot;u16 &quot;; LOWER([.C60]); &quot;;&quot;)" office:value-type="string" office:string-value="u16 ;" calcext:value-type="string">
            <text:p>u16 ;</text:p>
          </table:table-cell>
          <table:table-cell table:formula="of:=IF([.B60]&lt;&gt;&quot;&quot;;COM.MICROSOFT.CONCAT(&quot;I_&quot;;LEFT([.C60] &amp; REPT(&quot; &quot;;[.$F$105]);[.$F$105]);&quot;= &quot;;[.A60];&quot;,&quot;);&quot;&quot;)">
            <text:p/>
          </table:table-cell>
          <table:table-cell table:formula="of:=LEN([.C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ORG.LIBREOFFICE.REGEX(ORG.LIBREOFFICE.REGEX([.B61]; &quot;[\s`-]&quot;; &quot;_&quot;; &quot;g&quot;); &quot;[\(\)]&quot;; &quot;&quot;; &quot;g&quot;)">
            <text:p/>
          </table:table-cell>
          <table:table-cell table:formula="of:=COM.MICROSOFT.CONCAT(&quot;u16 &quot;; LOWER([.C61]); &quot;;&quot;)" office:value-type="string" office:string-value="u16 ;" calcext:value-type="string">
            <text:p>u16 ;</text:p>
          </table:table-cell>
          <table:table-cell table:formula="of:=IF([.B61]&lt;&gt;&quot;&quot;;COM.MICROSOFT.CONCAT(&quot;I_&quot;;LEFT([.C61] &amp; REPT(&quot; &quot;;[.$F$105]);[.$F$105]);&quot;= &quot;;[.A61];&quot;,&quot;);&quot;&quot;)">
            <text:p/>
          </table:table-cell>
          <table:table-cell table:formula="of:=LEN([.C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ORG.LIBREOFFICE.REGEX(ORG.LIBREOFFICE.REGEX([.B62]; &quot;[\s`-]&quot;; &quot;_&quot;; &quot;g&quot;); &quot;[\(\)]&quot;; &quot;&quot;; &quot;g&quot;)">
            <text:p/>
          </table:table-cell>
          <table:table-cell table:formula="of:=COM.MICROSOFT.CONCAT(&quot;u16 &quot;; LOWER([.C62]); &quot;;&quot;)" office:value-type="string" office:string-value="u16 ;" calcext:value-type="string">
            <text:p>u16 ;</text:p>
          </table:table-cell>
          <table:table-cell table:formula="of:=IF([.B62]&lt;&gt;&quot;&quot;;COM.MICROSOFT.CONCAT(&quot;I_&quot;;LEFT([.C62] &amp; REPT(&quot; &quot;;[.$F$105]);[.$F$105]);&quot;= &quot;;[.A62];&quot;,&quot;);&quot;&quot;)">
            <text:p/>
          </table:table-cell>
          <table:table-cell table:formula="of:=LEN([.C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ORG.LIBREOFFICE.REGEX(ORG.LIBREOFFICE.REGEX([.B63]; &quot;[\s`-]&quot;; &quot;_&quot;; &quot;g&quot;); &quot;[\(\)]&quot;; &quot;&quot;; &quot;g&quot;)">
            <text:p/>
          </table:table-cell>
          <table:table-cell table:formula="of:=COM.MICROSOFT.CONCAT(&quot;u16 &quot;; LOWER([.C63]); &quot;;&quot;)" office:value-type="string" office:string-value="u16 ;" calcext:value-type="string">
            <text:p>u16 ;</text:p>
          </table:table-cell>
          <table:table-cell table:formula="of:=IF([.B63]&lt;&gt;&quot;&quot;;COM.MICROSOFT.CONCAT(&quot;I_&quot;;LEFT([.C63] &amp; REPT(&quot; &quot;;[.$F$105]);[.$F$105]);&quot;= &quot;;[.A63];&quot;,&quot;);&quot;&quot;)">
            <text:p/>
          </table:table-cell>
          <table:table-cell table:formula="of:=LEN([.C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grex</text:p>
          </table:table-cell>
          <table:table-cell table:formula="of:=ORG.LIBREOFFICE.REGEX(ORG.LIBREOFFICE.REGEX([.B64]; &quot;[\s`-]&quot;; &quot;_&quot;; &quot;g&quot;); &quot;[\(\)]&quot;; &quot;&quot;; &quot;g&quot;)" office:value-type="string" office:string-value="Tigrex" calcext:value-type="string">
            <text:p>Tigrex</text:p>
          </table:table-cell>
          <table:table-cell table:formula="of:=COM.MICROSOFT.CONCAT(&quot;u16 &quot;; LOWER([.C64]); &quot;;&quot;)" office:value-type="string" office:string-value="u16 tigrex;" calcext:value-type="string">
            <text:p>u16 tigrex;</text:p>
          </table:table-cell>
          <table:table-cell table:formula="of:=IF([.B64]&lt;&gt;&quot;&quot;;COM.MICROSOFT.CONCAT(&quot;I_&quot;;LEFT([.C64] &amp; REPT(&quot; &quot;;[.$F$105]);[.$F$105]);&quot;= &quot;;[.A64];&quot;,&quot;);&quot;&quot;)" office:value-type="string" office:string-value="I_Tigrex               = 61," calcext:value-type="string">
            <text:p>I_Tigrex <text:s text:c="14"/>= 61,</text:p>
          </table:table-cell>
          <table:table-cell table:formula="of:=LEN([.C6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argacuga</text:p>
          </table:table-cell>
          <table:table-cell table:formula="of:=ORG.LIBREOFFICE.REGEX(ORG.LIBREOFFICE.REGEX([.B65]; &quot;[\s`-]&quot;; &quot;_&quot;; &quot;g&quot;); &quot;[\(\)]&quot;; &quot;&quot;; &quot;g&quot;)" office:value-type="string" office:string-value="Nargacuga" calcext:value-type="string">
            <text:p>Nargacuga</text:p>
          </table:table-cell>
          <table:table-cell table:formula="of:=COM.MICROSOFT.CONCAT(&quot;u16 &quot;; LOWER([.C65]); &quot;;&quot;)" office:value-type="string" office:string-value="u16 nargacuga;" calcext:value-type="string">
            <text:p>u16 nargacuga;</text:p>
          </table:table-cell>
          <table:table-cell table:formula="of:=IF([.B65]&lt;&gt;&quot;&quot;;COM.MICROSOFT.CONCAT(&quot;I_&quot;;LEFT([.C65] &amp; REPT(&quot; &quot;;[.$F$105]);[.$F$105]);&quot;= &quot;;[.A65];&quot;,&quot;);&quot;&quot;)" office:value-type="string" office:string-value="I_Nargacuga            = 62," calcext:value-type="string">
            <text:p>I_Nargacuga <text:s text:c="11"/>= 62,</text:p>
          </table:table-cell>
          <table:table-cell table:formula="of:=LEN([.C6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rioth</text:p>
          </table:table-cell>
          <table:table-cell table:formula="of:=ORG.LIBREOFFICE.REGEX(ORG.LIBREOFFICE.REGEX([.B66]; &quot;[\s`-]&quot;; &quot;_&quot;; &quot;g&quot;); &quot;[\(\)]&quot;; &quot;&quot;; &quot;g&quot;)" office:value-type="string" office:string-value="Barioth" calcext:value-type="string">
            <text:p>Barioth</text:p>
          </table:table-cell>
          <table:table-cell table:formula="of:=COM.MICROSOFT.CONCAT(&quot;u16 &quot;; LOWER([.C66]); &quot;;&quot;)" office:value-type="string" office:string-value="u16 barioth;" calcext:value-type="string">
            <text:p>u16 barioth;</text:p>
          </table:table-cell>
          <table:table-cell table:formula="of:=IF([.B66]&lt;&gt;&quot;&quot;;COM.MICROSOFT.CONCAT(&quot;I_&quot;;LEFT([.C66] &amp; REPT(&quot; &quot;;[.$F$105]);[.$F$105]);&quot;= &quot;;[.A66];&quot;,&quot;);&quot;&quot;)" office:value-type="string" office:string-value="I_Barioth              = 63," calcext:value-type="string">
            <text:p>I_Barioth <text:s text:c="13"/>= 63,</text:p>
          </table:table-cell>
          <table:table-cell table:formula="of:=LEN([.C6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vage Deviljho</text:p>
          </table:table-cell>
          <table:table-cell table:formula="of:=ORG.LIBREOFFICE.REGEX(ORG.LIBREOFFICE.REGEX([.B67]; &quot;[\s`-]&quot;; &quot;_&quot;; &quot;g&quot;); &quot;[\(\)]&quot;; &quot;&quot;; &quot;g&quot;)" office:value-type="string" office:string-value="Savage_Deviljho" calcext:value-type="string">
            <text:p>Savage_Deviljho</text:p>
          </table:table-cell>
          <table:table-cell table:formula="of:=COM.MICROSOFT.CONCAT(&quot;u16 &quot;; LOWER([.C67]); &quot;;&quot;)" office:value-type="string" office:string-value="u16 savage_deviljho;" calcext:value-type="string">
            <text:p>u16 savage_deviljho;</text:p>
          </table:table-cell>
          <table:table-cell table:formula="of:=IF([.B67]&lt;&gt;&quot;&quot;;COM.MICROSOFT.CONCAT(&quot;I_&quot;;LEFT([.C67] &amp; REPT(&quot; &quot;;[.$F$105]);[.$F$105]);&quot;= &quot;;[.A67];&quot;,&quot;);&quot;&quot;)" office:value-type="string" office:string-value="I_Savage_Deviljho      = 64," calcext:value-type="string">
            <text:p>I_Savage_Deviljho <text:s text:c="5"/>= 64,</text:p>
          </table:table-cell>
          <table:table-cell table:formula="of:=LEN([.C67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achydios</text:p>
          </table:table-cell>
          <table:table-cell table:formula="of:=ORG.LIBREOFFICE.REGEX(ORG.LIBREOFFICE.REGEX([.B68]; &quot;[\s`-]&quot;; &quot;_&quot;; &quot;g&quot;); &quot;[\(\)]&quot;; &quot;&quot;; &quot;g&quot;)" office:value-type="string" office:string-value="Brachydios" calcext:value-type="string">
            <text:p>Brachydios</text:p>
          </table:table-cell>
          <table:table-cell table:formula="of:=COM.MICROSOFT.CONCAT(&quot;u16 &quot;; LOWER([.C68]); &quot;;&quot;)" office:value-type="string" office:string-value="u16 brachydios;" calcext:value-type="string">
            <text:p>u16 brachydios;</text:p>
          </table:table-cell>
          <table:table-cell table:formula="of:=IF([.B68]&lt;&gt;&quot;&quot;;COM.MICROSOFT.CONCAT(&quot;I_&quot;;LEFT([.C68] &amp; REPT(&quot; &quot;;[.$F$105]);[.$F$105]);&quot;= &quot;;[.A68];&quot;,&quot;);&quot;&quot;)" office:value-type="string" office:string-value="I_Brachydios           = 65," calcext:value-type="string">
            <text:p>I_Brachydios <text:s text:c="10"/>= 65,</text:p>
          </table:table-cell>
          <table:table-cell table:formula="of:=LEN([.C6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lavenus</text:p>
          </table:table-cell>
          <table:table-cell table:formula="of:=ORG.LIBREOFFICE.REGEX(ORG.LIBREOFFICE.REGEX([.B69]; &quot;[\s`-]&quot;; &quot;_&quot;; &quot;g&quot;); &quot;[\(\)]&quot;; &quot;&quot;; &quot;g&quot;)" office:value-type="string" office:string-value="Glavenus" calcext:value-type="string">
            <text:p>Glavenus</text:p>
          </table:table-cell>
          <table:table-cell table:formula="of:=COM.MICROSOFT.CONCAT(&quot;u16 &quot;; LOWER([.C69]); &quot;;&quot;)" office:value-type="string" office:string-value="u16 glavenus;" calcext:value-type="string">
            <text:p>u16 glavenus;</text:p>
          </table:table-cell>
          <table:table-cell table:formula="of:=IF([.B69]&lt;&gt;&quot;&quot;;COM.MICROSOFT.CONCAT(&quot;I_&quot;;LEFT([.C69] &amp; REPT(&quot; &quot;;[.$F$105]);[.$F$105]);&quot;= &quot;;[.A69];&quot;,&quot;);&quot;&quot;)" office:value-type="string" office:string-value="I_Glavenus             = 66," calcext:value-type="string">
            <text:p>I_Glavenus <text:s text:c="12"/>= 66,</text:p>
          </table:table-cell>
          <table:table-cell table:formula="of:=LEN([.C6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cidic Glavenus</text:p>
          </table:table-cell>
          <table:table-cell table:formula="of:=ORG.LIBREOFFICE.REGEX(ORG.LIBREOFFICE.REGEX([.B70]; &quot;[\s`-]&quot;; &quot;_&quot;; &quot;g&quot;); &quot;[\(\)]&quot;; &quot;&quot;; &quot;g&quot;)" office:value-type="string" office:string-value="Acidic_Glavenus" calcext:value-type="string">
            <text:p>Acidic_Glavenus</text:p>
          </table:table-cell>
          <table:table-cell table:formula="of:=COM.MICROSOFT.CONCAT(&quot;u16 &quot;; LOWER([.C70]); &quot;;&quot;)" office:value-type="string" office:string-value="u16 acidic_glavenus;" calcext:value-type="string">
            <text:p>u16 acidic_glavenus;</text:p>
          </table:table-cell>
          <table:table-cell table:formula="of:=IF([.B70]&lt;&gt;&quot;&quot;;COM.MICROSOFT.CONCAT(&quot;I_&quot;;LEFT([.C70] &amp; REPT(&quot; &quot;;[.$F$105]);[.$F$105]);&quot;= &quot;;[.A70];&quot;,&quot;);&quot;&quot;)" office:value-type="string" office:string-value="I_Acidic_Glavenus      = 67," calcext:value-type="string">
            <text:p>I_Acidic_Glavenus <text:s text:c="5"/>= 67,</text:p>
          </table:table-cell>
          <table:table-cell table:formula="of:=LEN([.C70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ulgur Anjanath</text:p>
          </table:table-cell>
          <table:table-cell table:formula="of:=ORG.LIBREOFFICE.REGEX(ORG.LIBREOFFICE.REGEX([.B71]; &quot;[\s`-]&quot;; &quot;_&quot;; &quot;g&quot;); &quot;[\(\)]&quot;; &quot;&quot;; &quot;g&quot;)" office:value-type="string" office:string-value="Fulgur_Anjanath" calcext:value-type="string">
            <text:p>Fulgur_Anjanath</text:p>
          </table:table-cell>
          <table:table-cell table:formula="of:=COM.MICROSOFT.CONCAT(&quot;u16 &quot;; LOWER([.C71]); &quot;;&quot;)" office:value-type="string" office:string-value="u16 fulgur_anjanath;" calcext:value-type="string">
            <text:p>u16 fulgur_anjanath;</text:p>
          </table:table-cell>
          <table:table-cell table:formula="of:=IF([.B71]&lt;&gt;&quot;&quot;;COM.MICROSOFT.CONCAT(&quot;I_&quot;;LEFT([.C71] &amp; REPT(&quot; &quot;;[.$F$105]);[.$F$105]);&quot;= &quot;;[.A71];&quot;,&quot;);&quot;&quot;)" office:value-type="string" office:string-value="I_Fulgur_Anjanath      = 68," calcext:value-type="string">
            <text:p>I_Fulgur_Anjanath <text:s text:c="5"/>= 68,</text:p>
          </table:table-cell>
          <table:table-cell table:formula="of:=LEN([.C71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oral Pukei-Pukei</text:p>
          </table:table-cell>
          <table:table-cell table:formula="of:=ORG.LIBREOFFICE.REGEX(ORG.LIBREOFFICE.REGEX([.B72]; &quot;[\s`-]&quot;; &quot;_&quot;; &quot;g&quot;); &quot;[\(\)]&quot;; &quot;&quot;; &quot;g&quot;)" office:value-type="string" office:string-value="Coral_Pukei_Pukei" calcext:value-type="string">
            <text:p>Coral_Pukei_Pukei</text:p>
          </table:table-cell>
          <table:table-cell table:formula="of:=COM.MICROSOFT.CONCAT(&quot;u16 &quot;; LOWER([.C72]); &quot;;&quot;)" office:value-type="string" office:string-value="u16 coral_pukei_pukei;" calcext:value-type="string">
            <text:p>u16 coral_pukei_pukei;</text:p>
          </table:table-cell>
          <table:table-cell table:formula="of:=IF([.B72]&lt;&gt;&quot;&quot;;COM.MICROSOFT.CONCAT(&quot;I_&quot;;LEFT([.C72] &amp; REPT(&quot; &quot;;[.$F$105]);[.$F$105]);&quot;= &quot;;[.A72];&quot;,&quot;);&quot;&quot;)" office:value-type="string" office:string-value="I_Coral_Pukei_Pukei    = 69," calcext:value-type="string">
            <text:p>I_Coral_Pukei_Pukei <text:s text:c="3"/>= 69,</text:p>
          </table:table-cell>
          <table:table-cell table:formula="of:=LEN([.C72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uiner Nergigante</text:p>
          </table:table-cell>
          <table:table-cell table:formula="of:=ORG.LIBREOFFICE.REGEX(ORG.LIBREOFFICE.REGEX([.B73]; &quot;[\s`-]&quot;; &quot;_&quot;; &quot;g&quot;); &quot;[\(\)]&quot;; &quot;&quot;; &quot;g&quot;)" office:value-type="string" office:string-value="Ruiner_Nergigante" calcext:value-type="string">
            <text:p>Ruiner_Nergigante</text:p>
          </table:table-cell>
          <table:table-cell table:formula="of:=COM.MICROSOFT.CONCAT(&quot;u16 &quot;; LOWER([.C73]); &quot;;&quot;)" office:value-type="string" office:string-value="u16 ruiner_nergigante;" calcext:value-type="string">
            <text:p>u16 ruiner_nergigante;</text:p>
          </table:table-cell>
          <table:table-cell table:formula="of:=IF([.B73]&lt;&gt;&quot;&quot;;COM.MICROSOFT.CONCAT(&quot;I_&quot;;LEFT([.C73] &amp; REPT(&quot; &quot;;[.$F$105]);[.$F$105]);&quot;= &quot;;[.A73];&quot;,&quot;);&quot;&quot;)" office:value-type="string" office:string-value="I_Ruiner_Nergigante    = 70," calcext:value-type="string">
            <text:p>I_Ruiner_Nergigante <text:s text:c="3"/>= 70,</text:p>
          </table:table-cell>
          <table:table-cell table:formula="of:=LEN([.C73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per Tobi-Kadachi</text:p>
          </table:table-cell>
          <table:table-cell table:formula="of:=ORG.LIBREOFFICE.REGEX(ORG.LIBREOFFICE.REGEX([.B74]; &quot;[\s`-]&quot;; &quot;_&quot;; &quot;g&quot;); &quot;[\(\)]&quot;; &quot;&quot;; &quot;g&quot;)" office:value-type="string" office:string-value="Viper_Tobi_Kadachi" calcext:value-type="string">
            <text:p>Viper_Tobi_Kadachi</text:p>
          </table:table-cell>
          <table:table-cell table:formula="of:=COM.MICROSOFT.CONCAT(&quot;u16 &quot;; LOWER([.C74]); &quot;;&quot;)" office:value-type="string" office:string-value="u16 viper_tobi_kadachi;" calcext:value-type="string">
            <text:p>u16 viper_tobi_kadachi;</text:p>
          </table:table-cell>
          <table:table-cell table:formula="of:=IF([.B74]&lt;&gt;&quot;&quot;;COM.MICROSOFT.CONCAT(&quot;I_&quot;;LEFT([.C74] &amp; REPT(&quot; &quot;;[.$F$105]);[.$F$105]);&quot;= &quot;;[.A74];&quot;,&quot;);&quot;&quot;)" office:value-type="string" office:string-value="I_Viper_Tobi_Kadachi   = 71," calcext:value-type="string">
            <text:p>I_Viper_Tobi_Kadachi <text:s text:c="2"/>= 71,</text:p>
          </table:table-cell>
          <table:table-cell table:formula="of:=LEN([.C7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ightshade Paolumu</text:p>
          </table:table-cell>
          <table:table-cell table:formula="of:=ORG.LIBREOFFICE.REGEX(ORG.LIBREOFFICE.REGEX([.B75]; &quot;[\s`-]&quot;; &quot;_&quot;; &quot;g&quot;); &quot;[\(\)]&quot;; &quot;&quot;; &quot;g&quot;)" office:value-type="string" office:string-value="Nightshade_Paolumu" calcext:value-type="string">
            <text:p>Nightshade_Paolumu</text:p>
          </table:table-cell>
          <table:table-cell table:formula="of:=COM.MICROSOFT.CONCAT(&quot;u16 &quot;; LOWER([.C75]); &quot;;&quot;)" office:value-type="string" office:string-value="u16 nightshade_paolumu;" calcext:value-type="string">
            <text:p>u16 nightshade_paolumu;</text:p>
          </table:table-cell>
          <table:table-cell table:formula="of:=IF([.B75]&lt;&gt;&quot;&quot;;COM.MICROSOFT.CONCAT(&quot;I_&quot;;LEFT([.C75] &amp; REPT(&quot; &quot;;[.$F$105]);[.$F$105]);&quot;= &quot;;[.A75];&quot;,&quot;);&quot;&quot;)" office:value-type="string" office:string-value="I_Nightshade_Paolumu   = 72," calcext:value-type="string">
            <text:p>I_Nightshade_Paolumu <text:s text:c="2"/>= 72,</text:p>
          </table:table-cell>
          <table:table-cell table:formula="of:=LEN([.C7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hrieking Legiana</text:p>
          </table:table-cell>
          <table:table-cell table:formula="of:=ORG.LIBREOFFICE.REGEX(ORG.LIBREOFFICE.REGEX([.B76]; &quot;[\s`-]&quot;; &quot;_&quot;; &quot;g&quot;); &quot;[\(\)]&quot;; &quot;&quot;; &quot;g&quot;)" office:value-type="string" office:string-value="Shrieking_Legiana" calcext:value-type="string">
            <text:p>Shrieking_Legiana</text:p>
          </table:table-cell>
          <table:table-cell table:formula="of:=COM.MICROSOFT.CONCAT(&quot;u16 &quot;; LOWER([.C76]); &quot;;&quot;)" office:value-type="string" office:string-value="u16 shrieking_legiana;" calcext:value-type="string">
            <text:p>u16 shrieking_legiana;</text:p>
          </table:table-cell>
          <table:table-cell table:formula="of:=IF([.B76]&lt;&gt;&quot;&quot;;COM.MICROSOFT.CONCAT(&quot;I_&quot;;LEFT([.C76] &amp; REPT(&quot; &quot;;[.$F$105]);[.$F$105]);&quot;= &quot;;[.A76];&quot;,&quot;);&quot;&quot;)" office:value-type="string" office:string-value="I_Shrieking_Legiana    = 73," calcext:value-type="string">
            <text:p>I_Shrieking_Legiana <text:s text:c="3"/>= 73,</text:p>
          </table:table-cell>
          <table:table-cell table:formula="of:=LEN([.C76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bony Odogaron</text:p>
          </table:table-cell>
          <table:table-cell table:formula="of:=ORG.LIBREOFFICE.REGEX(ORG.LIBREOFFICE.REGEX([.B77]; &quot;[\s`-]&quot;; &quot;_&quot;; &quot;g&quot;); &quot;[\(\)]&quot;; &quot;&quot;; &quot;g&quot;)" office:value-type="string" office:string-value="Ebony_Odogaron" calcext:value-type="string">
            <text:p>Ebony_Odogaron</text:p>
          </table:table-cell>
          <table:table-cell table:formula="of:=COM.MICROSOFT.CONCAT(&quot;u16 &quot;; LOWER([.C77]); &quot;;&quot;)" office:value-type="string" office:string-value="u16 ebony_odogaron;" calcext:value-type="string">
            <text:p>u16 ebony_odogaron;</text:p>
          </table:table-cell>
          <table:table-cell table:formula="of:=IF([.B77]&lt;&gt;&quot;&quot;;COM.MICROSOFT.CONCAT(&quot;I_&quot;;LEFT([.C77] &amp; REPT(&quot; &quot;;[.$F$105]);[.$F$105]);&quot;= &quot;;[.A77];&quot;,&quot;);&quot;&quot;)" office:value-type="string" office:string-value="I_Ebony_Odogaron       = 74," calcext:value-type="string">
            <text:p>I_Ebony_Odogaron <text:s text:c="6"/>= 74,</text:p>
          </table:table-cell>
          <table:table-cell table:formula="of:=LEN([.C7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lackveil Vaal Hazak</text:p>
          </table:table-cell>
          <table:table-cell table:formula="of:=ORG.LIBREOFFICE.REGEX(ORG.LIBREOFFICE.REGEX([.B78]; &quot;[\s`-]&quot;; &quot;_&quot;; &quot;g&quot;); &quot;[\(\)]&quot;; &quot;&quot;; &quot;g&quot;)" office:value-type="string" office:string-value="Blackveil_Vaal_Hazak" calcext:value-type="string">
            <text:p>Blackveil_Vaal_Hazak</text:p>
          </table:table-cell>
          <table:table-cell table:formula="of:=COM.MICROSOFT.CONCAT(&quot;u16 &quot;; LOWER([.C78]); &quot;;&quot;)" office:value-type="string" office:string-value="u16 blackveil_vaal_hazak;" calcext:value-type="string">
            <text:p>u16 blackveil_vaal_hazak;</text:p>
          </table:table-cell>
          <table:table-cell table:formula="of:=IF([.B78]&lt;&gt;&quot;&quot;;COM.MICROSOFT.CONCAT(&quot;I_&quot;;LEFT([.C78] &amp; REPT(&quot; &quot;;[.$F$105]);[.$F$105]);&quot;= &quot;;[.A78];&quot;,&quot;);&quot;&quot;)" office:value-type="string" office:string-value="I_Blackveil_Vaal_Hazak = 75," calcext:value-type="string">
            <text:p>I_Blackveil_Vaal_Hazak = 75,</text:p>
          </table:table-cell>
          <table:table-cell table:formula="of:=LEN([.C78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ething Bazelgeuse</text:p>
          </table:table-cell>
          <table:table-cell table:formula="of:=ORG.LIBREOFFICE.REGEX(ORG.LIBREOFFICE.REGEX([.B79]; &quot;[\s`-]&quot;; &quot;_&quot;; &quot;g&quot;); &quot;[\(\)]&quot;; &quot;&quot;; &quot;g&quot;)" office:value-type="string" office:string-value="Seething_Bazelgeuse" calcext:value-type="string">
            <text:p>Seething_Bazelgeuse</text:p>
          </table:table-cell>
          <table:table-cell table:formula="of:=COM.MICROSOFT.CONCAT(&quot;u16 &quot;; LOWER([.C79]); &quot;;&quot;)" office:value-type="string" office:string-value="u16 seething_bazelgeuse;" calcext:value-type="string">
            <text:p>u16 seething_bazelgeuse;</text:p>
          </table:table-cell>
          <table:table-cell table:formula="of:=IF([.B79]&lt;&gt;&quot;&quot;;COM.MICROSOFT.CONCAT(&quot;I_&quot;;LEFT([.C79] &amp; REPT(&quot; &quot;;[.$F$105]);[.$F$105]);&quot;= &quot;;[.A79];&quot;,&quot;);&quot;&quot;)" office:value-type="string" office:string-value="I_Seething_Bazelgeuse  = 76," calcext:value-type="string">
            <text:p>I_Seething_Bazelgeuse <text:s/>= 76,</text:p>
          </table:table-cell>
          <table:table-cell table:formula="of:=LEN([.C79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otodus</text:p>
          </table:table-cell>
          <table:table-cell table:formula="of:=ORG.LIBREOFFICE.REGEX(ORG.LIBREOFFICE.REGEX([.B80]; &quot;[\s`-]&quot;; &quot;_&quot;; &quot;g&quot;); &quot;[\(\)]&quot;; &quot;&quot;; &quot;g&quot;)" office:value-type="string" office:string-value="Beotodus" calcext:value-type="string">
            <text:p>Beotodus</text:p>
          </table:table-cell>
          <table:table-cell table:formula="of:=COM.MICROSOFT.CONCAT(&quot;u16 &quot;; LOWER([.C80]); &quot;;&quot;)" office:value-type="string" office:string-value="u16 beotodus;" calcext:value-type="string">
            <text:p>u16 beotodus;</text:p>
          </table:table-cell>
          <table:table-cell table:formula="of:=IF([.B80]&lt;&gt;&quot;&quot;;COM.MICROSOFT.CONCAT(&quot;I_&quot;;LEFT([.C80] &amp; REPT(&quot; &quot;;[.$F$105]);[.$F$105]);&quot;= &quot;;[.A80];&quot;,&quot;);&quot;&quot;)" office:value-type="string" office:string-value="I_Beotodus             = 77," calcext:value-type="string">
            <text:p>I_Beotodus <text:s text:c="12"/>= 77,</text:p>
          </table:table-cell>
          <table:table-cell table:formula="of:=LEN([.C8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nbaro</text:p>
          </table:table-cell>
          <table:table-cell table:formula="of:=ORG.LIBREOFFICE.REGEX(ORG.LIBREOFFICE.REGEX([.B81]; &quot;[\s`-]&quot;; &quot;_&quot;; &quot;g&quot;); &quot;[\(\)]&quot;; &quot;&quot;; &quot;g&quot;)" office:value-type="string" office:string-value="Banbaro" calcext:value-type="string">
            <text:p>Banbaro</text:p>
          </table:table-cell>
          <table:table-cell table:formula="of:=COM.MICROSOFT.CONCAT(&quot;u16 &quot;; LOWER([.C81]); &quot;;&quot;)" office:value-type="string" office:string-value="u16 banbaro;" calcext:value-type="string">
            <text:p>u16 banbaro;</text:p>
          </table:table-cell>
          <table:table-cell table:formula="of:=IF([.B81]&lt;&gt;&quot;&quot;;COM.MICROSOFT.CONCAT(&quot;I_&quot;;LEFT([.C81] &amp; REPT(&quot; &quot;;[.$F$105]);[.$F$105]);&quot;= &quot;;[.A81];&quot;,&quot;);&quot;&quot;)" office:value-type="string" office:string-value="I_Banbaro              = 78," calcext:value-type="string">
            <text:p>I_Banbaro <text:s text:c="13"/>= 78,</text:p>
          </table:table-cell>
          <table:table-cell table:formula="of:=LEN([.C8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elkhana</text:p>
          </table:table-cell>
          <table:table-cell table:formula="of:=ORG.LIBREOFFICE.REGEX(ORG.LIBREOFFICE.REGEX([.B82]; &quot;[\s`-]&quot;; &quot;_&quot;; &quot;g&quot;); &quot;[\(\)]&quot;; &quot;&quot;; &quot;g&quot;)" office:value-type="string" office:string-value="Velkhana" calcext:value-type="string">
            <text:p>Velkhana</text:p>
          </table:table-cell>
          <table:table-cell table:formula="of:=COM.MICROSOFT.CONCAT(&quot;u16 &quot;; LOWER([.C82]); &quot;;&quot;)" office:value-type="string" office:string-value="u16 velkhana;" calcext:value-type="string">
            <text:p>u16 velkhana;</text:p>
          </table:table-cell>
          <table:table-cell table:formula="of:=IF([.B82]&lt;&gt;&quot;&quot;;COM.MICROSOFT.CONCAT(&quot;I_&quot;;LEFT([.C82] &amp; REPT(&quot; &quot;;[.$F$105]);[.$F$105]);&quot;= &quot;;[.A82];&quot;,&quot;);&quot;&quot;)" office:value-type="string" office:string-value="I_Velkhana             = 79," calcext:value-type="string">
            <text:p>I_Velkhana <text:s text:c="12"/>= 79,</text:p>
          </table:table-cell>
          <table:table-cell table:formula="of:=LEN([.C8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amielle</text:p>
          </table:table-cell>
          <table:table-cell table:formula="of:=ORG.LIBREOFFICE.REGEX(ORG.LIBREOFFICE.REGEX([.B83]; &quot;[\s`-]&quot;; &quot;_&quot;; &quot;g&quot;); &quot;[\(\)]&quot;; &quot;&quot;; &quot;g&quot;)" office:value-type="string" office:string-value="Namielle" calcext:value-type="string">
            <text:p>Namielle</text:p>
          </table:table-cell>
          <table:table-cell table:formula="of:=COM.MICROSOFT.CONCAT(&quot;u16 &quot;; LOWER([.C83]); &quot;;&quot;)" office:value-type="string" office:string-value="u16 namielle;" calcext:value-type="string">
            <text:p>u16 namielle;</text:p>
          </table:table-cell>
          <table:table-cell table:formula="of:=IF([.B83]&lt;&gt;&quot;&quot;;COM.MICROSOFT.CONCAT(&quot;I_&quot;;LEFT([.C83] &amp; REPT(&quot; &quot;;[.$F$105]);[.$F$105]);&quot;= &quot;;[.A83];&quot;,&quot;);&quot;&quot;)" office:value-type="string" office:string-value="I_Namielle             = 80," calcext:value-type="string">
            <text:p>I_Namielle <text:s text:c="12"/>= 80,</text:p>
          </table:table-cell>
          <table:table-cell table:formula="of:=LEN([.C8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a Ishvalda</text:p>
          </table:table-cell>
          <table:table-cell table:formula="of:=ORG.LIBREOFFICE.REGEX(ORG.LIBREOFFICE.REGEX([.B84]; &quot;[\s`-]&quot;; &quot;_&quot;; &quot;g&quot;); &quot;[\(\)]&quot;; &quot;&quot;; &quot;g&quot;)" office:value-type="string" office:string-value="Shara_Ishvalda" calcext:value-type="string">
            <text:p>Shara_Ishvalda</text:p>
          </table:table-cell>
          <table:table-cell table:formula="of:=COM.MICROSOFT.CONCAT(&quot;u16 &quot;; LOWER([.C84]); &quot;;&quot;)" office:value-type="string" office:string-value="u16 shara_ishvalda;" calcext:value-type="string">
            <text:p>u16 shara_ishvalda;</text:p>
          </table:table-cell>
          <table:table-cell table:formula="of:=IF([.B84]&lt;&gt;&quot;&quot;;COM.MICROSOFT.CONCAT(&quot;I_&quot;;LEFT([.C84] &amp; REPT(&quot; &quot;;[.$F$105]);[.$F$105]);&quot;= &quot;;[.A84];&quot;,&quot;);&quot;&quot;)" office:value-type="string" office:string-value="I_Shara_Ishvalda       = 81," calcext:value-type="string">
            <text:p>I_Shara_Ishvalda <text:s text:c="6"/>= 81,</text:p>
          </table:table-cell>
          <table:table-cell table:formula="of:=LEN([.C8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po</text:p>
          </table:table-cell>
          <table:table-cell table:formula="of:=ORG.LIBREOFFICE.REGEX(ORG.LIBREOFFICE.REGEX([.B85]; &quot;[\s`-]&quot;; &quot;_&quot;; &quot;g&quot;); &quot;[\(\)]&quot;; &quot;&quot;; &quot;g&quot;)" office:value-type="string" office:string-value="Popo" calcext:value-type="string">
            <text:p>Popo</text:p>
          </table:table-cell>
          <table:table-cell table:formula="of:=COM.MICROSOFT.CONCAT(&quot;u16 &quot;; LOWER([.C85]); &quot;;&quot;)" office:value-type="string" office:string-value="u16 popo;" calcext:value-type="string">
            <text:p>u16 popo;</text:p>
          </table:table-cell>
          <table:table-cell table:formula="of:=IF([.B85]&lt;&gt;&quot;&quot;;COM.MICROSOFT.CONCAT(&quot;I_&quot;;LEFT([.C85] &amp; REPT(&quot; &quot;;[.$F$105]);[.$F$105]);&quot;= &quot;;[.A85];&quot;,&quot;);&quot;&quot;)" office:value-type="string" office:string-value="I_Popo                 = 82," calcext:value-type="string">
            <text:p>I_Popo <text:s text:c="16"/>= 82,</text:p>
          </table:table-cell>
          <table:table-cell table:formula="of:=LEN([.C8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eka</text:p>
          </table:table-cell>
          <table:table-cell table:formula="of:=ORG.LIBREOFFICE.REGEX(ORG.LIBREOFFICE.REGEX([.B86]; &quot;[\s`-]&quot;; &quot;_&quot;; &quot;g&quot;); &quot;[\(\)]&quot;; &quot;&quot;; &quot;g&quot;)" office:value-type="string" office:string-value="Anteka" calcext:value-type="string">
            <text:p>Anteka</text:p>
          </table:table-cell>
          <table:table-cell table:formula="of:=COM.MICROSOFT.CONCAT(&quot;u16 &quot;; LOWER([.C86]); &quot;;&quot;)" office:value-type="string" office:string-value="u16 anteka;" calcext:value-type="string">
            <text:p>u16 anteka;</text:p>
          </table:table-cell>
          <table:table-cell table:formula="of:=IF([.B86]&lt;&gt;&quot;&quot;;COM.MICROSOFT.CONCAT(&quot;I_&quot;;LEFT([.C86] &amp; REPT(&quot; &quot;;[.$F$105]);[.$F$105]);&quot;= &quot;;[.A86];&quot;,&quot;);&quot;&quot;)" office:value-type="string" office:string-value="I_Anteka               = 83," calcext:value-type="string">
            <text:p>I_Anteka <text:s text:c="14"/>= 83,</text:p>
          </table:table-cell>
          <table:table-cell table:formula="of:=LEN([.C8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ulg</text:p>
          </table:table-cell>
          <table:table-cell table:formula="of:=ORG.LIBREOFFICE.REGEX(ORG.LIBREOFFICE.REGEX([.B87]; &quot;[\s`-]&quot;; &quot;_&quot;; &quot;g&quot;); &quot;[\(\)]&quot;; &quot;&quot;; &quot;g&quot;)" office:value-type="string" office:string-value="Wulg" calcext:value-type="string">
            <text:p>Wulg</text:p>
          </table:table-cell>
          <table:table-cell table:formula="of:=COM.MICROSOFT.CONCAT(&quot;u16 &quot;; LOWER([.C87]); &quot;;&quot;)" office:value-type="string" office:string-value="u16 wulg;" calcext:value-type="string">
            <text:p>u16 wulg;</text:p>
          </table:table-cell>
          <table:table-cell table:formula="of:=IF([.B87]&lt;&gt;&quot;&quot;;COM.MICROSOFT.CONCAT(&quot;I_&quot;;LEFT([.C87] &amp; REPT(&quot; &quot;;[.$F$105]);[.$F$105]);&quot;= &quot;;[.A87];&quot;,&quot;);&quot;&quot;)" office:value-type="string" office:string-value="I_Wulg                 = 84," calcext:value-type="string">
            <text:p>I_Wulg <text:s text:c="16"/>= 84,</text:p>
          </table:table-cell>
          <table:table-cell table:formula="of:=LEN([.C8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rtos</text:p>
          </table:table-cell>
          <table:table-cell table:formula="of:=ORG.LIBREOFFICE.REGEX(ORG.LIBREOFFICE.REGEX([.B88]; &quot;[\s`-]&quot;; &quot;_&quot;; &quot;g&quot;); &quot;[\(\)]&quot;; &quot;&quot;; &quot;g&quot;)" office:value-type="string" office:string-value="Cortos" calcext:value-type="string">
            <text:p>Cortos</text:p>
          </table:table-cell>
          <table:table-cell table:formula="of:=COM.MICROSOFT.CONCAT(&quot;u16 &quot;; LOWER([.C88]); &quot;;&quot;)" office:value-type="string" office:string-value="u16 cortos;" calcext:value-type="string">
            <text:p>u16 cortos;</text:p>
          </table:table-cell>
          <table:table-cell table:formula="of:=IF([.B88]&lt;&gt;&quot;&quot;;COM.MICROSOFT.CONCAT(&quot;I_&quot;;LEFT([.C88] &amp; REPT(&quot; &quot;;[.$F$105]);[.$F$105]);&quot;= &quot;;[.A88];&quot;,&quot;);&quot;&quot;)" office:value-type="string" office:string-value="I_Cortos               = 85," calcext:value-type="string">
            <text:p>I_Cortos <text:s text:c="14"/>= 85,</text:p>
          </table:table-cell>
          <table:table-cell table:formula="of:=LEN([.C8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oaboa</text:p>
          </table:table-cell>
          <table:table-cell table:formula="of:=ORG.LIBREOFFICE.REGEX(ORG.LIBREOFFICE.REGEX([.B89]; &quot;[\s`-]&quot;; &quot;_&quot;; &quot;g&quot;); &quot;[\(\)]&quot;; &quot;&quot;; &quot;g&quot;)" office:value-type="string" office:string-value="Boaboa" calcext:value-type="string">
            <text:p>Boaboa</text:p>
          </table:table-cell>
          <table:table-cell table:formula="of:=COM.MICROSOFT.CONCAT(&quot;u16 &quot;; LOWER([.C89]); &quot;;&quot;)" office:value-type="string" office:string-value="u16 boaboa;" calcext:value-type="string">
            <text:p>u16 boaboa;</text:p>
          </table:table-cell>
          <table:table-cell table:formula="of:=IF([.B89]&lt;&gt;&quot;&quot;;COM.MICROSOFT.CONCAT(&quot;I_&quot;;LEFT([.C89] &amp; REPT(&quot; &quot;;[.$F$105]);[.$F$105]);&quot;= &quot;;[.A89];&quot;,&quot;);&quot;&quot;)" office:value-type="string" office:string-value="I_Boaboa               = 86," calcext:value-type="string">
            <text:p>I_Boaboa <text:s text:c="14"/>= 86,</text:p>
          </table:table-cell>
          <table:table-cell table:formula="of:=LEN([.C8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atreon</text:p>
          </table:table-cell>
          <table:table-cell table:formula="of:=ORG.LIBREOFFICE.REGEX(ORG.LIBREOFFICE.REGEX([.B90]; &quot;[\s`-]&quot;; &quot;_&quot;; &quot;g&quot;); &quot;[\(\)]&quot;; &quot;&quot;; &quot;g&quot;)" office:value-type="string" office:string-value="Alatreon" calcext:value-type="string">
            <text:p>Alatreon</text:p>
          </table:table-cell>
          <table:table-cell table:formula="of:=COM.MICROSOFT.CONCAT(&quot;u16 &quot;; LOWER([.C90]); &quot;;&quot;)" office:value-type="string" office:string-value="u16 alatreon;" calcext:value-type="string">
            <text:p>u16 alatreon;</text:p>
          </table:table-cell>
          <table:table-cell table:formula="of:=IF([.B90]&lt;&gt;&quot;&quot;;COM.MICROSOFT.CONCAT(&quot;I_&quot;;LEFT([.C90] &amp; REPT(&quot; &quot;;[.$F$105]);[.$F$105]);&quot;= &quot;;[.A90];&quot;,&quot;);&quot;&quot;)" office:value-type="string" office:string-value="I_Alatreon             = 87," calcext:value-type="string">
            <text:p>I_Alatreon <text:s text:c="12"/>= 87,</text:p>
          </table:table-cell>
          <table:table-cell table:formula="of:=LEN([.C9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old Rathian</text:p>
          </table:table-cell>
          <table:table-cell table:formula="of:=ORG.LIBREOFFICE.REGEX(ORG.LIBREOFFICE.REGEX([.B91]; &quot;[\s`-]&quot;; &quot;_&quot;; &quot;g&quot;); &quot;[\(\)]&quot;; &quot;&quot;; &quot;g&quot;)" office:value-type="string" office:string-value="Gold_Rathian" calcext:value-type="string">
            <text:p>Gold_Rathian</text:p>
          </table:table-cell>
          <table:table-cell table:formula="of:=COM.MICROSOFT.CONCAT(&quot;u16 &quot;; LOWER([.C91]); &quot;;&quot;)" office:value-type="string" office:string-value="u16 gold_rathian;" calcext:value-type="string">
            <text:p>u16 gold_rathian;</text:p>
          </table:table-cell>
          <table:table-cell table:formula="of:=IF([.B91]&lt;&gt;&quot;&quot;;COM.MICROSOFT.CONCAT(&quot;I_&quot;;LEFT([.C91] &amp; REPT(&quot; &quot;;[.$F$105]);[.$F$105]);&quot;= &quot;;[.A91];&quot;,&quot;);&quot;&quot;)" office:value-type="string" office:string-value="I_Gold_Rathian         = 88," calcext:value-type="string">
            <text:p>I_Gold_Rathian <text:s text:c="8"/>= 88,</text:p>
          </table:table-cell>
          <table:table-cell table:formula="of:=LEN([.C9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lver Rathalos</text:p>
          </table:table-cell>
          <table:table-cell table:formula="of:=ORG.LIBREOFFICE.REGEX(ORG.LIBREOFFICE.REGEX([.B92]; &quot;[\s`-]&quot;; &quot;_&quot;; &quot;g&quot;); &quot;[\(\)]&quot;; &quot;&quot;; &quot;g&quot;)" office:value-type="string" office:string-value="Silver_Rathalos" calcext:value-type="string">
            <text:p>Silver_Rathalos</text:p>
          </table:table-cell>
          <table:table-cell table:formula="of:=COM.MICROSOFT.CONCAT(&quot;u16 &quot;; LOWER([.C92]); &quot;;&quot;)" office:value-type="string" office:string-value="u16 silver_rathalos;" calcext:value-type="string">
            <text:p>u16 silver_rathalos;</text:p>
          </table:table-cell>
          <table:table-cell table:formula="of:=IF([.B92]&lt;&gt;&quot;&quot;;COM.MICROSOFT.CONCAT(&quot;I_&quot;;LEFT([.C92] &amp; REPT(&quot; &quot;;[.$F$105]);[.$F$105]);&quot;= &quot;;[.A92];&quot;,&quot;);&quot;&quot;)" office:value-type="string" office:string-value="I_Silver_Rathalos      = 89," calcext:value-type="string">
            <text:p>I_Silver_Rathalos <text:s text:c="5"/>= 89,</text:p>
          </table:table-cell>
          <table:table-cell table:formula="of:=LEN([.C9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Yian Garuga</text:p>
          </table:table-cell>
          <table:table-cell table:formula="of:=ORG.LIBREOFFICE.REGEX(ORG.LIBREOFFICE.REGEX([.B93]; &quot;[\s`-]&quot;; &quot;_&quot;; &quot;g&quot;); &quot;[\(\)]&quot;; &quot;&quot;; &quot;g&quot;)" office:value-type="string" office:string-value="Yian_Garuga" calcext:value-type="string">
            <text:p>Yian_Garuga</text:p>
          </table:table-cell>
          <table:table-cell table:formula="of:=COM.MICROSOFT.CONCAT(&quot;u16 &quot;; LOWER([.C93]); &quot;;&quot;)" office:value-type="string" office:string-value="u16 yian_garuga;" calcext:value-type="string">
            <text:p>u16 yian_garuga;</text:p>
          </table:table-cell>
          <table:table-cell table:formula="of:=IF([.B93]&lt;&gt;&quot;&quot;;COM.MICROSOFT.CONCAT(&quot;I_&quot;;LEFT([.C93] &amp; REPT(&quot; &quot;;[.$F$105]);[.$F$105]);&quot;= &quot;;[.A93];&quot;,&quot;);&quot;&quot;)" office:value-type="string" office:string-value="I_Yian_Garuga          = 90," calcext:value-type="string">
            <text:p>I_Yian_Garuga <text:s text:c="9"/>= 90,</text:p>
          </table:table-cell>
          <table:table-cell table:formula="of:=LEN([.C9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jang</text:p>
          </table:table-cell>
          <table:table-cell table:formula="of:=ORG.LIBREOFFICE.REGEX(ORG.LIBREOFFICE.REGEX([.B94]; &quot;[\s`-]&quot;; &quot;_&quot;; &quot;g&quot;); &quot;[\(\)]&quot;; &quot;&quot;; &quot;g&quot;)" office:value-type="string" office:string-value="Rajang" calcext:value-type="string">
            <text:p>Rajang</text:p>
          </table:table-cell>
          <table:table-cell table:formula="of:=COM.MICROSOFT.CONCAT(&quot;u16 &quot;; LOWER([.C94]); &quot;;&quot;)" office:value-type="string" office:string-value="u16 rajang;" calcext:value-type="string">
            <text:p>u16 rajang;</text:p>
          </table:table-cell>
          <table:table-cell table:formula="of:=IF([.B94]&lt;&gt;&quot;&quot;;COM.MICROSOFT.CONCAT(&quot;I_&quot;;LEFT([.C94] &amp; REPT(&quot; &quot;;[.$F$105]);[.$F$105]);&quot;= &quot;;[.A94];&quot;,&quot;);&quot;&quot;)" office:value-type="string" office:string-value="I_Rajang               = 91," calcext:value-type="string">
            <text:p>I_Rajang <text:s text:c="14"/>= 91,</text:p>
          </table:table-cell>
          <table:table-cell table:formula="of:=LEN([.C9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urious Rajang</text:p>
          </table:table-cell>
          <table:table-cell table:formula="of:=ORG.LIBREOFFICE.REGEX(ORG.LIBREOFFICE.REGEX([.B95]; &quot;[\s`-]&quot;; &quot;_&quot;; &quot;g&quot;); &quot;[\(\)]&quot;; &quot;&quot;; &quot;g&quot;)" office:value-type="string" office:string-value="Furious_Rajang" calcext:value-type="string">
            <text:p>Furious_Rajang</text:p>
          </table:table-cell>
          <table:table-cell table:formula="of:=COM.MICROSOFT.CONCAT(&quot;u16 &quot;; LOWER([.C95]); &quot;;&quot;)" office:value-type="string" office:string-value="u16 furious_rajang;" calcext:value-type="string">
            <text:p>u16 furious_rajang;</text:p>
          </table:table-cell>
          <table:table-cell table:formula="of:=IF([.B95]&lt;&gt;&quot;&quot;;COM.MICROSOFT.CONCAT(&quot;I_&quot;;LEFT([.C95] &amp; REPT(&quot; &quot;;[.$F$105]);[.$F$105]);&quot;= &quot;;[.A95];&quot;,&quot;);&quot;&quot;)" office:value-type="string" office:string-value="I_Furious_Rajang       = 92," calcext:value-type="string">
            <text:p>I_Furious_Rajang <text:s text:c="6"/>= 92,</text:p>
          </table:table-cell>
          <table:table-cell table:formula="of:=LEN([.C9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rute Tigrex</text:p>
          </table:table-cell>
          <table:table-cell table:formula="of:=ORG.LIBREOFFICE.REGEX(ORG.LIBREOFFICE.REGEX([.B96]; &quot;[\s`-]&quot;; &quot;_&quot;; &quot;g&quot;); &quot;[\(\)]&quot;; &quot;&quot;; &quot;g&quot;)" office:value-type="string" office:string-value="Brute_Tigrex" calcext:value-type="string">
            <text:p>Brute_Tigrex</text:p>
          </table:table-cell>
          <table:table-cell table:formula="of:=COM.MICROSOFT.CONCAT(&quot;u16 &quot;; LOWER([.C96]); &quot;;&quot;)" office:value-type="string" office:string-value="u16 brute_tigrex;" calcext:value-type="string">
            <text:p>u16 brute_tigrex;</text:p>
          </table:table-cell>
          <table:table-cell table:formula="of:=IF([.B96]&lt;&gt;&quot;&quot;;COM.MICROSOFT.CONCAT(&quot;I_&quot;;LEFT([.C96] &amp; REPT(&quot; &quot;;[.$F$105]);[.$F$105]);&quot;= &quot;;[.A96];&quot;,&quot;);&quot;&quot;)" office:value-type="string" office:string-value="I_Brute_Tigrex         = 93," calcext:value-type="string">
            <text:p>I_Brute_Tigrex <text:s text:c="8"/>= 93,</text:p>
          </table:table-cell>
          <table:table-cell table:formula="of:=LEN([.C9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Zinogre</text:p>
          </table:table-cell>
          <table:table-cell table:formula="of:=ORG.LIBREOFFICE.REGEX(ORG.LIBREOFFICE.REGEX([.B97]; &quot;[\s`-]&quot;; &quot;_&quot;; &quot;g&quot;); &quot;[\(\)]&quot;; &quot;&quot;; &quot;g&quot;)" office:value-type="string" office:string-value="Zinogre" calcext:value-type="string">
            <text:p>Zinogre</text:p>
          </table:table-cell>
          <table:table-cell table:formula="of:=COM.MICROSOFT.CONCAT(&quot;u16 &quot;; LOWER([.C97]); &quot;;&quot;)" office:value-type="string" office:string-value="u16 zinogre;" calcext:value-type="string">
            <text:p>u16 zinogre;</text:p>
          </table:table-cell>
          <table:table-cell table:formula="of:=IF([.B97]&lt;&gt;&quot;&quot;;COM.MICROSOFT.CONCAT(&quot;I_&quot;;LEFT([.C97] &amp; REPT(&quot; &quot;;[.$F$105]);[.$F$105]);&quot;= &quot;;[.A97];&quot;,&quot;);&quot;&quot;)" office:value-type="string" office:string-value="I_Zinogre              = 94," calcext:value-type="string">
            <text:p>I_Zinogre <text:s text:c="13"/>= 94,</text:p>
          </table:table-cell>
          <table:table-cell table:formula="of:=LEN([.C9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ygian Zinogre</text:p>
          </table:table-cell>
          <table:table-cell table:formula="of:=ORG.LIBREOFFICE.REGEX(ORG.LIBREOFFICE.REGEX([.B98]; &quot;[\s`-]&quot;; &quot;_&quot;; &quot;g&quot;); &quot;[\(\)]&quot;; &quot;&quot;; &quot;g&quot;)" office:value-type="string" office:string-value="Stygian_Zinogre" calcext:value-type="string">
            <text:p>Stygian_Zinogre</text:p>
          </table:table-cell>
          <table:table-cell table:formula="of:=COM.MICROSOFT.CONCAT(&quot;u16 &quot;; LOWER([.C98]); &quot;;&quot;)" office:value-type="string" office:string-value="u16 stygian_zinogre;" calcext:value-type="string">
            <text:p>u16 stygian_zinogre;</text:p>
          </table:table-cell>
          <table:table-cell table:formula="of:=IF([.B98]&lt;&gt;&quot;&quot;;COM.MICROSOFT.CONCAT(&quot;I_&quot;;LEFT([.C98] &amp; REPT(&quot; &quot;;[.$F$105]);[.$F$105]);&quot;= &quot;;[.A98];&quot;,&quot;);&quot;&quot;)" office:value-type="string" office:string-value="I_Stygian_Zinogre      = 95," calcext:value-type="string">
            <text:p>I_Stygian_Zinogre <text:s text:c="5"/>= 95,</text:p>
          </table:table-cell>
          <table:table-cell table:formula="of:=LEN([.C9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ging Brachydios</text:p>
          </table:table-cell>
          <table:table-cell table:formula="of:=ORG.LIBREOFFICE.REGEX(ORG.LIBREOFFICE.REGEX([.B99]; &quot;[\s`-]&quot;; &quot;_&quot;; &quot;g&quot;); &quot;[\(\)]&quot;; &quot;&quot;; &quot;g&quot;)" office:value-type="string" office:string-value="Raging_Brachydios" calcext:value-type="string">
            <text:p>Raging_Brachydios</text:p>
          </table:table-cell>
          <table:table-cell table:formula="of:=COM.MICROSOFT.CONCAT(&quot;u16 &quot;; LOWER([.C99]); &quot;;&quot;)" office:value-type="string" office:string-value="u16 raging_brachydios;" calcext:value-type="string">
            <text:p>u16 raging_brachydios;</text:p>
          </table:table-cell>
          <table:table-cell table:formula="of:=IF([.B99]&lt;&gt;&quot;&quot;;COM.MICROSOFT.CONCAT(&quot;I_&quot;;LEFT([.C99] &amp; REPT(&quot; &quot;;[.$F$105]);[.$F$105]);&quot;= &quot;;[.A99];&quot;,&quot;);&quot;&quot;)" office:value-type="string" office:string-value="I_Raging_Brachydios    = 96," calcext:value-type="string">
            <text:p>I_Raging_Brachydios <text:s text:c="3"/>= 96,</text:p>
          </table:table-cell>
          <table:table-cell table:formula="of:=LEN([.C99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fi`jiiva</text:p>
          </table:table-cell>
          <table:table-cell table:formula="of:=ORG.LIBREOFFICE.REGEX(ORG.LIBREOFFICE.REGEX([.B100]; &quot;[\s`-]&quot;; &quot;_&quot;; &quot;g&quot;); &quot;[\(\)]&quot;; &quot;&quot;; &quot;g&quot;)" office:value-type="string" office:string-value="Safi_jiiva" calcext:value-type="string">
            <text:p>Safi_jiiva</text:p>
          </table:table-cell>
          <table:table-cell table:formula="of:=COM.MICROSOFT.CONCAT(&quot;u16 &quot;; LOWER([.C100]); &quot;;&quot;)" office:value-type="string" office:string-value="u16 safi_jiiva;" calcext:value-type="string">
            <text:p>u16 safi_jiiva;</text:p>
          </table:table-cell>
          <table:table-cell table:formula="of:=IF([.B100]&lt;&gt;&quot;&quot;;COM.MICROSOFT.CONCAT(&quot;I_&quot;;LEFT([.C100] &amp; REPT(&quot; &quot;;[.$F$105]);[.$F$105]);&quot;= &quot;;[.A100];&quot;,&quot;);&quot;&quot;)" office:value-type="string" office:string-value="I_Safi_jiiva           = 97," calcext:value-type="string">
            <text:p>I_Safi_jiiva <text:s text:c="10"/>= 97,</text:p>
          </table:table-cell>
          <table:table-cell table:formula="of:=LEN([.C10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ORG.LIBREOFFICE.REGEX(ORG.LIBREOFFICE.REGEX([.B101]; &quot;[\s`-]&quot;; &quot;_&quot;; &quot;g&quot;); &quot;[\(\)]&quot;; &quot;&quot;; &quot;g&quot;)">
            <text:p/>
          </table:table-cell>
          <table:table-cell table:formula="of:=COM.MICROSOFT.CONCAT(&quot;u16 &quot;; LOWER([.C101]); &quot;;&quot;)" office:value-type="string" office:string-value="u16 ;" calcext:value-type="string">
            <text:p>u16 ;</text:p>
          </table:table-cell>
          <table:table-cell table:formula="of:=IF([.B101]&lt;&gt;&quot;&quot;;COM.MICROSOFT.CONCAT(&quot;I_&quot;;LEFT([.C101] &amp; REPT(&quot; &quot;;[.$F$105]);[.$F$105]);&quot;= &quot;;[.A101];&quot;,&quot;);&quot;&quot;)">
            <text:p/>
          </table:table-cell>
          <table:table-cell table:formula="of:=LEN([.C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carred Yian Garuga</text:p>
          </table:table-cell>
          <table:table-cell table:formula="of:=ORG.LIBREOFFICE.REGEX(ORG.LIBREOFFICE.REGEX([.B102]; &quot;[\s`-]&quot;; &quot;_&quot;; &quot;g&quot;); &quot;[\(\)]&quot;; &quot;&quot;; &quot;g&quot;)" office:value-type="string" office:string-value="Scarred_Yian_Garuga" calcext:value-type="string">
            <text:p>Scarred_Yian_Garuga</text:p>
          </table:table-cell>
          <table:table-cell table:formula="of:=COM.MICROSOFT.CONCAT(&quot;u16 &quot;; LOWER([.C102]); &quot;;&quot;)" office:value-type="string" office:string-value="u16 scarred_yian_garuga;" calcext:value-type="string">
            <text:p>u16 scarred_yian_garuga;</text:p>
          </table:table-cell>
          <table:table-cell table:formula="of:=IF([.B102]&lt;&gt;&quot;&quot;;COM.MICROSOFT.CONCAT(&quot;I_&quot;;LEFT([.C102] &amp; REPT(&quot; &quot;;[.$F$105]);[.$F$105]);&quot;= &quot;;[.A102];&quot;,&quot;);&quot;&quot;)" office:value-type="string" office:string-value="I_Scarred_Yian_Garuga  = 99," calcext:value-type="string">
            <text:p>I_Scarred_Yian_Garuga <text:s/>= 99,</text:p>
          </table:table-cell>
          <table:table-cell table:formula="of:=LEN([.C102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rostfang Barioth</text:p>
          </table:table-cell>
          <table:table-cell table:formula="of:=ORG.LIBREOFFICE.REGEX(ORG.LIBREOFFICE.REGEX([.B103]; &quot;[\s`-]&quot;; &quot;_&quot;; &quot;g&quot;); &quot;[\(\)]&quot;; &quot;&quot;; &quot;g&quot;)" office:value-type="string" office:string-value="Frostfang_Barioth" calcext:value-type="string">
            <text:p>Frostfang_Barioth</text:p>
          </table:table-cell>
          <table:table-cell table:formula="of:=COM.MICROSOFT.CONCAT(&quot;u16 &quot;; LOWER([.C103]); &quot;;&quot;)" office:value-type="string" office:string-value="u16 frostfang_barioth;" calcext:value-type="string">
            <text:p>u16 frostfang_barioth;</text:p>
          </table:table-cell>
          <table:table-cell table:formula="of:=IF([.B103]&lt;&gt;&quot;&quot;;COM.MICROSOFT.CONCAT(&quot;I_&quot;;LEFT([.C103] &amp; REPT(&quot; &quot;;[.$F$105]);[.$F$105]);&quot;= &quot;;[.A103];&quot;,&quot;);&quot;&quot;)" office:value-type="string" office:string-value="I_Frostfang_Barioth    = 100," calcext:value-type="string">
            <text:p>I_Frostfang_Barioth <text:s text:c="3"/>= 100,</text:p>
          </table:table-cell>
          <table:table-cell table:formula="of:=LEN([.C103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Fatalis</text:p>
          </table:table-cell>
          <table:table-cell table:formula="of:=ORG.LIBREOFFICE.REGEX(ORG.LIBREOFFICE.REGEX([.B104]; &quot;[\s`-]&quot;; &quot;_&quot;; &quot;g&quot;); &quot;[\(\)]&quot;; &quot;&quot;; &quot;g&quot;)" office:value-type="string" office:string-value="Fatalis" calcext:value-type="string">
            <text:p>Fatalis</text:p>
          </table:table-cell>
          <table:table-cell table:formula="of:=COM.MICROSOFT.CONCAT(&quot;u16 &quot;; LOWER([.C104]); &quot;;&quot;)" office:value-type="string" office:string-value="u16 fatalis;" calcext:value-type="string">
            <text:p>u16 fatalis;</text:p>
          </table:table-cell>
          <table:table-cell table:formula="of:=IF([.B104]&lt;&gt;&quot;&quot;;COM.MICROSOFT.CONCAT(&quot;I_&quot;;LEFT([.C104] &amp; REPT(&quot; &quot;;[.$F$105]);[.$F$105]);&quot;= &quot;;[.A104];&quot;,&quot;);&quot;&quot;)" office:value-type="string" office:string-value="I_Fatalis              = 101," calcext:value-type="string">
            <text:p>I_Fatalis <text:s text:c="13"/>= 101,</text:p>
          </table:table-cell>
          <table:table-cell table:formula="of:=LEN([.C104])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 table:formula="of:=MAX([.F2:.F104])+1" office:value-type="float" office:value="21" calcext:value-type="float">
            <text:p>21</text:p>
          </table:table-cell>
        </table:table-row>
      </table:table>
      <table:table table:name="Progress" table:style-name="ta1">
        <office:forms form:automatic-focus="false" form:apply-design-mode="false"/>
        <table:table-column table:style-name="co12" table:number-columns-repeated="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5" table:default-cell-style-name="ce6"/>
        <table:table-column table:style-name="co19" table:default-cell-style-name="ce6"/>
        <table:table-column table:style-name="co20" table:default-cell-style-name="ce6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Bit Inde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BitSta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Byte Offset</text:p>
          </table:table-cell>
          <table:table-cell office:value-type="string" calcext:value-type="string">
            <text:p>Code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J2]*8+[.E2]" office:value-type="float" office:value="113" calcext:value-type="float">
            <text:p>113</text:p>
          </table:table-cell>
          <table:table-cell office:value-type="string" calcext:value-type="string">
            <text:p>"Completed: Setting Up Camp: Ancient Forest I"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0+E</text:p>
          </table:table-cell>
          <table:table-cell table:formula="of:=HEX2DEC(MID([.$F2]; FIND(&quot;+&quot;; [.$F2]) + 1; FIND(&quot;*&quot;; [.$F2]) - FIND(&quot;+&quot;; [.$F2]) - 1))" office:value-type="float" office:value="24" calcext:value-type="float">
            <text:p>24</text:p>
          </table:table-cell>
          <table:table-cell table:formula="of:=HEX2DEC(MID([.$F2]; FIND(&quot;*&quot;; [.$F2]) + 1; FIND(&quot;+&quot;; [.$F2]; 2) - FIND(&quot;*&quot;; [.$F2]) - 1))" office:value-type="float" office:value="0" calcext:value-type="float">
            <text:p>0</text:p>
          </table:table-cell>
          <table:table-cell table:formula="of:=HEX2DEC(RIGHT([.$F2]; LEN([.F2]) - FIND(&quot;+&quot;; [.F2]; 2)))" office:value-type="float" office:value="14" calcext:value-type="float">
            <text:p>14</text:p>
          </table:table-cell>
          <table:table-cell table:formula="of:=[.G2] * [.H2] + [.I2]" office:value-type="float" office:value="14" calcext:value-type="float">
            <text:p>14</text:p>
          </table:table-cell>
          <table:table-cell table:formula="of:=LOWER(ORG.LIBREOFFICE.REGEX(ORG.LIBREOFFICE.REGEX(ORG.LIBREOFFICE.REGEX(ORG.LIBREOFFICE.REGEX(ORG.LIBREOFFICE.REGEX(ORG.LIBREOFFICE.REGEX(ORG.LIBREOFFICE.REGEX(COM.MICROSOFT.CONCAT([.D2]; &quot;_&quot;; [.C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setting_up_camp_ancient_forest_i" calcext:value-type="string">
            <text:p>delivery_completed_setting_up_camp_ancient_forest_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J3]*8+[.E3]" office:value-type="float" office:value="115" calcext:value-type="float">
            <text:p>115</text:p>
          </table:table-cell>
          <table:table-cell office:value-type="string" calcext:value-type="string">
            <text:p>"Completed: Setting Up Camp: Ancient Forest II"</text:p>
          </table:table-cell>
          <table:table-cell office:value-type="string" calcext:value-type="string">
            <text:p>Deliv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0+E</text:p>
          </table:table-cell>
          <table:table-cell table:formula="of:=HEX2DEC(MID([.$F3]; FIND(&quot;+&quot;; [.$F3]) + 1; FIND(&quot;*&quot;; [.$F3]) - FIND(&quot;+&quot;; [.$F3]) - 1))" office:value-type="float" office:value="24" calcext:value-type="float">
            <text:p>24</text:p>
          </table:table-cell>
          <table:table-cell table:formula="of:=HEX2DEC(MID([.$F3]; FIND(&quot;*&quot;; [.$F3]) + 1; FIND(&quot;+&quot;; [.$F3]; 2) - FIND(&quot;*&quot;; [.$F3]) - 1))" office:value-type="float" office:value="0" calcext:value-type="float">
            <text:p>0</text:p>
          </table:table-cell>
          <table:table-cell table:formula="of:=HEX2DEC(RIGHT([.$F3]; LEN([.F3]) - FIND(&quot;+&quot;; [.F3]; 2)))" office:value-type="float" office:value="14" calcext:value-type="float">
            <text:p>14</text:p>
          </table:table-cell>
          <table:table-cell table:formula="of:=[.G3] * [.H3] + [.I3]" office:value-type="float" office:value="14" calcext:value-type="float">
            <text:p>14</text:p>
          </table:table-cell>
          <table:table-cell table:formula="of:=LOWER(ORG.LIBREOFFICE.REGEX(ORG.LIBREOFFICE.REGEX(ORG.LIBREOFFICE.REGEX(ORG.LIBREOFFICE.REGEX(ORG.LIBREOFFICE.REGEX(ORG.LIBREOFFICE.REGEX(ORG.LIBREOFFICE.REGEX(COM.MICROSOFT.CONCAT([.D3]; &quot;_&quot;; [.C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setting_up_camp_ancient_forest_ii" calcext:value-type="string">
            <text:p>delivery_completed_setting_up_camp_ancient_forest_i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J4]*8+[.E4]" office:value-type="float" office:value="121" calcext:value-type="float">
            <text:p>121</text:p>
          </table:table-cell>
          <table:table-cell office:value-type="string" calcext:value-type="string">
            <text:p>"Completed: Setting Up Camp: Coral Highlands"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0+F</text:p>
          </table:table-cell>
          <table:table-cell table:formula="of:=HEX2DEC(MID([.$F4]; FIND(&quot;+&quot;; [.$F4]) + 1; FIND(&quot;*&quot;; [.$F4]) - FIND(&quot;+&quot;; [.$F4]) - 1))" office:value-type="float" office:value="24" calcext:value-type="float">
            <text:p>24</text:p>
          </table:table-cell>
          <table:table-cell table:formula="of:=HEX2DEC(MID([.$F4]; FIND(&quot;*&quot;; [.$F4]) + 1; FIND(&quot;+&quot;; [.$F4]; 2) - FIND(&quot;*&quot;; [.$F4]) - 1))" office:value-type="float" office:value="0" calcext:value-type="float">
            <text:p>0</text:p>
          </table:table-cell>
          <table:table-cell table:formula="of:=HEX2DEC(RIGHT([.$F4]; LEN([.F4]) - FIND(&quot;+&quot;; [.F4]; 2)))" office:value-type="float" office:value="15" calcext:value-type="float">
            <text:p>15</text:p>
          </table:table-cell>
          <table:table-cell table:formula="of:=[.G4] * [.H4] + [.I4]" office:value-type="float" office:value="15" calcext:value-type="float">
            <text:p>15</text:p>
          </table:table-cell>
          <table:table-cell table:formula="of:=LOWER(ORG.LIBREOFFICE.REGEX(ORG.LIBREOFFICE.REGEX(ORG.LIBREOFFICE.REGEX(ORG.LIBREOFFICE.REGEX(ORG.LIBREOFFICE.REGEX(ORG.LIBREOFFICE.REGEX(ORG.LIBREOFFICE.REGEX(COM.MICROSOFT.CONCAT([.D4]; &quot;_&quot;; [.C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setting_up_camp_coral_highlands" calcext:value-type="string">
            <text:p>delivery_completed_setting_up_camp_coral_highland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J5]*8+[.E5]" office:value-type="float" office:value="351" calcext:value-type="float">
            <text:p>351</text:p>
          </table:table-cell>
          <table:table-cell office:value-type="string" calcext:value-type="string">
            <text:p>"Obtained: A Great Help"</text:p>
          </table:table-cell>
          <table:table-cell office:value-type="string" calcext:value-type="string">
            <text:p>Delive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+13</text:p>
          </table:table-cell>
          <table:table-cell table:formula="of:=HEX2DEC(MID([.$F5]; FIND(&quot;+&quot;; [.$F5]) + 1; FIND(&quot;*&quot;; [.$F5]) - FIND(&quot;+&quot;; [.$F5]) - 1))" office:value-type="float" office:value="24" calcext:value-type="float">
            <text:p>24</text:p>
          </table:table-cell>
          <table:table-cell table:formula="of:=HEX2DEC(MID([.$F5]; FIND(&quot;*&quot;; [.$F5]) + 1; FIND(&quot;+&quot;; [.$F5]; 2) - FIND(&quot;*&quot;; [.$F5]) - 1))" office:value-type="float" office:value="1" calcext:value-type="float">
            <text:p>1</text:p>
          </table:table-cell>
          <table:table-cell table:formula="of:=HEX2DEC(RIGHT([.$F5]; LEN([.F5]) - FIND(&quot;+&quot;; [.F5]; 2)))" office:value-type="float" office:value="19" calcext:value-type="float">
            <text:p>19</text:p>
          </table:table-cell>
          <table:table-cell table:formula="of:=[.G5] * [.H5] + [.I5]" office:value-type="float" office:value="43" calcext:value-type="float">
            <text:p>43</text:p>
          </table:table-cell>
          <table:table-cell table:formula="of:=LOWER(ORG.LIBREOFFICE.REGEX(ORG.LIBREOFFICE.REGEX(ORG.LIBREOFFICE.REGEX(ORG.LIBREOFFICE.REGEX(ORG.LIBREOFFICE.REGEX(ORG.LIBREOFFICE.REGEX(ORG.LIBREOFFICE.REGEX(COM.MICROSOFT.CONCAT([.D5]; &quot;_&quot;; [.C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obtained_a_great_help" calcext:value-type="string">
            <text:p>delivery_obtained_a_great_hel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J6]*8+[.E6]" office:value-type="float" office:value="352" calcext:value-type="float">
            <text:p>352</text:p>
          </table:table-cell>
          <table:table-cell office:value-type="string" calcext:value-type="string">
            <text:p>"Completed: A Great Help"</text:p>
          </table:table-cell>
          <table:table-cell office:value-type="string" calcext:value-type="string">
            <text:p>Deli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+14</text:p>
          </table:table-cell>
          <table:table-cell table:formula="of:=HEX2DEC(MID([.$F6]; FIND(&quot;+&quot;; [.$F6]) + 1; FIND(&quot;*&quot;; [.$F6]) - FIND(&quot;+&quot;; [.$F6]) - 1))" office:value-type="float" office:value="24" calcext:value-type="float">
            <text:p>24</text:p>
          </table:table-cell>
          <table:table-cell table:formula="of:=HEX2DEC(MID([.$F6]; FIND(&quot;*&quot;; [.$F6]) + 1; FIND(&quot;+&quot;; [.$F6]; 2) - FIND(&quot;*&quot;; [.$F6]) - 1))" office:value-type="float" office:value="1" calcext:value-type="float">
            <text:p>1</text:p>
          </table:table-cell>
          <table:table-cell table:formula="of:=HEX2DEC(RIGHT([.$F6]; LEN([.F6]) - FIND(&quot;+&quot;; [.F6]; 2)))" office:value-type="float" office:value="20" calcext:value-type="float">
            <text:p>20</text:p>
          </table:table-cell>
          <table:table-cell table:formula="of:=[.G6] * [.H6] + [.I6]" office:value-type="float" office:value="44" calcext:value-type="float">
            <text:p>44</text:p>
          </table:table-cell>
          <table:table-cell table:formula="of:=LOWER(ORG.LIBREOFFICE.REGEX(ORG.LIBREOFFICE.REGEX(ORG.LIBREOFFICE.REGEX(ORG.LIBREOFFICE.REGEX(ORG.LIBREOFFICE.REGEX(ORG.LIBREOFFICE.REGEX(ORG.LIBREOFFICE.REGEX(COM.MICROSOFT.CONCAT([.D6]; &quot;_&quot;; [.C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a_great_help" calcext:value-type="string">
            <text:p>delivery_completed_a_great_help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J7]*8+[.E7]" office:value-type="float" office:value="825" calcext:value-type="float">
            <text:p>825</text:p>
          </table:table-cell>
          <table:table-cell office:value-type="string" calcext:value-type="string">
            <text:p>"Arena Lass: Introduction"</text:p>
          </table:table-cell>
          <table:table-cell office:value-type="string" calcext:value-type="string">
            <text:p>NPC 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4+7</text:p>
          </table:table-cell>
          <table:table-cell table:formula="of:=HEX2DEC(MID([.$F7]; FIND(&quot;+&quot;; [.$F7]) + 1; FIND(&quot;*&quot;; [.$F7]) - FIND(&quot;+&quot;; [.$F7]) - 1))" office:value-type="float" office:value="24" calcext:value-type="float">
            <text:p>24</text:p>
          </table:table-cell>
          <table:table-cell table:formula="of:=HEX2DEC(MID([.$F7]; FIND(&quot;*&quot;; [.$F7]) + 1; FIND(&quot;+&quot;; [.$F7]; 2) - FIND(&quot;*&quot;; [.$F7]) - 1))" office:value-type="float" office:value="4" calcext:value-type="float">
            <text:p>4</text:p>
          </table:table-cell>
          <table:table-cell table:formula="of:=HEX2DEC(RIGHT([.$F7]; LEN([.F7]) - FIND(&quot;+&quot;; [.F7]; 2)))" office:value-type="float" office:value="7" calcext:value-type="float">
            <text:p>7</text:p>
          </table:table-cell>
          <table:table-cell table:formula="of:=[.G7] * [.H7] + [.I7]" office:value-type="float" office:value="103" calcext:value-type="float">
            <text:p>103</text:p>
          </table:table-cell>
          <table:table-cell table:formula="of:=LOWER(ORG.LIBREOFFICE.REGEX(ORG.LIBREOFFICE.REGEX(ORG.LIBREOFFICE.REGEX(ORG.LIBREOFFICE.REGEX(ORG.LIBREOFFICE.REGEX(ORG.LIBREOFFICE.REGEX(ORG.LIBREOFFICE.REGEX(COM.MICROSOFT.CONCAT([.D7]; &quot;_&quot;; [.C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npc_chat_arena_lass_introduction" calcext:value-type="string">
            <text:p>npc_chat_arena_lass_introducti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J8]*8+[.E8]" office:value-type="float" office:value="1036" calcext:value-type="float">
            <text:p>1036</text:p>
          </table:table-cell>
          <table:table-cell office:value-type="string" calcext:value-type="string">
            <text:p>"Astera Gathering Hub: Celestial Pursuit"</text:p>
          </table:table-cell>
          <table:table-cell office:value-type="string" calcext:value-type="string">
            <text:p>E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5+9</text:p>
          </table:table-cell>
          <table:table-cell table:formula="of:=HEX2DEC(MID([.$F8]; FIND(&quot;+&quot;; [.$F8]) + 1; FIND(&quot;*&quot;; [.$F8]) - FIND(&quot;+&quot;; [.$F8]) - 1))" office:value-type="float" office:value="24" calcext:value-type="float">
            <text:p>24</text:p>
          </table:table-cell>
          <table:table-cell table:formula="of:=HEX2DEC(MID([.$F8]; FIND(&quot;*&quot;; [.$F8]) + 1; FIND(&quot;+&quot;; [.$F8]; 2) - FIND(&quot;*&quot;; [.$F8]) - 1))" office:value-type="float" office:value="5" calcext:value-type="float">
            <text:p>5</text:p>
          </table:table-cell>
          <table:table-cell table:formula="of:=HEX2DEC(RIGHT([.$F8]; LEN([.F8]) - FIND(&quot;+&quot;; [.F8]; 2)))" office:value-type="float" office:value="9" calcext:value-type="float">
            <text:p>9</text:p>
          </table:table-cell>
          <table:table-cell table:formula="of:=[.G8] * [.H8] + [.I8]" office:value-type="float" office:value="129" calcext:value-type="float">
            <text:p>129</text:p>
          </table:table-cell>
          <table:table-cell table:formula="of:=LOWER(ORG.LIBREOFFICE.REGEX(ORG.LIBREOFFICE.REGEX(ORG.LIBREOFFICE.REGEX(ORG.LIBREOFFICE.REGEX(ORG.LIBREOFFICE.REGEX(ORG.LIBREOFFICE.REGEX(ORG.LIBREOFFICE.REGEX(COM.MICROSOFT.CONCAT([.D8]; &quot;_&quot;; [.C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event_astera_gathering_hub_celestial_pursuit" calcext:value-type="string">
            <text:p>event_astera_gathering_hub_celestial_pursuit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J9]*8+[.E9]" office:value-type="float" office:value="1236" calcext:value-type="float">
            <text:p>1236</text:p>
          </table:table-cell>
          <table:table-cell office:value-type="string" calcext:value-type="string">
            <text:p>"Can Craft Bushi Layered"</text:p>
          </table:table-cell>
          <table:table-cell office:value-type="string" calcext:value-type="string">
            <text:p>Mi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6+A</text:p>
          </table:table-cell>
          <table:table-cell table:formula="of:=HEX2DEC(MID([.$F9]; FIND(&quot;+&quot;; [.$F9]) + 1; FIND(&quot;*&quot;; [.$F9]) - FIND(&quot;+&quot;; [.$F9]) - 1))" office:value-type="float" office:value="24" calcext:value-type="float">
            <text:p>24</text:p>
          </table:table-cell>
          <table:table-cell table:formula="of:=HEX2DEC(MID([.$F9]; FIND(&quot;*&quot;; [.$F9]) + 1; FIND(&quot;+&quot;; [.$F9]; 2) - FIND(&quot;*&quot;; [.$F9]) - 1))" office:value-type="float" office:value="6" calcext:value-type="float">
            <text:p>6</text:p>
          </table:table-cell>
          <table:table-cell table:formula="of:=HEX2DEC(RIGHT([.$F9]; LEN([.F9]) - FIND(&quot;+&quot;; [.F9]; 2)))" office:value-type="float" office:value="10" calcext:value-type="float">
            <text:p>10</text:p>
          </table:table-cell>
          <table:table-cell table:formula="of:=[.G9] * [.H9] + [.I9]" office:value-type="float" office:value="154" calcext:value-type="float">
            <text:p>154</text:p>
          </table:table-cell>
          <table:table-cell table:formula="of:=LOWER(ORG.LIBREOFFICE.REGEX(ORG.LIBREOFFICE.REGEX(ORG.LIBREOFFICE.REGEX(ORG.LIBREOFFICE.REGEX(ORG.LIBREOFFICE.REGEX(ORG.LIBREOFFICE.REGEX(ORG.LIBREOFFICE.REGEX(COM.MICROSOFT.CONCAT([.D9]; &quot;_&quot;; [.C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can_craft_bushi_layered" calcext:value-type="string">
            <text:p>misc_can_craft_bushi_layer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J10]*8+[.E10]" office:value-type="float" office:value="1237" calcext:value-type="float">
            <text:p>1237</text:p>
          </table:table-cell>
          <table:table-cell office:value-type="string" calcext:value-type="string">
            <text:p>"Bushi Kabuto "Sabi"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6+A</text:p>
          </table:table-cell>
          <table:table-cell table:formula="of:=HEX2DEC(MID([.$F10]; FIND(&quot;+&quot;; [.$F10]) + 1; FIND(&quot;*&quot;; [.$F10]) - FIND(&quot;+&quot;; [.$F10]) - 1))" office:value-type="float" office:value="24" calcext:value-type="float">
            <text:p>24</text:p>
          </table:table-cell>
          <table:table-cell table:formula="of:=HEX2DEC(MID([.$F10]; FIND(&quot;*&quot;; [.$F10]) + 1; FIND(&quot;+&quot;; [.$F10]; 2) - FIND(&quot;*&quot;; [.$F10]) - 1))" office:value-type="float" office:value="6" calcext:value-type="float">
            <text:p>6</text:p>
          </table:table-cell>
          <table:table-cell table:formula="of:=HEX2DEC(RIGHT([.$F10]; LEN([.F10]) - FIND(&quot;+&quot;; [.F10]; 2)))" office:value-type="float" office:value="10" calcext:value-type="float">
            <text:p>10</text:p>
          </table:table-cell>
          <table:table-cell table:formula="of:=[.G10] * [.H10] + [.I10]" office:value-type="float" office:value="154" calcext:value-type="float">
            <text:p>154</text:p>
          </table:table-cell>
          <table:table-cell table:formula="of:=LOWER(ORG.LIBREOFFICE.REGEX(ORG.LIBREOFFICE.REGEX(ORG.LIBREOFFICE.REGEX(ORG.LIBREOFFICE.REGEX(ORG.LIBREOFFICE.REGEX(ORG.LIBREOFFICE.REGEX(ORG.LIBREOFFICE.REGEX(COM.MICROSOFT.CONCAT([.D10]; &quot;_&quot;; [.C1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shi_kabuto_sabi" calcext:value-type="string">
            <text:p>layered_bushi_kabuto_sab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J11]*8+[.E11]" office:value-type="float" office:value="1238" calcext:value-type="float">
            <text:p>1238</text:p>
          </table:table-cell>
          <table:table-cell office:value-type="string" calcext:value-type="string">
            <text:p>"Bushi Muneate "Sabi"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6+A</text:p>
          </table:table-cell>
          <table:table-cell table:formula="of:=HEX2DEC(MID([.$F11]; FIND(&quot;+&quot;; [.$F11]) + 1; FIND(&quot;*&quot;; [.$F11]) - FIND(&quot;+&quot;; [.$F11]) - 1))" office:value-type="float" office:value="24" calcext:value-type="float">
            <text:p>24</text:p>
          </table:table-cell>
          <table:table-cell table:formula="of:=HEX2DEC(MID([.$F11]; FIND(&quot;*&quot;; [.$F11]) + 1; FIND(&quot;+&quot;; [.$F11]; 2) - FIND(&quot;*&quot;; [.$F11]) - 1))" office:value-type="float" office:value="6" calcext:value-type="float">
            <text:p>6</text:p>
          </table:table-cell>
          <table:table-cell table:formula="of:=HEX2DEC(RIGHT([.$F11]; LEN([.F11]) - FIND(&quot;+&quot;; [.F11]; 2)))" office:value-type="float" office:value="10" calcext:value-type="float">
            <text:p>10</text:p>
          </table:table-cell>
          <table:table-cell table:formula="of:=[.G11] * [.H11] + [.I11]" office:value-type="float" office:value="154" calcext:value-type="float">
            <text:p>154</text:p>
          </table:table-cell>
          <table:table-cell table:formula="of:=LOWER(ORG.LIBREOFFICE.REGEX(ORG.LIBREOFFICE.REGEX(ORG.LIBREOFFICE.REGEX(ORG.LIBREOFFICE.REGEX(ORG.LIBREOFFICE.REGEX(ORG.LIBREOFFICE.REGEX(ORG.LIBREOFFICE.REGEX(COM.MICROSOFT.CONCAT([.D11]; &quot;_&quot;; [.C1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shi_muneate_sabi" calcext:value-type="string">
            <text:p>layered_bushi_muneate_sab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J12]*8+[.E12]" office:value-type="float" office:value="1239" calcext:value-type="float">
            <text:p>1239</text:p>
          </table:table-cell>
          <table:table-cell office:value-type="string" calcext:value-type="string">
            <text:p>"Bushi Kote "Sabi"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6+A</text:p>
          </table:table-cell>
          <table:table-cell table:formula="of:=HEX2DEC(MID([.$F12]; FIND(&quot;+&quot;; [.$F12]) + 1; FIND(&quot;*&quot;; [.$F12]) - FIND(&quot;+&quot;; [.$F12]) - 1))" office:value-type="float" office:value="24" calcext:value-type="float">
            <text:p>24</text:p>
          </table:table-cell>
          <table:table-cell table:formula="of:=HEX2DEC(MID([.$F12]; FIND(&quot;*&quot;; [.$F12]) + 1; FIND(&quot;+&quot;; [.$F12]; 2) - FIND(&quot;*&quot;; [.$F12]) - 1))" office:value-type="float" office:value="6" calcext:value-type="float">
            <text:p>6</text:p>
          </table:table-cell>
          <table:table-cell table:formula="of:=HEX2DEC(RIGHT([.$F12]; LEN([.F12]) - FIND(&quot;+&quot;; [.F12]; 2)))" office:value-type="float" office:value="10" calcext:value-type="float">
            <text:p>10</text:p>
          </table:table-cell>
          <table:table-cell table:formula="of:=[.G12] * [.H12] + [.I12]" office:value-type="float" office:value="154" calcext:value-type="float">
            <text:p>154</text:p>
          </table:table-cell>
          <table:table-cell table:formula="of:=LOWER(ORG.LIBREOFFICE.REGEX(ORG.LIBREOFFICE.REGEX(ORG.LIBREOFFICE.REGEX(ORG.LIBREOFFICE.REGEX(ORG.LIBREOFFICE.REGEX(ORG.LIBREOFFICE.REGEX(ORG.LIBREOFFICE.REGEX(COM.MICROSOFT.CONCAT([.D12]; &quot;_&quot;; [.C1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shi_kote_sabi" calcext:value-type="string">
            <text:p>layered_bushi_kote_sab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J13]*8+[.E13]" office:value-type="float" office:value="1240" calcext:value-type="float">
            <text:p>1240</text:p>
          </table:table-cell>
          <table:table-cell office:value-type="string" calcext:value-type="string">
            <text:p>"Bushi Koshiate "Sabi"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6+B</text:p>
          </table:table-cell>
          <table:table-cell table:formula="of:=HEX2DEC(MID([.$F13]; FIND(&quot;+&quot;; [.$F13]) + 1; FIND(&quot;*&quot;; [.$F13]) - FIND(&quot;+&quot;; [.$F13]) - 1))" office:value-type="float" office:value="24" calcext:value-type="float">
            <text:p>24</text:p>
          </table:table-cell>
          <table:table-cell table:formula="of:=HEX2DEC(MID([.$F13]; FIND(&quot;*&quot;; [.$F13]) + 1; FIND(&quot;+&quot;; [.$F13]; 2) - FIND(&quot;*&quot;; [.$F13]) - 1))" office:value-type="float" office:value="6" calcext:value-type="float">
            <text:p>6</text:p>
          </table:table-cell>
          <table:table-cell table:formula="of:=HEX2DEC(RIGHT([.$F13]; LEN([.F13]) - FIND(&quot;+&quot;; [.F13]; 2)))" office:value-type="float" office:value="11" calcext:value-type="float">
            <text:p>11</text:p>
          </table:table-cell>
          <table:table-cell table:formula="of:=[.G13] * [.H13] + [.I13]" office:value-type="float" office:value="155" calcext:value-type="float">
            <text:p>155</text:p>
          </table:table-cell>
          <table:table-cell table:formula="of:=LOWER(ORG.LIBREOFFICE.REGEX(ORG.LIBREOFFICE.REGEX(ORG.LIBREOFFICE.REGEX(ORG.LIBREOFFICE.REGEX(ORG.LIBREOFFICE.REGEX(ORG.LIBREOFFICE.REGEX(ORG.LIBREOFFICE.REGEX(COM.MICROSOFT.CONCAT([.D13]; &quot;_&quot;; [.C1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shi_koshiate_sabi" calcext:value-type="string">
            <text:p>layered_bushi_koshiate_sab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J14]*8+[.E14]" office:value-type="float" office:value="1241" calcext:value-type="float">
            <text:p>1241</text:p>
          </table:table-cell>
          <table:table-cell office:value-type="string" calcext:value-type="string">
            <text:p>"Bushi Suneate "Sabi"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6+B</text:p>
          </table:table-cell>
          <table:table-cell table:formula="of:=HEX2DEC(MID([.$F14]; FIND(&quot;+&quot;; [.$F14]) + 1; FIND(&quot;*&quot;; [.$F14]) - FIND(&quot;+&quot;; [.$F14]) - 1))" office:value-type="float" office:value="24" calcext:value-type="float">
            <text:p>24</text:p>
          </table:table-cell>
          <table:table-cell table:formula="of:=HEX2DEC(MID([.$F14]; FIND(&quot;*&quot;; [.$F14]) + 1; FIND(&quot;+&quot;; [.$F14]; 2) - FIND(&quot;*&quot;; [.$F14]) - 1))" office:value-type="float" office:value="6" calcext:value-type="float">
            <text:p>6</text:p>
          </table:table-cell>
          <table:table-cell table:formula="of:=HEX2DEC(RIGHT([.$F14]; LEN([.F14]) - FIND(&quot;+&quot;; [.F14]; 2)))" office:value-type="float" office:value="11" calcext:value-type="float">
            <text:p>11</text:p>
          </table:table-cell>
          <table:table-cell table:formula="of:=[.G14] * [.H14] + [.I14]" office:value-type="float" office:value="155" calcext:value-type="float">
            <text:p>155</text:p>
          </table:table-cell>
          <table:table-cell table:formula="of:=LOWER(ORG.LIBREOFFICE.REGEX(ORG.LIBREOFFICE.REGEX(ORG.LIBREOFFICE.REGEX(ORG.LIBREOFFICE.REGEX(ORG.LIBREOFFICE.REGEX(ORG.LIBREOFFICE.REGEX(ORG.LIBREOFFICE.REGEX(COM.MICROSOFT.CONCAT([.D14]; &quot;_&quot;; [.C1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shi_suneate_sabi" calcext:value-type="string">
            <text:p>layered_bushi_suneate_sab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J15]*8+[.E15]" office:value-type="float" office:value="1242" calcext:value-type="float">
            <text:p>1242</text:p>
          </table:table-cell>
          <table:table-cell office:value-type="string" calcext:value-type="string">
            <text:p>"Bushi Kabuto "Homare"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6+B</text:p>
          </table:table-cell>
          <table:table-cell table:formula="of:=HEX2DEC(MID([.$F15]; FIND(&quot;+&quot;; [.$F15]) + 1; FIND(&quot;*&quot;; [.$F15]) - FIND(&quot;+&quot;; [.$F15]) - 1))" office:value-type="float" office:value="24" calcext:value-type="float">
            <text:p>24</text:p>
          </table:table-cell>
          <table:table-cell table:formula="of:=HEX2DEC(MID([.$F15]; FIND(&quot;*&quot;; [.$F15]) + 1; FIND(&quot;+&quot;; [.$F15]; 2) - FIND(&quot;*&quot;; [.$F15]) - 1))" office:value-type="float" office:value="6" calcext:value-type="float">
            <text:p>6</text:p>
          </table:table-cell>
          <table:table-cell table:formula="of:=HEX2DEC(RIGHT([.$F15]; LEN([.F15]) - FIND(&quot;+&quot;; [.F15]; 2)))" office:value-type="float" office:value="11" calcext:value-type="float">
            <text:p>11</text:p>
          </table:table-cell>
          <table:table-cell table:formula="of:=[.G15] * [.H15] + [.I15]" office:value-type="float" office:value="155" calcext:value-type="float">
            <text:p>155</text:p>
          </table:table-cell>
          <table:table-cell table:formula="of:=LOWER(ORG.LIBREOFFICE.REGEX(ORG.LIBREOFFICE.REGEX(ORG.LIBREOFFICE.REGEX(ORG.LIBREOFFICE.REGEX(ORG.LIBREOFFICE.REGEX(ORG.LIBREOFFICE.REGEX(ORG.LIBREOFFICE.REGEX(COM.MICROSOFT.CONCAT([.D15]; &quot;_&quot;; [.C1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shi_kabuto_homare" calcext:value-type="string">
            <text:p>layered_bushi_kabuto_homar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J16]*8+[.E16]" office:value-type="float" office:value="1243" calcext:value-type="float">
            <text:p>1243</text:p>
          </table:table-cell>
          <table:table-cell office:value-type="string" calcext:value-type="string">
            <text:p>"Bushi Muneate "Homare"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6+B</text:p>
          </table:table-cell>
          <table:table-cell table:formula="of:=HEX2DEC(MID([.$F16]; FIND(&quot;+&quot;; [.$F16]) + 1; FIND(&quot;*&quot;; [.$F16]) - FIND(&quot;+&quot;; [.$F16]) - 1))" office:value-type="float" office:value="24" calcext:value-type="float">
            <text:p>24</text:p>
          </table:table-cell>
          <table:table-cell table:formula="of:=HEX2DEC(MID([.$F16]; FIND(&quot;*&quot;; [.$F16]) + 1; FIND(&quot;+&quot;; [.$F16]; 2) - FIND(&quot;*&quot;; [.$F16]) - 1))" office:value-type="float" office:value="6" calcext:value-type="float">
            <text:p>6</text:p>
          </table:table-cell>
          <table:table-cell table:formula="of:=HEX2DEC(RIGHT([.$F16]; LEN([.F16]) - FIND(&quot;+&quot;; [.F16]; 2)))" office:value-type="float" office:value="11" calcext:value-type="float">
            <text:p>11</text:p>
          </table:table-cell>
          <table:table-cell table:formula="of:=[.G16] * [.H16] + [.I16]" office:value-type="float" office:value="155" calcext:value-type="float">
            <text:p>155</text:p>
          </table:table-cell>
          <table:table-cell table:formula="of:=LOWER(ORG.LIBREOFFICE.REGEX(ORG.LIBREOFFICE.REGEX(ORG.LIBREOFFICE.REGEX(ORG.LIBREOFFICE.REGEX(ORG.LIBREOFFICE.REGEX(ORG.LIBREOFFICE.REGEX(ORG.LIBREOFFICE.REGEX(COM.MICROSOFT.CONCAT([.D16]; &quot;_&quot;; [.C1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shi_muneate_homare" calcext:value-type="string">
            <text:p>layered_bushi_muneate_homa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J17]*8+[.E17]" office:value-type="float" office:value="1244" calcext:value-type="float">
            <text:p>1244</text:p>
          </table:table-cell>
          <table:table-cell office:value-type="string" calcext:value-type="string">
            <text:p>"Bushi Kote "homare"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6+B</text:p>
          </table:table-cell>
          <table:table-cell table:formula="of:=HEX2DEC(MID([.$F17]; FIND(&quot;+&quot;; [.$F17]) + 1; FIND(&quot;*&quot;; [.$F17]) - FIND(&quot;+&quot;; [.$F17]) - 1))" office:value-type="float" office:value="24" calcext:value-type="float">
            <text:p>24</text:p>
          </table:table-cell>
          <table:table-cell table:formula="of:=HEX2DEC(MID([.$F17]; FIND(&quot;*&quot;; [.$F17]) + 1; FIND(&quot;+&quot;; [.$F17]; 2) - FIND(&quot;*&quot;; [.$F17]) - 1))" office:value-type="float" office:value="6" calcext:value-type="float">
            <text:p>6</text:p>
          </table:table-cell>
          <table:table-cell table:formula="of:=HEX2DEC(RIGHT([.$F17]; LEN([.F17]) - FIND(&quot;+&quot;; [.F17]; 2)))" office:value-type="float" office:value="11" calcext:value-type="float">
            <text:p>11</text:p>
          </table:table-cell>
          <table:table-cell table:formula="of:=[.G17] * [.H17] + [.I17]" office:value-type="float" office:value="155" calcext:value-type="float">
            <text:p>155</text:p>
          </table:table-cell>
          <table:table-cell table:formula="of:=LOWER(ORG.LIBREOFFICE.REGEX(ORG.LIBREOFFICE.REGEX(ORG.LIBREOFFICE.REGEX(ORG.LIBREOFFICE.REGEX(ORG.LIBREOFFICE.REGEX(ORG.LIBREOFFICE.REGEX(ORG.LIBREOFFICE.REGEX(COM.MICROSOFT.CONCAT([.D17]; &quot;_&quot;; [.C1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shi_kote_homare" calcext:value-type="string">
            <text:p>layered_bushi_kote_homar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J18]*8+[.E18]" office:value-type="float" office:value="1245" calcext:value-type="float">
            <text:p>1245</text:p>
          </table:table-cell>
          <table:table-cell office:value-type="string" calcext:value-type="string">
            <text:p>"Bushi Koshiate "Homare"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6+B</text:p>
          </table:table-cell>
          <table:table-cell table:formula="of:=HEX2DEC(MID([.$F18]; FIND(&quot;+&quot;; [.$F18]) + 1; FIND(&quot;*&quot;; [.$F18]) - FIND(&quot;+&quot;; [.$F18]) - 1))" office:value-type="float" office:value="24" calcext:value-type="float">
            <text:p>24</text:p>
          </table:table-cell>
          <table:table-cell table:formula="of:=HEX2DEC(MID([.$F18]; FIND(&quot;*&quot;; [.$F18]) + 1; FIND(&quot;+&quot;; [.$F18]; 2) - FIND(&quot;*&quot;; [.$F18]) - 1))" office:value-type="float" office:value="6" calcext:value-type="float">
            <text:p>6</text:p>
          </table:table-cell>
          <table:table-cell table:formula="of:=HEX2DEC(RIGHT([.$F18]; LEN([.F18]) - FIND(&quot;+&quot;; [.F18]; 2)))" office:value-type="float" office:value="11" calcext:value-type="float">
            <text:p>11</text:p>
          </table:table-cell>
          <table:table-cell table:formula="of:=[.G18] * [.H18] + [.I18]" office:value-type="float" office:value="155" calcext:value-type="float">
            <text:p>155</text:p>
          </table:table-cell>
          <table:table-cell table:formula="of:=LOWER(ORG.LIBREOFFICE.REGEX(ORG.LIBREOFFICE.REGEX(ORG.LIBREOFFICE.REGEX(ORG.LIBREOFFICE.REGEX(ORG.LIBREOFFICE.REGEX(ORG.LIBREOFFICE.REGEX(ORG.LIBREOFFICE.REGEX(COM.MICROSOFT.CONCAT([.D18]; &quot;_&quot;; [.C1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shi_koshiate_homare" calcext:value-type="string">
            <text:p>layered_bushi_koshiate_homar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J19]*8+[.E19]" office:value-type="float" office:value="1246" calcext:value-type="float">
            <text:p>1246</text:p>
          </table:table-cell>
          <table:table-cell office:value-type="string" calcext:value-type="string">
            <text:p>"Bushi Suneate "Homare"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6+B</text:p>
          </table:table-cell>
          <table:table-cell table:formula="of:=HEX2DEC(MID([.$F19]; FIND(&quot;+&quot;; [.$F19]) + 1; FIND(&quot;*&quot;; [.$F19]) - FIND(&quot;+&quot;; [.$F19]) - 1))" office:value-type="float" office:value="24" calcext:value-type="float">
            <text:p>24</text:p>
          </table:table-cell>
          <table:table-cell table:formula="of:=HEX2DEC(MID([.$F19]; FIND(&quot;*&quot;; [.$F19]) + 1; FIND(&quot;+&quot;; [.$F19]; 2) - FIND(&quot;*&quot;; [.$F19]) - 1))" office:value-type="float" office:value="6" calcext:value-type="float">
            <text:p>6</text:p>
          </table:table-cell>
          <table:table-cell table:formula="of:=HEX2DEC(RIGHT([.$F19]; LEN([.F19]) - FIND(&quot;+&quot;; [.F19]; 2)))" office:value-type="float" office:value="11" calcext:value-type="float">
            <text:p>11</text:p>
          </table:table-cell>
          <table:table-cell table:formula="of:=[.G19] * [.H19] + [.I19]" office:value-type="float" office:value="155" calcext:value-type="float">
            <text:p>155</text:p>
          </table:table-cell>
          <table:table-cell table:formula="of:=LOWER(ORG.LIBREOFFICE.REGEX(ORG.LIBREOFFICE.REGEX(ORG.LIBREOFFICE.REGEX(ORG.LIBREOFFICE.REGEX(ORG.LIBREOFFICE.REGEX(ORG.LIBREOFFICE.REGEX(ORG.LIBREOFFICE.REGEX(COM.MICROSOFT.CONCAT([.D19]; &quot;_&quot;; [.C1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shi_suneate_homare" calcext:value-type="string">
            <text:p>layered_bushi_suneate_homar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J20]*8+[.E20]" office:value-type="float" office:value="1247" calcext:value-type="float">
            <text:p>1247</text:p>
          </table:table-cell>
          <table:table-cell office:value-type="string" calcext:value-type="string">
            <text:p>"Brigade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6+B</text:p>
          </table:table-cell>
          <table:table-cell table:formula="of:=HEX2DEC(MID([.$F20]; FIND(&quot;+&quot;; [.$F20]) + 1; FIND(&quot;*&quot;; [.$F20]) - FIND(&quot;+&quot;; [.$F20]) - 1))" office:value-type="float" office:value="24" calcext:value-type="float">
            <text:p>24</text:p>
          </table:table-cell>
          <table:table-cell table:formula="of:=HEX2DEC(MID([.$F20]; FIND(&quot;*&quot;; [.$F20]) + 1; FIND(&quot;+&quot;; [.$F20]; 2) - FIND(&quot;*&quot;; [.$F20]) - 1))" office:value-type="float" office:value="6" calcext:value-type="float">
            <text:p>6</text:p>
          </table:table-cell>
          <table:table-cell table:formula="of:=HEX2DEC(RIGHT([.$F20]; LEN([.F20]) - FIND(&quot;+&quot;; [.F20]; 2)))" office:value-type="float" office:value="11" calcext:value-type="float">
            <text:p>11</text:p>
          </table:table-cell>
          <table:table-cell table:formula="of:=[.G20] * [.H20] + [.I20]" office:value-type="float" office:value="155" calcext:value-type="float">
            <text:p>155</text:p>
          </table:table-cell>
          <table:table-cell table:formula="of:=LOWER(ORG.LIBREOFFICE.REGEX(ORG.LIBREOFFICE.REGEX(ORG.LIBREOFFICE.REGEX(ORG.LIBREOFFICE.REGEX(ORG.LIBREOFFICE.REGEX(ORG.LIBREOFFICE.REGEX(ORG.LIBREOFFICE.REGEX(COM.MICROSOFT.CONCAT([.D20]; &quot;_&quot;; [.C2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rigade" calcext:value-type="string">
            <text:p>layered_brigad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J21]*8+[.E21]" office:value-type="float" office:value="1248" calcext:value-type="float">
            <text:p>1248</text:p>
          </table:table-cell>
          <table:table-cell office:value-type="string" calcext:value-type="string">
            <text:p>"Layered: Butterfly ???"</text:p>
          </table:table-cell>
          <table:table-cell office:value-type="string" calcext:value-type="string">
            <text:p>Mi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6+C</text:p>
          </table:table-cell>
          <table:table-cell table:formula="of:=HEX2DEC(MID([.$F21]; FIND(&quot;+&quot;; [.$F21]) + 1; FIND(&quot;*&quot;; [.$F21]) - FIND(&quot;+&quot;; [.$F21]) - 1))" office:value-type="float" office:value="24" calcext:value-type="float">
            <text:p>24</text:p>
          </table:table-cell>
          <table:table-cell table:formula="of:=HEX2DEC(MID([.$F21]; FIND(&quot;*&quot;; [.$F21]) + 1; FIND(&quot;+&quot;; [.$F21]; 2) - FIND(&quot;*&quot;; [.$F21]) - 1))" office:value-type="float" office:value="6" calcext:value-type="float">
            <text:p>6</text:p>
          </table:table-cell>
          <table:table-cell table:formula="of:=HEX2DEC(RIGHT([.$F21]; LEN([.F21]) - FIND(&quot;+&quot;; [.F21]; 2)))" office:value-type="float" office:value="12" calcext:value-type="float">
            <text:p>12</text:p>
          </table:table-cell>
          <table:table-cell table:formula="of:=[.G21] * [.H21] + [.I21]" office:value-type="float" office:value="156" calcext:value-type="float">
            <text:p>156</text:p>
          </table:table-cell>
          <table:table-cell table:formula="of:=LOWER(ORG.LIBREOFFICE.REGEX(ORG.LIBREOFFICE.REGEX(ORG.LIBREOFFICE.REGEX(ORG.LIBREOFFICE.REGEX(ORG.LIBREOFFICE.REGEX(ORG.LIBREOFFICE.REGEX(ORG.LIBREOFFICE.REGEX(COM.MICROSOFT.CONCAT([.D21]; &quot;_&quot;; [.C2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butterfly_unknown" calcext:value-type="string">
            <text:p>misc_layered_butterfly_unknow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J22]*8+[.E22]" office:value-type="float" office:value="1249" calcext:value-type="float">
            <text:p>1249</text:p>
          </table:table-cell>
          <table:table-cell office:value-type="string" calcext:value-type="string">
            <text:p>"Butterfly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6+C</text:p>
          </table:table-cell>
          <table:table-cell table:formula="of:=HEX2DEC(MID([.$F22]; FIND(&quot;+&quot;; [.$F22]) + 1; FIND(&quot;*&quot;; [.$F22]) - FIND(&quot;+&quot;; [.$F22]) - 1))" office:value-type="float" office:value="24" calcext:value-type="float">
            <text:p>24</text:p>
          </table:table-cell>
          <table:table-cell table:formula="of:=HEX2DEC(MID([.$F22]; FIND(&quot;*&quot;; [.$F22]) + 1; FIND(&quot;+&quot;; [.$F22]; 2) - FIND(&quot;*&quot;; [.$F22]) - 1))" office:value-type="float" office:value="6" calcext:value-type="float">
            <text:p>6</text:p>
          </table:table-cell>
          <table:table-cell table:formula="of:=HEX2DEC(RIGHT([.$F22]; LEN([.F22]) - FIND(&quot;+&quot;; [.F22]; 2)))" office:value-type="float" office:value="12" calcext:value-type="float">
            <text:p>12</text:p>
          </table:table-cell>
          <table:table-cell table:formula="of:=[.G22] * [.H22] + [.I22]" office:value-type="float" office:value="156" calcext:value-type="float">
            <text:p>156</text:p>
          </table:table-cell>
          <table:table-cell table:formula="of:=LOWER(ORG.LIBREOFFICE.REGEX(ORG.LIBREOFFICE.REGEX(ORG.LIBREOFFICE.REGEX(ORG.LIBREOFFICE.REGEX(ORG.LIBREOFFICE.REGEX(ORG.LIBREOFFICE.REGEX(ORG.LIBREOFFICE.REGEX(COM.MICROSOFT.CONCAT([.D22]; &quot;_&quot;; [.C2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tterfly" calcext:value-type="string">
            <text:p>layered_butterfly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J23]*8+[.E23]" office:value-type="float" office:value="1250" calcext:value-type="float">
            <text:p>1250</text:p>
          </table:table-cell>
          <table:table-cell office:value-type="string" calcext:value-type="string">
            <text:p>"Layered: Death Stench ???"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6+C</text:p>
          </table:table-cell>
          <table:table-cell table:formula="of:=HEX2DEC(MID([.$F23]; FIND(&quot;+&quot;; [.$F23]) + 1; FIND(&quot;*&quot;; [.$F23]) - FIND(&quot;+&quot;; [.$F23]) - 1))" office:value-type="float" office:value="24" calcext:value-type="float">
            <text:p>24</text:p>
          </table:table-cell>
          <table:table-cell table:formula="of:=HEX2DEC(MID([.$F23]; FIND(&quot;*&quot;; [.$F23]) + 1; FIND(&quot;+&quot;; [.$F23]; 2) - FIND(&quot;*&quot;; [.$F23]) - 1))" office:value-type="float" office:value="6" calcext:value-type="float">
            <text:p>6</text:p>
          </table:table-cell>
          <table:table-cell table:formula="of:=HEX2DEC(RIGHT([.$F23]; LEN([.F23]) - FIND(&quot;+&quot;; [.F23]; 2)))" office:value-type="float" office:value="12" calcext:value-type="float">
            <text:p>12</text:p>
          </table:table-cell>
          <table:table-cell table:formula="of:=[.G23] * [.H23] + [.I23]" office:value-type="float" office:value="156" calcext:value-type="float">
            <text:p>156</text:p>
          </table:table-cell>
          <table:table-cell table:formula="of:=LOWER(ORG.LIBREOFFICE.REGEX(ORG.LIBREOFFICE.REGEX(ORG.LIBREOFFICE.REGEX(ORG.LIBREOFFICE.REGEX(ORG.LIBREOFFICE.REGEX(ORG.LIBREOFFICE.REGEX(ORG.LIBREOFFICE.REGEX(COM.MICROSOFT.CONCAT([.D23]; &quot;_&quot;; [.C2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death_stench_unknown" calcext:value-type="string">
            <text:p>misc_layered_death_stench_unknow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J24]*8+[.E24]" office:value-type="float" office:value="1251" calcext:value-type="float">
            <text:p>1251</text:p>
          </table:table-cell>
          <table:table-cell office:value-type="string" calcext:value-type="string">
            <text:p>"Death Stench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6+C</text:p>
          </table:table-cell>
          <table:table-cell table:formula="of:=HEX2DEC(MID([.$F24]; FIND(&quot;+&quot;; [.$F24]) + 1; FIND(&quot;*&quot;; [.$F24]) - FIND(&quot;+&quot;; [.$F24]) - 1))" office:value-type="float" office:value="24" calcext:value-type="float">
            <text:p>24</text:p>
          </table:table-cell>
          <table:table-cell table:formula="of:=HEX2DEC(MID([.$F24]; FIND(&quot;*&quot;; [.$F24]) + 1; FIND(&quot;+&quot;; [.$F24]; 2) - FIND(&quot;*&quot;; [.$F24]) - 1))" office:value-type="float" office:value="6" calcext:value-type="float">
            <text:p>6</text:p>
          </table:table-cell>
          <table:table-cell table:formula="of:=HEX2DEC(RIGHT([.$F24]; LEN([.F24]) - FIND(&quot;+&quot;; [.F24]; 2)))" office:value-type="float" office:value="12" calcext:value-type="float">
            <text:p>12</text:p>
          </table:table-cell>
          <table:table-cell table:formula="of:=[.G24] * [.H24] + [.I24]" office:value-type="float" office:value="156" calcext:value-type="float">
            <text:p>156</text:p>
          </table:table-cell>
          <table:table-cell table:formula="of:=LOWER(ORG.LIBREOFFICE.REGEX(ORG.LIBREOFFICE.REGEX(ORG.LIBREOFFICE.REGEX(ORG.LIBREOFFICE.REGEX(ORG.LIBREOFFICE.REGEX(ORG.LIBREOFFICE.REGEX(ORG.LIBREOFFICE.REGEX(COM.MICROSOFT.CONCAT([.D24]; &quot;_&quot;; [.C2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eath_stench" calcext:value-type="string">
            <text:p>layered_death_stenc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J25]*8+[.E25]" office:value-type="float" office:value="1252" calcext:value-type="float">
            <text:p>1252</text:p>
          </table:table-cell>
          <table:table-cell office:value-type="string" calcext:value-type="string">
            <text:p>"Shadow Shades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6+C</text:p>
          </table:table-cell>
          <table:table-cell table:formula="of:=HEX2DEC(MID([.$F25]; FIND(&quot;+&quot;; [.$F25]) + 1; FIND(&quot;*&quot;; [.$F25]) - FIND(&quot;+&quot;; [.$F25]) - 1))" office:value-type="float" office:value="24" calcext:value-type="float">
            <text:p>24</text:p>
          </table:table-cell>
          <table:table-cell table:formula="of:=HEX2DEC(MID([.$F25]; FIND(&quot;*&quot;; [.$F25]) + 1; FIND(&quot;+&quot;; [.$F25]; 2) - FIND(&quot;*&quot;; [.$F25]) - 1))" office:value-type="float" office:value="6" calcext:value-type="float">
            <text:p>6</text:p>
          </table:table-cell>
          <table:table-cell table:formula="of:=HEX2DEC(RIGHT([.$F25]; LEN([.F25]) - FIND(&quot;+&quot;; [.F25]; 2)))" office:value-type="float" office:value="12" calcext:value-type="float">
            <text:p>12</text:p>
          </table:table-cell>
          <table:table-cell table:formula="of:=[.G25] * [.H25] + [.I25]" office:value-type="float" office:value="156" calcext:value-type="float">
            <text:p>156</text:p>
          </table:table-cell>
          <table:table-cell table:formula="of:=LOWER(ORG.LIBREOFFICE.REGEX(ORG.LIBREOFFICE.REGEX(ORG.LIBREOFFICE.REGEX(ORG.LIBREOFFICE.REGEX(ORG.LIBREOFFICE.REGEX(ORG.LIBREOFFICE.REGEX(ORG.LIBREOFFICE.REGEX(COM.MICROSOFT.CONCAT([.D25]; &quot;_&quot;; [.C2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hadow_shades" calcext:value-type="string">
            <text:p>layered_shadow_shade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J26]*8+[.E26]" office:value-type="float" office:value="1253" calcext:value-type="float">
            <text:p>1253</text:p>
          </table:table-cell>
          <table:table-cell office:value-type="string" calcext:value-type="string">
            <text:p>"Layered: Guild Cross ???"</text:p>
          </table:table-cell>
          <table:table-cell office:value-type="string" calcext:value-type="string">
            <text:p>Mi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6+C</text:p>
          </table:table-cell>
          <table:table-cell table:formula="of:=HEX2DEC(MID([.$F26]; FIND(&quot;+&quot;; [.$F26]) + 1; FIND(&quot;*&quot;; [.$F26]) - FIND(&quot;+&quot;; [.$F26]) - 1))" office:value-type="float" office:value="24" calcext:value-type="float">
            <text:p>24</text:p>
          </table:table-cell>
          <table:table-cell table:formula="of:=HEX2DEC(MID([.$F26]; FIND(&quot;*&quot;; [.$F26]) + 1; FIND(&quot;+&quot;; [.$F26]; 2) - FIND(&quot;*&quot;; [.$F26]) - 1))" office:value-type="float" office:value="6" calcext:value-type="float">
            <text:p>6</text:p>
          </table:table-cell>
          <table:table-cell table:formula="of:=HEX2DEC(RIGHT([.$F26]; LEN([.F26]) - FIND(&quot;+&quot;; [.F26]; 2)))" office:value-type="float" office:value="12" calcext:value-type="float">
            <text:p>12</text:p>
          </table:table-cell>
          <table:table-cell table:formula="of:=[.G26] * [.H26] + [.I26]" office:value-type="float" office:value="156" calcext:value-type="float">
            <text:p>156</text:p>
          </table:table-cell>
          <table:table-cell table:formula="of:=LOWER(ORG.LIBREOFFICE.REGEX(ORG.LIBREOFFICE.REGEX(ORG.LIBREOFFICE.REGEX(ORG.LIBREOFFICE.REGEX(ORG.LIBREOFFICE.REGEX(ORG.LIBREOFFICE.REGEX(ORG.LIBREOFFICE.REGEX(COM.MICROSOFT.CONCAT([.D26]; &quot;_&quot;; [.C2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guild_cross_unknown" calcext:value-type="string">
            <text:p>misc_layered_guild_cross_unknow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J27]*8+[.E27]" office:value-type="float" office:value="1254" calcext:value-type="float">
            <text:p>1254</text:p>
          </table:table-cell>
          <table:table-cell office:value-type="string" calcext:value-type="string">
            <text:p>"Guild Cross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6+C</text:p>
          </table:table-cell>
          <table:table-cell table:formula="of:=HEX2DEC(MID([.$F27]; FIND(&quot;+&quot;; [.$F27]) + 1; FIND(&quot;*&quot;; [.$F27]) - FIND(&quot;+&quot;; [.$F27]) - 1))" office:value-type="float" office:value="24" calcext:value-type="float">
            <text:p>24</text:p>
          </table:table-cell>
          <table:table-cell table:formula="of:=HEX2DEC(MID([.$F27]; FIND(&quot;*&quot;; [.$F27]) + 1; FIND(&quot;+&quot;; [.$F27]; 2) - FIND(&quot;*&quot;; [.$F27]) - 1))" office:value-type="float" office:value="6" calcext:value-type="float">
            <text:p>6</text:p>
          </table:table-cell>
          <table:table-cell table:formula="of:=HEX2DEC(RIGHT([.$F27]; LEN([.F27]) - FIND(&quot;+&quot;; [.F27]; 2)))" office:value-type="float" office:value="12" calcext:value-type="float">
            <text:p>12</text:p>
          </table:table-cell>
          <table:table-cell table:formula="of:=[.G27] * [.H27] + [.I27]" office:value-type="float" office:value="156" calcext:value-type="float">
            <text:p>156</text:p>
          </table:table-cell>
          <table:table-cell table:formula="of:=LOWER(ORG.LIBREOFFICE.REGEX(ORG.LIBREOFFICE.REGEX(ORG.LIBREOFFICE.REGEX(ORG.LIBREOFFICE.REGEX(ORG.LIBREOFFICE.REGEX(ORG.LIBREOFFICE.REGEX(ORG.LIBREOFFICE.REGEX(COM.MICROSOFT.CONCAT([.D27]; &quot;_&quot;; [.C2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uild_cross" calcext:value-type="string">
            <text:p>layered_guild_cros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J28]*8+[.E28]" office:value-type="float" office:value="1255" calcext:value-type="float">
            <text:p>1255</text:p>
          </table:table-cell>
          <table:table-cell office:value-type="string" calcext:value-type="string">
            <text:p>"Layered: Dante ???"</text:p>
          </table:table-cell>
          <table:table-cell office:value-type="string" calcext:value-type="string">
            <text:p>Mi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6+C</text:p>
          </table:table-cell>
          <table:table-cell table:formula="of:=HEX2DEC(MID([.$F28]; FIND(&quot;+&quot;; [.$F28]) + 1; FIND(&quot;*&quot;; [.$F28]) - FIND(&quot;+&quot;; [.$F28]) - 1))" office:value-type="float" office:value="24" calcext:value-type="float">
            <text:p>24</text:p>
          </table:table-cell>
          <table:table-cell table:formula="of:=HEX2DEC(MID([.$F28]; FIND(&quot;*&quot;; [.$F28]) + 1; FIND(&quot;+&quot;; [.$F28]; 2) - FIND(&quot;*&quot;; [.$F28]) - 1))" office:value-type="float" office:value="6" calcext:value-type="float">
            <text:p>6</text:p>
          </table:table-cell>
          <table:table-cell table:formula="of:=HEX2DEC(RIGHT([.$F28]; LEN([.F28]) - FIND(&quot;+&quot;; [.F28]; 2)))" office:value-type="float" office:value="12" calcext:value-type="float">
            <text:p>12</text:p>
          </table:table-cell>
          <table:table-cell table:formula="of:=[.G28] * [.H28] + [.I28]" office:value-type="float" office:value="156" calcext:value-type="float">
            <text:p>156</text:p>
          </table:table-cell>
          <table:table-cell table:formula="of:=LOWER(ORG.LIBREOFFICE.REGEX(ORG.LIBREOFFICE.REGEX(ORG.LIBREOFFICE.REGEX(ORG.LIBREOFFICE.REGEX(ORG.LIBREOFFICE.REGEX(ORG.LIBREOFFICE.REGEX(ORG.LIBREOFFICE.REGEX(COM.MICROSOFT.CONCAT([.D28]; &quot;_&quot;; [.C2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dante_unknown" calcext:value-type="string">
            <text:p>misc_layered_dante_unknow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J29]*8+[.E29]" office:value-type="float" office:value="1256" calcext:value-type="float">
            <text:p>1256</text:p>
          </table:table-cell>
          <table:table-cell office:value-type="string" calcext:value-type="string">
            <text:p>"Dante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6+D</text:p>
          </table:table-cell>
          <table:table-cell table:formula="of:=HEX2DEC(MID([.$F29]; FIND(&quot;+&quot;; [.$F29]) + 1; FIND(&quot;*&quot;; [.$F29]) - FIND(&quot;+&quot;; [.$F29]) - 1))" office:value-type="float" office:value="24" calcext:value-type="float">
            <text:p>24</text:p>
          </table:table-cell>
          <table:table-cell table:formula="of:=HEX2DEC(MID([.$F29]; FIND(&quot;*&quot;; [.$F29]) + 1; FIND(&quot;+&quot;; [.$F29]; 2) - FIND(&quot;*&quot;; [.$F29]) - 1))" office:value-type="float" office:value="6" calcext:value-type="float">
            <text:p>6</text:p>
          </table:table-cell>
          <table:table-cell table:formula="of:=HEX2DEC(RIGHT([.$F29]; LEN([.F29]) - FIND(&quot;+&quot;; [.F29]; 2)))" office:value-type="float" office:value="13" calcext:value-type="float">
            <text:p>13</text:p>
          </table:table-cell>
          <table:table-cell table:formula="of:=[.G29] * [.H29] + [.I29]" office:value-type="float" office:value="157" calcext:value-type="float">
            <text:p>157</text:p>
          </table:table-cell>
          <table:table-cell table:formula="of:=LOWER(ORG.LIBREOFFICE.REGEX(ORG.LIBREOFFICE.REGEX(ORG.LIBREOFFICE.REGEX(ORG.LIBREOFFICE.REGEX(ORG.LIBREOFFICE.REGEX(ORG.LIBREOFFICE.REGEX(ORG.LIBREOFFICE.REGEX(COM.MICROSOFT.CONCAT([.D29]; &quot;_&quot;; [.C2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ante" calcext:value-type="string">
            <text:p>layered_dant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J30]*8+[.E30]" office:value-type="float" office:value="1257" calcext:value-type="float">
            <text:p>1257</text:p>
          </table:table-cell>
          <table:table-cell office:value-type="string" calcext:value-type="string">
            <text:p>"Layered: Drachen ???"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6+D</text:p>
          </table:table-cell>
          <table:table-cell table:formula="of:=HEX2DEC(MID([.$F30]; FIND(&quot;+&quot;; [.$F30]) + 1; FIND(&quot;*&quot;; [.$F30]) - FIND(&quot;+&quot;; [.$F30]) - 1))" office:value-type="float" office:value="24" calcext:value-type="float">
            <text:p>24</text:p>
          </table:table-cell>
          <table:table-cell table:formula="of:=HEX2DEC(MID([.$F30]; FIND(&quot;*&quot;; [.$F30]) + 1; FIND(&quot;+&quot;; [.$F30]; 2) - FIND(&quot;*&quot;; [.$F30]) - 1))" office:value-type="float" office:value="6" calcext:value-type="float">
            <text:p>6</text:p>
          </table:table-cell>
          <table:table-cell table:formula="of:=HEX2DEC(RIGHT([.$F30]; LEN([.F30]) - FIND(&quot;+&quot;; [.F30]; 2)))" office:value-type="float" office:value="13" calcext:value-type="float">
            <text:p>13</text:p>
          </table:table-cell>
          <table:table-cell table:formula="of:=[.G30] * [.H30] + [.I30]" office:value-type="float" office:value="157" calcext:value-type="float">
            <text:p>157</text:p>
          </table:table-cell>
          <table:table-cell table:formula="of:=LOWER(ORG.LIBREOFFICE.REGEX(ORG.LIBREOFFICE.REGEX(ORG.LIBREOFFICE.REGEX(ORG.LIBREOFFICE.REGEX(ORG.LIBREOFFICE.REGEX(ORG.LIBREOFFICE.REGEX(ORG.LIBREOFFICE.REGEX(COM.MICROSOFT.CONCAT([.D30]; &quot;_&quot;; [.C3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drachen_unknown" calcext:value-type="string">
            <text:p>misc_layered_drachen_unknow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J31]*8+[.E31]" office:value-type="float" office:value="1258" calcext:value-type="float">
            <text:p>1258</text:p>
          </table:table-cell>
          <table:table-cell office:value-type="string" calcext:value-type="string">
            <text:p>"Drachen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6+D</text:p>
          </table:table-cell>
          <table:table-cell table:formula="of:=HEX2DEC(MID([.$F31]; FIND(&quot;+&quot;; [.$F31]) + 1; FIND(&quot;*&quot;; [.$F31]) - FIND(&quot;+&quot;; [.$F31]) - 1))" office:value-type="float" office:value="24" calcext:value-type="float">
            <text:p>24</text:p>
          </table:table-cell>
          <table:table-cell table:formula="of:=HEX2DEC(MID([.$F31]; FIND(&quot;*&quot;; [.$F31]) + 1; FIND(&quot;+&quot;; [.$F31]; 2) - FIND(&quot;*&quot;; [.$F31]) - 1))" office:value-type="float" office:value="6" calcext:value-type="float">
            <text:p>6</text:p>
          </table:table-cell>
          <table:table-cell table:formula="of:=HEX2DEC(RIGHT([.$F31]; LEN([.F31]) - FIND(&quot;+&quot;; [.F31]; 2)))" office:value-type="float" office:value="13" calcext:value-type="float">
            <text:p>13</text:p>
          </table:table-cell>
          <table:table-cell table:formula="of:=[.G31] * [.H31] + [.I31]" office:value-type="float" office:value="157" calcext:value-type="float">
            <text:p>157</text:p>
          </table:table-cell>
          <table:table-cell table:formula="of:=LOWER(ORG.LIBREOFFICE.REGEX(ORG.LIBREOFFICE.REGEX(ORG.LIBREOFFICE.REGEX(ORG.LIBREOFFICE.REGEX(ORG.LIBREOFFICE.REGEX(ORG.LIBREOFFICE.REGEX(ORG.LIBREOFFICE.REGEX(COM.MICROSOFT.CONCAT([.D31]; &quot;_&quot;; [.C3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rachen" calcext:value-type="string">
            <text:p>layered_drachen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J32]*8+[.E32]" office:value-type="float" office:value="1259" calcext:value-type="float">
            <text:p>1259</text:p>
          </table:table-cell>
          <table:table-cell office:value-type="string" calcext:value-type="string">
            <text:p>"Layered: Blossom ???"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6+D</text:p>
          </table:table-cell>
          <table:table-cell table:formula="of:=HEX2DEC(MID([.$F32]; FIND(&quot;+&quot;; [.$F32]) + 1; FIND(&quot;*&quot;; [.$F32]) - FIND(&quot;+&quot;; [.$F32]) - 1))" office:value-type="float" office:value="24" calcext:value-type="float">
            <text:p>24</text:p>
          </table:table-cell>
          <table:table-cell table:formula="of:=HEX2DEC(MID([.$F32]; FIND(&quot;*&quot;; [.$F32]) + 1; FIND(&quot;+&quot;; [.$F32]; 2) - FIND(&quot;*&quot;; [.$F32]) - 1))" office:value-type="float" office:value="6" calcext:value-type="float">
            <text:p>6</text:p>
          </table:table-cell>
          <table:table-cell table:formula="of:=HEX2DEC(RIGHT([.$F32]; LEN([.F32]) - FIND(&quot;+&quot;; [.F32]; 2)))" office:value-type="float" office:value="13" calcext:value-type="float">
            <text:p>13</text:p>
          </table:table-cell>
          <table:table-cell table:formula="of:=[.G32] * [.H32] + [.I32]" office:value-type="float" office:value="157" calcext:value-type="float">
            <text:p>157</text:p>
          </table:table-cell>
          <table:table-cell table:formula="of:=LOWER(ORG.LIBREOFFICE.REGEX(ORG.LIBREOFFICE.REGEX(ORG.LIBREOFFICE.REGEX(ORG.LIBREOFFICE.REGEX(ORG.LIBREOFFICE.REGEX(ORG.LIBREOFFICE.REGEX(ORG.LIBREOFFICE.REGEX(COM.MICROSOFT.CONCAT([.D32]; &quot;_&quot;; [.C3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blossom_unknown" calcext:value-type="string">
            <text:p>misc_layered_blossom_unknow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J33]*8+[.E33]" office:value-type="float" office:value="1260" calcext:value-type="float">
            <text:p>1260</text:p>
          </table:table-cell>
          <table:table-cell office:value-type="string" calcext:value-type="string">
            <text:p>"Blossom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6+D</text:p>
          </table:table-cell>
          <table:table-cell table:formula="of:=HEX2DEC(MID([.$F33]; FIND(&quot;+&quot;; [.$F33]) + 1; FIND(&quot;*&quot;; [.$F33]) - FIND(&quot;+&quot;; [.$F33]) - 1))" office:value-type="float" office:value="24" calcext:value-type="float">
            <text:p>24</text:p>
          </table:table-cell>
          <table:table-cell table:formula="of:=HEX2DEC(MID([.$F33]; FIND(&quot;*&quot;; [.$F33]) + 1; FIND(&quot;+&quot;; [.$F33]; 2) - FIND(&quot;*&quot;; [.$F33]) - 1))" office:value-type="float" office:value="6" calcext:value-type="float">
            <text:p>6</text:p>
          </table:table-cell>
          <table:table-cell table:formula="of:=HEX2DEC(RIGHT([.$F33]; LEN([.F33]) - FIND(&quot;+&quot;; [.F33]; 2)))" office:value-type="float" office:value="13" calcext:value-type="float">
            <text:p>13</text:p>
          </table:table-cell>
          <table:table-cell table:formula="of:=[.G33] * [.H33] + [.I33]" office:value-type="float" office:value="157" calcext:value-type="float">
            <text:p>157</text:p>
          </table:table-cell>
          <table:table-cell table:formula="of:=LOWER(ORG.LIBREOFFICE.REGEX(ORG.LIBREOFFICE.REGEX(ORG.LIBREOFFICE.REGEX(ORG.LIBREOFFICE.REGEX(ORG.LIBREOFFICE.REGEX(ORG.LIBREOFFICE.REGEX(ORG.LIBREOFFICE.REGEX(COM.MICROSOFT.CONCAT([.D33]; &quot;_&quot;; [.C3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lossom" calcext:value-type="string">
            <text:p>layered_blossom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J34]*8+[.E34]" office:value-type="float" office:value="1261" calcext:value-type="float">
            <text:p>1261</text:p>
          </table:table-cell>
          <table:table-cell office:value-type="string" calcext:value-type="string">
            <text:p>"Layered : Mosswine Mask or Faux Felyne ???"</text:p>
          </table:table-cell>
          <table:table-cell office:value-type="string" calcext:value-type="string">
            <text:p>Mi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6+D</text:p>
          </table:table-cell>
          <table:table-cell table:formula="of:=HEX2DEC(MID([.$F34]; FIND(&quot;+&quot;; [.$F34]) + 1; FIND(&quot;*&quot;; [.$F34]) - FIND(&quot;+&quot;; [.$F34]) - 1))" office:value-type="float" office:value="24" calcext:value-type="float">
            <text:p>24</text:p>
          </table:table-cell>
          <table:table-cell table:formula="of:=HEX2DEC(MID([.$F34]; FIND(&quot;*&quot;; [.$F34]) + 1; FIND(&quot;+&quot;; [.$F34]; 2) - FIND(&quot;*&quot;; [.$F34]) - 1))" office:value-type="float" office:value="6" calcext:value-type="float">
            <text:p>6</text:p>
          </table:table-cell>
          <table:table-cell table:formula="of:=HEX2DEC(RIGHT([.$F34]; LEN([.F34]) - FIND(&quot;+&quot;; [.F34]; 2)))" office:value-type="float" office:value="13" calcext:value-type="float">
            <text:p>13</text:p>
          </table:table-cell>
          <table:table-cell table:formula="of:=[.G34] * [.H34] + [.I34]" office:value-type="float" office:value="157" calcext:value-type="float">
            <text:p>157</text:p>
          </table:table-cell>
          <table:table-cell table:formula="of:=LOWER(ORG.LIBREOFFICE.REGEX(ORG.LIBREOFFICE.REGEX(ORG.LIBREOFFICE.REGEX(ORG.LIBREOFFICE.REGEX(ORG.LIBREOFFICE.REGEX(ORG.LIBREOFFICE.REGEX(ORG.LIBREOFFICE.REGEX(COM.MICROSOFT.CONCAT([.D34]; &quot;_&quot;; [.C3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mosswine_mask_or_faux_felyne_unknown" calcext:value-type="string">
            <text:p>misc_layered_mosswine_mask_or_faux_felyne_unkno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J35]*8+[.E35]" office:value-type="float" office:value="1262" calcext:value-type="float">
            <text:p>1262</text:p>
          </table:table-cell>
          <table:table-cell office:value-type="string" calcext:value-type="string">
            <text:p>"Mosswine Mask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6+D</text:p>
          </table:table-cell>
          <table:table-cell table:formula="of:=HEX2DEC(MID([.$F35]; FIND(&quot;+&quot;; [.$F35]) + 1; FIND(&quot;*&quot;; [.$F35]) - FIND(&quot;+&quot;; [.$F35]) - 1))" office:value-type="float" office:value="24" calcext:value-type="float">
            <text:p>24</text:p>
          </table:table-cell>
          <table:table-cell table:formula="of:=HEX2DEC(MID([.$F35]; FIND(&quot;*&quot;; [.$F35]) + 1; FIND(&quot;+&quot;; [.$F35]; 2) - FIND(&quot;*&quot;; [.$F35]) - 1))" office:value-type="float" office:value="6" calcext:value-type="float">
            <text:p>6</text:p>
          </table:table-cell>
          <table:table-cell table:formula="of:=HEX2DEC(RIGHT([.$F35]; LEN([.F35]) - FIND(&quot;+&quot;; [.F35]; 2)))" office:value-type="float" office:value="13" calcext:value-type="float">
            <text:p>13</text:p>
          </table:table-cell>
          <table:table-cell table:formula="of:=[.G35] * [.H35] + [.I35]" office:value-type="float" office:value="157" calcext:value-type="float">
            <text:p>157</text:p>
          </table:table-cell>
          <table:table-cell table:formula="of:=LOWER(ORG.LIBREOFFICE.REGEX(ORG.LIBREOFFICE.REGEX(ORG.LIBREOFFICE.REGEX(ORG.LIBREOFFICE.REGEX(ORG.LIBREOFFICE.REGEX(ORG.LIBREOFFICE.REGEX(ORG.LIBREOFFICE.REGEX(COM.MICROSOFT.CONCAT([.D35]; &quot;_&quot;; [.C3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mosswine_mask" calcext:value-type="string">
            <text:p>layered_mosswine_mas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J36]*8+[.E36]" office:value-type="float" office:value="1263" calcext:value-type="float">
            <text:p>1263</text:p>
          </table:table-cell>
          <table:table-cell office:value-type="string" calcext:value-type="string">
            <text:p>"Faux Felyne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6+D</text:p>
          </table:table-cell>
          <table:table-cell table:formula="of:=HEX2DEC(MID([.$F36]; FIND(&quot;+&quot;; [.$F36]) + 1; FIND(&quot;*&quot;; [.$F36]) - FIND(&quot;+&quot;; [.$F36]) - 1))" office:value-type="float" office:value="24" calcext:value-type="float">
            <text:p>24</text:p>
          </table:table-cell>
          <table:table-cell table:formula="of:=HEX2DEC(MID([.$F36]; FIND(&quot;*&quot;; [.$F36]) + 1; FIND(&quot;+&quot;; [.$F36]; 2) - FIND(&quot;*&quot;; [.$F36]) - 1))" office:value-type="float" office:value="6" calcext:value-type="float">
            <text:p>6</text:p>
          </table:table-cell>
          <table:table-cell table:formula="of:=HEX2DEC(RIGHT([.$F36]; LEN([.F36]) - FIND(&quot;+&quot;; [.F36]; 2)))" office:value-type="float" office:value="13" calcext:value-type="float">
            <text:p>13</text:p>
          </table:table-cell>
          <table:table-cell table:formula="of:=[.G36] * [.H36] + [.I36]" office:value-type="float" office:value="157" calcext:value-type="float">
            <text:p>157</text:p>
          </table:table-cell>
          <table:table-cell table:formula="of:=LOWER(ORG.LIBREOFFICE.REGEX(ORG.LIBREOFFICE.REGEX(ORG.LIBREOFFICE.REGEX(ORG.LIBREOFFICE.REGEX(ORG.LIBREOFFICE.REGEX(ORG.LIBREOFFICE.REGEX(ORG.LIBREOFFICE.REGEX(COM.MICROSOFT.CONCAT([.D36]; &quot;_&quot;; [.C3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faux_felyne" calcext:value-type="string">
            <text:p>layered_faux_felyn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J37]*8+[.E37]" office:value-type="float" office:value="1265" calcext:value-type="float">
            <text:p>1265</text:p>
          </table:table-cell>
          <table:table-cell office:value-type="string" calcext:value-type="string">
            <text:p>"Layered: Diver or Shadow Shades ???"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6+E</text:p>
          </table:table-cell>
          <table:table-cell table:formula="of:=HEX2DEC(MID([.$F37]; FIND(&quot;+&quot;; [.$F37]) + 1; FIND(&quot;*&quot;; [.$F37]) - FIND(&quot;+&quot;; [.$F37]) - 1))" office:value-type="float" office:value="24" calcext:value-type="float">
            <text:p>24</text:p>
          </table:table-cell>
          <table:table-cell table:formula="of:=HEX2DEC(MID([.$F37]; FIND(&quot;*&quot;; [.$F37]) + 1; FIND(&quot;+&quot;; [.$F37]; 2) - FIND(&quot;*&quot;; [.$F37]) - 1))" office:value-type="float" office:value="6" calcext:value-type="float">
            <text:p>6</text:p>
          </table:table-cell>
          <table:table-cell table:formula="of:=HEX2DEC(RIGHT([.$F37]; LEN([.F37]) - FIND(&quot;+&quot;; [.F37]; 2)))" office:value-type="float" office:value="14" calcext:value-type="float">
            <text:p>14</text:p>
          </table:table-cell>
          <table:table-cell table:formula="of:=[.G37] * [.H37] + [.I37]" office:value-type="float" office:value="158" calcext:value-type="float">
            <text:p>158</text:p>
          </table:table-cell>
          <table:table-cell table:formula="of:=LOWER(ORG.LIBREOFFICE.REGEX(ORG.LIBREOFFICE.REGEX(ORG.LIBREOFFICE.REGEX(ORG.LIBREOFFICE.REGEX(ORG.LIBREOFFICE.REGEX(ORG.LIBREOFFICE.REGEX(ORG.LIBREOFFICE.REGEX(COM.MICROSOFT.CONCAT([.D37]; &quot;_&quot;; [.C3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diver_or_shadow_shades_unknown" calcext:value-type="string">
            <text:p>misc_layered_diver_or_shadow_shades_unknow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J38]*8+[.E38]" office:value-type="float" office:value="1266" calcext:value-type="float">
            <text:p>1266</text:p>
          </table:table-cell>
          <table:table-cell office:value-type="string" calcext:value-type="string">
            <text:p>"Diver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6+E</text:p>
          </table:table-cell>
          <table:table-cell table:formula="of:=HEX2DEC(MID([.$F38]; FIND(&quot;+&quot;; [.$F38]) + 1; FIND(&quot;*&quot;; [.$F38]) - FIND(&quot;+&quot;; [.$F38]) - 1))" office:value-type="float" office:value="24" calcext:value-type="float">
            <text:p>24</text:p>
          </table:table-cell>
          <table:table-cell table:formula="of:=HEX2DEC(MID([.$F38]; FIND(&quot;*&quot;; [.$F38]) + 1; FIND(&quot;+&quot;; [.$F38]; 2) - FIND(&quot;*&quot;; [.$F38]) - 1))" office:value-type="float" office:value="6" calcext:value-type="float">
            <text:p>6</text:p>
          </table:table-cell>
          <table:table-cell table:formula="of:=HEX2DEC(RIGHT([.$F38]; LEN([.F38]) - FIND(&quot;+&quot;; [.F38]; 2)))" office:value-type="float" office:value="14" calcext:value-type="float">
            <text:p>14</text:p>
          </table:table-cell>
          <table:table-cell table:formula="of:=[.G38] * [.H38] + [.I38]" office:value-type="float" office:value="158" calcext:value-type="float">
            <text:p>158</text:p>
          </table:table-cell>
          <table:table-cell table:formula="of:=LOWER(ORG.LIBREOFFICE.REGEX(ORG.LIBREOFFICE.REGEX(ORG.LIBREOFFICE.REGEX(ORG.LIBREOFFICE.REGEX(ORG.LIBREOFFICE.REGEX(ORG.LIBREOFFICE.REGEX(ORG.LIBREOFFICE.REGEX(COM.MICROSOFT.CONCAT([.D38]; &quot;_&quot;; [.C3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iver" calcext:value-type="string">
            <text:p>layered_diver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J39]*8+[.E39]" office:value-type="float" office:value="1268" calcext:value-type="float">
            <text:p>1268</text:p>
          </table:table-cell>
          <table:table-cell office:value-type="string" calcext:value-type="string">
            <text:p>"Layered: Sakura ???"</text:p>
          </table:table-cell>
          <table:table-cell office:value-type="string" calcext:value-type="string">
            <text:p>Mi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6+E</text:p>
          </table:table-cell>
          <table:table-cell table:formula="of:=HEX2DEC(MID([.$F39]; FIND(&quot;+&quot;; [.$F39]) + 1; FIND(&quot;*&quot;; [.$F39]) - FIND(&quot;+&quot;; [.$F39]) - 1))" office:value-type="float" office:value="24" calcext:value-type="float">
            <text:p>24</text:p>
          </table:table-cell>
          <table:table-cell table:formula="of:=HEX2DEC(MID([.$F39]; FIND(&quot;*&quot;; [.$F39]) + 1; FIND(&quot;+&quot;; [.$F39]; 2) - FIND(&quot;*&quot;; [.$F39]) - 1))" office:value-type="float" office:value="6" calcext:value-type="float">
            <text:p>6</text:p>
          </table:table-cell>
          <table:table-cell table:formula="of:=HEX2DEC(RIGHT([.$F39]; LEN([.F39]) - FIND(&quot;+&quot;; [.F39]; 2)))" office:value-type="float" office:value="14" calcext:value-type="float">
            <text:p>14</text:p>
          </table:table-cell>
          <table:table-cell table:formula="of:=[.G39] * [.H39] + [.I39]" office:value-type="float" office:value="158" calcext:value-type="float">
            <text:p>158</text:p>
          </table:table-cell>
          <table:table-cell table:formula="of:=LOWER(ORG.LIBREOFFICE.REGEX(ORG.LIBREOFFICE.REGEX(ORG.LIBREOFFICE.REGEX(ORG.LIBREOFFICE.REGEX(ORG.LIBREOFFICE.REGEX(ORG.LIBREOFFICE.REGEX(ORG.LIBREOFFICE.REGEX(COM.MICROSOFT.CONCAT([.D39]; &quot;_&quot;; [.C3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sakura_unknown" calcext:value-type="string">
            <text:p>misc_layered_sakura_unknow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J40]*8+[.E40]" office:value-type="float" office:value="1269" calcext:value-type="float">
            <text:p>1269</text:p>
          </table:table-cell>
          <table:table-cell office:value-type="string" calcext:value-type="string">
            <text:p>"Sakura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6+E</text:p>
          </table:table-cell>
          <table:table-cell table:formula="of:=HEX2DEC(MID([.$F40]; FIND(&quot;+&quot;; [.$F40]) + 1; FIND(&quot;*&quot;; [.$F40]) - FIND(&quot;+&quot;; [.$F40]) - 1))" office:value-type="float" office:value="24" calcext:value-type="float">
            <text:p>24</text:p>
          </table:table-cell>
          <table:table-cell table:formula="of:=HEX2DEC(MID([.$F40]; FIND(&quot;*&quot;; [.$F40]) + 1; FIND(&quot;+&quot;; [.$F40]; 2) - FIND(&quot;*&quot;; [.$F40]) - 1))" office:value-type="float" office:value="6" calcext:value-type="float">
            <text:p>6</text:p>
          </table:table-cell>
          <table:table-cell table:formula="of:=HEX2DEC(RIGHT([.$F40]; LEN([.F40]) - FIND(&quot;+&quot;; [.F40]; 2)))" office:value-type="float" office:value="14" calcext:value-type="float">
            <text:p>14</text:p>
          </table:table-cell>
          <table:table-cell table:formula="of:=[.G40] * [.H40] + [.I40]" office:value-type="float" office:value="158" calcext:value-type="float">
            <text:p>158</text:p>
          </table:table-cell>
          <table:table-cell table:formula="of:=LOWER(ORG.LIBREOFFICE.REGEX(ORG.LIBREOFFICE.REGEX(ORG.LIBREOFFICE.REGEX(ORG.LIBREOFFICE.REGEX(ORG.LIBREOFFICE.REGEX(ORG.LIBREOFFICE.REGEX(ORG.LIBREOFFICE.REGEX(COM.MICROSOFT.CONCAT([.D40]; &quot;_&quot;; [.C4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akura" calcext:value-type="string">
            <text:p>layered_sakura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J41]*8+[.E41]" office:value-type="float" office:value="1270" calcext:value-type="float">
            <text:p>1270</text:p>
          </table:table-cell>
          <table:table-cell office:value-type="string" calcext:value-type="string">
            <text:p>"Layered: Sealed Eyepatch or Wiggler Head ???"</text:p>
          </table:table-cell>
          <table:table-cell office:value-type="string" calcext:value-type="string">
            <text:p>Mis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6+E</text:p>
          </table:table-cell>
          <table:table-cell table:formula="of:=HEX2DEC(MID([.$F41]; FIND(&quot;+&quot;; [.$F41]) + 1; FIND(&quot;*&quot;; [.$F41]) - FIND(&quot;+&quot;; [.$F41]) - 1))" office:value-type="float" office:value="24" calcext:value-type="float">
            <text:p>24</text:p>
          </table:table-cell>
          <table:table-cell table:formula="of:=HEX2DEC(MID([.$F41]; FIND(&quot;*&quot;; [.$F41]) + 1; FIND(&quot;+&quot;; [.$F41]; 2) - FIND(&quot;*&quot;; [.$F41]) - 1))" office:value-type="float" office:value="6" calcext:value-type="float">
            <text:p>6</text:p>
          </table:table-cell>
          <table:table-cell table:formula="of:=HEX2DEC(RIGHT([.$F41]; LEN([.F41]) - FIND(&quot;+&quot;; [.F41]; 2)))" office:value-type="float" office:value="14" calcext:value-type="float">
            <text:p>14</text:p>
          </table:table-cell>
          <table:table-cell table:formula="of:=[.G41] * [.H41] + [.I41]" office:value-type="float" office:value="158" calcext:value-type="float">
            <text:p>158</text:p>
          </table:table-cell>
          <table:table-cell table:formula="of:=LOWER(ORG.LIBREOFFICE.REGEX(ORG.LIBREOFFICE.REGEX(ORG.LIBREOFFICE.REGEX(ORG.LIBREOFFICE.REGEX(ORG.LIBREOFFICE.REGEX(ORG.LIBREOFFICE.REGEX(ORG.LIBREOFFICE.REGEX(COM.MICROSOFT.CONCAT([.D41]; &quot;_&quot;; [.C4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sealed_eyepatch_or_wiggler_head_unknown" calcext:value-type="string">
            <text:p>misc_layered_sealed_eyepatch_or_wiggler_head_unknown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J42]*8+[.E42]" office:value-type="float" office:value="1271" calcext:value-type="float">
            <text:p>1271</text:p>
          </table:table-cell>
          <table:table-cell office:value-type="string" calcext:value-type="string">
            <text:p>"Layered" Harvest ???"</text:p>
          </table:table-cell>
          <table:table-cell office:value-type="string" calcext:value-type="string">
            <text:p>Mi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6+E</text:p>
          </table:table-cell>
          <table:table-cell table:formula="of:=HEX2DEC(MID([.$F42]; FIND(&quot;+&quot;; [.$F42]) + 1; FIND(&quot;*&quot;; [.$F42]) - FIND(&quot;+&quot;; [.$F42]) - 1))" office:value-type="float" office:value="24" calcext:value-type="float">
            <text:p>24</text:p>
          </table:table-cell>
          <table:table-cell table:formula="of:=HEX2DEC(MID([.$F42]; FIND(&quot;*&quot;; [.$F42]) + 1; FIND(&quot;+&quot;; [.$F42]; 2) - FIND(&quot;*&quot;; [.$F42]) - 1))" office:value-type="float" office:value="6" calcext:value-type="float">
            <text:p>6</text:p>
          </table:table-cell>
          <table:table-cell table:formula="of:=HEX2DEC(RIGHT([.$F42]; LEN([.F42]) - FIND(&quot;+&quot;; [.F42]; 2)))" office:value-type="float" office:value="14" calcext:value-type="float">
            <text:p>14</text:p>
          </table:table-cell>
          <table:table-cell table:formula="of:=[.G42] * [.H42] + [.I42]" office:value-type="float" office:value="158" calcext:value-type="float">
            <text:p>158</text:p>
          </table:table-cell>
          <table:table-cell table:formula="of:=LOWER(ORG.LIBREOFFICE.REGEX(ORG.LIBREOFFICE.REGEX(ORG.LIBREOFFICE.REGEX(ORG.LIBREOFFICE.REGEX(ORG.LIBREOFFICE.REGEX(ORG.LIBREOFFICE.REGEX(ORG.LIBREOFFICE.REGEX(COM.MICROSOFT.CONCAT([.D42]; &quot;_&quot;; [.C4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harvest_unknown" calcext:value-type="string">
            <text:p>misc_layered_harvest_unknow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J43]*8+[.E43]" office:value-type="float" office:value="1272" calcext:value-type="float">
            <text:p>1272</text:p>
          </table:table-cell>
          <table:table-cell office:value-type="string" calcext:value-type="string">
            <text:p>"Harvest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6+F</text:p>
          </table:table-cell>
          <table:table-cell table:formula="of:=HEX2DEC(MID([.$F43]; FIND(&quot;+&quot;; [.$F43]) + 1; FIND(&quot;*&quot;; [.$F43]) - FIND(&quot;+&quot;; [.$F43]) - 1))" office:value-type="float" office:value="24" calcext:value-type="float">
            <text:p>24</text:p>
          </table:table-cell>
          <table:table-cell table:formula="of:=HEX2DEC(MID([.$F43]; FIND(&quot;*&quot;; [.$F43]) + 1; FIND(&quot;+&quot;; [.$F43]; 2) - FIND(&quot;*&quot;; [.$F43]) - 1))" office:value-type="float" office:value="6" calcext:value-type="float">
            <text:p>6</text:p>
          </table:table-cell>
          <table:table-cell table:formula="of:=HEX2DEC(RIGHT([.$F43]; LEN([.F43]) - FIND(&quot;+&quot;; [.F43]; 2)))" office:value-type="float" office:value="15" calcext:value-type="float">
            <text:p>15</text:p>
          </table:table-cell>
          <table:table-cell table:formula="of:=[.G43] * [.H43] + [.I43]" office:value-type="float" office:value="159" calcext:value-type="float">
            <text:p>159</text:p>
          </table:table-cell>
          <table:table-cell table:formula="of:=LOWER(ORG.LIBREOFFICE.REGEX(ORG.LIBREOFFICE.REGEX(ORG.LIBREOFFICE.REGEX(ORG.LIBREOFFICE.REGEX(ORG.LIBREOFFICE.REGEX(ORG.LIBREOFFICE.REGEX(ORG.LIBREOFFICE.REGEX(COM.MICROSOFT.CONCAT([.D43]; &quot;_&quot;; [.C4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harvest" calcext:value-type="string">
            <text:p>layered_harves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J44]*8+[.E44]" office:value-type="float" office:value="1273" calcext:value-type="float">
            <text:p>1273</text:p>
          </table:table-cell>
          <table:table-cell office:value-type="string" calcext:value-type="string">
            <text:p>"Sealed Eyepatch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6+F</text:p>
          </table:table-cell>
          <table:table-cell table:formula="of:=HEX2DEC(MID([.$F44]; FIND(&quot;+&quot;; [.$F44]) + 1; FIND(&quot;*&quot;; [.$F44]) - FIND(&quot;+&quot;; [.$F44]) - 1))" office:value-type="float" office:value="24" calcext:value-type="float">
            <text:p>24</text:p>
          </table:table-cell>
          <table:table-cell table:formula="of:=HEX2DEC(MID([.$F44]; FIND(&quot;*&quot;; [.$F44]) + 1; FIND(&quot;+&quot;; [.$F44]; 2) - FIND(&quot;*&quot;; [.$F44]) - 1))" office:value-type="float" office:value="6" calcext:value-type="float">
            <text:p>6</text:p>
          </table:table-cell>
          <table:table-cell table:formula="of:=HEX2DEC(RIGHT([.$F44]; LEN([.F44]) - FIND(&quot;+&quot;; [.F44]; 2)))" office:value-type="float" office:value="15" calcext:value-type="float">
            <text:p>15</text:p>
          </table:table-cell>
          <table:table-cell table:formula="of:=[.G44] * [.H44] + [.I44]" office:value-type="float" office:value="159" calcext:value-type="float">
            <text:p>159</text:p>
          </table:table-cell>
          <table:table-cell table:formula="of:=LOWER(ORG.LIBREOFFICE.REGEX(ORG.LIBREOFFICE.REGEX(ORG.LIBREOFFICE.REGEX(ORG.LIBREOFFICE.REGEX(ORG.LIBREOFFICE.REGEX(ORG.LIBREOFFICE.REGEX(ORG.LIBREOFFICE.REGEX(COM.MICROSOFT.CONCAT([.D44]; &quot;_&quot;; [.C4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ealed_eyepatch" calcext:value-type="string">
            <text:p>layered_sealed_eyep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J45]*8+[.E45]" office:value-type="float" office:value="1274" calcext:value-type="float">
            <text:p>1274</text:p>
          </table:table-cell>
          <table:table-cell office:value-type="string" calcext:value-type="string">
            <text:p>"Wiggler Head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6+F</text:p>
          </table:table-cell>
          <table:table-cell table:formula="of:=HEX2DEC(MID([.$F45]; FIND(&quot;+&quot;; [.$F45]) + 1; FIND(&quot;*&quot;; [.$F45]) - FIND(&quot;+&quot;; [.$F45]) - 1))" office:value-type="float" office:value="24" calcext:value-type="float">
            <text:p>24</text:p>
          </table:table-cell>
          <table:table-cell table:formula="of:=HEX2DEC(MID([.$F45]; FIND(&quot;*&quot;; [.$F45]) + 1; FIND(&quot;+&quot;; [.$F45]; 2) - FIND(&quot;*&quot;; [.$F45]) - 1))" office:value-type="float" office:value="6" calcext:value-type="float">
            <text:p>6</text:p>
          </table:table-cell>
          <table:table-cell table:formula="of:=HEX2DEC(RIGHT([.$F45]; LEN([.F45]) - FIND(&quot;+&quot;; [.F45]; 2)))" office:value-type="float" office:value="15" calcext:value-type="float">
            <text:p>15</text:p>
          </table:table-cell>
          <table:table-cell table:formula="of:=[.G45] * [.H45] + [.I45]" office:value-type="float" office:value="159" calcext:value-type="float">
            <text:p>159</text:p>
          </table:table-cell>
          <table:table-cell table:formula="of:=LOWER(ORG.LIBREOFFICE.REGEX(ORG.LIBREOFFICE.REGEX(ORG.LIBREOFFICE.REGEX(ORG.LIBREOFFICE.REGEX(ORG.LIBREOFFICE.REGEX(ORG.LIBREOFFICE.REGEX(ORG.LIBREOFFICE.REGEX(COM.MICROSOFT.CONCAT([.D45]; &quot;_&quot;; [.C4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wiggler_head" calcext:value-type="string">
            <text:p>layered_wiggler_head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J46]*8+[.E46]" office:value-type="float" office:value="1275" calcext:value-type="float">
            <text:p>1275</text:p>
          </table:table-cell>
          <table:table-cell office:value-type="string" calcext:value-type="string">
            <text:p>"Layered: Origin ???"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6+F</text:p>
          </table:table-cell>
          <table:table-cell table:formula="of:=HEX2DEC(MID([.$F46]; FIND(&quot;+&quot;; [.$F46]) + 1; FIND(&quot;*&quot;; [.$F46]) - FIND(&quot;+&quot;; [.$F46]) - 1))" office:value-type="float" office:value="24" calcext:value-type="float">
            <text:p>24</text:p>
          </table:table-cell>
          <table:table-cell table:formula="of:=HEX2DEC(MID([.$F46]; FIND(&quot;*&quot;; [.$F46]) + 1; FIND(&quot;+&quot;; [.$F46]; 2) - FIND(&quot;*&quot;; [.$F46]) - 1))" office:value-type="float" office:value="6" calcext:value-type="float">
            <text:p>6</text:p>
          </table:table-cell>
          <table:table-cell table:formula="of:=HEX2DEC(RIGHT([.$F46]; LEN([.F46]) - FIND(&quot;+&quot;; [.F46]; 2)))" office:value-type="float" office:value="15" calcext:value-type="float">
            <text:p>15</text:p>
          </table:table-cell>
          <table:table-cell table:formula="of:=[.G46] * [.H46] + [.I46]" office:value-type="float" office:value="159" calcext:value-type="float">
            <text:p>159</text:p>
          </table:table-cell>
          <table:table-cell table:formula="of:=LOWER(ORG.LIBREOFFICE.REGEX(ORG.LIBREOFFICE.REGEX(ORG.LIBREOFFICE.REGEX(ORG.LIBREOFFICE.REGEX(ORG.LIBREOFFICE.REGEX(ORG.LIBREOFFICE.REGEX(ORG.LIBREOFFICE.REGEX(COM.MICROSOFT.CONCAT([.D46]; &quot;_&quot;; [.C4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origin_unknown" calcext:value-type="string">
            <text:p>misc_layered_origin_unknow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J47]*8+[.E47]" office:value-type="float" office:value="1276" calcext:value-type="float">
            <text:p>1276</text:p>
          </table:table-cell>
          <table:table-cell office:value-type="string" calcext:value-type="string">
            <text:p>"Origin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6+F</text:p>
          </table:table-cell>
          <table:table-cell table:formula="of:=HEX2DEC(MID([.$F47]; FIND(&quot;+&quot;; [.$F47]) + 1; FIND(&quot;*&quot;; [.$F47]) - FIND(&quot;+&quot;; [.$F47]) - 1))" office:value-type="float" office:value="24" calcext:value-type="float">
            <text:p>24</text:p>
          </table:table-cell>
          <table:table-cell table:formula="of:=HEX2DEC(MID([.$F47]; FIND(&quot;*&quot;; [.$F47]) + 1; FIND(&quot;+&quot;; [.$F47]; 2) - FIND(&quot;*&quot;; [.$F47]) - 1))" office:value-type="float" office:value="6" calcext:value-type="float">
            <text:p>6</text:p>
          </table:table-cell>
          <table:table-cell table:formula="of:=HEX2DEC(RIGHT([.$F47]; LEN([.F47]) - FIND(&quot;+&quot;; [.F47]; 2)))" office:value-type="float" office:value="15" calcext:value-type="float">
            <text:p>15</text:p>
          </table:table-cell>
          <table:table-cell table:formula="of:=[.G47] * [.H47] + [.I47]" office:value-type="float" office:value="159" calcext:value-type="float">
            <text:p>159</text:p>
          </table:table-cell>
          <table:table-cell table:formula="of:=LOWER(ORG.LIBREOFFICE.REGEX(ORG.LIBREOFFICE.REGEX(ORG.LIBREOFFICE.REGEX(ORG.LIBREOFFICE.REGEX(ORG.LIBREOFFICE.REGEX(ORG.LIBREOFFICE.REGEX(ORG.LIBREOFFICE.REGEX(COM.MICROSOFT.CONCAT([.D47]; &quot;_&quot;; [.C4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origin" calcext:value-type="string">
            <text:p>layered_origin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J48]*8+[.E48]" office:value-type="float" office:value="1277" calcext:value-type="float">
            <text:p>1277</text:p>
          </table:table-cell>
          <table:table-cell office:value-type="string" calcext:value-type="string">
            <text:p>"Layered: Orion ???"</text:p>
          </table:table-cell>
          <table:table-cell office:value-type="string" calcext:value-type="string">
            <text:p>Mi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6+F</text:p>
          </table:table-cell>
          <table:table-cell table:formula="of:=HEX2DEC(MID([.$F48]; FIND(&quot;+&quot;; [.$F48]) + 1; FIND(&quot;*&quot;; [.$F48]) - FIND(&quot;+&quot;; [.$F48]) - 1))" office:value-type="float" office:value="24" calcext:value-type="float">
            <text:p>24</text:p>
          </table:table-cell>
          <table:table-cell table:formula="of:=HEX2DEC(MID([.$F48]; FIND(&quot;*&quot;; [.$F48]) + 1; FIND(&quot;+&quot;; [.$F48]; 2) - FIND(&quot;*&quot;; [.$F48]) - 1))" office:value-type="float" office:value="6" calcext:value-type="float">
            <text:p>6</text:p>
          </table:table-cell>
          <table:table-cell table:formula="of:=HEX2DEC(RIGHT([.$F48]; LEN([.F48]) - FIND(&quot;+&quot;; [.F48]; 2)))" office:value-type="float" office:value="15" calcext:value-type="float">
            <text:p>15</text:p>
          </table:table-cell>
          <table:table-cell table:formula="of:=[.G48] * [.H48] + [.I48]" office:value-type="float" office:value="159" calcext:value-type="float">
            <text:p>159</text:p>
          </table:table-cell>
          <table:table-cell table:formula="of:=LOWER(ORG.LIBREOFFICE.REGEX(ORG.LIBREOFFICE.REGEX(ORG.LIBREOFFICE.REGEX(ORG.LIBREOFFICE.REGEX(ORG.LIBREOFFICE.REGEX(ORG.LIBREOFFICE.REGEX(ORG.LIBREOFFICE.REGEX(COM.MICROSOFT.CONCAT([.D48]; &quot;_&quot;; [.C4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orion_unknown" calcext:value-type="string">
            <text:p>misc_layered_orion_unknow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J49]*8+[.E49]" office:value-type="float" office:value="1278" calcext:value-type="float">
            <text:p>1278</text:p>
          </table:table-cell>
          <table:table-cell office:value-type="string" calcext:value-type="string">
            <text:p>"Orion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6+F</text:p>
          </table:table-cell>
          <table:table-cell table:formula="of:=HEX2DEC(MID([.$F49]; FIND(&quot;+&quot;; [.$F49]) + 1; FIND(&quot;*&quot;; [.$F49]) - FIND(&quot;+&quot;; [.$F49]) - 1))" office:value-type="float" office:value="24" calcext:value-type="float">
            <text:p>24</text:p>
          </table:table-cell>
          <table:table-cell table:formula="of:=HEX2DEC(MID([.$F49]; FIND(&quot;*&quot;; [.$F49]) + 1; FIND(&quot;+&quot;; [.$F49]; 2) - FIND(&quot;*&quot;; [.$F49]) - 1))" office:value-type="float" office:value="6" calcext:value-type="float">
            <text:p>6</text:p>
          </table:table-cell>
          <table:table-cell table:formula="of:=HEX2DEC(RIGHT([.$F49]; LEN([.F49]) - FIND(&quot;+&quot;; [.F49]; 2)))" office:value-type="float" office:value="15" calcext:value-type="float">
            <text:p>15</text:p>
          </table:table-cell>
          <table:table-cell table:formula="of:=[.G49] * [.H49] + [.I49]" office:value-type="float" office:value="159" calcext:value-type="float">
            <text:p>159</text:p>
          </table:table-cell>
          <table:table-cell table:formula="of:=LOWER(ORG.LIBREOFFICE.REGEX(ORG.LIBREOFFICE.REGEX(ORG.LIBREOFFICE.REGEX(ORG.LIBREOFFICE.REGEX(ORG.LIBREOFFICE.REGEX(ORG.LIBREOFFICE.REGEX(ORG.LIBREOFFICE.REGEX(COM.MICROSOFT.CONCAT([.D49]; &quot;_&quot;; [.C4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orion" calcext:value-type="string">
            <text:p>layered_or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J50]*8+[.E50]" office:value-type="float" office:value="1280" calcext:value-type="float">
            <text:p>1280</text:p>
          </table:table-cell>
          <table:table-cell office:value-type="string" calcext:value-type="string">
            <text:p>"Skull Mask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6+10</text:p>
          </table:table-cell>
          <table:table-cell table:formula="of:=HEX2DEC(MID([.$F50]; FIND(&quot;+&quot;; [.$F50]) + 1; FIND(&quot;*&quot;; [.$F50]) - FIND(&quot;+&quot;; [.$F50]) - 1))" office:value-type="float" office:value="24" calcext:value-type="float">
            <text:p>24</text:p>
          </table:table-cell>
          <table:table-cell table:formula="of:=HEX2DEC(MID([.$F50]; FIND(&quot;*&quot;; [.$F50]) + 1; FIND(&quot;+&quot;; [.$F50]; 2) - FIND(&quot;*&quot;; [.$F50]) - 1))" office:value-type="float" office:value="6" calcext:value-type="float">
            <text:p>6</text:p>
          </table:table-cell>
          <table:table-cell table:formula="of:=HEX2DEC(RIGHT([.$F50]; LEN([.F50]) - FIND(&quot;+&quot;; [.F50]; 2)))" office:value-type="float" office:value="16" calcext:value-type="float">
            <text:p>16</text:p>
          </table:table-cell>
          <table:table-cell table:formula="of:=[.G50] * [.H50] + [.I50]" office:value-type="float" office:value="160" calcext:value-type="float">
            <text:p>160</text:p>
          </table:table-cell>
          <table:table-cell table:formula="of:=LOWER(ORG.LIBREOFFICE.REGEX(ORG.LIBREOFFICE.REGEX(ORG.LIBREOFFICE.REGEX(ORG.LIBREOFFICE.REGEX(ORG.LIBREOFFICE.REGEX(ORG.LIBREOFFICE.REGEX(ORG.LIBREOFFICE.REGEX(COM.MICROSOFT.CONCAT([.D50]; &quot;_&quot;; [.C5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kull_mask" calcext:value-type="string">
            <text:p>layered_skull_mask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J51]*8+[.E51]" office:value-type="float" office:value="1281" calcext:value-type="float">
            <text:p>1281</text:p>
          </table:table-cell>
          <table:table-cell office:value-type="string" calcext:value-type="string">
            <text:p>"Layered: Beetle ???"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6+10</text:p>
          </table:table-cell>
          <table:table-cell table:formula="of:=HEX2DEC(MID([.$F51]; FIND(&quot;+&quot;; [.$F51]) + 1; FIND(&quot;*&quot;; [.$F51]) - FIND(&quot;+&quot;; [.$F51]) - 1))" office:value-type="float" office:value="24" calcext:value-type="float">
            <text:p>24</text:p>
          </table:table-cell>
          <table:table-cell table:formula="of:=HEX2DEC(MID([.$F51]; FIND(&quot;*&quot;; [.$F51]) + 1; FIND(&quot;+&quot;; [.$F51]; 2) - FIND(&quot;*&quot;; [.$F51]) - 1))" office:value-type="float" office:value="6" calcext:value-type="float">
            <text:p>6</text:p>
          </table:table-cell>
          <table:table-cell table:formula="of:=HEX2DEC(RIGHT([.$F51]; LEN([.F51]) - FIND(&quot;+&quot;; [.F51]; 2)))" office:value-type="float" office:value="16" calcext:value-type="float">
            <text:p>16</text:p>
          </table:table-cell>
          <table:table-cell table:formula="of:=[.G51] * [.H51] + [.I51]" office:value-type="float" office:value="160" calcext:value-type="float">
            <text:p>160</text:p>
          </table:table-cell>
          <table:table-cell table:formula="of:=LOWER(ORG.LIBREOFFICE.REGEX(ORG.LIBREOFFICE.REGEX(ORG.LIBREOFFICE.REGEX(ORG.LIBREOFFICE.REGEX(ORG.LIBREOFFICE.REGEX(ORG.LIBREOFFICE.REGEX(ORG.LIBREOFFICE.REGEX(COM.MICROSOFT.CONCAT([.D51]; &quot;_&quot;; [.C5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beetle_unknown" calcext:value-type="string">
            <text:p>misc_layered_beetle_unknow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J52]*8+[.E52]" office:value-type="float" office:value="1282" calcext:value-type="float">
            <text:p>1282</text:p>
          </table:table-cell>
          <table:table-cell office:value-type="string" calcext:value-type="string">
            <text:p>"Beetle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6+10</text:p>
          </table:table-cell>
          <table:table-cell table:formula="of:=HEX2DEC(MID([.$F52]; FIND(&quot;+&quot;; [.$F52]) + 1; FIND(&quot;*&quot;; [.$F52]) - FIND(&quot;+&quot;; [.$F52]) - 1))" office:value-type="float" office:value="24" calcext:value-type="float">
            <text:p>24</text:p>
          </table:table-cell>
          <table:table-cell table:formula="of:=HEX2DEC(MID([.$F52]; FIND(&quot;*&quot;; [.$F52]) + 1; FIND(&quot;+&quot;; [.$F52]; 2) - FIND(&quot;*&quot;; [.$F52]) - 1))" office:value-type="float" office:value="6" calcext:value-type="float">
            <text:p>6</text:p>
          </table:table-cell>
          <table:table-cell table:formula="of:=HEX2DEC(RIGHT([.$F52]; LEN([.F52]) - FIND(&quot;+&quot;; [.F52]; 2)))" office:value-type="float" office:value="16" calcext:value-type="float">
            <text:p>16</text:p>
          </table:table-cell>
          <table:table-cell table:formula="of:=[.G52] * [.H52] + [.I52]" office:value-type="float" office:value="160" calcext:value-type="float">
            <text:p>160</text:p>
          </table:table-cell>
          <table:table-cell table:formula="of:=LOWER(ORG.LIBREOFFICE.REGEX(ORG.LIBREOFFICE.REGEX(ORG.LIBREOFFICE.REGEX(ORG.LIBREOFFICE.REGEX(ORG.LIBREOFFICE.REGEX(ORG.LIBREOFFICE.REGEX(ORG.LIBREOFFICE.REGEX(COM.MICROSOFT.CONCAT([.D52]; &quot;_&quot;; [.C5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eetle" calcext:value-type="string">
            <text:p>layered_beetl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J53]*8+[.E53]" office:value-type="float" office:value="1283" calcext:value-type="float">
            <text:p>1283</text:p>
          </table:table-cell>
          <table:table-cell office:value-type="string" calcext:value-type="string">
            <text:p>"Layered: Gala Suit ???"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6+10</text:p>
          </table:table-cell>
          <table:table-cell table:formula="of:=HEX2DEC(MID([.$F53]; FIND(&quot;+&quot;; [.$F53]) + 1; FIND(&quot;*&quot;; [.$F53]) - FIND(&quot;+&quot;; [.$F53]) - 1))" office:value-type="float" office:value="24" calcext:value-type="float">
            <text:p>24</text:p>
          </table:table-cell>
          <table:table-cell table:formula="of:=HEX2DEC(MID([.$F53]; FIND(&quot;*&quot;; [.$F53]) + 1; FIND(&quot;+&quot;; [.$F53]; 2) - FIND(&quot;*&quot;; [.$F53]) - 1))" office:value-type="float" office:value="6" calcext:value-type="float">
            <text:p>6</text:p>
          </table:table-cell>
          <table:table-cell table:formula="of:=HEX2DEC(RIGHT([.$F53]; LEN([.F53]) - FIND(&quot;+&quot;; [.F53]; 2)))" office:value-type="float" office:value="16" calcext:value-type="float">
            <text:p>16</text:p>
          </table:table-cell>
          <table:table-cell table:formula="of:=[.G53] * [.H53] + [.I53]" office:value-type="float" office:value="160" calcext:value-type="float">
            <text:p>160</text:p>
          </table:table-cell>
          <table:table-cell table:formula="of:=LOWER(ORG.LIBREOFFICE.REGEX(ORG.LIBREOFFICE.REGEX(ORG.LIBREOFFICE.REGEX(ORG.LIBREOFFICE.REGEX(ORG.LIBREOFFICE.REGEX(ORG.LIBREOFFICE.REGEX(ORG.LIBREOFFICE.REGEX(COM.MICROSOFT.CONCAT([.D53]; &quot;_&quot;; [.C5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gala_suit_unknown" calcext:value-type="string">
            <text:p>misc_layered_gala_suit_unknow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J54]*8+[.E54]" office:value-type="float" office:value="1284" calcext:value-type="float">
            <text:p>1284</text:p>
          </table:table-cell>
          <table:table-cell office:value-type="string" calcext:value-type="string">
            <text:p>"Gala Suit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6+10</text:p>
          </table:table-cell>
          <table:table-cell table:formula="of:=HEX2DEC(MID([.$F54]; FIND(&quot;+&quot;; [.$F54]) + 1; FIND(&quot;*&quot;; [.$F54]) - FIND(&quot;+&quot;; [.$F54]) - 1))" office:value-type="float" office:value="24" calcext:value-type="float">
            <text:p>24</text:p>
          </table:table-cell>
          <table:table-cell table:formula="of:=HEX2DEC(MID([.$F54]; FIND(&quot;*&quot;; [.$F54]) + 1; FIND(&quot;+&quot;; [.$F54]; 2) - FIND(&quot;*&quot;; [.$F54]) - 1))" office:value-type="float" office:value="6" calcext:value-type="float">
            <text:p>6</text:p>
          </table:table-cell>
          <table:table-cell table:formula="of:=HEX2DEC(RIGHT([.$F54]; LEN([.F54]) - FIND(&quot;+&quot;; [.F54]; 2)))" office:value-type="float" office:value="16" calcext:value-type="float">
            <text:p>16</text:p>
          </table:table-cell>
          <table:table-cell table:formula="of:=[.G54] * [.H54] + [.I54]" office:value-type="float" office:value="160" calcext:value-type="float">
            <text:p>160</text:p>
          </table:table-cell>
          <table:table-cell table:formula="of:=LOWER(ORG.LIBREOFFICE.REGEX(ORG.LIBREOFFICE.REGEX(ORG.LIBREOFFICE.REGEX(ORG.LIBREOFFICE.REGEX(ORG.LIBREOFFICE.REGEX(ORG.LIBREOFFICE.REGEX(ORG.LIBREOFFICE.REGEX(COM.MICROSOFT.CONCAT([.D54]; &quot;_&quot;; [.C5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ala_suit" calcext:value-type="string">
            <text:p>layered_gala_suit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J55]*8+[.E55]" office:value-type="float" office:value="1285" calcext:value-type="float">
            <text:p>1285</text:p>
          </table:table-cell>
          <table:table-cell office:value-type="string" calcext:value-type="string">
            <text:p>"Layered: Ryu ???"</text:p>
          </table:table-cell>
          <table:table-cell office:value-type="string" calcext:value-type="string">
            <text:p>Mi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6+10</text:p>
          </table:table-cell>
          <table:table-cell table:formula="of:=HEX2DEC(MID([.$F55]; FIND(&quot;+&quot;; [.$F55]) + 1; FIND(&quot;*&quot;; [.$F55]) - FIND(&quot;+&quot;; [.$F55]) - 1))" office:value-type="float" office:value="24" calcext:value-type="float">
            <text:p>24</text:p>
          </table:table-cell>
          <table:table-cell table:formula="of:=HEX2DEC(MID([.$F55]; FIND(&quot;*&quot;; [.$F55]) + 1; FIND(&quot;+&quot;; [.$F55]; 2) - FIND(&quot;*&quot;; [.$F55]) - 1))" office:value-type="float" office:value="6" calcext:value-type="float">
            <text:p>6</text:p>
          </table:table-cell>
          <table:table-cell table:formula="of:=HEX2DEC(RIGHT([.$F55]; LEN([.F55]) - FIND(&quot;+&quot;; [.F55]; 2)))" office:value-type="float" office:value="16" calcext:value-type="float">
            <text:p>16</text:p>
          </table:table-cell>
          <table:table-cell table:formula="of:=[.G55] * [.H55] + [.I55]" office:value-type="float" office:value="160" calcext:value-type="float">
            <text:p>160</text:p>
          </table:table-cell>
          <table:table-cell table:formula="of:=LOWER(ORG.LIBREOFFICE.REGEX(ORG.LIBREOFFICE.REGEX(ORG.LIBREOFFICE.REGEX(ORG.LIBREOFFICE.REGEX(ORG.LIBREOFFICE.REGEX(ORG.LIBREOFFICE.REGEX(ORG.LIBREOFFICE.REGEX(COM.MICROSOFT.CONCAT([.D55]; &quot;_&quot;; [.C5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ryu_unknown" calcext:value-type="string">
            <text:p>misc_layered_ryu_unkn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J56]*8+[.E56]" office:value-type="float" office:value="1286" calcext:value-type="float">
            <text:p>1286</text:p>
          </table:table-cell>
          <table:table-cell office:value-type="string" calcext:value-type="string">
            <text:p>"Ryu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6+10</text:p>
          </table:table-cell>
          <table:table-cell table:formula="of:=HEX2DEC(MID([.$F56]; FIND(&quot;+&quot;; [.$F56]) + 1; FIND(&quot;*&quot;; [.$F56]) - FIND(&quot;+&quot;; [.$F56]) - 1))" office:value-type="float" office:value="24" calcext:value-type="float">
            <text:p>24</text:p>
          </table:table-cell>
          <table:table-cell table:formula="of:=HEX2DEC(MID([.$F56]; FIND(&quot;*&quot;; [.$F56]) + 1; FIND(&quot;+&quot;; [.$F56]; 2) - FIND(&quot;*&quot;; [.$F56]) - 1))" office:value-type="float" office:value="6" calcext:value-type="float">
            <text:p>6</text:p>
          </table:table-cell>
          <table:table-cell table:formula="of:=HEX2DEC(RIGHT([.$F56]; LEN([.F56]) - FIND(&quot;+&quot;; [.F56]; 2)))" office:value-type="float" office:value="16" calcext:value-type="float">
            <text:p>16</text:p>
          </table:table-cell>
          <table:table-cell table:formula="of:=[.G56] * [.H56] + [.I56]" office:value-type="float" office:value="160" calcext:value-type="float">
            <text:p>160</text:p>
          </table:table-cell>
          <table:table-cell table:formula="of:=LOWER(ORG.LIBREOFFICE.REGEX(ORG.LIBREOFFICE.REGEX(ORG.LIBREOFFICE.REGEX(ORG.LIBREOFFICE.REGEX(ORG.LIBREOFFICE.REGEX(ORG.LIBREOFFICE.REGEX(ORG.LIBREOFFICE.REGEX(COM.MICROSOFT.CONCAT([.D56]; &quot;_&quot;; [.C5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yu" calcext:value-type="string">
            <text:p>layered_ryu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J57]*8+[.E57]" office:value-type="float" office:value="1287" calcext:value-type="float">
            <text:p>1287</text:p>
          </table:table-cell>
          <table:table-cell office:value-type="string" calcext:value-type="string">
            <text:p>"Layered: Zorah γ ???"</text:p>
          </table:table-cell>
          <table:table-cell office:value-type="string" calcext:value-type="string">
            <text:p>Mi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6+10</text:p>
          </table:table-cell>
          <table:table-cell table:formula="of:=HEX2DEC(MID([.$F57]; FIND(&quot;+&quot;; [.$F57]) + 1; FIND(&quot;*&quot;; [.$F57]) - FIND(&quot;+&quot;; [.$F57]) - 1))" office:value-type="float" office:value="24" calcext:value-type="float">
            <text:p>24</text:p>
          </table:table-cell>
          <table:table-cell table:formula="of:=HEX2DEC(MID([.$F57]; FIND(&quot;*&quot;; [.$F57]) + 1; FIND(&quot;+&quot;; [.$F57]; 2) - FIND(&quot;*&quot;; [.$F57]) - 1))" office:value-type="float" office:value="6" calcext:value-type="float">
            <text:p>6</text:p>
          </table:table-cell>
          <table:table-cell table:formula="of:=HEX2DEC(RIGHT([.$F57]; LEN([.F57]) - FIND(&quot;+&quot;; [.F57]; 2)))" office:value-type="float" office:value="16" calcext:value-type="float">
            <text:p>16</text:p>
          </table:table-cell>
          <table:table-cell table:formula="of:=[.G57] * [.H57] + [.I57]" office:value-type="float" office:value="160" calcext:value-type="float">
            <text:p>160</text:p>
          </table:table-cell>
          <table:table-cell table:formula="of:=LOWER(ORG.LIBREOFFICE.REGEX(ORG.LIBREOFFICE.REGEX(ORG.LIBREOFFICE.REGEX(ORG.LIBREOFFICE.REGEX(ORG.LIBREOFFICE.REGEX(ORG.LIBREOFFICE.REGEX(ORG.LIBREOFFICE.REGEX(COM.MICROSOFT.CONCAT([.D57]; &quot;_&quot;; [.C5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zorah_gamma_unknown" calcext:value-type="string">
            <text:p>misc_layered_zorah_gamma_unknown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J58]*8+[.E58]" office:value-type="float" office:value="1291" calcext:value-type="float">
            <text:p>1291</text:p>
          </table:table-cell>
          <table:table-cell office:value-type="string" calcext:value-type="string">
            <text:p>"Layered: Skull Mask or Kulu-Ya-Ku Head"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6+11</text:p>
          </table:table-cell>
          <table:table-cell table:formula="of:=HEX2DEC(MID([.$F58]; FIND(&quot;+&quot;; [.$F58]) + 1; FIND(&quot;*&quot;; [.$F58]) - FIND(&quot;+&quot;; [.$F58]) - 1))" office:value-type="float" office:value="24" calcext:value-type="float">
            <text:p>24</text:p>
          </table:table-cell>
          <table:table-cell table:formula="of:=HEX2DEC(MID([.$F58]; FIND(&quot;*&quot;; [.$F58]) + 1; FIND(&quot;+&quot;; [.$F58]; 2) - FIND(&quot;*&quot;; [.$F58]) - 1))" office:value-type="float" office:value="6" calcext:value-type="float">
            <text:p>6</text:p>
          </table:table-cell>
          <table:table-cell table:formula="of:=HEX2DEC(RIGHT([.$F58]; LEN([.F58]) - FIND(&quot;+&quot;; [.F58]; 2)))" office:value-type="float" office:value="17" calcext:value-type="float">
            <text:p>17</text:p>
          </table:table-cell>
          <table:table-cell table:formula="of:=[.G58] * [.H58] + [.I58]" office:value-type="float" office:value="161" calcext:value-type="float">
            <text:p>161</text:p>
          </table:table-cell>
          <table:table-cell table:formula="of:=LOWER(ORG.LIBREOFFICE.REGEX(ORG.LIBREOFFICE.REGEX(ORG.LIBREOFFICE.REGEX(ORG.LIBREOFFICE.REGEX(ORG.LIBREOFFICE.REGEX(ORG.LIBREOFFICE.REGEX(ORG.LIBREOFFICE.REGEX(COM.MICROSOFT.CONCAT([.D58]; &quot;_&quot;; [.C5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skull_mask_or_kulu_ya_ku_head" calcext:value-type="string">
            <text:p>misc_layered_skull_mask_or_kulu_ya_ku_hea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J59]*8+[.E59]" office:value-type="float" office:value="1292" calcext:value-type="float">
            <text:p>1292</text:p>
          </table:table-cell>
          <table:table-cell office:value-type="string" calcext:value-type="string">
            <text:p>"Kulu-Ya-Ku Head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6+11</text:p>
          </table:table-cell>
          <table:table-cell table:formula="of:=HEX2DEC(MID([.$F59]; FIND(&quot;+&quot;; [.$F59]) + 1; FIND(&quot;*&quot;; [.$F59]) - FIND(&quot;+&quot;; [.$F59]) - 1))" office:value-type="float" office:value="24" calcext:value-type="float">
            <text:p>24</text:p>
          </table:table-cell>
          <table:table-cell table:formula="of:=HEX2DEC(MID([.$F59]; FIND(&quot;*&quot;; [.$F59]) + 1; FIND(&quot;+&quot;; [.$F59]; 2) - FIND(&quot;*&quot;; [.$F59]) - 1))" office:value-type="float" office:value="6" calcext:value-type="float">
            <text:p>6</text:p>
          </table:table-cell>
          <table:table-cell table:formula="of:=HEX2DEC(RIGHT([.$F59]; LEN([.F59]) - FIND(&quot;+&quot;; [.F59]; 2)))" office:value-type="float" office:value="17" calcext:value-type="float">
            <text:p>17</text:p>
          </table:table-cell>
          <table:table-cell table:formula="of:=[.G59] * [.H59] + [.I59]" office:value-type="float" office:value="161" calcext:value-type="float">
            <text:p>161</text:p>
          </table:table-cell>
          <table:table-cell table:formula="of:=LOWER(ORG.LIBREOFFICE.REGEX(ORG.LIBREOFFICE.REGEX(ORG.LIBREOFFICE.REGEX(ORG.LIBREOFFICE.REGEX(ORG.LIBREOFFICE.REGEX(ORG.LIBREOFFICE.REGEX(ORG.LIBREOFFICE.REGEX(COM.MICROSOFT.CONCAT([.D59]; &quot;_&quot;; [.C5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lu_ya_ku_head" calcext:value-type="string">
            <text:p>layered_kulu_ya_ku_head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J60]*8+[.E60]" office:value-type="float" office:value="1293" calcext:value-type="float">
            <text:p>1293</text:p>
          </table:table-cell>
          <table:table-cell office:value-type="string" calcext:value-type="string">
            <text:p>"Layered: Commision ???"</text:p>
          </table:table-cell>
          <table:table-cell office:value-type="string" calcext:value-type="string">
            <text:p>Mi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6+11</text:p>
          </table:table-cell>
          <table:table-cell table:formula="of:=HEX2DEC(MID([.$F60]; FIND(&quot;+&quot;; [.$F60]) + 1; FIND(&quot;*&quot;; [.$F60]) - FIND(&quot;+&quot;; [.$F60]) - 1))" office:value-type="float" office:value="24" calcext:value-type="float">
            <text:p>24</text:p>
          </table:table-cell>
          <table:table-cell table:formula="of:=HEX2DEC(MID([.$F60]; FIND(&quot;*&quot;; [.$F60]) + 1; FIND(&quot;+&quot;; [.$F60]; 2) - FIND(&quot;*&quot;; [.$F60]) - 1))" office:value-type="float" office:value="6" calcext:value-type="float">
            <text:p>6</text:p>
          </table:table-cell>
          <table:table-cell table:formula="of:=HEX2DEC(RIGHT([.$F60]; LEN([.F60]) - FIND(&quot;+&quot;; [.F60]; 2)))" office:value-type="float" office:value="17" calcext:value-type="float">
            <text:p>17</text:p>
          </table:table-cell>
          <table:table-cell table:formula="of:=[.G60] * [.H60] + [.I60]" office:value-type="float" office:value="161" calcext:value-type="float">
            <text:p>161</text:p>
          </table:table-cell>
          <table:table-cell table:formula="of:=LOWER(ORG.LIBREOFFICE.REGEX(ORG.LIBREOFFICE.REGEX(ORG.LIBREOFFICE.REGEX(ORG.LIBREOFFICE.REGEX(ORG.LIBREOFFICE.REGEX(ORG.LIBREOFFICE.REGEX(ORG.LIBREOFFICE.REGEX(COM.MICROSOFT.CONCAT([.D60]; &quot;_&quot;; [.C6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commision_unknown" calcext:value-type="string">
            <text:p>misc_layered_commision_unknow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J61]*8+[.E61]" office:value-type="float" office:value="1294" calcext:value-type="float">
            <text:p>1294</text:p>
          </table:table-cell>
          <table:table-cell office:value-type="string" calcext:value-type="string">
            <text:p>"Commision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6+11</text:p>
          </table:table-cell>
          <table:table-cell table:formula="of:=HEX2DEC(MID([.$F61]; FIND(&quot;+&quot;; [.$F61]) + 1; FIND(&quot;*&quot;; [.$F61]) - FIND(&quot;+&quot;; [.$F61]) - 1))" office:value-type="float" office:value="24" calcext:value-type="float">
            <text:p>24</text:p>
          </table:table-cell>
          <table:table-cell table:formula="of:=HEX2DEC(MID([.$F61]; FIND(&quot;*&quot;; [.$F61]) + 1; FIND(&quot;+&quot;; [.$F61]; 2) - FIND(&quot;*&quot;; [.$F61]) - 1))" office:value-type="float" office:value="6" calcext:value-type="float">
            <text:p>6</text:p>
          </table:table-cell>
          <table:table-cell table:formula="of:=HEX2DEC(RIGHT([.$F61]; LEN([.F61]) - FIND(&quot;+&quot;; [.F61]; 2)))" office:value-type="float" office:value="17" calcext:value-type="float">
            <text:p>17</text:p>
          </table:table-cell>
          <table:table-cell table:formula="of:=[.G61] * [.H61] + [.I61]" office:value-type="float" office:value="161" calcext:value-type="float">
            <text:p>161</text:p>
          </table:table-cell>
          <table:table-cell table:formula="of:=LOWER(ORG.LIBREOFFICE.REGEX(ORG.LIBREOFFICE.REGEX(ORG.LIBREOFFICE.REGEX(ORG.LIBREOFFICE.REGEX(ORG.LIBREOFFICE.REGEX(ORG.LIBREOFFICE.REGEX(ORG.LIBREOFFICE.REGEX(COM.MICROSOFT.CONCAT([.D61]; &quot;_&quot;; [.C6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commision" calcext:value-type="string">
            <text:p>layered_commis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J62]*8+[.E62]" office:value-type="float" office:value="1314" calcext:value-type="float">
            <text:p>1314</text:p>
          </table:table-cell>
          <table:table-cell office:value-type="string" calcext:value-type="string">
            <text:p>"Bayek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6+14</text:p>
          </table:table-cell>
          <table:table-cell table:formula="of:=HEX2DEC(MID([.$F62]; FIND(&quot;+&quot;; [.$F62]) + 1; FIND(&quot;*&quot;; [.$F62]) - FIND(&quot;+&quot;; [.$F62]) - 1))" office:value-type="float" office:value="24" calcext:value-type="float">
            <text:p>24</text:p>
          </table:table-cell>
          <table:table-cell table:formula="of:=HEX2DEC(MID([.$F62]; FIND(&quot;*&quot;; [.$F62]) + 1; FIND(&quot;+&quot;; [.$F62]; 2) - FIND(&quot;*&quot;; [.$F62]) - 1))" office:value-type="float" office:value="6" calcext:value-type="float">
            <text:p>6</text:p>
          </table:table-cell>
          <table:table-cell table:formula="of:=HEX2DEC(RIGHT([.$F62]; LEN([.F62]) - FIND(&quot;+&quot;; [.F62]; 2)))" office:value-type="float" office:value="20" calcext:value-type="float">
            <text:p>20</text:p>
          </table:table-cell>
          <table:table-cell table:formula="of:=[.G62] * [.H62] + [.I62]" office:value-type="float" office:value="164" calcext:value-type="float">
            <text:p>164</text:p>
          </table:table-cell>
          <table:table-cell table:formula="of:=LOWER(ORG.LIBREOFFICE.REGEX(ORG.LIBREOFFICE.REGEX(ORG.LIBREOFFICE.REGEX(ORG.LIBREOFFICE.REGEX(ORG.LIBREOFFICE.REGEX(ORG.LIBREOFFICE.REGEX(ORG.LIBREOFFICE.REGEX(COM.MICROSOFT.CONCAT([.D62]; &quot;_&quot;; [.C6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ayek" calcext:value-type="string">
            <text:p>layered_bayek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J63]*8+[.E63]" office:value-type="float" office:value="1316" calcext:value-type="float">
            <text:p>1316</text:p>
          </table:table-cell>
          <table:table-cell office:value-type="string" calcext:value-type="string">
            <text:p>"Layered: Geralt of Rivia or Ciri"</text:p>
          </table:table-cell>
          <table:table-cell office:value-type="string" calcext:value-type="string">
            <text:p>Mi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6+14</text:p>
          </table:table-cell>
          <table:table-cell table:formula="of:=HEX2DEC(MID([.$F63]; FIND(&quot;+&quot;; [.$F63]) + 1; FIND(&quot;*&quot;; [.$F63]) - FIND(&quot;+&quot;; [.$F63]) - 1))" office:value-type="float" office:value="24" calcext:value-type="float">
            <text:p>24</text:p>
          </table:table-cell>
          <table:table-cell table:formula="of:=HEX2DEC(MID([.$F63]; FIND(&quot;*&quot;; [.$F63]) + 1; FIND(&quot;+&quot;; [.$F63]; 2) - FIND(&quot;*&quot;; [.$F63]) - 1))" office:value-type="float" office:value="6" calcext:value-type="float">
            <text:p>6</text:p>
          </table:table-cell>
          <table:table-cell table:formula="of:=HEX2DEC(RIGHT([.$F63]; LEN([.F63]) - FIND(&quot;+&quot;; [.F63]; 2)))" office:value-type="float" office:value="20" calcext:value-type="float">
            <text:p>20</text:p>
          </table:table-cell>
          <table:table-cell table:formula="of:=[.G63] * [.H63] + [.I63]" office:value-type="float" office:value="164" calcext:value-type="float">
            <text:p>164</text:p>
          </table:table-cell>
          <table:table-cell table:formula="of:=LOWER(ORG.LIBREOFFICE.REGEX(ORG.LIBREOFFICE.REGEX(ORG.LIBREOFFICE.REGEX(ORG.LIBREOFFICE.REGEX(ORG.LIBREOFFICE.REGEX(ORG.LIBREOFFICE.REGEX(ORG.LIBREOFFICE.REGEX(COM.MICROSOFT.CONCAT([.D63]; &quot;_&quot;; [.C6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geralt_of_rivia_or_ciri" calcext:value-type="string">
            <text:p>misc_layered_geralt_of_rivia_or_ciri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J64]*8+[.E64]" office:value-type="float" office:value="1318" calcext:value-type="float">
            <text:p>1318</text:p>
          </table:table-cell>
          <table:table-cell office:value-type="string" calcext:value-type="string">
            <text:p>"Geralt of Rivia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6+14</text:p>
          </table:table-cell>
          <table:table-cell table:formula="of:=HEX2DEC(MID([.$F64]; FIND(&quot;+&quot;; [.$F64]) + 1; FIND(&quot;*&quot;; [.$F64]) - FIND(&quot;+&quot;; [.$F64]) - 1))" office:value-type="float" office:value="24" calcext:value-type="float">
            <text:p>24</text:p>
          </table:table-cell>
          <table:table-cell table:formula="of:=HEX2DEC(MID([.$F64]; FIND(&quot;*&quot;; [.$F64]) + 1; FIND(&quot;+&quot;; [.$F64]; 2) - FIND(&quot;*&quot;; [.$F64]) - 1))" office:value-type="float" office:value="6" calcext:value-type="float">
            <text:p>6</text:p>
          </table:table-cell>
          <table:table-cell table:formula="of:=HEX2DEC(RIGHT([.$F64]; LEN([.F64]) - FIND(&quot;+&quot;; [.F64]; 2)))" office:value-type="float" office:value="20" calcext:value-type="float">
            <text:p>20</text:p>
          </table:table-cell>
          <table:table-cell table:formula="of:=[.G64] * [.H64] + [.I64]" office:value-type="float" office:value="164" calcext:value-type="float">
            <text:p>164</text:p>
          </table:table-cell>
          <table:table-cell table:formula="of:=LOWER(ORG.LIBREOFFICE.REGEX(ORG.LIBREOFFICE.REGEX(ORG.LIBREOFFICE.REGEX(ORG.LIBREOFFICE.REGEX(ORG.LIBREOFFICE.REGEX(ORG.LIBREOFFICE.REGEX(ORG.LIBREOFFICE.REGEX(COM.MICROSOFT.CONCAT([.D64]; &quot;_&quot;; [.C6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eralt_of_rivia" calcext:value-type="string">
            <text:p>layered_geralt_of_rivi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J65]*8+[.E65]" office:value-type="float" office:value="1319" calcext:value-type="float">
            <text:p>1319</text:p>
          </table:table-cell>
          <table:table-cell office:value-type="string" calcext:value-type="string">
            <text:p>"Ciri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6+14</text:p>
          </table:table-cell>
          <table:table-cell table:formula="of:=HEX2DEC(MID([.$F65]; FIND(&quot;+&quot;; [.$F65]) + 1; FIND(&quot;*&quot;; [.$F65]) - FIND(&quot;+&quot;; [.$F65]) - 1))" office:value-type="float" office:value="24" calcext:value-type="float">
            <text:p>24</text:p>
          </table:table-cell>
          <table:table-cell table:formula="of:=HEX2DEC(MID([.$F65]; FIND(&quot;*&quot;; [.$F65]) + 1; FIND(&quot;+&quot;; [.$F65]; 2) - FIND(&quot;*&quot;; [.$F65]) - 1))" office:value-type="float" office:value="6" calcext:value-type="float">
            <text:p>6</text:p>
          </table:table-cell>
          <table:table-cell table:formula="of:=HEX2DEC(RIGHT([.$F65]; LEN([.F65]) - FIND(&quot;+&quot;; [.F65]; 2)))" office:value-type="float" office:value="20" calcext:value-type="float">
            <text:p>20</text:p>
          </table:table-cell>
          <table:table-cell table:formula="of:=[.G65] * [.H65] + [.I65]" office:value-type="float" office:value="164" calcext:value-type="float">
            <text:p>164</text:p>
          </table:table-cell>
          <table:table-cell table:formula="of:=LOWER(ORG.LIBREOFFICE.REGEX(ORG.LIBREOFFICE.REGEX(ORG.LIBREOFFICE.REGEX(ORG.LIBREOFFICE.REGEX(ORG.LIBREOFFICE.REGEX(ORG.LIBREOFFICE.REGEX(ORG.LIBREOFFICE.REGEX(COM.MICROSOFT.CONCAT([.D65]; &quot;_&quot;; [.C6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ciri" calcext:value-type="string">
            <text:p>layered_ciri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J66]*8+[.E66]" office:value-type="float" office:value="2473" calcext:value-type="float">
            <text:p>2473</text:p>
          </table:table-cell>
          <table:table-cell office:value-type="string" calcext:value-type="string">
            <text:p>"Lynian Researcher: Started Surveyor Set Tutorial"</text:p>
          </table:table-cell>
          <table:table-cell office:value-type="string" calcext:value-type="string">
            <text:p>NPC 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C+15</text:p>
          </table:table-cell>
          <table:table-cell table:formula="of:=HEX2DEC(MID([.$F66]; FIND(&quot;+&quot;; [.$F66]) + 1; FIND(&quot;*&quot;; [.$F66]) - FIND(&quot;+&quot;; [.$F66]) - 1))" office:value-type="float" office:value="24" calcext:value-type="float">
            <text:p>24</text:p>
          </table:table-cell>
          <table:table-cell table:formula="of:=HEX2DEC(MID([.$F66]; FIND(&quot;*&quot;; [.$F66]) + 1; FIND(&quot;+&quot;; [.$F66]; 2) - FIND(&quot;*&quot;; [.$F66]) - 1))" office:value-type="float" office:value="12" calcext:value-type="float">
            <text:p>12</text:p>
          </table:table-cell>
          <table:table-cell table:formula="of:=HEX2DEC(RIGHT([.$F66]; LEN([.F66]) - FIND(&quot;+&quot;; [.F66]; 2)))" office:value-type="float" office:value="21" calcext:value-type="float">
            <text:p>21</text:p>
          </table:table-cell>
          <table:table-cell table:formula="of:=[.G66] * [.H66] + [.I66]" office:value-type="float" office:value="309" calcext:value-type="float">
            <text:p>309</text:p>
          </table:table-cell>
          <table:table-cell table:formula="of:=LOWER(ORG.LIBREOFFICE.REGEX(ORG.LIBREOFFICE.REGEX(ORG.LIBREOFFICE.REGEX(ORG.LIBREOFFICE.REGEX(ORG.LIBREOFFICE.REGEX(ORG.LIBREOFFICE.REGEX(ORG.LIBREOFFICE.REGEX(COM.MICROSOFT.CONCAT([.D66]; &quot;_&quot;; [.C6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npc_chat_lynian_researcher_started_surveyor_set_tutorial" calcext:value-type="string">
            <text:p>npc_chat_lynian_researcher_started_surveyor_set_tutorial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J67]*8+[.E67]" office:value-type="float" office:value="2474" calcext:value-type="float">
            <text:p>2474</text:p>
          </table:table-cell>
          <table:table-cell office:value-type="string" calcext:value-type="string">
            <text:p>"Lynian Researcher: Completed Surveyor Set Tutorial"</text:p>
          </table:table-cell>
          <table:table-cell office:value-type="string" calcext:value-type="string">
            <text:p>NPC Ch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C+15</text:p>
          </table:table-cell>
          <table:table-cell table:formula="of:=HEX2DEC(MID([.$F67]; FIND(&quot;+&quot;; [.$F67]) + 1; FIND(&quot;*&quot;; [.$F67]) - FIND(&quot;+&quot;; [.$F67]) - 1))" office:value-type="float" office:value="24" calcext:value-type="float">
            <text:p>24</text:p>
          </table:table-cell>
          <table:table-cell table:formula="of:=HEX2DEC(MID([.$F67]; FIND(&quot;*&quot;; [.$F67]) + 1; FIND(&quot;+&quot;; [.$F67]; 2) - FIND(&quot;*&quot;; [.$F67]) - 1))" office:value-type="float" office:value="12" calcext:value-type="float">
            <text:p>12</text:p>
          </table:table-cell>
          <table:table-cell table:formula="of:=HEX2DEC(RIGHT([.$F67]; LEN([.F67]) - FIND(&quot;+&quot;; [.F67]; 2)))" office:value-type="float" office:value="21" calcext:value-type="float">
            <text:p>21</text:p>
          </table:table-cell>
          <table:table-cell table:formula="of:=[.G67] * [.H67] + [.I67]" office:value-type="float" office:value="309" calcext:value-type="float">
            <text:p>309</text:p>
          </table:table-cell>
          <table:table-cell table:formula="of:=LOWER(ORG.LIBREOFFICE.REGEX(ORG.LIBREOFFICE.REGEX(ORG.LIBREOFFICE.REGEX(ORG.LIBREOFFICE.REGEX(ORG.LIBREOFFICE.REGEX(ORG.LIBREOFFICE.REGEX(ORG.LIBREOFFICE.REGEX(COM.MICROSOFT.CONCAT([.D67]; &quot;_&quot;; [.C6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npc_chat_lynian_researcher_completed_surveyor_set_tutorial" calcext:value-type="string">
            <text:p>npc_chat_lynian_researcher_completed_surveyor_set_tutorial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J68]*8+[.E68]" office:value-type="float" office:value="2477" calcext:value-type="float">
            <text:p>2477</text:p>
          </table:table-cell>
          <table:table-cell office:value-type="string" calcext:value-type="string">
            <text:p>"Lynian Researcher: Did Surveyor Set Tutorial"</text:p>
          </table:table-cell>
          <table:table-cell office:value-type="string" calcext:value-type="string">
            <text:p>NPC Ch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C+15</text:p>
          </table:table-cell>
          <table:table-cell table:formula="of:=HEX2DEC(MID([.$F68]; FIND(&quot;+&quot;; [.$F68]) + 1; FIND(&quot;*&quot;; [.$F68]) - FIND(&quot;+&quot;; [.$F68]) - 1))" office:value-type="float" office:value="24" calcext:value-type="float">
            <text:p>24</text:p>
          </table:table-cell>
          <table:table-cell table:formula="of:=HEX2DEC(MID([.$F68]; FIND(&quot;*&quot;; [.$F68]) + 1; FIND(&quot;+&quot;; [.$F68]; 2) - FIND(&quot;*&quot;; [.$F68]) - 1))" office:value-type="float" office:value="12" calcext:value-type="float">
            <text:p>12</text:p>
          </table:table-cell>
          <table:table-cell table:formula="of:=HEX2DEC(RIGHT([.$F68]; LEN([.F68]) - FIND(&quot;+&quot;; [.F68]; 2)))" office:value-type="float" office:value="21" calcext:value-type="float">
            <text:p>21</text:p>
          </table:table-cell>
          <table:table-cell table:formula="of:=[.G68] * [.H68] + [.I68]" office:value-type="float" office:value="309" calcext:value-type="float">
            <text:p>309</text:p>
          </table:table-cell>
          <table:table-cell table:formula="of:=LOWER(ORG.LIBREOFFICE.REGEX(ORG.LIBREOFFICE.REGEX(ORG.LIBREOFFICE.REGEX(ORG.LIBREOFFICE.REGEX(ORG.LIBREOFFICE.REGEX(ORG.LIBREOFFICE.REGEX(ORG.LIBREOFFICE.REGEX(COM.MICROSOFT.CONCAT([.D68]; &quot;_&quot;; [.C6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npc_chat_lynian_researcher_did_surveyor_set_tutorial" calcext:value-type="string">
            <text:p>npc_chat_lynian_researcher_did_surveyor_set_tutorial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J69]*8+[.E69]" office:value-type="float" office:value="2482" calcext:value-type="float">
            <text:p>2482</text:p>
          </table:table-cell>
          <table:table-cell office:value-type="string" calcext:value-type="string">
            <text:p>"Lynian Researcher: Received Surveyor Set"</text:p>
          </table:table-cell>
          <table:table-cell office:value-type="string" calcext:value-type="string">
            <text:p>NPC Ch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C+16</text:p>
          </table:table-cell>
          <table:table-cell table:formula="of:=HEX2DEC(MID([.$F69]; FIND(&quot;+&quot;; [.$F69]) + 1; FIND(&quot;*&quot;; [.$F69]) - FIND(&quot;+&quot;; [.$F69]) - 1))" office:value-type="float" office:value="24" calcext:value-type="float">
            <text:p>24</text:p>
          </table:table-cell>
          <table:table-cell table:formula="of:=HEX2DEC(MID([.$F69]; FIND(&quot;*&quot;; [.$F69]) + 1; FIND(&quot;+&quot;; [.$F69]; 2) - FIND(&quot;*&quot;; [.$F69]) - 1))" office:value-type="float" office:value="12" calcext:value-type="float">
            <text:p>12</text:p>
          </table:table-cell>
          <table:table-cell table:formula="of:=HEX2DEC(RIGHT([.$F69]; LEN([.F69]) - FIND(&quot;+&quot;; [.F69]; 2)))" office:value-type="float" office:value="22" calcext:value-type="float">
            <text:p>22</text:p>
          </table:table-cell>
          <table:table-cell table:formula="of:=[.G69] * [.H69] + [.I69]" office:value-type="float" office:value="310" calcext:value-type="float">
            <text:p>310</text:p>
          </table:table-cell>
          <table:table-cell table:formula="of:=LOWER(ORG.LIBREOFFICE.REGEX(ORG.LIBREOFFICE.REGEX(ORG.LIBREOFFICE.REGEX(ORG.LIBREOFFICE.REGEX(ORG.LIBREOFFICE.REGEX(ORG.LIBREOFFICE.REGEX(ORG.LIBREOFFICE.REGEX(COM.MICROSOFT.CONCAT([.D69]; &quot;_&quot;; [.C6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npc_chat_lynian_researcher_received_surveyor_set" calcext:value-type="string">
            <text:p>npc_chat_lynian_researcher_received_surveyor_set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J70]*8+[.E70]" office:value-type="float" office:value="2712" calcext:value-type="float">
            <text:p>2712</text:p>
          </table:table-cell>
          <table:table-cell office:value-type="string" calcext:value-type="string">
            <text:p>"Layered: A ???"</text:p>
          </table:table-cell>
          <table:table-cell office:value-type="string" calcext:value-type="string">
            <text:p>Mi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E+3</text:p>
          </table:table-cell>
          <table:table-cell table:formula="of:=HEX2DEC(MID([.$F70]; FIND(&quot;+&quot;; [.$F70]) + 1; FIND(&quot;*&quot;; [.$F70]) - FIND(&quot;+&quot;; [.$F70]) - 1))" office:value-type="float" office:value="24" calcext:value-type="float">
            <text:p>24</text:p>
          </table:table-cell>
          <table:table-cell table:formula="of:=HEX2DEC(MID([.$F70]; FIND(&quot;*&quot;; [.$F70]) + 1; FIND(&quot;+&quot;; [.$F70]; 2) - FIND(&quot;*&quot;; [.$F70]) - 1))" office:value-type="float" office:value="14" calcext:value-type="float">
            <text:p>14</text:p>
          </table:table-cell>
          <table:table-cell table:formula="of:=HEX2DEC(RIGHT([.$F70]; LEN([.F70]) - FIND(&quot;+&quot;; [.F70]; 2)))" office:value-type="float" office:value="3" calcext:value-type="float">
            <text:p>3</text:p>
          </table:table-cell>
          <table:table-cell table:formula="of:=[.G70] * [.H70] + [.I70]" office:value-type="float" office:value="339" calcext:value-type="float">
            <text:p>339</text:p>
          </table:table-cell>
          <table:table-cell table:formula="of:=LOWER(ORG.LIBREOFFICE.REGEX(ORG.LIBREOFFICE.REGEX(ORG.LIBREOFFICE.REGEX(ORG.LIBREOFFICE.REGEX(ORG.LIBREOFFICE.REGEX(ORG.LIBREOFFICE.REGEX(ORG.LIBREOFFICE.REGEX(COM.MICROSOFT.CONCAT([.D70]; &quot;_&quot;; [.C7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a_unknown" calcext:value-type="string">
            <text:p>misc_layered_a_unknown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J71]*8+[.E71]" office:value-type="float" office:value="2713" calcext:value-type="float">
            <text:p>2713</text:p>
          </table:table-cell>
          <table:table-cell office:value-type="string" calcext:value-type="string">
            <text:p>"Can Craft Layered Armor"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E+3</text:p>
          </table:table-cell>
          <table:table-cell table:formula="of:=HEX2DEC(MID([.$F71]; FIND(&quot;+&quot;; [.$F71]) + 1; FIND(&quot;*&quot;; [.$F71]) - FIND(&quot;+&quot;; [.$F71]) - 1))" office:value-type="float" office:value="24" calcext:value-type="float">
            <text:p>24</text:p>
          </table:table-cell>
          <table:table-cell table:formula="of:=HEX2DEC(MID([.$F71]; FIND(&quot;*&quot;; [.$F71]) + 1; FIND(&quot;+&quot;; [.$F71]; 2) - FIND(&quot;*&quot;; [.$F71]) - 1))" office:value-type="float" office:value="14" calcext:value-type="float">
            <text:p>14</text:p>
          </table:table-cell>
          <table:table-cell table:formula="of:=HEX2DEC(RIGHT([.$F71]; LEN([.F71]) - FIND(&quot;+&quot;; [.F71]; 2)))" office:value-type="float" office:value="3" calcext:value-type="float">
            <text:p>3</text:p>
          </table:table-cell>
          <table:table-cell table:formula="of:=[.G71] * [.H71] + [.I71]" office:value-type="float" office:value="339" calcext:value-type="float">
            <text:p>339</text:p>
          </table:table-cell>
          <table:table-cell table:formula="of:=LOWER(ORG.LIBREOFFICE.REGEX(ORG.LIBREOFFICE.REGEX(ORG.LIBREOFFICE.REGEX(ORG.LIBREOFFICE.REGEX(ORG.LIBREOFFICE.REGEX(ORG.LIBREOFFICE.REGEX(ORG.LIBREOFFICE.REGEX(COM.MICROSOFT.CONCAT([.D71]; &quot;_&quot;; [.C7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can_craft_layered_armor" calcext:value-type="string">
            <text:p>misc_can_craft_layered_armor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J72]*8+[.E72]" office:value-type="float" office:value="2714" calcext:value-type="float">
            <text:p>2714</text:p>
          </table:table-cell>
          <table:table-cell office:value-type="string" calcext:value-type="string">
            <text:p>"Used a Guiding Lands Material"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E+3</text:p>
          </table:table-cell>
          <table:table-cell table:formula="of:=HEX2DEC(MID([.$F72]; FIND(&quot;+&quot;; [.$F72]) + 1; FIND(&quot;*&quot;; [.$F72]) - FIND(&quot;+&quot;; [.$F72]) - 1))" office:value-type="float" office:value="24" calcext:value-type="float">
            <text:p>24</text:p>
          </table:table-cell>
          <table:table-cell table:formula="of:=HEX2DEC(MID([.$F72]; FIND(&quot;*&quot;; [.$F72]) + 1; FIND(&quot;+&quot;; [.$F72]; 2) - FIND(&quot;*&quot;; [.$F72]) - 1))" office:value-type="float" office:value="14" calcext:value-type="float">
            <text:p>14</text:p>
          </table:table-cell>
          <table:table-cell table:formula="of:=HEX2DEC(RIGHT([.$F72]; LEN([.F72]) - FIND(&quot;+&quot;; [.F72]; 2)))" office:value-type="float" office:value="3" calcext:value-type="float">
            <text:p>3</text:p>
          </table:table-cell>
          <table:table-cell table:formula="of:=[.G72] * [.H72] + [.I72]" office:value-type="float" office:value="339" calcext:value-type="float">
            <text:p>339</text:p>
          </table:table-cell>
          <table:table-cell table:formula="of:=LOWER(ORG.LIBREOFFICE.REGEX(ORG.LIBREOFFICE.REGEX(ORG.LIBREOFFICE.REGEX(ORG.LIBREOFFICE.REGEX(ORG.LIBREOFFICE.REGEX(ORG.LIBREOFFICE.REGEX(ORG.LIBREOFFICE.REGEX(COM.MICROSOFT.CONCAT([.D72]; &quot;_&quot;; [.C7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used_a_guiding_lands_material" calcext:value-type="string">
            <text:p>misc_used_a_guiding_lands_material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J73]*8+[.E73]" office:value-type="float" office:value="2736" calcext:value-type="float">
            <text:p>2736</text:p>
          </table:table-cell>
          <table:table-cell office:value-type="string" calcext:value-type="string">
            <text:p>"Housekeeper: Purr-oject: Stone"</text:p>
          </table:table-cell>
          <table:table-cell office:value-type="string" calcext:value-type="string">
            <text:p>NPC Ch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E+6</text:p>
          </table:table-cell>
          <table:table-cell table:formula="of:=HEX2DEC(MID([.$F73]; FIND(&quot;+&quot;; [.$F73]) + 1; FIND(&quot;*&quot;; [.$F73]) - FIND(&quot;+&quot;; [.$F73]) - 1))" office:value-type="float" office:value="24" calcext:value-type="float">
            <text:p>24</text:p>
          </table:table-cell>
          <table:table-cell table:formula="of:=HEX2DEC(MID([.$F73]; FIND(&quot;*&quot;; [.$F73]) + 1; FIND(&quot;+&quot;; [.$F73]; 2) - FIND(&quot;*&quot;; [.$F73]) - 1))" office:value-type="float" office:value="14" calcext:value-type="float">
            <text:p>14</text:p>
          </table:table-cell>
          <table:table-cell table:formula="of:=HEX2DEC(RIGHT([.$F73]; LEN([.F73]) - FIND(&quot;+&quot;; [.F73]; 2)))" office:value-type="float" office:value="6" calcext:value-type="float">
            <text:p>6</text:p>
          </table:table-cell>
          <table:table-cell table:formula="of:=[.G73] * [.H73] + [.I73]" office:value-type="float" office:value="342" calcext:value-type="float">
            <text:p>342</text:p>
          </table:table-cell>
          <table:table-cell table:formula="of:=LOWER(ORG.LIBREOFFICE.REGEX(ORG.LIBREOFFICE.REGEX(ORG.LIBREOFFICE.REGEX(ORG.LIBREOFFICE.REGEX(ORG.LIBREOFFICE.REGEX(ORG.LIBREOFFICE.REGEX(ORG.LIBREOFFICE.REGEX(COM.MICROSOFT.CONCAT([.D73]; &quot;_&quot;; [.C7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npc_chat_housekeeper_purr_oject_stone" calcext:value-type="string">
            <text:p>npc_chat_housekeeper_purr_oject_ston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J74]*8+[.E74]" office:value-type="float" office:value="2741" calcext:value-type="float">
            <text:p>2741</text:p>
          </table:table-cell>
          <table:table-cell office:value-type="string" calcext:value-type="string">
            <text:p>"Seliana Armory: Ghillie Mantle Idea"</text:p>
          </table:table-cell>
          <table:table-cell office:value-type="string" calcext:value-type="string">
            <text:p>NPC Ch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E+6</text:p>
          </table:table-cell>
          <table:table-cell table:formula="of:=HEX2DEC(MID([.$F74]; FIND(&quot;+&quot;; [.$F74]) + 1; FIND(&quot;*&quot;; [.$F74]) - FIND(&quot;+&quot;; [.$F74]) - 1))" office:value-type="float" office:value="24" calcext:value-type="float">
            <text:p>24</text:p>
          </table:table-cell>
          <table:table-cell table:formula="of:=HEX2DEC(MID([.$F74]; FIND(&quot;*&quot;; [.$F74]) + 1; FIND(&quot;+&quot;; [.$F74]; 2) - FIND(&quot;*&quot;; [.$F74]) - 1))" office:value-type="float" office:value="14" calcext:value-type="float">
            <text:p>14</text:p>
          </table:table-cell>
          <table:table-cell table:formula="of:=HEX2DEC(RIGHT([.$F74]; LEN([.F74]) - FIND(&quot;+&quot;; [.F74]; 2)))" office:value-type="float" office:value="6" calcext:value-type="float">
            <text:p>6</text:p>
          </table:table-cell>
          <table:table-cell table:formula="of:=[.G74] * [.H74] + [.I74]" office:value-type="float" office:value="342" calcext:value-type="float">
            <text:p>342</text:p>
          </table:table-cell>
          <table:table-cell table:formula="of:=LOWER(ORG.LIBREOFFICE.REGEX(ORG.LIBREOFFICE.REGEX(ORG.LIBREOFFICE.REGEX(ORG.LIBREOFFICE.REGEX(ORG.LIBREOFFICE.REGEX(ORG.LIBREOFFICE.REGEX(ORG.LIBREOFFICE.REGEX(COM.MICROSOFT.CONCAT([.D74]; &quot;_&quot;; [.C7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npc_chat_seliana_armory_ghillie_mantle_idea" calcext:value-type="string">
            <text:p>npc_chat_seliana_armory_ghillie_mantle_idea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J75]*8+[.E75]" office:value-type="float" office:value="2744" calcext:value-type="float">
            <text:p>2744</text:p>
          </table:table-cell>
          <table:table-cell office:value-type="string" calcext:value-type="string">
            <text:p>"Seliana Armory: Glider Mantle Idea"</text:p>
          </table:table-cell>
          <table:table-cell office:value-type="string" calcext:value-type="string">
            <text:p>NPC Ch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E+7</text:p>
          </table:table-cell>
          <table:table-cell table:formula="of:=HEX2DEC(MID([.$F75]; FIND(&quot;+&quot;; [.$F75]) + 1; FIND(&quot;*&quot;; [.$F75]) - FIND(&quot;+&quot;; [.$F75]) - 1))" office:value-type="float" office:value="24" calcext:value-type="float">
            <text:p>24</text:p>
          </table:table-cell>
          <table:table-cell table:formula="of:=HEX2DEC(MID([.$F75]; FIND(&quot;*&quot;; [.$F75]) + 1; FIND(&quot;+&quot;; [.$F75]; 2) - FIND(&quot;*&quot;; [.$F75]) - 1))" office:value-type="float" office:value="14" calcext:value-type="float">
            <text:p>14</text:p>
          </table:table-cell>
          <table:table-cell table:formula="of:=HEX2DEC(RIGHT([.$F75]; LEN([.F75]) - FIND(&quot;+&quot;; [.F75]; 2)))" office:value-type="float" office:value="7" calcext:value-type="float">
            <text:p>7</text:p>
          </table:table-cell>
          <table:table-cell table:formula="of:=[.G75] * [.H75] + [.I75]" office:value-type="float" office:value="343" calcext:value-type="float">
            <text:p>343</text:p>
          </table:table-cell>
          <table:table-cell table:formula="of:=LOWER(ORG.LIBREOFFICE.REGEX(ORG.LIBREOFFICE.REGEX(ORG.LIBREOFFICE.REGEX(ORG.LIBREOFFICE.REGEX(ORG.LIBREOFFICE.REGEX(ORG.LIBREOFFICE.REGEX(ORG.LIBREOFFICE.REGEX(COM.MICROSOFT.CONCAT([.D75]; &quot;_&quot;; [.C7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npc_chat_seliana_armory_glider_mantle_idea" calcext:value-type="string">
            <text:p>npc_chat_seliana_armory_glider_mantle_idea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J76]*8+[.E76]" office:value-type="float" office:value="2759" calcext:value-type="float">
            <text:p>2759</text:p>
          </table:table-cell>
          <table:table-cell office:value-type="string" calcext:value-type="string">
            <text:p>"Seliana Sailor: Introduction"</text:p>
          </table:table-cell>
          <table:table-cell office:value-type="string" calcext:value-type="string">
            <text:p>NPC Ch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E+8</text:p>
          </table:table-cell>
          <table:table-cell table:formula="of:=HEX2DEC(MID([.$F76]; FIND(&quot;+&quot;; [.$F76]) + 1; FIND(&quot;*&quot;; [.$F76]) - FIND(&quot;+&quot;; [.$F76]) - 1))" office:value-type="float" office:value="24" calcext:value-type="float">
            <text:p>24</text:p>
          </table:table-cell>
          <table:table-cell table:formula="of:=HEX2DEC(MID([.$F76]; FIND(&quot;*&quot;; [.$F76]) + 1; FIND(&quot;+&quot;; [.$F76]; 2) - FIND(&quot;*&quot;; [.$F76]) - 1))" office:value-type="float" office:value="14" calcext:value-type="float">
            <text:p>14</text:p>
          </table:table-cell>
          <table:table-cell table:formula="of:=HEX2DEC(RIGHT([.$F76]; LEN([.F76]) - FIND(&quot;+&quot;; [.F76]; 2)))" office:value-type="float" office:value="8" calcext:value-type="float">
            <text:p>8</text:p>
          </table:table-cell>
          <table:table-cell table:formula="of:=[.G76] * [.H76] + [.I76]" office:value-type="float" office:value="344" calcext:value-type="float">
            <text:p>344</text:p>
          </table:table-cell>
          <table:table-cell table:formula="of:=LOWER(ORG.LIBREOFFICE.REGEX(ORG.LIBREOFFICE.REGEX(ORG.LIBREOFFICE.REGEX(ORG.LIBREOFFICE.REGEX(ORG.LIBREOFFICE.REGEX(ORG.LIBREOFFICE.REGEX(ORG.LIBREOFFICE.REGEX(COM.MICROSOFT.CONCAT([.D76]; &quot;_&quot;; [.C7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npc_chat_seliana_sailor_introduction" calcext:value-type="string">
            <text:p>npc_chat_seliana_sailor_introduction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J77]*8+[.E77]" office:value-type="float" office:value="2762" calcext:value-type="float">
            <text:p>2762</text:p>
          </table:table-cell>
          <table:table-cell office:value-type="string" calcext:value-type="string">
            <text:p>"Grammeowster Chef: This Here Ladle"</text:p>
          </table:table-cell>
          <table:table-cell office:value-type="string" calcext:value-type="string">
            <text:p>NPC Ch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E+9</text:p>
          </table:table-cell>
          <table:table-cell table:formula="of:=HEX2DEC(MID([.$F77]; FIND(&quot;+&quot;; [.$F77]) + 1; FIND(&quot;*&quot;; [.$F77]) - FIND(&quot;+&quot;; [.$F77]) - 1))" office:value-type="float" office:value="24" calcext:value-type="float">
            <text:p>24</text:p>
          </table:table-cell>
          <table:table-cell table:formula="of:=HEX2DEC(MID([.$F77]; FIND(&quot;*&quot;; [.$F77]) + 1; FIND(&quot;+&quot;; [.$F77]; 2) - FIND(&quot;*&quot;; [.$F77]) - 1))" office:value-type="float" office:value="14" calcext:value-type="float">
            <text:p>14</text:p>
          </table:table-cell>
          <table:table-cell table:formula="of:=HEX2DEC(RIGHT([.$F77]; LEN([.F77]) - FIND(&quot;+&quot;; [.F77]; 2)))" office:value-type="float" office:value="9" calcext:value-type="float">
            <text:p>9</text:p>
          </table:table-cell>
          <table:table-cell table:formula="of:=[.G77] * [.H77] + [.I77]" office:value-type="float" office:value="345" calcext:value-type="float">
            <text:p>345</text:p>
          </table:table-cell>
          <table:table-cell table:formula="of:=LOWER(ORG.LIBREOFFICE.REGEX(ORG.LIBREOFFICE.REGEX(ORG.LIBREOFFICE.REGEX(ORG.LIBREOFFICE.REGEX(ORG.LIBREOFFICE.REGEX(ORG.LIBREOFFICE.REGEX(ORG.LIBREOFFICE.REGEX(COM.MICROSOFT.CONCAT([.D77]; &quot;_&quot;; [.C7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npc_chat_grammeowster_chef_this_here_ladle" calcext:value-type="string">
            <text:p>npc_chat_grammeowster_chef_this_here_lad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J78]*8+[.E78]" office:value-type="float" office:value="2812" calcext:value-type="float">
            <text:p>2812</text:p>
          </table:table-cell>
          <table:table-cell office:value-type="string" calcext:value-type="string">
            <text:p>"Obtained: Happy Little Trees"</text:p>
          </table:table-cell>
          <table:table-cell office:value-type="string" calcext:value-type="string">
            <text:p>Deliv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E+F</text:p>
          </table:table-cell>
          <table:table-cell table:formula="of:=HEX2DEC(MID([.$F78]; FIND(&quot;+&quot;; [.$F78]) + 1; FIND(&quot;*&quot;; [.$F78]) - FIND(&quot;+&quot;; [.$F78]) - 1))" office:value-type="float" office:value="24" calcext:value-type="float">
            <text:p>24</text:p>
          </table:table-cell>
          <table:table-cell table:formula="of:=HEX2DEC(MID([.$F78]; FIND(&quot;*&quot;; [.$F78]) + 1; FIND(&quot;+&quot;; [.$F78]; 2) - FIND(&quot;*&quot;; [.$F78]) - 1))" office:value-type="float" office:value="14" calcext:value-type="float">
            <text:p>14</text:p>
          </table:table-cell>
          <table:table-cell table:formula="of:=HEX2DEC(RIGHT([.$F78]; LEN([.F78]) - FIND(&quot;+&quot;; [.F78]; 2)))" office:value-type="float" office:value="15" calcext:value-type="float">
            <text:p>15</text:p>
          </table:table-cell>
          <table:table-cell table:formula="of:=[.G78] * [.H78] + [.I78]" office:value-type="float" office:value="351" calcext:value-type="float">
            <text:p>351</text:p>
          </table:table-cell>
          <table:table-cell table:formula="of:=LOWER(ORG.LIBREOFFICE.REGEX(ORG.LIBREOFFICE.REGEX(ORG.LIBREOFFICE.REGEX(ORG.LIBREOFFICE.REGEX(ORG.LIBREOFFICE.REGEX(ORG.LIBREOFFICE.REGEX(ORG.LIBREOFFICE.REGEX(COM.MICROSOFT.CONCAT([.D78]; &quot;_&quot;; [.C7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obtained_happy_little_trees" calcext:value-type="string">
            <text:p>delivery_obtained_happy_little_tre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J79]*8+[.E79]" office:value-type="float" office:value="2813" calcext:value-type="float">
            <text:p>2813</text:p>
          </table:table-cell>
          <table:table-cell office:value-type="string" calcext:value-type="string">
            <text:p>"Obtained: Desert But Not Deserted"</text:p>
          </table:table-cell>
          <table:table-cell office:value-type="string" calcext:value-type="string">
            <text:p>Delive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E+F</text:p>
          </table:table-cell>
          <table:table-cell table:formula="of:=HEX2DEC(MID([.$F79]; FIND(&quot;+&quot;; [.$F79]) + 1; FIND(&quot;*&quot;; [.$F79]) - FIND(&quot;+&quot;; [.$F79]) - 1))" office:value-type="float" office:value="24" calcext:value-type="float">
            <text:p>24</text:p>
          </table:table-cell>
          <table:table-cell table:formula="of:=HEX2DEC(MID([.$F79]; FIND(&quot;*&quot;; [.$F79]) + 1; FIND(&quot;+&quot;; [.$F79]; 2) - FIND(&quot;*&quot;; [.$F79]) - 1))" office:value-type="float" office:value="14" calcext:value-type="float">
            <text:p>14</text:p>
          </table:table-cell>
          <table:table-cell table:formula="of:=HEX2DEC(RIGHT([.$F79]; LEN([.F79]) - FIND(&quot;+&quot;; [.F79]; 2)))" office:value-type="float" office:value="15" calcext:value-type="float">
            <text:p>15</text:p>
          </table:table-cell>
          <table:table-cell table:formula="of:=[.G79] * [.H79] + [.I79]" office:value-type="float" office:value="351" calcext:value-type="float">
            <text:p>351</text:p>
          </table:table-cell>
          <table:table-cell table:formula="of:=LOWER(ORG.LIBREOFFICE.REGEX(ORG.LIBREOFFICE.REGEX(ORG.LIBREOFFICE.REGEX(ORG.LIBREOFFICE.REGEX(ORG.LIBREOFFICE.REGEX(ORG.LIBREOFFICE.REGEX(ORG.LIBREOFFICE.REGEX(COM.MICROSOFT.CONCAT([.D79]; &quot;_&quot;; [.C7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obtained_desert_but_not_deserted" calcext:value-type="string">
            <text:p>delivery_obtained_desert_but_not_desert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J80]*8+[.E80]" office:value-type="float" office:value="2814" calcext:value-type="float">
            <text:p>2814</text:p>
          </table:table-cell>
          <table:table-cell office:value-type="string" calcext:value-type="string">
            <text:p>"Obtained: Refreshing Colors"</text:p>
          </table:table-cell>
          <table:table-cell office:value-type="string" calcext:value-type="string">
            <text:p>Delive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E+F</text:p>
          </table:table-cell>
          <table:table-cell table:formula="of:=HEX2DEC(MID([.$F80]; FIND(&quot;+&quot;; [.$F80]) + 1; FIND(&quot;*&quot;; [.$F80]) - FIND(&quot;+&quot;; [.$F80]) - 1))" office:value-type="float" office:value="24" calcext:value-type="float">
            <text:p>24</text:p>
          </table:table-cell>
          <table:table-cell table:formula="of:=HEX2DEC(MID([.$F80]; FIND(&quot;*&quot;; [.$F80]) + 1; FIND(&quot;+&quot;; [.$F80]; 2) - FIND(&quot;*&quot;; [.$F80]) - 1))" office:value-type="float" office:value="14" calcext:value-type="float">
            <text:p>14</text:p>
          </table:table-cell>
          <table:table-cell table:formula="of:=HEX2DEC(RIGHT([.$F80]; LEN([.F80]) - FIND(&quot;+&quot;; [.F80]; 2)))" office:value-type="float" office:value="15" calcext:value-type="float">
            <text:p>15</text:p>
          </table:table-cell>
          <table:table-cell table:formula="of:=[.G80] * [.H80] + [.I80]" office:value-type="float" office:value="351" calcext:value-type="float">
            <text:p>351</text:p>
          </table:table-cell>
          <table:table-cell table:formula="of:=LOWER(ORG.LIBREOFFICE.REGEX(ORG.LIBREOFFICE.REGEX(ORG.LIBREOFFICE.REGEX(ORG.LIBREOFFICE.REGEX(ORG.LIBREOFFICE.REGEX(ORG.LIBREOFFICE.REGEX(ORG.LIBREOFFICE.REGEX(COM.MICROSOFT.CONCAT([.D80]; &quot;_&quot;; [.C8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obtained_refreshing_colors" calcext:value-type="string">
            <text:p>delivery_obtained_refreshing_colo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J81]*8+[.E81]" office:value-type="float" office:value="2815" calcext:value-type="float">
            <text:p>2815</text:p>
          </table:table-cell>
          <table:table-cell office:value-type="string" calcext:value-type="string">
            <text:p>"Obtained: Creepy Canvas"</text:p>
          </table:table-cell>
          <table:table-cell office:value-type="string" calcext:value-type="string">
            <text:p>Delive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E+F</text:p>
          </table:table-cell>
          <table:table-cell table:formula="of:=HEX2DEC(MID([.$F81]; FIND(&quot;+&quot;; [.$F81]) + 1; FIND(&quot;*&quot;; [.$F81]) - FIND(&quot;+&quot;; [.$F81]) - 1))" office:value-type="float" office:value="24" calcext:value-type="float">
            <text:p>24</text:p>
          </table:table-cell>
          <table:table-cell table:formula="of:=HEX2DEC(MID([.$F81]; FIND(&quot;*&quot;; [.$F81]) + 1; FIND(&quot;+&quot;; [.$F81]; 2) - FIND(&quot;*&quot;; [.$F81]) - 1))" office:value-type="float" office:value="14" calcext:value-type="float">
            <text:p>14</text:p>
          </table:table-cell>
          <table:table-cell table:formula="of:=HEX2DEC(RIGHT([.$F81]; LEN([.F81]) - FIND(&quot;+&quot;; [.F81]; 2)))" office:value-type="float" office:value="15" calcext:value-type="float">
            <text:p>15</text:p>
          </table:table-cell>
          <table:table-cell table:formula="of:=[.G81] * [.H81] + [.I81]" office:value-type="float" office:value="351" calcext:value-type="float">
            <text:p>351</text:p>
          </table:table-cell>
          <table:table-cell table:formula="of:=LOWER(ORG.LIBREOFFICE.REGEX(ORG.LIBREOFFICE.REGEX(ORG.LIBREOFFICE.REGEX(ORG.LIBREOFFICE.REGEX(ORG.LIBREOFFICE.REGEX(ORG.LIBREOFFICE.REGEX(ORG.LIBREOFFICE.REGEX(COM.MICROSOFT.CONCAT([.D81]; &quot;_&quot;; [.C8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obtained_creepy_canvas" calcext:value-type="string">
            <text:p>delivery_obtained_creepy_canva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82]*8+[.E82]" office:value-type="float" office:value="2816" calcext:value-type="float">
            <text:p>2816</text:p>
          </table:table-cell>
          <table:table-cell office:value-type="string" calcext:value-type="string">
            <text:p>"Obtained: Where Elders Play"</text:p>
          </table:table-cell>
          <table:table-cell office:value-type="string" calcext:value-type="string">
            <text:p>Deli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E+10</text:p>
          </table:table-cell>
          <table:table-cell table:formula="of:=HEX2DEC(MID([.$F82]; FIND(&quot;+&quot;; [.$F82]) + 1; FIND(&quot;*&quot;; [.$F82]) - FIND(&quot;+&quot;; [.$F82]) - 1))" office:value-type="float" office:value="24" calcext:value-type="float">
            <text:p>24</text:p>
          </table:table-cell>
          <table:table-cell table:formula="of:=HEX2DEC(MID([.$F82]; FIND(&quot;*&quot;; [.$F82]) + 1; FIND(&quot;+&quot;; [.$F82]; 2) - FIND(&quot;*&quot;; [.$F82]) - 1))" office:value-type="float" office:value="14" calcext:value-type="float">
            <text:p>14</text:p>
          </table:table-cell>
          <table:table-cell table:formula="of:=HEX2DEC(RIGHT([.$F82]; LEN([.F82]) - FIND(&quot;+&quot;; [.F82]; 2)))" office:value-type="float" office:value="16" calcext:value-type="float">
            <text:p>16</text:p>
          </table:table-cell>
          <table:table-cell table:formula="of:=[.G82] * [.H82] + [.I82]" office:value-type="float" office:value="352" calcext:value-type="float">
            <text:p>352</text:p>
          </table:table-cell>
          <table:table-cell table:formula="of:=LOWER(ORG.LIBREOFFICE.REGEX(ORG.LIBREOFFICE.REGEX(ORG.LIBREOFFICE.REGEX(ORG.LIBREOFFICE.REGEX(ORG.LIBREOFFICE.REGEX(ORG.LIBREOFFICE.REGEX(ORG.LIBREOFFICE.REGEX(COM.MICROSOFT.CONCAT([.D82]; &quot;_&quot;; [.C8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obtained_where_elders_play" calcext:value-type="string">
            <text:p>delivery_obtained_where_elders_pla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J83]*8+[.E83]" office:value-type="float" office:value="2817" calcext:value-type="float">
            <text:p>2817</text:p>
          </table:table-cell>
          <table:table-cell office:value-type="string" calcext:value-type="string">
            <text:p>"Obtained: Snowy Spectacle"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E+10</text:p>
          </table:table-cell>
          <table:table-cell table:formula="of:=HEX2DEC(MID([.$F83]; FIND(&quot;+&quot;; [.$F83]) + 1; FIND(&quot;*&quot;; [.$F83]) - FIND(&quot;+&quot;; [.$F83]) - 1))" office:value-type="float" office:value="24" calcext:value-type="float">
            <text:p>24</text:p>
          </table:table-cell>
          <table:table-cell table:formula="of:=HEX2DEC(MID([.$F83]; FIND(&quot;*&quot;; [.$F83]) + 1; FIND(&quot;+&quot;; [.$F83]; 2) - FIND(&quot;*&quot;; [.$F83]) - 1))" office:value-type="float" office:value="14" calcext:value-type="float">
            <text:p>14</text:p>
          </table:table-cell>
          <table:table-cell table:formula="of:=HEX2DEC(RIGHT([.$F83]; LEN([.F83]) - FIND(&quot;+&quot;; [.F83]; 2)))" office:value-type="float" office:value="16" calcext:value-type="float">
            <text:p>16</text:p>
          </table:table-cell>
          <table:table-cell table:formula="of:=[.G83] * [.H83] + [.I83]" office:value-type="float" office:value="352" calcext:value-type="float">
            <text:p>352</text:p>
          </table:table-cell>
          <table:table-cell table:formula="of:=LOWER(ORG.LIBREOFFICE.REGEX(ORG.LIBREOFFICE.REGEX(ORG.LIBREOFFICE.REGEX(ORG.LIBREOFFICE.REGEX(ORG.LIBREOFFICE.REGEX(ORG.LIBREOFFICE.REGEX(ORG.LIBREOFFICE.REGEX(COM.MICROSOFT.CONCAT([.D83]; &quot;_&quot;; [.C8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obtained_snowy_spectacle" calcext:value-type="string">
            <text:p>delivery_obtained_snowy_spectac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J84]*8+[.E84]" office:value-type="float" office:value="2818" calcext:value-type="float">
            <text:p>2818</text:p>
          </table:table-cell>
          <table:table-cell office:value-type="string" calcext:value-type="string">
            <text:p>"Obtained: Silent Hunter, Swift as the Wind"</text:p>
          </table:table-cell>
          <table:table-cell office:value-type="string" calcext:value-type="string">
            <text:p>Deliv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E+10</text:p>
          </table:table-cell>
          <table:table-cell table:formula="of:=HEX2DEC(MID([.$F84]; FIND(&quot;+&quot;; [.$F84]) + 1; FIND(&quot;*&quot;; [.$F84]) - FIND(&quot;+&quot;; [.$F84]) - 1))" office:value-type="float" office:value="24" calcext:value-type="float">
            <text:p>24</text:p>
          </table:table-cell>
          <table:table-cell table:formula="of:=HEX2DEC(MID([.$F84]; FIND(&quot;*&quot;; [.$F84]) + 1; FIND(&quot;+&quot;; [.$F84]; 2) - FIND(&quot;*&quot;; [.$F84]) - 1))" office:value-type="float" office:value="14" calcext:value-type="float">
            <text:p>14</text:p>
          </table:table-cell>
          <table:table-cell table:formula="of:=HEX2DEC(RIGHT([.$F84]; LEN([.F84]) - FIND(&quot;+&quot;; [.F84]; 2)))" office:value-type="float" office:value="16" calcext:value-type="float">
            <text:p>16</text:p>
          </table:table-cell>
          <table:table-cell table:formula="of:=[.G84] * [.H84] + [.I84]" office:value-type="float" office:value="352" calcext:value-type="float">
            <text:p>352</text:p>
          </table:table-cell>
          <table:table-cell table:formula="of:=LOWER(ORG.LIBREOFFICE.REGEX(ORG.LIBREOFFICE.REGEX(ORG.LIBREOFFICE.REGEX(ORG.LIBREOFFICE.REGEX(ORG.LIBREOFFICE.REGEX(ORG.LIBREOFFICE.REGEX(ORG.LIBREOFFICE.REGEX(COM.MICROSOFT.CONCAT([.D84]; &quot;_&quot;; [.C8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obtained_silent_hunter_swift_as_the_wind" calcext:value-type="string">
            <text:p>delivery_obtained_silent_hunter_swift_as_the_wi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J85]*8+[.E85]" office:value-type="float" office:value="2819" calcext:value-type="float">
            <text:p>2819</text:p>
          </table:table-cell>
          <table:table-cell office:value-type="string" calcext:value-type="string">
            <text:p>"Completed: Happy Little Trees"</text:p>
          </table:table-cell>
          <table:table-cell office:value-type="string" calcext:value-type="string">
            <text:p>Deliv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E+10</text:p>
          </table:table-cell>
          <table:table-cell table:formula="of:=HEX2DEC(MID([.$F85]; FIND(&quot;+&quot;; [.$F85]) + 1; FIND(&quot;*&quot;; [.$F85]) - FIND(&quot;+&quot;; [.$F85]) - 1))" office:value-type="float" office:value="24" calcext:value-type="float">
            <text:p>24</text:p>
          </table:table-cell>
          <table:table-cell table:formula="of:=HEX2DEC(MID([.$F85]; FIND(&quot;*&quot;; [.$F85]) + 1; FIND(&quot;+&quot;; [.$F85]; 2) - FIND(&quot;*&quot;; [.$F85]) - 1))" office:value-type="float" office:value="14" calcext:value-type="float">
            <text:p>14</text:p>
          </table:table-cell>
          <table:table-cell table:formula="of:=HEX2DEC(RIGHT([.$F85]; LEN([.F85]) - FIND(&quot;+&quot;; [.F85]; 2)))" office:value-type="float" office:value="16" calcext:value-type="float">
            <text:p>16</text:p>
          </table:table-cell>
          <table:table-cell table:formula="of:=[.G85] * [.H85] + [.I85]" office:value-type="float" office:value="352" calcext:value-type="float">
            <text:p>352</text:p>
          </table:table-cell>
          <table:table-cell table:formula="of:=LOWER(ORG.LIBREOFFICE.REGEX(ORG.LIBREOFFICE.REGEX(ORG.LIBREOFFICE.REGEX(ORG.LIBREOFFICE.REGEX(ORG.LIBREOFFICE.REGEX(ORG.LIBREOFFICE.REGEX(ORG.LIBREOFFICE.REGEX(COM.MICROSOFT.CONCAT([.D85]; &quot;_&quot;; [.C8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happy_little_trees" calcext:value-type="string">
            <text:p>delivery_completed_happy_little_tre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J86]*8+[.E86]" office:value-type="float" office:value="2820" calcext:value-type="float">
            <text:p>2820</text:p>
          </table:table-cell>
          <table:table-cell office:value-type="string" calcext:value-type="string">
            <text:p>"Completed: Desert But Not Deserted"</text:p>
          </table:table-cell>
          <table:table-cell office:value-type="string" calcext:value-type="string">
            <text:p>Deliv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E+10</text:p>
          </table:table-cell>
          <table:table-cell table:formula="of:=HEX2DEC(MID([.$F86]; FIND(&quot;+&quot;; [.$F86]) + 1; FIND(&quot;*&quot;; [.$F86]) - FIND(&quot;+&quot;; [.$F86]) - 1))" office:value-type="float" office:value="24" calcext:value-type="float">
            <text:p>24</text:p>
          </table:table-cell>
          <table:table-cell table:formula="of:=HEX2DEC(MID([.$F86]; FIND(&quot;*&quot;; [.$F86]) + 1; FIND(&quot;+&quot;; [.$F86]; 2) - FIND(&quot;*&quot;; [.$F86]) - 1))" office:value-type="float" office:value="14" calcext:value-type="float">
            <text:p>14</text:p>
          </table:table-cell>
          <table:table-cell table:formula="of:=HEX2DEC(RIGHT([.$F86]; LEN([.F86]) - FIND(&quot;+&quot;; [.F86]; 2)))" office:value-type="float" office:value="16" calcext:value-type="float">
            <text:p>16</text:p>
          </table:table-cell>
          <table:table-cell table:formula="of:=[.G86] * [.H86] + [.I86]" office:value-type="float" office:value="352" calcext:value-type="float">
            <text:p>352</text:p>
          </table:table-cell>
          <table:table-cell table:formula="of:=LOWER(ORG.LIBREOFFICE.REGEX(ORG.LIBREOFFICE.REGEX(ORG.LIBREOFFICE.REGEX(ORG.LIBREOFFICE.REGEX(ORG.LIBREOFFICE.REGEX(ORG.LIBREOFFICE.REGEX(ORG.LIBREOFFICE.REGEX(COM.MICROSOFT.CONCAT([.D86]; &quot;_&quot;; [.C8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desert_but_not_deserted" calcext:value-type="string">
            <text:p>delivery_completed_desert_but_not_desert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J87]*8+[.E87]" office:value-type="float" office:value="2821" calcext:value-type="float">
            <text:p>2821</text:p>
          </table:table-cell>
          <table:table-cell office:value-type="string" calcext:value-type="string">
            <text:p>"Completed: Refreshing Colors"</text:p>
          </table:table-cell>
          <table:table-cell office:value-type="string" calcext:value-type="string">
            <text:p>Delive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E+10</text:p>
          </table:table-cell>
          <table:table-cell table:formula="of:=HEX2DEC(MID([.$F87]; FIND(&quot;+&quot;; [.$F87]) + 1; FIND(&quot;*&quot;; [.$F87]) - FIND(&quot;+&quot;; [.$F87]) - 1))" office:value-type="float" office:value="24" calcext:value-type="float">
            <text:p>24</text:p>
          </table:table-cell>
          <table:table-cell table:formula="of:=HEX2DEC(MID([.$F87]; FIND(&quot;*&quot;; [.$F87]) + 1; FIND(&quot;+&quot;; [.$F87]; 2) - FIND(&quot;*&quot;; [.$F87]) - 1))" office:value-type="float" office:value="14" calcext:value-type="float">
            <text:p>14</text:p>
          </table:table-cell>
          <table:table-cell table:formula="of:=HEX2DEC(RIGHT([.$F87]; LEN([.F87]) - FIND(&quot;+&quot;; [.F87]; 2)))" office:value-type="float" office:value="16" calcext:value-type="float">
            <text:p>16</text:p>
          </table:table-cell>
          <table:table-cell table:formula="of:=[.G87] * [.H87] + [.I87]" office:value-type="float" office:value="352" calcext:value-type="float">
            <text:p>352</text:p>
          </table:table-cell>
          <table:table-cell table:formula="of:=LOWER(ORG.LIBREOFFICE.REGEX(ORG.LIBREOFFICE.REGEX(ORG.LIBREOFFICE.REGEX(ORG.LIBREOFFICE.REGEX(ORG.LIBREOFFICE.REGEX(ORG.LIBREOFFICE.REGEX(ORG.LIBREOFFICE.REGEX(COM.MICROSOFT.CONCAT([.D87]; &quot;_&quot;; [.C8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refreshing_colors" calcext:value-type="string">
            <text:p>delivery_completed_refreshing_color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J88]*8+[.E88]" office:value-type="float" office:value="2822" calcext:value-type="float">
            <text:p>2822</text:p>
          </table:table-cell>
          <table:table-cell office:value-type="string" calcext:value-type="string">
            <text:p>"Completed: Creepy Canvas"</text:p>
          </table:table-cell>
          <table:table-cell office:value-type="string" calcext:value-type="string">
            <text:p>Delive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E+10</text:p>
          </table:table-cell>
          <table:table-cell table:formula="of:=HEX2DEC(MID([.$F88]; FIND(&quot;+&quot;; [.$F88]) + 1; FIND(&quot;*&quot;; [.$F88]) - FIND(&quot;+&quot;; [.$F88]) - 1))" office:value-type="float" office:value="24" calcext:value-type="float">
            <text:p>24</text:p>
          </table:table-cell>
          <table:table-cell table:formula="of:=HEX2DEC(MID([.$F88]; FIND(&quot;*&quot;; [.$F88]) + 1; FIND(&quot;+&quot;; [.$F88]; 2) - FIND(&quot;*&quot;; [.$F88]) - 1))" office:value-type="float" office:value="14" calcext:value-type="float">
            <text:p>14</text:p>
          </table:table-cell>
          <table:table-cell table:formula="of:=HEX2DEC(RIGHT([.$F88]; LEN([.F88]) - FIND(&quot;+&quot;; [.F88]; 2)))" office:value-type="float" office:value="16" calcext:value-type="float">
            <text:p>16</text:p>
          </table:table-cell>
          <table:table-cell table:formula="of:=[.G88] * [.H88] + [.I88]" office:value-type="float" office:value="352" calcext:value-type="float">
            <text:p>352</text:p>
          </table:table-cell>
          <table:table-cell table:formula="of:=LOWER(ORG.LIBREOFFICE.REGEX(ORG.LIBREOFFICE.REGEX(ORG.LIBREOFFICE.REGEX(ORG.LIBREOFFICE.REGEX(ORG.LIBREOFFICE.REGEX(ORG.LIBREOFFICE.REGEX(ORG.LIBREOFFICE.REGEX(COM.MICROSOFT.CONCAT([.D88]; &quot;_&quot;; [.C8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creepy_canvas" calcext:value-type="string">
            <text:p>delivery_completed_creepy_canv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J89]*8+[.E89]" office:value-type="float" office:value="2823" calcext:value-type="float">
            <text:p>2823</text:p>
          </table:table-cell>
          <table:table-cell office:value-type="string" calcext:value-type="string">
            <text:p>"Completed: Where Elders Play"</text:p>
          </table:table-cell>
          <table:table-cell office:value-type="string" calcext:value-type="string">
            <text:p>Delive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E+10</text:p>
          </table:table-cell>
          <table:table-cell table:formula="of:=HEX2DEC(MID([.$F89]; FIND(&quot;+&quot;; [.$F89]) + 1; FIND(&quot;*&quot;; [.$F89]) - FIND(&quot;+&quot;; [.$F89]) - 1))" office:value-type="float" office:value="24" calcext:value-type="float">
            <text:p>24</text:p>
          </table:table-cell>
          <table:table-cell table:formula="of:=HEX2DEC(MID([.$F89]; FIND(&quot;*&quot;; [.$F89]) + 1; FIND(&quot;+&quot;; [.$F89]; 2) - FIND(&quot;*&quot;; [.$F89]) - 1))" office:value-type="float" office:value="14" calcext:value-type="float">
            <text:p>14</text:p>
          </table:table-cell>
          <table:table-cell table:formula="of:=HEX2DEC(RIGHT([.$F89]; LEN([.F89]) - FIND(&quot;+&quot;; [.F89]; 2)))" office:value-type="float" office:value="16" calcext:value-type="float">
            <text:p>16</text:p>
          </table:table-cell>
          <table:table-cell table:formula="of:=[.G89] * [.H89] + [.I89]" office:value-type="float" office:value="352" calcext:value-type="float">
            <text:p>352</text:p>
          </table:table-cell>
          <table:table-cell table:formula="of:=LOWER(ORG.LIBREOFFICE.REGEX(ORG.LIBREOFFICE.REGEX(ORG.LIBREOFFICE.REGEX(ORG.LIBREOFFICE.REGEX(ORG.LIBREOFFICE.REGEX(ORG.LIBREOFFICE.REGEX(ORG.LIBREOFFICE.REGEX(COM.MICROSOFT.CONCAT([.D89]; &quot;_&quot;; [.C8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where_elders_play" calcext:value-type="string">
            <text:p>delivery_completed_where_elders_pla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J90]*8+[.E90]" office:value-type="float" office:value="2824" calcext:value-type="float">
            <text:p>2824</text:p>
          </table:table-cell>
          <table:table-cell office:value-type="string" calcext:value-type="string">
            <text:p>"Completed: Snowy Spectacle"</text:p>
          </table:table-cell>
          <table:table-cell office:value-type="string" calcext:value-type="string">
            <text:p>Deli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E+11</text:p>
          </table:table-cell>
          <table:table-cell table:formula="of:=HEX2DEC(MID([.$F90]; FIND(&quot;+&quot;; [.$F90]) + 1; FIND(&quot;*&quot;; [.$F90]) - FIND(&quot;+&quot;; [.$F90]) - 1))" office:value-type="float" office:value="24" calcext:value-type="float">
            <text:p>24</text:p>
          </table:table-cell>
          <table:table-cell table:formula="of:=HEX2DEC(MID([.$F90]; FIND(&quot;*&quot;; [.$F90]) + 1; FIND(&quot;+&quot;; [.$F90]; 2) - FIND(&quot;*&quot;; [.$F90]) - 1))" office:value-type="float" office:value="14" calcext:value-type="float">
            <text:p>14</text:p>
          </table:table-cell>
          <table:table-cell table:formula="of:=HEX2DEC(RIGHT([.$F90]; LEN([.F90]) - FIND(&quot;+&quot;; [.F90]; 2)))" office:value-type="float" office:value="17" calcext:value-type="float">
            <text:p>17</text:p>
          </table:table-cell>
          <table:table-cell table:formula="of:=[.G90] * [.H90] + [.I90]" office:value-type="float" office:value="353" calcext:value-type="float">
            <text:p>353</text:p>
          </table:table-cell>
          <table:table-cell table:formula="of:=LOWER(ORG.LIBREOFFICE.REGEX(ORG.LIBREOFFICE.REGEX(ORG.LIBREOFFICE.REGEX(ORG.LIBREOFFICE.REGEX(ORG.LIBREOFFICE.REGEX(ORG.LIBREOFFICE.REGEX(ORG.LIBREOFFICE.REGEX(COM.MICROSOFT.CONCAT([.D90]; &quot;_&quot;; [.C9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snowy_spectacle" calcext:value-type="string">
            <text:p>delivery_completed_snowy_spectac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J91]*8+[.E91]" office:value-type="float" office:value="2825" calcext:value-type="float">
            <text:p>2825</text:p>
          </table:table-cell>
          <table:table-cell office:value-type="string" calcext:value-type="string">
            <text:p>"Completed: Silent Hunter, Swift as the Wind"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E+11</text:p>
          </table:table-cell>
          <table:table-cell table:formula="of:=HEX2DEC(MID([.$F91]; FIND(&quot;+&quot;; [.$F91]) + 1; FIND(&quot;*&quot;; [.$F91]) - FIND(&quot;+&quot;; [.$F91]) - 1))" office:value-type="float" office:value="24" calcext:value-type="float">
            <text:p>24</text:p>
          </table:table-cell>
          <table:table-cell table:formula="of:=HEX2DEC(MID([.$F91]; FIND(&quot;*&quot;; [.$F91]) + 1; FIND(&quot;+&quot;; [.$F91]; 2) - FIND(&quot;*&quot;; [.$F91]) - 1))" office:value-type="float" office:value="14" calcext:value-type="float">
            <text:p>14</text:p>
          </table:table-cell>
          <table:table-cell table:formula="of:=HEX2DEC(RIGHT([.$F91]; LEN([.F91]) - FIND(&quot;+&quot;; [.F91]; 2)))" office:value-type="float" office:value="17" calcext:value-type="float">
            <text:p>17</text:p>
          </table:table-cell>
          <table:table-cell table:formula="of:=[.G91] * [.H91] + [.I91]" office:value-type="float" office:value="353" calcext:value-type="float">
            <text:p>353</text:p>
          </table:table-cell>
          <table:table-cell table:formula="of:=LOWER(ORG.LIBREOFFICE.REGEX(ORG.LIBREOFFICE.REGEX(ORG.LIBREOFFICE.REGEX(ORG.LIBREOFFICE.REGEX(ORG.LIBREOFFICE.REGEX(ORG.LIBREOFFICE.REGEX(ORG.LIBREOFFICE.REGEX(COM.MICROSOFT.CONCAT([.D91]; &quot;_&quot;; [.C9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silent_hunter_swift_as_the_wind" calcext:value-type="string">
            <text:p>delivery_completed_silent_hunter_swift_as_the_wi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J92]*8+[.E92]" office:value-type="float" office:value="2826" calcext:value-type="float">
            <text:p>2826</text:p>
          </table:table-cell>
          <table:table-cell office:value-type="string" calcext:value-type="string">
            <text:p>"Obtained: Magnificent Magdaros"</text:p>
          </table:table-cell>
          <table:table-cell office:value-type="string" calcext:value-type="string">
            <text:p>Deliv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E+11</text:p>
          </table:table-cell>
          <table:table-cell table:formula="of:=HEX2DEC(MID([.$F92]; FIND(&quot;+&quot;; [.$F92]) + 1; FIND(&quot;*&quot;; [.$F92]) - FIND(&quot;+&quot;; [.$F92]) - 1))" office:value-type="float" office:value="24" calcext:value-type="float">
            <text:p>24</text:p>
          </table:table-cell>
          <table:table-cell table:formula="of:=HEX2DEC(MID([.$F92]; FIND(&quot;*&quot;; [.$F92]) + 1; FIND(&quot;+&quot;; [.$F92]; 2) - FIND(&quot;*&quot;; [.$F92]) - 1))" office:value-type="float" office:value="14" calcext:value-type="float">
            <text:p>14</text:p>
          </table:table-cell>
          <table:table-cell table:formula="of:=HEX2DEC(RIGHT([.$F92]; LEN([.F92]) - FIND(&quot;+&quot;; [.F92]; 2)))" office:value-type="float" office:value="17" calcext:value-type="float">
            <text:p>17</text:p>
          </table:table-cell>
          <table:table-cell table:formula="of:=[.G92] * [.H92] + [.I92]" office:value-type="float" office:value="353" calcext:value-type="float">
            <text:p>353</text:p>
          </table:table-cell>
          <table:table-cell table:formula="of:=LOWER(ORG.LIBREOFFICE.REGEX(ORG.LIBREOFFICE.REGEX(ORG.LIBREOFFICE.REGEX(ORG.LIBREOFFICE.REGEX(ORG.LIBREOFFICE.REGEX(ORG.LIBREOFFICE.REGEX(ORG.LIBREOFFICE.REGEX(COM.MICROSOFT.CONCAT([.D92]; &quot;_&quot;; [.C9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obtained_magnificent_magdaros" calcext:value-type="string">
            <text:p>delivery_obtained_magnificent_magdaro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J93]*8+[.E93]" office:value-type="float" office:value="2827" calcext:value-type="float">
            <text:p>2827</text:p>
          </table:table-cell>
          <table:table-cell office:value-type="string" calcext:value-type="string">
            <text:p>"Completed: Magnificent Magdaros"</text:p>
          </table:table-cell>
          <table:table-cell office:value-type="string" calcext:value-type="string">
            <text:p>Deliv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E+11</text:p>
          </table:table-cell>
          <table:table-cell table:formula="of:=HEX2DEC(MID([.$F93]; FIND(&quot;+&quot;; [.$F93]) + 1; FIND(&quot;*&quot;; [.$F93]) - FIND(&quot;+&quot;; [.$F93]) - 1))" office:value-type="float" office:value="24" calcext:value-type="float">
            <text:p>24</text:p>
          </table:table-cell>
          <table:table-cell table:formula="of:=HEX2DEC(MID([.$F93]; FIND(&quot;*&quot;; [.$F93]) + 1; FIND(&quot;+&quot;; [.$F93]; 2) - FIND(&quot;*&quot;; [.$F93]) - 1))" office:value-type="float" office:value="14" calcext:value-type="float">
            <text:p>14</text:p>
          </table:table-cell>
          <table:table-cell table:formula="of:=HEX2DEC(RIGHT([.$F93]; LEN([.F93]) - FIND(&quot;+&quot;; [.F93]; 2)))" office:value-type="float" office:value="17" calcext:value-type="float">
            <text:p>17</text:p>
          </table:table-cell>
          <table:table-cell table:formula="of:=[.G93] * [.H93] + [.I93]" office:value-type="float" office:value="353" calcext:value-type="float">
            <text:p>353</text:p>
          </table:table-cell>
          <table:table-cell table:formula="of:=LOWER(ORG.LIBREOFFICE.REGEX(ORG.LIBREOFFICE.REGEX(ORG.LIBREOFFICE.REGEX(ORG.LIBREOFFICE.REGEX(ORG.LIBREOFFICE.REGEX(ORG.LIBREOFFICE.REGEX(ORG.LIBREOFFICE.REGEX(COM.MICROSOFT.CONCAT([.D93]; &quot;_&quot;; [.C9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magnificent_magdaros" calcext:value-type="string">
            <text:p>delivery_completed_magnificent_magdaro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J94]*8+[.E94]" office:value-type="float" office:value="2894" calcext:value-type="float">
            <text:p>2894</text:p>
          </table:table-cell>
          <table:table-cell office:value-type="string" calcext:value-type="string">
            <text:p>"Layered: B ???"</text:p>
          </table:table-cell>
          <table:table-cell office:value-type="string" calcext:value-type="string">
            <text:p>Mis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F+1</text:p>
          </table:table-cell>
          <table:table-cell table:formula="of:=HEX2DEC(MID([.$F94]; FIND(&quot;+&quot;; [.$F94]) + 1; FIND(&quot;*&quot;; [.$F94]) - FIND(&quot;+&quot;; [.$F94]) - 1))" office:value-type="float" office:value="24" calcext:value-type="float">
            <text:p>24</text:p>
          </table:table-cell>
          <table:table-cell table:formula="of:=HEX2DEC(MID([.$F94]; FIND(&quot;*&quot;; [.$F94]) + 1; FIND(&quot;+&quot;; [.$F94]; 2) - FIND(&quot;*&quot;; [.$F94]) - 1))" office:value-type="float" office:value="15" calcext:value-type="float">
            <text:p>15</text:p>
          </table:table-cell>
          <table:table-cell table:formula="of:=HEX2DEC(RIGHT([.$F94]; LEN([.F94]) - FIND(&quot;+&quot;; [.F94]; 2)))" office:value-type="float" office:value="1" calcext:value-type="float">
            <text:p>1</text:p>
          </table:table-cell>
          <table:table-cell table:formula="of:=[.G94] * [.H94] + [.I94]" office:value-type="float" office:value="361" calcext:value-type="float">
            <text:p>361</text:p>
          </table:table-cell>
          <table:table-cell table:formula="of:=LOWER(ORG.LIBREOFFICE.REGEX(ORG.LIBREOFFICE.REGEX(ORG.LIBREOFFICE.REGEX(ORG.LIBREOFFICE.REGEX(ORG.LIBREOFFICE.REGEX(ORG.LIBREOFFICE.REGEX(ORG.LIBREOFFICE.REGEX(COM.MICROSOFT.CONCAT([.D94]; &quot;_&quot;; [.C9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misc_layered_b_unknown" calcext:value-type="string">
            <text:p>misc_layered_b_unknow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J95]*8+[.E95]" office:value-type="float" office:value="3132" calcext:value-type="float">
            <text:p>3132</text:p>
          </table:table-cell>
          <table:table-cell office:value-type="string" calcext:value-type="string">
            <text:p>"Unlock Volcanic"</text:p>
          </table:table-cell>
          <table:table-cell office:value-type="string" calcext:value-type="string">
            <text:p>Guiding L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0+7</text:p>
          </table:table-cell>
          <table:table-cell table:formula="of:=HEX2DEC(MID([.$F95]; FIND(&quot;+&quot;; [.$F95]) + 1; FIND(&quot;*&quot;; [.$F95]) - FIND(&quot;+&quot;; [.$F95]) - 1))" office:value-type="float" office:value="24" calcext:value-type="float">
            <text:p>24</text:p>
          </table:table-cell>
          <table:table-cell table:formula="of:=HEX2DEC(MID([.$F95]; FIND(&quot;*&quot;; [.$F95]) + 1; FIND(&quot;+&quot;; [.$F95]; 2) - FIND(&quot;*&quot;; [.$F95]) - 1))" office:value-type="float" office:value="16" calcext:value-type="float">
            <text:p>16</text:p>
          </table:table-cell>
          <table:table-cell table:formula="of:=HEX2DEC(RIGHT([.$F95]; LEN([.F95]) - FIND(&quot;+&quot;; [.F95]; 2)))" office:value-type="float" office:value="7" calcext:value-type="float">
            <text:p>7</text:p>
          </table:table-cell>
          <table:table-cell table:formula="of:=[.G95] * [.H95] + [.I95]" office:value-type="float" office:value="391" calcext:value-type="float">
            <text:p>391</text:p>
          </table:table-cell>
          <table:table-cell table:formula="of:=LOWER(ORG.LIBREOFFICE.REGEX(ORG.LIBREOFFICE.REGEX(ORG.LIBREOFFICE.REGEX(ORG.LIBREOFFICE.REGEX(ORG.LIBREOFFICE.REGEX(ORG.LIBREOFFICE.REGEX(ORG.LIBREOFFICE.REGEX(COM.MICROSOFT.CONCAT([.D95]; &quot;_&quot;; [.C9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guiding_lands_unlock_volcanic" calcext:value-type="string">
            <text:p>guiding_lands_unlock_volcani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J96]*8+[.E96]" office:value-type="float" office:value="3232" calcext:value-type="float">
            <text:p>3232</text:p>
          </table:table-cell>
          <table:table-cell office:value-type="string" calcext:value-type="string">
            <text:p>"Unlock Tundra"</text:p>
          </table:table-cell>
          <table:table-cell office:value-type="string" calcext:value-type="string">
            <text:p>Guiding Lan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0+14</text:p>
          </table:table-cell>
          <table:table-cell table:formula="of:=HEX2DEC(MID([.$F96]; FIND(&quot;+&quot;; [.$F96]) + 1; FIND(&quot;*&quot;; [.$F96]) - FIND(&quot;+&quot;; [.$F96]) - 1))" office:value-type="float" office:value="24" calcext:value-type="float">
            <text:p>24</text:p>
          </table:table-cell>
          <table:table-cell table:formula="of:=HEX2DEC(MID([.$F96]; FIND(&quot;*&quot;; [.$F96]) + 1; FIND(&quot;+&quot;; [.$F96]; 2) - FIND(&quot;*&quot;; [.$F96]) - 1))" office:value-type="float" office:value="16" calcext:value-type="float">
            <text:p>16</text:p>
          </table:table-cell>
          <table:table-cell table:formula="of:=HEX2DEC(RIGHT([.$F96]; LEN([.F96]) - FIND(&quot;+&quot;; [.F96]; 2)))" office:value-type="float" office:value="20" calcext:value-type="float">
            <text:p>20</text:p>
          </table:table-cell>
          <table:table-cell table:formula="of:=[.G96] * [.H96] + [.I96]" office:value-type="float" office:value="404" calcext:value-type="float">
            <text:p>404</text:p>
          </table:table-cell>
          <table:table-cell table:formula="of:=LOWER(ORG.LIBREOFFICE.REGEX(ORG.LIBREOFFICE.REGEX(ORG.LIBREOFFICE.REGEX(ORG.LIBREOFFICE.REGEX(ORG.LIBREOFFICE.REGEX(ORG.LIBREOFFICE.REGEX(ORG.LIBREOFFICE.REGEX(COM.MICROSOFT.CONCAT([.D96]; &quot;_&quot;; [.C9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guiding_lands_unlock_tundra" calcext:value-type="string">
            <text:p>guiding_lands_unlock_tund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J97]*8+[.E97]" office:value-type="float" office:value="3251" calcext:value-type="float">
            <text:p>3251</text:p>
          </table:table-cell>
          <table:table-cell office:value-type="string" calcext:value-type="string">
            <text:p>"Completed: The House of Holiday Joy!"</text:p>
          </table:table-cell>
          <table:table-cell office:value-type="string" calcext:value-type="string">
            <text:p>Deliv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0+16</text:p>
          </table:table-cell>
          <table:table-cell table:formula="of:=HEX2DEC(MID([.$F97]; FIND(&quot;+&quot;; [.$F97]) + 1; FIND(&quot;*&quot;; [.$F97]) - FIND(&quot;+&quot;; [.$F97]) - 1))" office:value-type="float" office:value="24" calcext:value-type="float">
            <text:p>24</text:p>
          </table:table-cell>
          <table:table-cell table:formula="of:=HEX2DEC(MID([.$F97]; FIND(&quot;*&quot;; [.$F97]) + 1; FIND(&quot;+&quot;; [.$F97]; 2) - FIND(&quot;*&quot;; [.$F97]) - 1))" office:value-type="float" office:value="16" calcext:value-type="float">
            <text:p>16</text:p>
          </table:table-cell>
          <table:table-cell table:formula="of:=HEX2DEC(RIGHT([.$F97]; LEN([.F97]) - FIND(&quot;+&quot;; [.F97]; 2)))" office:value-type="float" office:value="22" calcext:value-type="float">
            <text:p>22</text:p>
          </table:table-cell>
          <table:table-cell table:formula="of:=[.G97] * [.H97] + [.I97]" office:value-type="float" office:value="406" calcext:value-type="float">
            <text:p>406</text:p>
          </table:table-cell>
          <table:table-cell table:formula="of:=LOWER(ORG.LIBREOFFICE.REGEX(ORG.LIBREOFFICE.REGEX(ORG.LIBREOFFICE.REGEX(ORG.LIBREOFFICE.REGEX(ORG.LIBREOFFICE.REGEX(ORG.LIBREOFFICE.REGEX(ORG.LIBREOFFICE.REGEX(COM.MICROSOFT.CONCAT([.D97]; &quot;_&quot;; [.C9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the_house_of_holiday_joy" calcext:value-type="string">
            <text:p>delivery_completed_the_house_of_holiday_jo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J98]*8+[.E98]" office:value-type="float" office:value="3252" calcext:value-type="float">
            <text:p>3252</text:p>
          </table:table-cell>
          <table:table-cell office:value-type="string" calcext:value-type="string">
            <text:p>"Completed: Lighting Up The Place"</text:p>
          </table:table-cell>
          <table:table-cell office:value-type="string" calcext:value-type="string">
            <text:p>Deliv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0+16</text:p>
          </table:table-cell>
          <table:table-cell table:formula="of:=HEX2DEC(MID([.$F98]; FIND(&quot;+&quot;; [.$F98]) + 1; FIND(&quot;*&quot;; [.$F98]) - FIND(&quot;+&quot;; [.$F98]) - 1))" office:value-type="float" office:value="24" calcext:value-type="float">
            <text:p>24</text:p>
          </table:table-cell>
          <table:table-cell table:formula="of:=HEX2DEC(MID([.$F98]; FIND(&quot;*&quot;; [.$F98]) + 1; FIND(&quot;+&quot;; [.$F98]; 2) - FIND(&quot;*&quot;; [.$F98]) - 1))" office:value-type="float" office:value="16" calcext:value-type="float">
            <text:p>16</text:p>
          </table:table-cell>
          <table:table-cell table:formula="of:=HEX2DEC(RIGHT([.$F98]; LEN([.F98]) - FIND(&quot;+&quot;; [.F98]; 2)))" office:value-type="float" office:value="22" calcext:value-type="float">
            <text:p>22</text:p>
          </table:table-cell>
          <table:table-cell table:formula="of:=[.G98] * [.H98] + [.I98]" office:value-type="float" office:value="406" calcext:value-type="float">
            <text:p>406</text:p>
          </table:table-cell>
          <table:table-cell table:formula="of:=LOWER(ORG.LIBREOFFICE.REGEX(ORG.LIBREOFFICE.REGEX(ORG.LIBREOFFICE.REGEX(ORG.LIBREOFFICE.REGEX(ORG.LIBREOFFICE.REGEX(ORG.LIBREOFFICE.REGEX(ORG.LIBREOFFICE.REGEX(COM.MICROSOFT.CONCAT([.D98]; &quot;_&quot;; [.C9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delivery_completed_lighting_up_the_place" calcext:value-type="string">
            <text:p>delivery_completed_lighting_up_the_plac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J99]*8+[.E99]" office:value-type="float" office:value="3335" calcext:value-type="float">
            <text:p>3335</text:p>
          </table:table-cell>
          <table:table-cell office:value-type="string" calcext:value-type="string">
            <text:p>"Direwolf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8</text:p>
          </table:table-cell>
          <table:table-cell table:formula="of:=HEX2DEC(MID([.$F99]; FIND(&quot;+&quot;; [.$F99]) + 1; FIND(&quot;*&quot;; [.$F99]) - FIND(&quot;+&quot;; [.$F99]) - 1))" office:value-type="float" office:value="24" calcext:value-type="float">
            <text:p>24</text:p>
          </table:table-cell>
          <table:table-cell table:formula="of:=HEX2DEC(MID([.$F99]; FIND(&quot;*&quot;; [.$F99]) + 1; FIND(&quot;+&quot;; [.$F99]; 2) - FIND(&quot;*&quot;; [.$F99]) - 1))" office:value-type="float" office:value="17" calcext:value-type="float">
            <text:p>17</text:p>
          </table:table-cell>
          <table:table-cell table:formula="of:=HEX2DEC(RIGHT([.$F99]; LEN([.F99]) - FIND(&quot;+&quot;; [.F99]; 2)))" office:value-type="float" office:value="8" calcext:value-type="float">
            <text:p>8</text:p>
          </table:table-cell>
          <table:table-cell table:formula="of:=[.G99] * [.H99] + [.I99]" office:value-type="float" office:value="416" calcext:value-type="float">
            <text:p>416</text:p>
          </table:table-cell>
          <table:table-cell table:formula="of:=LOWER(ORG.LIBREOFFICE.REGEX(ORG.LIBREOFFICE.REGEX(ORG.LIBREOFFICE.REGEX(ORG.LIBREOFFICE.REGEX(ORG.LIBREOFFICE.REGEX(ORG.LIBREOFFICE.REGEX(ORG.LIBREOFFICE.REGEX(COM.MICROSOFT.CONCAT([.D99]; &quot;_&quot;; [.C9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irewolf_plus" calcext:value-type="string">
            <text:p>layered_direwolf_plu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J100]*8+[.E100]" office:value-type="float" office:value="3337" calcext:value-type="float">
            <text:p>3337</text:p>
          </table:table-cell>
          <table:table-cell office:value-type="string" calcext:value-type="string">
            <text:p>"Thermae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9</text:p>
          </table:table-cell>
          <table:table-cell table:formula="of:=HEX2DEC(MID([.$F100]; FIND(&quot;+&quot;; [.$F100]) + 1; FIND(&quot;*&quot;; [.$F100]) - FIND(&quot;+&quot;; [.$F100]) - 1))" office:value-type="float" office:value="24" calcext:value-type="float">
            <text:p>24</text:p>
          </table:table-cell>
          <table:table-cell table:formula="of:=HEX2DEC(MID([.$F100]; FIND(&quot;*&quot;; [.$F100]) + 1; FIND(&quot;+&quot;; [.$F100]; 2) - FIND(&quot;*&quot;; [.$F100]) - 1))" office:value-type="float" office:value="17" calcext:value-type="float">
            <text:p>17</text:p>
          </table:table-cell>
          <table:table-cell table:formula="of:=HEX2DEC(RIGHT([.$F100]; LEN([.F100]) - FIND(&quot;+&quot;; [.F100]; 2)))" office:value-type="float" office:value="9" calcext:value-type="float">
            <text:p>9</text:p>
          </table:table-cell>
          <table:table-cell table:formula="of:=[.G100] * [.H100] + [.I100]" office:value-type="float" office:value="417" calcext:value-type="float">
            <text:p>417</text:p>
          </table:table-cell>
          <table:table-cell table:formula="of:=LOWER(ORG.LIBREOFFICE.REGEX(ORG.LIBREOFFICE.REGEX(ORG.LIBREOFFICE.REGEX(ORG.LIBREOFFICE.REGEX(ORG.LIBREOFFICE.REGEX(ORG.LIBREOFFICE.REGEX(ORG.LIBREOFFICE.REGEX(COM.MICROSOFT.CONCAT([.D100]; &quot;_&quot;; [.C10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hermae" calcext:value-type="string">
            <text:p>layered_therma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J101]*8+[.E101]" office:value-type="float" office:value="3338" calcext:value-type="float">
            <text:p>3338</text:p>
          </table:table-cell>
          <table:table-cell office:value-type="string" calcext:value-type="string">
            <text:p>"Clockwork α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9</text:p>
          </table:table-cell>
          <table:table-cell table:formula="of:=HEX2DEC(MID([.$F101]; FIND(&quot;+&quot;; [.$F101]) + 1; FIND(&quot;*&quot;; [.$F101]) - FIND(&quot;+&quot;; [.$F101]) - 1))" office:value-type="float" office:value="24" calcext:value-type="float">
            <text:p>24</text:p>
          </table:table-cell>
          <table:table-cell table:formula="of:=HEX2DEC(MID([.$F101]; FIND(&quot;*&quot;; [.$F101]) + 1; FIND(&quot;+&quot;; [.$F101]; 2) - FIND(&quot;*&quot;; [.$F101]) - 1))" office:value-type="float" office:value="17" calcext:value-type="float">
            <text:p>17</text:p>
          </table:table-cell>
          <table:table-cell table:formula="of:=HEX2DEC(RIGHT([.$F101]; LEN([.F101]) - FIND(&quot;+&quot;; [.F101]; 2)))" office:value-type="float" office:value="9" calcext:value-type="float">
            <text:p>9</text:p>
          </table:table-cell>
          <table:table-cell table:formula="of:=[.G101] * [.H101] + [.I101]" office:value-type="float" office:value="417" calcext:value-type="float">
            <text:p>417</text:p>
          </table:table-cell>
          <table:table-cell table:formula="of:=LOWER(ORG.LIBREOFFICE.REGEX(ORG.LIBREOFFICE.REGEX(ORG.LIBREOFFICE.REGEX(ORG.LIBREOFFICE.REGEX(ORG.LIBREOFFICE.REGEX(ORG.LIBREOFFICE.REGEX(ORG.LIBREOFFICE.REGEX(COM.MICROSOFT.CONCAT([.D101]; &quot;_&quot;; [.C10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clockwork_alpha_plus" calcext:value-type="string">
            <text:p>layered_clockwork_alpha_plu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J102]*8+[.E102]" office:value-type="float" office:value="3339" calcext:value-type="float">
            <text:p>3339</text:p>
          </table:table-cell>
          <table:table-cell office:value-type="string" calcext:value-type="string">
            <text:p>"Dragonking Eyepatch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9</text:p>
          </table:table-cell>
          <table:table-cell table:formula="of:=HEX2DEC(MID([.$F102]; FIND(&quot;+&quot;; [.$F102]) + 1; FIND(&quot;*&quot;; [.$F102]) - FIND(&quot;+&quot;; [.$F102]) - 1))" office:value-type="float" office:value="24" calcext:value-type="float">
            <text:p>24</text:p>
          </table:table-cell>
          <table:table-cell table:formula="of:=HEX2DEC(MID([.$F102]; FIND(&quot;*&quot;; [.$F102]) + 1; FIND(&quot;+&quot;; [.$F102]; 2) - FIND(&quot;*&quot;; [.$F102]) - 1))" office:value-type="float" office:value="17" calcext:value-type="float">
            <text:p>17</text:p>
          </table:table-cell>
          <table:table-cell table:formula="of:=HEX2DEC(RIGHT([.$F102]; LEN([.F102]) - FIND(&quot;+&quot;; [.F102]; 2)))" office:value-type="float" office:value="9" calcext:value-type="float">
            <text:p>9</text:p>
          </table:table-cell>
          <table:table-cell table:formula="of:=[.G102] * [.H102] + [.I102]" office:value-type="float" office:value="417" calcext:value-type="float">
            <text:p>417</text:p>
          </table:table-cell>
          <table:table-cell table:formula="of:=LOWER(ORG.LIBREOFFICE.REGEX(ORG.LIBREOFFICE.REGEX(ORG.LIBREOFFICE.REGEX(ORG.LIBREOFFICE.REGEX(ORG.LIBREOFFICE.REGEX(ORG.LIBREOFFICE.REGEX(ORG.LIBREOFFICE.REGEX(COM.MICROSOFT.CONCAT([.D102]; &quot;_&quot;; [.C10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ragonking_eyepatch" calcext:value-type="string">
            <text:p>layered_dragonking_eyepatch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J103]*8+[.E103]" office:value-type="float" office:value="3340" calcext:value-type="float">
            <text:p>3340</text:p>
          </table:table-cell>
          <table:table-cell office:value-type="string" calcext:value-type="string">
            <text:p>"Strategist Spectacles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9</text:p>
          </table:table-cell>
          <table:table-cell table:formula="of:=HEX2DEC(MID([.$F103]; FIND(&quot;+&quot;; [.$F103]) + 1; FIND(&quot;*&quot;; [.$F103]) - FIND(&quot;+&quot;; [.$F103]) - 1))" office:value-type="float" office:value="24" calcext:value-type="float">
            <text:p>24</text:p>
          </table:table-cell>
          <table:table-cell table:formula="of:=HEX2DEC(MID([.$F103]; FIND(&quot;*&quot;; [.$F103]) + 1; FIND(&quot;+&quot;; [.$F103]; 2) - FIND(&quot;*&quot;; [.$F103]) - 1))" office:value-type="float" office:value="17" calcext:value-type="float">
            <text:p>17</text:p>
          </table:table-cell>
          <table:table-cell table:formula="of:=HEX2DEC(RIGHT([.$F103]; LEN([.F103]) - FIND(&quot;+&quot;; [.F103]; 2)))" office:value-type="float" office:value="9" calcext:value-type="float">
            <text:p>9</text:p>
          </table:table-cell>
          <table:table-cell table:formula="of:=[.G103] * [.H103] + [.I103]" office:value-type="float" office:value="417" calcext:value-type="float">
            <text:p>417</text:p>
          </table:table-cell>
          <table:table-cell table:formula="of:=LOWER(ORG.LIBREOFFICE.REGEX(ORG.LIBREOFFICE.REGEX(ORG.LIBREOFFICE.REGEX(ORG.LIBREOFFICE.REGEX(ORG.LIBREOFFICE.REGEX(ORG.LIBREOFFICE.REGEX(ORG.LIBREOFFICE.REGEX(COM.MICROSOFT.CONCAT([.D103]; &quot;_&quot;; [.C10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trategist_spectacles" calcext:value-type="string">
            <text:p>layered_strategist_spectacl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J104]*8+[.E104]" office:value-type="float" office:value="3341" calcext:value-type="float">
            <text:p>3341</text:p>
          </table:table-cell>
          <table:table-cell office:value-type="string" calcext:value-type="string">
            <text:p>"Pulverizing Feather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9</text:p>
          </table:table-cell>
          <table:table-cell table:formula="of:=HEX2DEC(MID([.$F104]; FIND(&quot;+&quot;; [.$F104]) + 1; FIND(&quot;*&quot;; [.$F104]) - FIND(&quot;+&quot;; [.$F104]) - 1))" office:value-type="float" office:value="24" calcext:value-type="float">
            <text:p>24</text:p>
          </table:table-cell>
          <table:table-cell table:formula="of:=HEX2DEC(MID([.$F104]; FIND(&quot;*&quot;; [.$F104]) + 1; FIND(&quot;+&quot;; [.$F104]; 2) - FIND(&quot;*&quot;; [.$F104]) - 1))" office:value-type="float" office:value="17" calcext:value-type="float">
            <text:p>17</text:p>
          </table:table-cell>
          <table:table-cell table:formula="of:=HEX2DEC(RIGHT([.$F104]; LEN([.F104]) - FIND(&quot;+&quot;; [.F104]; 2)))" office:value-type="float" office:value="9" calcext:value-type="float">
            <text:p>9</text:p>
          </table:table-cell>
          <table:table-cell table:formula="of:=[.G104] * [.H104] + [.I104]" office:value-type="float" office:value="417" calcext:value-type="float">
            <text:p>417</text:p>
          </table:table-cell>
          <table:table-cell table:formula="of:=LOWER(ORG.LIBREOFFICE.REGEX(ORG.LIBREOFFICE.REGEX(ORG.LIBREOFFICE.REGEX(ORG.LIBREOFFICE.REGEX(ORG.LIBREOFFICE.REGEX(ORG.LIBREOFFICE.REGEX(ORG.LIBREOFFICE.REGEX(COM.MICROSOFT.CONCAT([.D104]; &quot;_&quot;; [.C10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pulverizing_feather" calcext:value-type="string">
            <text:p>layered_pulverizing_feathe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J105]*8+[.E105]" office:value-type="float" office:value="3342" calcext:value-type="float">
            <text:p>3342</text:p>
          </table:table-cell>
          <table:table-cell office:value-type="string" calcext:value-type="string">
            <text:p>"Crystal Earring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9</text:p>
          </table:table-cell>
          <table:table-cell table:formula="of:=HEX2DEC(MID([.$F105]; FIND(&quot;+&quot;; [.$F105]) + 1; FIND(&quot;*&quot;; [.$F105]) - FIND(&quot;+&quot;; [.$F105]) - 1))" office:value-type="float" office:value="24" calcext:value-type="float">
            <text:p>24</text:p>
          </table:table-cell>
          <table:table-cell table:formula="of:=HEX2DEC(MID([.$F105]; FIND(&quot;*&quot;; [.$F105]) + 1; FIND(&quot;+&quot;; [.$F105]; 2) - FIND(&quot;*&quot;; [.$F105]) - 1))" office:value-type="float" office:value="17" calcext:value-type="float">
            <text:p>17</text:p>
          </table:table-cell>
          <table:table-cell table:formula="of:=HEX2DEC(RIGHT([.$F105]; LEN([.F105]) - FIND(&quot;+&quot;; [.F105]; 2)))" office:value-type="float" office:value="9" calcext:value-type="float">
            <text:p>9</text:p>
          </table:table-cell>
          <table:table-cell table:formula="of:=[.G105] * [.H105] + [.I105]" office:value-type="float" office:value="417" calcext:value-type="float">
            <text:p>417</text:p>
          </table:table-cell>
          <table:table-cell table:formula="of:=LOWER(ORG.LIBREOFFICE.REGEX(ORG.LIBREOFFICE.REGEX(ORG.LIBREOFFICE.REGEX(ORG.LIBREOFFICE.REGEX(ORG.LIBREOFFICE.REGEX(ORG.LIBREOFFICE.REGEX(ORG.LIBREOFFICE.REGEX(COM.MICROSOFT.CONCAT([.D105]; &quot;_&quot;; [.C10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crystal_earring" calcext:value-type="string">
            <text:p>layered_crystal_earrin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J106]*8+[.E106]" office:value-type="float" office:value="3343" calcext:value-type="float">
            <text:p>3343</text:p>
          </table:table-cell>
          <table:table-cell office:value-type="string" calcext:value-type="string">
            <text:p>"Leather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9</text:p>
          </table:table-cell>
          <table:table-cell table:formula="of:=HEX2DEC(MID([.$F106]; FIND(&quot;+&quot;; [.$F106]) + 1; FIND(&quot;*&quot;; [.$F106]) - FIND(&quot;+&quot;; [.$F106]) - 1))" office:value-type="float" office:value="24" calcext:value-type="float">
            <text:p>24</text:p>
          </table:table-cell>
          <table:table-cell table:formula="of:=HEX2DEC(MID([.$F106]; FIND(&quot;*&quot;; [.$F106]) + 1; FIND(&quot;+&quot;; [.$F106]; 2) - FIND(&quot;*&quot;; [.$F106]) - 1))" office:value-type="float" office:value="17" calcext:value-type="float">
            <text:p>17</text:p>
          </table:table-cell>
          <table:table-cell table:formula="of:=HEX2DEC(RIGHT([.$F106]; LEN([.F106]) - FIND(&quot;+&quot;; [.F106]; 2)))" office:value-type="float" office:value="9" calcext:value-type="float">
            <text:p>9</text:p>
          </table:table-cell>
          <table:table-cell table:formula="of:=[.G106] * [.H106] + [.I106]" office:value-type="float" office:value="417" calcext:value-type="float">
            <text:p>417</text:p>
          </table:table-cell>
          <table:table-cell table:formula="of:=LOWER(ORG.LIBREOFFICE.REGEX(ORG.LIBREOFFICE.REGEX(ORG.LIBREOFFICE.REGEX(ORG.LIBREOFFICE.REGEX(ORG.LIBREOFFICE.REGEX(ORG.LIBREOFFICE.REGEX(ORG.LIBREOFFICE.REGEX(COM.MICROSOFT.CONCAT([.D106]; &quot;_&quot;; [.C10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eather" calcext:value-type="string">
            <text:p>layered_leath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J107]*8+[.E107]" office:value-type="float" office:value="3344" calcext:value-type="float">
            <text:p>3344</text:p>
          </table:table-cell>
          <table:table-cell office:value-type="string" calcext:value-type="string">
            <text:p>"Chain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A</text:p>
          </table:table-cell>
          <table:table-cell table:formula="of:=HEX2DEC(MID([.$F107]; FIND(&quot;+&quot;; [.$F107]) + 1; FIND(&quot;*&quot;; [.$F107]) - FIND(&quot;+&quot;; [.$F107]) - 1))" office:value-type="float" office:value="24" calcext:value-type="float">
            <text:p>24</text:p>
          </table:table-cell>
          <table:table-cell table:formula="of:=HEX2DEC(MID([.$F107]; FIND(&quot;*&quot;; [.$F107]) + 1; FIND(&quot;+&quot;; [.$F107]; 2) - FIND(&quot;*&quot;; [.$F107]) - 1))" office:value-type="float" office:value="17" calcext:value-type="float">
            <text:p>17</text:p>
          </table:table-cell>
          <table:table-cell table:formula="of:=HEX2DEC(RIGHT([.$F107]; LEN([.F107]) - FIND(&quot;+&quot;; [.F107]; 2)))" office:value-type="float" office:value="10" calcext:value-type="float">
            <text:p>10</text:p>
          </table:table-cell>
          <table:table-cell table:formula="of:=[.G107] * [.H107] + [.I107]" office:value-type="float" office:value="418" calcext:value-type="float">
            <text:p>418</text:p>
          </table:table-cell>
          <table:table-cell table:formula="of:=LOWER(ORG.LIBREOFFICE.REGEX(ORG.LIBREOFFICE.REGEX(ORG.LIBREOFFICE.REGEX(ORG.LIBREOFFICE.REGEX(ORG.LIBREOFFICE.REGEX(ORG.LIBREOFFICE.REGEX(ORG.LIBREOFFICE.REGEX(COM.MICROSOFT.CONCAT([.D107]; &quot;_&quot;; [.C10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chain" calcext:value-type="string">
            <text:p>layered_chai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J108]*8+[.E108]" office:value-type="float" office:value="3345" calcext:value-type="float">
            <text:p>3345</text:p>
          </table:table-cell>
          <table:table-cell office:value-type="string" calcext:value-type="string">
            <text:p>"Hunter α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A</text:p>
          </table:table-cell>
          <table:table-cell table:formula="of:=HEX2DEC(MID([.$F108]; FIND(&quot;+&quot;; [.$F108]) + 1; FIND(&quot;*&quot;; [.$F108]) - FIND(&quot;+&quot;; [.$F108]) - 1))" office:value-type="float" office:value="24" calcext:value-type="float">
            <text:p>24</text:p>
          </table:table-cell>
          <table:table-cell table:formula="of:=HEX2DEC(MID([.$F108]; FIND(&quot;*&quot;; [.$F108]) + 1; FIND(&quot;+&quot;; [.$F108]; 2) - FIND(&quot;*&quot;; [.$F108]) - 1))" office:value-type="float" office:value="17" calcext:value-type="float">
            <text:p>17</text:p>
          </table:table-cell>
          <table:table-cell table:formula="of:=HEX2DEC(RIGHT([.$F108]; LEN([.F108]) - FIND(&quot;+&quot;; [.F108]; 2)))" office:value-type="float" office:value="10" calcext:value-type="float">
            <text:p>10</text:p>
          </table:table-cell>
          <table:table-cell table:formula="of:=[.G108] * [.H108] + [.I108]" office:value-type="float" office:value="418" calcext:value-type="float">
            <text:p>418</text:p>
          </table:table-cell>
          <table:table-cell table:formula="of:=LOWER(ORG.LIBREOFFICE.REGEX(ORG.LIBREOFFICE.REGEX(ORG.LIBREOFFICE.REGEX(ORG.LIBREOFFICE.REGEX(ORG.LIBREOFFICE.REGEX(ORG.LIBREOFFICE.REGEX(ORG.LIBREOFFICE.REGEX(COM.MICROSOFT.CONCAT([.D108]; &quot;_&quot;; [.C10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hunter_alpha" calcext:value-type="string">
            <text:p>layered_hunter_alph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J109]*8+[.E109]" office:value-type="float" office:value="3346" calcext:value-type="float">
            <text:p>3346</text:p>
          </table:table-cell>
          <table:table-cell office:value-type="string" calcext:value-type="string">
            <text:p>"Hunter β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A</text:p>
          </table:table-cell>
          <table:table-cell table:formula="of:=HEX2DEC(MID([.$F109]; FIND(&quot;+&quot;; [.$F109]) + 1; FIND(&quot;*&quot;; [.$F109]) - FIND(&quot;+&quot;; [.$F109]) - 1))" office:value-type="float" office:value="24" calcext:value-type="float">
            <text:p>24</text:p>
          </table:table-cell>
          <table:table-cell table:formula="of:=HEX2DEC(MID([.$F109]; FIND(&quot;*&quot;; [.$F109]) + 1; FIND(&quot;+&quot;; [.$F109]; 2) - FIND(&quot;*&quot;; [.$F109]) - 1))" office:value-type="float" office:value="17" calcext:value-type="float">
            <text:p>17</text:p>
          </table:table-cell>
          <table:table-cell table:formula="of:=HEX2DEC(RIGHT([.$F109]; LEN([.F109]) - FIND(&quot;+&quot;; [.F109]; 2)))" office:value-type="float" office:value="10" calcext:value-type="float">
            <text:p>10</text:p>
          </table:table-cell>
          <table:table-cell table:formula="of:=[.G109] * [.H109] + [.I109]" office:value-type="float" office:value="418" calcext:value-type="float">
            <text:p>418</text:p>
          </table:table-cell>
          <table:table-cell table:formula="of:=LOWER(ORG.LIBREOFFICE.REGEX(ORG.LIBREOFFICE.REGEX(ORG.LIBREOFFICE.REGEX(ORG.LIBREOFFICE.REGEX(ORG.LIBREOFFICE.REGEX(ORG.LIBREOFFICE.REGEX(ORG.LIBREOFFICE.REGEX(COM.MICROSOFT.CONCAT([.D109]; &quot;_&quot;; [.C10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hunter_beta" calcext:value-type="string">
            <text:p>layered_hunter_bet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J110]*8+[.E110]" office:value-type="float" office:value="3347" calcext:value-type="float">
            <text:p>3347</text:p>
          </table:table-cell>
          <table:table-cell office:value-type="string" calcext:value-type="string">
            <text:p>"Bone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A</text:p>
          </table:table-cell>
          <table:table-cell table:formula="of:=HEX2DEC(MID([.$F110]; FIND(&quot;+&quot;; [.$F110]) + 1; FIND(&quot;*&quot;; [.$F110]) - FIND(&quot;+&quot;; [.$F110]) - 1))" office:value-type="float" office:value="24" calcext:value-type="float">
            <text:p>24</text:p>
          </table:table-cell>
          <table:table-cell table:formula="of:=HEX2DEC(MID([.$F110]; FIND(&quot;*&quot;; [.$F110]) + 1; FIND(&quot;+&quot;; [.$F110]; 2) - FIND(&quot;*&quot;; [.$F110]) - 1))" office:value-type="float" office:value="17" calcext:value-type="float">
            <text:p>17</text:p>
          </table:table-cell>
          <table:table-cell table:formula="of:=HEX2DEC(RIGHT([.$F110]; LEN([.F110]) - FIND(&quot;+&quot;; [.F110]; 2)))" office:value-type="float" office:value="10" calcext:value-type="float">
            <text:p>10</text:p>
          </table:table-cell>
          <table:table-cell table:formula="of:=[.G110] * [.H110] + [.I110]" office:value-type="float" office:value="418" calcext:value-type="float">
            <text:p>418</text:p>
          </table:table-cell>
          <table:table-cell table:formula="of:=LOWER(ORG.LIBREOFFICE.REGEX(ORG.LIBREOFFICE.REGEX(ORG.LIBREOFFICE.REGEX(ORG.LIBREOFFICE.REGEX(ORG.LIBREOFFICE.REGEX(ORG.LIBREOFFICE.REGEX(ORG.LIBREOFFICE.REGEX(COM.MICROSOFT.CONCAT([.D110]; &quot;_&quot;; [.C11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one" calcext:value-type="string">
            <text:p>layered_bon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J111]*8+[.E111]" office:value-type="float" office:value="3348" calcext:value-type="float">
            <text:p>3348</text:p>
          </table:table-cell>
          <table:table-cell office:value-type="string" calcext:value-type="string">
            <text:p>"Alloy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A</text:p>
          </table:table-cell>
          <table:table-cell table:formula="of:=HEX2DEC(MID([.$F111]; FIND(&quot;+&quot;; [.$F111]) + 1; FIND(&quot;*&quot;; [.$F111]) - FIND(&quot;+&quot;; [.$F111]) - 1))" office:value-type="float" office:value="24" calcext:value-type="float">
            <text:p>24</text:p>
          </table:table-cell>
          <table:table-cell table:formula="of:=HEX2DEC(MID([.$F111]; FIND(&quot;*&quot;; [.$F111]) + 1; FIND(&quot;+&quot;; [.$F111]; 2) - FIND(&quot;*&quot;; [.$F111]) - 1))" office:value-type="float" office:value="17" calcext:value-type="float">
            <text:p>17</text:p>
          </table:table-cell>
          <table:table-cell table:formula="of:=HEX2DEC(RIGHT([.$F111]; LEN([.F111]) - FIND(&quot;+&quot;; [.F111]; 2)))" office:value-type="float" office:value="10" calcext:value-type="float">
            <text:p>10</text:p>
          </table:table-cell>
          <table:table-cell table:formula="of:=[.G111] * [.H111] + [.I111]" office:value-type="float" office:value="418" calcext:value-type="float">
            <text:p>418</text:p>
          </table:table-cell>
          <table:table-cell table:formula="of:=LOWER(ORG.LIBREOFFICE.REGEX(ORG.LIBREOFFICE.REGEX(ORG.LIBREOFFICE.REGEX(ORG.LIBREOFFICE.REGEX(ORG.LIBREOFFICE.REGEX(ORG.LIBREOFFICE.REGEX(ORG.LIBREOFFICE.REGEX(COM.MICROSOFT.CONCAT([.D111]; &quot;_&quot;; [.C11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lloy" calcext:value-type="string">
            <text:p>layered_allo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J112]*8+[.E112]" office:value-type="float" office:value="3349" calcext:value-type="float">
            <text:p>3349</text:p>
          </table:table-cell>
          <table:table-cell office:value-type="string" calcext:value-type="string">
            <text:p>"Vespoid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A</text:p>
          </table:table-cell>
          <table:table-cell table:formula="of:=HEX2DEC(MID([.$F112]; FIND(&quot;+&quot;; [.$F112]) + 1; FIND(&quot;*&quot;; [.$F112]) - FIND(&quot;+&quot;; [.$F112]) - 1))" office:value-type="float" office:value="24" calcext:value-type="float">
            <text:p>24</text:p>
          </table:table-cell>
          <table:table-cell table:formula="of:=HEX2DEC(MID([.$F112]; FIND(&quot;*&quot;; [.$F112]) + 1; FIND(&quot;+&quot;; [.$F112]; 2) - FIND(&quot;*&quot;; [.$F112]) - 1))" office:value-type="float" office:value="17" calcext:value-type="float">
            <text:p>17</text:p>
          </table:table-cell>
          <table:table-cell table:formula="of:=HEX2DEC(RIGHT([.$F112]; LEN([.F112]) - FIND(&quot;+&quot;; [.F112]; 2)))" office:value-type="float" office:value="10" calcext:value-type="float">
            <text:p>10</text:p>
          </table:table-cell>
          <table:table-cell table:formula="of:=[.G112] * [.H112] + [.I112]" office:value-type="float" office:value="418" calcext:value-type="float">
            <text:p>418</text:p>
          </table:table-cell>
          <table:table-cell table:formula="of:=LOWER(ORG.LIBREOFFICE.REGEX(ORG.LIBREOFFICE.REGEX(ORG.LIBREOFFICE.REGEX(ORG.LIBREOFFICE.REGEX(ORG.LIBREOFFICE.REGEX(ORG.LIBREOFFICE.REGEX(ORG.LIBREOFFICE.REGEX(COM.MICROSOFT.CONCAT([.D112]; &quot;_&quot;; [.C11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vespoid" calcext:value-type="string">
            <text:p>layered_vespoi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J113]*8+[.E113]" office:value-type="float" office:value="3350" calcext:value-type="float">
            <text:p>3350</text:p>
          </table:table-cell>
          <table:table-cell office:value-type="string" calcext:value-type="string">
            <text:p>"Hornetaur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A</text:p>
          </table:table-cell>
          <table:table-cell table:formula="of:=HEX2DEC(MID([.$F113]; FIND(&quot;+&quot;; [.$F113]) + 1; FIND(&quot;*&quot;; [.$F113]) - FIND(&quot;+&quot;; [.$F113]) - 1))" office:value-type="float" office:value="24" calcext:value-type="float">
            <text:p>24</text:p>
          </table:table-cell>
          <table:table-cell table:formula="of:=HEX2DEC(MID([.$F113]; FIND(&quot;*&quot;; [.$F113]) + 1; FIND(&quot;+&quot;; [.$F113]; 2) - FIND(&quot;*&quot;; [.$F113]) - 1))" office:value-type="float" office:value="17" calcext:value-type="float">
            <text:p>17</text:p>
          </table:table-cell>
          <table:table-cell table:formula="of:=HEX2DEC(RIGHT([.$F113]; LEN([.F113]) - FIND(&quot;+&quot;; [.F113]; 2)))" office:value-type="float" office:value="10" calcext:value-type="float">
            <text:p>10</text:p>
          </table:table-cell>
          <table:table-cell table:formula="of:=[.G113] * [.H113] + [.I113]" office:value-type="float" office:value="418" calcext:value-type="float">
            <text:p>418</text:p>
          </table:table-cell>
          <table:table-cell table:formula="of:=LOWER(ORG.LIBREOFFICE.REGEX(ORG.LIBREOFFICE.REGEX(ORG.LIBREOFFICE.REGEX(ORG.LIBREOFFICE.REGEX(ORG.LIBREOFFICE.REGEX(ORG.LIBREOFFICE.REGEX(ORG.LIBREOFFICE.REGEX(COM.MICROSOFT.CONCAT([.D113]; &quot;_&quot;; [.C11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hornetaur" calcext:value-type="string">
            <text:p>layered_hornetau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J114]*8+[.E114]" office:value-type="float" office:value="3351" calcext:value-type="float">
            <text:p>3351</text:p>
          </table:table-cell>
          <table:table-cell office:value-type="string" calcext:value-type="string">
            <text:p>"Kestodon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A</text:p>
          </table:table-cell>
          <table:table-cell table:formula="of:=HEX2DEC(MID([.$F114]; FIND(&quot;+&quot;; [.$F114]) + 1; FIND(&quot;*&quot;; [.$F114]) - FIND(&quot;+&quot;; [.$F114]) - 1))" office:value-type="float" office:value="24" calcext:value-type="float">
            <text:p>24</text:p>
          </table:table-cell>
          <table:table-cell table:formula="of:=HEX2DEC(MID([.$F114]; FIND(&quot;*&quot;; [.$F114]) + 1; FIND(&quot;+&quot;; [.$F114]; 2) - FIND(&quot;*&quot;; [.$F114]) - 1))" office:value-type="float" office:value="17" calcext:value-type="float">
            <text:p>17</text:p>
          </table:table-cell>
          <table:table-cell table:formula="of:=HEX2DEC(RIGHT([.$F114]; LEN([.F114]) - FIND(&quot;+&quot;; [.F114]; 2)))" office:value-type="float" office:value="10" calcext:value-type="float">
            <text:p>10</text:p>
          </table:table-cell>
          <table:table-cell table:formula="of:=[.G114] * [.H114] + [.I114]" office:value-type="float" office:value="418" calcext:value-type="float">
            <text:p>418</text:p>
          </table:table-cell>
          <table:table-cell table:formula="of:=LOWER(ORG.LIBREOFFICE.REGEX(ORG.LIBREOFFICE.REGEX(ORG.LIBREOFFICE.REGEX(ORG.LIBREOFFICE.REGEX(ORG.LIBREOFFICE.REGEX(ORG.LIBREOFFICE.REGEX(ORG.LIBREOFFICE.REGEX(COM.MICROSOFT.CONCAT([.D114]; &quot;_&quot;; [.C11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estodon" calcext:value-type="string">
            <text:p>layered_kestod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J115]*8+[.E115]" office:value-type="float" office:value="3352" calcext:value-type="float">
            <text:p>3352</text:p>
          </table:table-cell>
          <table:table-cell office:value-type="string" calcext:value-type="string">
            <text:p>"Gajau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B</text:p>
          </table:table-cell>
          <table:table-cell table:formula="of:=HEX2DEC(MID([.$F115]; FIND(&quot;+&quot;; [.$F115]) + 1; FIND(&quot;*&quot;; [.$F115]) - FIND(&quot;+&quot;; [.$F115]) - 1))" office:value-type="float" office:value="24" calcext:value-type="float">
            <text:p>24</text:p>
          </table:table-cell>
          <table:table-cell table:formula="of:=HEX2DEC(MID([.$F115]; FIND(&quot;*&quot;; [.$F115]) + 1; FIND(&quot;+&quot;; [.$F115]; 2) - FIND(&quot;*&quot;; [.$F115]) - 1))" office:value-type="float" office:value="17" calcext:value-type="float">
            <text:p>17</text:p>
          </table:table-cell>
          <table:table-cell table:formula="of:=HEX2DEC(RIGHT([.$F115]; LEN([.F115]) - FIND(&quot;+&quot;; [.F115]; 2)))" office:value-type="float" office:value="11" calcext:value-type="float">
            <text:p>11</text:p>
          </table:table-cell>
          <table:table-cell table:formula="of:=[.G115] * [.H115] + [.I115]" office:value-type="float" office:value="419" calcext:value-type="float">
            <text:p>419</text:p>
          </table:table-cell>
          <table:table-cell table:formula="of:=LOWER(ORG.LIBREOFFICE.REGEX(ORG.LIBREOFFICE.REGEX(ORG.LIBREOFFICE.REGEX(ORG.LIBREOFFICE.REGEX(ORG.LIBREOFFICE.REGEX(ORG.LIBREOFFICE.REGEX(ORG.LIBREOFFICE.REGEX(COM.MICROSOFT.CONCAT([.D115]; &quot;_&quot;; [.C11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ajau" calcext:value-type="string">
            <text:p>layered_gajau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J116]*8+[.E116]" office:value-type="float" office:value="3353" calcext:value-type="float">
            <text:p>3353</text:p>
          </table:table-cell>
          <table:table-cell office:value-type="string" calcext:value-type="string">
            <text:p>"Shamos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B</text:p>
          </table:table-cell>
          <table:table-cell table:formula="of:=HEX2DEC(MID([.$F116]; FIND(&quot;+&quot;; [.$F116]) + 1; FIND(&quot;*&quot;; [.$F116]) - FIND(&quot;+&quot;; [.$F116]) - 1))" office:value-type="float" office:value="24" calcext:value-type="float">
            <text:p>24</text:p>
          </table:table-cell>
          <table:table-cell table:formula="of:=HEX2DEC(MID([.$F116]; FIND(&quot;*&quot;; [.$F116]) + 1; FIND(&quot;+&quot;; [.$F116]; 2) - FIND(&quot;*&quot;; [.$F116]) - 1))" office:value-type="float" office:value="17" calcext:value-type="float">
            <text:p>17</text:p>
          </table:table-cell>
          <table:table-cell table:formula="of:=HEX2DEC(RIGHT([.$F116]; LEN([.F116]) - FIND(&quot;+&quot;; [.F116]; 2)))" office:value-type="float" office:value="11" calcext:value-type="float">
            <text:p>11</text:p>
          </table:table-cell>
          <table:table-cell table:formula="of:=[.G116] * [.H116] + [.I116]" office:value-type="float" office:value="419" calcext:value-type="float">
            <text:p>419</text:p>
          </table:table-cell>
          <table:table-cell table:formula="of:=LOWER(ORG.LIBREOFFICE.REGEX(ORG.LIBREOFFICE.REGEX(ORG.LIBREOFFICE.REGEX(ORG.LIBREOFFICE.REGEX(ORG.LIBREOFFICE.REGEX(ORG.LIBREOFFICE.REGEX(ORG.LIBREOFFICE.REGEX(COM.MICROSOFT.CONCAT([.D116]; &quot;_&quot;; [.C11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hamos" calcext:value-type="string">
            <text:p>layered_shamo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J117]*8+[.E117]" office:value-type="float" office:value="3354" calcext:value-type="float">
            <text:p>3354</text:p>
          </table:table-cell>
          <table:table-cell office:value-type="string" calcext:value-type="string">
            <text:p>"Jagras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B</text:p>
          </table:table-cell>
          <table:table-cell table:formula="of:=HEX2DEC(MID([.$F117]; FIND(&quot;+&quot;; [.$F117]) + 1; FIND(&quot;*&quot;; [.$F117]) - FIND(&quot;+&quot;; [.$F117]) - 1))" office:value-type="float" office:value="24" calcext:value-type="float">
            <text:p>24</text:p>
          </table:table-cell>
          <table:table-cell table:formula="of:=HEX2DEC(MID([.$F117]; FIND(&quot;*&quot;; [.$F117]) + 1; FIND(&quot;+&quot;; [.$F117]; 2) - FIND(&quot;*&quot;; [.$F117]) - 1))" office:value-type="float" office:value="17" calcext:value-type="float">
            <text:p>17</text:p>
          </table:table-cell>
          <table:table-cell table:formula="of:=HEX2DEC(RIGHT([.$F117]; LEN([.F117]) - FIND(&quot;+&quot;; [.F117]; 2)))" office:value-type="float" office:value="11" calcext:value-type="float">
            <text:p>11</text:p>
          </table:table-cell>
          <table:table-cell table:formula="of:=[.G117] * [.H117] + [.I117]" office:value-type="float" office:value="419" calcext:value-type="float">
            <text:p>419</text:p>
          </table:table-cell>
          <table:table-cell table:formula="of:=LOWER(ORG.LIBREOFFICE.REGEX(ORG.LIBREOFFICE.REGEX(ORG.LIBREOFFICE.REGEX(ORG.LIBREOFFICE.REGEX(ORG.LIBREOFFICE.REGEX(ORG.LIBREOFFICE.REGEX(ORG.LIBREOFFICE.REGEX(COM.MICROSOFT.CONCAT([.D117]; &quot;_&quot;; [.C11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jagras" calcext:value-type="string">
            <text:p>layered_jagra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J118]*8+[.E118]" office:value-type="float" office:value="3355" calcext:value-type="float">
            <text:p>3355</text:p>
          </table:table-cell>
          <table:table-cell office:value-type="string" calcext:value-type="string">
            <text:p>"Kulu-Ya-Ku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B</text:p>
          </table:table-cell>
          <table:table-cell table:formula="of:=HEX2DEC(MID([.$F118]; FIND(&quot;+&quot;; [.$F118]) + 1; FIND(&quot;*&quot;; [.$F118]) - FIND(&quot;+&quot;; [.$F118]) - 1))" office:value-type="float" office:value="24" calcext:value-type="float">
            <text:p>24</text:p>
          </table:table-cell>
          <table:table-cell table:formula="of:=HEX2DEC(MID([.$F118]; FIND(&quot;*&quot;; [.$F118]) + 1; FIND(&quot;+&quot;; [.$F118]; 2) - FIND(&quot;*&quot;; [.$F118]) - 1))" office:value-type="float" office:value="17" calcext:value-type="float">
            <text:p>17</text:p>
          </table:table-cell>
          <table:table-cell table:formula="of:=HEX2DEC(RIGHT([.$F118]; LEN([.F118]) - FIND(&quot;+&quot;; [.F118]; 2)))" office:value-type="float" office:value="11" calcext:value-type="float">
            <text:p>11</text:p>
          </table:table-cell>
          <table:table-cell table:formula="of:=[.G118] * [.H118] + [.I118]" office:value-type="float" office:value="419" calcext:value-type="float">
            <text:p>419</text:p>
          </table:table-cell>
          <table:table-cell table:formula="of:=LOWER(ORG.LIBREOFFICE.REGEX(ORG.LIBREOFFICE.REGEX(ORG.LIBREOFFICE.REGEX(ORG.LIBREOFFICE.REGEX(ORG.LIBREOFFICE.REGEX(ORG.LIBREOFFICE.REGEX(ORG.LIBREOFFICE.REGEX(COM.MICROSOFT.CONCAT([.D118]; &quot;_&quot;; [.C11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lu_ya_ku" calcext:value-type="string">
            <text:p>layered_kulu_ya_ku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J119]*8+[.E119]" office:value-type="float" office:value="3356" calcext:value-type="float">
            <text:p>3356</text:p>
          </table:table-cell>
          <table:table-cell office:value-type="string" calcext:value-type="string">
            <text:p>"Tzitzi-Ya-Ku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B</text:p>
          </table:table-cell>
          <table:table-cell table:formula="of:=HEX2DEC(MID([.$F119]; FIND(&quot;+&quot;; [.$F119]) + 1; FIND(&quot;*&quot;; [.$F119]) - FIND(&quot;+&quot;; [.$F119]) - 1))" office:value-type="float" office:value="24" calcext:value-type="float">
            <text:p>24</text:p>
          </table:table-cell>
          <table:table-cell table:formula="of:=HEX2DEC(MID([.$F119]; FIND(&quot;*&quot;; [.$F119]) + 1; FIND(&quot;+&quot;; [.$F119]; 2) - FIND(&quot;*&quot;; [.$F119]) - 1))" office:value-type="float" office:value="17" calcext:value-type="float">
            <text:p>17</text:p>
          </table:table-cell>
          <table:table-cell table:formula="of:=HEX2DEC(RIGHT([.$F119]; LEN([.F119]) - FIND(&quot;+&quot;; [.F119]; 2)))" office:value-type="float" office:value="11" calcext:value-type="float">
            <text:p>11</text:p>
          </table:table-cell>
          <table:table-cell table:formula="of:=[.G119] * [.H119] + [.I119]" office:value-type="float" office:value="419" calcext:value-type="float">
            <text:p>419</text:p>
          </table:table-cell>
          <table:table-cell table:formula="of:=LOWER(ORG.LIBREOFFICE.REGEX(ORG.LIBREOFFICE.REGEX(ORG.LIBREOFFICE.REGEX(ORG.LIBREOFFICE.REGEX(ORG.LIBREOFFICE.REGEX(ORG.LIBREOFFICE.REGEX(ORG.LIBREOFFICE.REGEX(COM.MICROSOFT.CONCAT([.D119]; &quot;_&quot;; [.C11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zitzi_ya_ku" calcext:value-type="string">
            <text:p>layered_tzitzi_ya_ku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J120]*8+[.E120]" office:value-type="float" office:value="3357" calcext:value-type="float">
            <text:p>3357</text:p>
          </table:table-cell>
          <table:table-cell office:value-type="string" calcext:value-type="string">
            <text:p>"Great Girros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B</text:p>
          </table:table-cell>
          <table:table-cell table:formula="of:=HEX2DEC(MID([.$F120]; FIND(&quot;+&quot;; [.$F120]) + 1; FIND(&quot;*&quot;; [.$F120]) - FIND(&quot;+&quot;; [.$F120]) - 1))" office:value-type="float" office:value="24" calcext:value-type="float">
            <text:p>24</text:p>
          </table:table-cell>
          <table:table-cell table:formula="of:=HEX2DEC(MID([.$F120]; FIND(&quot;*&quot;; [.$F120]) + 1; FIND(&quot;+&quot;; [.$F120]; 2) - FIND(&quot;*&quot;; [.$F120]) - 1))" office:value-type="float" office:value="17" calcext:value-type="float">
            <text:p>17</text:p>
          </table:table-cell>
          <table:table-cell table:formula="of:=HEX2DEC(RIGHT([.$F120]; LEN([.F120]) - FIND(&quot;+&quot;; [.F120]; 2)))" office:value-type="float" office:value="11" calcext:value-type="float">
            <text:p>11</text:p>
          </table:table-cell>
          <table:table-cell table:formula="of:=[.G120] * [.H120] + [.I120]" office:value-type="float" office:value="419" calcext:value-type="float">
            <text:p>419</text:p>
          </table:table-cell>
          <table:table-cell table:formula="of:=LOWER(ORG.LIBREOFFICE.REGEX(ORG.LIBREOFFICE.REGEX(ORG.LIBREOFFICE.REGEX(ORG.LIBREOFFICE.REGEX(ORG.LIBREOFFICE.REGEX(ORG.LIBREOFFICE.REGEX(ORG.LIBREOFFICE.REGEX(COM.MICROSOFT.CONCAT([.D120]; &quot;_&quot;; [.C12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reat_girros" calcext:value-type="string">
            <text:p>layered_great_girro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J121]*8+[.E121]" office:value-type="float" office:value="3358" calcext:value-type="float">
            <text:p>3358</text:p>
          </table:table-cell>
          <table:table-cell office:value-type="string" calcext:value-type="string">
            <text:p>"Pukei-Pukei α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B</text:p>
          </table:table-cell>
          <table:table-cell table:formula="of:=HEX2DEC(MID([.$F121]; FIND(&quot;+&quot;; [.$F121]) + 1; FIND(&quot;*&quot;; [.$F121]) - FIND(&quot;+&quot;; [.$F121]) - 1))" office:value-type="float" office:value="24" calcext:value-type="float">
            <text:p>24</text:p>
          </table:table-cell>
          <table:table-cell table:formula="of:=HEX2DEC(MID([.$F121]; FIND(&quot;*&quot;; [.$F121]) + 1; FIND(&quot;+&quot;; [.$F121]; 2) - FIND(&quot;*&quot;; [.$F121]) - 1))" office:value-type="float" office:value="17" calcext:value-type="float">
            <text:p>17</text:p>
          </table:table-cell>
          <table:table-cell table:formula="of:=HEX2DEC(RIGHT([.$F121]; LEN([.F121]) - FIND(&quot;+&quot;; [.F121]; 2)))" office:value-type="float" office:value="11" calcext:value-type="float">
            <text:p>11</text:p>
          </table:table-cell>
          <table:table-cell table:formula="of:=[.G121] * [.H121] + [.I121]" office:value-type="float" office:value="419" calcext:value-type="float">
            <text:p>419</text:p>
          </table:table-cell>
          <table:table-cell table:formula="of:=LOWER(ORG.LIBREOFFICE.REGEX(ORG.LIBREOFFICE.REGEX(ORG.LIBREOFFICE.REGEX(ORG.LIBREOFFICE.REGEX(ORG.LIBREOFFICE.REGEX(ORG.LIBREOFFICE.REGEX(ORG.LIBREOFFICE.REGEX(COM.MICROSOFT.CONCAT([.D121]; &quot;_&quot;; [.C12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pukei_pukei_alpha" calcext:value-type="string">
            <text:p>layered_pukei_pukei_alph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J122]*8+[.E122]" office:value-type="float" office:value="3359" calcext:value-type="float">
            <text:p>3359</text:p>
          </table:table-cell>
          <table:table-cell office:value-type="string" calcext:value-type="string">
            <text:p>"Pukei-Pukei β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B</text:p>
          </table:table-cell>
          <table:table-cell table:formula="of:=HEX2DEC(MID([.$F122]; FIND(&quot;+&quot;; [.$F122]) + 1; FIND(&quot;*&quot;; [.$F122]) - FIND(&quot;+&quot;; [.$F122]) - 1))" office:value-type="float" office:value="24" calcext:value-type="float">
            <text:p>24</text:p>
          </table:table-cell>
          <table:table-cell table:formula="of:=HEX2DEC(MID([.$F122]; FIND(&quot;*&quot;; [.$F122]) + 1; FIND(&quot;+&quot;; [.$F122]; 2) - FIND(&quot;*&quot;; [.$F122]) - 1))" office:value-type="float" office:value="17" calcext:value-type="float">
            <text:p>17</text:p>
          </table:table-cell>
          <table:table-cell table:formula="of:=HEX2DEC(RIGHT([.$F122]; LEN([.F122]) - FIND(&quot;+&quot;; [.F122]; 2)))" office:value-type="float" office:value="11" calcext:value-type="float">
            <text:p>11</text:p>
          </table:table-cell>
          <table:table-cell table:formula="of:=[.G122] * [.H122] + [.I122]" office:value-type="float" office:value="419" calcext:value-type="float">
            <text:p>419</text:p>
          </table:table-cell>
          <table:table-cell table:formula="of:=LOWER(ORG.LIBREOFFICE.REGEX(ORG.LIBREOFFICE.REGEX(ORG.LIBREOFFICE.REGEX(ORG.LIBREOFFICE.REGEX(ORG.LIBREOFFICE.REGEX(ORG.LIBREOFFICE.REGEX(ORG.LIBREOFFICE.REGEX(COM.MICROSOFT.CONCAT([.D122]; &quot;_&quot;; [.C12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pukei_pukei_beta" calcext:value-type="string">
            <text:p>layered_pukei_pukei_bet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J123]*8+[.E123]" office:value-type="float" office:value="3360" calcext:value-type="float">
            <text:p>3360</text:p>
          </table:table-cell>
          <table:table-cell office:value-type="string" calcext:value-type="string">
            <text:p>"Barroth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C</text:p>
          </table:table-cell>
          <table:table-cell table:formula="of:=HEX2DEC(MID([.$F123]; FIND(&quot;+&quot;; [.$F123]) + 1; FIND(&quot;*&quot;; [.$F123]) - FIND(&quot;+&quot;; [.$F123]) - 1))" office:value-type="float" office:value="24" calcext:value-type="float">
            <text:p>24</text:p>
          </table:table-cell>
          <table:table-cell table:formula="of:=HEX2DEC(MID([.$F123]; FIND(&quot;*&quot;; [.$F123]) + 1; FIND(&quot;+&quot;; [.$F123]; 2) - FIND(&quot;*&quot;; [.$F123]) - 1))" office:value-type="float" office:value="17" calcext:value-type="float">
            <text:p>17</text:p>
          </table:table-cell>
          <table:table-cell table:formula="of:=HEX2DEC(RIGHT([.$F123]; LEN([.F123]) - FIND(&quot;+&quot;; [.F123]; 2)))" office:value-type="float" office:value="12" calcext:value-type="float">
            <text:p>12</text:p>
          </table:table-cell>
          <table:table-cell table:formula="of:=[.G123] * [.H123] + [.I123]" office:value-type="float" office:value="420" calcext:value-type="float">
            <text:p>420</text:p>
          </table:table-cell>
          <table:table-cell table:formula="of:=LOWER(ORG.LIBREOFFICE.REGEX(ORG.LIBREOFFICE.REGEX(ORG.LIBREOFFICE.REGEX(ORG.LIBREOFFICE.REGEX(ORG.LIBREOFFICE.REGEX(ORG.LIBREOFFICE.REGEX(ORG.LIBREOFFICE.REGEX(COM.MICROSOFT.CONCAT([.D123]; &quot;_&quot;; [.C12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arroth" calcext:value-type="string">
            <text:p>layered_barrot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J124]*8+[.E124]" office:value-type="float" office:value="3361" calcext:value-type="float">
            <text:p>3361</text:p>
          </table:table-cell>
          <table:table-cell office:value-type="string" calcext:value-type="string">
            <text:p>"Anjanath α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C</text:p>
          </table:table-cell>
          <table:table-cell table:formula="of:=HEX2DEC(MID([.$F124]; FIND(&quot;+&quot;; [.$F124]) + 1; FIND(&quot;*&quot;; [.$F124]) - FIND(&quot;+&quot;; [.$F124]) - 1))" office:value-type="float" office:value="24" calcext:value-type="float">
            <text:p>24</text:p>
          </table:table-cell>
          <table:table-cell table:formula="of:=HEX2DEC(MID([.$F124]; FIND(&quot;*&quot;; [.$F124]) + 1; FIND(&quot;+&quot;; [.$F124]; 2) - FIND(&quot;*&quot;; [.$F124]) - 1))" office:value-type="float" office:value="17" calcext:value-type="float">
            <text:p>17</text:p>
          </table:table-cell>
          <table:table-cell table:formula="of:=HEX2DEC(RIGHT([.$F124]; LEN([.F124]) - FIND(&quot;+&quot;; [.F124]; 2)))" office:value-type="float" office:value="12" calcext:value-type="float">
            <text:p>12</text:p>
          </table:table-cell>
          <table:table-cell table:formula="of:=[.G124] * [.H124] + [.I124]" office:value-type="float" office:value="420" calcext:value-type="float">
            <text:p>420</text:p>
          </table:table-cell>
          <table:table-cell table:formula="of:=LOWER(ORG.LIBREOFFICE.REGEX(ORG.LIBREOFFICE.REGEX(ORG.LIBREOFFICE.REGEX(ORG.LIBREOFFICE.REGEX(ORG.LIBREOFFICE.REGEX(ORG.LIBREOFFICE.REGEX(ORG.LIBREOFFICE.REGEX(COM.MICROSOFT.CONCAT([.D124]; &quot;_&quot;; [.C12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njanath_alpha" calcext:value-type="string">
            <text:p>layered_anjanath_alph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J125]*8+[.E125]" office:value-type="float" office:value="3362" calcext:value-type="float">
            <text:p>3362</text:p>
          </table:table-cell>
          <table:table-cell office:value-type="string" calcext:value-type="string">
            <text:p>"Anjanath β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C</text:p>
          </table:table-cell>
          <table:table-cell table:formula="of:=HEX2DEC(MID([.$F125]; FIND(&quot;+&quot;; [.$F125]) + 1; FIND(&quot;*&quot;; [.$F125]) - FIND(&quot;+&quot;; [.$F125]) - 1))" office:value-type="float" office:value="24" calcext:value-type="float">
            <text:p>24</text:p>
          </table:table-cell>
          <table:table-cell table:formula="of:=HEX2DEC(MID([.$F125]; FIND(&quot;*&quot;; [.$F125]) + 1; FIND(&quot;+&quot;; [.$F125]; 2) - FIND(&quot;*&quot;; [.$F125]) - 1))" office:value-type="float" office:value="17" calcext:value-type="float">
            <text:p>17</text:p>
          </table:table-cell>
          <table:table-cell table:formula="of:=HEX2DEC(RIGHT([.$F125]; LEN([.F125]) - FIND(&quot;+&quot;; [.F125]; 2)))" office:value-type="float" office:value="12" calcext:value-type="float">
            <text:p>12</text:p>
          </table:table-cell>
          <table:table-cell table:formula="of:=[.G125] * [.H125] + [.I125]" office:value-type="float" office:value="420" calcext:value-type="float">
            <text:p>420</text:p>
          </table:table-cell>
          <table:table-cell table:formula="of:=LOWER(ORG.LIBREOFFICE.REGEX(ORG.LIBREOFFICE.REGEX(ORG.LIBREOFFICE.REGEX(ORG.LIBREOFFICE.REGEX(ORG.LIBREOFFICE.REGEX(ORG.LIBREOFFICE.REGEX(ORG.LIBREOFFICE.REGEX(COM.MICROSOFT.CONCAT([.D125]; &quot;_&quot;; [.C12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njanath_beta" calcext:value-type="string">
            <text:p>layered_anjanath_be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J126]*8+[.E126]" office:value-type="float" office:value="3363" calcext:value-type="float">
            <text:p>3363</text:p>
          </table:table-cell>
          <table:table-cell office:value-type="string" calcext:value-type="string">
            <text:p>"Jyaratodus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C</text:p>
          </table:table-cell>
          <table:table-cell table:formula="of:=HEX2DEC(MID([.$F126]; FIND(&quot;+&quot;; [.$F126]) + 1; FIND(&quot;*&quot;; [.$F126]) - FIND(&quot;+&quot;; [.$F126]) - 1))" office:value-type="float" office:value="24" calcext:value-type="float">
            <text:p>24</text:p>
          </table:table-cell>
          <table:table-cell table:formula="of:=HEX2DEC(MID([.$F126]; FIND(&quot;*&quot;; [.$F126]) + 1; FIND(&quot;+&quot;; [.$F126]; 2) - FIND(&quot;*&quot;; [.$F126]) - 1))" office:value-type="float" office:value="17" calcext:value-type="float">
            <text:p>17</text:p>
          </table:table-cell>
          <table:table-cell table:formula="of:=HEX2DEC(RIGHT([.$F126]; LEN([.F126]) - FIND(&quot;+&quot;; [.F126]; 2)))" office:value-type="float" office:value="12" calcext:value-type="float">
            <text:p>12</text:p>
          </table:table-cell>
          <table:table-cell table:formula="of:=[.G126] * [.H126] + [.I126]" office:value-type="float" office:value="420" calcext:value-type="float">
            <text:p>420</text:p>
          </table:table-cell>
          <table:table-cell table:formula="of:=LOWER(ORG.LIBREOFFICE.REGEX(ORG.LIBREOFFICE.REGEX(ORG.LIBREOFFICE.REGEX(ORG.LIBREOFFICE.REGEX(ORG.LIBREOFFICE.REGEX(ORG.LIBREOFFICE.REGEX(ORG.LIBREOFFICE.REGEX(COM.MICROSOFT.CONCAT([.D126]; &quot;_&quot;; [.C12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jyaratodus" calcext:value-type="string">
            <text:p>layered_jyaratodu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J127]*8+[.E127]" office:value-type="float" office:value="3364" calcext:value-type="float">
            <text:p>3364</text:p>
          </table:table-cell>
          <table:table-cell office:value-type="string" calcext:value-type="string">
            <text:p>"Tobi-Kadachi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C</text:p>
          </table:table-cell>
          <table:table-cell table:formula="of:=HEX2DEC(MID([.$F127]; FIND(&quot;+&quot;; [.$F127]) + 1; FIND(&quot;*&quot;; [.$F127]) - FIND(&quot;+&quot;; [.$F127]) - 1))" office:value-type="float" office:value="24" calcext:value-type="float">
            <text:p>24</text:p>
          </table:table-cell>
          <table:table-cell table:formula="of:=HEX2DEC(MID([.$F127]; FIND(&quot;*&quot;; [.$F127]) + 1; FIND(&quot;+&quot;; [.$F127]; 2) - FIND(&quot;*&quot;; [.$F127]) - 1))" office:value-type="float" office:value="17" calcext:value-type="float">
            <text:p>17</text:p>
          </table:table-cell>
          <table:table-cell table:formula="of:=HEX2DEC(RIGHT([.$F127]; LEN([.F127]) - FIND(&quot;+&quot;; [.F127]; 2)))" office:value-type="float" office:value="12" calcext:value-type="float">
            <text:p>12</text:p>
          </table:table-cell>
          <table:table-cell table:formula="of:=[.G127] * [.H127] + [.I127]" office:value-type="float" office:value="420" calcext:value-type="float">
            <text:p>420</text:p>
          </table:table-cell>
          <table:table-cell table:formula="of:=LOWER(ORG.LIBREOFFICE.REGEX(ORG.LIBREOFFICE.REGEX(ORG.LIBREOFFICE.REGEX(ORG.LIBREOFFICE.REGEX(ORG.LIBREOFFICE.REGEX(ORG.LIBREOFFICE.REGEX(ORG.LIBREOFFICE.REGEX(COM.MICROSOFT.CONCAT([.D127]; &quot;_&quot;; [.C12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obi_kadachi" calcext:value-type="string">
            <text:p>layered_tobi_kadachi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J128]*8+[.E128]" office:value-type="float" office:value="3365" calcext:value-type="float">
            <text:p>3365</text:p>
          </table:table-cell>
          <table:table-cell office:value-type="string" calcext:value-type="string">
            <text:p>"Paolumu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C</text:p>
          </table:table-cell>
          <table:table-cell table:formula="of:=HEX2DEC(MID([.$F128]; FIND(&quot;+&quot;; [.$F128]) + 1; FIND(&quot;*&quot;; [.$F128]) - FIND(&quot;+&quot;; [.$F128]) - 1))" office:value-type="float" office:value="24" calcext:value-type="float">
            <text:p>24</text:p>
          </table:table-cell>
          <table:table-cell table:formula="of:=HEX2DEC(MID([.$F128]; FIND(&quot;*&quot;; [.$F128]) + 1; FIND(&quot;+&quot;; [.$F128]; 2) - FIND(&quot;*&quot;; [.$F128]) - 1))" office:value-type="float" office:value="17" calcext:value-type="float">
            <text:p>17</text:p>
          </table:table-cell>
          <table:table-cell table:formula="of:=HEX2DEC(RIGHT([.$F128]; LEN([.F128]) - FIND(&quot;+&quot;; [.F128]; 2)))" office:value-type="float" office:value="12" calcext:value-type="float">
            <text:p>12</text:p>
          </table:table-cell>
          <table:table-cell table:formula="of:=[.G128] * [.H128] + [.I128]" office:value-type="float" office:value="420" calcext:value-type="float">
            <text:p>420</text:p>
          </table:table-cell>
          <table:table-cell table:formula="of:=LOWER(ORG.LIBREOFFICE.REGEX(ORG.LIBREOFFICE.REGEX(ORG.LIBREOFFICE.REGEX(ORG.LIBREOFFICE.REGEX(ORG.LIBREOFFICE.REGEX(ORG.LIBREOFFICE.REGEX(ORG.LIBREOFFICE.REGEX(COM.MICROSOFT.CONCAT([.D128]; &quot;_&quot;; [.C12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paolumu" calcext:value-type="string">
            <text:p>layered_paolumu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J129]*8+[.E129]" office:value-type="float" office:value="3366" calcext:value-type="float">
            <text:p>3366</text:p>
          </table:table-cell>
          <table:table-cell office:value-type="string" calcext:value-type="string">
            <text:p>"Rathian α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C</text:p>
          </table:table-cell>
          <table:table-cell table:formula="of:=HEX2DEC(MID([.$F129]; FIND(&quot;+&quot;; [.$F129]) + 1; FIND(&quot;*&quot;; [.$F129]) - FIND(&quot;+&quot;; [.$F129]) - 1))" office:value-type="float" office:value="24" calcext:value-type="float">
            <text:p>24</text:p>
          </table:table-cell>
          <table:table-cell table:formula="of:=HEX2DEC(MID([.$F129]; FIND(&quot;*&quot;; [.$F129]) + 1; FIND(&quot;+&quot;; [.$F129]; 2) - FIND(&quot;*&quot;; [.$F129]) - 1))" office:value-type="float" office:value="17" calcext:value-type="float">
            <text:p>17</text:p>
          </table:table-cell>
          <table:table-cell table:formula="of:=HEX2DEC(RIGHT([.$F129]; LEN([.F129]) - FIND(&quot;+&quot;; [.F129]; 2)))" office:value-type="float" office:value="12" calcext:value-type="float">
            <text:p>12</text:p>
          </table:table-cell>
          <table:table-cell table:formula="of:=[.G129] * [.H129] + [.I129]" office:value-type="float" office:value="420" calcext:value-type="float">
            <text:p>420</text:p>
          </table:table-cell>
          <table:table-cell table:formula="of:=LOWER(ORG.LIBREOFFICE.REGEX(ORG.LIBREOFFICE.REGEX(ORG.LIBREOFFICE.REGEX(ORG.LIBREOFFICE.REGEX(ORG.LIBREOFFICE.REGEX(ORG.LIBREOFFICE.REGEX(ORG.LIBREOFFICE.REGEX(COM.MICROSOFT.CONCAT([.D129]; &quot;_&quot;; [.C12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ian_alpha" calcext:value-type="string">
            <text:p>layered_rathian_alph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J130]*8+[.E130]" office:value-type="float" office:value="3367" calcext:value-type="float">
            <text:p>3367</text:p>
          </table:table-cell>
          <table:table-cell office:value-type="string" calcext:value-type="string">
            <text:p>"Rathian β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C</text:p>
          </table:table-cell>
          <table:table-cell table:formula="of:=HEX2DEC(MID([.$F130]; FIND(&quot;+&quot;; [.$F130]) + 1; FIND(&quot;*&quot;; [.$F130]) - FIND(&quot;+&quot;; [.$F130]) - 1))" office:value-type="float" office:value="24" calcext:value-type="float">
            <text:p>24</text:p>
          </table:table-cell>
          <table:table-cell table:formula="of:=HEX2DEC(MID([.$F130]; FIND(&quot;*&quot;; [.$F130]) + 1; FIND(&quot;+&quot;; [.$F130]; 2) - FIND(&quot;*&quot;; [.$F130]) - 1))" office:value-type="float" office:value="17" calcext:value-type="float">
            <text:p>17</text:p>
          </table:table-cell>
          <table:table-cell table:formula="of:=HEX2DEC(RIGHT([.$F130]; LEN([.F130]) - FIND(&quot;+&quot;; [.F130]; 2)))" office:value-type="float" office:value="12" calcext:value-type="float">
            <text:p>12</text:p>
          </table:table-cell>
          <table:table-cell table:formula="of:=[.G130] * [.H130] + [.I130]" office:value-type="float" office:value="420" calcext:value-type="float">
            <text:p>420</text:p>
          </table:table-cell>
          <table:table-cell table:formula="of:=LOWER(ORG.LIBREOFFICE.REGEX(ORG.LIBREOFFICE.REGEX(ORG.LIBREOFFICE.REGEX(ORG.LIBREOFFICE.REGEX(ORG.LIBREOFFICE.REGEX(ORG.LIBREOFFICE.REGEX(ORG.LIBREOFFICE.REGEX(COM.MICROSOFT.CONCAT([.D130]; &quot;_&quot;; [.C13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ian_beta" calcext:value-type="string">
            <text:p>layered_rathian_bet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J131]*8+[.E131]" office:value-type="float" office:value="3368" calcext:value-type="float">
            <text:p>3368</text:p>
          </table:table-cell>
          <table:table-cell office:value-type="string" calcext:value-type="string">
            <text:p>"Rath Heart α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D</text:p>
          </table:table-cell>
          <table:table-cell table:formula="of:=HEX2DEC(MID([.$F131]; FIND(&quot;+&quot;; [.$F131]) + 1; FIND(&quot;*&quot;; [.$F131]) - FIND(&quot;+&quot;; [.$F131]) - 1))" office:value-type="float" office:value="24" calcext:value-type="float">
            <text:p>24</text:p>
          </table:table-cell>
          <table:table-cell table:formula="of:=HEX2DEC(MID([.$F131]; FIND(&quot;*&quot;; [.$F131]) + 1; FIND(&quot;+&quot;; [.$F131]; 2) - FIND(&quot;*&quot;; [.$F131]) - 1))" office:value-type="float" office:value="17" calcext:value-type="float">
            <text:p>17</text:p>
          </table:table-cell>
          <table:table-cell table:formula="of:=HEX2DEC(RIGHT([.$F131]; LEN([.F131]) - FIND(&quot;+&quot;; [.F131]; 2)))" office:value-type="float" office:value="13" calcext:value-type="float">
            <text:p>13</text:p>
          </table:table-cell>
          <table:table-cell table:formula="of:=[.G131] * [.H131] + [.I131]" office:value-type="float" office:value="421" calcext:value-type="float">
            <text:p>421</text:p>
          </table:table-cell>
          <table:table-cell table:formula="of:=LOWER(ORG.LIBREOFFICE.REGEX(ORG.LIBREOFFICE.REGEX(ORG.LIBREOFFICE.REGEX(ORG.LIBREOFFICE.REGEX(ORG.LIBREOFFICE.REGEX(ORG.LIBREOFFICE.REGEX(ORG.LIBREOFFICE.REGEX(COM.MICROSOFT.CONCAT([.D131]; &quot;_&quot;; [.C13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_heart_alpha" calcext:value-type="string">
            <text:p>layered_rath_heart_alph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J132]*8+[.E132]" office:value-type="float" office:value="3369" calcext:value-type="float">
            <text:p>3369</text:p>
          </table:table-cell>
          <table:table-cell office:value-type="string" calcext:value-type="string">
            <text:p>"Rath Heart β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D</text:p>
          </table:table-cell>
          <table:table-cell table:formula="of:=HEX2DEC(MID([.$F132]; FIND(&quot;+&quot;; [.$F132]) + 1; FIND(&quot;*&quot;; [.$F132]) - FIND(&quot;+&quot;; [.$F132]) - 1))" office:value-type="float" office:value="24" calcext:value-type="float">
            <text:p>24</text:p>
          </table:table-cell>
          <table:table-cell table:formula="of:=HEX2DEC(MID([.$F132]; FIND(&quot;*&quot;; [.$F132]) + 1; FIND(&quot;+&quot;; [.$F132]; 2) - FIND(&quot;*&quot;; [.$F132]) - 1))" office:value-type="float" office:value="17" calcext:value-type="float">
            <text:p>17</text:p>
          </table:table-cell>
          <table:table-cell table:formula="of:=HEX2DEC(RIGHT([.$F132]; LEN([.F132]) - FIND(&quot;+&quot;; [.F132]; 2)))" office:value-type="float" office:value="13" calcext:value-type="float">
            <text:p>13</text:p>
          </table:table-cell>
          <table:table-cell table:formula="of:=[.G132] * [.H132] + [.I132]" office:value-type="float" office:value="421" calcext:value-type="float">
            <text:p>421</text:p>
          </table:table-cell>
          <table:table-cell table:formula="of:=LOWER(ORG.LIBREOFFICE.REGEX(ORG.LIBREOFFICE.REGEX(ORG.LIBREOFFICE.REGEX(ORG.LIBREOFFICE.REGEX(ORG.LIBREOFFICE.REGEX(ORG.LIBREOFFICE.REGEX(ORG.LIBREOFFICE.REGEX(COM.MICROSOFT.CONCAT([.D132]; &quot;_&quot;; [.C13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_heart_beta" calcext:value-type="string">
            <text:p>layered_rath_heart_bet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J133]*8+[.E133]" office:value-type="float" office:value="3370" calcext:value-type="float">
            <text:p>3370</text:p>
          </table:table-cell>
          <table:table-cell office:value-type="string" calcext:value-type="string">
            <text:p>"Radobaan α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D</text:p>
          </table:table-cell>
          <table:table-cell table:formula="of:=HEX2DEC(MID([.$F133]; FIND(&quot;+&quot;; [.$F133]) + 1; FIND(&quot;*&quot;; [.$F133]) - FIND(&quot;+&quot;; [.$F133]) - 1))" office:value-type="float" office:value="24" calcext:value-type="float">
            <text:p>24</text:p>
          </table:table-cell>
          <table:table-cell table:formula="of:=HEX2DEC(MID([.$F133]; FIND(&quot;*&quot;; [.$F133]) + 1; FIND(&quot;+&quot;; [.$F133]; 2) - FIND(&quot;*&quot;; [.$F133]) - 1))" office:value-type="float" office:value="17" calcext:value-type="float">
            <text:p>17</text:p>
          </table:table-cell>
          <table:table-cell table:formula="of:=HEX2DEC(RIGHT([.$F133]; LEN([.F133]) - FIND(&quot;+&quot;; [.F133]; 2)))" office:value-type="float" office:value="13" calcext:value-type="float">
            <text:p>13</text:p>
          </table:table-cell>
          <table:table-cell table:formula="of:=[.G133] * [.H133] + [.I133]" office:value-type="float" office:value="421" calcext:value-type="float">
            <text:p>421</text:p>
          </table:table-cell>
          <table:table-cell table:formula="of:=LOWER(ORG.LIBREOFFICE.REGEX(ORG.LIBREOFFICE.REGEX(ORG.LIBREOFFICE.REGEX(ORG.LIBREOFFICE.REGEX(ORG.LIBREOFFICE.REGEX(ORG.LIBREOFFICE.REGEX(ORG.LIBREOFFICE.REGEX(COM.MICROSOFT.CONCAT([.D133]; &quot;_&quot;; [.C13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dobaan_alpha" calcext:value-type="string">
            <text:p>layered_radobaan_alph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J134]*8+[.E134]" office:value-type="float" office:value="3371" calcext:value-type="float">
            <text:p>3371</text:p>
          </table:table-cell>
          <table:table-cell office:value-type="string" calcext:value-type="string">
            <text:p>"Radobaan β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D</text:p>
          </table:table-cell>
          <table:table-cell table:formula="of:=HEX2DEC(MID([.$F134]; FIND(&quot;+&quot;; [.$F134]) + 1; FIND(&quot;*&quot;; [.$F134]) - FIND(&quot;+&quot;; [.$F134]) - 1))" office:value-type="float" office:value="24" calcext:value-type="float">
            <text:p>24</text:p>
          </table:table-cell>
          <table:table-cell table:formula="of:=HEX2DEC(MID([.$F134]; FIND(&quot;*&quot;; [.$F134]) + 1; FIND(&quot;+&quot;; [.$F134]; 2) - FIND(&quot;*&quot;; [.$F134]) - 1))" office:value-type="float" office:value="17" calcext:value-type="float">
            <text:p>17</text:p>
          </table:table-cell>
          <table:table-cell table:formula="of:=HEX2DEC(RIGHT([.$F134]; LEN([.F134]) - FIND(&quot;+&quot;; [.F134]; 2)))" office:value-type="float" office:value="13" calcext:value-type="float">
            <text:p>13</text:p>
          </table:table-cell>
          <table:table-cell table:formula="of:=[.G134] * [.H134] + [.I134]" office:value-type="float" office:value="421" calcext:value-type="float">
            <text:p>421</text:p>
          </table:table-cell>
          <table:table-cell table:formula="of:=LOWER(ORG.LIBREOFFICE.REGEX(ORG.LIBREOFFICE.REGEX(ORG.LIBREOFFICE.REGEX(ORG.LIBREOFFICE.REGEX(ORG.LIBREOFFICE.REGEX(ORG.LIBREOFFICE.REGEX(ORG.LIBREOFFICE.REGEX(COM.MICROSOFT.CONCAT([.D134]; &quot;_&quot;; [.C13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dobaan_beta" calcext:value-type="string">
            <text:p>layered_radobaan_bet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J135]*8+[.E135]" office:value-type="float" office:value="3372" calcext:value-type="float">
            <text:p>3372</text:p>
          </table:table-cell>
          <table:table-cell office:value-type="string" calcext:value-type="string">
            <text:p>"Gastodon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D</text:p>
          </table:table-cell>
          <table:table-cell table:formula="of:=HEX2DEC(MID([.$F135]; FIND(&quot;+&quot;; [.$F135]) + 1; FIND(&quot;*&quot;; [.$F135]) - FIND(&quot;+&quot;; [.$F135]) - 1))" office:value-type="float" office:value="24" calcext:value-type="float">
            <text:p>24</text:p>
          </table:table-cell>
          <table:table-cell table:formula="of:=HEX2DEC(MID([.$F135]; FIND(&quot;*&quot;; [.$F135]) + 1; FIND(&quot;+&quot;; [.$F135]; 2) - FIND(&quot;*&quot;; [.$F135]) - 1))" office:value-type="float" office:value="17" calcext:value-type="float">
            <text:p>17</text:p>
          </table:table-cell>
          <table:table-cell table:formula="of:=HEX2DEC(RIGHT([.$F135]; LEN([.F135]) - FIND(&quot;+&quot;; [.F135]; 2)))" office:value-type="float" office:value="13" calcext:value-type="float">
            <text:p>13</text:p>
          </table:table-cell>
          <table:table-cell table:formula="of:=[.G135] * [.H135] + [.I135]" office:value-type="float" office:value="421" calcext:value-type="float">
            <text:p>421</text:p>
          </table:table-cell>
          <table:table-cell table:formula="of:=LOWER(ORG.LIBREOFFICE.REGEX(ORG.LIBREOFFICE.REGEX(ORG.LIBREOFFICE.REGEX(ORG.LIBREOFFICE.REGEX(ORG.LIBREOFFICE.REGEX(ORG.LIBREOFFICE.REGEX(ORG.LIBREOFFICE.REGEX(COM.MICROSOFT.CONCAT([.D135]; &quot;_&quot;; [.C13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astodon" calcext:value-type="string">
            <text:p>layered_gastod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J136]*8+[.E136]" office:value-type="float" office:value="3373" calcext:value-type="float">
            <text:p>3373</text:p>
          </table:table-cell>
          <table:table-cell office:value-type="string" calcext:value-type="string">
            <text:p>"Barnos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D</text:p>
          </table:table-cell>
          <table:table-cell table:formula="of:=HEX2DEC(MID([.$F136]; FIND(&quot;+&quot;; [.$F136]) + 1; FIND(&quot;*&quot;; [.$F136]) - FIND(&quot;+&quot;; [.$F136]) - 1))" office:value-type="float" office:value="24" calcext:value-type="float">
            <text:p>24</text:p>
          </table:table-cell>
          <table:table-cell table:formula="of:=HEX2DEC(MID([.$F136]; FIND(&quot;*&quot;; [.$F136]) + 1; FIND(&quot;+&quot;; [.$F136]; 2) - FIND(&quot;*&quot;; [.$F136]) - 1))" office:value-type="float" office:value="17" calcext:value-type="float">
            <text:p>17</text:p>
          </table:table-cell>
          <table:table-cell table:formula="of:=HEX2DEC(RIGHT([.$F136]; LEN([.F136]) - FIND(&quot;+&quot;; [.F136]; 2)))" office:value-type="float" office:value="13" calcext:value-type="float">
            <text:p>13</text:p>
          </table:table-cell>
          <table:table-cell table:formula="of:=[.G136] * [.H136] + [.I136]" office:value-type="float" office:value="421" calcext:value-type="float">
            <text:p>421</text:p>
          </table:table-cell>
          <table:table-cell table:formula="of:=LOWER(ORG.LIBREOFFICE.REGEX(ORG.LIBREOFFICE.REGEX(ORG.LIBREOFFICE.REGEX(ORG.LIBREOFFICE.REGEX(ORG.LIBREOFFICE.REGEX(ORG.LIBREOFFICE.REGEX(ORG.LIBREOFFICE.REGEX(COM.MICROSOFT.CONCAT([.D136]; &quot;_&quot;; [.C13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arnos" calcext:value-type="string">
            <text:p>layered_barno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J137]*8+[.E137]" office:value-type="float" office:value="3374" calcext:value-type="float">
            <text:p>3374</text:p>
          </table:table-cell>
          <table:table-cell office:value-type="string" calcext:value-type="string">
            <text:p>"Dodogama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D</text:p>
          </table:table-cell>
          <table:table-cell table:formula="of:=HEX2DEC(MID([.$F137]; FIND(&quot;+&quot;; [.$F137]) + 1; FIND(&quot;*&quot;; [.$F137]) - FIND(&quot;+&quot;; [.$F137]) - 1))" office:value-type="float" office:value="24" calcext:value-type="float">
            <text:p>24</text:p>
          </table:table-cell>
          <table:table-cell table:formula="of:=HEX2DEC(MID([.$F137]; FIND(&quot;*&quot;; [.$F137]) + 1; FIND(&quot;+&quot;; [.$F137]; 2) - FIND(&quot;*&quot;; [.$F137]) - 1))" office:value-type="float" office:value="17" calcext:value-type="float">
            <text:p>17</text:p>
          </table:table-cell>
          <table:table-cell table:formula="of:=HEX2DEC(RIGHT([.$F137]; LEN([.F137]) - FIND(&quot;+&quot;; [.F137]; 2)))" office:value-type="float" office:value="13" calcext:value-type="float">
            <text:p>13</text:p>
          </table:table-cell>
          <table:table-cell table:formula="of:=[.G137] * [.H137] + [.I137]" office:value-type="float" office:value="421" calcext:value-type="float">
            <text:p>421</text:p>
          </table:table-cell>
          <table:table-cell table:formula="of:=LOWER(ORG.LIBREOFFICE.REGEX(ORG.LIBREOFFICE.REGEX(ORG.LIBREOFFICE.REGEX(ORG.LIBREOFFICE.REGEX(ORG.LIBREOFFICE.REGEX(ORG.LIBREOFFICE.REGEX(ORG.LIBREOFFICE.REGEX(COM.MICROSOFT.CONCAT([.D137]; &quot;_&quot;; [.C13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odogama" calcext:value-type="string">
            <text:p>layered_dodogam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J138]*8+[.E138]" office:value-type="float" office:value="3375" calcext:value-type="float">
            <text:p>3375</text:p>
          </table:table-cell>
          <table:table-cell office:value-type="string" calcext:value-type="string">
            <text:p>"Zorah α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D</text:p>
          </table:table-cell>
          <table:table-cell table:formula="of:=HEX2DEC(MID([.$F138]; FIND(&quot;+&quot;; [.$F138]) + 1; FIND(&quot;*&quot;; [.$F138]) - FIND(&quot;+&quot;; [.$F138]) - 1))" office:value-type="float" office:value="24" calcext:value-type="float">
            <text:p>24</text:p>
          </table:table-cell>
          <table:table-cell table:formula="of:=HEX2DEC(MID([.$F138]; FIND(&quot;*&quot;; [.$F138]) + 1; FIND(&quot;+&quot;; [.$F138]; 2) - FIND(&quot;*&quot;; [.$F138]) - 1))" office:value-type="float" office:value="17" calcext:value-type="float">
            <text:p>17</text:p>
          </table:table-cell>
          <table:table-cell table:formula="of:=HEX2DEC(RIGHT([.$F138]; LEN([.F138]) - FIND(&quot;+&quot;; [.F138]; 2)))" office:value-type="float" office:value="13" calcext:value-type="float">
            <text:p>13</text:p>
          </table:table-cell>
          <table:table-cell table:formula="of:=[.G138] * [.H138] + [.I138]" office:value-type="float" office:value="421" calcext:value-type="float">
            <text:p>421</text:p>
          </table:table-cell>
          <table:table-cell table:formula="of:=LOWER(ORG.LIBREOFFICE.REGEX(ORG.LIBREOFFICE.REGEX(ORG.LIBREOFFICE.REGEX(ORG.LIBREOFFICE.REGEX(ORG.LIBREOFFICE.REGEX(ORG.LIBREOFFICE.REGEX(ORG.LIBREOFFICE.REGEX(COM.MICROSOFT.CONCAT([.D138]; &quot;_&quot;; [.C13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zorah_alpha" calcext:value-type="string">
            <text:p>layered_zorah_alph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J139]*8+[.E139]" office:value-type="float" office:value="3376" calcext:value-type="float">
            <text:p>3376</text:p>
          </table:table-cell>
          <table:table-cell office:value-type="string" calcext:value-type="string">
            <text:p>"Zorah β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E</text:p>
          </table:table-cell>
          <table:table-cell table:formula="of:=HEX2DEC(MID([.$F139]; FIND(&quot;+&quot;; [.$F139]) + 1; FIND(&quot;*&quot;; [.$F139]) - FIND(&quot;+&quot;; [.$F139]) - 1))" office:value-type="float" office:value="24" calcext:value-type="float">
            <text:p>24</text:p>
          </table:table-cell>
          <table:table-cell table:formula="of:=HEX2DEC(MID([.$F139]; FIND(&quot;*&quot;; [.$F139]) + 1; FIND(&quot;+&quot;; [.$F139]; 2) - FIND(&quot;*&quot;; [.$F139]) - 1))" office:value-type="float" office:value="17" calcext:value-type="float">
            <text:p>17</text:p>
          </table:table-cell>
          <table:table-cell table:formula="of:=HEX2DEC(RIGHT([.$F139]; LEN([.F139]) - FIND(&quot;+&quot;; [.F139]; 2)))" office:value-type="float" office:value="14" calcext:value-type="float">
            <text:p>14</text:p>
          </table:table-cell>
          <table:table-cell table:formula="of:=[.G139] * [.H139] + [.I139]" office:value-type="float" office:value="422" calcext:value-type="float">
            <text:p>422</text:p>
          </table:table-cell>
          <table:table-cell table:formula="of:=LOWER(ORG.LIBREOFFICE.REGEX(ORG.LIBREOFFICE.REGEX(ORG.LIBREOFFICE.REGEX(ORG.LIBREOFFICE.REGEX(ORG.LIBREOFFICE.REGEX(ORG.LIBREOFFICE.REGEX(ORG.LIBREOFFICE.REGEX(COM.MICROSOFT.CONCAT([.D139]; &quot;_&quot;; [.C13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zorah_beta" calcext:value-type="string">
            <text:p>layered_zorah_bet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J140]*8+[.E140]" office:value-type="float" office:value="3377" calcext:value-type="float">
            <text:p>3377</text:p>
          </table:table-cell>
          <table:table-cell office:value-type="string" calcext:value-type="string">
            <text:p>"Zorah γ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E</text:p>
          </table:table-cell>
          <table:table-cell table:formula="of:=HEX2DEC(MID([.$F140]; FIND(&quot;+&quot;; [.$F140]) + 1; FIND(&quot;*&quot;; [.$F140]) - FIND(&quot;+&quot;; [.$F140]) - 1))" office:value-type="float" office:value="24" calcext:value-type="float">
            <text:p>24</text:p>
          </table:table-cell>
          <table:table-cell table:formula="of:=HEX2DEC(MID([.$F140]; FIND(&quot;*&quot;; [.$F140]) + 1; FIND(&quot;+&quot;; [.$F140]; 2) - FIND(&quot;*&quot;; [.$F140]) - 1))" office:value-type="float" office:value="17" calcext:value-type="float">
            <text:p>17</text:p>
          </table:table-cell>
          <table:table-cell table:formula="of:=HEX2DEC(RIGHT([.$F140]; LEN([.F140]) - FIND(&quot;+&quot;; [.F140]; 2)))" office:value-type="float" office:value="14" calcext:value-type="float">
            <text:p>14</text:p>
          </table:table-cell>
          <table:table-cell table:formula="of:=[.G140] * [.H140] + [.I140]" office:value-type="float" office:value="422" calcext:value-type="float">
            <text:p>422</text:p>
          </table:table-cell>
          <table:table-cell table:formula="of:=LOWER(ORG.LIBREOFFICE.REGEX(ORG.LIBREOFFICE.REGEX(ORG.LIBREOFFICE.REGEX(ORG.LIBREOFFICE.REGEX(ORG.LIBREOFFICE.REGEX(ORG.LIBREOFFICE.REGEX(ORG.LIBREOFFICE.REGEX(COM.MICROSOFT.CONCAT([.D140]; &quot;_&quot;; [.C14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zorah_gamma" calcext:value-type="string">
            <text:p>layered_zorah_gamm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J141]*8+[.E141]" office:value-type="float" office:value="3378" calcext:value-type="float">
            <text:p>3378</text:p>
          </table:table-cell>
          <table:table-cell office:value-type="string" calcext:value-type="string">
            <text:p>"High Metal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E</text:p>
          </table:table-cell>
          <table:table-cell table:formula="of:=HEX2DEC(MID([.$F141]; FIND(&quot;+&quot;; [.$F141]) + 1; FIND(&quot;*&quot;; [.$F141]) - FIND(&quot;+&quot;; [.$F141]) - 1))" office:value-type="float" office:value="24" calcext:value-type="float">
            <text:p>24</text:p>
          </table:table-cell>
          <table:table-cell table:formula="of:=HEX2DEC(MID([.$F141]; FIND(&quot;*&quot;; [.$F141]) + 1; FIND(&quot;+&quot;; [.$F141]; 2) - FIND(&quot;*&quot;; [.$F141]) - 1))" office:value-type="float" office:value="17" calcext:value-type="float">
            <text:p>17</text:p>
          </table:table-cell>
          <table:table-cell table:formula="of:=HEX2DEC(RIGHT([.$F141]; LEN([.F141]) - FIND(&quot;+&quot;; [.F141]; 2)))" office:value-type="float" office:value="14" calcext:value-type="float">
            <text:p>14</text:p>
          </table:table-cell>
          <table:table-cell table:formula="of:=[.G141] * [.H141] + [.I141]" office:value-type="float" office:value="422" calcext:value-type="float">
            <text:p>422</text:p>
          </table:table-cell>
          <table:table-cell table:formula="of:=LOWER(ORG.LIBREOFFICE.REGEX(ORG.LIBREOFFICE.REGEX(ORG.LIBREOFFICE.REGEX(ORG.LIBREOFFICE.REGEX(ORG.LIBREOFFICE.REGEX(ORG.LIBREOFFICE.REGEX(ORG.LIBREOFFICE.REGEX(COM.MICROSOFT.CONCAT([.D141]; &quot;_&quot;; [.C14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high_metal" calcext:value-type="string">
            <text:p>layered_high_meta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J142]*8+[.E142]" office:value-type="float" office:value="3379" calcext:value-type="float">
            <text:p>3379</text:p>
          </table:table-cell>
          <table:table-cell office:value-type="string" calcext:value-type="string">
            <text:p>"Ingot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E</text:p>
          </table:table-cell>
          <table:table-cell table:formula="of:=HEX2DEC(MID([.$F142]; FIND(&quot;+&quot;; [.$F142]) + 1; FIND(&quot;*&quot;; [.$F142]) - FIND(&quot;+&quot;; [.$F142]) - 1))" office:value-type="float" office:value="24" calcext:value-type="float">
            <text:p>24</text:p>
          </table:table-cell>
          <table:table-cell table:formula="of:=HEX2DEC(MID([.$F142]; FIND(&quot;*&quot;; [.$F142]) + 1; FIND(&quot;+&quot;; [.$F142]; 2) - FIND(&quot;*&quot;; [.$F142]) - 1))" office:value-type="float" office:value="17" calcext:value-type="float">
            <text:p>17</text:p>
          </table:table-cell>
          <table:table-cell table:formula="of:=HEX2DEC(RIGHT([.$F142]; LEN([.F142]) - FIND(&quot;+&quot;; [.F142]; 2)))" office:value-type="float" office:value="14" calcext:value-type="float">
            <text:p>14</text:p>
          </table:table-cell>
          <table:table-cell table:formula="of:=[.G142] * [.H142] + [.I142]" office:value-type="float" office:value="422" calcext:value-type="float">
            <text:p>422</text:p>
          </table:table-cell>
          <table:table-cell table:formula="of:=LOWER(ORG.LIBREOFFICE.REGEX(ORG.LIBREOFFICE.REGEX(ORG.LIBREOFFICE.REGEX(ORG.LIBREOFFICE.REGEX(ORG.LIBREOFFICE.REGEX(ORG.LIBREOFFICE.REGEX(ORG.LIBREOFFICE.REGEX(COM.MICROSOFT.CONCAT([.D142]; &quot;_&quot;; [.C14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ingot" calcext:value-type="string">
            <text:p>layered_ingo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J143]*8+[.E143]" office:value-type="float" office:value="3380" calcext:value-type="float">
            <text:p>3380</text:p>
          </table:table-cell>
          <table:table-cell office:value-type="string" calcext:value-type="string">
            <text:p>"Lavasioth α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E</text:p>
          </table:table-cell>
          <table:table-cell table:formula="of:=HEX2DEC(MID([.$F143]; FIND(&quot;+&quot;; [.$F143]) + 1; FIND(&quot;*&quot;; [.$F143]) - FIND(&quot;+&quot;; [.$F143]) - 1))" office:value-type="float" office:value="24" calcext:value-type="float">
            <text:p>24</text:p>
          </table:table-cell>
          <table:table-cell table:formula="of:=HEX2DEC(MID([.$F143]; FIND(&quot;*&quot;; [.$F143]) + 1; FIND(&quot;+&quot;; [.$F143]; 2) - FIND(&quot;*&quot;; [.$F143]) - 1))" office:value-type="float" office:value="17" calcext:value-type="float">
            <text:p>17</text:p>
          </table:table-cell>
          <table:table-cell table:formula="of:=HEX2DEC(RIGHT([.$F143]; LEN([.F143]) - FIND(&quot;+&quot;; [.F143]; 2)))" office:value-type="float" office:value="14" calcext:value-type="float">
            <text:p>14</text:p>
          </table:table-cell>
          <table:table-cell table:formula="of:=[.G143] * [.H143] + [.I143]" office:value-type="float" office:value="422" calcext:value-type="float">
            <text:p>422</text:p>
          </table:table-cell>
          <table:table-cell table:formula="of:=LOWER(ORG.LIBREOFFICE.REGEX(ORG.LIBREOFFICE.REGEX(ORG.LIBREOFFICE.REGEX(ORG.LIBREOFFICE.REGEX(ORG.LIBREOFFICE.REGEX(ORG.LIBREOFFICE.REGEX(ORG.LIBREOFFICE.REGEX(COM.MICROSOFT.CONCAT([.D143]; &quot;_&quot;; [.C14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avasioth_alpha" calcext:value-type="string">
            <text:p>layered_lavasioth_alph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J144]*8+[.E144]" office:value-type="float" office:value="3381" calcext:value-type="float">
            <text:p>3381</text:p>
          </table:table-cell>
          <table:table-cell office:value-type="string" calcext:value-type="string">
            <text:p>"Lavasioth β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E</text:p>
          </table:table-cell>
          <table:table-cell table:formula="of:=HEX2DEC(MID([.$F144]; FIND(&quot;+&quot;; [.$F144]) + 1; FIND(&quot;*&quot;; [.$F144]) - FIND(&quot;+&quot;; [.$F144]) - 1))" office:value-type="float" office:value="24" calcext:value-type="float">
            <text:p>24</text:p>
          </table:table-cell>
          <table:table-cell table:formula="of:=HEX2DEC(MID([.$F144]; FIND(&quot;*&quot;; [.$F144]) + 1; FIND(&quot;+&quot;; [.$F144]; 2) - FIND(&quot;*&quot;; [.$F144]) - 1))" office:value-type="float" office:value="17" calcext:value-type="float">
            <text:p>17</text:p>
          </table:table-cell>
          <table:table-cell table:formula="of:=HEX2DEC(RIGHT([.$F144]; LEN([.F144]) - FIND(&quot;+&quot;; [.F144]; 2)))" office:value-type="float" office:value="14" calcext:value-type="float">
            <text:p>14</text:p>
          </table:table-cell>
          <table:table-cell table:formula="of:=[.G144] * [.H144] + [.I144]" office:value-type="float" office:value="422" calcext:value-type="float">
            <text:p>422</text:p>
          </table:table-cell>
          <table:table-cell table:formula="of:=LOWER(ORG.LIBREOFFICE.REGEX(ORG.LIBREOFFICE.REGEX(ORG.LIBREOFFICE.REGEX(ORG.LIBREOFFICE.REGEX(ORG.LIBREOFFICE.REGEX(ORG.LIBREOFFICE.REGEX(ORG.LIBREOFFICE.REGEX(COM.MICROSOFT.CONCAT([.D144]; &quot;_&quot;; [.C14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avasioth_beta" calcext:value-type="string">
            <text:p>layered_lavasioth_bet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J145]*8+[.E145]" office:value-type="float" office:value="3382" calcext:value-type="float">
            <text:p>3382</text:p>
          </table:table-cell>
          <table:table-cell office:value-type="string" calcext:value-type="string">
            <text:p>"Legiana α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E</text:p>
          </table:table-cell>
          <table:table-cell table:formula="of:=HEX2DEC(MID([.$F145]; FIND(&quot;+&quot;; [.$F145]) + 1; FIND(&quot;*&quot;; [.$F145]) - FIND(&quot;+&quot;; [.$F145]) - 1))" office:value-type="float" office:value="24" calcext:value-type="float">
            <text:p>24</text:p>
          </table:table-cell>
          <table:table-cell table:formula="of:=HEX2DEC(MID([.$F145]; FIND(&quot;*&quot;; [.$F145]) + 1; FIND(&quot;+&quot;; [.$F145]; 2) - FIND(&quot;*&quot;; [.$F145]) - 1))" office:value-type="float" office:value="17" calcext:value-type="float">
            <text:p>17</text:p>
          </table:table-cell>
          <table:table-cell table:formula="of:=HEX2DEC(RIGHT([.$F145]; LEN([.F145]) - FIND(&quot;+&quot;; [.F145]; 2)))" office:value-type="float" office:value="14" calcext:value-type="float">
            <text:p>14</text:p>
          </table:table-cell>
          <table:table-cell table:formula="of:=[.G145] * [.H145] + [.I145]" office:value-type="float" office:value="422" calcext:value-type="float">
            <text:p>422</text:p>
          </table:table-cell>
          <table:table-cell table:formula="of:=LOWER(ORG.LIBREOFFICE.REGEX(ORG.LIBREOFFICE.REGEX(ORG.LIBREOFFICE.REGEX(ORG.LIBREOFFICE.REGEX(ORG.LIBREOFFICE.REGEX(ORG.LIBREOFFICE.REGEX(ORG.LIBREOFFICE.REGEX(COM.MICROSOFT.CONCAT([.D145]; &quot;_&quot;; [.C14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egiana_alpha" calcext:value-type="string">
            <text:p>layered_legiana_alph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J146]*8+[.E146]" office:value-type="float" office:value="3383" calcext:value-type="float">
            <text:p>3383</text:p>
          </table:table-cell>
          <table:table-cell office:value-type="string" calcext:value-type="string">
            <text:p>"Legiana β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E</text:p>
          </table:table-cell>
          <table:table-cell table:formula="of:=HEX2DEC(MID([.$F146]; FIND(&quot;+&quot;; [.$F146]) + 1; FIND(&quot;*&quot;; [.$F146]) - FIND(&quot;+&quot;; [.$F146]) - 1))" office:value-type="float" office:value="24" calcext:value-type="float">
            <text:p>24</text:p>
          </table:table-cell>
          <table:table-cell table:formula="of:=HEX2DEC(MID([.$F146]; FIND(&quot;*&quot;; [.$F146]) + 1; FIND(&quot;+&quot;; [.$F146]; 2) - FIND(&quot;*&quot;; [.$F146]) - 1))" office:value-type="float" office:value="17" calcext:value-type="float">
            <text:p>17</text:p>
          </table:table-cell>
          <table:table-cell table:formula="of:=HEX2DEC(RIGHT([.$F146]; LEN([.F146]) - FIND(&quot;+&quot;; [.F146]; 2)))" office:value-type="float" office:value="14" calcext:value-type="float">
            <text:p>14</text:p>
          </table:table-cell>
          <table:table-cell table:formula="of:=[.G146] * [.H146] + [.I146]" office:value-type="float" office:value="422" calcext:value-type="float">
            <text:p>422</text:p>
          </table:table-cell>
          <table:table-cell table:formula="of:=LOWER(ORG.LIBREOFFICE.REGEX(ORG.LIBREOFFICE.REGEX(ORG.LIBREOFFICE.REGEX(ORG.LIBREOFFICE.REGEX(ORG.LIBREOFFICE.REGEX(ORG.LIBREOFFICE.REGEX(ORG.LIBREOFFICE.REGEX(COM.MICROSOFT.CONCAT([.D146]; &quot;_&quot;; [.C14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egiana_beta" calcext:value-type="string">
            <text:p>layered_legiana_bet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J147]*8+[.E147]" office:value-type="float" office:value="3384" calcext:value-type="float">
            <text:p>3384</text:p>
          </table:table-cell>
          <table:table-cell office:value-type="string" calcext:value-type="string">
            <text:p>"Odogaron α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F</text:p>
          </table:table-cell>
          <table:table-cell table:formula="of:=HEX2DEC(MID([.$F147]; FIND(&quot;+&quot;; [.$F147]) + 1; FIND(&quot;*&quot;; [.$F147]) - FIND(&quot;+&quot;; [.$F147]) - 1))" office:value-type="float" office:value="24" calcext:value-type="float">
            <text:p>24</text:p>
          </table:table-cell>
          <table:table-cell table:formula="of:=HEX2DEC(MID([.$F147]; FIND(&quot;*&quot;; [.$F147]) + 1; FIND(&quot;+&quot;; [.$F147]; 2) - FIND(&quot;*&quot;; [.$F147]) - 1))" office:value-type="float" office:value="17" calcext:value-type="float">
            <text:p>17</text:p>
          </table:table-cell>
          <table:table-cell table:formula="of:=HEX2DEC(RIGHT([.$F147]; LEN([.F147]) - FIND(&quot;+&quot;; [.F147]; 2)))" office:value-type="float" office:value="15" calcext:value-type="float">
            <text:p>15</text:p>
          </table:table-cell>
          <table:table-cell table:formula="of:=[.G147] * [.H147] + [.I147]" office:value-type="float" office:value="423" calcext:value-type="float">
            <text:p>423</text:p>
          </table:table-cell>
          <table:table-cell table:formula="of:=LOWER(ORG.LIBREOFFICE.REGEX(ORG.LIBREOFFICE.REGEX(ORG.LIBREOFFICE.REGEX(ORG.LIBREOFFICE.REGEX(ORG.LIBREOFFICE.REGEX(ORG.LIBREOFFICE.REGEX(ORG.LIBREOFFICE.REGEX(COM.MICROSOFT.CONCAT([.D147]; &quot;_&quot;; [.C14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odogaron_alpha" calcext:value-type="string">
            <text:p>layered_odogaron_alph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J148]*8+[.E148]" office:value-type="float" office:value="3385" calcext:value-type="float">
            <text:p>3385</text:p>
          </table:table-cell>
          <table:table-cell office:value-type="string" calcext:value-type="string">
            <text:p>"Odogaron β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F</text:p>
          </table:table-cell>
          <table:table-cell table:formula="of:=HEX2DEC(MID([.$F148]; FIND(&quot;+&quot;; [.$F148]) + 1; FIND(&quot;*&quot;; [.$F148]) - FIND(&quot;+&quot;; [.$F148]) - 1))" office:value-type="float" office:value="24" calcext:value-type="float">
            <text:p>24</text:p>
          </table:table-cell>
          <table:table-cell table:formula="of:=HEX2DEC(MID([.$F148]; FIND(&quot;*&quot;; [.$F148]) + 1; FIND(&quot;+&quot;; [.$F148]; 2) - FIND(&quot;*&quot;; [.$F148]) - 1))" office:value-type="float" office:value="17" calcext:value-type="float">
            <text:p>17</text:p>
          </table:table-cell>
          <table:table-cell table:formula="of:=HEX2DEC(RIGHT([.$F148]; LEN([.F148]) - FIND(&quot;+&quot;; [.F148]; 2)))" office:value-type="float" office:value="15" calcext:value-type="float">
            <text:p>15</text:p>
          </table:table-cell>
          <table:table-cell table:formula="of:=[.G148] * [.H148] + [.I148]" office:value-type="float" office:value="423" calcext:value-type="float">
            <text:p>423</text:p>
          </table:table-cell>
          <table:table-cell table:formula="of:=LOWER(ORG.LIBREOFFICE.REGEX(ORG.LIBREOFFICE.REGEX(ORG.LIBREOFFICE.REGEX(ORG.LIBREOFFICE.REGEX(ORG.LIBREOFFICE.REGEX(ORG.LIBREOFFICE.REGEX(ORG.LIBREOFFICE.REGEX(COM.MICROSOFT.CONCAT([.D148]; &quot;_&quot;; [.C14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odogaron_beta" calcext:value-type="string">
            <text:p>layered_odogaron_bet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J149]*8+[.E149]" office:value-type="float" office:value="3386" calcext:value-type="float">
            <text:p>3386</text:p>
          </table:table-cell>
          <table:table-cell office:value-type="string" calcext:value-type="string">
            <text:p>"Rathalos α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F</text:p>
          </table:table-cell>
          <table:table-cell table:formula="of:=HEX2DEC(MID([.$F149]; FIND(&quot;+&quot;; [.$F149]) + 1; FIND(&quot;*&quot;; [.$F149]) - FIND(&quot;+&quot;; [.$F149]) - 1))" office:value-type="float" office:value="24" calcext:value-type="float">
            <text:p>24</text:p>
          </table:table-cell>
          <table:table-cell table:formula="of:=HEX2DEC(MID([.$F149]; FIND(&quot;*&quot;; [.$F149]) + 1; FIND(&quot;+&quot;; [.$F149]; 2) - FIND(&quot;*&quot;; [.$F149]) - 1))" office:value-type="float" office:value="17" calcext:value-type="float">
            <text:p>17</text:p>
          </table:table-cell>
          <table:table-cell table:formula="of:=HEX2DEC(RIGHT([.$F149]; LEN([.F149]) - FIND(&quot;+&quot;; [.F149]; 2)))" office:value-type="float" office:value="15" calcext:value-type="float">
            <text:p>15</text:p>
          </table:table-cell>
          <table:table-cell table:formula="of:=[.G149] * [.H149] + [.I149]" office:value-type="float" office:value="423" calcext:value-type="float">
            <text:p>423</text:p>
          </table:table-cell>
          <table:table-cell table:formula="of:=LOWER(ORG.LIBREOFFICE.REGEX(ORG.LIBREOFFICE.REGEX(ORG.LIBREOFFICE.REGEX(ORG.LIBREOFFICE.REGEX(ORG.LIBREOFFICE.REGEX(ORG.LIBREOFFICE.REGEX(ORG.LIBREOFFICE.REGEX(COM.MICROSOFT.CONCAT([.D149]; &quot;_&quot;; [.C14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alos_alpha" calcext:value-type="string">
            <text:p>layered_rathalos_alph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J150]*8+[.E150]" office:value-type="float" office:value="3387" calcext:value-type="float">
            <text:p>3387</text:p>
          </table:table-cell>
          <table:table-cell office:value-type="string" calcext:value-type="string">
            <text:p>"Rathalos β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F</text:p>
          </table:table-cell>
          <table:table-cell table:formula="of:=HEX2DEC(MID([.$F150]; FIND(&quot;+&quot;; [.$F150]) + 1; FIND(&quot;*&quot;; [.$F150]) - FIND(&quot;+&quot;; [.$F150]) - 1))" office:value-type="float" office:value="24" calcext:value-type="float">
            <text:p>24</text:p>
          </table:table-cell>
          <table:table-cell table:formula="of:=HEX2DEC(MID([.$F150]; FIND(&quot;*&quot;; [.$F150]) + 1; FIND(&quot;+&quot;; [.$F150]; 2) - FIND(&quot;*&quot;; [.$F150]) - 1))" office:value-type="float" office:value="17" calcext:value-type="float">
            <text:p>17</text:p>
          </table:table-cell>
          <table:table-cell table:formula="of:=HEX2DEC(RIGHT([.$F150]; LEN([.F150]) - FIND(&quot;+&quot;; [.F150]; 2)))" office:value-type="float" office:value="15" calcext:value-type="float">
            <text:p>15</text:p>
          </table:table-cell>
          <table:table-cell table:formula="of:=[.G150] * [.H150] + [.I150]" office:value-type="float" office:value="423" calcext:value-type="float">
            <text:p>423</text:p>
          </table:table-cell>
          <table:table-cell table:formula="of:=LOWER(ORG.LIBREOFFICE.REGEX(ORG.LIBREOFFICE.REGEX(ORG.LIBREOFFICE.REGEX(ORG.LIBREOFFICE.REGEX(ORG.LIBREOFFICE.REGEX(ORG.LIBREOFFICE.REGEX(ORG.LIBREOFFICE.REGEX(COM.MICROSOFT.CONCAT([.D150]; &quot;_&quot;; [.C15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alos_beta" calcext:value-type="string">
            <text:p>layered_rathalos_bet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J151]*8+[.E151]" office:value-type="float" office:value="3388" calcext:value-type="float">
            <text:p>3388</text:p>
          </table:table-cell>
          <table:table-cell office:value-type="string" calcext:value-type="string">
            <text:p>"Rath Soul α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F</text:p>
          </table:table-cell>
          <table:table-cell table:formula="of:=HEX2DEC(MID([.$F151]; FIND(&quot;+&quot;; [.$F151]) + 1; FIND(&quot;*&quot;; [.$F151]) - FIND(&quot;+&quot;; [.$F151]) - 1))" office:value-type="float" office:value="24" calcext:value-type="float">
            <text:p>24</text:p>
          </table:table-cell>
          <table:table-cell table:formula="of:=HEX2DEC(MID([.$F151]; FIND(&quot;*&quot;; [.$F151]) + 1; FIND(&quot;+&quot;; [.$F151]; 2) - FIND(&quot;*&quot;; [.$F151]) - 1))" office:value-type="float" office:value="17" calcext:value-type="float">
            <text:p>17</text:p>
          </table:table-cell>
          <table:table-cell table:formula="of:=HEX2DEC(RIGHT([.$F151]; LEN([.F151]) - FIND(&quot;+&quot;; [.F151]; 2)))" office:value-type="float" office:value="15" calcext:value-type="float">
            <text:p>15</text:p>
          </table:table-cell>
          <table:table-cell table:formula="of:=[.G151] * [.H151] + [.I151]" office:value-type="float" office:value="423" calcext:value-type="float">
            <text:p>423</text:p>
          </table:table-cell>
          <table:table-cell table:formula="of:=LOWER(ORG.LIBREOFFICE.REGEX(ORG.LIBREOFFICE.REGEX(ORG.LIBREOFFICE.REGEX(ORG.LIBREOFFICE.REGEX(ORG.LIBREOFFICE.REGEX(ORG.LIBREOFFICE.REGEX(ORG.LIBREOFFICE.REGEX(COM.MICROSOFT.CONCAT([.D151]; &quot;_&quot;; [.C15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_soul_alpha" calcext:value-type="string">
            <text:p>layered_rath_soul_alph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J152]*8+[.E152]" office:value-type="float" office:value="3389" calcext:value-type="float">
            <text:p>3389</text:p>
          </table:table-cell>
          <table:table-cell office:value-type="string" calcext:value-type="string">
            <text:p>"Rath Soul β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F</text:p>
          </table:table-cell>
          <table:table-cell table:formula="of:=HEX2DEC(MID([.$F152]; FIND(&quot;+&quot;; [.$F152]) + 1; FIND(&quot;*&quot;; [.$F152]) - FIND(&quot;+&quot;; [.$F152]) - 1))" office:value-type="float" office:value="24" calcext:value-type="float">
            <text:p>24</text:p>
          </table:table-cell>
          <table:table-cell table:formula="of:=HEX2DEC(MID([.$F152]; FIND(&quot;*&quot;; [.$F152]) + 1; FIND(&quot;+&quot;; [.$F152]; 2) - FIND(&quot;*&quot;; [.$F152]) - 1))" office:value-type="float" office:value="17" calcext:value-type="float">
            <text:p>17</text:p>
          </table:table-cell>
          <table:table-cell table:formula="of:=HEX2DEC(RIGHT([.$F152]; LEN([.F152]) - FIND(&quot;+&quot;; [.F152]; 2)))" office:value-type="float" office:value="15" calcext:value-type="float">
            <text:p>15</text:p>
          </table:table-cell>
          <table:table-cell table:formula="of:=[.G152] * [.H152] + [.I152]" office:value-type="float" office:value="423" calcext:value-type="float">
            <text:p>423</text:p>
          </table:table-cell>
          <table:table-cell table:formula="of:=LOWER(ORG.LIBREOFFICE.REGEX(ORG.LIBREOFFICE.REGEX(ORG.LIBREOFFICE.REGEX(ORG.LIBREOFFICE.REGEX(ORG.LIBREOFFICE.REGEX(ORG.LIBREOFFICE.REGEX(ORG.LIBREOFFICE.REGEX(COM.MICROSOFT.CONCAT([.D152]; &quot;_&quot;; [.C15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_soul_beta" calcext:value-type="string">
            <text:p>layered_rath_soul_bet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J153]*8+[.E153]" office:value-type="float" office:value="3390" calcext:value-type="float">
            <text:p>3390</text:p>
          </table:table-cell>
          <table:table-cell office:value-type="string" calcext:value-type="string">
            <text:p>"Diablos α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F</text:p>
          </table:table-cell>
          <table:table-cell table:formula="of:=HEX2DEC(MID([.$F153]; FIND(&quot;+&quot;; [.$F153]) + 1; FIND(&quot;*&quot;; [.$F153]) - FIND(&quot;+&quot;; [.$F153]) - 1))" office:value-type="float" office:value="24" calcext:value-type="float">
            <text:p>24</text:p>
          </table:table-cell>
          <table:table-cell table:formula="of:=HEX2DEC(MID([.$F153]; FIND(&quot;*&quot;; [.$F153]) + 1; FIND(&quot;+&quot;; [.$F153]; 2) - FIND(&quot;*&quot;; [.$F153]) - 1))" office:value-type="float" office:value="17" calcext:value-type="float">
            <text:p>17</text:p>
          </table:table-cell>
          <table:table-cell table:formula="of:=HEX2DEC(RIGHT([.$F153]; LEN([.F153]) - FIND(&quot;+&quot;; [.F153]; 2)))" office:value-type="float" office:value="15" calcext:value-type="float">
            <text:p>15</text:p>
          </table:table-cell>
          <table:table-cell table:formula="of:=[.G153] * [.H153] + [.I153]" office:value-type="float" office:value="423" calcext:value-type="float">
            <text:p>423</text:p>
          </table:table-cell>
          <table:table-cell table:formula="of:=LOWER(ORG.LIBREOFFICE.REGEX(ORG.LIBREOFFICE.REGEX(ORG.LIBREOFFICE.REGEX(ORG.LIBREOFFICE.REGEX(ORG.LIBREOFFICE.REGEX(ORG.LIBREOFFICE.REGEX(ORG.LIBREOFFICE.REGEX(COM.MICROSOFT.CONCAT([.D153]; &quot;_&quot;; [.C15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iablos_alpha" calcext:value-type="string">
            <text:p>layered_diablos_alph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J154]*8+[.E154]" office:value-type="float" office:value="3391" calcext:value-type="float">
            <text:p>3391</text:p>
          </table:table-cell>
          <table:table-cell office:value-type="string" calcext:value-type="string">
            <text:p>"Diablos β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F</text:p>
          </table:table-cell>
          <table:table-cell table:formula="of:=HEX2DEC(MID([.$F154]; FIND(&quot;+&quot;; [.$F154]) + 1; FIND(&quot;*&quot;; [.$F154]) - FIND(&quot;+&quot;; [.$F154]) - 1))" office:value-type="float" office:value="24" calcext:value-type="float">
            <text:p>24</text:p>
          </table:table-cell>
          <table:table-cell table:formula="of:=HEX2DEC(MID([.$F154]; FIND(&quot;*&quot;; [.$F154]) + 1; FIND(&quot;+&quot;; [.$F154]; 2) - FIND(&quot;*&quot;; [.$F154]) - 1))" office:value-type="float" office:value="17" calcext:value-type="float">
            <text:p>17</text:p>
          </table:table-cell>
          <table:table-cell table:formula="of:=HEX2DEC(RIGHT([.$F154]; LEN([.F154]) - FIND(&quot;+&quot;; [.F154]; 2)))" office:value-type="float" office:value="15" calcext:value-type="float">
            <text:p>15</text:p>
          </table:table-cell>
          <table:table-cell table:formula="of:=[.G154] * [.H154] + [.I154]" office:value-type="float" office:value="423" calcext:value-type="float">
            <text:p>423</text:p>
          </table:table-cell>
          <table:table-cell table:formula="of:=LOWER(ORG.LIBREOFFICE.REGEX(ORG.LIBREOFFICE.REGEX(ORG.LIBREOFFICE.REGEX(ORG.LIBREOFFICE.REGEX(ORG.LIBREOFFICE.REGEX(ORG.LIBREOFFICE.REGEX(ORG.LIBREOFFICE.REGEX(COM.MICROSOFT.CONCAT([.D154]; &quot;_&quot;; [.C15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iablos_beta" calcext:value-type="string">
            <text:p>layered_diablos_bet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J155]*8+[.E155]" office:value-type="float" office:value="3392" calcext:value-type="float">
            <text:p>3392</text:p>
          </table:table-cell>
          <table:table-cell office:value-type="string" calcext:value-type="string">
            <text:p>"Diablos Nero α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10</text:p>
          </table:table-cell>
          <table:table-cell table:formula="of:=HEX2DEC(MID([.$F155]; FIND(&quot;+&quot;; [.$F155]) + 1; FIND(&quot;*&quot;; [.$F155]) - FIND(&quot;+&quot;; [.$F155]) - 1))" office:value-type="float" office:value="24" calcext:value-type="float">
            <text:p>24</text:p>
          </table:table-cell>
          <table:table-cell table:formula="of:=HEX2DEC(MID([.$F155]; FIND(&quot;*&quot;; [.$F155]) + 1; FIND(&quot;+&quot;; [.$F155]; 2) - FIND(&quot;*&quot;; [.$F155]) - 1))" office:value-type="float" office:value="17" calcext:value-type="float">
            <text:p>17</text:p>
          </table:table-cell>
          <table:table-cell table:formula="of:=HEX2DEC(RIGHT([.$F155]; LEN([.F155]) - FIND(&quot;+&quot;; [.F155]; 2)))" office:value-type="float" office:value="16" calcext:value-type="float">
            <text:p>16</text:p>
          </table:table-cell>
          <table:table-cell table:formula="of:=[.G155] * [.H155] + [.I155]" office:value-type="float" office:value="424" calcext:value-type="float">
            <text:p>424</text:p>
          </table:table-cell>
          <table:table-cell table:formula="of:=LOWER(ORG.LIBREOFFICE.REGEX(ORG.LIBREOFFICE.REGEX(ORG.LIBREOFFICE.REGEX(ORG.LIBREOFFICE.REGEX(ORG.LIBREOFFICE.REGEX(ORG.LIBREOFFICE.REGEX(ORG.LIBREOFFICE.REGEX(COM.MICROSOFT.CONCAT([.D155]; &quot;_&quot;; [.C15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iablos_nero_alpha" calcext:value-type="string">
            <text:p>layered_diablos_nero_alph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J156]*8+[.E156]" office:value-type="float" office:value="3393" calcext:value-type="float">
            <text:p>3393</text:p>
          </table:table-cell>
          <table:table-cell office:value-type="string" calcext:value-type="string">
            <text:p>"Diablos Nero β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10</text:p>
          </table:table-cell>
          <table:table-cell table:formula="of:=HEX2DEC(MID([.$F156]; FIND(&quot;+&quot;; [.$F156]) + 1; FIND(&quot;*&quot;; [.$F156]) - FIND(&quot;+&quot;; [.$F156]) - 1))" office:value-type="float" office:value="24" calcext:value-type="float">
            <text:p>24</text:p>
          </table:table-cell>
          <table:table-cell table:formula="of:=HEX2DEC(MID([.$F156]; FIND(&quot;*&quot;; [.$F156]) + 1; FIND(&quot;+&quot;; [.$F156]; 2) - FIND(&quot;*&quot;; [.$F156]) - 1))" office:value-type="float" office:value="17" calcext:value-type="float">
            <text:p>17</text:p>
          </table:table-cell>
          <table:table-cell table:formula="of:=HEX2DEC(RIGHT([.$F156]; LEN([.F156]) - FIND(&quot;+&quot;; [.F156]; 2)))" office:value-type="float" office:value="16" calcext:value-type="float">
            <text:p>16</text:p>
          </table:table-cell>
          <table:table-cell table:formula="of:=[.G156] * [.H156] + [.I156]" office:value-type="float" office:value="424" calcext:value-type="float">
            <text:p>424</text:p>
          </table:table-cell>
          <table:table-cell table:formula="of:=LOWER(ORG.LIBREOFFICE.REGEX(ORG.LIBREOFFICE.REGEX(ORG.LIBREOFFICE.REGEX(ORG.LIBREOFFICE.REGEX(ORG.LIBREOFFICE.REGEX(ORG.LIBREOFFICE.REGEX(ORG.LIBREOFFICE.REGEX(COM.MICROSOFT.CONCAT([.D156]; &quot;_&quot;; [.C15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iablos_nero_beta" calcext:value-type="string">
            <text:p>layered_diablos_nero_bet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J157]*8+[.E157]" office:value-type="float" office:value="3394" calcext:value-type="float">
            <text:p>3394</text:p>
          </table:table-cell>
          <table:table-cell office:value-type="string" calcext:value-type="string">
            <text:p>"Uragaan α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10</text:p>
          </table:table-cell>
          <table:table-cell table:formula="of:=HEX2DEC(MID([.$F157]; FIND(&quot;+&quot;; [.$F157]) + 1; FIND(&quot;*&quot;; [.$F157]) - FIND(&quot;+&quot;; [.$F157]) - 1))" office:value-type="float" office:value="24" calcext:value-type="float">
            <text:p>24</text:p>
          </table:table-cell>
          <table:table-cell table:formula="of:=HEX2DEC(MID([.$F157]; FIND(&quot;*&quot;; [.$F157]) + 1; FIND(&quot;+&quot;; [.$F157]; 2) - FIND(&quot;*&quot;; [.$F157]) - 1))" office:value-type="float" office:value="17" calcext:value-type="float">
            <text:p>17</text:p>
          </table:table-cell>
          <table:table-cell table:formula="of:=HEX2DEC(RIGHT([.$F157]; LEN([.F157]) - FIND(&quot;+&quot;; [.F157]; 2)))" office:value-type="float" office:value="16" calcext:value-type="float">
            <text:p>16</text:p>
          </table:table-cell>
          <table:table-cell table:formula="of:=[.G157] * [.H157] + [.I157]" office:value-type="float" office:value="424" calcext:value-type="float">
            <text:p>424</text:p>
          </table:table-cell>
          <table:table-cell table:formula="of:=LOWER(ORG.LIBREOFFICE.REGEX(ORG.LIBREOFFICE.REGEX(ORG.LIBREOFFICE.REGEX(ORG.LIBREOFFICE.REGEX(ORG.LIBREOFFICE.REGEX(ORG.LIBREOFFICE.REGEX(ORG.LIBREOFFICE.REGEX(COM.MICROSOFT.CONCAT([.D157]; &quot;_&quot;; [.C15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uragaan_alpha" calcext:value-type="string">
            <text:p>layered_uragaan_alph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J158]*8+[.E158]" office:value-type="float" office:value="3395" calcext:value-type="float">
            <text:p>3395</text:p>
          </table:table-cell>
          <table:table-cell office:value-type="string" calcext:value-type="string">
            <text:p>"Uragaan β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10</text:p>
          </table:table-cell>
          <table:table-cell table:formula="of:=HEX2DEC(MID([.$F158]; FIND(&quot;+&quot;; [.$F158]) + 1; FIND(&quot;*&quot;; [.$F158]) - FIND(&quot;+&quot;; [.$F158]) - 1))" office:value-type="float" office:value="24" calcext:value-type="float">
            <text:p>24</text:p>
          </table:table-cell>
          <table:table-cell table:formula="of:=HEX2DEC(MID([.$F158]; FIND(&quot;*&quot;; [.$F158]) + 1; FIND(&quot;+&quot;; [.$F158]; 2) - FIND(&quot;*&quot;; [.$F158]) - 1))" office:value-type="float" office:value="17" calcext:value-type="float">
            <text:p>17</text:p>
          </table:table-cell>
          <table:table-cell table:formula="of:=HEX2DEC(RIGHT([.$F158]; LEN([.F158]) - FIND(&quot;+&quot;; [.F158]; 2)))" office:value-type="float" office:value="16" calcext:value-type="float">
            <text:p>16</text:p>
          </table:table-cell>
          <table:table-cell table:formula="of:=[.G158] * [.H158] + [.I158]" office:value-type="float" office:value="424" calcext:value-type="float">
            <text:p>424</text:p>
          </table:table-cell>
          <table:table-cell table:formula="of:=LOWER(ORG.LIBREOFFICE.REGEX(ORG.LIBREOFFICE.REGEX(ORG.LIBREOFFICE.REGEX(ORG.LIBREOFFICE.REGEX(ORG.LIBREOFFICE.REGEX(ORG.LIBREOFFICE.REGEX(ORG.LIBREOFFICE.REGEX(COM.MICROSOFT.CONCAT([.D158]; &quot;_&quot;; [.C15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uragaan_beta" calcext:value-type="string">
            <text:p>layered_uragaan_bet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J159]*8+[.E159]" office:value-type="float" office:value="3396" calcext:value-type="float">
            <text:p>3396</text:p>
          </table:table-cell>
          <table:table-cell office:value-type="string" calcext:value-type="string">
            <text:p>"Bazelguese α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10</text:p>
          </table:table-cell>
          <table:table-cell table:formula="of:=HEX2DEC(MID([.$F159]; FIND(&quot;+&quot;; [.$F159]) + 1; FIND(&quot;*&quot;; [.$F159]) - FIND(&quot;+&quot;; [.$F159]) - 1))" office:value-type="float" office:value="24" calcext:value-type="float">
            <text:p>24</text:p>
          </table:table-cell>
          <table:table-cell table:formula="of:=HEX2DEC(MID([.$F159]; FIND(&quot;*&quot;; [.$F159]) + 1; FIND(&quot;+&quot;; [.$F159]; 2) - FIND(&quot;*&quot;; [.$F159]) - 1))" office:value-type="float" office:value="17" calcext:value-type="float">
            <text:p>17</text:p>
          </table:table-cell>
          <table:table-cell table:formula="of:=HEX2DEC(RIGHT([.$F159]; LEN([.F159]) - FIND(&quot;+&quot;; [.F159]; 2)))" office:value-type="float" office:value="16" calcext:value-type="float">
            <text:p>16</text:p>
          </table:table-cell>
          <table:table-cell table:formula="of:=[.G159] * [.H159] + [.I159]" office:value-type="float" office:value="424" calcext:value-type="float">
            <text:p>424</text:p>
          </table:table-cell>
          <table:table-cell table:formula="of:=LOWER(ORG.LIBREOFFICE.REGEX(ORG.LIBREOFFICE.REGEX(ORG.LIBREOFFICE.REGEX(ORG.LIBREOFFICE.REGEX(ORG.LIBREOFFICE.REGEX(ORG.LIBREOFFICE.REGEX(ORG.LIBREOFFICE.REGEX(COM.MICROSOFT.CONCAT([.D159]; &quot;_&quot;; [.C15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azelguese_alpha" calcext:value-type="string">
            <text:p>layered_bazelguese_alph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J160]*8+[.E160]" office:value-type="float" office:value="3397" calcext:value-type="float">
            <text:p>3397</text:p>
          </table:table-cell>
          <table:table-cell office:value-type="string" calcext:value-type="string">
            <text:p>"Bazelguese β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10</text:p>
          </table:table-cell>
          <table:table-cell table:formula="of:=HEX2DEC(MID([.$F160]; FIND(&quot;+&quot;; [.$F160]) + 1; FIND(&quot;*&quot;; [.$F160]) - FIND(&quot;+&quot;; [.$F160]) - 1))" office:value-type="float" office:value="24" calcext:value-type="float">
            <text:p>24</text:p>
          </table:table-cell>
          <table:table-cell table:formula="of:=HEX2DEC(MID([.$F160]; FIND(&quot;*&quot;; [.$F160]) + 1; FIND(&quot;+&quot;; [.$F160]; 2) - FIND(&quot;*&quot;; [.$F160]) - 1))" office:value-type="float" office:value="17" calcext:value-type="float">
            <text:p>17</text:p>
          </table:table-cell>
          <table:table-cell table:formula="of:=HEX2DEC(RIGHT([.$F160]; LEN([.F160]) - FIND(&quot;+&quot;; [.F160]; 2)))" office:value-type="float" office:value="16" calcext:value-type="float">
            <text:p>16</text:p>
          </table:table-cell>
          <table:table-cell table:formula="of:=[.G160] * [.H160] + [.I160]" office:value-type="float" office:value="424" calcext:value-type="float">
            <text:p>424</text:p>
          </table:table-cell>
          <table:table-cell table:formula="of:=LOWER(ORG.LIBREOFFICE.REGEX(ORG.LIBREOFFICE.REGEX(ORG.LIBREOFFICE.REGEX(ORG.LIBREOFFICE.REGEX(ORG.LIBREOFFICE.REGEX(ORG.LIBREOFFICE.REGEX(ORG.LIBREOFFICE.REGEX(COM.MICROSOFT.CONCAT([.D160]; &quot;_&quot;; [.C16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azelguese_beta" calcext:value-type="string">
            <text:p>layered_bazelguese_bet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J161]*8+[.E161]" office:value-type="float" office:value="3398" calcext:value-type="float">
            <text:p>3398</text:p>
          </table:table-cell>
          <table:table-cell office:value-type="string" calcext:value-type="string">
            <text:p>"Dober α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10</text:p>
          </table:table-cell>
          <table:table-cell table:formula="of:=HEX2DEC(MID([.$F161]; FIND(&quot;+&quot;; [.$F161]) + 1; FIND(&quot;*&quot;; [.$F161]) - FIND(&quot;+&quot;; [.$F161]) - 1))" office:value-type="float" office:value="24" calcext:value-type="float">
            <text:p>24</text:p>
          </table:table-cell>
          <table:table-cell table:formula="of:=HEX2DEC(MID([.$F161]; FIND(&quot;*&quot;; [.$F161]) + 1; FIND(&quot;+&quot;; [.$F161]; 2) - FIND(&quot;*&quot;; [.$F161]) - 1))" office:value-type="float" office:value="17" calcext:value-type="float">
            <text:p>17</text:p>
          </table:table-cell>
          <table:table-cell table:formula="of:=HEX2DEC(RIGHT([.$F161]; LEN([.F161]) - FIND(&quot;+&quot;; [.F161]; 2)))" office:value-type="float" office:value="16" calcext:value-type="float">
            <text:p>16</text:p>
          </table:table-cell>
          <table:table-cell table:formula="of:=[.G161] * [.H161] + [.I161]" office:value-type="float" office:value="424" calcext:value-type="float">
            <text:p>424</text:p>
          </table:table-cell>
          <table:table-cell table:formula="of:=LOWER(ORG.LIBREOFFICE.REGEX(ORG.LIBREOFFICE.REGEX(ORG.LIBREOFFICE.REGEX(ORG.LIBREOFFICE.REGEX(ORG.LIBREOFFICE.REGEX(ORG.LIBREOFFICE.REGEX(ORG.LIBREOFFICE.REGEX(COM.MICROSOFT.CONCAT([.D161]; &quot;_&quot;; [.C16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ober_alpha" calcext:value-type="string">
            <text:p>layered_dober_alph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J162]*8+[.E162]" office:value-type="float" office:value="3399" calcext:value-type="float">
            <text:p>3399</text:p>
          </table:table-cell>
          <table:table-cell office:value-type="string" calcext:value-type="string">
            <text:p>"Dober β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10</text:p>
          </table:table-cell>
          <table:table-cell table:formula="of:=HEX2DEC(MID([.$F162]; FIND(&quot;+&quot;; [.$F162]) + 1; FIND(&quot;*&quot;; [.$F162]) - FIND(&quot;+&quot;; [.$F162]) - 1))" office:value-type="float" office:value="24" calcext:value-type="float">
            <text:p>24</text:p>
          </table:table-cell>
          <table:table-cell table:formula="of:=HEX2DEC(MID([.$F162]; FIND(&quot;*&quot;; [.$F162]) + 1; FIND(&quot;+&quot;; [.$F162]; 2) - FIND(&quot;*&quot;; [.$F162]) - 1))" office:value-type="float" office:value="17" calcext:value-type="float">
            <text:p>17</text:p>
          </table:table-cell>
          <table:table-cell table:formula="of:=HEX2DEC(RIGHT([.$F162]; LEN([.F162]) - FIND(&quot;+&quot;; [.F162]; 2)))" office:value-type="float" office:value="16" calcext:value-type="float">
            <text:p>16</text:p>
          </table:table-cell>
          <table:table-cell table:formula="of:=[.G162] * [.H162] + [.I162]" office:value-type="float" office:value="424" calcext:value-type="float">
            <text:p>424</text:p>
          </table:table-cell>
          <table:table-cell table:formula="of:=LOWER(ORG.LIBREOFFICE.REGEX(ORG.LIBREOFFICE.REGEX(ORG.LIBREOFFICE.REGEX(ORG.LIBREOFFICE.REGEX(ORG.LIBREOFFICE.REGEX(ORG.LIBREOFFICE.REGEX(ORG.LIBREOFFICE.REGEX(COM.MICROSOFT.CONCAT([.D162]; &quot;_&quot;; [.C16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ober_beta" calcext:value-type="string">
            <text:p>layered_dober_bet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J163]*8+[.E163]" office:value-type="float" office:value="3400" calcext:value-type="float">
            <text:p>3400</text:p>
          </table:table-cell>
          <table:table-cell office:value-type="string" calcext:value-type="string">
            <text:p>"Damascus α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11</text:p>
          </table:table-cell>
          <table:table-cell table:formula="of:=HEX2DEC(MID([.$F163]; FIND(&quot;+&quot;; [.$F163]) + 1; FIND(&quot;*&quot;; [.$F163]) - FIND(&quot;+&quot;; [.$F163]) - 1))" office:value-type="float" office:value="24" calcext:value-type="float">
            <text:p>24</text:p>
          </table:table-cell>
          <table:table-cell table:formula="of:=HEX2DEC(MID([.$F163]; FIND(&quot;*&quot;; [.$F163]) + 1; FIND(&quot;+&quot;; [.$F163]; 2) - FIND(&quot;*&quot;; [.$F163]) - 1))" office:value-type="float" office:value="17" calcext:value-type="float">
            <text:p>17</text:p>
          </table:table-cell>
          <table:table-cell table:formula="of:=HEX2DEC(RIGHT([.$F163]; LEN([.F163]) - FIND(&quot;+&quot;; [.F163]; 2)))" office:value-type="float" office:value="17" calcext:value-type="float">
            <text:p>17</text:p>
          </table:table-cell>
          <table:table-cell table:formula="of:=[.G163] * [.H163] + [.I163]" office:value-type="float" office:value="425" calcext:value-type="float">
            <text:p>425</text:p>
          </table:table-cell>
          <table:table-cell table:formula="of:=LOWER(ORG.LIBREOFFICE.REGEX(ORG.LIBREOFFICE.REGEX(ORG.LIBREOFFICE.REGEX(ORG.LIBREOFFICE.REGEX(ORG.LIBREOFFICE.REGEX(ORG.LIBREOFFICE.REGEX(ORG.LIBREOFFICE.REGEX(COM.MICROSOFT.CONCAT([.D163]; &quot;_&quot;; [.C16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amascus_alpha" calcext:value-type="string">
            <text:p>layered_damascus_alph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J164]*8+[.E164]" office:value-type="float" office:value="3401" calcext:value-type="float">
            <text:p>3401</text:p>
          </table:table-cell>
          <table:table-cell office:value-type="string" calcext:value-type="string">
            <text:p>"Damascus β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11</text:p>
          </table:table-cell>
          <table:table-cell table:formula="of:=HEX2DEC(MID([.$F164]; FIND(&quot;+&quot;; [.$F164]) + 1; FIND(&quot;*&quot;; [.$F164]) - FIND(&quot;+&quot;; [.$F164]) - 1))" office:value-type="float" office:value="24" calcext:value-type="float">
            <text:p>24</text:p>
          </table:table-cell>
          <table:table-cell table:formula="of:=HEX2DEC(MID([.$F164]; FIND(&quot;*&quot;; [.$F164]) + 1; FIND(&quot;+&quot;; [.$F164]; 2) - FIND(&quot;*&quot;; [.$F164]) - 1))" office:value-type="float" office:value="17" calcext:value-type="float">
            <text:p>17</text:p>
          </table:table-cell>
          <table:table-cell table:formula="of:=HEX2DEC(RIGHT([.$F164]; LEN([.F164]) - FIND(&quot;+&quot;; [.F164]; 2)))" office:value-type="float" office:value="17" calcext:value-type="float">
            <text:p>17</text:p>
          </table:table-cell>
          <table:table-cell table:formula="of:=[.G164] * [.H164] + [.I164]" office:value-type="float" office:value="425" calcext:value-type="float">
            <text:p>425</text:p>
          </table:table-cell>
          <table:table-cell table:formula="of:=LOWER(ORG.LIBREOFFICE.REGEX(ORG.LIBREOFFICE.REGEX(ORG.LIBREOFFICE.REGEX(ORG.LIBREOFFICE.REGEX(ORG.LIBREOFFICE.REGEX(ORG.LIBREOFFICE.REGEX(ORG.LIBREOFFICE.REGEX(COM.MICROSOFT.CONCAT([.D164]; &quot;_&quot;; [.C16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amascus_beta" calcext:value-type="string">
            <text:p>layered_damascus_bet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J165]*8+[.E165]" office:value-type="float" office:value="3402" calcext:value-type="float">
            <text:p>3402</text:p>
          </table:table-cell>
          <table:table-cell office:value-type="string" calcext:value-type="string">
            <text:p>"Nergigante α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11</text:p>
          </table:table-cell>
          <table:table-cell table:formula="of:=HEX2DEC(MID([.$F165]; FIND(&quot;+&quot;; [.$F165]) + 1; FIND(&quot;*&quot;; [.$F165]) - FIND(&quot;+&quot;; [.$F165]) - 1))" office:value-type="float" office:value="24" calcext:value-type="float">
            <text:p>24</text:p>
          </table:table-cell>
          <table:table-cell table:formula="of:=HEX2DEC(MID([.$F165]; FIND(&quot;*&quot;; [.$F165]) + 1; FIND(&quot;+&quot;; [.$F165]; 2) - FIND(&quot;*&quot;; [.$F165]) - 1))" office:value-type="float" office:value="17" calcext:value-type="float">
            <text:p>17</text:p>
          </table:table-cell>
          <table:table-cell table:formula="of:=HEX2DEC(RIGHT([.$F165]; LEN([.F165]) - FIND(&quot;+&quot;; [.F165]; 2)))" office:value-type="float" office:value="17" calcext:value-type="float">
            <text:p>17</text:p>
          </table:table-cell>
          <table:table-cell table:formula="of:=[.G165] * [.H165] + [.I165]" office:value-type="float" office:value="425" calcext:value-type="float">
            <text:p>425</text:p>
          </table:table-cell>
          <table:table-cell table:formula="of:=LOWER(ORG.LIBREOFFICE.REGEX(ORG.LIBREOFFICE.REGEX(ORG.LIBREOFFICE.REGEX(ORG.LIBREOFFICE.REGEX(ORG.LIBREOFFICE.REGEX(ORG.LIBREOFFICE.REGEX(ORG.LIBREOFFICE.REGEX(COM.MICROSOFT.CONCAT([.D165]; &quot;_&quot;; [.C16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nergigante_alpha" calcext:value-type="string">
            <text:p>layered_nergigante_alph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J166]*8+[.E166]" office:value-type="float" office:value="3403" calcext:value-type="float">
            <text:p>3403</text:p>
          </table:table-cell>
          <table:table-cell office:value-type="string" calcext:value-type="string">
            <text:p>"Nergigante β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11</text:p>
          </table:table-cell>
          <table:table-cell table:formula="of:=HEX2DEC(MID([.$F166]; FIND(&quot;+&quot;; [.$F166]) + 1; FIND(&quot;*&quot;; [.$F166]) - FIND(&quot;+&quot;; [.$F166]) - 1))" office:value-type="float" office:value="24" calcext:value-type="float">
            <text:p>24</text:p>
          </table:table-cell>
          <table:table-cell table:formula="of:=HEX2DEC(MID([.$F166]; FIND(&quot;*&quot;; [.$F166]) + 1; FIND(&quot;+&quot;; [.$F166]; 2) - FIND(&quot;*&quot;; [.$F166]) - 1))" office:value-type="float" office:value="17" calcext:value-type="float">
            <text:p>17</text:p>
          </table:table-cell>
          <table:table-cell table:formula="of:=HEX2DEC(RIGHT([.$F166]; LEN([.F166]) - FIND(&quot;+&quot;; [.F166]; 2)))" office:value-type="float" office:value="17" calcext:value-type="float">
            <text:p>17</text:p>
          </table:table-cell>
          <table:table-cell table:formula="of:=[.G166] * [.H166] + [.I166]" office:value-type="float" office:value="425" calcext:value-type="float">
            <text:p>425</text:p>
          </table:table-cell>
          <table:table-cell table:formula="of:=LOWER(ORG.LIBREOFFICE.REGEX(ORG.LIBREOFFICE.REGEX(ORG.LIBREOFFICE.REGEX(ORG.LIBREOFFICE.REGEX(ORG.LIBREOFFICE.REGEX(ORG.LIBREOFFICE.REGEX(ORG.LIBREOFFICE.REGEX(COM.MICROSOFT.CONCAT([.D166]; &quot;_&quot;; [.C16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nergigante_beta" calcext:value-type="string">
            <text:p>layered_nergigante_bet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J167]*8+[.E167]" office:value-type="float" office:value="3404" calcext:value-type="float">
            <text:p>3404</text:p>
          </table:table-cell>
          <table:table-cell office:value-type="string" calcext:value-type="string">
            <text:p>"Nergigante γ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11</text:p>
          </table:table-cell>
          <table:table-cell table:formula="of:=HEX2DEC(MID([.$F167]; FIND(&quot;+&quot;; [.$F167]) + 1; FIND(&quot;*&quot;; [.$F167]) - FIND(&quot;+&quot;; [.$F167]) - 1))" office:value-type="float" office:value="24" calcext:value-type="float">
            <text:p>24</text:p>
          </table:table-cell>
          <table:table-cell table:formula="of:=HEX2DEC(MID([.$F167]; FIND(&quot;*&quot;; [.$F167]) + 1; FIND(&quot;+&quot;; [.$F167]; 2) - FIND(&quot;*&quot;; [.$F167]) - 1))" office:value-type="float" office:value="17" calcext:value-type="float">
            <text:p>17</text:p>
          </table:table-cell>
          <table:table-cell table:formula="of:=HEX2DEC(RIGHT([.$F167]; LEN([.F167]) - FIND(&quot;+&quot;; [.F167]; 2)))" office:value-type="float" office:value="17" calcext:value-type="float">
            <text:p>17</text:p>
          </table:table-cell>
          <table:table-cell table:formula="of:=[.G167] * [.H167] + [.I167]" office:value-type="float" office:value="425" calcext:value-type="float">
            <text:p>425</text:p>
          </table:table-cell>
          <table:table-cell table:formula="of:=LOWER(ORG.LIBREOFFICE.REGEX(ORG.LIBREOFFICE.REGEX(ORG.LIBREOFFICE.REGEX(ORG.LIBREOFFICE.REGEX(ORG.LIBREOFFICE.REGEX(ORG.LIBREOFFICE.REGEX(ORG.LIBREOFFICE.REGEX(COM.MICROSOFT.CONCAT([.D167]; &quot;_&quot;; [.C16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nergigante_gamma" calcext:value-type="string">
            <text:p>layered_nergigante_gamm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J168]*8+[.E168]" office:value-type="float" office:value="3405" calcext:value-type="float">
            <text:p>3405</text:p>
          </table:table-cell>
          <table:table-cell office:value-type="string" calcext:value-type="string">
            <text:p>"Teostra α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11</text:p>
          </table:table-cell>
          <table:table-cell table:formula="of:=HEX2DEC(MID([.$F168]; FIND(&quot;+&quot;; [.$F168]) + 1; FIND(&quot;*&quot;; [.$F168]) - FIND(&quot;+&quot;; [.$F168]) - 1))" office:value-type="float" office:value="24" calcext:value-type="float">
            <text:p>24</text:p>
          </table:table-cell>
          <table:table-cell table:formula="of:=HEX2DEC(MID([.$F168]; FIND(&quot;*&quot;; [.$F168]) + 1; FIND(&quot;+&quot;; [.$F168]; 2) - FIND(&quot;*&quot;; [.$F168]) - 1))" office:value-type="float" office:value="17" calcext:value-type="float">
            <text:p>17</text:p>
          </table:table-cell>
          <table:table-cell table:formula="of:=HEX2DEC(RIGHT([.$F168]; LEN([.F168]) - FIND(&quot;+&quot;; [.F168]; 2)))" office:value-type="float" office:value="17" calcext:value-type="float">
            <text:p>17</text:p>
          </table:table-cell>
          <table:table-cell table:formula="of:=[.G168] * [.H168] + [.I168]" office:value-type="float" office:value="425" calcext:value-type="float">
            <text:p>425</text:p>
          </table:table-cell>
          <table:table-cell table:formula="of:=LOWER(ORG.LIBREOFFICE.REGEX(ORG.LIBREOFFICE.REGEX(ORG.LIBREOFFICE.REGEX(ORG.LIBREOFFICE.REGEX(ORG.LIBREOFFICE.REGEX(ORG.LIBREOFFICE.REGEX(ORG.LIBREOFFICE.REGEX(COM.MICROSOFT.CONCAT([.D168]; &quot;_&quot;; [.C16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eostra_alpha" calcext:value-type="string">
            <text:p>layered_teostra_alph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J169]*8+[.E169]" office:value-type="float" office:value="3406" calcext:value-type="float">
            <text:p>3406</text:p>
          </table:table-cell>
          <table:table-cell office:value-type="string" calcext:value-type="string">
            <text:p>"Teostra β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11</text:p>
          </table:table-cell>
          <table:table-cell table:formula="of:=HEX2DEC(MID([.$F169]; FIND(&quot;+&quot;; [.$F169]) + 1; FIND(&quot;*&quot;; [.$F169]) - FIND(&quot;+&quot;; [.$F169]) - 1))" office:value-type="float" office:value="24" calcext:value-type="float">
            <text:p>24</text:p>
          </table:table-cell>
          <table:table-cell table:formula="of:=HEX2DEC(MID([.$F169]; FIND(&quot;*&quot;; [.$F169]) + 1; FIND(&quot;+&quot;; [.$F169]; 2) - FIND(&quot;*&quot;; [.$F169]) - 1))" office:value-type="float" office:value="17" calcext:value-type="float">
            <text:p>17</text:p>
          </table:table-cell>
          <table:table-cell table:formula="of:=HEX2DEC(RIGHT([.$F169]; LEN([.F169]) - FIND(&quot;+&quot;; [.F169]; 2)))" office:value-type="float" office:value="17" calcext:value-type="float">
            <text:p>17</text:p>
          </table:table-cell>
          <table:table-cell table:formula="of:=[.G169] * [.H169] + [.I169]" office:value-type="float" office:value="425" calcext:value-type="float">
            <text:p>425</text:p>
          </table:table-cell>
          <table:table-cell table:formula="of:=LOWER(ORG.LIBREOFFICE.REGEX(ORG.LIBREOFFICE.REGEX(ORG.LIBREOFFICE.REGEX(ORG.LIBREOFFICE.REGEX(ORG.LIBREOFFICE.REGEX(ORG.LIBREOFFICE.REGEX(ORG.LIBREOFFICE.REGEX(COM.MICROSOFT.CONCAT([.D169]; &quot;_&quot;; [.C16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eostra_beta" calcext:value-type="string">
            <text:p>layered_teostra_bet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J170]*8+[.E170]" office:value-type="float" office:value="3407" calcext:value-type="float">
            <text:p>3407</text:p>
          </table:table-cell>
          <table:table-cell office:value-type="string" calcext:value-type="string">
            <text:p>"Teostra γ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11</text:p>
          </table:table-cell>
          <table:table-cell table:formula="of:=HEX2DEC(MID([.$F170]; FIND(&quot;+&quot;; [.$F170]) + 1; FIND(&quot;*&quot;; [.$F170]) - FIND(&quot;+&quot;; [.$F170]) - 1))" office:value-type="float" office:value="24" calcext:value-type="float">
            <text:p>24</text:p>
          </table:table-cell>
          <table:table-cell table:formula="of:=HEX2DEC(MID([.$F170]; FIND(&quot;*&quot;; [.$F170]) + 1; FIND(&quot;+&quot;; [.$F170]; 2) - FIND(&quot;*&quot;; [.$F170]) - 1))" office:value-type="float" office:value="17" calcext:value-type="float">
            <text:p>17</text:p>
          </table:table-cell>
          <table:table-cell table:formula="of:=HEX2DEC(RIGHT([.$F170]; LEN([.F170]) - FIND(&quot;+&quot;; [.F170]; 2)))" office:value-type="float" office:value="17" calcext:value-type="float">
            <text:p>17</text:p>
          </table:table-cell>
          <table:table-cell table:formula="of:=[.G170] * [.H170] + [.I170]" office:value-type="float" office:value="425" calcext:value-type="float">
            <text:p>425</text:p>
          </table:table-cell>
          <table:table-cell table:formula="of:=LOWER(ORG.LIBREOFFICE.REGEX(ORG.LIBREOFFICE.REGEX(ORG.LIBREOFFICE.REGEX(ORG.LIBREOFFICE.REGEX(ORG.LIBREOFFICE.REGEX(ORG.LIBREOFFICE.REGEX(ORG.LIBREOFFICE.REGEX(COM.MICROSOFT.CONCAT([.D170]; &quot;_&quot;; [.C17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eostra_gamma" calcext:value-type="string">
            <text:p>layered_teostra_gamm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J171]*8+[.E171]" office:value-type="float" office:value="3408" calcext:value-type="float">
            <text:p>3408</text:p>
          </table:table-cell>
          <table:table-cell office:value-type="string" calcext:value-type="string">
            <text:p>"Kushala α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12</text:p>
          </table:table-cell>
          <table:table-cell table:formula="of:=HEX2DEC(MID([.$F171]; FIND(&quot;+&quot;; [.$F171]) + 1; FIND(&quot;*&quot;; [.$F171]) - FIND(&quot;+&quot;; [.$F171]) - 1))" office:value-type="float" office:value="24" calcext:value-type="float">
            <text:p>24</text:p>
          </table:table-cell>
          <table:table-cell table:formula="of:=HEX2DEC(MID([.$F171]; FIND(&quot;*&quot;; [.$F171]) + 1; FIND(&quot;+&quot;; [.$F171]; 2) - FIND(&quot;*&quot;; [.$F171]) - 1))" office:value-type="float" office:value="17" calcext:value-type="float">
            <text:p>17</text:p>
          </table:table-cell>
          <table:table-cell table:formula="of:=HEX2DEC(RIGHT([.$F171]; LEN([.F171]) - FIND(&quot;+&quot;; [.F171]; 2)))" office:value-type="float" office:value="18" calcext:value-type="float">
            <text:p>18</text:p>
          </table:table-cell>
          <table:table-cell table:formula="of:=[.G171] * [.H171] + [.I171]" office:value-type="float" office:value="426" calcext:value-type="float">
            <text:p>426</text:p>
          </table:table-cell>
          <table:table-cell table:formula="of:=LOWER(ORG.LIBREOFFICE.REGEX(ORG.LIBREOFFICE.REGEX(ORG.LIBREOFFICE.REGEX(ORG.LIBREOFFICE.REGEX(ORG.LIBREOFFICE.REGEX(ORG.LIBREOFFICE.REGEX(ORG.LIBREOFFICE.REGEX(COM.MICROSOFT.CONCAT([.D171]; &quot;_&quot;; [.C17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shala_alpha" calcext:value-type="string">
            <text:p>layered_kushala_alph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J172]*8+[.E172]" office:value-type="float" office:value="3409" calcext:value-type="float">
            <text:p>3409</text:p>
          </table:table-cell>
          <table:table-cell office:value-type="string" calcext:value-type="string">
            <text:p>"Kushala β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12</text:p>
          </table:table-cell>
          <table:table-cell table:formula="of:=HEX2DEC(MID([.$F172]; FIND(&quot;+&quot;; [.$F172]) + 1; FIND(&quot;*&quot;; [.$F172]) - FIND(&quot;+&quot;; [.$F172]) - 1))" office:value-type="float" office:value="24" calcext:value-type="float">
            <text:p>24</text:p>
          </table:table-cell>
          <table:table-cell table:formula="of:=HEX2DEC(MID([.$F172]; FIND(&quot;*&quot;; [.$F172]) + 1; FIND(&quot;+&quot;; [.$F172]; 2) - FIND(&quot;*&quot;; [.$F172]) - 1))" office:value-type="float" office:value="17" calcext:value-type="float">
            <text:p>17</text:p>
          </table:table-cell>
          <table:table-cell table:formula="of:=HEX2DEC(RIGHT([.$F172]; LEN([.F172]) - FIND(&quot;+&quot;; [.F172]; 2)))" office:value-type="float" office:value="18" calcext:value-type="float">
            <text:p>18</text:p>
          </table:table-cell>
          <table:table-cell table:formula="of:=[.G172] * [.H172] + [.I172]" office:value-type="float" office:value="426" calcext:value-type="float">
            <text:p>426</text:p>
          </table:table-cell>
          <table:table-cell table:formula="of:=LOWER(ORG.LIBREOFFICE.REGEX(ORG.LIBREOFFICE.REGEX(ORG.LIBREOFFICE.REGEX(ORG.LIBREOFFICE.REGEX(ORG.LIBREOFFICE.REGEX(ORG.LIBREOFFICE.REGEX(ORG.LIBREOFFICE.REGEX(COM.MICROSOFT.CONCAT([.D172]; &quot;_&quot;; [.C17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shala_beta" calcext:value-type="string">
            <text:p>layered_kushala_bet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J173]*8+[.E173]" office:value-type="float" office:value="3410" calcext:value-type="float">
            <text:p>3410</text:p>
          </table:table-cell>
          <table:table-cell office:value-type="string" calcext:value-type="string">
            <text:p>"Kushala γ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12</text:p>
          </table:table-cell>
          <table:table-cell table:formula="of:=HEX2DEC(MID([.$F173]; FIND(&quot;+&quot;; [.$F173]) + 1; FIND(&quot;*&quot;; [.$F173]) - FIND(&quot;+&quot;; [.$F173]) - 1))" office:value-type="float" office:value="24" calcext:value-type="float">
            <text:p>24</text:p>
          </table:table-cell>
          <table:table-cell table:formula="of:=HEX2DEC(MID([.$F173]; FIND(&quot;*&quot;; [.$F173]) + 1; FIND(&quot;+&quot;; [.$F173]; 2) - FIND(&quot;*&quot;; [.$F173]) - 1))" office:value-type="float" office:value="17" calcext:value-type="float">
            <text:p>17</text:p>
          </table:table-cell>
          <table:table-cell table:formula="of:=HEX2DEC(RIGHT([.$F173]; LEN([.F173]) - FIND(&quot;+&quot;; [.F173]; 2)))" office:value-type="float" office:value="18" calcext:value-type="float">
            <text:p>18</text:p>
          </table:table-cell>
          <table:table-cell table:formula="of:=[.G173] * [.H173] + [.I173]" office:value-type="float" office:value="426" calcext:value-type="float">
            <text:p>426</text:p>
          </table:table-cell>
          <table:table-cell table:formula="of:=LOWER(ORG.LIBREOFFICE.REGEX(ORG.LIBREOFFICE.REGEX(ORG.LIBREOFFICE.REGEX(ORG.LIBREOFFICE.REGEX(ORG.LIBREOFFICE.REGEX(ORG.LIBREOFFICE.REGEX(ORG.LIBREOFFICE.REGEX(COM.MICROSOFT.CONCAT([.D173]; &quot;_&quot;; [.C17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shala_gamma" calcext:value-type="string">
            <text:p>layered_kushala_gamm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J174]*8+[.E174]" office:value-type="float" office:value="3411" calcext:value-type="float">
            <text:p>3411</text:p>
          </table:table-cell>
          <table:table-cell office:value-type="string" calcext:value-type="string">
            <text:p>"Vaal Hazak α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12</text:p>
          </table:table-cell>
          <table:table-cell table:formula="of:=HEX2DEC(MID([.$F174]; FIND(&quot;+&quot;; [.$F174]) + 1; FIND(&quot;*&quot;; [.$F174]) - FIND(&quot;+&quot;; [.$F174]) - 1))" office:value-type="float" office:value="24" calcext:value-type="float">
            <text:p>24</text:p>
          </table:table-cell>
          <table:table-cell table:formula="of:=HEX2DEC(MID([.$F174]; FIND(&quot;*&quot;; [.$F174]) + 1; FIND(&quot;+&quot;; [.$F174]; 2) - FIND(&quot;*&quot;; [.$F174]) - 1))" office:value-type="float" office:value="17" calcext:value-type="float">
            <text:p>17</text:p>
          </table:table-cell>
          <table:table-cell table:formula="of:=HEX2DEC(RIGHT([.$F174]; LEN([.F174]) - FIND(&quot;+&quot;; [.F174]; 2)))" office:value-type="float" office:value="18" calcext:value-type="float">
            <text:p>18</text:p>
          </table:table-cell>
          <table:table-cell table:formula="of:=[.G174] * [.H174] + [.I174]" office:value-type="float" office:value="426" calcext:value-type="float">
            <text:p>426</text:p>
          </table:table-cell>
          <table:table-cell table:formula="of:=LOWER(ORG.LIBREOFFICE.REGEX(ORG.LIBREOFFICE.REGEX(ORG.LIBREOFFICE.REGEX(ORG.LIBREOFFICE.REGEX(ORG.LIBREOFFICE.REGEX(ORG.LIBREOFFICE.REGEX(ORG.LIBREOFFICE.REGEX(COM.MICROSOFT.CONCAT([.D174]; &quot;_&quot;; [.C17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vaal_hazak_alpha" calcext:value-type="string">
            <text:p>layered_vaal_hazak_alph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J175]*8+[.E175]" office:value-type="float" office:value="3412" calcext:value-type="float">
            <text:p>3412</text:p>
          </table:table-cell>
          <table:table-cell office:value-type="string" calcext:value-type="string">
            <text:p>"Vaal Hazak β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12</text:p>
          </table:table-cell>
          <table:table-cell table:formula="of:=HEX2DEC(MID([.$F175]; FIND(&quot;+&quot;; [.$F175]) + 1; FIND(&quot;*&quot;; [.$F175]) - FIND(&quot;+&quot;; [.$F175]) - 1))" office:value-type="float" office:value="24" calcext:value-type="float">
            <text:p>24</text:p>
          </table:table-cell>
          <table:table-cell table:formula="of:=HEX2DEC(MID([.$F175]; FIND(&quot;*&quot;; [.$F175]) + 1; FIND(&quot;+&quot;; [.$F175]; 2) - FIND(&quot;*&quot;; [.$F175]) - 1))" office:value-type="float" office:value="17" calcext:value-type="float">
            <text:p>17</text:p>
          </table:table-cell>
          <table:table-cell table:formula="of:=HEX2DEC(RIGHT([.$F175]; LEN([.F175]) - FIND(&quot;+&quot;; [.F175]; 2)))" office:value-type="float" office:value="18" calcext:value-type="float">
            <text:p>18</text:p>
          </table:table-cell>
          <table:table-cell table:formula="of:=[.G175] * [.H175] + [.I175]" office:value-type="float" office:value="426" calcext:value-type="float">
            <text:p>426</text:p>
          </table:table-cell>
          <table:table-cell table:formula="of:=LOWER(ORG.LIBREOFFICE.REGEX(ORG.LIBREOFFICE.REGEX(ORG.LIBREOFFICE.REGEX(ORG.LIBREOFFICE.REGEX(ORG.LIBREOFFICE.REGEX(ORG.LIBREOFFICE.REGEX(ORG.LIBREOFFICE.REGEX(COM.MICROSOFT.CONCAT([.D175]; &quot;_&quot;; [.C17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vaal_hazak_beta" calcext:value-type="string">
            <text:p>layered_vaal_hazak_bet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J176]*8+[.E176]" office:value-type="float" office:value="3413" calcext:value-type="float">
            <text:p>3413</text:p>
          </table:table-cell>
          <table:table-cell office:value-type="string" calcext:value-type="string">
            <text:p>"Vaal Hazak γ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12</text:p>
          </table:table-cell>
          <table:table-cell table:formula="of:=HEX2DEC(MID([.$F176]; FIND(&quot;+&quot;; [.$F176]) + 1; FIND(&quot;*&quot;; [.$F176]) - FIND(&quot;+&quot;; [.$F176]) - 1))" office:value-type="float" office:value="24" calcext:value-type="float">
            <text:p>24</text:p>
          </table:table-cell>
          <table:table-cell table:formula="of:=HEX2DEC(MID([.$F176]; FIND(&quot;*&quot;; [.$F176]) + 1; FIND(&quot;+&quot;; [.$F176]; 2) - FIND(&quot;*&quot;; [.$F176]) - 1))" office:value-type="float" office:value="17" calcext:value-type="float">
            <text:p>17</text:p>
          </table:table-cell>
          <table:table-cell table:formula="of:=HEX2DEC(RIGHT([.$F176]; LEN([.F176]) - FIND(&quot;+&quot;; [.F176]; 2)))" office:value-type="float" office:value="18" calcext:value-type="float">
            <text:p>18</text:p>
          </table:table-cell>
          <table:table-cell table:formula="of:=[.G176] * [.H176] + [.I176]" office:value-type="float" office:value="426" calcext:value-type="float">
            <text:p>426</text:p>
          </table:table-cell>
          <table:table-cell table:formula="of:=LOWER(ORG.LIBREOFFICE.REGEX(ORG.LIBREOFFICE.REGEX(ORG.LIBREOFFICE.REGEX(ORG.LIBREOFFICE.REGEX(ORG.LIBREOFFICE.REGEX(ORG.LIBREOFFICE.REGEX(ORG.LIBREOFFICE.REGEX(COM.MICROSOFT.CONCAT([.D176]; &quot;_&quot;; [.C17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vaal_hazak_gamma" calcext:value-type="string">
            <text:p>layered_vaal_hazak_gamm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J177]*8+[.E177]" office:value-type="float" office:value="3414" calcext:value-type="float">
            <text:p>3414</text:p>
          </table:table-cell>
          <table:table-cell office:value-type="string" calcext:value-type="string">
            <text:p>"Kirin α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12</text:p>
          </table:table-cell>
          <table:table-cell table:formula="of:=HEX2DEC(MID([.$F177]; FIND(&quot;+&quot;; [.$F177]) + 1; FIND(&quot;*&quot;; [.$F177]) - FIND(&quot;+&quot;; [.$F177]) - 1))" office:value-type="float" office:value="24" calcext:value-type="float">
            <text:p>24</text:p>
          </table:table-cell>
          <table:table-cell table:formula="of:=HEX2DEC(MID([.$F177]; FIND(&quot;*&quot;; [.$F177]) + 1; FIND(&quot;+&quot;; [.$F177]; 2) - FIND(&quot;*&quot;; [.$F177]) - 1))" office:value-type="float" office:value="17" calcext:value-type="float">
            <text:p>17</text:p>
          </table:table-cell>
          <table:table-cell table:formula="of:=HEX2DEC(RIGHT([.$F177]; LEN([.F177]) - FIND(&quot;+&quot;; [.F177]; 2)))" office:value-type="float" office:value="18" calcext:value-type="float">
            <text:p>18</text:p>
          </table:table-cell>
          <table:table-cell table:formula="of:=[.G177] * [.H177] + [.I177]" office:value-type="float" office:value="426" calcext:value-type="float">
            <text:p>426</text:p>
          </table:table-cell>
          <table:table-cell table:formula="of:=LOWER(ORG.LIBREOFFICE.REGEX(ORG.LIBREOFFICE.REGEX(ORG.LIBREOFFICE.REGEX(ORG.LIBREOFFICE.REGEX(ORG.LIBREOFFICE.REGEX(ORG.LIBREOFFICE.REGEX(ORG.LIBREOFFICE.REGEX(COM.MICROSOFT.CONCAT([.D177]; &quot;_&quot;; [.C17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irin_alpha" calcext:value-type="string">
            <text:p>layered_kirin_alph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J178]*8+[.E178]" office:value-type="float" office:value="3415" calcext:value-type="float">
            <text:p>3415</text:p>
          </table:table-cell>
          <table:table-cell office:value-type="string" calcext:value-type="string">
            <text:p>"Kirin β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12</text:p>
          </table:table-cell>
          <table:table-cell table:formula="of:=HEX2DEC(MID([.$F178]; FIND(&quot;+&quot;; [.$F178]) + 1; FIND(&quot;*&quot;; [.$F178]) - FIND(&quot;+&quot;; [.$F178]) - 1))" office:value-type="float" office:value="24" calcext:value-type="float">
            <text:p>24</text:p>
          </table:table-cell>
          <table:table-cell table:formula="of:=HEX2DEC(MID([.$F178]; FIND(&quot;*&quot;; [.$F178]) + 1; FIND(&quot;+&quot;; [.$F178]; 2) - FIND(&quot;*&quot;; [.$F178]) - 1))" office:value-type="float" office:value="17" calcext:value-type="float">
            <text:p>17</text:p>
          </table:table-cell>
          <table:table-cell table:formula="of:=HEX2DEC(RIGHT([.$F178]; LEN([.F178]) - FIND(&quot;+&quot;; [.F178]; 2)))" office:value-type="float" office:value="18" calcext:value-type="float">
            <text:p>18</text:p>
          </table:table-cell>
          <table:table-cell table:formula="of:=[.G178] * [.H178] + [.I178]" office:value-type="float" office:value="426" calcext:value-type="float">
            <text:p>426</text:p>
          </table:table-cell>
          <table:table-cell table:formula="of:=LOWER(ORG.LIBREOFFICE.REGEX(ORG.LIBREOFFICE.REGEX(ORG.LIBREOFFICE.REGEX(ORG.LIBREOFFICE.REGEX(ORG.LIBREOFFICE.REGEX(ORG.LIBREOFFICE.REGEX(ORG.LIBREOFFICE.REGEX(COM.MICROSOFT.CONCAT([.D178]; &quot;_&quot;; [.C17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irin_beta" calcext:value-type="string">
            <text:p>layered_kirin_bet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J179]*8+[.E179]" office:value-type="float" office:value="3416" calcext:value-type="float">
            <text:p>3416</text:p>
          </table:table-cell>
          <table:table-cell office:value-type="string" calcext:value-type="string">
            <text:p>"Kirin γ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13</text:p>
          </table:table-cell>
          <table:table-cell table:formula="of:=HEX2DEC(MID([.$F179]; FIND(&quot;+&quot;; [.$F179]) + 1; FIND(&quot;*&quot;; [.$F179]) - FIND(&quot;+&quot;; [.$F179]) - 1))" office:value-type="float" office:value="24" calcext:value-type="float">
            <text:p>24</text:p>
          </table:table-cell>
          <table:table-cell table:formula="of:=HEX2DEC(MID([.$F179]; FIND(&quot;*&quot;; [.$F179]) + 1; FIND(&quot;+&quot;; [.$F179]; 2) - FIND(&quot;*&quot;; [.$F179]) - 1))" office:value-type="float" office:value="17" calcext:value-type="float">
            <text:p>17</text:p>
          </table:table-cell>
          <table:table-cell table:formula="of:=HEX2DEC(RIGHT([.$F179]; LEN([.F179]) - FIND(&quot;+&quot;; [.F179]; 2)))" office:value-type="float" office:value="19" calcext:value-type="float">
            <text:p>19</text:p>
          </table:table-cell>
          <table:table-cell table:formula="of:=[.G179] * [.H179] + [.I179]" office:value-type="float" office:value="427" calcext:value-type="float">
            <text:p>427</text:p>
          </table:table-cell>
          <table:table-cell table:formula="of:=LOWER(ORG.LIBREOFFICE.REGEX(ORG.LIBREOFFICE.REGEX(ORG.LIBREOFFICE.REGEX(ORG.LIBREOFFICE.REGEX(ORG.LIBREOFFICE.REGEX(ORG.LIBREOFFICE.REGEX(ORG.LIBREOFFICE.REGEX(COM.MICROSOFT.CONCAT([.D179]; &quot;_&quot;; [.C17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irin_gamma" calcext:value-type="string">
            <text:p>layered_kirin_gamm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J180]*8+[.E180]" office:value-type="float" office:value="3417" calcext:value-type="float">
            <text:p>3417</text:p>
          </table:table-cell>
          <table:table-cell office:value-type="string" calcext:value-type="string">
            <text:p>"Xeno α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13</text:p>
          </table:table-cell>
          <table:table-cell table:formula="of:=HEX2DEC(MID([.$F180]; FIND(&quot;+&quot;; [.$F180]) + 1; FIND(&quot;*&quot;; [.$F180]) - FIND(&quot;+&quot;; [.$F180]) - 1))" office:value-type="float" office:value="24" calcext:value-type="float">
            <text:p>24</text:p>
          </table:table-cell>
          <table:table-cell table:formula="of:=HEX2DEC(MID([.$F180]; FIND(&quot;*&quot;; [.$F180]) + 1; FIND(&quot;+&quot;; [.$F180]; 2) - FIND(&quot;*&quot;; [.$F180]) - 1))" office:value-type="float" office:value="17" calcext:value-type="float">
            <text:p>17</text:p>
          </table:table-cell>
          <table:table-cell table:formula="of:=HEX2DEC(RIGHT([.$F180]; LEN([.F180]) - FIND(&quot;+&quot;; [.F180]; 2)))" office:value-type="float" office:value="19" calcext:value-type="float">
            <text:p>19</text:p>
          </table:table-cell>
          <table:table-cell table:formula="of:=[.G180] * [.H180] + [.I180]" office:value-type="float" office:value="427" calcext:value-type="float">
            <text:p>427</text:p>
          </table:table-cell>
          <table:table-cell table:formula="of:=LOWER(ORG.LIBREOFFICE.REGEX(ORG.LIBREOFFICE.REGEX(ORG.LIBREOFFICE.REGEX(ORG.LIBREOFFICE.REGEX(ORG.LIBREOFFICE.REGEX(ORG.LIBREOFFICE.REGEX(ORG.LIBREOFFICE.REGEX(COM.MICROSOFT.CONCAT([.D180]; &quot;_&quot;; [.C18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xeno_alpha" calcext:value-type="string">
            <text:p>layered_xeno_alph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J181]*8+[.E181]" office:value-type="float" office:value="3418" calcext:value-type="float">
            <text:p>3418</text:p>
          </table:table-cell>
          <table:table-cell office:value-type="string" calcext:value-type="string">
            <text:p>"Xeno β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13</text:p>
          </table:table-cell>
          <table:table-cell table:formula="of:=HEX2DEC(MID([.$F181]; FIND(&quot;+&quot;; [.$F181]) + 1; FIND(&quot;*&quot;; [.$F181]) - FIND(&quot;+&quot;; [.$F181]) - 1))" office:value-type="float" office:value="24" calcext:value-type="float">
            <text:p>24</text:p>
          </table:table-cell>
          <table:table-cell table:formula="of:=HEX2DEC(MID([.$F181]; FIND(&quot;*&quot;; [.$F181]) + 1; FIND(&quot;+&quot;; [.$F181]; 2) - FIND(&quot;*&quot;; [.$F181]) - 1))" office:value-type="float" office:value="17" calcext:value-type="float">
            <text:p>17</text:p>
          </table:table-cell>
          <table:table-cell table:formula="of:=HEX2DEC(RIGHT([.$F181]; LEN([.F181]) - FIND(&quot;+&quot;; [.F181]; 2)))" office:value-type="float" office:value="19" calcext:value-type="float">
            <text:p>19</text:p>
          </table:table-cell>
          <table:table-cell table:formula="of:=[.G181] * [.H181] + [.I181]" office:value-type="float" office:value="427" calcext:value-type="float">
            <text:p>427</text:p>
          </table:table-cell>
          <table:table-cell table:formula="of:=LOWER(ORG.LIBREOFFICE.REGEX(ORG.LIBREOFFICE.REGEX(ORG.LIBREOFFICE.REGEX(ORG.LIBREOFFICE.REGEX(ORG.LIBREOFFICE.REGEX(ORG.LIBREOFFICE.REGEX(ORG.LIBREOFFICE.REGEX(COM.MICROSOFT.CONCAT([.D181]; &quot;_&quot;; [.C18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xeno_beta" calcext:value-type="string">
            <text:p>layered_xeno_bet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J182]*8+[.E182]" office:value-type="float" office:value="3419" calcext:value-type="float">
            <text:p>3419</text:p>
          </table:table-cell>
          <table:table-cell office:value-type="string" calcext:value-type="string">
            <text:p>"Xeno γ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13</text:p>
          </table:table-cell>
          <table:table-cell table:formula="of:=HEX2DEC(MID([.$F182]; FIND(&quot;+&quot;; [.$F182]) + 1; FIND(&quot;*&quot;; [.$F182]) - FIND(&quot;+&quot;; [.$F182]) - 1))" office:value-type="float" office:value="24" calcext:value-type="float">
            <text:p>24</text:p>
          </table:table-cell>
          <table:table-cell table:formula="of:=HEX2DEC(MID([.$F182]; FIND(&quot;*&quot;; [.$F182]) + 1; FIND(&quot;+&quot;; [.$F182]; 2) - FIND(&quot;*&quot;; [.$F182]) - 1))" office:value-type="float" office:value="17" calcext:value-type="float">
            <text:p>17</text:p>
          </table:table-cell>
          <table:table-cell table:formula="of:=HEX2DEC(RIGHT([.$F182]; LEN([.F182]) - FIND(&quot;+&quot;; [.F182]; 2)))" office:value-type="float" office:value="19" calcext:value-type="float">
            <text:p>19</text:p>
          </table:table-cell>
          <table:table-cell table:formula="of:=[.G182] * [.H182] + [.I182]" office:value-type="float" office:value="427" calcext:value-type="float">
            <text:p>427</text:p>
          </table:table-cell>
          <table:table-cell table:formula="of:=LOWER(ORG.LIBREOFFICE.REGEX(ORG.LIBREOFFICE.REGEX(ORG.LIBREOFFICE.REGEX(ORG.LIBREOFFICE.REGEX(ORG.LIBREOFFICE.REGEX(ORG.LIBREOFFICE.REGEX(ORG.LIBREOFFICE.REGEX(COM.MICROSOFT.CONCAT([.D182]; &quot;_&quot;; [.C18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xeno_gamma" calcext:value-type="string">
            <text:p>layered_xeno_gamm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J183]*8+[.E183]" office:value-type="float" office:value="3420" calcext:value-type="float">
            <text:p>3420</text:p>
          </table:table-cell>
          <table:table-cell office:value-type="string" calcext:value-type="string">
            <text:p>"Deviljho α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13</text:p>
          </table:table-cell>
          <table:table-cell table:formula="of:=HEX2DEC(MID([.$F183]; FIND(&quot;+&quot;; [.$F183]) + 1; FIND(&quot;*&quot;; [.$F183]) - FIND(&quot;+&quot;; [.$F183]) - 1))" office:value-type="float" office:value="24" calcext:value-type="float">
            <text:p>24</text:p>
          </table:table-cell>
          <table:table-cell table:formula="of:=HEX2DEC(MID([.$F183]; FIND(&quot;*&quot;; [.$F183]) + 1; FIND(&quot;+&quot;; [.$F183]; 2) - FIND(&quot;*&quot;; [.$F183]) - 1))" office:value-type="float" office:value="17" calcext:value-type="float">
            <text:p>17</text:p>
          </table:table-cell>
          <table:table-cell table:formula="of:=HEX2DEC(RIGHT([.$F183]; LEN([.F183]) - FIND(&quot;+&quot;; [.F183]; 2)))" office:value-type="float" office:value="19" calcext:value-type="float">
            <text:p>19</text:p>
          </table:table-cell>
          <table:table-cell table:formula="of:=[.G183] * [.H183] + [.I183]" office:value-type="float" office:value="427" calcext:value-type="float">
            <text:p>427</text:p>
          </table:table-cell>
          <table:table-cell table:formula="of:=LOWER(ORG.LIBREOFFICE.REGEX(ORG.LIBREOFFICE.REGEX(ORG.LIBREOFFICE.REGEX(ORG.LIBREOFFICE.REGEX(ORG.LIBREOFFICE.REGEX(ORG.LIBREOFFICE.REGEX(ORG.LIBREOFFICE.REGEX(COM.MICROSOFT.CONCAT([.D183]; &quot;_&quot;; [.C18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eviljho_alpha" calcext:value-type="string">
            <text:p>layered_deviljho_alph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J184]*8+[.E184]" office:value-type="float" office:value="3421" calcext:value-type="float">
            <text:p>3421</text:p>
          </table:table-cell>
          <table:table-cell office:value-type="string" calcext:value-type="string">
            <text:p>"Deviljho β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13</text:p>
          </table:table-cell>
          <table:table-cell table:formula="of:=HEX2DEC(MID([.$F184]; FIND(&quot;+&quot;; [.$F184]) + 1; FIND(&quot;*&quot;; [.$F184]) - FIND(&quot;+&quot;; [.$F184]) - 1))" office:value-type="float" office:value="24" calcext:value-type="float">
            <text:p>24</text:p>
          </table:table-cell>
          <table:table-cell table:formula="of:=HEX2DEC(MID([.$F184]; FIND(&quot;*&quot;; [.$F184]) + 1; FIND(&quot;+&quot;; [.$F184]; 2) - FIND(&quot;*&quot;; [.$F184]) - 1))" office:value-type="float" office:value="17" calcext:value-type="float">
            <text:p>17</text:p>
          </table:table-cell>
          <table:table-cell table:formula="of:=HEX2DEC(RIGHT([.$F184]; LEN([.F184]) - FIND(&quot;+&quot;; [.F184]; 2)))" office:value-type="float" office:value="19" calcext:value-type="float">
            <text:p>19</text:p>
          </table:table-cell>
          <table:table-cell table:formula="of:=[.G184] * [.H184] + [.I184]" office:value-type="float" office:value="427" calcext:value-type="float">
            <text:p>427</text:p>
          </table:table-cell>
          <table:table-cell table:formula="of:=LOWER(ORG.LIBREOFFICE.REGEX(ORG.LIBREOFFICE.REGEX(ORG.LIBREOFFICE.REGEX(ORG.LIBREOFFICE.REGEX(ORG.LIBREOFFICE.REGEX(ORG.LIBREOFFICE.REGEX(ORG.LIBREOFFICE.REGEX(COM.MICROSOFT.CONCAT([.D184]; &quot;_&quot;; [.C18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eviljho_beta" calcext:value-type="string">
            <text:p>layered_deviljho_bet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J185]*8+[.E185]" office:value-type="float" office:value="3422" calcext:value-type="float">
            <text:p>3422</text:p>
          </table:table-cell>
          <table:table-cell office:value-type="string" calcext:value-type="string">
            <text:p>"Kulve α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13</text:p>
          </table:table-cell>
          <table:table-cell table:formula="of:=HEX2DEC(MID([.$F185]; FIND(&quot;+&quot;; [.$F185]) + 1; FIND(&quot;*&quot;; [.$F185]) - FIND(&quot;+&quot;; [.$F185]) - 1))" office:value-type="float" office:value="24" calcext:value-type="float">
            <text:p>24</text:p>
          </table:table-cell>
          <table:table-cell table:formula="of:=HEX2DEC(MID([.$F185]; FIND(&quot;*&quot;; [.$F185]) + 1; FIND(&quot;+&quot;; [.$F185]; 2) - FIND(&quot;*&quot;; [.$F185]) - 1))" office:value-type="float" office:value="17" calcext:value-type="float">
            <text:p>17</text:p>
          </table:table-cell>
          <table:table-cell table:formula="of:=HEX2DEC(RIGHT([.$F185]; LEN([.F185]) - FIND(&quot;+&quot;; [.F185]; 2)))" office:value-type="float" office:value="19" calcext:value-type="float">
            <text:p>19</text:p>
          </table:table-cell>
          <table:table-cell table:formula="of:=[.G185] * [.H185] + [.I185]" office:value-type="float" office:value="427" calcext:value-type="float">
            <text:p>427</text:p>
          </table:table-cell>
          <table:table-cell table:formula="of:=LOWER(ORG.LIBREOFFICE.REGEX(ORG.LIBREOFFICE.REGEX(ORG.LIBREOFFICE.REGEX(ORG.LIBREOFFICE.REGEX(ORG.LIBREOFFICE.REGEX(ORG.LIBREOFFICE.REGEX(ORG.LIBREOFFICE.REGEX(COM.MICROSOFT.CONCAT([.D185]; &quot;_&quot;; [.C18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lve_alpha" calcext:value-type="string">
            <text:p>layered_kulve_alph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J186]*8+[.E186]" office:value-type="float" office:value="3423" calcext:value-type="float">
            <text:p>3423</text:p>
          </table:table-cell>
          <table:table-cell office:value-type="string" calcext:value-type="string">
            <text:p>"Kulve β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13</text:p>
          </table:table-cell>
          <table:table-cell table:formula="of:=HEX2DEC(MID([.$F186]; FIND(&quot;+&quot;; [.$F186]) + 1; FIND(&quot;*&quot;; [.$F186]) - FIND(&quot;+&quot;; [.$F186]) - 1))" office:value-type="float" office:value="24" calcext:value-type="float">
            <text:p>24</text:p>
          </table:table-cell>
          <table:table-cell table:formula="of:=HEX2DEC(MID([.$F186]; FIND(&quot;*&quot;; [.$F186]) + 1; FIND(&quot;+&quot;; [.$F186]; 2) - FIND(&quot;*&quot;; [.$F186]) - 1))" office:value-type="float" office:value="17" calcext:value-type="float">
            <text:p>17</text:p>
          </table:table-cell>
          <table:table-cell table:formula="of:=HEX2DEC(RIGHT([.$F186]; LEN([.F186]) - FIND(&quot;+&quot;; [.F186]; 2)))" office:value-type="float" office:value="19" calcext:value-type="float">
            <text:p>19</text:p>
          </table:table-cell>
          <table:table-cell table:formula="of:=[.G186] * [.H186] + [.I186]" office:value-type="float" office:value="427" calcext:value-type="float">
            <text:p>427</text:p>
          </table:table-cell>
          <table:table-cell table:formula="of:=LOWER(ORG.LIBREOFFICE.REGEX(ORG.LIBREOFFICE.REGEX(ORG.LIBREOFFICE.REGEX(ORG.LIBREOFFICE.REGEX(ORG.LIBREOFFICE.REGEX(ORG.LIBREOFFICE.REGEX(ORG.LIBREOFFICE.REGEX(COM.MICROSOFT.CONCAT([.D186]; &quot;_&quot;; [.C18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lve_beta" calcext:value-type="string">
            <text:p>layered_kulve_bet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J187]*8+[.E187]" office:value-type="float" office:value="3424" calcext:value-type="float">
            <text:p>3424</text:p>
          </table:table-cell>
          <table:table-cell office:value-type="string" calcext:value-type="string">
            <text:p>"Kulve γ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14</text:p>
          </table:table-cell>
          <table:table-cell table:formula="of:=HEX2DEC(MID([.$F187]; FIND(&quot;+&quot;; [.$F187]) + 1; FIND(&quot;*&quot;; [.$F187]) - FIND(&quot;+&quot;; [.$F187]) - 1))" office:value-type="float" office:value="24" calcext:value-type="float">
            <text:p>24</text:p>
          </table:table-cell>
          <table:table-cell table:formula="of:=HEX2DEC(MID([.$F187]; FIND(&quot;*&quot;; [.$F187]) + 1; FIND(&quot;+&quot;; [.$F187]; 2) - FIND(&quot;*&quot;; [.$F187]) - 1))" office:value-type="float" office:value="17" calcext:value-type="float">
            <text:p>17</text:p>
          </table:table-cell>
          <table:table-cell table:formula="of:=HEX2DEC(RIGHT([.$F187]; LEN([.F187]) - FIND(&quot;+&quot;; [.F187]; 2)))" office:value-type="float" office:value="20" calcext:value-type="float">
            <text:p>20</text:p>
          </table:table-cell>
          <table:table-cell table:formula="of:=[.G187] * [.H187] + [.I187]" office:value-type="float" office:value="428" calcext:value-type="float">
            <text:p>428</text:p>
          </table:table-cell>
          <table:table-cell table:formula="of:=LOWER(ORG.LIBREOFFICE.REGEX(ORG.LIBREOFFICE.REGEX(ORG.LIBREOFFICE.REGEX(ORG.LIBREOFFICE.REGEX(ORG.LIBREOFFICE.REGEX(ORG.LIBREOFFICE.REGEX(ORG.LIBREOFFICE.REGEX(COM.MICROSOFT.CONCAT([.D187]; &quot;_&quot;; [.C18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lve_gamma" calcext:value-type="string">
            <text:p>layered_kulve_gamm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J188]*8+[.E188]" office:value-type="float" office:value="3425" calcext:value-type="float">
            <text:p>3425</text:p>
          </table:table-cell>
          <table:table-cell office:value-type="string" calcext:value-type="string">
            <text:p>"Lunastra α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1+14</text:p>
          </table:table-cell>
          <table:table-cell table:formula="of:=HEX2DEC(MID([.$F188]; FIND(&quot;+&quot;; [.$F188]) + 1; FIND(&quot;*&quot;; [.$F188]) - FIND(&quot;+&quot;; [.$F188]) - 1))" office:value-type="float" office:value="24" calcext:value-type="float">
            <text:p>24</text:p>
          </table:table-cell>
          <table:table-cell table:formula="of:=HEX2DEC(MID([.$F188]; FIND(&quot;*&quot;; [.$F188]) + 1; FIND(&quot;+&quot;; [.$F188]; 2) - FIND(&quot;*&quot;; [.$F188]) - 1))" office:value-type="float" office:value="17" calcext:value-type="float">
            <text:p>17</text:p>
          </table:table-cell>
          <table:table-cell table:formula="of:=HEX2DEC(RIGHT([.$F188]; LEN([.F188]) - FIND(&quot;+&quot;; [.F188]; 2)))" office:value-type="float" office:value="20" calcext:value-type="float">
            <text:p>20</text:p>
          </table:table-cell>
          <table:table-cell table:formula="of:=[.G188] * [.H188] + [.I188]" office:value-type="float" office:value="428" calcext:value-type="float">
            <text:p>428</text:p>
          </table:table-cell>
          <table:table-cell table:formula="of:=LOWER(ORG.LIBREOFFICE.REGEX(ORG.LIBREOFFICE.REGEX(ORG.LIBREOFFICE.REGEX(ORG.LIBREOFFICE.REGEX(ORG.LIBREOFFICE.REGEX(ORG.LIBREOFFICE.REGEX(ORG.LIBREOFFICE.REGEX(COM.MICROSOFT.CONCAT([.D188]; &quot;_&quot;; [.C18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unastra_alpha" calcext:value-type="string">
            <text:p>layered_lunastra_alph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J189]*8+[.E189]" office:value-type="float" office:value="3426" calcext:value-type="float">
            <text:p>3426</text:p>
          </table:table-cell>
          <table:table-cell office:value-type="string" calcext:value-type="string">
            <text:p>"Lunastra β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14</text:p>
          </table:table-cell>
          <table:table-cell table:formula="of:=HEX2DEC(MID([.$F189]; FIND(&quot;+&quot;; [.$F189]) + 1; FIND(&quot;*&quot;; [.$F189]) - FIND(&quot;+&quot;; [.$F189]) - 1))" office:value-type="float" office:value="24" calcext:value-type="float">
            <text:p>24</text:p>
          </table:table-cell>
          <table:table-cell table:formula="of:=HEX2DEC(MID([.$F189]; FIND(&quot;*&quot;; [.$F189]) + 1; FIND(&quot;+&quot;; [.$F189]; 2) - FIND(&quot;*&quot;; [.$F189]) - 1))" office:value-type="float" office:value="17" calcext:value-type="float">
            <text:p>17</text:p>
          </table:table-cell>
          <table:table-cell table:formula="of:=HEX2DEC(RIGHT([.$F189]; LEN([.F189]) - FIND(&quot;+&quot;; [.F189]; 2)))" office:value-type="float" office:value="20" calcext:value-type="float">
            <text:p>20</text:p>
          </table:table-cell>
          <table:table-cell table:formula="of:=[.G189] * [.H189] + [.I189]" office:value-type="float" office:value="428" calcext:value-type="float">
            <text:p>428</text:p>
          </table:table-cell>
          <table:table-cell table:formula="of:=LOWER(ORG.LIBREOFFICE.REGEX(ORG.LIBREOFFICE.REGEX(ORG.LIBREOFFICE.REGEX(ORG.LIBREOFFICE.REGEX(ORG.LIBREOFFICE.REGEX(ORG.LIBREOFFICE.REGEX(ORG.LIBREOFFICE.REGEX(COM.MICROSOFT.CONCAT([.D189]; &quot;_&quot;; [.C18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unastra_beta" calcext:value-type="string">
            <text:p>layered_lunastra_bet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J190]*8+[.E190]" office:value-type="float" office:value="3427" calcext:value-type="float">
            <text:p>3427</text:p>
          </table:table-cell>
          <table:table-cell office:value-type="string" calcext:value-type="string">
            <text:p>"Lunastra γ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14</text:p>
          </table:table-cell>
          <table:table-cell table:formula="of:=HEX2DEC(MID([.$F190]; FIND(&quot;+&quot;; [.$F190]) + 1; FIND(&quot;*&quot;; [.$F190]) - FIND(&quot;+&quot;; [.$F190]) - 1))" office:value-type="float" office:value="24" calcext:value-type="float">
            <text:p>24</text:p>
          </table:table-cell>
          <table:table-cell table:formula="of:=HEX2DEC(MID([.$F190]; FIND(&quot;*&quot;; [.$F190]) + 1; FIND(&quot;+&quot;; [.$F190]; 2) - FIND(&quot;*&quot;; [.$F190]) - 1))" office:value-type="float" office:value="17" calcext:value-type="float">
            <text:p>17</text:p>
          </table:table-cell>
          <table:table-cell table:formula="of:=HEX2DEC(RIGHT([.$F190]; LEN([.F190]) - FIND(&quot;+&quot;; [.F190]; 2)))" office:value-type="float" office:value="20" calcext:value-type="float">
            <text:p>20</text:p>
          </table:table-cell>
          <table:table-cell table:formula="of:=[.G190] * [.H190] + [.I190]" office:value-type="float" office:value="428" calcext:value-type="float">
            <text:p>428</text:p>
          </table:table-cell>
          <table:table-cell table:formula="of:=LOWER(ORG.LIBREOFFICE.REGEX(ORG.LIBREOFFICE.REGEX(ORG.LIBREOFFICE.REGEX(ORG.LIBREOFFICE.REGEX(ORG.LIBREOFFICE.REGEX(ORG.LIBREOFFICE.REGEX(ORG.LIBREOFFICE.REGEX(COM.MICROSOFT.CONCAT([.D190]; &quot;_&quot;; [.C19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unastra_gamma" calcext:value-type="string">
            <text:p>layered_lunastra_gamm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J191]*8+[.E191]" office:value-type="float" office:value="3442" calcext:value-type="float">
            <text:p>3442</text:p>
          </table:table-cell>
          <table:table-cell office:value-type="string" calcext:value-type="string">
            <text:p>"Rose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1+16</text:p>
          </table:table-cell>
          <table:table-cell table:formula="of:=HEX2DEC(MID([.$F191]; FIND(&quot;+&quot;; [.$F191]) + 1; FIND(&quot;*&quot;; [.$F191]) - FIND(&quot;+&quot;; [.$F191]) - 1))" office:value-type="float" office:value="24" calcext:value-type="float">
            <text:p>24</text:p>
          </table:table-cell>
          <table:table-cell table:formula="of:=HEX2DEC(MID([.$F191]; FIND(&quot;*&quot;; [.$F191]) + 1; FIND(&quot;+&quot;; [.$F191]; 2) - FIND(&quot;*&quot;; [.$F191]) - 1))" office:value-type="float" office:value="17" calcext:value-type="float">
            <text:p>17</text:p>
          </table:table-cell>
          <table:table-cell table:formula="of:=HEX2DEC(RIGHT([.$F191]; LEN([.F191]) - FIND(&quot;+&quot;; [.F191]; 2)))" office:value-type="float" office:value="22" calcext:value-type="float">
            <text:p>22</text:p>
          </table:table-cell>
          <table:table-cell table:formula="of:=[.G191] * [.H191] + [.I191]" office:value-type="float" office:value="430" calcext:value-type="float">
            <text:p>430</text:p>
          </table:table-cell>
          <table:table-cell table:formula="of:=LOWER(ORG.LIBREOFFICE.REGEX(ORG.LIBREOFFICE.REGEX(ORG.LIBREOFFICE.REGEX(ORG.LIBREOFFICE.REGEX(ORG.LIBREOFFICE.REGEX(ORG.LIBREOFFICE.REGEX(ORG.LIBREOFFICE.REGEX(COM.MICROSOFT.CONCAT([.D191]; &quot;_&quot;; [.C19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ose" calcext:value-type="string">
            <text:p>layered_ros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J192]*8+[.E192]" office:value-type="float" office:value="3443" calcext:value-type="float">
            <text:p>3443</text:p>
          </table:table-cell>
          <table:table-cell office:value-type="string" calcext:value-type="string">
            <text:p>"Passion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16</text:p>
          </table:table-cell>
          <table:table-cell table:formula="of:=HEX2DEC(MID([.$F192]; FIND(&quot;+&quot;; [.$F192]) + 1; FIND(&quot;*&quot;; [.$F192]) - FIND(&quot;+&quot;; [.$F192]) - 1))" office:value-type="float" office:value="24" calcext:value-type="float">
            <text:p>24</text:p>
          </table:table-cell>
          <table:table-cell table:formula="of:=HEX2DEC(MID([.$F192]; FIND(&quot;*&quot;; [.$F192]) + 1; FIND(&quot;+&quot;; [.$F192]; 2) - FIND(&quot;*&quot;; [.$F192]) - 1))" office:value-type="float" office:value="17" calcext:value-type="float">
            <text:p>17</text:p>
          </table:table-cell>
          <table:table-cell table:formula="of:=HEX2DEC(RIGHT([.$F192]; LEN([.F192]) - FIND(&quot;+&quot;; [.F192]; 2)))" office:value-type="float" office:value="22" calcext:value-type="float">
            <text:p>22</text:p>
          </table:table-cell>
          <table:table-cell table:formula="of:=[.G192] * [.H192] + [.I192]" office:value-type="float" office:value="430" calcext:value-type="float">
            <text:p>430</text:p>
          </table:table-cell>
          <table:table-cell table:formula="of:=LOWER(ORG.LIBREOFFICE.REGEX(ORG.LIBREOFFICE.REGEX(ORG.LIBREOFFICE.REGEX(ORG.LIBREOFFICE.REGEX(ORG.LIBREOFFICE.REGEX(ORG.LIBREOFFICE.REGEX(ORG.LIBREOFFICE.REGEX(COM.MICROSOFT.CONCAT([.D192]; &quot;_&quot;; [.C19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passion" calcext:value-type="string">
            <text:p>layered_passio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J193]*8+[.E193]" office:value-type="float" office:value="3444" calcext:value-type="float">
            <text:p>3444</text:p>
          </table:table-cell>
          <table:table-cell office:value-type="string" calcext:value-type="string">
            <text:p>"Demonlord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16</text:p>
          </table:table-cell>
          <table:table-cell table:formula="of:=HEX2DEC(MID([.$F193]; FIND(&quot;+&quot;; [.$F193]) + 1; FIND(&quot;*&quot;; [.$F193]) - FIND(&quot;+&quot;; [.$F193]) - 1))" office:value-type="float" office:value="24" calcext:value-type="float">
            <text:p>24</text:p>
          </table:table-cell>
          <table:table-cell table:formula="of:=HEX2DEC(MID([.$F193]; FIND(&quot;*&quot;; [.$F193]) + 1; FIND(&quot;+&quot;; [.$F193]; 2) - FIND(&quot;*&quot;; [.$F193]) - 1))" office:value-type="float" office:value="17" calcext:value-type="float">
            <text:p>17</text:p>
          </table:table-cell>
          <table:table-cell table:formula="of:=HEX2DEC(RIGHT([.$F193]; LEN([.F193]) - FIND(&quot;+&quot;; [.F193]; 2)))" office:value-type="float" office:value="22" calcext:value-type="float">
            <text:p>22</text:p>
          </table:table-cell>
          <table:table-cell table:formula="of:=[.G193] * [.H193] + [.I193]" office:value-type="float" office:value="430" calcext:value-type="float">
            <text:p>430</text:p>
          </table:table-cell>
          <table:table-cell table:formula="of:=LOWER(ORG.LIBREOFFICE.REGEX(ORG.LIBREOFFICE.REGEX(ORG.LIBREOFFICE.REGEX(ORG.LIBREOFFICE.REGEX(ORG.LIBREOFFICE.REGEX(ORG.LIBREOFFICE.REGEX(ORG.LIBREOFFICE.REGEX(COM.MICROSOFT.CONCAT([.D193]; &quot;_&quot;; [.C19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emonlord" calcext:value-type="string">
            <text:p>layered_demonlord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J194]*8+[.E194]" office:value-type="float" office:value="3445" calcext:value-type="float">
            <text:p>3445</text:p>
          </table:table-cell>
          <table:table-cell office:value-type="string" calcext:value-type="string">
            <text:p>"Oolong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16</text:p>
          </table:table-cell>
          <table:table-cell table:formula="of:=HEX2DEC(MID([.$F194]; FIND(&quot;+&quot;; [.$F194]) + 1; FIND(&quot;*&quot;; [.$F194]) - FIND(&quot;+&quot;; [.$F194]) - 1))" office:value-type="float" office:value="24" calcext:value-type="float">
            <text:p>24</text:p>
          </table:table-cell>
          <table:table-cell table:formula="of:=HEX2DEC(MID([.$F194]; FIND(&quot;*&quot;; [.$F194]) + 1; FIND(&quot;+&quot;; [.$F194]; 2) - FIND(&quot;*&quot;; [.$F194]) - 1))" office:value-type="float" office:value="17" calcext:value-type="float">
            <text:p>17</text:p>
          </table:table-cell>
          <table:table-cell table:formula="of:=HEX2DEC(RIGHT([.$F194]; LEN([.F194]) - FIND(&quot;+&quot;; [.F194]; 2)))" office:value-type="float" office:value="22" calcext:value-type="float">
            <text:p>22</text:p>
          </table:table-cell>
          <table:table-cell table:formula="of:=[.G194] * [.H194] + [.I194]" office:value-type="float" office:value="430" calcext:value-type="float">
            <text:p>430</text:p>
          </table:table-cell>
          <table:table-cell table:formula="of:=LOWER(ORG.LIBREOFFICE.REGEX(ORG.LIBREOFFICE.REGEX(ORG.LIBREOFFICE.REGEX(ORG.LIBREOFFICE.REGEX(ORG.LIBREOFFICE.REGEX(ORG.LIBREOFFICE.REGEX(ORG.LIBREOFFICE.REGEX(COM.MICROSOFT.CONCAT([.D194]; &quot;_&quot;; [.C19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oolong" calcext:value-type="string">
            <text:p>layered_oolon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J195]*8+[.E195]" office:value-type="float" office:value="3446" calcext:value-type="float">
            <text:p>3446</text:p>
          </table:table-cell>
          <table:table-cell office:value-type="string" calcext:value-type="string">
            <text:p>"Astral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16</text:p>
          </table:table-cell>
          <table:table-cell table:formula="of:=HEX2DEC(MID([.$F195]; FIND(&quot;+&quot;; [.$F195]) + 1; FIND(&quot;*&quot;; [.$F195]) - FIND(&quot;+&quot;; [.$F195]) - 1))" office:value-type="float" office:value="24" calcext:value-type="float">
            <text:p>24</text:p>
          </table:table-cell>
          <table:table-cell table:formula="of:=HEX2DEC(MID([.$F195]; FIND(&quot;*&quot;; [.$F195]) + 1; FIND(&quot;+&quot;; [.$F195]; 2) - FIND(&quot;*&quot;; [.$F195]) - 1))" office:value-type="float" office:value="17" calcext:value-type="float">
            <text:p>17</text:p>
          </table:table-cell>
          <table:table-cell table:formula="of:=HEX2DEC(RIGHT([.$F195]; LEN([.F195]) - FIND(&quot;+&quot;; [.F195]; 2)))" office:value-type="float" office:value="22" calcext:value-type="float">
            <text:p>22</text:p>
          </table:table-cell>
          <table:table-cell table:formula="of:=[.G195] * [.H195] + [.I195]" office:value-type="float" office:value="430" calcext:value-type="float">
            <text:p>430</text:p>
          </table:table-cell>
          <table:table-cell table:formula="of:=LOWER(ORG.LIBREOFFICE.REGEX(ORG.LIBREOFFICE.REGEX(ORG.LIBREOFFICE.REGEX(ORG.LIBREOFFICE.REGEX(ORG.LIBREOFFICE.REGEX(ORG.LIBREOFFICE.REGEX(ORG.LIBREOFFICE.REGEX(COM.MICROSOFT.CONCAT([.D195]; &quot;_&quot;; [.C19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stral" calcext:value-type="string">
            <text:p>layered_astral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J196]*8+[.E196]" office:value-type="float" office:value="3447" calcext:value-type="float">
            <text:p>3447</text:p>
          </table:table-cell>
          <table:table-cell office:value-type="string" calcext:value-type="string">
            <text:p>"Azure Starlord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16</text:p>
          </table:table-cell>
          <table:table-cell table:formula="of:=HEX2DEC(MID([.$F196]; FIND(&quot;+&quot;; [.$F196]) + 1; FIND(&quot;*&quot;; [.$F196]) - FIND(&quot;+&quot;; [.$F196]) - 1))" office:value-type="float" office:value="24" calcext:value-type="float">
            <text:p>24</text:p>
          </table:table-cell>
          <table:table-cell table:formula="of:=HEX2DEC(MID([.$F196]; FIND(&quot;*&quot;; [.$F196]) + 1; FIND(&quot;+&quot;; [.$F196]; 2) - FIND(&quot;*&quot;; [.$F196]) - 1))" office:value-type="float" office:value="17" calcext:value-type="float">
            <text:p>17</text:p>
          </table:table-cell>
          <table:table-cell table:formula="of:=HEX2DEC(RIGHT([.$F196]; LEN([.F196]) - FIND(&quot;+&quot;; [.F196]; 2)))" office:value-type="float" office:value="22" calcext:value-type="float">
            <text:p>22</text:p>
          </table:table-cell>
          <table:table-cell table:formula="of:=[.G196] * [.H196] + [.I196]" office:value-type="float" office:value="430" calcext:value-type="float">
            <text:p>430</text:p>
          </table:table-cell>
          <table:table-cell table:formula="of:=LOWER(ORG.LIBREOFFICE.REGEX(ORG.LIBREOFFICE.REGEX(ORG.LIBREOFFICE.REGEX(ORG.LIBREOFFICE.REGEX(ORG.LIBREOFFICE.REGEX(ORG.LIBREOFFICE.REGEX(ORG.LIBREOFFICE.REGEX(COM.MICROSOFT.CONCAT([.D196]; &quot;_&quot;; [.C19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zure_starlord" calcext:value-type="string">
            <text:p>layered_azure_starlord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J197]*8+[.E197]" office:value-type="float" office:value="3448" calcext:value-type="float">
            <text:p>3448</text:p>
          </table:table-cell>
          <table:table-cell office:value-type="string" calcext:value-type="string">
            <text:p>"Azure Age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1+17</text:p>
          </table:table-cell>
          <table:table-cell table:formula="of:=HEX2DEC(MID([.$F197]; FIND(&quot;+&quot;; [.$F197]) + 1; FIND(&quot;*&quot;; [.$F197]) - FIND(&quot;+&quot;; [.$F197]) - 1))" office:value-type="float" office:value="24" calcext:value-type="float">
            <text:p>24</text:p>
          </table:table-cell>
          <table:table-cell table:formula="of:=HEX2DEC(MID([.$F197]; FIND(&quot;*&quot;; [.$F197]) + 1; FIND(&quot;+&quot;; [.$F197]; 2) - FIND(&quot;*&quot;; [.$F197]) - 1))" office:value-type="float" office:value="17" calcext:value-type="float">
            <text:p>17</text:p>
          </table:table-cell>
          <table:table-cell table:formula="of:=HEX2DEC(RIGHT([.$F197]; LEN([.F197]) - FIND(&quot;+&quot;; [.F197]; 2)))" office:value-type="float" office:value="23" calcext:value-type="float">
            <text:p>23</text:p>
          </table:table-cell>
          <table:table-cell table:formula="of:=[.G197] * [.H197] + [.I197]" office:value-type="float" office:value="431" calcext:value-type="float">
            <text:p>431</text:p>
          </table:table-cell>
          <table:table-cell table:formula="of:=LOWER(ORG.LIBREOFFICE.REGEX(ORG.LIBREOFFICE.REGEX(ORG.LIBREOFFICE.REGEX(ORG.LIBREOFFICE.REGEX(ORG.LIBREOFFICE.REGEX(ORG.LIBREOFFICE.REGEX(ORG.LIBREOFFICE.REGEX(COM.MICROSOFT.CONCAT([.D197]; &quot;_&quot;; [.C19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zure_age" calcext:value-type="string">
            <text:p>layered_azure_ag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J198]*8+[.E198]" office:value-type="float" office:value="3451" calcext:value-type="float">
            <text:p>3451</text:p>
          </table:table-cell>
          <table:table-cell office:value-type="string" calcext:value-type="string">
            <text:p>"Leon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1+17</text:p>
          </table:table-cell>
          <table:table-cell table:formula="of:=HEX2DEC(MID([.$F198]; FIND(&quot;+&quot;; [.$F198]) + 1; FIND(&quot;*&quot;; [.$F198]) - FIND(&quot;+&quot;; [.$F198]) - 1))" office:value-type="float" office:value="24" calcext:value-type="float">
            <text:p>24</text:p>
          </table:table-cell>
          <table:table-cell table:formula="of:=HEX2DEC(MID([.$F198]; FIND(&quot;*&quot;; [.$F198]) + 1; FIND(&quot;+&quot;; [.$F198]; 2) - FIND(&quot;*&quot;; [.$F198]) - 1))" office:value-type="float" office:value="17" calcext:value-type="float">
            <text:p>17</text:p>
          </table:table-cell>
          <table:table-cell table:formula="of:=HEX2DEC(RIGHT([.$F198]; LEN([.F198]) - FIND(&quot;+&quot;; [.F198]; 2)))" office:value-type="float" office:value="23" calcext:value-type="float">
            <text:p>23</text:p>
          </table:table-cell>
          <table:table-cell table:formula="of:=[.G198] * [.H198] + [.I198]" office:value-type="float" office:value="431" calcext:value-type="float">
            <text:p>431</text:p>
          </table:table-cell>
          <table:table-cell table:formula="of:=LOWER(ORG.LIBREOFFICE.REGEX(ORG.LIBREOFFICE.REGEX(ORG.LIBREOFFICE.REGEX(ORG.LIBREOFFICE.REGEX(ORG.LIBREOFFICE.REGEX(ORG.LIBREOFFICE.REGEX(ORG.LIBREOFFICE.REGEX(COM.MICROSOFT.CONCAT([.D198]; &quot;_&quot;; [.C19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eon_plus" calcext:value-type="string">
            <text:p>layered_leon_plu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J199]*8+[.E199]" office:value-type="float" office:value="3452" calcext:value-type="float">
            <text:p>3452</text:p>
          </table:table-cell>
          <table:table-cell office:value-type="string" calcext:value-type="string">
            <text:p>"Claire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1+17</text:p>
          </table:table-cell>
          <table:table-cell table:formula="of:=HEX2DEC(MID([.$F199]; FIND(&quot;+&quot;; [.$F199]) + 1; FIND(&quot;*&quot;; [.$F199]) - FIND(&quot;+&quot;; [.$F199]) - 1))" office:value-type="float" office:value="24" calcext:value-type="float">
            <text:p>24</text:p>
          </table:table-cell>
          <table:table-cell table:formula="of:=HEX2DEC(MID([.$F199]; FIND(&quot;*&quot;; [.$F199]) + 1; FIND(&quot;+&quot;; [.$F199]; 2) - FIND(&quot;*&quot;; [.$F199]) - 1))" office:value-type="float" office:value="17" calcext:value-type="float">
            <text:p>17</text:p>
          </table:table-cell>
          <table:table-cell table:formula="of:=HEX2DEC(RIGHT([.$F199]; LEN([.F199]) - FIND(&quot;+&quot;; [.F199]; 2)))" office:value-type="float" office:value="23" calcext:value-type="float">
            <text:p>23</text:p>
          </table:table-cell>
          <table:table-cell table:formula="of:=[.G199] * [.H199] + [.I199]" office:value-type="float" office:value="431" calcext:value-type="float">
            <text:p>431</text:p>
          </table:table-cell>
          <table:table-cell table:formula="of:=LOWER(ORG.LIBREOFFICE.REGEX(ORG.LIBREOFFICE.REGEX(ORG.LIBREOFFICE.REGEX(ORG.LIBREOFFICE.REGEX(ORG.LIBREOFFICE.REGEX(ORG.LIBREOFFICE.REGEX(ORG.LIBREOFFICE.REGEX(COM.MICROSOFT.CONCAT([.D199]; &quot;_&quot;; [.C19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claire_plus" calcext:value-type="string">
            <text:p>layered_claire_plu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J200]*8+[.E200]" office:value-type="float" office:value="3453" calcext:value-type="float">
            <text:p>3453</text:p>
          </table:table-cell>
          <table:table-cell office:value-type="string" calcext:value-type="string">
            <text:p>"Faux Kelbi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1+17</text:p>
          </table:table-cell>
          <table:table-cell table:formula="of:=HEX2DEC(MID([.$F200]; FIND(&quot;+&quot;; [.$F200]) + 1; FIND(&quot;*&quot;; [.$F200]) - FIND(&quot;+&quot;; [.$F200]) - 1))" office:value-type="float" office:value="24" calcext:value-type="float">
            <text:p>24</text:p>
          </table:table-cell>
          <table:table-cell table:formula="of:=HEX2DEC(MID([.$F200]; FIND(&quot;*&quot;; [.$F200]) + 1; FIND(&quot;+&quot;; [.$F200]; 2) - FIND(&quot;*&quot;; [.$F200]) - 1))" office:value-type="float" office:value="17" calcext:value-type="float">
            <text:p>17</text:p>
          </table:table-cell>
          <table:table-cell table:formula="of:=HEX2DEC(RIGHT([.$F200]; LEN([.F200]) - FIND(&quot;+&quot;; [.F200]; 2)))" office:value-type="float" office:value="23" calcext:value-type="float">
            <text:p>23</text:p>
          </table:table-cell>
          <table:table-cell table:formula="of:=[.G200] * [.H200] + [.I200]" office:value-type="float" office:value="431" calcext:value-type="float">
            <text:p>431</text:p>
          </table:table-cell>
          <table:table-cell table:formula="of:=LOWER(ORG.LIBREOFFICE.REGEX(ORG.LIBREOFFICE.REGEX(ORG.LIBREOFFICE.REGEX(ORG.LIBREOFFICE.REGEX(ORG.LIBREOFFICE.REGEX(ORG.LIBREOFFICE.REGEX(ORG.LIBREOFFICE.REGEX(COM.MICROSOFT.CONCAT([.D200]; &quot;_&quot;; [.C20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faux_kelbi" calcext:value-type="string">
            <text:p>layered_faux_kelbi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J201]*8+[.E201]" office:value-type="float" office:value="3454" calcext:value-type="float">
            <text:p>3454</text:p>
          </table:table-cell>
          <table:table-cell office:value-type="string" calcext:value-type="string">
            <text:p>"Skull Scarf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1+17</text:p>
          </table:table-cell>
          <table:table-cell table:formula="of:=HEX2DEC(MID([.$F201]; FIND(&quot;+&quot;; [.$F201]) + 1; FIND(&quot;*&quot;; [.$F201]) - FIND(&quot;+&quot;; [.$F201]) - 1))" office:value-type="float" office:value="24" calcext:value-type="float">
            <text:p>24</text:p>
          </table:table-cell>
          <table:table-cell table:formula="of:=HEX2DEC(MID([.$F201]; FIND(&quot;*&quot;; [.$F201]) + 1; FIND(&quot;+&quot;; [.$F201]; 2) - FIND(&quot;*&quot;; [.$F201]) - 1))" office:value-type="float" office:value="17" calcext:value-type="float">
            <text:p>17</text:p>
          </table:table-cell>
          <table:table-cell table:formula="of:=HEX2DEC(RIGHT([.$F201]; LEN([.F201]) - FIND(&quot;+&quot;; [.F201]; 2)))" office:value-type="float" office:value="23" calcext:value-type="float">
            <text:p>23</text:p>
          </table:table-cell>
          <table:table-cell table:formula="of:=[.G201] * [.H201] + [.I201]" office:value-type="float" office:value="431" calcext:value-type="float">
            <text:p>431</text:p>
          </table:table-cell>
          <table:table-cell table:formula="of:=LOWER(ORG.LIBREOFFICE.REGEX(ORG.LIBREOFFICE.REGEX(ORG.LIBREOFFICE.REGEX(ORG.LIBREOFFICE.REGEX(ORG.LIBREOFFICE.REGEX(ORG.LIBREOFFICE.REGEX(ORG.LIBREOFFICE.REGEX(COM.MICROSOFT.CONCAT([.D201]; &quot;_&quot;; [.C20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kull_scarf" calcext:value-type="string">
            <text:p>layered_skull_scarf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J202]*8+[.E202]" office:value-type="float" office:value="3455" calcext:value-type="float">
            <text:p>3455</text:p>
          </table:table-cell>
          <table:table-cell office:value-type="string" calcext:value-type="string">
            <text:p>"Sealed Dragon Cloth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1+17</text:p>
          </table:table-cell>
          <table:table-cell table:formula="of:=HEX2DEC(MID([.$F202]; FIND(&quot;+&quot;; [.$F202]) + 1; FIND(&quot;*&quot;; [.$F202]) - FIND(&quot;+&quot;; [.$F202]) - 1))" office:value-type="float" office:value="24" calcext:value-type="float">
            <text:p>24</text:p>
          </table:table-cell>
          <table:table-cell table:formula="of:=HEX2DEC(MID([.$F202]; FIND(&quot;*&quot;; [.$F202]) + 1; FIND(&quot;+&quot;; [.$F202]; 2) - FIND(&quot;*&quot;; [.$F202]) - 1))" office:value-type="float" office:value="17" calcext:value-type="float">
            <text:p>17</text:p>
          </table:table-cell>
          <table:table-cell table:formula="of:=HEX2DEC(RIGHT([.$F202]; LEN([.F202]) - FIND(&quot;+&quot;; [.F202]; 2)))" office:value-type="float" office:value="23" calcext:value-type="float">
            <text:p>23</text:p>
          </table:table-cell>
          <table:table-cell table:formula="of:=[.G202] * [.H202] + [.I202]" office:value-type="float" office:value="431" calcext:value-type="float">
            <text:p>431</text:p>
          </table:table-cell>
          <table:table-cell table:formula="of:=LOWER(ORG.LIBREOFFICE.REGEX(ORG.LIBREOFFICE.REGEX(ORG.LIBREOFFICE.REGEX(ORG.LIBREOFFICE.REGEX(ORG.LIBREOFFICE.REGEX(ORG.LIBREOFFICE.REGEX(ORG.LIBREOFFICE.REGEX(COM.MICROSOFT.CONCAT([.D202]; &quot;_&quot;; [.C20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ealed_dragon_cloth" calcext:value-type="string">
            <text:p>layered_sealed_dragon_cloth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J203]*8+[.E203]" office:value-type="float" office:value="3456" calcext:value-type="float">
            <text:p>3456</text:p>
          </table:table-cell>
          <table:table-cell office:value-type="string" calcext:value-type="string">
            <text:p>"Wyverian Ears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2+0</text:p>
          </table:table-cell>
          <table:table-cell table:formula="of:=HEX2DEC(MID([.$F203]; FIND(&quot;+&quot;; [.$F203]) + 1; FIND(&quot;*&quot;; [.$F203]) - FIND(&quot;+&quot;; [.$F203]) - 1))" office:value-type="float" office:value="24" calcext:value-type="float">
            <text:p>24</text:p>
          </table:table-cell>
          <table:table-cell table:formula="of:=HEX2DEC(MID([.$F203]; FIND(&quot;*&quot;; [.$F203]) + 1; FIND(&quot;+&quot;; [.$F203]; 2) - FIND(&quot;*&quot;; [.$F203]) - 1))" office:value-type="float" office:value="18" calcext:value-type="float">
            <text:p>18</text:p>
          </table:table-cell>
          <table:table-cell table:formula="of:=HEX2DEC(RIGHT([.$F203]; LEN([.F203]) - FIND(&quot;+&quot;; [.F203]; 2)))" office:value-type="float" office:value="0" calcext:value-type="float">
            <text:p>0</text:p>
          </table:table-cell>
          <table:table-cell table:formula="of:=[.G203] * [.H203] + [.I203]" office:value-type="float" office:value="432" calcext:value-type="float">
            <text:p>432</text:p>
          </table:table-cell>
          <table:table-cell table:formula="of:=LOWER(ORG.LIBREOFFICE.REGEX(ORG.LIBREOFFICE.REGEX(ORG.LIBREOFFICE.REGEX(ORG.LIBREOFFICE.REGEX(ORG.LIBREOFFICE.REGEX(ORG.LIBREOFFICE.REGEX(ORG.LIBREOFFICE.REGEX(COM.MICROSOFT.CONCAT([.D203]; &quot;_&quot;; [.C20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wyverian_ears" calcext:value-type="string">
            <text:p>layered_wyverian_ear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J204]*8+[.E204]" office:value-type="float" office:value="3457" calcext:value-type="float">
            <text:p>3457</text:p>
          </table:table-cell>
          <table:table-cell office:value-type="string" calcext:value-type="string">
            <text:p>"Faux Aptonoth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2+0</text:p>
          </table:table-cell>
          <table:table-cell table:formula="of:=HEX2DEC(MID([.$F204]; FIND(&quot;+&quot;; [.$F204]) + 1; FIND(&quot;*&quot;; [.$F204]) - FIND(&quot;+&quot;; [.$F204]) - 1))" office:value-type="float" office:value="24" calcext:value-type="float">
            <text:p>24</text:p>
          </table:table-cell>
          <table:table-cell table:formula="of:=HEX2DEC(MID([.$F204]; FIND(&quot;*&quot;; [.$F204]) + 1; FIND(&quot;+&quot;; [.$F204]; 2) - FIND(&quot;*&quot;; [.$F204]) - 1))" office:value-type="float" office:value="18" calcext:value-type="float">
            <text:p>18</text:p>
          </table:table-cell>
          <table:table-cell table:formula="of:=HEX2DEC(RIGHT([.$F204]; LEN([.F204]) - FIND(&quot;+&quot;; [.F204]; 2)))" office:value-type="float" office:value="0" calcext:value-type="float">
            <text:p>0</text:p>
          </table:table-cell>
          <table:table-cell table:formula="of:=[.G204] * [.H204] + [.I204]" office:value-type="float" office:value="432" calcext:value-type="float">
            <text:p>432</text:p>
          </table:table-cell>
          <table:table-cell table:formula="of:=LOWER(ORG.LIBREOFFICE.REGEX(ORG.LIBREOFFICE.REGEX(ORG.LIBREOFFICE.REGEX(ORG.LIBREOFFICE.REGEX(ORG.LIBREOFFICE.REGEX(ORG.LIBREOFFICE.REGEX(ORG.LIBREOFFICE.REGEX(COM.MICROSOFT.CONCAT([.D204]; &quot;_&quot;; [.C20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faux_aptonoth" calcext:value-type="string">
            <text:p>layered_faux_aptonoth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J205]*8+[.E205]" office:value-type="float" office:value="3458" calcext:value-type="float">
            <text:p>3458</text:p>
          </table:table-cell>
          <table:table-cell office:value-type="string" calcext:value-type="string">
            <text:p>"Duffel Penguin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2+0</text:p>
          </table:table-cell>
          <table:table-cell table:formula="of:=HEX2DEC(MID([.$F205]; FIND(&quot;+&quot;; [.$F205]) + 1; FIND(&quot;*&quot;; [.$F205]) - FIND(&quot;+&quot;; [.$F205]) - 1))" office:value-type="float" office:value="24" calcext:value-type="float">
            <text:p>24</text:p>
          </table:table-cell>
          <table:table-cell table:formula="of:=HEX2DEC(MID([.$F205]; FIND(&quot;*&quot;; [.$F205]) + 1; FIND(&quot;+&quot;; [.$F205]; 2) - FIND(&quot;*&quot;; [.$F205]) - 1))" office:value-type="float" office:value="18" calcext:value-type="float">
            <text:p>18</text:p>
          </table:table-cell>
          <table:table-cell table:formula="of:=HEX2DEC(RIGHT([.$F205]; LEN([.F205]) - FIND(&quot;+&quot;; [.F205]; 2)))" office:value-type="float" office:value="0" calcext:value-type="float">
            <text:p>0</text:p>
          </table:table-cell>
          <table:table-cell table:formula="of:=[.G205] * [.H205] + [.I205]" office:value-type="float" office:value="432" calcext:value-type="float">
            <text:p>432</text:p>
          </table:table-cell>
          <table:table-cell table:formula="of:=LOWER(ORG.LIBREOFFICE.REGEX(ORG.LIBREOFFICE.REGEX(ORG.LIBREOFFICE.REGEX(ORG.LIBREOFFICE.REGEX(ORG.LIBREOFFICE.REGEX(ORG.LIBREOFFICE.REGEX(ORG.LIBREOFFICE.REGEX(COM.MICROSOFT.CONCAT([.D205]; &quot;_&quot;; [.C20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uffel_penguin_plus" calcext:value-type="string">
            <text:p>layered_duffel_penguin_plu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J206]*8+[.E206]" office:value-type="float" office:value="3459" calcext:value-type="float">
            <text:p>3459</text:p>
          </table:table-cell>
          <table:table-cell office:value-type="string" calcext:value-type="string">
            <text:p>"Hare Band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2+0</text:p>
          </table:table-cell>
          <table:table-cell table:formula="of:=HEX2DEC(MID([.$F206]; FIND(&quot;+&quot;; [.$F206]) + 1; FIND(&quot;*&quot;; [.$F206]) - FIND(&quot;+&quot;; [.$F206]) - 1))" office:value-type="float" office:value="24" calcext:value-type="float">
            <text:p>24</text:p>
          </table:table-cell>
          <table:table-cell table:formula="of:=HEX2DEC(MID([.$F206]; FIND(&quot;*&quot;; [.$F206]) + 1; FIND(&quot;+&quot;; [.$F206]; 2) - FIND(&quot;*&quot;; [.$F206]) - 1))" office:value-type="float" office:value="18" calcext:value-type="float">
            <text:p>18</text:p>
          </table:table-cell>
          <table:table-cell table:formula="of:=HEX2DEC(RIGHT([.$F206]; LEN([.F206]) - FIND(&quot;+&quot;; [.F206]; 2)))" office:value-type="float" office:value="0" calcext:value-type="float">
            <text:p>0</text:p>
          </table:table-cell>
          <table:table-cell table:formula="of:=[.G206] * [.H206] + [.I206]" office:value-type="float" office:value="432" calcext:value-type="float">
            <text:p>432</text:p>
          </table:table-cell>
          <table:table-cell table:formula="of:=LOWER(ORG.LIBREOFFICE.REGEX(ORG.LIBREOFFICE.REGEX(ORG.LIBREOFFICE.REGEX(ORG.LIBREOFFICE.REGEX(ORG.LIBREOFFICE.REGEX(ORG.LIBREOFFICE.REGEX(ORG.LIBREOFFICE.REGEX(COM.MICROSOFT.CONCAT([.D206]; &quot;_&quot;; [.C20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hare_band" calcext:value-type="string">
            <text:p>layered_hare_ban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J207]*8+[.E207]" office:value-type="float" office:value="3460" calcext:value-type="float">
            <text:p>3460</text:p>
          </table:table-cell>
          <table:table-cell office:value-type="string" calcext:value-type="string">
            <text:p>"Downy Crake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2+0</text:p>
          </table:table-cell>
          <table:table-cell table:formula="of:=HEX2DEC(MID([.$F207]; FIND(&quot;+&quot;; [.$F207]) + 1; FIND(&quot;*&quot;; [.$F207]) - FIND(&quot;+&quot;; [.$F207]) - 1))" office:value-type="float" office:value="24" calcext:value-type="float">
            <text:p>24</text:p>
          </table:table-cell>
          <table:table-cell table:formula="of:=HEX2DEC(MID([.$F207]; FIND(&quot;*&quot;; [.$F207]) + 1; FIND(&quot;+&quot;; [.$F207]; 2) - FIND(&quot;*&quot;; [.$F207]) - 1))" office:value-type="float" office:value="18" calcext:value-type="float">
            <text:p>18</text:p>
          </table:table-cell>
          <table:table-cell table:formula="of:=HEX2DEC(RIGHT([.$F207]; LEN([.F207]) - FIND(&quot;+&quot;; [.F207]; 2)))" office:value-type="float" office:value="0" calcext:value-type="float">
            <text:p>0</text:p>
          </table:table-cell>
          <table:table-cell table:formula="of:=[.G207] * [.H207] + [.I207]" office:value-type="float" office:value="432" calcext:value-type="float">
            <text:p>432</text:p>
          </table:table-cell>
          <table:table-cell table:formula="of:=LOWER(ORG.LIBREOFFICE.REGEX(ORG.LIBREOFFICE.REGEX(ORG.LIBREOFFICE.REGEX(ORG.LIBREOFFICE.REGEX(ORG.LIBREOFFICE.REGEX(ORG.LIBREOFFICE.REGEX(ORG.LIBREOFFICE.REGEX(COM.MICROSOFT.CONCAT([.D207]; &quot;_&quot;; [.C20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owny_crake" calcext:value-type="string">
            <text:p>layered_downy_crak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J208]*8+[.E208]" office:value-type="float" office:value="3461" calcext:value-type="float">
            <text:p>3461</text:p>
          </table:table-cell>
          <table:table-cell office:value-type="string" calcext:value-type="string">
            <text:p>"Pearlspring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2+0</text:p>
          </table:table-cell>
          <table:table-cell table:formula="of:=HEX2DEC(MID([.$F208]; FIND(&quot;+&quot;; [.$F208]) + 1; FIND(&quot;*&quot;; [.$F208]) - FIND(&quot;+&quot;; [.$F208]) - 1))" office:value-type="float" office:value="24" calcext:value-type="float">
            <text:p>24</text:p>
          </table:table-cell>
          <table:table-cell table:formula="of:=HEX2DEC(MID([.$F208]; FIND(&quot;*&quot;; [.$F208]) + 1; FIND(&quot;+&quot;; [.$F208]; 2) - FIND(&quot;*&quot;; [.$F208]) - 1))" office:value-type="float" office:value="18" calcext:value-type="float">
            <text:p>18</text:p>
          </table:table-cell>
          <table:table-cell table:formula="of:=HEX2DEC(RIGHT([.$F208]; LEN([.F208]) - FIND(&quot;+&quot;; [.F208]; 2)))" office:value-type="float" office:value="0" calcext:value-type="float">
            <text:p>0</text:p>
          </table:table-cell>
          <table:table-cell table:formula="of:=[.G208] * [.H208] + [.I208]" office:value-type="float" office:value="432" calcext:value-type="float">
            <text:p>432</text:p>
          </table:table-cell>
          <table:table-cell table:formula="of:=LOWER(ORG.LIBREOFFICE.REGEX(ORG.LIBREOFFICE.REGEX(ORG.LIBREOFFICE.REGEX(ORG.LIBREOFFICE.REGEX(ORG.LIBREOFFICE.REGEX(ORG.LIBREOFFICE.REGEX(ORG.LIBREOFFICE.REGEX(COM.MICROSOFT.CONCAT([.D208]; &quot;_&quot;; [.C20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pearlspring_plus" calcext:value-type="string">
            <text:p>layered_pearlspring_plu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J209]*8+[.E209]" office:value-type="float" office:value="3462" calcext:value-type="float">
            <text:p>3462</text:p>
          </table:table-cell>
          <table:table-cell office:value-type="string" calcext:value-type="string">
            <text:p>"Goldspring Macaque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2+0</text:p>
          </table:table-cell>
          <table:table-cell table:formula="of:=HEX2DEC(MID([.$F209]; FIND(&quot;+&quot;; [.$F209]) + 1; FIND(&quot;*&quot;; [.$F209]) - FIND(&quot;+&quot;; [.$F209]) - 1))" office:value-type="float" office:value="24" calcext:value-type="float">
            <text:p>24</text:p>
          </table:table-cell>
          <table:table-cell table:formula="of:=HEX2DEC(MID([.$F209]; FIND(&quot;*&quot;; [.$F209]) + 1; FIND(&quot;+&quot;; [.$F209]; 2) - FIND(&quot;*&quot;; [.$F209]) - 1))" office:value-type="float" office:value="18" calcext:value-type="float">
            <text:p>18</text:p>
          </table:table-cell>
          <table:table-cell table:formula="of:=HEX2DEC(RIGHT([.$F209]; LEN([.F209]) - FIND(&quot;+&quot;; [.F209]; 2)))" office:value-type="float" office:value="0" calcext:value-type="float">
            <text:p>0</text:p>
          </table:table-cell>
          <table:table-cell table:formula="of:=[.G209] * [.H209] + [.I209]" office:value-type="float" office:value="432" calcext:value-type="float">
            <text:p>432</text:p>
          </table:table-cell>
          <table:table-cell table:formula="of:=LOWER(ORG.LIBREOFFICE.REGEX(ORG.LIBREOFFICE.REGEX(ORG.LIBREOFFICE.REGEX(ORG.LIBREOFFICE.REGEX(ORG.LIBREOFFICE.REGEX(ORG.LIBREOFFICE.REGEX(ORG.LIBREOFFICE.REGEX(COM.MICROSOFT.CONCAT([.D209]; &quot;_&quot;; [.C20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oldspring_macaque" calcext:value-type="string">
            <text:p>layered_goldspring_macaqu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J210]*8+[.E210]" office:value-type="float" office:value="3463" calcext:value-type="float">
            <text:p>3463</text:p>
          </table:table-cell>
          <table:table-cell office:value-type="string" calcext:value-type="string">
            <text:p>"Kadachi Scarf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2+0</text:p>
          </table:table-cell>
          <table:table-cell table:formula="of:=HEX2DEC(MID([.$F210]; FIND(&quot;+&quot;; [.$F210]) + 1; FIND(&quot;*&quot;; [.$F210]) - FIND(&quot;+&quot;; [.$F210]) - 1))" office:value-type="float" office:value="24" calcext:value-type="float">
            <text:p>24</text:p>
          </table:table-cell>
          <table:table-cell table:formula="of:=HEX2DEC(MID([.$F210]; FIND(&quot;*&quot;; [.$F210]) + 1; FIND(&quot;+&quot;; [.$F210]; 2) - FIND(&quot;*&quot;; [.$F210]) - 1))" office:value-type="float" office:value="18" calcext:value-type="float">
            <text:p>18</text:p>
          </table:table-cell>
          <table:table-cell table:formula="of:=HEX2DEC(RIGHT([.$F210]; LEN([.F210]) - FIND(&quot;+&quot;; [.F210]; 2)))" office:value-type="float" office:value="0" calcext:value-type="float">
            <text:p>0</text:p>
          </table:table-cell>
          <table:table-cell table:formula="of:=[.G210] * [.H210] + [.I210]" office:value-type="float" office:value="432" calcext:value-type="float">
            <text:p>432</text:p>
          </table:table-cell>
          <table:table-cell table:formula="of:=LOWER(ORG.LIBREOFFICE.REGEX(ORG.LIBREOFFICE.REGEX(ORG.LIBREOFFICE.REGEX(ORG.LIBREOFFICE.REGEX(ORG.LIBREOFFICE.REGEX(ORG.LIBREOFFICE.REGEX(ORG.LIBREOFFICE.REGEX(COM.MICROSOFT.CONCAT([.D210]; &quot;_&quot;; [.C21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adachi_scarf" calcext:value-type="string">
            <text:p>layered_kadachi_scarf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J211]*8+[.E211]" office:value-type="float" office:value="3464" calcext:value-type="float">
            <text:p>3464</text:p>
          </table:table-cell>
          <table:table-cell office:value-type="string" calcext:value-type="string">
            <text:p>"Buff Body α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2+1</text:p>
          </table:table-cell>
          <table:table-cell table:formula="of:=HEX2DEC(MID([.$F211]; FIND(&quot;+&quot;; [.$F211]) + 1; FIND(&quot;*&quot;; [.$F211]) - FIND(&quot;+&quot;; [.$F211]) - 1))" office:value-type="float" office:value="24" calcext:value-type="float">
            <text:p>24</text:p>
          </table:table-cell>
          <table:table-cell table:formula="of:=HEX2DEC(MID([.$F211]; FIND(&quot;*&quot;; [.$F211]) + 1; FIND(&quot;+&quot;; [.$F211]; 2) - FIND(&quot;*&quot;; [.$F211]) - 1))" office:value-type="float" office:value="18" calcext:value-type="float">
            <text:p>18</text:p>
          </table:table-cell>
          <table:table-cell table:formula="of:=HEX2DEC(RIGHT([.$F211]; LEN([.F211]) - FIND(&quot;+&quot;; [.F211]; 2)))" office:value-type="float" office:value="1" calcext:value-type="float">
            <text:p>1</text:p>
          </table:table-cell>
          <table:table-cell table:formula="of:=[.G211] * [.H211] + [.I211]" office:value-type="float" office:value="433" calcext:value-type="float">
            <text:p>433</text:p>
          </table:table-cell>
          <table:table-cell table:formula="of:=LOWER(ORG.LIBREOFFICE.REGEX(ORG.LIBREOFFICE.REGEX(ORG.LIBREOFFICE.REGEX(ORG.LIBREOFFICE.REGEX(ORG.LIBREOFFICE.REGEX(ORG.LIBREOFFICE.REGEX(ORG.LIBREOFFICE.REGEX(COM.MICROSOFT.CONCAT([.D211]; &quot;_&quot;; [.C21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ff_body_alpha_plus" calcext:value-type="string">
            <text:p>layered_buff_body_alpha_plu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J212]*8+[.E212]" office:value-type="float" office:value="3465" calcext:value-type="float">
            <text:p>3465</text:p>
          </table:table-cell>
          <table:table-cell office:value-type="string" calcext:value-type="string">
            <text:p>"Velkhana γ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2+1</text:p>
          </table:table-cell>
          <table:table-cell table:formula="of:=HEX2DEC(MID([.$F212]; FIND(&quot;+&quot;; [.$F212]) + 1; FIND(&quot;*&quot;; [.$F212]) - FIND(&quot;+&quot;; [.$F212]) - 1))" office:value-type="float" office:value="24" calcext:value-type="float">
            <text:p>24</text:p>
          </table:table-cell>
          <table:table-cell table:formula="of:=HEX2DEC(MID([.$F212]; FIND(&quot;*&quot;; [.$F212]) + 1; FIND(&quot;+&quot;; [.$F212]; 2) - FIND(&quot;*&quot;; [.$F212]) - 1))" office:value-type="float" office:value="18" calcext:value-type="float">
            <text:p>18</text:p>
          </table:table-cell>
          <table:table-cell table:formula="of:=HEX2DEC(RIGHT([.$F212]; LEN([.F212]) - FIND(&quot;+&quot;; [.F212]; 2)))" office:value-type="float" office:value="1" calcext:value-type="float">
            <text:p>1</text:p>
          </table:table-cell>
          <table:table-cell table:formula="of:=[.G212] * [.H212] + [.I212]" office:value-type="float" office:value="433" calcext:value-type="float">
            <text:p>433</text:p>
          </table:table-cell>
          <table:table-cell table:formula="of:=LOWER(ORG.LIBREOFFICE.REGEX(ORG.LIBREOFFICE.REGEX(ORG.LIBREOFFICE.REGEX(ORG.LIBREOFFICE.REGEX(ORG.LIBREOFFICE.REGEX(ORG.LIBREOFFICE.REGEX(ORG.LIBREOFFICE.REGEX(COM.MICROSOFT.CONCAT([.D212]; &quot;_&quot;; [.C21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velkhana_gamma_plus" calcext:value-type="string">
            <text:p>layered_velkhana_gamma_plu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J213]*8+[.E213]" office:value-type="float" office:value="3466" calcext:value-type="float">
            <text:p>3466</text:p>
          </table:table-cell>
          <table:table-cell office:value-type="string" calcext:value-type="string">
            <text:p>"Namielle γ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2+1</text:p>
          </table:table-cell>
          <table:table-cell table:formula="of:=HEX2DEC(MID([.$F213]; FIND(&quot;+&quot;; [.$F213]) + 1; FIND(&quot;*&quot;; [.$F213]) - FIND(&quot;+&quot;; [.$F213]) - 1))" office:value-type="float" office:value="24" calcext:value-type="float">
            <text:p>24</text:p>
          </table:table-cell>
          <table:table-cell table:formula="of:=HEX2DEC(MID([.$F213]; FIND(&quot;*&quot;; [.$F213]) + 1; FIND(&quot;+&quot;; [.$F213]; 2) - FIND(&quot;*&quot;; [.$F213]) - 1))" office:value-type="float" office:value="18" calcext:value-type="float">
            <text:p>18</text:p>
          </table:table-cell>
          <table:table-cell table:formula="of:=HEX2DEC(RIGHT([.$F213]; LEN([.F213]) - FIND(&quot;+&quot;; [.F213]; 2)))" office:value-type="float" office:value="1" calcext:value-type="float">
            <text:p>1</text:p>
          </table:table-cell>
          <table:table-cell table:formula="of:=[.G213] * [.H213] + [.I213]" office:value-type="float" office:value="433" calcext:value-type="float">
            <text:p>433</text:p>
          </table:table-cell>
          <table:table-cell table:formula="of:=LOWER(ORG.LIBREOFFICE.REGEX(ORG.LIBREOFFICE.REGEX(ORG.LIBREOFFICE.REGEX(ORG.LIBREOFFICE.REGEX(ORG.LIBREOFFICE.REGEX(ORG.LIBREOFFICE.REGEX(ORG.LIBREOFFICE.REGEX(COM.MICROSOFT.CONCAT([.D213]; &quot;_&quot;; [.C21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namielle_gamma_plus" calcext:value-type="string">
            <text:p>layered_namielle_gamma_plu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J214]*8+[.E214]" office:value-type="float" office:value="3468" calcext:value-type="float">
            <text:p>3468</text:p>
          </table:table-cell>
          <table:table-cell office:value-type="string" calcext:value-type="string">
            <text:p>"Buff Body γ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2+1</text:p>
          </table:table-cell>
          <table:table-cell table:formula="of:=HEX2DEC(MID([.$F214]; FIND(&quot;+&quot;; [.$F214]) + 1; FIND(&quot;*&quot;; [.$F214]) - FIND(&quot;+&quot;; [.$F214]) - 1))" office:value-type="float" office:value="24" calcext:value-type="float">
            <text:p>24</text:p>
          </table:table-cell>
          <table:table-cell table:formula="of:=HEX2DEC(MID([.$F214]; FIND(&quot;*&quot;; [.$F214]) + 1; FIND(&quot;+&quot;; [.$F214]; 2) - FIND(&quot;*&quot;; [.$F214]) - 1))" office:value-type="float" office:value="18" calcext:value-type="float">
            <text:p>18</text:p>
          </table:table-cell>
          <table:table-cell table:formula="of:=HEX2DEC(RIGHT([.$F214]; LEN([.F214]) - FIND(&quot;+&quot;; [.F214]; 2)))" office:value-type="float" office:value="1" calcext:value-type="float">
            <text:p>1</text:p>
          </table:table-cell>
          <table:table-cell table:formula="of:=[.G214] * [.H214] + [.I214]" office:value-type="float" office:value="433" calcext:value-type="float">
            <text:p>433</text:p>
          </table:table-cell>
          <table:table-cell table:formula="of:=LOWER(ORG.LIBREOFFICE.REGEX(ORG.LIBREOFFICE.REGEX(ORG.LIBREOFFICE.REGEX(ORG.LIBREOFFICE.REGEX(ORG.LIBREOFFICE.REGEX(ORG.LIBREOFFICE.REGEX(ORG.LIBREOFFICE.REGEX(COM.MICROSOFT.CONCAT([.D214]; &quot;_&quot;; [.C21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uff_body_gamma_plus" calcext:value-type="string">
            <text:p>layered_buff_body_gamma_plu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J215]*8+[.E215]" office:value-type="float" office:value="3469" calcext:value-type="float">
            <text:p>3469</text:p>
          </table:table-cell>
          <table:table-cell office:value-type="string" calcext:value-type="string">
            <text:p>"Innerwear α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2+1</text:p>
          </table:table-cell>
          <table:table-cell table:formula="of:=HEX2DEC(MID([.$F215]; FIND(&quot;+&quot;; [.$F215]) + 1; FIND(&quot;*&quot;; [.$F215]) - FIND(&quot;+&quot;; [.$F215]) - 1))" office:value-type="float" office:value="24" calcext:value-type="float">
            <text:p>24</text:p>
          </table:table-cell>
          <table:table-cell table:formula="of:=HEX2DEC(MID([.$F215]; FIND(&quot;*&quot;; [.$F215]) + 1; FIND(&quot;+&quot;; [.$F215]; 2) - FIND(&quot;*&quot;; [.$F215]) - 1))" office:value-type="float" office:value="18" calcext:value-type="float">
            <text:p>18</text:p>
          </table:table-cell>
          <table:table-cell table:formula="of:=HEX2DEC(RIGHT([.$F215]; LEN([.F215]) - FIND(&quot;+&quot;; [.F215]; 2)))" office:value-type="float" office:value="1" calcext:value-type="float">
            <text:p>1</text:p>
          </table:table-cell>
          <table:table-cell table:formula="of:=[.G215] * [.H215] + [.I215]" office:value-type="float" office:value="433" calcext:value-type="float">
            <text:p>433</text:p>
          </table:table-cell>
          <table:table-cell table:formula="of:=LOWER(ORG.LIBREOFFICE.REGEX(ORG.LIBREOFFICE.REGEX(ORG.LIBREOFFICE.REGEX(ORG.LIBREOFFICE.REGEX(ORG.LIBREOFFICE.REGEX(ORG.LIBREOFFICE.REGEX(ORG.LIBREOFFICE.REGEX(COM.MICROSOFT.CONCAT([.D215]; &quot;_&quot;; [.C21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innerwear_alpha" calcext:value-type="string">
            <text:p>layered_innerwear_alph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J216]*8+[.E216]" office:value-type="float" office:value="3470" calcext:value-type="float">
            <text:p>3470</text:p>
          </table:table-cell>
          <table:table-cell office:value-type="string" calcext:value-type="string">
            <text:p>"Guardian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2+1</text:p>
          </table:table-cell>
          <table:table-cell table:formula="of:=HEX2DEC(MID([.$F216]; FIND(&quot;+&quot;; [.$F216]) + 1; FIND(&quot;*&quot;; [.$F216]) - FIND(&quot;+&quot;; [.$F216]) - 1))" office:value-type="float" office:value="24" calcext:value-type="float">
            <text:p>24</text:p>
          </table:table-cell>
          <table:table-cell table:formula="of:=HEX2DEC(MID([.$F216]; FIND(&quot;*&quot;; [.$F216]) + 1; FIND(&quot;+&quot;; [.$F216]; 2) - FIND(&quot;*&quot;; [.$F216]) - 1))" office:value-type="float" office:value="18" calcext:value-type="float">
            <text:p>18</text:p>
          </table:table-cell>
          <table:table-cell table:formula="of:=HEX2DEC(RIGHT([.$F216]; LEN([.F216]) - FIND(&quot;+&quot;; [.F216]; 2)))" office:value-type="float" office:value="1" calcext:value-type="float">
            <text:p>1</text:p>
          </table:table-cell>
          <table:table-cell table:formula="of:=[.G216] * [.H216] + [.I216]" office:value-type="float" office:value="433" calcext:value-type="float">
            <text:p>433</text:p>
          </table:table-cell>
          <table:table-cell table:formula="of:=LOWER(ORG.LIBREOFFICE.REGEX(ORG.LIBREOFFICE.REGEX(ORG.LIBREOFFICE.REGEX(ORG.LIBREOFFICE.REGEX(ORG.LIBREOFFICE.REGEX(ORG.LIBREOFFICE.REGEX(ORG.LIBREOFFICE.REGEX(COM.MICROSOFT.CONCAT([.D216]; &quot;_&quot;; [.C21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uardian" calcext:value-type="string">
            <text:p>layered_guardia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J217]*8+[.E217]" office:value-type="float" office:value="3471" calcext:value-type="float">
            <text:p>3471</text:p>
          </table:table-cell>
          <table:table-cell office:value-type="string" calcext:value-type="string">
            <text:p>"Artian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2+1</text:p>
          </table:table-cell>
          <table:table-cell table:formula="of:=HEX2DEC(MID([.$F217]; FIND(&quot;+&quot;; [.$F217]) + 1; FIND(&quot;*&quot;; [.$F217]) - FIND(&quot;+&quot;; [.$F217]) - 1))" office:value-type="float" office:value="24" calcext:value-type="float">
            <text:p>24</text:p>
          </table:table-cell>
          <table:table-cell table:formula="of:=HEX2DEC(MID([.$F217]; FIND(&quot;*&quot;; [.$F217]) + 1; FIND(&quot;+&quot;; [.$F217]; 2) - FIND(&quot;*&quot;; [.$F217]) - 1))" office:value-type="float" office:value="18" calcext:value-type="float">
            <text:p>18</text:p>
          </table:table-cell>
          <table:table-cell table:formula="of:=HEX2DEC(RIGHT([.$F217]; LEN([.F217]) - FIND(&quot;+&quot;; [.F217]; 2)))" office:value-type="float" office:value="1" calcext:value-type="float">
            <text:p>1</text:p>
          </table:table-cell>
          <table:table-cell table:formula="of:=[.G217] * [.H217] + [.I217]" office:value-type="float" office:value="433" calcext:value-type="float">
            <text:p>433</text:p>
          </table:table-cell>
          <table:table-cell table:formula="of:=LOWER(ORG.LIBREOFFICE.REGEX(ORG.LIBREOFFICE.REGEX(ORG.LIBREOFFICE.REGEX(ORG.LIBREOFFICE.REGEX(ORG.LIBREOFFICE.REGEX(ORG.LIBREOFFICE.REGEX(ORG.LIBREOFFICE.REGEX(COM.MICROSOFT.CONCAT([.D217]; &quot;_&quot;; [.C21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rtian" calcext:value-type="string">
            <text:p>layered_artia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J218]*8+[.E218]" office:value-type="float" office:value="3473" calcext:value-type="float">
            <text:p>3473</text:p>
          </table:table-cell>
          <table:table-cell office:value-type="string" calcext:value-type="string">
            <text:p>"Clockwork β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2+2</text:p>
          </table:table-cell>
          <table:table-cell table:formula="of:=HEX2DEC(MID([.$F218]; FIND(&quot;+&quot;; [.$F218]) + 1; FIND(&quot;*&quot;; [.$F218]) - FIND(&quot;+&quot;; [.$F218]) - 1))" office:value-type="float" office:value="24" calcext:value-type="float">
            <text:p>24</text:p>
          </table:table-cell>
          <table:table-cell table:formula="of:=HEX2DEC(MID([.$F218]; FIND(&quot;*&quot;; [.$F218]) + 1; FIND(&quot;+&quot;; [.$F218]; 2) - FIND(&quot;*&quot;; [.$F218]) - 1))" office:value-type="float" office:value="18" calcext:value-type="float">
            <text:p>18</text:p>
          </table:table-cell>
          <table:table-cell table:formula="of:=HEX2DEC(RIGHT([.$F218]; LEN([.F218]) - FIND(&quot;+&quot;; [.F218]; 2)))" office:value-type="float" office:value="2" calcext:value-type="float">
            <text:p>2</text:p>
          </table:table-cell>
          <table:table-cell table:formula="of:=[.G218] * [.H218] + [.I218]" office:value-type="float" office:value="434" calcext:value-type="float">
            <text:p>434</text:p>
          </table:table-cell>
          <table:table-cell table:formula="of:=LOWER(ORG.LIBREOFFICE.REGEX(ORG.LIBREOFFICE.REGEX(ORG.LIBREOFFICE.REGEX(ORG.LIBREOFFICE.REGEX(ORG.LIBREOFFICE.REGEX(ORG.LIBREOFFICE.REGEX(ORG.LIBREOFFICE.REGEX(COM.MICROSOFT.CONCAT([.D218]; &quot;_&quot;; [.C21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clockwork_beta_plus" calcext:value-type="string">
            <text:p>layered_clockwork_beta_plu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J219]*8+[.E219]" office:value-type="float" office:value="3474" calcext:value-type="float">
            <text:p>3474</text:p>
          </table:table-cell>
          <table:table-cell office:value-type="string" calcext:value-type="string">
            <text:p>"Black Belt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2+2</text:p>
          </table:table-cell>
          <table:table-cell table:formula="of:=HEX2DEC(MID([.$F219]; FIND(&quot;+&quot;; [.$F219]) + 1; FIND(&quot;*&quot;; [.$F219]) - FIND(&quot;+&quot;; [.$F219]) - 1))" office:value-type="float" office:value="24" calcext:value-type="float">
            <text:p>24</text:p>
          </table:table-cell>
          <table:table-cell table:formula="of:=HEX2DEC(MID([.$F219]; FIND(&quot;*&quot;; [.$F219]) + 1; FIND(&quot;+&quot;; [.$F219]; 2) - FIND(&quot;*&quot;; [.$F219]) - 1))" office:value-type="float" office:value="18" calcext:value-type="float">
            <text:p>18</text:p>
          </table:table-cell>
          <table:table-cell table:formula="of:=HEX2DEC(RIGHT([.$F219]; LEN([.F219]) - FIND(&quot;+&quot;; [.F219]; 2)))" office:value-type="float" office:value="2" calcext:value-type="float">
            <text:p>2</text:p>
          </table:table-cell>
          <table:table-cell table:formula="of:=[.G219] * [.H219] + [.I219]" office:value-type="float" office:value="434" calcext:value-type="float">
            <text:p>434</text:p>
          </table:table-cell>
          <table:table-cell table:formula="of:=LOWER(ORG.LIBREOFFICE.REGEX(ORG.LIBREOFFICE.REGEX(ORG.LIBREOFFICE.REGEX(ORG.LIBREOFFICE.REGEX(ORG.LIBREOFFICE.REGEX(ORG.LIBREOFFICE.REGEX(ORG.LIBREOFFICE.REGEX(COM.MICROSOFT.CONCAT([.D219]; &quot;_&quot;; [.C21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lack_belt" calcext:value-type="string">
            <text:p>layered_black_belt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J220]*8+[.E220]" office:value-type="float" office:value="3475" calcext:value-type="float">
            <text:p>3475</text:p>
          </table:table-cell>
          <table:table-cell office:value-type="string" calcext:value-type="string">
            <text:p>"Guild Palace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2+2</text:p>
          </table:table-cell>
          <table:table-cell table:formula="of:=HEX2DEC(MID([.$F220]; FIND(&quot;+&quot;; [.$F220]) + 1; FIND(&quot;*&quot;; [.$F220]) - FIND(&quot;+&quot;; [.$F220]) - 1))" office:value-type="float" office:value="24" calcext:value-type="float">
            <text:p>24</text:p>
          </table:table-cell>
          <table:table-cell table:formula="of:=HEX2DEC(MID([.$F220]; FIND(&quot;*&quot;; [.$F220]) + 1; FIND(&quot;+&quot;; [.$F220]; 2) - FIND(&quot;*&quot;; [.$F220]) - 1))" office:value-type="float" office:value="18" calcext:value-type="float">
            <text:p>18</text:p>
          </table:table-cell>
          <table:table-cell table:formula="of:=HEX2DEC(RIGHT([.$F220]; LEN([.F220]) - FIND(&quot;+&quot;; [.F220]; 2)))" office:value-type="float" office:value="2" calcext:value-type="float">
            <text:p>2</text:p>
          </table:table-cell>
          <table:table-cell table:formula="of:=[.G220] * [.H220] + [.I220]" office:value-type="float" office:value="434" calcext:value-type="float">
            <text:p>434</text:p>
          </table:table-cell>
          <table:table-cell table:formula="of:=LOWER(ORG.LIBREOFFICE.REGEX(ORG.LIBREOFFICE.REGEX(ORG.LIBREOFFICE.REGEX(ORG.LIBREOFFICE.REGEX(ORG.LIBREOFFICE.REGEX(ORG.LIBREOFFICE.REGEX(ORG.LIBREOFFICE.REGEX(COM.MICROSOFT.CONCAT([.D220]; &quot;_&quot;; [.C22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uild_palace_plus" calcext:value-type="string">
            <text:p>layered_guild_palace_plu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J221]*8+[.E221]" office:value-type="float" office:value="3476" calcext:value-type="float">
            <text:p>3476</text:p>
          </table:table-cell>
          <table:table-cell office:value-type="string" calcext:value-type="string">
            <text:p>"Guildwork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2+2</text:p>
          </table:table-cell>
          <table:table-cell table:formula="of:=HEX2DEC(MID([.$F221]; FIND(&quot;+&quot;; [.$F221]) + 1; FIND(&quot;*&quot;; [.$F221]) - FIND(&quot;+&quot;; [.$F221]) - 1))" office:value-type="float" office:value="24" calcext:value-type="float">
            <text:p>24</text:p>
          </table:table-cell>
          <table:table-cell table:formula="of:=HEX2DEC(MID([.$F221]; FIND(&quot;*&quot;; [.$F221]) + 1; FIND(&quot;+&quot;; [.$F221]; 2) - FIND(&quot;*&quot;; [.$F221]) - 1))" office:value-type="float" office:value="18" calcext:value-type="float">
            <text:p>18</text:p>
          </table:table-cell>
          <table:table-cell table:formula="of:=HEX2DEC(RIGHT([.$F221]; LEN([.F221]) - FIND(&quot;+&quot;; [.F221]; 2)))" office:value-type="float" office:value="2" calcext:value-type="float">
            <text:p>2</text:p>
          </table:table-cell>
          <table:table-cell table:formula="of:=[.G221] * [.H221] + [.I221]" office:value-type="float" office:value="434" calcext:value-type="float">
            <text:p>434</text:p>
          </table:table-cell>
          <table:table-cell table:formula="of:=LOWER(ORG.LIBREOFFICE.REGEX(ORG.LIBREOFFICE.REGEX(ORG.LIBREOFFICE.REGEX(ORG.LIBREOFFICE.REGEX(ORG.LIBREOFFICE.REGEX(ORG.LIBREOFFICE.REGEX(ORG.LIBREOFFICE.REGEX(COM.MICROSOFT.CONCAT([.D221]; &quot;_&quot;; [.C22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uildwork_plus" calcext:value-type="string">
            <text:p>layered_guildwork_plu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J222]*8+[.E222]" office:value-type="float" office:value="3477" calcext:value-type="float">
            <text:p>3477</text:p>
          </table:table-cell>
          <table:table-cell office:value-type="string" calcext:value-type="string">
            <text:p>"Acrobat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2+2</text:p>
          </table:table-cell>
          <table:table-cell table:formula="of:=HEX2DEC(MID([.$F222]; FIND(&quot;+&quot;; [.$F222]) + 1; FIND(&quot;*&quot;; [.$F222]) - FIND(&quot;+&quot;; [.$F222]) - 1))" office:value-type="float" office:value="24" calcext:value-type="float">
            <text:p>24</text:p>
          </table:table-cell>
          <table:table-cell table:formula="of:=HEX2DEC(MID([.$F222]; FIND(&quot;*&quot;; [.$F222]) + 1; FIND(&quot;+&quot;; [.$F222]; 2) - FIND(&quot;*&quot;; [.$F222]) - 1))" office:value-type="float" office:value="18" calcext:value-type="float">
            <text:p>18</text:p>
          </table:table-cell>
          <table:table-cell table:formula="of:=HEX2DEC(RIGHT([.$F222]; LEN([.F222]) - FIND(&quot;+&quot;; [.F222]; 2)))" office:value-type="float" office:value="2" calcext:value-type="float">
            <text:p>2</text:p>
          </table:table-cell>
          <table:table-cell table:formula="of:=[.G222] * [.H222] + [.I222]" office:value-type="float" office:value="434" calcext:value-type="float">
            <text:p>434</text:p>
          </table:table-cell>
          <table:table-cell table:formula="of:=LOWER(ORG.LIBREOFFICE.REGEX(ORG.LIBREOFFICE.REGEX(ORG.LIBREOFFICE.REGEX(ORG.LIBREOFFICE.REGEX(ORG.LIBREOFFICE.REGEX(ORG.LIBREOFFICE.REGEX(ORG.LIBREOFFICE.REGEX(COM.MICROSOFT.CONCAT([.D222]; &quot;_&quot;; [.C22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crobat" calcext:value-type="string">
            <text:p>layered_acrobat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J223]*8+[.E223]" office:value-type="float" office:value="3478" calcext:value-type="float">
            <text:p>3478</text:p>
          </table:table-cell>
          <table:table-cell office:value-type="string" calcext:value-type="string">
            <text:p>"Showman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2+2</text:p>
          </table:table-cell>
          <table:table-cell table:formula="of:=HEX2DEC(MID([.$F223]; FIND(&quot;+&quot;; [.$F223]) + 1; FIND(&quot;*&quot;; [.$F223]) - FIND(&quot;+&quot;; [.$F223]) - 1))" office:value-type="float" office:value="24" calcext:value-type="float">
            <text:p>24</text:p>
          </table:table-cell>
          <table:table-cell table:formula="of:=HEX2DEC(MID([.$F223]; FIND(&quot;*&quot;; [.$F223]) + 1; FIND(&quot;+&quot;; [.$F223]; 2) - FIND(&quot;*&quot;; [.$F223]) - 1))" office:value-type="float" office:value="18" calcext:value-type="float">
            <text:p>18</text:p>
          </table:table-cell>
          <table:table-cell table:formula="of:=HEX2DEC(RIGHT([.$F223]; LEN([.F223]) - FIND(&quot;+&quot;; [.F223]; 2)))" office:value-type="float" office:value="2" calcext:value-type="float">
            <text:p>2</text:p>
          </table:table-cell>
          <table:table-cell table:formula="of:=[.G223] * [.H223] + [.I223]" office:value-type="float" office:value="434" calcext:value-type="float">
            <text:p>434</text:p>
          </table:table-cell>
          <table:table-cell table:formula="of:=LOWER(ORG.LIBREOFFICE.REGEX(ORG.LIBREOFFICE.REGEX(ORG.LIBREOFFICE.REGEX(ORG.LIBREOFFICE.REGEX(ORG.LIBREOFFICE.REGEX(ORG.LIBREOFFICE.REGEX(ORG.LIBREOFFICE.REGEX(COM.MICROSOFT.CONCAT([.D223]; &quot;_&quot;; [.C22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howman" calcext:value-type="string">
            <text:p>layered_showma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J224]*8+[.E224]" office:value-type="float" office:value="3479" calcext:value-type="float">
            <text:p>3479</text:p>
          </table:table-cell>
          <table:table-cell office:value-type="string" calcext:value-type="string">
            <text:p>"Innerwear β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2+2</text:p>
          </table:table-cell>
          <table:table-cell table:formula="of:=HEX2DEC(MID([.$F224]; FIND(&quot;+&quot;; [.$F224]) + 1; FIND(&quot;*&quot;; [.$F224]) - FIND(&quot;+&quot;; [.$F224]) - 1))" office:value-type="float" office:value="24" calcext:value-type="float">
            <text:p>24</text:p>
          </table:table-cell>
          <table:table-cell table:formula="of:=HEX2DEC(MID([.$F224]; FIND(&quot;*&quot;; [.$F224]) + 1; FIND(&quot;+&quot;; [.$F224]; 2) - FIND(&quot;*&quot;; [.$F224]) - 1))" office:value-type="float" office:value="18" calcext:value-type="float">
            <text:p>18</text:p>
          </table:table-cell>
          <table:table-cell table:formula="of:=HEX2DEC(RIGHT([.$F224]; LEN([.F224]) - FIND(&quot;+&quot;; [.F224]; 2)))" office:value-type="float" office:value="2" calcext:value-type="float">
            <text:p>2</text:p>
          </table:table-cell>
          <table:table-cell table:formula="of:=[.G224] * [.H224] + [.I224]" office:value-type="float" office:value="434" calcext:value-type="float">
            <text:p>434</text:p>
          </table:table-cell>
          <table:table-cell table:formula="of:=LOWER(ORG.LIBREOFFICE.REGEX(ORG.LIBREOFFICE.REGEX(ORG.LIBREOFFICE.REGEX(ORG.LIBREOFFICE.REGEX(ORG.LIBREOFFICE.REGEX(ORG.LIBREOFFICE.REGEX(ORG.LIBREOFFICE.REGEX(COM.MICROSOFT.CONCAT([.D224]; &quot;_&quot;; [.C22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innerwear_beta" calcext:value-type="string">
            <text:p>layered_innerwear_bet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J225]*8+[.E225]" office:value-type="float" office:value="3480" calcext:value-type="float">
            <text:p>3480</text:p>
          </table:table-cell>
          <table:table-cell office:value-type="string" calcext:value-type="string">
            <text:p>"Artemis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2+3</text:p>
          </table:table-cell>
          <table:table-cell table:formula="of:=HEX2DEC(MID([.$F225]; FIND(&quot;+&quot;; [.$F225]) + 1; FIND(&quot;*&quot;; [.$F225]) - FIND(&quot;+&quot;; [.$F225]) - 1))" office:value-type="float" office:value="24" calcext:value-type="float">
            <text:p>24</text:p>
          </table:table-cell>
          <table:table-cell table:formula="of:=HEX2DEC(MID([.$F225]; FIND(&quot;*&quot;; [.$F225]) + 1; FIND(&quot;+&quot;; [.$F225]; 2) - FIND(&quot;*&quot;; [.$F225]) - 1))" office:value-type="float" office:value="18" calcext:value-type="float">
            <text:p>18</text:p>
          </table:table-cell>
          <table:table-cell table:formula="of:=HEX2DEC(RIGHT([.$F225]; LEN([.F225]) - FIND(&quot;+&quot;; [.F225]; 2)))" office:value-type="float" office:value="3" calcext:value-type="float">
            <text:p>3</text:p>
          </table:table-cell>
          <table:table-cell table:formula="of:=[.G225] * [.H225] + [.I225]" office:value-type="float" office:value="435" calcext:value-type="float">
            <text:p>435</text:p>
          </table:table-cell>
          <table:table-cell table:formula="of:=LOWER(ORG.LIBREOFFICE.REGEX(ORG.LIBREOFFICE.REGEX(ORG.LIBREOFFICE.REGEX(ORG.LIBREOFFICE.REGEX(ORG.LIBREOFFICE.REGEX(ORG.LIBREOFFICE.REGEX(ORG.LIBREOFFICE.REGEX(COM.MICROSOFT.CONCAT([.D225]; &quot;_&quot;; [.C22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rtemis" calcext:value-type="string">
            <text:p>layered_artemi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J226]*8+[.E226]" office:value-type="float" office:value="3823" calcext:value-type="float">
            <text:p>3823</text:p>
          </table:table-cell>
          <table:table-cell office:value-type="string" calcext:value-type="string">
            <text:p>"Vespoid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3+15</text:p>
          </table:table-cell>
          <table:table-cell table:formula="of:=HEX2DEC(MID([.$F226]; FIND(&quot;+&quot;; [.$F226]) + 1; FIND(&quot;*&quot;; [.$F226]) - FIND(&quot;+&quot;; [.$F226]) - 1))" office:value-type="float" office:value="24" calcext:value-type="float">
            <text:p>24</text:p>
          </table:table-cell>
          <table:table-cell table:formula="of:=HEX2DEC(MID([.$F226]; FIND(&quot;*&quot;; [.$F226]) + 1; FIND(&quot;+&quot;; [.$F226]; 2) - FIND(&quot;*&quot;; [.$F226]) - 1))" office:value-type="float" office:value="19" calcext:value-type="float">
            <text:p>19</text:p>
          </table:table-cell>
          <table:table-cell table:formula="of:=HEX2DEC(RIGHT([.$F226]; LEN([.F226]) - FIND(&quot;+&quot;; [.F226]; 2)))" office:value-type="float" office:value="21" calcext:value-type="float">
            <text:p>21</text:p>
          </table:table-cell>
          <table:table-cell table:formula="of:=[.G226] * [.H226] + [.I226]" office:value-type="float" office:value="477" calcext:value-type="float">
            <text:p>477</text:p>
          </table:table-cell>
          <table:table-cell table:formula="of:=LOWER(ORG.LIBREOFFICE.REGEX(ORG.LIBREOFFICE.REGEX(ORG.LIBREOFFICE.REGEX(ORG.LIBREOFFICE.REGEX(ORG.LIBREOFFICE.REGEX(ORG.LIBREOFFICE.REGEX(ORG.LIBREOFFICE.REGEX(COM.MICROSOFT.CONCAT([.D226]; &quot;_&quot;; [.C22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vespoid_plus" calcext:value-type="string">
            <text:p>layered_vespoid_plu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J227]*8+[.E227]" office:value-type="float" office:value="3824" calcext:value-type="float">
            <text:p>3824</text:p>
          </table:table-cell>
          <table:table-cell office:value-type="string" calcext:value-type="string">
            <text:p>"Hornetaur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3+16</text:p>
          </table:table-cell>
          <table:table-cell table:formula="of:=HEX2DEC(MID([.$F227]; FIND(&quot;+&quot;; [.$F227]) + 1; FIND(&quot;*&quot;; [.$F227]) - FIND(&quot;+&quot;; [.$F227]) - 1))" office:value-type="float" office:value="24" calcext:value-type="float">
            <text:p>24</text:p>
          </table:table-cell>
          <table:table-cell table:formula="of:=HEX2DEC(MID([.$F227]; FIND(&quot;*&quot;; [.$F227]) + 1; FIND(&quot;+&quot;; [.$F227]; 2) - FIND(&quot;*&quot;; [.$F227]) - 1))" office:value-type="float" office:value="19" calcext:value-type="float">
            <text:p>19</text:p>
          </table:table-cell>
          <table:table-cell table:formula="of:=HEX2DEC(RIGHT([.$F227]; LEN([.F227]) - FIND(&quot;+&quot;; [.F227]; 2)))" office:value-type="float" office:value="22" calcext:value-type="float">
            <text:p>22</text:p>
          </table:table-cell>
          <table:table-cell table:formula="of:=[.G227] * [.H227] + [.I227]" office:value-type="float" office:value="478" calcext:value-type="float">
            <text:p>478</text:p>
          </table:table-cell>
          <table:table-cell table:formula="of:=LOWER(ORG.LIBREOFFICE.REGEX(ORG.LIBREOFFICE.REGEX(ORG.LIBREOFFICE.REGEX(ORG.LIBREOFFICE.REGEX(ORG.LIBREOFFICE.REGEX(ORG.LIBREOFFICE.REGEX(ORG.LIBREOFFICE.REGEX(COM.MICROSOFT.CONCAT([.D227]; &quot;_&quot;; [.C22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hornetaur_plus" calcext:value-type="string">
            <text:p>layered_hornetaur_plu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J228]*8+[.E228]" office:value-type="float" office:value="3825" calcext:value-type="float">
            <text:p>3825</text:p>
          </table:table-cell>
          <table:table-cell office:value-type="string" calcext:value-type="string">
            <text:p>"Wulg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3+16</text:p>
          </table:table-cell>
          <table:table-cell table:formula="of:=HEX2DEC(MID([.$F228]; FIND(&quot;+&quot;; [.$F228]) + 1; FIND(&quot;*&quot;; [.$F228]) - FIND(&quot;+&quot;; [.$F228]) - 1))" office:value-type="float" office:value="24" calcext:value-type="float">
            <text:p>24</text:p>
          </table:table-cell>
          <table:table-cell table:formula="of:=HEX2DEC(MID([.$F228]; FIND(&quot;*&quot;; [.$F228]) + 1; FIND(&quot;+&quot;; [.$F228]; 2) - FIND(&quot;*&quot;; [.$F228]) - 1))" office:value-type="float" office:value="19" calcext:value-type="float">
            <text:p>19</text:p>
          </table:table-cell>
          <table:table-cell table:formula="of:=HEX2DEC(RIGHT([.$F228]; LEN([.F228]) - FIND(&quot;+&quot;; [.F228]; 2)))" office:value-type="float" office:value="22" calcext:value-type="float">
            <text:p>22</text:p>
          </table:table-cell>
          <table:table-cell table:formula="of:=[.G228] * [.H228] + [.I228]" office:value-type="float" office:value="478" calcext:value-type="float">
            <text:p>478</text:p>
          </table:table-cell>
          <table:table-cell table:formula="of:=LOWER(ORG.LIBREOFFICE.REGEX(ORG.LIBREOFFICE.REGEX(ORG.LIBREOFFICE.REGEX(ORG.LIBREOFFICE.REGEX(ORG.LIBREOFFICE.REGEX(ORG.LIBREOFFICE.REGEX(ORG.LIBREOFFICE.REGEX(COM.MICROSOFT.CONCAT([.D228]; &quot;_&quot;; [.C22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wulg_plus" calcext:value-type="string">
            <text:p>layered_wulg_plu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J229]*8+[.E229]" office:value-type="float" office:value="3826" calcext:value-type="float">
            <text:p>3826</text:p>
          </table:table-cell>
          <table:table-cell office:value-type="string" calcext:value-type="string">
            <text:p>"Cortos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3+16</text:p>
          </table:table-cell>
          <table:table-cell table:formula="of:=HEX2DEC(MID([.$F229]; FIND(&quot;+&quot;; [.$F229]) + 1; FIND(&quot;*&quot;; [.$F229]) - FIND(&quot;+&quot;; [.$F229]) - 1))" office:value-type="float" office:value="24" calcext:value-type="float">
            <text:p>24</text:p>
          </table:table-cell>
          <table:table-cell table:formula="of:=HEX2DEC(MID([.$F229]; FIND(&quot;*&quot;; [.$F229]) + 1; FIND(&quot;+&quot;; [.$F229]; 2) - FIND(&quot;*&quot;; [.$F229]) - 1))" office:value-type="float" office:value="19" calcext:value-type="float">
            <text:p>19</text:p>
          </table:table-cell>
          <table:table-cell table:formula="of:=HEX2DEC(RIGHT([.$F229]; LEN([.F229]) - FIND(&quot;+&quot;; [.F229]; 2)))" office:value-type="float" office:value="22" calcext:value-type="float">
            <text:p>22</text:p>
          </table:table-cell>
          <table:table-cell table:formula="of:=[.G229] * [.H229] + [.I229]" office:value-type="float" office:value="478" calcext:value-type="float">
            <text:p>478</text:p>
          </table:table-cell>
          <table:table-cell table:formula="of:=LOWER(ORG.LIBREOFFICE.REGEX(ORG.LIBREOFFICE.REGEX(ORG.LIBREOFFICE.REGEX(ORG.LIBREOFFICE.REGEX(ORG.LIBREOFFICE.REGEX(ORG.LIBREOFFICE.REGEX(ORG.LIBREOFFICE.REGEX(COM.MICROSOFT.CONCAT([.D229]; &quot;_&quot;; [.C22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cortos_plus" calcext:value-type="string">
            <text:p>layered_cortos_plu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J230]*8+[.E230]" office:value-type="float" office:value="3827" calcext:value-type="float">
            <text:p>3827</text:p>
          </table:table-cell>
          <table:table-cell office:value-type="string" calcext:value-type="string">
            <text:p>"Jagras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3+16</text:p>
          </table:table-cell>
          <table:table-cell table:formula="of:=HEX2DEC(MID([.$F230]; FIND(&quot;+&quot;; [.$F230]) + 1; FIND(&quot;*&quot;; [.$F230]) - FIND(&quot;+&quot;; [.$F230]) - 1))" office:value-type="float" office:value="24" calcext:value-type="float">
            <text:p>24</text:p>
          </table:table-cell>
          <table:table-cell table:formula="of:=HEX2DEC(MID([.$F230]; FIND(&quot;*&quot;; [.$F230]) + 1; FIND(&quot;+&quot;; [.$F230]; 2) - FIND(&quot;*&quot;; [.$F230]) - 1))" office:value-type="float" office:value="19" calcext:value-type="float">
            <text:p>19</text:p>
          </table:table-cell>
          <table:table-cell table:formula="of:=HEX2DEC(RIGHT([.$F230]; LEN([.F230]) - FIND(&quot;+&quot;; [.F230]; 2)))" office:value-type="float" office:value="22" calcext:value-type="float">
            <text:p>22</text:p>
          </table:table-cell>
          <table:table-cell table:formula="of:=[.G230] * [.H230] + [.I230]" office:value-type="float" office:value="478" calcext:value-type="float">
            <text:p>478</text:p>
          </table:table-cell>
          <table:table-cell table:formula="of:=LOWER(ORG.LIBREOFFICE.REGEX(ORG.LIBREOFFICE.REGEX(ORG.LIBREOFFICE.REGEX(ORG.LIBREOFFICE.REGEX(ORG.LIBREOFFICE.REGEX(ORG.LIBREOFFICE.REGEX(ORG.LIBREOFFICE.REGEX(COM.MICROSOFT.CONCAT([.D230]; &quot;_&quot;; [.C23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jagras_plus" calcext:value-type="string">
            <text:p>layered_jagras_plu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J231]*8+[.E231]" office:value-type="float" office:value="3828" calcext:value-type="float">
            <text:p>3828</text:p>
          </table:table-cell>
          <table:table-cell office:value-type="string" calcext:value-type="string">
            <text:p>"Tzitzi-Ya-Ku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3+16</text:p>
          </table:table-cell>
          <table:table-cell table:formula="of:=HEX2DEC(MID([.$F231]; FIND(&quot;+&quot;; [.$F231]) + 1; FIND(&quot;*&quot;; [.$F231]) - FIND(&quot;+&quot;; [.$F231]) - 1))" office:value-type="float" office:value="24" calcext:value-type="float">
            <text:p>24</text:p>
          </table:table-cell>
          <table:table-cell table:formula="of:=HEX2DEC(MID([.$F231]; FIND(&quot;*&quot;; [.$F231]) + 1; FIND(&quot;+&quot;; [.$F231]; 2) - FIND(&quot;*&quot;; [.$F231]) - 1))" office:value-type="float" office:value="19" calcext:value-type="float">
            <text:p>19</text:p>
          </table:table-cell>
          <table:table-cell table:formula="of:=HEX2DEC(RIGHT([.$F231]; LEN([.F231]) - FIND(&quot;+&quot;; [.F231]; 2)))" office:value-type="float" office:value="22" calcext:value-type="float">
            <text:p>22</text:p>
          </table:table-cell>
          <table:table-cell table:formula="of:=[.G231] * [.H231] + [.I231]" office:value-type="float" office:value="478" calcext:value-type="float">
            <text:p>478</text:p>
          </table:table-cell>
          <table:table-cell table:formula="of:=LOWER(ORG.LIBREOFFICE.REGEX(ORG.LIBREOFFICE.REGEX(ORG.LIBREOFFICE.REGEX(ORG.LIBREOFFICE.REGEX(ORG.LIBREOFFICE.REGEX(ORG.LIBREOFFICE.REGEX(ORG.LIBREOFFICE.REGEX(COM.MICROSOFT.CONCAT([.D231]; &quot;_&quot;; [.C23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zitzi_ya_ku_plus" calcext:value-type="string">
            <text:p>layered_tzitzi_ya_ku_plu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J232]*8+[.E232]" office:value-type="float" office:value="3829" calcext:value-type="float">
            <text:p>3829</text:p>
          </table:table-cell>
          <table:table-cell office:value-type="string" calcext:value-type="string">
            <text:p>"Great Girros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3+16</text:p>
          </table:table-cell>
          <table:table-cell table:formula="of:=HEX2DEC(MID([.$F232]; FIND(&quot;+&quot;; [.$F232]) + 1; FIND(&quot;*&quot;; [.$F232]) - FIND(&quot;+&quot;; [.$F232]) - 1))" office:value-type="float" office:value="24" calcext:value-type="float">
            <text:p>24</text:p>
          </table:table-cell>
          <table:table-cell table:formula="of:=HEX2DEC(MID([.$F232]; FIND(&quot;*&quot;; [.$F232]) + 1; FIND(&quot;+&quot;; [.$F232]; 2) - FIND(&quot;*&quot;; [.$F232]) - 1))" office:value-type="float" office:value="19" calcext:value-type="float">
            <text:p>19</text:p>
          </table:table-cell>
          <table:table-cell table:formula="of:=HEX2DEC(RIGHT([.$F232]; LEN([.F232]) - FIND(&quot;+&quot;; [.F232]; 2)))" office:value-type="float" office:value="22" calcext:value-type="float">
            <text:p>22</text:p>
          </table:table-cell>
          <table:table-cell table:formula="of:=[.G232] * [.H232] + [.I232]" office:value-type="float" office:value="478" calcext:value-type="float">
            <text:p>478</text:p>
          </table:table-cell>
          <table:table-cell table:formula="of:=LOWER(ORG.LIBREOFFICE.REGEX(ORG.LIBREOFFICE.REGEX(ORG.LIBREOFFICE.REGEX(ORG.LIBREOFFICE.REGEX(ORG.LIBREOFFICE.REGEX(ORG.LIBREOFFICE.REGEX(ORG.LIBREOFFICE.REGEX(COM.MICROSOFT.CONCAT([.D232]; &quot;_&quot;; [.C23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reat_girros_plus" calcext:value-type="string">
            <text:p>layered_great_girros_plu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J233]*8+[.E233]" office:value-type="float" office:value="3830" calcext:value-type="float">
            <text:p>3830</text:p>
          </table:table-cell>
          <table:table-cell office:value-type="string" calcext:value-type="string">
            <text:p>"Dodogama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3+16</text:p>
          </table:table-cell>
          <table:table-cell table:formula="of:=HEX2DEC(MID([.$F233]; FIND(&quot;+&quot;; [.$F233]) + 1; FIND(&quot;*&quot;; [.$F233]) - FIND(&quot;+&quot;; [.$F233]) - 1))" office:value-type="float" office:value="24" calcext:value-type="float">
            <text:p>24</text:p>
          </table:table-cell>
          <table:table-cell table:formula="of:=HEX2DEC(MID([.$F233]; FIND(&quot;*&quot;; [.$F233]) + 1; FIND(&quot;+&quot;; [.$F233]; 2) - FIND(&quot;*&quot;; [.$F233]) - 1))" office:value-type="float" office:value="19" calcext:value-type="float">
            <text:p>19</text:p>
          </table:table-cell>
          <table:table-cell table:formula="of:=HEX2DEC(RIGHT([.$F233]; LEN([.F233]) - FIND(&quot;+&quot;; [.F233]; 2)))" office:value-type="float" office:value="22" calcext:value-type="float">
            <text:p>22</text:p>
          </table:table-cell>
          <table:table-cell table:formula="of:=[.G233] * [.H233] + [.I233]" office:value-type="float" office:value="478" calcext:value-type="float">
            <text:p>478</text:p>
          </table:table-cell>
          <table:table-cell table:formula="of:=LOWER(ORG.LIBREOFFICE.REGEX(ORG.LIBREOFFICE.REGEX(ORG.LIBREOFFICE.REGEX(ORG.LIBREOFFICE.REGEX(ORG.LIBREOFFICE.REGEX(ORG.LIBREOFFICE.REGEX(ORG.LIBREOFFICE.REGEX(COM.MICROSOFT.CONCAT([.D233]; &quot;_&quot;; [.C23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odogama_plus" calcext:value-type="string">
            <text:p>layered_dodogama_plu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J234]*8+[.E234]" office:value-type="float" office:value="3831" calcext:value-type="float">
            <text:p>3831</text:p>
          </table:table-cell>
          <table:table-cell office:value-type="string" calcext:value-type="string">
            <text:p>"Kulu-Ya-Ku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3+16</text:p>
          </table:table-cell>
          <table:table-cell table:formula="of:=HEX2DEC(MID([.$F234]; FIND(&quot;+&quot;; [.$F234]) + 1; FIND(&quot;*&quot;; [.$F234]) - FIND(&quot;+&quot;; [.$F234]) - 1))" office:value-type="float" office:value="24" calcext:value-type="float">
            <text:p>24</text:p>
          </table:table-cell>
          <table:table-cell table:formula="of:=HEX2DEC(MID([.$F234]; FIND(&quot;*&quot;; [.$F234]) + 1; FIND(&quot;+&quot;; [.$F234]; 2) - FIND(&quot;*&quot;; [.$F234]) - 1))" office:value-type="float" office:value="19" calcext:value-type="float">
            <text:p>19</text:p>
          </table:table-cell>
          <table:table-cell table:formula="of:=HEX2DEC(RIGHT([.$F234]; LEN([.F234]) - FIND(&quot;+&quot;; [.F234]; 2)))" office:value-type="float" office:value="22" calcext:value-type="float">
            <text:p>22</text:p>
          </table:table-cell>
          <table:table-cell table:formula="of:=[.G234] * [.H234] + [.I234]" office:value-type="float" office:value="478" calcext:value-type="float">
            <text:p>478</text:p>
          </table:table-cell>
          <table:table-cell table:formula="of:=LOWER(ORG.LIBREOFFICE.REGEX(ORG.LIBREOFFICE.REGEX(ORG.LIBREOFFICE.REGEX(ORG.LIBREOFFICE.REGEX(ORG.LIBREOFFICE.REGEX(ORG.LIBREOFFICE.REGEX(ORG.LIBREOFFICE.REGEX(COM.MICROSOFT.CONCAT([.D234]; &quot;_&quot;; [.C23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lu_ya_ku_plus" calcext:value-type="string">
            <text:p>layered_kulu_ya_ku_plu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J235]*8+[.E235]" office:value-type="float" office:value="3832" calcext:value-type="float">
            <text:p>3832</text:p>
          </table:table-cell>
          <table:table-cell office:value-type="string" calcext:value-type="string">
            <text:p>"Pukei-Pukei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3+17</text:p>
          </table:table-cell>
          <table:table-cell table:formula="of:=HEX2DEC(MID([.$F235]; FIND(&quot;+&quot;; [.$F235]) + 1; FIND(&quot;*&quot;; [.$F235]) - FIND(&quot;+&quot;; [.$F235]) - 1))" office:value-type="float" office:value="24" calcext:value-type="float">
            <text:p>24</text:p>
          </table:table-cell>
          <table:table-cell table:formula="of:=HEX2DEC(MID([.$F235]; FIND(&quot;*&quot;; [.$F235]) + 1; FIND(&quot;+&quot;; [.$F235]; 2) - FIND(&quot;*&quot;; [.$F235]) - 1))" office:value-type="float" office:value="19" calcext:value-type="float">
            <text:p>19</text:p>
          </table:table-cell>
          <table:table-cell table:formula="of:=HEX2DEC(RIGHT([.$F235]; LEN([.F235]) - FIND(&quot;+&quot;; [.F235]; 2)))" office:value-type="float" office:value="23" calcext:value-type="float">
            <text:p>23</text:p>
          </table:table-cell>
          <table:table-cell table:formula="of:=[.G235] * [.H235] + [.I235]" office:value-type="float" office:value="479" calcext:value-type="float">
            <text:p>479</text:p>
          </table:table-cell>
          <table:table-cell table:formula="of:=LOWER(ORG.LIBREOFFICE.REGEX(ORG.LIBREOFFICE.REGEX(ORG.LIBREOFFICE.REGEX(ORG.LIBREOFFICE.REGEX(ORG.LIBREOFFICE.REGEX(ORG.LIBREOFFICE.REGEX(ORG.LIBREOFFICE.REGEX(COM.MICROSOFT.CONCAT([.D235]; &quot;_&quot;; [.C23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pukei_pukei_plus" calcext:value-type="string">
            <text:p>layered_pukei_pukei_plu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J236]*8+[.E236]" office:value-type="float" office:value="3833" calcext:value-type="float">
            <text:p>3833</text:p>
          </table:table-cell>
          <table:table-cell office:value-type="string" calcext:value-type="string">
            <text:p>"Coral Pukei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3+17</text:p>
          </table:table-cell>
          <table:table-cell table:formula="of:=HEX2DEC(MID([.$F236]; FIND(&quot;+&quot;; [.$F236]) + 1; FIND(&quot;*&quot;; [.$F236]) - FIND(&quot;+&quot;; [.$F236]) - 1))" office:value-type="float" office:value="24" calcext:value-type="float">
            <text:p>24</text:p>
          </table:table-cell>
          <table:table-cell table:formula="of:=HEX2DEC(MID([.$F236]; FIND(&quot;*&quot;; [.$F236]) + 1; FIND(&quot;+&quot;; [.$F236]; 2) - FIND(&quot;*&quot;; [.$F236]) - 1))" office:value-type="float" office:value="19" calcext:value-type="float">
            <text:p>19</text:p>
          </table:table-cell>
          <table:table-cell table:formula="of:=HEX2DEC(RIGHT([.$F236]; LEN([.F236]) - FIND(&quot;+&quot;; [.F236]; 2)))" office:value-type="float" office:value="23" calcext:value-type="float">
            <text:p>23</text:p>
          </table:table-cell>
          <table:table-cell table:formula="of:=[.G236] * [.H236] + [.I236]" office:value-type="float" office:value="479" calcext:value-type="float">
            <text:p>479</text:p>
          </table:table-cell>
          <table:table-cell table:formula="of:=LOWER(ORG.LIBREOFFICE.REGEX(ORG.LIBREOFFICE.REGEX(ORG.LIBREOFFICE.REGEX(ORG.LIBREOFFICE.REGEX(ORG.LIBREOFFICE.REGEX(ORG.LIBREOFFICE.REGEX(ORG.LIBREOFFICE.REGEX(COM.MICROSOFT.CONCAT([.D236]; &quot;_&quot;; [.C23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coral_pukei_plus" calcext:value-type="string">
            <text:p>layered_coral_pukei_plu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J237]*8+[.E237]" office:value-type="float" office:value="3834" calcext:value-type="float">
            <text:p>3834</text:p>
          </table:table-cell>
          <table:table-cell office:value-type="string" calcext:value-type="string">
            <text:p>"Barroth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3+17</text:p>
          </table:table-cell>
          <table:table-cell table:formula="of:=HEX2DEC(MID([.$F237]; FIND(&quot;+&quot;; [.$F237]) + 1; FIND(&quot;*&quot;; [.$F237]) - FIND(&quot;+&quot;; [.$F237]) - 1))" office:value-type="float" office:value="24" calcext:value-type="float">
            <text:p>24</text:p>
          </table:table-cell>
          <table:table-cell table:formula="of:=HEX2DEC(MID([.$F237]; FIND(&quot;*&quot;; [.$F237]) + 1; FIND(&quot;+&quot;; [.$F237]; 2) - FIND(&quot;*&quot;; [.$F237]) - 1))" office:value-type="float" office:value="19" calcext:value-type="float">
            <text:p>19</text:p>
          </table:table-cell>
          <table:table-cell table:formula="of:=HEX2DEC(RIGHT([.$F237]; LEN([.F237]) - FIND(&quot;+&quot;; [.F237]; 2)))" office:value-type="float" office:value="23" calcext:value-type="float">
            <text:p>23</text:p>
          </table:table-cell>
          <table:table-cell table:formula="of:=[.G237] * [.H237] + [.I237]" office:value-type="float" office:value="479" calcext:value-type="float">
            <text:p>479</text:p>
          </table:table-cell>
          <table:table-cell table:formula="of:=LOWER(ORG.LIBREOFFICE.REGEX(ORG.LIBREOFFICE.REGEX(ORG.LIBREOFFICE.REGEX(ORG.LIBREOFFICE.REGEX(ORG.LIBREOFFICE.REGEX(ORG.LIBREOFFICE.REGEX(ORG.LIBREOFFICE.REGEX(COM.MICROSOFT.CONCAT([.D237]; &quot;_&quot;; [.C23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arroth_plus" calcext:value-type="string">
            <text:p>layered_barroth_plu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J238]*8+[.E238]" office:value-type="float" office:value="3835" calcext:value-type="float">
            <text:p>3835</text:p>
          </table:table-cell>
          <table:table-cell office:value-type="string" calcext:value-type="string">
            <text:p>"Jyaratodus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3+17</text:p>
          </table:table-cell>
          <table:table-cell table:formula="of:=HEX2DEC(MID([.$F238]; FIND(&quot;+&quot;; [.$F238]) + 1; FIND(&quot;*&quot;; [.$F238]) - FIND(&quot;+&quot;; [.$F238]) - 1))" office:value-type="float" office:value="24" calcext:value-type="float">
            <text:p>24</text:p>
          </table:table-cell>
          <table:table-cell table:formula="of:=HEX2DEC(MID([.$F238]; FIND(&quot;*&quot;; [.$F238]) + 1; FIND(&quot;+&quot;; [.$F238]; 2) - FIND(&quot;*&quot;; [.$F238]) - 1))" office:value-type="float" office:value="19" calcext:value-type="float">
            <text:p>19</text:p>
          </table:table-cell>
          <table:table-cell table:formula="of:=HEX2DEC(RIGHT([.$F238]; LEN([.F238]) - FIND(&quot;+&quot;; [.F238]; 2)))" office:value-type="float" office:value="23" calcext:value-type="float">
            <text:p>23</text:p>
          </table:table-cell>
          <table:table-cell table:formula="of:=[.G238] * [.H238] + [.I238]" office:value-type="float" office:value="479" calcext:value-type="float">
            <text:p>479</text:p>
          </table:table-cell>
          <table:table-cell table:formula="of:=LOWER(ORG.LIBREOFFICE.REGEX(ORG.LIBREOFFICE.REGEX(ORG.LIBREOFFICE.REGEX(ORG.LIBREOFFICE.REGEX(ORG.LIBREOFFICE.REGEX(ORG.LIBREOFFICE.REGEX(ORG.LIBREOFFICE.REGEX(COM.MICROSOFT.CONCAT([.D238]; &quot;_&quot;; [.C23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jyaratodus_plus" calcext:value-type="string">
            <text:p>layered_jyaratodus_plu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J239]*8+[.E239]" office:value-type="float" office:value="3836" calcext:value-type="float">
            <text:p>3836</text:p>
          </table:table-cell>
          <table:table-cell office:value-type="string" calcext:value-type="string">
            <text:p>"Beotodus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3+17</text:p>
          </table:table-cell>
          <table:table-cell table:formula="of:=HEX2DEC(MID([.$F239]; FIND(&quot;+&quot;; [.$F239]) + 1; FIND(&quot;*&quot;; [.$F239]) - FIND(&quot;+&quot;; [.$F239]) - 1))" office:value-type="float" office:value="24" calcext:value-type="float">
            <text:p>24</text:p>
          </table:table-cell>
          <table:table-cell table:formula="of:=HEX2DEC(MID([.$F239]; FIND(&quot;*&quot;; [.$F239]) + 1; FIND(&quot;+&quot;; [.$F239]; 2) - FIND(&quot;*&quot;; [.$F239]) - 1))" office:value-type="float" office:value="19" calcext:value-type="float">
            <text:p>19</text:p>
          </table:table-cell>
          <table:table-cell table:formula="of:=HEX2DEC(RIGHT([.$F239]; LEN([.F239]) - FIND(&quot;+&quot;; [.F239]; 2)))" office:value-type="float" office:value="23" calcext:value-type="float">
            <text:p>23</text:p>
          </table:table-cell>
          <table:table-cell table:formula="of:=[.G239] * [.H239] + [.I239]" office:value-type="float" office:value="479" calcext:value-type="float">
            <text:p>479</text:p>
          </table:table-cell>
          <table:table-cell table:formula="of:=LOWER(ORG.LIBREOFFICE.REGEX(ORG.LIBREOFFICE.REGEX(ORG.LIBREOFFICE.REGEX(ORG.LIBREOFFICE.REGEX(ORG.LIBREOFFICE.REGEX(ORG.LIBREOFFICE.REGEX(ORG.LIBREOFFICE.REGEX(COM.MICROSOFT.CONCAT([.D239]; &quot;_&quot;; [.C23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eotodus_plus" calcext:value-type="string">
            <text:p>layered_beotodus_plu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J240]*8+[.E240]" office:value-type="float" office:value="3837" calcext:value-type="float">
            <text:p>3837</text:p>
          </table:table-cell>
          <table:table-cell office:value-type="string" calcext:value-type="string">
            <text:p>"Tobi-Kadachi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3+17</text:p>
          </table:table-cell>
          <table:table-cell table:formula="of:=HEX2DEC(MID([.$F240]; FIND(&quot;+&quot;; [.$F240]) + 1; FIND(&quot;*&quot;; [.$F240]) - FIND(&quot;+&quot;; [.$F240]) - 1))" office:value-type="float" office:value="24" calcext:value-type="float">
            <text:p>24</text:p>
          </table:table-cell>
          <table:table-cell table:formula="of:=HEX2DEC(MID([.$F240]; FIND(&quot;*&quot;; [.$F240]) + 1; FIND(&quot;+&quot;; [.$F240]; 2) - FIND(&quot;*&quot;; [.$F240]) - 1))" office:value-type="float" office:value="19" calcext:value-type="float">
            <text:p>19</text:p>
          </table:table-cell>
          <table:table-cell table:formula="of:=HEX2DEC(RIGHT([.$F240]; LEN([.F240]) - FIND(&quot;+&quot;; [.F240]; 2)))" office:value-type="float" office:value="23" calcext:value-type="float">
            <text:p>23</text:p>
          </table:table-cell>
          <table:table-cell table:formula="of:=[.G240] * [.H240] + [.I240]" office:value-type="float" office:value="479" calcext:value-type="float">
            <text:p>479</text:p>
          </table:table-cell>
          <table:table-cell table:formula="of:=LOWER(ORG.LIBREOFFICE.REGEX(ORG.LIBREOFFICE.REGEX(ORG.LIBREOFFICE.REGEX(ORG.LIBREOFFICE.REGEX(ORG.LIBREOFFICE.REGEX(ORG.LIBREOFFICE.REGEX(ORG.LIBREOFFICE.REGEX(COM.MICROSOFT.CONCAT([.D240]; &quot;_&quot;; [.C24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obi_kadachi_plus" calcext:value-type="string">
            <text:p>layered_tobi_kadachi_plu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J241]*8+[.E241]" office:value-type="float" office:value="3838" calcext:value-type="float">
            <text:p>3838</text:p>
          </table:table-cell>
          <table:table-cell office:value-type="string" calcext:value-type="string">
            <text:p>"Viper Kadachi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3+17</text:p>
          </table:table-cell>
          <table:table-cell table:formula="of:=HEX2DEC(MID([.$F241]; FIND(&quot;+&quot;; [.$F241]) + 1; FIND(&quot;*&quot;; [.$F241]) - FIND(&quot;+&quot;; [.$F241]) - 1))" office:value-type="float" office:value="24" calcext:value-type="float">
            <text:p>24</text:p>
          </table:table-cell>
          <table:table-cell table:formula="of:=HEX2DEC(MID([.$F241]; FIND(&quot;*&quot;; [.$F241]) + 1; FIND(&quot;+&quot;; [.$F241]; 2) - FIND(&quot;*&quot;; [.$F241]) - 1))" office:value-type="float" office:value="19" calcext:value-type="float">
            <text:p>19</text:p>
          </table:table-cell>
          <table:table-cell table:formula="of:=HEX2DEC(RIGHT([.$F241]; LEN([.F241]) - FIND(&quot;+&quot;; [.F241]; 2)))" office:value-type="float" office:value="23" calcext:value-type="float">
            <text:p>23</text:p>
          </table:table-cell>
          <table:table-cell table:formula="of:=[.G241] * [.H241] + [.I241]" office:value-type="float" office:value="479" calcext:value-type="float">
            <text:p>479</text:p>
          </table:table-cell>
          <table:table-cell table:formula="of:=LOWER(ORG.LIBREOFFICE.REGEX(ORG.LIBREOFFICE.REGEX(ORG.LIBREOFFICE.REGEX(ORG.LIBREOFFICE.REGEX(ORG.LIBREOFFICE.REGEX(ORG.LIBREOFFICE.REGEX(ORG.LIBREOFFICE.REGEX(COM.MICROSOFT.CONCAT([.D241]; &quot;_&quot;; [.C24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viper_kadachi_plus" calcext:value-type="string">
            <text:p>layered_viper_kadachi_plu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J242]*8+[.E242]" office:value-type="float" office:value="3839" calcext:value-type="float">
            <text:p>3839</text:p>
          </table:table-cell>
          <table:table-cell office:value-type="string" calcext:value-type="string">
            <text:p>"Banbaro α 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3+17</text:p>
          </table:table-cell>
          <table:table-cell table:formula="of:=HEX2DEC(MID([.$F242]; FIND(&quot;+&quot;; [.$F242]) + 1; FIND(&quot;*&quot;; [.$F242]) - FIND(&quot;+&quot;; [.$F242]) - 1))" office:value-type="float" office:value="24" calcext:value-type="float">
            <text:p>24</text:p>
          </table:table-cell>
          <table:table-cell table:formula="of:=HEX2DEC(MID([.$F242]; FIND(&quot;*&quot;; [.$F242]) + 1; FIND(&quot;+&quot;; [.$F242]; 2) - FIND(&quot;*&quot;; [.$F242]) - 1))" office:value-type="float" office:value="19" calcext:value-type="float">
            <text:p>19</text:p>
          </table:table-cell>
          <table:table-cell table:formula="of:=HEX2DEC(RIGHT([.$F242]; LEN([.F242]) - FIND(&quot;+&quot;; [.F242]; 2)))" office:value-type="float" office:value="23" calcext:value-type="float">
            <text:p>23</text:p>
          </table:table-cell>
          <table:table-cell table:formula="of:=[.G242] * [.H242] + [.I242]" office:value-type="float" office:value="479" calcext:value-type="float">
            <text:p>479</text:p>
          </table:table-cell>
          <table:table-cell table:formula="of:=LOWER(ORG.LIBREOFFICE.REGEX(ORG.LIBREOFFICE.REGEX(ORG.LIBREOFFICE.REGEX(ORG.LIBREOFFICE.REGEX(ORG.LIBREOFFICE.REGEX(ORG.LIBREOFFICE.REGEX(ORG.LIBREOFFICE.REGEX(COM.MICROSOFT.CONCAT([.D242]; &quot;_&quot;; [.C24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anbaro_alpha_plus" calcext:value-type="string">
            <text:p>layered_banbaro_alpha_plu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J243]*8+[.E243]" office:value-type="float" office:value="3840" calcext:value-type="float">
            <text:p>3840</text:p>
          </table:table-cell>
          <table:table-cell office:value-type="string" calcext:value-type="string">
            <text:p>"Banbaro β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3+18</text:p>
          </table:table-cell>
          <table:table-cell table:formula="of:=HEX2DEC(MID([.$F243]; FIND(&quot;+&quot;; [.$F243]) + 1; FIND(&quot;*&quot;; [.$F243]) - FIND(&quot;+&quot;; [.$F243]) - 1))" office:value-type="float" office:value="24" calcext:value-type="float">
            <text:p>24</text:p>
          </table:table-cell>
          <table:table-cell table:formula="of:=HEX2DEC(MID([.$F243]; FIND(&quot;*&quot;; [.$F243]) + 1; FIND(&quot;+&quot;; [.$F243]; 2) - FIND(&quot;*&quot;; [.$F243]) - 1))" office:value-type="float" office:value="19" calcext:value-type="float">
            <text:p>19</text:p>
          </table:table-cell>
          <table:table-cell table:formula="of:=HEX2DEC(RIGHT([.$F243]; LEN([.F243]) - FIND(&quot;+&quot;; [.F243]; 2)))" office:value-type="float" office:value="24" calcext:value-type="float">
            <text:p>24</text:p>
          </table:table-cell>
          <table:table-cell table:formula="of:=[.G243] * [.H243] + [.I243]" office:value-type="float" office:value="480" calcext:value-type="float">
            <text:p>480</text:p>
          </table:table-cell>
          <table:table-cell table:formula="of:=LOWER(ORG.LIBREOFFICE.REGEX(ORG.LIBREOFFICE.REGEX(ORG.LIBREOFFICE.REGEX(ORG.LIBREOFFICE.REGEX(ORG.LIBREOFFICE.REGEX(ORG.LIBREOFFICE.REGEX(ORG.LIBREOFFICE.REGEX(COM.MICROSOFT.CONCAT([.D243]; &quot;_&quot;; [.C24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anbaro_beta_plus" calcext:value-type="string">
            <text:p>layered_banbaro_beta_plu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J244]*8+[.E244]" office:value-type="float" office:value="3841" calcext:value-type="float">
            <text:p>3841</text:p>
          </table:table-cell>
          <table:table-cell office:value-type="string" calcext:value-type="string">
            <text:p>"Anjanath α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0</text:p>
          </table:table-cell>
          <table:table-cell table:formula="of:=HEX2DEC(MID([.$F244]; FIND(&quot;+&quot;; [.$F244]) + 1; FIND(&quot;*&quot;; [.$F244]) - FIND(&quot;+&quot;; [.$F244]) - 1))" office:value-type="float" office:value="24" calcext:value-type="float">
            <text:p>24</text:p>
          </table:table-cell>
          <table:table-cell table:formula="of:=HEX2DEC(MID([.$F244]; FIND(&quot;*&quot;; [.$F244]) + 1; FIND(&quot;+&quot;; [.$F244]; 2) - FIND(&quot;*&quot;; [.$F244]) - 1))" office:value-type="float" office:value="20" calcext:value-type="float">
            <text:p>20</text:p>
          </table:table-cell>
          <table:table-cell table:formula="of:=HEX2DEC(RIGHT([.$F244]; LEN([.F244]) - FIND(&quot;+&quot;; [.F244]; 2)))" office:value-type="float" office:value="0" calcext:value-type="float">
            <text:p>0</text:p>
          </table:table-cell>
          <table:table-cell table:formula="of:=[.G244] * [.H244] + [.I244]" office:value-type="float" office:value="480" calcext:value-type="float">
            <text:p>480</text:p>
          </table:table-cell>
          <table:table-cell table:formula="of:=LOWER(ORG.LIBREOFFICE.REGEX(ORG.LIBREOFFICE.REGEX(ORG.LIBREOFFICE.REGEX(ORG.LIBREOFFICE.REGEX(ORG.LIBREOFFICE.REGEX(ORG.LIBREOFFICE.REGEX(ORG.LIBREOFFICE.REGEX(COM.MICROSOFT.CONCAT([.D244]; &quot;_&quot;; [.C24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njanath_alpha_plus" calcext:value-type="string">
            <text:p>layered_anjanath_alpha_plu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J245]*8+[.E245]" office:value-type="float" office:value="3842" calcext:value-type="float">
            <text:p>3842</text:p>
          </table:table-cell>
          <table:table-cell office:value-type="string" calcext:value-type="string">
            <text:p>"Anjanath β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0</text:p>
          </table:table-cell>
          <table:table-cell table:formula="of:=HEX2DEC(MID([.$F245]; FIND(&quot;+&quot;; [.$F245]) + 1; FIND(&quot;*&quot;; [.$F245]) - FIND(&quot;+&quot;; [.$F245]) - 1))" office:value-type="float" office:value="24" calcext:value-type="float">
            <text:p>24</text:p>
          </table:table-cell>
          <table:table-cell table:formula="of:=HEX2DEC(MID([.$F245]; FIND(&quot;*&quot;; [.$F245]) + 1; FIND(&quot;+&quot;; [.$F245]; 2) - FIND(&quot;*&quot;; [.$F245]) - 1))" office:value-type="float" office:value="20" calcext:value-type="float">
            <text:p>20</text:p>
          </table:table-cell>
          <table:table-cell table:formula="of:=HEX2DEC(RIGHT([.$F245]; LEN([.F245]) - FIND(&quot;+&quot;; [.F245]; 2)))" office:value-type="float" office:value="0" calcext:value-type="float">
            <text:p>0</text:p>
          </table:table-cell>
          <table:table-cell table:formula="of:=[.G245] * [.H245] + [.I245]" office:value-type="float" office:value="480" calcext:value-type="float">
            <text:p>480</text:p>
          </table:table-cell>
          <table:table-cell table:formula="of:=LOWER(ORG.LIBREOFFICE.REGEX(ORG.LIBREOFFICE.REGEX(ORG.LIBREOFFICE.REGEX(ORG.LIBREOFFICE.REGEX(ORG.LIBREOFFICE.REGEX(ORG.LIBREOFFICE.REGEX(ORG.LIBREOFFICE.REGEX(COM.MICROSOFT.CONCAT([.D245]; &quot;_&quot;; [.C24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njanath_beta_plus" calcext:value-type="string">
            <text:p>layered_anjanath_beta_plu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J246]*8+[.E246]" office:value-type="float" office:value="3843" calcext:value-type="float">
            <text:p>3843</text:p>
          </table:table-cell>
          <table:table-cell office:value-type="string" calcext:value-type="string">
            <text:p>"Fulgur Anja α 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0</text:p>
          </table:table-cell>
          <table:table-cell table:formula="of:=HEX2DEC(MID([.$F246]; FIND(&quot;+&quot;; [.$F246]) + 1; FIND(&quot;*&quot;; [.$F246]) - FIND(&quot;+&quot;; [.$F246]) - 1))" office:value-type="float" office:value="24" calcext:value-type="float">
            <text:p>24</text:p>
          </table:table-cell>
          <table:table-cell table:formula="of:=HEX2DEC(MID([.$F246]; FIND(&quot;*&quot;; [.$F246]) + 1; FIND(&quot;+&quot;; [.$F246]; 2) - FIND(&quot;*&quot;; [.$F246]) - 1))" office:value-type="float" office:value="20" calcext:value-type="float">
            <text:p>20</text:p>
          </table:table-cell>
          <table:table-cell table:formula="of:=HEX2DEC(RIGHT([.$F246]; LEN([.F246]) - FIND(&quot;+&quot;; [.F246]; 2)))" office:value-type="float" office:value="0" calcext:value-type="float">
            <text:p>0</text:p>
          </table:table-cell>
          <table:table-cell table:formula="of:=[.G246] * [.H246] + [.I246]" office:value-type="float" office:value="480" calcext:value-type="float">
            <text:p>480</text:p>
          </table:table-cell>
          <table:table-cell table:formula="of:=LOWER(ORG.LIBREOFFICE.REGEX(ORG.LIBREOFFICE.REGEX(ORG.LIBREOFFICE.REGEX(ORG.LIBREOFFICE.REGEX(ORG.LIBREOFFICE.REGEX(ORG.LIBREOFFICE.REGEX(ORG.LIBREOFFICE.REGEX(COM.MICROSOFT.CONCAT([.D246]; &quot;_&quot;; [.C24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fulgur_anja_alpha_plus" calcext:value-type="string">
            <text:p>layered_fulgur_anja_alpha_plu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J247]*8+[.E247]" office:value-type="float" office:value="3844" calcext:value-type="float">
            <text:p>3844</text:p>
          </table:table-cell>
          <table:table-cell office:value-type="string" calcext:value-type="string">
            <text:p>"Fulgur Anja β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4+0</text:p>
          </table:table-cell>
          <table:table-cell table:formula="of:=HEX2DEC(MID([.$F247]; FIND(&quot;+&quot;; [.$F247]) + 1; FIND(&quot;*&quot;; [.$F247]) - FIND(&quot;+&quot;; [.$F247]) - 1))" office:value-type="float" office:value="24" calcext:value-type="float">
            <text:p>24</text:p>
          </table:table-cell>
          <table:table-cell table:formula="of:=HEX2DEC(MID([.$F247]; FIND(&quot;*&quot;; [.$F247]) + 1; FIND(&quot;+&quot;; [.$F247]; 2) - FIND(&quot;*&quot;; [.$F247]) - 1))" office:value-type="float" office:value="20" calcext:value-type="float">
            <text:p>20</text:p>
          </table:table-cell>
          <table:table-cell table:formula="of:=HEX2DEC(RIGHT([.$F247]; LEN([.F247]) - FIND(&quot;+&quot;; [.F247]; 2)))" office:value-type="float" office:value="0" calcext:value-type="float">
            <text:p>0</text:p>
          </table:table-cell>
          <table:table-cell table:formula="of:=[.G247] * [.H247] + [.I247]" office:value-type="float" office:value="480" calcext:value-type="float">
            <text:p>480</text:p>
          </table:table-cell>
          <table:table-cell table:formula="of:=LOWER(ORG.LIBREOFFICE.REGEX(ORG.LIBREOFFICE.REGEX(ORG.LIBREOFFICE.REGEX(ORG.LIBREOFFICE.REGEX(ORG.LIBREOFFICE.REGEX(ORG.LIBREOFFICE.REGEX(ORG.LIBREOFFICE.REGEX(COM.MICROSOFT.CONCAT([.D247]; &quot;_&quot;; [.C24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fulgur_anja_beta_plus" calcext:value-type="string">
            <text:p>layered_fulgur_anja_beta_plu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J248]*8+[.E248]" office:value-type="float" office:value="3845" calcext:value-type="float">
            <text:p>3845</text:p>
          </table:table-cell>
          <table:table-cell office:value-type="string" calcext:value-type="string">
            <text:p>"Rathian α 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4+0</text:p>
          </table:table-cell>
          <table:table-cell table:formula="of:=HEX2DEC(MID([.$F248]; FIND(&quot;+&quot;; [.$F248]) + 1; FIND(&quot;*&quot;; [.$F248]) - FIND(&quot;+&quot;; [.$F248]) - 1))" office:value-type="float" office:value="24" calcext:value-type="float">
            <text:p>24</text:p>
          </table:table-cell>
          <table:table-cell table:formula="of:=HEX2DEC(MID([.$F248]; FIND(&quot;*&quot;; [.$F248]) + 1; FIND(&quot;+&quot;; [.$F248]; 2) - FIND(&quot;*&quot;; [.$F248]) - 1))" office:value-type="float" office:value="20" calcext:value-type="float">
            <text:p>20</text:p>
          </table:table-cell>
          <table:table-cell table:formula="of:=HEX2DEC(RIGHT([.$F248]; LEN([.F248]) - FIND(&quot;+&quot;; [.F248]; 2)))" office:value-type="float" office:value="0" calcext:value-type="float">
            <text:p>0</text:p>
          </table:table-cell>
          <table:table-cell table:formula="of:=[.G248] * [.H248] + [.I248]" office:value-type="float" office:value="480" calcext:value-type="float">
            <text:p>480</text:p>
          </table:table-cell>
          <table:table-cell table:formula="of:=LOWER(ORG.LIBREOFFICE.REGEX(ORG.LIBREOFFICE.REGEX(ORG.LIBREOFFICE.REGEX(ORG.LIBREOFFICE.REGEX(ORG.LIBREOFFICE.REGEX(ORG.LIBREOFFICE.REGEX(ORG.LIBREOFFICE.REGEX(COM.MICROSOFT.CONCAT([.D248]; &quot;_&quot;; [.C24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ian_alpha_plus" calcext:value-type="string">
            <text:p>layered_rathian_alpha_plu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J249]*8+[.E249]" office:value-type="float" office:value="3846" calcext:value-type="float">
            <text:p>3846</text:p>
          </table:table-cell>
          <table:table-cell office:value-type="string" calcext:value-type="string">
            <text:p>"Rathian β 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4+0</text:p>
          </table:table-cell>
          <table:table-cell table:formula="of:=HEX2DEC(MID([.$F249]; FIND(&quot;+&quot;; [.$F249]) + 1; FIND(&quot;*&quot;; [.$F249]) - FIND(&quot;+&quot;; [.$F249]) - 1))" office:value-type="float" office:value="24" calcext:value-type="float">
            <text:p>24</text:p>
          </table:table-cell>
          <table:table-cell table:formula="of:=HEX2DEC(MID([.$F249]; FIND(&quot;*&quot;; [.$F249]) + 1; FIND(&quot;+&quot;; [.$F249]; 2) - FIND(&quot;*&quot;; [.$F249]) - 1))" office:value-type="float" office:value="20" calcext:value-type="float">
            <text:p>20</text:p>
          </table:table-cell>
          <table:table-cell table:formula="of:=HEX2DEC(RIGHT([.$F249]; LEN([.F249]) - FIND(&quot;+&quot;; [.F249]; 2)))" office:value-type="float" office:value="0" calcext:value-type="float">
            <text:p>0</text:p>
          </table:table-cell>
          <table:table-cell table:formula="of:=[.G249] * [.H249] + [.I249]" office:value-type="float" office:value="480" calcext:value-type="float">
            <text:p>480</text:p>
          </table:table-cell>
          <table:table-cell table:formula="of:=LOWER(ORG.LIBREOFFICE.REGEX(ORG.LIBREOFFICE.REGEX(ORG.LIBREOFFICE.REGEX(ORG.LIBREOFFICE.REGEX(ORG.LIBREOFFICE.REGEX(ORG.LIBREOFFICE.REGEX(ORG.LIBREOFFICE.REGEX(COM.MICROSOFT.CONCAT([.D249]; &quot;_&quot;; [.C24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ian_beta_plus" calcext:value-type="string">
            <text:p>layered_rathian_beta_plu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J250]*8+[.E250]" office:value-type="float" office:value="3847" calcext:value-type="float">
            <text:p>3847</text:p>
          </table:table-cell>
          <table:table-cell office:value-type="string" calcext:value-type="string">
            <text:p>"Rath Heart α 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4+0</text:p>
          </table:table-cell>
          <table:table-cell table:formula="of:=HEX2DEC(MID([.$F250]; FIND(&quot;+&quot;; [.$F250]) + 1; FIND(&quot;*&quot;; [.$F250]) - FIND(&quot;+&quot;; [.$F250]) - 1))" office:value-type="float" office:value="24" calcext:value-type="float">
            <text:p>24</text:p>
          </table:table-cell>
          <table:table-cell table:formula="of:=HEX2DEC(MID([.$F250]; FIND(&quot;*&quot;; [.$F250]) + 1; FIND(&quot;+&quot;; [.$F250]; 2) - FIND(&quot;*&quot;; [.$F250]) - 1))" office:value-type="float" office:value="20" calcext:value-type="float">
            <text:p>20</text:p>
          </table:table-cell>
          <table:table-cell table:formula="of:=HEX2DEC(RIGHT([.$F250]; LEN([.F250]) - FIND(&quot;+&quot;; [.F250]; 2)))" office:value-type="float" office:value="0" calcext:value-type="float">
            <text:p>0</text:p>
          </table:table-cell>
          <table:table-cell table:formula="of:=[.G250] * [.H250] + [.I250]" office:value-type="float" office:value="480" calcext:value-type="float">
            <text:p>480</text:p>
          </table:table-cell>
          <table:table-cell table:formula="of:=LOWER(ORG.LIBREOFFICE.REGEX(ORG.LIBREOFFICE.REGEX(ORG.LIBREOFFICE.REGEX(ORG.LIBREOFFICE.REGEX(ORG.LIBREOFFICE.REGEX(ORG.LIBREOFFICE.REGEX(ORG.LIBREOFFICE.REGEX(COM.MICROSOFT.CONCAT([.D250]; &quot;_&quot;; [.C25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_heart_alpha_plus" calcext:value-type="string">
            <text:p>layered_rath_heart_alpha_plu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J251]*8+[.E251]" office:value-type="float" office:value="3848" calcext:value-type="float">
            <text:p>3848</text:p>
          </table:table-cell>
          <table:table-cell office:value-type="string" calcext:value-type="string">
            <text:p>"Rath Heart β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1</text:p>
          </table:table-cell>
          <table:table-cell table:formula="of:=HEX2DEC(MID([.$F251]; FIND(&quot;+&quot;; [.$F251]) + 1; FIND(&quot;*&quot;; [.$F251]) - FIND(&quot;+&quot;; [.$F251]) - 1))" office:value-type="float" office:value="24" calcext:value-type="float">
            <text:p>24</text:p>
          </table:table-cell>
          <table:table-cell table:formula="of:=HEX2DEC(MID([.$F251]; FIND(&quot;*&quot;; [.$F251]) + 1; FIND(&quot;+&quot;; [.$F251]; 2) - FIND(&quot;*&quot;; [.$F251]) - 1))" office:value-type="float" office:value="20" calcext:value-type="float">
            <text:p>20</text:p>
          </table:table-cell>
          <table:table-cell table:formula="of:=HEX2DEC(RIGHT([.$F251]; LEN([.F251]) - FIND(&quot;+&quot;; [.F251]; 2)))" office:value-type="float" office:value="1" calcext:value-type="float">
            <text:p>1</text:p>
          </table:table-cell>
          <table:table-cell table:formula="of:=[.G251] * [.H251] + [.I251]" office:value-type="float" office:value="481" calcext:value-type="float">
            <text:p>481</text:p>
          </table:table-cell>
          <table:table-cell table:formula="of:=LOWER(ORG.LIBREOFFICE.REGEX(ORG.LIBREOFFICE.REGEX(ORG.LIBREOFFICE.REGEX(ORG.LIBREOFFICE.REGEX(ORG.LIBREOFFICE.REGEX(ORG.LIBREOFFICE.REGEX(ORG.LIBREOFFICE.REGEX(COM.MICROSOFT.CONCAT([.D251]; &quot;_&quot;; [.C25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_heart_beta_plus" calcext:value-type="string">
            <text:p>layered_rath_heart_beta_plu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J252]*8+[.E252]" office:value-type="float" office:value="3849" calcext:value-type="float">
            <text:p>3849</text:p>
          </table:table-cell>
          <table:table-cell office:value-type="string" calcext:value-type="string">
            <text:p>"Paolumu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1</text:p>
          </table:table-cell>
          <table:table-cell table:formula="of:=HEX2DEC(MID([.$F252]; FIND(&quot;+&quot;; [.$F252]) + 1; FIND(&quot;*&quot;; [.$F252]) - FIND(&quot;+&quot;; [.$F252]) - 1))" office:value-type="float" office:value="24" calcext:value-type="float">
            <text:p>24</text:p>
          </table:table-cell>
          <table:table-cell table:formula="of:=HEX2DEC(MID([.$F252]; FIND(&quot;*&quot;; [.$F252]) + 1; FIND(&quot;+&quot;; [.$F252]; 2) - FIND(&quot;*&quot;; [.$F252]) - 1))" office:value-type="float" office:value="20" calcext:value-type="float">
            <text:p>20</text:p>
          </table:table-cell>
          <table:table-cell table:formula="of:=HEX2DEC(RIGHT([.$F252]; LEN([.F252]) - FIND(&quot;+&quot;; [.F252]; 2)))" office:value-type="float" office:value="1" calcext:value-type="float">
            <text:p>1</text:p>
          </table:table-cell>
          <table:table-cell table:formula="of:=[.G252] * [.H252] + [.I252]" office:value-type="float" office:value="481" calcext:value-type="float">
            <text:p>481</text:p>
          </table:table-cell>
          <table:table-cell table:formula="of:=LOWER(ORG.LIBREOFFICE.REGEX(ORG.LIBREOFFICE.REGEX(ORG.LIBREOFFICE.REGEX(ORG.LIBREOFFICE.REGEX(ORG.LIBREOFFICE.REGEX(ORG.LIBREOFFICE.REGEX(ORG.LIBREOFFICE.REGEX(COM.MICROSOFT.CONCAT([.D252]; &quot;_&quot;; [.C25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paolumu_plus" calcext:value-type="string">
            <text:p>layered_paolumu_plu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J253]*8+[.E253]" office:value-type="float" office:value="3850" calcext:value-type="float">
            <text:p>3850</text:p>
          </table:table-cell>
          <table:table-cell office:value-type="string" calcext:value-type="string">
            <text:p>"Lumu Phantasm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1</text:p>
          </table:table-cell>
          <table:table-cell table:formula="of:=HEX2DEC(MID([.$F253]; FIND(&quot;+&quot;; [.$F253]) + 1; FIND(&quot;*&quot;; [.$F253]) - FIND(&quot;+&quot;; [.$F253]) - 1))" office:value-type="float" office:value="24" calcext:value-type="float">
            <text:p>24</text:p>
          </table:table-cell>
          <table:table-cell table:formula="of:=HEX2DEC(MID([.$F253]; FIND(&quot;*&quot;; [.$F253]) + 1; FIND(&quot;+&quot;; [.$F253]; 2) - FIND(&quot;*&quot;; [.$F253]) - 1))" office:value-type="float" office:value="20" calcext:value-type="float">
            <text:p>20</text:p>
          </table:table-cell>
          <table:table-cell table:formula="of:=HEX2DEC(RIGHT([.$F253]; LEN([.F253]) - FIND(&quot;+&quot;; [.F253]; 2)))" office:value-type="float" office:value="1" calcext:value-type="float">
            <text:p>1</text:p>
          </table:table-cell>
          <table:table-cell table:formula="of:=[.G253] * [.H253] + [.I253]" office:value-type="float" office:value="481" calcext:value-type="float">
            <text:p>481</text:p>
          </table:table-cell>
          <table:table-cell table:formula="of:=LOWER(ORG.LIBREOFFICE.REGEX(ORG.LIBREOFFICE.REGEX(ORG.LIBREOFFICE.REGEX(ORG.LIBREOFFICE.REGEX(ORG.LIBREOFFICE.REGEX(ORG.LIBREOFFICE.REGEX(ORG.LIBREOFFICE.REGEX(COM.MICROSOFT.CONCAT([.D253]; &quot;_&quot;; [.C25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umu_phantasm_plus" calcext:value-type="string">
            <text:p>layered_lumu_phantasm_plu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J254]*8+[.E254]" office:value-type="float" office:value="3851" calcext:value-type="float">
            <text:p>3851</text:p>
          </table:table-cell>
          <table:table-cell office:value-type="string" calcext:value-type="string">
            <text:p>"Radobaan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1</text:p>
          </table:table-cell>
          <table:table-cell table:formula="of:=HEX2DEC(MID([.$F254]; FIND(&quot;+&quot;; [.$F254]) + 1; FIND(&quot;*&quot;; [.$F254]) - FIND(&quot;+&quot;; [.$F254]) - 1))" office:value-type="float" office:value="24" calcext:value-type="float">
            <text:p>24</text:p>
          </table:table-cell>
          <table:table-cell table:formula="of:=HEX2DEC(MID([.$F254]; FIND(&quot;*&quot;; [.$F254]) + 1; FIND(&quot;+&quot;; [.$F254]; 2) - FIND(&quot;*&quot;; [.$F254]) - 1))" office:value-type="float" office:value="20" calcext:value-type="float">
            <text:p>20</text:p>
          </table:table-cell>
          <table:table-cell table:formula="of:=HEX2DEC(RIGHT([.$F254]; LEN([.F254]) - FIND(&quot;+&quot;; [.F254]; 2)))" office:value-type="float" office:value="1" calcext:value-type="float">
            <text:p>1</text:p>
          </table:table-cell>
          <table:table-cell table:formula="of:=[.G254] * [.H254] + [.I254]" office:value-type="float" office:value="481" calcext:value-type="float">
            <text:p>481</text:p>
          </table:table-cell>
          <table:table-cell table:formula="of:=LOWER(ORG.LIBREOFFICE.REGEX(ORG.LIBREOFFICE.REGEX(ORG.LIBREOFFICE.REGEX(ORG.LIBREOFFICE.REGEX(ORG.LIBREOFFICE.REGEX(ORG.LIBREOFFICE.REGEX(ORG.LIBREOFFICE.REGEX(COM.MICROSOFT.CONCAT([.D254]; &quot;_&quot;; [.C25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dobaan_plus" calcext:value-type="string">
            <text:p>layered_radobaan_plu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J255]*8+[.E255]" office:value-type="float" office:value="3852" calcext:value-type="float">
            <text:p>3852</text:p>
          </table:table-cell>
          <table:table-cell office:value-type="string" calcext:value-type="string">
            <text:p>"Barioth α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4+1</text:p>
          </table:table-cell>
          <table:table-cell table:formula="of:=HEX2DEC(MID([.$F255]; FIND(&quot;+&quot;; [.$F255]) + 1; FIND(&quot;*&quot;; [.$F255]) - FIND(&quot;+&quot;; [.$F255]) - 1))" office:value-type="float" office:value="24" calcext:value-type="float">
            <text:p>24</text:p>
          </table:table-cell>
          <table:table-cell table:formula="of:=HEX2DEC(MID([.$F255]; FIND(&quot;*&quot;; [.$F255]) + 1; FIND(&quot;+&quot;; [.$F255]; 2) - FIND(&quot;*&quot;; [.$F255]) - 1))" office:value-type="float" office:value="20" calcext:value-type="float">
            <text:p>20</text:p>
          </table:table-cell>
          <table:table-cell table:formula="of:=HEX2DEC(RIGHT([.$F255]; LEN([.F255]) - FIND(&quot;+&quot;; [.F255]; 2)))" office:value-type="float" office:value="1" calcext:value-type="float">
            <text:p>1</text:p>
          </table:table-cell>
          <table:table-cell table:formula="of:=[.G255] * [.H255] + [.I255]" office:value-type="float" office:value="481" calcext:value-type="float">
            <text:p>481</text:p>
          </table:table-cell>
          <table:table-cell table:formula="of:=LOWER(ORG.LIBREOFFICE.REGEX(ORG.LIBREOFFICE.REGEX(ORG.LIBREOFFICE.REGEX(ORG.LIBREOFFICE.REGEX(ORG.LIBREOFFICE.REGEX(ORG.LIBREOFFICE.REGEX(ORG.LIBREOFFICE.REGEX(COM.MICROSOFT.CONCAT([.D255]; &quot;_&quot;; [.C25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arioth_alpha_plus" calcext:value-type="string">
            <text:p>layered_barioth_alpha_plu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J256]*8+[.E256]" office:value-type="float" office:value="3853" calcext:value-type="float">
            <text:p>3853</text:p>
          </table:table-cell>
          <table:table-cell office:value-type="string" calcext:value-type="string">
            <text:p>"Barioth β 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4+1</text:p>
          </table:table-cell>
          <table:table-cell table:formula="of:=HEX2DEC(MID([.$F256]; FIND(&quot;+&quot;; [.$F256]) + 1; FIND(&quot;*&quot;; [.$F256]) - FIND(&quot;+&quot;; [.$F256]) - 1))" office:value-type="float" office:value="24" calcext:value-type="float">
            <text:p>24</text:p>
          </table:table-cell>
          <table:table-cell table:formula="of:=HEX2DEC(MID([.$F256]; FIND(&quot;*&quot;; [.$F256]) + 1; FIND(&quot;+&quot;; [.$F256]; 2) - FIND(&quot;*&quot;; [.$F256]) - 1))" office:value-type="float" office:value="20" calcext:value-type="float">
            <text:p>20</text:p>
          </table:table-cell>
          <table:table-cell table:formula="of:=HEX2DEC(RIGHT([.$F256]; LEN([.F256]) - FIND(&quot;+&quot;; [.F256]; 2)))" office:value-type="float" office:value="1" calcext:value-type="float">
            <text:p>1</text:p>
          </table:table-cell>
          <table:table-cell table:formula="of:=[.G256] * [.H256] + [.I256]" office:value-type="float" office:value="481" calcext:value-type="float">
            <text:p>481</text:p>
          </table:table-cell>
          <table:table-cell table:formula="of:=LOWER(ORG.LIBREOFFICE.REGEX(ORG.LIBREOFFICE.REGEX(ORG.LIBREOFFICE.REGEX(ORG.LIBREOFFICE.REGEX(ORG.LIBREOFFICE.REGEX(ORG.LIBREOFFICE.REGEX(ORG.LIBREOFFICE.REGEX(COM.MICROSOFT.CONCAT([.D256]; &quot;_&quot;; [.C25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arioth_beta_plus" calcext:value-type="string">
            <text:p>layered_barioth_beta_plu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J257]*8+[.E257]" office:value-type="float" office:value="3854" calcext:value-type="float">
            <text:p>3854</text:p>
          </table:table-cell>
          <table:table-cell office:value-type="string" calcext:value-type="string">
            <text:p>"Rathalos α 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4+1</text:p>
          </table:table-cell>
          <table:table-cell table:formula="of:=HEX2DEC(MID([.$F257]; FIND(&quot;+&quot;; [.$F257]) + 1; FIND(&quot;*&quot;; [.$F257]) - FIND(&quot;+&quot;; [.$F257]) - 1))" office:value-type="float" office:value="24" calcext:value-type="float">
            <text:p>24</text:p>
          </table:table-cell>
          <table:table-cell table:formula="of:=HEX2DEC(MID([.$F257]; FIND(&quot;*&quot;; [.$F257]) + 1; FIND(&quot;+&quot;; [.$F257]; 2) - FIND(&quot;*&quot;; [.$F257]) - 1))" office:value-type="float" office:value="20" calcext:value-type="float">
            <text:p>20</text:p>
          </table:table-cell>
          <table:table-cell table:formula="of:=HEX2DEC(RIGHT([.$F257]; LEN([.F257]) - FIND(&quot;+&quot;; [.F257]; 2)))" office:value-type="float" office:value="1" calcext:value-type="float">
            <text:p>1</text:p>
          </table:table-cell>
          <table:table-cell table:formula="of:=[.G257] * [.H257] + [.I257]" office:value-type="float" office:value="481" calcext:value-type="float">
            <text:p>481</text:p>
          </table:table-cell>
          <table:table-cell table:formula="of:=LOWER(ORG.LIBREOFFICE.REGEX(ORG.LIBREOFFICE.REGEX(ORG.LIBREOFFICE.REGEX(ORG.LIBREOFFICE.REGEX(ORG.LIBREOFFICE.REGEX(ORG.LIBREOFFICE.REGEX(ORG.LIBREOFFICE.REGEX(COM.MICROSOFT.CONCAT([.D257]; &quot;_&quot;; [.C25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alos_alpha_plus" calcext:value-type="string">
            <text:p>layered_rathalos_alpha_plu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J258]*8+[.E258]" office:value-type="float" office:value="3855" calcext:value-type="float">
            <text:p>3855</text:p>
          </table:table-cell>
          <table:table-cell office:value-type="string" calcext:value-type="string">
            <text:p>"Rathalos β 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4+1</text:p>
          </table:table-cell>
          <table:table-cell table:formula="of:=HEX2DEC(MID([.$F258]; FIND(&quot;+&quot;; [.$F258]) + 1; FIND(&quot;*&quot;; [.$F258]) - FIND(&quot;+&quot;; [.$F258]) - 1))" office:value-type="float" office:value="24" calcext:value-type="float">
            <text:p>24</text:p>
          </table:table-cell>
          <table:table-cell table:formula="of:=HEX2DEC(MID([.$F258]; FIND(&quot;*&quot;; [.$F258]) + 1; FIND(&quot;+&quot;; [.$F258]; 2) - FIND(&quot;*&quot;; [.$F258]) - 1))" office:value-type="float" office:value="20" calcext:value-type="float">
            <text:p>20</text:p>
          </table:table-cell>
          <table:table-cell table:formula="of:=HEX2DEC(RIGHT([.$F258]; LEN([.F258]) - FIND(&quot;+&quot;; [.F258]; 2)))" office:value-type="float" office:value="1" calcext:value-type="float">
            <text:p>1</text:p>
          </table:table-cell>
          <table:table-cell table:formula="of:=[.G258] * [.H258] + [.I258]" office:value-type="float" office:value="481" calcext:value-type="float">
            <text:p>481</text:p>
          </table:table-cell>
          <table:table-cell table:formula="of:=LOWER(ORG.LIBREOFFICE.REGEX(ORG.LIBREOFFICE.REGEX(ORG.LIBREOFFICE.REGEX(ORG.LIBREOFFICE.REGEX(ORG.LIBREOFFICE.REGEX(ORG.LIBREOFFICE.REGEX(ORG.LIBREOFFICE.REGEX(COM.MICROSOFT.CONCAT([.D258]; &quot;_&quot;; [.C25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alos_beta_plus" calcext:value-type="string">
            <text:p>layered_rathalos_beta_plu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J259]*8+[.E259]" office:value-type="float" office:value="3856" calcext:value-type="float">
            <text:p>3856</text:p>
          </table:table-cell>
          <table:table-cell office:value-type="string" calcext:value-type="string">
            <text:p>"Rath Soul α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2</text:p>
          </table:table-cell>
          <table:table-cell table:formula="of:=HEX2DEC(MID([.$F259]; FIND(&quot;+&quot;; [.$F259]) + 1; FIND(&quot;*&quot;; [.$F259]) - FIND(&quot;+&quot;; [.$F259]) - 1))" office:value-type="float" office:value="24" calcext:value-type="float">
            <text:p>24</text:p>
          </table:table-cell>
          <table:table-cell table:formula="of:=HEX2DEC(MID([.$F259]; FIND(&quot;*&quot;; [.$F259]) + 1; FIND(&quot;+&quot;; [.$F259]; 2) - FIND(&quot;*&quot;; [.$F259]) - 1))" office:value-type="float" office:value="20" calcext:value-type="float">
            <text:p>20</text:p>
          </table:table-cell>
          <table:table-cell table:formula="of:=HEX2DEC(RIGHT([.$F259]; LEN([.F259]) - FIND(&quot;+&quot;; [.F259]; 2)))" office:value-type="float" office:value="2" calcext:value-type="float">
            <text:p>2</text:p>
          </table:table-cell>
          <table:table-cell table:formula="of:=[.G259] * [.H259] + [.I259]" office:value-type="float" office:value="482" calcext:value-type="float">
            <text:p>482</text:p>
          </table:table-cell>
          <table:table-cell table:formula="of:=LOWER(ORG.LIBREOFFICE.REGEX(ORG.LIBREOFFICE.REGEX(ORG.LIBREOFFICE.REGEX(ORG.LIBREOFFICE.REGEX(ORG.LIBREOFFICE.REGEX(ORG.LIBREOFFICE.REGEX(ORG.LIBREOFFICE.REGEX(COM.MICROSOFT.CONCAT([.D259]; &quot;_&quot;; [.C25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_soul_alpha_plus" calcext:value-type="string">
            <text:p>layered_rath_soul_alpha_plu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J260]*8+[.E260]" office:value-type="float" office:value="3857" calcext:value-type="float">
            <text:p>3857</text:p>
          </table:table-cell>
          <table:table-cell office:value-type="string" calcext:value-type="string">
            <text:p>"Rath Soul β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2</text:p>
          </table:table-cell>
          <table:table-cell table:formula="of:=HEX2DEC(MID([.$F260]; FIND(&quot;+&quot;; [.$F260]) + 1; FIND(&quot;*&quot;; [.$F260]) - FIND(&quot;+&quot;; [.$F260]) - 1))" office:value-type="float" office:value="24" calcext:value-type="float">
            <text:p>24</text:p>
          </table:table-cell>
          <table:table-cell table:formula="of:=HEX2DEC(MID([.$F260]; FIND(&quot;*&quot;; [.$F260]) + 1; FIND(&quot;+&quot;; [.$F260]; 2) - FIND(&quot;*&quot;; [.$F260]) - 1))" office:value-type="float" office:value="20" calcext:value-type="float">
            <text:p>20</text:p>
          </table:table-cell>
          <table:table-cell table:formula="of:=HEX2DEC(RIGHT([.$F260]; LEN([.F260]) - FIND(&quot;+&quot;; [.F260]; 2)))" office:value-type="float" office:value="2" calcext:value-type="float">
            <text:p>2</text:p>
          </table:table-cell>
          <table:table-cell table:formula="of:=[.G260] * [.H260] + [.I260]" office:value-type="float" office:value="482" calcext:value-type="float">
            <text:p>482</text:p>
          </table:table-cell>
          <table:table-cell table:formula="of:=LOWER(ORG.LIBREOFFICE.REGEX(ORG.LIBREOFFICE.REGEX(ORG.LIBREOFFICE.REGEX(ORG.LIBREOFFICE.REGEX(ORG.LIBREOFFICE.REGEX(ORG.LIBREOFFICE.REGEX(ORG.LIBREOFFICE.REGEX(COM.MICROSOFT.CONCAT([.D260]; &quot;_&quot;; [.C26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th_soul_beta_plus" calcext:value-type="string">
            <text:p>layered_rath_soul_beta_plu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J261]*8+[.E261]" office:value-type="float" office:value="3858" calcext:value-type="float">
            <text:p>3858</text:p>
          </table:table-cell>
          <table:table-cell office:value-type="string" calcext:value-type="string">
            <text:p>"Diablos α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2</text:p>
          </table:table-cell>
          <table:table-cell table:formula="of:=HEX2DEC(MID([.$F261]; FIND(&quot;+&quot;; [.$F261]) + 1; FIND(&quot;*&quot;; [.$F261]) - FIND(&quot;+&quot;; [.$F261]) - 1))" office:value-type="float" office:value="24" calcext:value-type="float">
            <text:p>24</text:p>
          </table:table-cell>
          <table:table-cell table:formula="of:=HEX2DEC(MID([.$F261]; FIND(&quot;*&quot;; [.$F261]) + 1; FIND(&quot;+&quot;; [.$F261]; 2) - FIND(&quot;*&quot;; [.$F261]) - 1))" office:value-type="float" office:value="20" calcext:value-type="float">
            <text:p>20</text:p>
          </table:table-cell>
          <table:table-cell table:formula="of:=HEX2DEC(RIGHT([.$F261]; LEN([.F261]) - FIND(&quot;+&quot;; [.F261]; 2)))" office:value-type="float" office:value="2" calcext:value-type="float">
            <text:p>2</text:p>
          </table:table-cell>
          <table:table-cell table:formula="of:=[.G261] * [.H261] + [.I261]" office:value-type="float" office:value="482" calcext:value-type="float">
            <text:p>482</text:p>
          </table:table-cell>
          <table:table-cell table:formula="of:=LOWER(ORG.LIBREOFFICE.REGEX(ORG.LIBREOFFICE.REGEX(ORG.LIBREOFFICE.REGEX(ORG.LIBREOFFICE.REGEX(ORG.LIBREOFFICE.REGEX(ORG.LIBREOFFICE.REGEX(ORG.LIBREOFFICE.REGEX(COM.MICROSOFT.CONCAT([.D261]; &quot;_&quot;; [.C26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iablos_alpha_plus" calcext:value-type="string">
            <text:p>layered_diablos_alpha_plu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J262]*8+[.E262]" office:value-type="float" office:value="3859" calcext:value-type="float">
            <text:p>3859</text:p>
          </table:table-cell>
          <table:table-cell office:value-type="string" calcext:value-type="string">
            <text:p>"Diablos β 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2</text:p>
          </table:table-cell>
          <table:table-cell table:formula="of:=HEX2DEC(MID([.$F262]; FIND(&quot;+&quot;; [.$F262]) + 1; FIND(&quot;*&quot;; [.$F262]) - FIND(&quot;+&quot;; [.$F262]) - 1))" office:value-type="float" office:value="24" calcext:value-type="float">
            <text:p>24</text:p>
          </table:table-cell>
          <table:table-cell table:formula="of:=HEX2DEC(MID([.$F262]; FIND(&quot;*&quot;; [.$F262]) + 1; FIND(&quot;+&quot;; [.$F262]; 2) - FIND(&quot;*&quot;; [.$F262]) - 1))" office:value-type="float" office:value="20" calcext:value-type="float">
            <text:p>20</text:p>
          </table:table-cell>
          <table:table-cell table:formula="of:=HEX2DEC(RIGHT([.$F262]; LEN([.F262]) - FIND(&quot;+&quot;; [.F262]; 2)))" office:value-type="float" office:value="2" calcext:value-type="float">
            <text:p>2</text:p>
          </table:table-cell>
          <table:table-cell table:formula="of:=[.G262] * [.H262] + [.I262]" office:value-type="float" office:value="482" calcext:value-type="float">
            <text:p>482</text:p>
          </table:table-cell>
          <table:table-cell table:formula="of:=LOWER(ORG.LIBREOFFICE.REGEX(ORG.LIBREOFFICE.REGEX(ORG.LIBREOFFICE.REGEX(ORG.LIBREOFFICE.REGEX(ORG.LIBREOFFICE.REGEX(ORG.LIBREOFFICE.REGEX(ORG.LIBREOFFICE.REGEX(COM.MICROSOFT.CONCAT([.D262]; &quot;_&quot;; [.C26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iablos_beta_plus" calcext:value-type="string">
            <text:p>layered_diablos_beta_plu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J263]*8+[.E263]" office:value-type="float" office:value="3860" calcext:value-type="float">
            <text:p>3860</text:p>
          </table:table-cell>
          <table:table-cell office:value-type="string" calcext:value-type="string">
            <text:p>"Diablos Nero α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4+2</text:p>
          </table:table-cell>
          <table:table-cell table:formula="of:=HEX2DEC(MID([.$F263]; FIND(&quot;+&quot;; [.$F263]) + 1; FIND(&quot;*&quot;; [.$F263]) - FIND(&quot;+&quot;; [.$F263]) - 1))" office:value-type="float" office:value="24" calcext:value-type="float">
            <text:p>24</text:p>
          </table:table-cell>
          <table:table-cell table:formula="of:=HEX2DEC(MID([.$F263]; FIND(&quot;*&quot;; [.$F263]) + 1; FIND(&quot;+&quot;; [.$F263]; 2) - FIND(&quot;*&quot;; [.$F263]) - 1))" office:value-type="float" office:value="20" calcext:value-type="float">
            <text:p>20</text:p>
          </table:table-cell>
          <table:table-cell table:formula="of:=HEX2DEC(RIGHT([.$F263]; LEN([.F263]) - FIND(&quot;+&quot;; [.F263]; 2)))" office:value-type="float" office:value="2" calcext:value-type="float">
            <text:p>2</text:p>
          </table:table-cell>
          <table:table-cell table:formula="of:=[.G263] * [.H263] + [.I263]" office:value-type="float" office:value="482" calcext:value-type="float">
            <text:p>482</text:p>
          </table:table-cell>
          <table:table-cell table:formula="of:=LOWER(ORG.LIBREOFFICE.REGEX(ORG.LIBREOFFICE.REGEX(ORG.LIBREOFFICE.REGEX(ORG.LIBREOFFICE.REGEX(ORG.LIBREOFFICE.REGEX(ORG.LIBREOFFICE.REGEX(ORG.LIBREOFFICE.REGEX(COM.MICROSOFT.CONCAT([.D263]; &quot;_&quot;; [.C26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iablos_nero_alpha_plus" calcext:value-type="string">
            <text:p>layered_diablos_nero_alpha_plu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J264]*8+[.E264]" office:value-type="float" office:value="3861" calcext:value-type="float">
            <text:p>3861</text:p>
          </table:table-cell>
          <table:table-cell office:value-type="string" calcext:value-type="string">
            <text:p>"Diablos Nero β 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4+2</text:p>
          </table:table-cell>
          <table:table-cell table:formula="of:=HEX2DEC(MID([.$F264]; FIND(&quot;+&quot;; [.$F264]) + 1; FIND(&quot;*&quot;; [.$F264]) - FIND(&quot;+&quot;; [.$F264]) - 1))" office:value-type="float" office:value="24" calcext:value-type="float">
            <text:p>24</text:p>
          </table:table-cell>
          <table:table-cell table:formula="of:=HEX2DEC(MID([.$F264]; FIND(&quot;*&quot;; [.$F264]) + 1; FIND(&quot;+&quot;; [.$F264]; 2) - FIND(&quot;*&quot;; [.$F264]) - 1))" office:value-type="float" office:value="20" calcext:value-type="float">
            <text:p>20</text:p>
          </table:table-cell>
          <table:table-cell table:formula="of:=HEX2DEC(RIGHT([.$F264]; LEN([.F264]) - FIND(&quot;+&quot;; [.F264]; 2)))" office:value-type="float" office:value="2" calcext:value-type="float">
            <text:p>2</text:p>
          </table:table-cell>
          <table:table-cell table:formula="of:=[.G264] * [.H264] + [.I264]" office:value-type="float" office:value="482" calcext:value-type="float">
            <text:p>482</text:p>
          </table:table-cell>
          <table:table-cell table:formula="of:=LOWER(ORG.LIBREOFFICE.REGEX(ORG.LIBREOFFICE.REGEX(ORG.LIBREOFFICE.REGEX(ORG.LIBREOFFICE.REGEX(ORG.LIBREOFFICE.REGEX(ORG.LIBREOFFICE.REGEX(ORG.LIBREOFFICE.REGEX(COM.MICROSOFT.CONCAT([.D264]; &quot;_&quot;; [.C26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iablos_nero_beta_plus" calcext:value-type="string">
            <text:p>layered_diablos_nero_beta_plu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J265]*8+[.E265]" office:value-type="float" office:value="3862" calcext:value-type="float">
            <text:p>3862</text:p>
          </table:table-cell>
          <table:table-cell office:value-type="string" calcext:value-type="string">
            <text:p>"Legiana α 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4+2</text:p>
          </table:table-cell>
          <table:table-cell table:formula="of:=HEX2DEC(MID([.$F265]; FIND(&quot;+&quot;; [.$F265]) + 1; FIND(&quot;*&quot;; [.$F265]) - FIND(&quot;+&quot;; [.$F265]) - 1))" office:value-type="float" office:value="24" calcext:value-type="float">
            <text:p>24</text:p>
          </table:table-cell>
          <table:table-cell table:formula="of:=HEX2DEC(MID([.$F265]; FIND(&quot;*&quot;; [.$F265]) + 1; FIND(&quot;+&quot;; [.$F265]; 2) - FIND(&quot;*&quot;; [.$F265]) - 1))" office:value-type="float" office:value="20" calcext:value-type="float">
            <text:p>20</text:p>
          </table:table-cell>
          <table:table-cell table:formula="of:=HEX2DEC(RIGHT([.$F265]; LEN([.F265]) - FIND(&quot;+&quot;; [.F265]; 2)))" office:value-type="float" office:value="2" calcext:value-type="float">
            <text:p>2</text:p>
          </table:table-cell>
          <table:table-cell table:formula="of:=[.G265] * [.H265] + [.I265]" office:value-type="float" office:value="482" calcext:value-type="float">
            <text:p>482</text:p>
          </table:table-cell>
          <table:table-cell table:formula="of:=LOWER(ORG.LIBREOFFICE.REGEX(ORG.LIBREOFFICE.REGEX(ORG.LIBREOFFICE.REGEX(ORG.LIBREOFFICE.REGEX(ORG.LIBREOFFICE.REGEX(ORG.LIBREOFFICE.REGEX(ORG.LIBREOFFICE.REGEX(COM.MICROSOFT.CONCAT([.D265]; &quot;_&quot;; [.C26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egiana_alpha_plus" calcext:value-type="string">
            <text:p>layered_legiana_alpha_plu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J266]*8+[.E266]" office:value-type="float" office:value="3863" calcext:value-type="float">
            <text:p>3863</text:p>
          </table:table-cell>
          <table:table-cell office:value-type="string" calcext:value-type="string">
            <text:p>"Legiana β 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4+2</text:p>
          </table:table-cell>
          <table:table-cell table:formula="of:=HEX2DEC(MID([.$F266]; FIND(&quot;+&quot;; [.$F266]) + 1; FIND(&quot;*&quot;; [.$F266]) - FIND(&quot;+&quot;; [.$F266]) - 1))" office:value-type="float" office:value="24" calcext:value-type="float">
            <text:p>24</text:p>
          </table:table-cell>
          <table:table-cell table:formula="of:=HEX2DEC(MID([.$F266]; FIND(&quot;*&quot;; [.$F266]) + 1; FIND(&quot;+&quot;; [.$F266]; 2) - FIND(&quot;*&quot;; [.$F266]) - 1))" office:value-type="float" office:value="20" calcext:value-type="float">
            <text:p>20</text:p>
          </table:table-cell>
          <table:table-cell table:formula="of:=HEX2DEC(RIGHT([.$F266]; LEN([.F266]) - FIND(&quot;+&quot;; [.F266]; 2)))" office:value-type="float" office:value="2" calcext:value-type="float">
            <text:p>2</text:p>
          </table:table-cell>
          <table:table-cell table:formula="of:=[.G266] * [.H266] + [.I266]" office:value-type="float" office:value="482" calcext:value-type="float">
            <text:p>482</text:p>
          </table:table-cell>
          <table:table-cell table:formula="of:=LOWER(ORG.LIBREOFFICE.REGEX(ORG.LIBREOFFICE.REGEX(ORG.LIBREOFFICE.REGEX(ORG.LIBREOFFICE.REGEX(ORG.LIBREOFFICE.REGEX(ORG.LIBREOFFICE.REGEX(ORG.LIBREOFFICE.REGEX(COM.MICROSOFT.CONCAT([.D266]; &quot;_&quot;; [.C26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egiana_beta_plus" calcext:value-type="string">
            <text:p>layered_legiana_beta_plu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J267]*8+[.E267]" office:value-type="float" office:value="3864" calcext:value-type="float">
            <text:p>3864</text:p>
          </table:table-cell>
          <table:table-cell office:value-type="string" calcext:value-type="string">
            <text:p>"Shrieking Legia α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3</text:p>
          </table:table-cell>
          <table:table-cell table:formula="of:=HEX2DEC(MID([.$F267]; FIND(&quot;+&quot;; [.$F267]) + 1; FIND(&quot;*&quot;; [.$F267]) - FIND(&quot;+&quot;; [.$F267]) - 1))" office:value-type="float" office:value="24" calcext:value-type="float">
            <text:p>24</text:p>
          </table:table-cell>
          <table:table-cell table:formula="of:=HEX2DEC(MID([.$F267]; FIND(&quot;*&quot;; [.$F267]) + 1; FIND(&quot;+&quot;; [.$F267]; 2) - FIND(&quot;*&quot;; [.$F267]) - 1))" office:value-type="float" office:value="20" calcext:value-type="float">
            <text:p>20</text:p>
          </table:table-cell>
          <table:table-cell table:formula="of:=HEX2DEC(RIGHT([.$F267]; LEN([.F267]) - FIND(&quot;+&quot;; [.F267]; 2)))" office:value-type="float" office:value="3" calcext:value-type="float">
            <text:p>3</text:p>
          </table:table-cell>
          <table:table-cell table:formula="of:=[.G267] * [.H267] + [.I267]" office:value-type="float" office:value="483" calcext:value-type="float">
            <text:p>483</text:p>
          </table:table-cell>
          <table:table-cell table:formula="of:=LOWER(ORG.LIBREOFFICE.REGEX(ORG.LIBREOFFICE.REGEX(ORG.LIBREOFFICE.REGEX(ORG.LIBREOFFICE.REGEX(ORG.LIBREOFFICE.REGEX(ORG.LIBREOFFICE.REGEX(ORG.LIBREOFFICE.REGEX(COM.MICROSOFT.CONCAT([.D267]; &quot;_&quot;; [.C26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hrieking_legia_alpha_plus" calcext:value-type="string">
            <text:p>layered_shrieking_legia_alpha_plu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J268]*8+[.E268]" office:value-type="float" office:value="3865" calcext:value-type="float">
            <text:p>3865</text:p>
          </table:table-cell>
          <table:table-cell office:value-type="string" calcext:value-type="string">
            <text:p>"Shrieking Legia β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3</text:p>
          </table:table-cell>
          <table:table-cell table:formula="of:=HEX2DEC(MID([.$F268]; FIND(&quot;+&quot;; [.$F268]) + 1; FIND(&quot;*&quot;; [.$F268]) - FIND(&quot;+&quot;; [.$F268]) - 1))" office:value-type="float" office:value="24" calcext:value-type="float">
            <text:p>24</text:p>
          </table:table-cell>
          <table:table-cell table:formula="of:=HEX2DEC(MID([.$F268]; FIND(&quot;*&quot;; [.$F268]) + 1; FIND(&quot;+&quot;; [.$F268]; 2) - FIND(&quot;*&quot;; [.$F268]) - 1))" office:value-type="float" office:value="20" calcext:value-type="float">
            <text:p>20</text:p>
          </table:table-cell>
          <table:table-cell table:formula="of:=HEX2DEC(RIGHT([.$F268]; LEN([.F268]) - FIND(&quot;+&quot;; [.F268]; 2)))" office:value-type="float" office:value="3" calcext:value-type="float">
            <text:p>3</text:p>
          </table:table-cell>
          <table:table-cell table:formula="of:=[.G268] * [.H268] + [.I268]" office:value-type="float" office:value="483" calcext:value-type="float">
            <text:p>483</text:p>
          </table:table-cell>
          <table:table-cell table:formula="of:=LOWER(ORG.LIBREOFFICE.REGEX(ORG.LIBREOFFICE.REGEX(ORG.LIBREOFFICE.REGEX(ORG.LIBREOFFICE.REGEX(ORG.LIBREOFFICE.REGEX(ORG.LIBREOFFICE.REGEX(ORG.LIBREOFFICE.REGEX(COM.MICROSOFT.CONCAT([.D268]; &quot;_&quot;; [.C26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hrieking_legia_beta_plus" calcext:value-type="string">
            <text:p>layered_shrieking_legia_beta_plu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J269]*8+[.E269]" office:value-type="float" office:value="3866" calcext:value-type="float">
            <text:p>3866</text:p>
          </table:table-cell>
          <table:table-cell office:value-type="string" calcext:value-type="string">
            <text:p>"Odogaron α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3</text:p>
          </table:table-cell>
          <table:table-cell table:formula="of:=HEX2DEC(MID([.$F269]; FIND(&quot;+&quot;; [.$F269]) + 1; FIND(&quot;*&quot;; [.$F269]) - FIND(&quot;+&quot;; [.$F269]) - 1))" office:value-type="float" office:value="24" calcext:value-type="float">
            <text:p>24</text:p>
          </table:table-cell>
          <table:table-cell table:formula="of:=HEX2DEC(MID([.$F269]; FIND(&quot;*&quot;; [.$F269]) + 1; FIND(&quot;+&quot;; [.$F269]; 2) - FIND(&quot;*&quot;; [.$F269]) - 1))" office:value-type="float" office:value="20" calcext:value-type="float">
            <text:p>20</text:p>
          </table:table-cell>
          <table:table-cell table:formula="of:=HEX2DEC(RIGHT([.$F269]; LEN([.F269]) - FIND(&quot;+&quot;; [.F269]; 2)))" office:value-type="float" office:value="3" calcext:value-type="float">
            <text:p>3</text:p>
          </table:table-cell>
          <table:table-cell table:formula="of:=[.G269] * [.H269] + [.I269]" office:value-type="float" office:value="483" calcext:value-type="float">
            <text:p>483</text:p>
          </table:table-cell>
          <table:table-cell table:formula="of:=LOWER(ORG.LIBREOFFICE.REGEX(ORG.LIBREOFFICE.REGEX(ORG.LIBREOFFICE.REGEX(ORG.LIBREOFFICE.REGEX(ORG.LIBREOFFICE.REGEX(ORG.LIBREOFFICE.REGEX(ORG.LIBREOFFICE.REGEX(COM.MICROSOFT.CONCAT([.D269]; &quot;_&quot;; [.C26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odogaron_alpha_plus" calcext:value-type="string">
            <text:p>layered_odogaron_alpha_plu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J270]*8+[.E270]" office:value-type="float" office:value="3867" calcext:value-type="float">
            <text:p>3867</text:p>
          </table:table-cell>
          <table:table-cell office:value-type="string" calcext:value-type="string">
            <text:p>"Odogaron β 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3</text:p>
          </table:table-cell>
          <table:table-cell table:formula="of:=HEX2DEC(MID([.$F270]; FIND(&quot;+&quot;; [.$F270]) + 1; FIND(&quot;*&quot;; [.$F270]) - FIND(&quot;+&quot;; [.$F270]) - 1))" office:value-type="float" office:value="24" calcext:value-type="float">
            <text:p>24</text:p>
          </table:table-cell>
          <table:table-cell table:formula="of:=HEX2DEC(MID([.$F270]; FIND(&quot;*&quot;; [.$F270]) + 1; FIND(&quot;+&quot;; [.$F270]; 2) - FIND(&quot;*&quot;; [.$F270]) - 1))" office:value-type="float" office:value="20" calcext:value-type="float">
            <text:p>20</text:p>
          </table:table-cell>
          <table:table-cell table:formula="of:=HEX2DEC(RIGHT([.$F270]; LEN([.F270]) - FIND(&quot;+&quot;; [.F270]; 2)))" office:value-type="float" office:value="3" calcext:value-type="float">
            <text:p>3</text:p>
          </table:table-cell>
          <table:table-cell table:formula="of:=[.G270] * [.H270] + [.I270]" office:value-type="float" office:value="483" calcext:value-type="float">
            <text:p>483</text:p>
          </table:table-cell>
          <table:table-cell table:formula="of:=LOWER(ORG.LIBREOFFICE.REGEX(ORG.LIBREOFFICE.REGEX(ORG.LIBREOFFICE.REGEX(ORG.LIBREOFFICE.REGEX(ORG.LIBREOFFICE.REGEX(ORG.LIBREOFFICE.REGEX(ORG.LIBREOFFICE.REGEX(COM.MICROSOFT.CONCAT([.D270]; &quot;_&quot;; [.C27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odogaron_beta_plus" calcext:value-type="string">
            <text:p>layered_odogaron_beta_plu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J271]*8+[.E271]" office:value-type="float" office:value="3868" calcext:value-type="float">
            <text:p>3868</text:p>
          </table:table-cell>
          <table:table-cell office:value-type="string" calcext:value-type="string">
            <text:p>"Death Garon α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4+3</text:p>
          </table:table-cell>
          <table:table-cell table:formula="of:=HEX2DEC(MID([.$F271]; FIND(&quot;+&quot;; [.$F271]) + 1; FIND(&quot;*&quot;; [.$F271]) - FIND(&quot;+&quot;; [.$F271]) - 1))" office:value-type="float" office:value="24" calcext:value-type="float">
            <text:p>24</text:p>
          </table:table-cell>
          <table:table-cell table:formula="of:=HEX2DEC(MID([.$F271]; FIND(&quot;*&quot;; [.$F271]) + 1; FIND(&quot;+&quot;; [.$F271]; 2) - FIND(&quot;*&quot;; [.$F271]) - 1))" office:value-type="float" office:value="20" calcext:value-type="float">
            <text:p>20</text:p>
          </table:table-cell>
          <table:table-cell table:formula="of:=HEX2DEC(RIGHT([.$F271]; LEN([.F271]) - FIND(&quot;+&quot;; [.F271]; 2)))" office:value-type="float" office:value="3" calcext:value-type="float">
            <text:p>3</text:p>
          </table:table-cell>
          <table:table-cell table:formula="of:=[.G271] * [.H271] + [.I271]" office:value-type="float" office:value="483" calcext:value-type="float">
            <text:p>483</text:p>
          </table:table-cell>
          <table:table-cell table:formula="of:=LOWER(ORG.LIBREOFFICE.REGEX(ORG.LIBREOFFICE.REGEX(ORG.LIBREOFFICE.REGEX(ORG.LIBREOFFICE.REGEX(ORG.LIBREOFFICE.REGEX(ORG.LIBREOFFICE.REGEX(ORG.LIBREOFFICE.REGEX(COM.MICROSOFT.CONCAT([.D271]; &quot;_&quot;; [.C27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eath_garon_alpha_plus" calcext:value-type="string">
            <text:p>layered_death_garon_alpha_plu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J272]*8+[.E272]" office:value-type="float" office:value="3869" calcext:value-type="float">
            <text:p>3869</text:p>
          </table:table-cell>
          <table:table-cell office:value-type="string" calcext:value-type="string">
            <text:p>"Death Garon β 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4+3</text:p>
          </table:table-cell>
          <table:table-cell table:formula="of:=HEX2DEC(MID([.$F272]; FIND(&quot;+&quot;; [.$F272]) + 1; FIND(&quot;*&quot;; [.$F272]) - FIND(&quot;+&quot;; [.$F272]) - 1))" office:value-type="float" office:value="24" calcext:value-type="float">
            <text:p>24</text:p>
          </table:table-cell>
          <table:table-cell table:formula="of:=HEX2DEC(MID([.$F272]; FIND(&quot;*&quot;; [.$F272]) + 1; FIND(&quot;+&quot;; [.$F272]; 2) - FIND(&quot;*&quot;; [.$F272]) - 1))" office:value-type="float" office:value="20" calcext:value-type="float">
            <text:p>20</text:p>
          </table:table-cell>
          <table:table-cell table:formula="of:=HEX2DEC(RIGHT([.$F272]; LEN([.F272]) - FIND(&quot;+&quot;; [.F272]; 2)))" office:value-type="float" office:value="3" calcext:value-type="float">
            <text:p>3</text:p>
          </table:table-cell>
          <table:table-cell table:formula="of:=[.G272] * [.H272] + [.I272]" office:value-type="float" office:value="483" calcext:value-type="float">
            <text:p>483</text:p>
          </table:table-cell>
          <table:table-cell table:formula="of:=LOWER(ORG.LIBREOFFICE.REGEX(ORG.LIBREOFFICE.REGEX(ORG.LIBREOFFICE.REGEX(ORG.LIBREOFFICE.REGEX(ORG.LIBREOFFICE.REGEX(ORG.LIBREOFFICE.REGEX(ORG.LIBREOFFICE.REGEX(COM.MICROSOFT.CONCAT([.D272]; &quot;_&quot;; [.C27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death_garon_beta_plus" calcext:value-type="string">
            <text:p>layered_death_garon_beta_plu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J273]*8+[.E273]" office:value-type="float" office:value="3870" calcext:value-type="float">
            <text:p>3870</text:p>
          </table:table-cell>
          <table:table-cell office:value-type="string" calcext:value-type="string">
            <text:p>"Lavasioth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4+3</text:p>
          </table:table-cell>
          <table:table-cell table:formula="of:=HEX2DEC(MID([.$F273]; FIND(&quot;+&quot;; [.$F273]) + 1; FIND(&quot;*&quot;; [.$F273]) - FIND(&quot;+&quot;; [.$F273]) - 1))" office:value-type="float" office:value="24" calcext:value-type="float">
            <text:p>24</text:p>
          </table:table-cell>
          <table:table-cell table:formula="of:=HEX2DEC(MID([.$F273]; FIND(&quot;*&quot;; [.$F273]) + 1; FIND(&quot;+&quot;; [.$F273]; 2) - FIND(&quot;*&quot;; [.$F273]) - 1))" office:value-type="float" office:value="20" calcext:value-type="float">
            <text:p>20</text:p>
          </table:table-cell>
          <table:table-cell table:formula="of:=HEX2DEC(RIGHT([.$F273]; LEN([.F273]) - FIND(&quot;+&quot;; [.F273]; 2)))" office:value-type="float" office:value="3" calcext:value-type="float">
            <text:p>3</text:p>
          </table:table-cell>
          <table:table-cell table:formula="of:=[.G273] * [.H273] + [.I273]" office:value-type="float" office:value="483" calcext:value-type="float">
            <text:p>483</text:p>
          </table:table-cell>
          <table:table-cell table:formula="of:=LOWER(ORG.LIBREOFFICE.REGEX(ORG.LIBREOFFICE.REGEX(ORG.LIBREOFFICE.REGEX(ORG.LIBREOFFICE.REGEX(ORG.LIBREOFFICE.REGEX(ORG.LIBREOFFICE.REGEX(ORG.LIBREOFFICE.REGEX(COM.MICROSOFT.CONCAT([.D273]; &quot;_&quot;; [.C27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avasioth_plus" calcext:value-type="string">
            <text:p>layered_lavasioth_plu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J274]*8+[.E274]" office:value-type="float" office:value="3871" calcext:value-type="float">
            <text:p>3871</text:p>
          </table:table-cell>
          <table:table-cell office:value-type="string" calcext:value-type="string">
            <text:p>"Uragaan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4+3</text:p>
          </table:table-cell>
          <table:table-cell table:formula="of:=HEX2DEC(MID([.$F274]; FIND(&quot;+&quot;; [.$F274]) + 1; FIND(&quot;*&quot;; [.$F274]) - FIND(&quot;+&quot;; [.$F274]) - 1))" office:value-type="float" office:value="24" calcext:value-type="float">
            <text:p>24</text:p>
          </table:table-cell>
          <table:table-cell table:formula="of:=HEX2DEC(MID([.$F274]; FIND(&quot;*&quot;; [.$F274]) + 1; FIND(&quot;+&quot;; [.$F274]; 2) - FIND(&quot;*&quot;; [.$F274]) - 1))" office:value-type="float" office:value="20" calcext:value-type="float">
            <text:p>20</text:p>
          </table:table-cell>
          <table:table-cell table:formula="of:=HEX2DEC(RIGHT([.$F274]; LEN([.F274]) - FIND(&quot;+&quot;; [.F274]; 2)))" office:value-type="float" office:value="3" calcext:value-type="float">
            <text:p>3</text:p>
          </table:table-cell>
          <table:table-cell table:formula="of:=[.G274] * [.H274] + [.I274]" office:value-type="float" office:value="483" calcext:value-type="float">
            <text:p>483</text:p>
          </table:table-cell>
          <table:table-cell table:formula="of:=LOWER(ORG.LIBREOFFICE.REGEX(ORG.LIBREOFFICE.REGEX(ORG.LIBREOFFICE.REGEX(ORG.LIBREOFFICE.REGEX(ORG.LIBREOFFICE.REGEX(ORG.LIBREOFFICE.REGEX(ORG.LIBREOFFICE.REGEX(COM.MICROSOFT.CONCAT([.D274]; &quot;_&quot;; [.C27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uragaan_plus" calcext:value-type="string">
            <text:p>layered_uragaan_plu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J275]*8+[.E275]" office:value-type="float" office:value="3872" calcext:value-type="float">
            <text:p>3872</text:p>
          </table:table-cell>
          <table:table-cell office:value-type="string" calcext:value-type="string">
            <text:p>"Nargacuga α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4</text:p>
          </table:table-cell>
          <table:table-cell table:formula="of:=HEX2DEC(MID([.$F275]; FIND(&quot;+&quot;; [.$F275]) + 1; FIND(&quot;*&quot;; [.$F275]) - FIND(&quot;+&quot;; [.$F275]) - 1))" office:value-type="float" office:value="24" calcext:value-type="float">
            <text:p>24</text:p>
          </table:table-cell>
          <table:table-cell table:formula="of:=HEX2DEC(MID([.$F275]; FIND(&quot;*&quot;; [.$F275]) + 1; FIND(&quot;+&quot;; [.$F275]; 2) - FIND(&quot;*&quot;; [.$F275]) - 1))" office:value-type="float" office:value="20" calcext:value-type="float">
            <text:p>20</text:p>
          </table:table-cell>
          <table:table-cell table:formula="of:=HEX2DEC(RIGHT([.$F275]; LEN([.F275]) - FIND(&quot;+&quot;; [.F275]; 2)))" office:value-type="float" office:value="4" calcext:value-type="float">
            <text:p>4</text:p>
          </table:table-cell>
          <table:table-cell table:formula="of:=[.G275] * [.H275] + [.I275]" office:value-type="float" office:value="484" calcext:value-type="float">
            <text:p>484</text:p>
          </table:table-cell>
          <table:table-cell table:formula="of:=LOWER(ORG.LIBREOFFICE.REGEX(ORG.LIBREOFFICE.REGEX(ORG.LIBREOFFICE.REGEX(ORG.LIBREOFFICE.REGEX(ORG.LIBREOFFICE.REGEX(ORG.LIBREOFFICE.REGEX(ORG.LIBREOFFICE.REGEX(COM.MICROSOFT.CONCAT([.D275]; &quot;_&quot;; [.C27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nargacuga_alpha_plus" calcext:value-type="string">
            <text:p>layered_nargacuga_alpha_plu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J276]*8+[.E276]" office:value-type="float" office:value="3873" calcext:value-type="float">
            <text:p>3873</text:p>
          </table:table-cell>
          <table:table-cell office:value-type="string" calcext:value-type="string">
            <text:p>"Nargacuga β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4</text:p>
          </table:table-cell>
          <table:table-cell table:formula="of:=HEX2DEC(MID([.$F276]; FIND(&quot;+&quot;; [.$F276]) + 1; FIND(&quot;*&quot;; [.$F276]) - FIND(&quot;+&quot;; [.$F276]) - 1))" office:value-type="float" office:value="24" calcext:value-type="float">
            <text:p>24</text:p>
          </table:table-cell>
          <table:table-cell table:formula="of:=HEX2DEC(MID([.$F276]; FIND(&quot;*&quot;; [.$F276]) + 1; FIND(&quot;+&quot;; [.$F276]; 2) - FIND(&quot;*&quot;; [.$F276]) - 1))" office:value-type="float" office:value="20" calcext:value-type="float">
            <text:p>20</text:p>
          </table:table-cell>
          <table:table-cell table:formula="of:=HEX2DEC(RIGHT([.$F276]; LEN([.F276]) - FIND(&quot;+&quot;; [.F276]; 2)))" office:value-type="float" office:value="4" calcext:value-type="float">
            <text:p>4</text:p>
          </table:table-cell>
          <table:table-cell table:formula="of:=[.G276] * [.H276] + [.I276]" office:value-type="float" office:value="484" calcext:value-type="float">
            <text:p>484</text:p>
          </table:table-cell>
          <table:table-cell table:formula="of:=LOWER(ORG.LIBREOFFICE.REGEX(ORG.LIBREOFFICE.REGEX(ORG.LIBREOFFICE.REGEX(ORG.LIBREOFFICE.REGEX(ORG.LIBREOFFICE.REGEX(ORG.LIBREOFFICE.REGEX(ORG.LIBREOFFICE.REGEX(COM.MICROSOFT.CONCAT([.D276]; &quot;_&quot;; [.C27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nargacuga_beta_plus" calcext:value-type="string">
            <text:p>layered_nargacuga_beta_plu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J277]*8+[.E277]" office:value-type="float" office:value="3874" calcext:value-type="float">
            <text:p>3874</text:p>
          </table:table-cell>
          <table:table-cell office:value-type="string" calcext:value-type="string">
            <text:p>"Glavenus α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4</text:p>
          </table:table-cell>
          <table:table-cell table:formula="of:=HEX2DEC(MID([.$F277]; FIND(&quot;+&quot;; [.$F277]) + 1; FIND(&quot;*&quot;; [.$F277]) - FIND(&quot;+&quot;; [.$F277]) - 1))" office:value-type="float" office:value="24" calcext:value-type="float">
            <text:p>24</text:p>
          </table:table-cell>
          <table:table-cell table:formula="of:=HEX2DEC(MID([.$F277]; FIND(&quot;*&quot;; [.$F277]) + 1; FIND(&quot;+&quot;; [.$F277]; 2) - FIND(&quot;*&quot;; [.$F277]) - 1))" office:value-type="float" office:value="20" calcext:value-type="float">
            <text:p>20</text:p>
          </table:table-cell>
          <table:table-cell table:formula="of:=HEX2DEC(RIGHT([.$F277]; LEN([.F277]) - FIND(&quot;+&quot;; [.F277]; 2)))" office:value-type="float" office:value="4" calcext:value-type="float">
            <text:p>4</text:p>
          </table:table-cell>
          <table:table-cell table:formula="of:=[.G277] * [.H277] + [.I277]" office:value-type="float" office:value="484" calcext:value-type="float">
            <text:p>484</text:p>
          </table:table-cell>
          <table:table-cell table:formula="of:=LOWER(ORG.LIBREOFFICE.REGEX(ORG.LIBREOFFICE.REGEX(ORG.LIBREOFFICE.REGEX(ORG.LIBREOFFICE.REGEX(ORG.LIBREOFFICE.REGEX(ORG.LIBREOFFICE.REGEX(ORG.LIBREOFFICE.REGEX(COM.MICROSOFT.CONCAT([.D277]; &quot;_&quot;; [.C27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lavenus_alpha_plus" calcext:value-type="string">
            <text:p>layered_glavenus_alpha_plu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J278]*8+[.E278]" office:value-type="float" office:value="3875" calcext:value-type="float">
            <text:p>3875</text:p>
          </table:table-cell>
          <table:table-cell office:value-type="string" calcext:value-type="string">
            <text:p>"Glavenus β 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4</text:p>
          </table:table-cell>
          <table:table-cell table:formula="of:=HEX2DEC(MID([.$F278]; FIND(&quot;+&quot;; [.$F278]) + 1; FIND(&quot;*&quot;; [.$F278]) - FIND(&quot;+&quot;; [.$F278]) - 1))" office:value-type="float" office:value="24" calcext:value-type="float">
            <text:p>24</text:p>
          </table:table-cell>
          <table:table-cell table:formula="of:=HEX2DEC(MID([.$F278]; FIND(&quot;*&quot;; [.$F278]) + 1; FIND(&quot;+&quot;; [.$F278]; 2) - FIND(&quot;*&quot;; [.$F278]) - 1))" office:value-type="float" office:value="20" calcext:value-type="float">
            <text:p>20</text:p>
          </table:table-cell>
          <table:table-cell table:formula="of:=HEX2DEC(RIGHT([.$F278]; LEN([.F278]) - FIND(&quot;+&quot;; [.F278]; 2)))" office:value-type="float" office:value="4" calcext:value-type="float">
            <text:p>4</text:p>
          </table:table-cell>
          <table:table-cell table:formula="of:=[.G278] * [.H278] + [.I278]" office:value-type="float" office:value="484" calcext:value-type="float">
            <text:p>484</text:p>
          </table:table-cell>
          <table:table-cell table:formula="of:=LOWER(ORG.LIBREOFFICE.REGEX(ORG.LIBREOFFICE.REGEX(ORG.LIBREOFFICE.REGEX(ORG.LIBREOFFICE.REGEX(ORG.LIBREOFFICE.REGEX(ORG.LIBREOFFICE.REGEX(ORG.LIBREOFFICE.REGEX(COM.MICROSOFT.CONCAT([.D278]; &quot;_&quot;; [.C27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lavenus_beta_plus" calcext:value-type="string">
            <text:p>layered_glavenus_beta_plu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J279]*8+[.E279]" office:value-type="float" office:value="3876" calcext:value-type="float">
            <text:p>3876</text:p>
          </table:table-cell>
          <table:table-cell office:value-type="string" calcext:value-type="string">
            <text:p>"Acidic Glavenus α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4+4</text:p>
          </table:table-cell>
          <table:table-cell table:formula="of:=HEX2DEC(MID([.$F279]; FIND(&quot;+&quot;; [.$F279]) + 1; FIND(&quot;*&quot;; [.$F279]) - FIND(&quot;+&quot;; [.$F279]) - 1))" office:value-type="float" office:value="24" calcext:value-type="float">
            <text:p>24</text:p>
          </table:table-cell>
          <table:table-cell table:formula="of:=HEX2DEC(MID([.$F279]; FIND(&quot;*&quot;; [.$F279]) + 1; FIND(&quot;+&quot;; [.$F279]; 2) - FIND(&quot;*&quot;; [.$F279]) - 1))" office:value-type="float" office:value="20" calcext:value-type="float">
            <text:p>20</text:p>
          </table:table-cell>
          <table:table-cell table:formula="of:=HEX2DEC(RIGHT([.$F279]; LEN([.F279]) - FIND(&quot;+&quot;; [.F279]; 2)))" office:value-type="float" office:value="4" calcext:value-type="float">
            <text:p>4</text:p>
          </table:table-cell>
          <table:table-cell table:formula="of:=[.G279] * [.H279] + [.I279]" office:value-type="float" office:value="484" calcext:value-type="float">
            <text:p>484</text:p>
          </table:table-cell>
          <table:table-cell table:formula="of:=LOWER(ORG.LIBREOFFICE.REGEX(ORG.LIBREOFFICE.REGEX(ORG.LIBREOFFICE.REGEX(ORG.LIBREOFFICE.REGEX(ORG.LIBREOFFICE.REGEX(ORG.LIBREOFFICE.REGEX(ORG.LIBREOFFICE.REGEX(COM.MICROSOFT.CONCAT([.D279]; &quot;_&quot;; [.C27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cidic_glavenus_alpha_plus" calcext:value-type="string">
            <text:p>layered_acidic_glavenus_alpha_plu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J280]*8+[.E280]" office:value-type="float" office:value="3877" calcext:value-type="float">
            <text:p>3877</text:p>
          </table:table-cell>
          <table:table-cell office:value-type="string" calcext:value-type="string">
            <text:p>"Acidic Glavenus β 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4+4</text:p>
          </table:table-cell>
          <table:table-cell table:formula="of:=HEX2DEC(MID([.$F280]; FIND(&quot;+&quot;; [.$F280]) + 1; FIND(&quot;*&quot;; [.$F280]) - FIND(&quot;+&quot;; [.$F280]) - 1))" office:value-type="float" office:value="24" calcext:value-type="float">
            <text:p>24</text:p>
          </table:table-cell>
          <table:table-cell table:formula="of:=HEX2DEC(MID([.$F280]; FIND(&quot;*&quot;; [.$F280]) + 1; FIND(&quot;+&quot;; [.$F280]; 2) - FIND(&quot;*&quot;; [.$F280]) - 1))" office:value-type="float" office:value="20" calcext:value-type="float">
            <text:p>20</text:p>
          </table:table-cell>
          <table:table-cell table:formula="of:=HEX2DEC(RIGHT([.$F280]; LEN([.F280]) - FIND(&quot;+&quot;; [.F280]; 2)))" office:value-type="float" office:value="4" calcext:value-type="float">
            <text:p>4</text:p>
          </table:table-cell>
          <table:table-cell table:formula="of:=[.G280] * [.H280] + [.I280]" office:value-type="float" office:value="484" calcext:value-type="float">
            <text:p>484</text:p>
          </table:table-cell>
          <table:table-cell table:formula="of:=LOWER(ORG.LIBREOFFICE.REGEX(ORG.LIBREOFFICE.REGEX(ORG.LIBREOFFICE.REGEX(ORG.LIBREOFFICE.REGEX(ORG.LIBREOFFICE.REGEX(ORG.LIBREOFFICE.REGEX(ORG.LIBREOFFICE.REGEX(COM.MICROSOFT.CONCAT([.D280]; &quot;_&quot;; [.C28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cidic_glavenus_beta_plus" calcext:value-type="string">
            <text:p>layered_acidic_glavenus_beta_plu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J281]*8+[.E281]" office:value-type="float" office:value="3878" calcext:value-type="float">
            <text:p>3878</text:p>
          </table:table-cell>
          <table:table-cell office:value-type="string" calcext:value-type="string">
            <text:p>"Brachydios α 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4+4</text:p>
          </table:table-cell>
          <table:table-cell table:formula="of:=HEX2DEC(MID([.$F281]; FIND(&quot;+&quot;; [.$F281]) + 1; FIND(&quot;*&quot;; [.$F281]) - FIND(&quot;+&quot;; [.$F281]) - 1))" office:value-type="float" office:value="24" calcext:value-type="float">
            <text:p>24</text:p>
          </table:table-cell>
          <table:table-cell table:formula="of:=HEX2DEC(MID([.$F281]; FIND(&quot;*&quot;; [.$F281]) + 1; FIND(&quot;+&quot;; [.$F281]; 2) - FIND(&quot;*&quot;; [.$F281]) - 1))" office:value-type="float" office:value="20" calcext:value-type="float">
            <text:p>20</text:p>
          </table:table-cell>
          <table:table-cell table:formula="of:=HEX2DEC(RIGHT([.$F281]; LEN([.F281]) - FIND(&quot;+&quot;; [.F281]; 2)))" office:value-type="float" office:value="4" calcext:value-type="float">
            <text:p>4</text:p>
          </table:table-cell>
          <table:table-cell table:formula="of:=[.G281] * [.H281] + [.I281]" office:value-type="float" office:value="484" calcext:value-type="float">
            <text:p>484</text:p>
          </table:table-cell>
          <table:table-cell table:formula="of:=LOWER(ORG.LIBREOFFICE.REGEX(ORG.LIBREOFFICE.REGEX(ORG.LIBREOFFICE.REGEX(ORG.LIBREOFFICE.REGEX(ORG.LIBREOFFICE.REGEX(ORG.LIBREOFFICE.REGEX(ORG.LIBREOFFICE.REGEX(COM.MICROSOFT.CONCAT([.D281]; &quot;_&quot;; [.C28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rachydios_alpha_plus" calcext:value-type="string">
            <text:p>layered_brachydios_alpha_plu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J282]*8+[.E282]" office:value-type="float" office:value="3879" calcext:value-type="float">
            <text:p>3879</text:p>
          </table:table-cell>
          <table:table-cell office:value-type="string" calcext:value-type="string">
            <text:p>"Brachydios β 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4+4</text:p>
          </table:table-cell>
          <table:table-cell table:formula="of:=HEX2DEC(MID([.$F282]; FIND(&quot;+&quot;; [.$F282]) + 1; FIND(&quot;*&quot;; [.$F282]) - FIND(&quot;+&quot;; [.$F282]) - 1))" office:value-type="float" office:value="24" calcext:value-type="float">
            <text:p>24</text:p>
          </table:table-cell>
          <table:table-cell table:formula="of:=HEX2DEC(MID([.$F282]; FIND(&quot;*&quot;; [.$F282]) + 1; FIND(&quot;+&quot;; [.$F282]; 2) - FIND(&quot;*&quot;; [.$F282]) - 1))" office:value-type="float" office:value="20" calcext:value-type="float">
            <text:p>20</text:p>
          </table:table-cell>
          <table:table-cell table:formula="of:=HEX2DEC(RIGHT([.$F282]; LEN([.F282]) - FIND(&quot;+&quot;; [.F282]; 2)))" office:value-type="float" office:value="4" calcext:value-type="float">
            <text:p>4</text:p>
          </table:table-cell>
          <table:table-cell table:formula="of:=[.G282] * [.H282] + [.I282]" office:value-type="float" office:value="484" calcext:value-type="float">
            <text:p>484</text:p>
          </table:table-cell>
          <table:table-cell table:formula="of:=LOWER(ORG.LIBREOFFICE.REGEX(ORG.LIBREOFFICE.REGEX(ORG.LIBREOFFICE.REGEX(ORG.LIBREOFFICE.REGEX(ORG.LIBREOFFICE.REGEX(ORG.LIBREOFFICE.REGEX(ORG.LIBREOFFICE.REGEX(COM.MICROSOFT.CONCAT([.D282]; &quot;_&quot;; [.C28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rachydios_beta_plus" calcext:value-type="string">
            <text:p>layered_brachydios_beta_plu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J283]*8+[.E283]" office:value-type="float" office:value="3880" calcext:value-type="float">
            <text:p>3880</text:p>
          </table:table-cell>
          <table:table-cell office:value-type="string" calcext:value-type="string">
            <text:p>"Tigrex α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5</text:p>
          </table:table-cell>
          <table:table-cell table:formula="of:=HEX2DEC(MID([.$F283]; FIND(&quot;+&quot;; [.$F283]) + 1; FIND(&quot;*&quot;; [.$F283]) - FIND(&quot;+&quot;; [.$F283]) - 1))" office:value-type="float" office:value="24" calcext:value-type="float">
            <text:p>24</text:p>
          </table:table-cell>
          <table:table-cell table:formula="of:=HEX2DEC(MID([.$F283]; FIND(&quot;*&quot;; [.$F283]) + 1; FIND(&quot;+&quot;; [.$F283]; 2) - FIND(&quot;*&quot;; [.$F283]) - 1))" office:value-type="float" office:value="20" calcext:value-type="float">
            <text:p>20</text:p>
          </table:table-cell>
          <table:table-cell table:formula="of:=HEX2DEC(RIGHT([.$F283]; LEN([.F283]) - FIND(&quot;+&quot;; [.F283]; 2)))" office:value-type="float" office:value="5" calcext:value-type="float">
            <text:p>5</text:p>
          </table:table-cell>
          <table:table-cell table:formula="of:=[.G283] * [.H283] + [.I283]" office:value-type="float" office:value="485" calcext:value-type="float">
            <text:p>485</text:p>
          </table:table-cell>
          <table:table-cell table:formula="of:=LOWER(ORG.LIBREOFFICE.REGEX(ORG.LIBREOFFICE.REGEX(ORG.LIBREOFFICE.REGEX(ORG.LIBREOFFICE.REGEX(ORG.LIBREOFFICE.REGEX(ORG.LIBREOFFICE.REGEX(ORG.LIBREOFFICE.REGEX(COM.MICROSOFT.CONCAT([.D283]; &quot;_&quot;; [.C28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igrex_alpha_plus" calcext:value-type="string">
            <text:p>layered_tigrex_alpha_plu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J284]*8+[.E284]" office:value-type="float" office:value="3881" calcext:value-type="float">
            <text:p>3881</text:p>
          </table:table-cell>
          <table:table-cell office:value-type="string" calcext:value-type="string">
            <text:p>"Tigrex β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5</text:p>
          </table:table-cell>
          <table:table-cell table:formula="of:=HEX2DEC(MID([.$F284]; FIND(&quot;+&quot;; [.$F284]) + 1; FIND(&quot;*&quot;; [.$F284]) - FIND(&quot;+&quot;; [.$F284]) - 1))" office:value-type="float" office:value="24" calcext:value-type="float">
            <text:p>24</text:p>
          </table:table-cell>
          <table:table-cell table:formula="of:=HEX2DEC(MID([.$F284]; FIND(&quot;*&quot;; [.$F284]) + 1; FIND(&quot;+&quot;; [.$F284]; 2) - FIND(&quot;*&quot;; [.$F284]) - 1))" office:value-type="float" office:value="20" calcext:value-type="float">
            <text:p>20</text:p>
          </table:table-cell>
          <table:table-cell table:formula="of:=HEX2DEC(RIGHT([.$F284]; LEN([.F284]) - FIND(&quot;+&quot;; [.F284]; 2)))" office:value-type="float" office:value="5" calcext:value-type="float">
            <text:p>5</text:p>
          </table:table-cell>
          <table:table-cell table:formula="of:=[.G284] * [.H284] + [.I284]" office:value-type="float" office:value="485" calcext:value-type="float">
            <text:p>485</text:p>
          </table:table-cell>
          <table:table-cell table:formula="of:=LOWER(ORG.LIBREOFFICE.REGEX(ORG.LIBREOFFICE.REGEX(ORG.LIBREOFFICE.REGEX(ORG.LIBREOFFICE.REGEX(ORG.LIBREOFFICE.REGEX(ORG.LIBREOFFICE.REGEX(ORG.LIBREOFFICE.REGEX(COM.MICROSOFT.CONCAT([.D284]; &quot;_&quot;; [.C28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igrex_beta_plus" calcext:value-type="string">
            <text:p>layered_tigrex_beta_plu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J285]*8+[.E285]" office:value-type="float" office:value="3882" calcext:value-type="float">
            <text:p>3882</text:p>
          </table:table-cell>
          <table:table-cell office:value-type="string" calcext:value-type="string">
            <text:p>"Brute Tigrex α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5</text:p>
          </table:table-cell>
          <table:table-cell table:formula="of:=HEX2DEC(MID([.$F285]; FIND(&quot;+&quot;; [.$F285]) + 1; FIND(&quot;*&quot;; [.$F285]) - FIND(&quot;+&quot;; [.$F285]) - 1))" office:value-type="float" office:value="24" calcext:value-type="float">
            <text:p>24</text:p>
          </table:table-cell>
          <table:table-cell table:formula="of:=HEX2DEC(MID([.$F285]; FIND(&quot;*&quot;; [.$F285]) + 1; FIND(&quot;+&quot;; [.$F285]; 2) - FIND(&quot;*&quot;; [.$F285]) - 1))" office:value-type="float" office:value="20" calcext:value-type="float">
            <text:p>20</text:p>
          </table:table-cell>
          <table:table-cell table:formula="of:=HEX2DEC(RIGHT([.$F285]; LEN([.F285]) - FIND(&quot;+&quot;; [.F285]; 2)))" office:value-type="float" office:value="5" calcext:value-type="float">
            <text:p>5</text:p>
          </table:table-cell>
          <table:table-cell table:formula="of:=[.G285] * [.H285] + [.I285]" office:value-type="float" office:value="485" calcext:value-type="float">
            <text:p>485</text:p>
          </table:table-cell>
          <table:table-cell table:formula="of:=LOWER(ORG.LIBREOFFICE.REGEX(ORG.LIBREOFFICE.REGEX(ORG.LIBREOFFICE.REGEX(ORG.LIBREOFFICE.REGEX(ORG.LIBREOFFICE.REGEX(ORG.LIBREOFFICE.REGEX(ORG.LIBREOFFICE.REGEX(COM.MICROSOFT.CONCAT([.D285]; &quot;_&quot;; [.C28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rute_tigrex_alpha_plus" calcext:value-type="string">
            <text:p>layered_brute_tigrex_alpha_plu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J286]*8+[.E286]" office:value-type="float" office:value="3883" calcext:value-type="float">
            <text:p>3883</text:p>
          </table:table-cell>
          <table:table-cell office:value-type="string" calcext:value-type="string">
            <text:p>"Brute Tigrex β 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5</text:p>
          </table:table-cell>
          <table:table-cell table:formula="of:=HEX2DEC(MID([.$F286]; FIND(&quot;+&quot;; [.$F286]) + 1; FIND(&quot;*&quot;; [.$F286]) - FIND(&quot;+&quot;; [.$F286]) - 1))" office:value-type="float" office:value="24" calcext:value-type="float">
            <text:p>24</text:p>
          </table:table-cell>
          <table:table-cell table:formula="of:=HEX2DEC(MID([.$F286]; FIND(&quot;*&quot;; [.$F286]) + 1; FIND(&quot;+&quot;; [.$F286]; 2) - FIND(&quot;*&quot;; [.$F286]) - 1))" office:value-type="float" office:value="20" calcext:value-type="float">
            <text:p>20</text:p>
          </table:table-cell>
          <table:table-cell table:formula="of:=HEX2DEC(RIGHT([.$F286]; LEN([.F286]) - FIND(&quot;+&quot;; [.F286]; 2)))" office:value-type="float" office:value="5" calcext:value-type="float">
            <text:p>5</text:p>
          </table:table-cell>
          <table:table-cell table:formula="of:=[.G286] * [.H286] + [.I286]" office:value-type="float" office:value="485" calcext:value-type="float">
            <text:p>485</text:p>
          </table:table-cell>
          <table:table-cell table:formula="of:=LOWER(ORG.LIBREOFFICE.REGEX(ORG.LIBREOFFICE.REGEX(ORG.LIBREOFFICE.REGEX(ORG.LIBREOFFICE.REGEX(ORG.LIBREOFFICE.REGEX(ORG.LIBREOFFICE.REGEX(ORG.LIBREOFFICE.REGEX(COM.MICROSOFT.CONCAT([.D286]; &quot;_&quot;; [.C28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rute_tigrex_beta_plus" calcext:value-type="string">
            <text:p>layered_brute_tigrex_beta_plu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J287]*8+[.E287]" office:value-type="float" office:value="3884" calcext:value-type="float">
            <text:p>3884</text:p>
          </table:table-cell>
          <table:table-cell office:value-type="string" calcext:value-type="string">
            <text:p>"Seething Bazel α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4+5</text:p>
          </table:table-cell>
          <table:table-cell table:formula="of:=HEX2DEC(MID([.$F287]; FIND(&quot;+&quot;; [.$F287]) + 1; FIND(&quot;*&quot;; [.$F287]) - FIND(&quot;+&quot;; [.$F287]) - 1))" office:value-type="float" office:value="24" calcext:value-type="float">
            <text:p>24</text:p>
          </table:table-cell>
          <table:table-cell table:formula="of:=HEX2DEC(MID([.$F287]; FIND(&quot;*&quot;; [.$F287]) + 1; FIND(&quot;+&quot;; [.$F287]; 2) - FIND(&quot;*&quot;; [.$F287]) - 1))" office:value-type="float" office:value="20" calcext:value-type="float">
            <text:p>20</text:p>
          </table:table-cell>
          <table:table-cell table:formula="of:=HEX2DEC(RIGHT([.$F287]; LEN([.F287]) - FIND(&quot;+&quot;; [.F287]; 2)))" office:value-type="float" office:value="5" calcext:value-type="float">
            <text:p>5</text:p>
          </table:table-cell>
          <table:table-cell table:formula="of:=[.G287] * [.H287] + [.I287]" office:value-type="float" office:value="485" calcext:value-type="float">
            <text:p>485</text:p>
          </table:table-cell>
          <table:table-cell table:formula="of:=LOWER(ORG.LIBREOFFICE.REGEX(ORG.LIBREOFFICE.REGEX(ORG.LIBREOFFICE.REGEX(ORG.LIBREOFFICE.REGEX(ORG.LIBREOFFICE.REGEX(ORG.LIBREOFFICE.REGEX(ORG.LIBREOFFICE.REGEX(COM.MICROSOFT.CONCAT([.D287]; &quot;_&quot;; [.C28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eething_bazel_alpha_plus" calcext:value-type="string">
            <text:p>layered_seething_bazel_alpha_plu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J288]*8+[.E288]" office:value-type="float" office:value="3885" calcext:value-type="float">
            <text:p>3885</text:p>
          </table:table-cell>
          <table:table-cell office:value-type="string" calcext:value-type="string">
            <text:p>"Seething Bazel β 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4+5</text:p>
          </table:table-cell>
          <table:table-cell table:formula="of:=HEX2DEC(MID([.$F288]; FIND(&quot;+&quot;; [.$F288]) + 1; FIND(&quot;*&quot;; [.$F288]) - FIND(&quot;+&quot;; [.$F288]) - 1))" office:value-type="float" office:value="24" calcext:value-type="float">
            <text:p>24</text:p>
          </table:table-cell>
          <table:table-cell table:formula="of:=HEX2DEC(MID([.$F288]; FIND(&quot;*&quot;; [.$F288]) + 1; FIND(&quot;+&quot;; [.$F288]; 2) - FIND(&quot;*&quot;; [.$F288]) - 1))" office:value-type="float" office:value="20" calcext:value-type="float">
            <text:p>20</text:p>
          </table:table-cell>
          <table:table-cell table:formula="of:=HEX2DEC(RIGHT([.$F288]; LEN([.F288]) - FIND(&quot;+&quot;; [.F288]; 2)))" office:value-type="float" office:value="5" calcext:value-type="float">
            <text:p>5</text:p>
          </table:table-cell>
          <table:table-cell table:formula="of:=[.G288] * [.H288] + [.I288]" office:value-type="float" office:value="485" calcext:value-type="float">
            <text:p>485</text:p>
          </table:table-cell>
          <table:table-cell table:formula="of:=LOWER(ORG.LIBREOFFICE.REGEX(ORG.LIBREOFFICE.REGEX(ORG.LIBREOFFICE.REGEX(ORG.LIBREOFFICE.REGEX(ORG.LIBREOFFICE.REGEX(ORG.LIBREOFFICE.REGEX(ORG.LIBREOFFICE.REGEX(COM.MICROSOFT.CONCAT([.D288]; &quot;_&quot;; [.C28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eething_bazel_beta_plus" calcext:value-type="string">
            <text:p>layered_seething_bazel_beta_plu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J289]*8+[.E289]" office:value-type="float" office:value="3886" calcext:value-type="float">
            <text:p>3886</text:p>
          </table:table-cell>
          <table:table-cell office:value-type="string" calcext:value-type="string">
            <text:p>"Savage Jho α 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4+5</text:p>
          </table:table-cell>
          <table:table-cell table:formula="of:=HEX2DEC(MID([.$F289]; FIND(&quot;+&quot;; [.$F289]) + 1; FIND(&quot;*&quot;; [.$F289]) - FIND(&quot;+&quot;; [.$F289]) - 1))" office:value-type="float" office:value="24" calcext:value-type="float">
            <text:p>24</text:p>
          </table:table-cell>
          <table:table-cell table:formula="of:=HEX2DEC(MID([.$F289]; FIND(&quot;*&quot;; [.$F289]) + 1; FIND(&quot;+&quot;; [.$F289]; 2) - FIND(&quot;*&quot;; [.$F289]) - 1))" office:value-type="float" office:value="20" calcext:value-type="float">
            <text:p>20</text:p>
          </table:table-cell>
          <table:table-cell table:formula="of:=HEX2DEC(RIGHT([.$F289]; LEN([.F289]) - FIND(&quot;+&quot;; [.F289]; 2)))" office:value-type="float" office:value="5" calcext:value-type="float">
            <text:p>5</text:p>
          </table:table-cell>
          <table:table-cell table:formula="of:=[.G289] * [.H289] + [.I289]" office:value-type="float" office:value="485" calcext:value-type="float">
            <text:p>485</text:p>
          </table:table-cell>
          <table:table-cell table:formula="of:=LOWER(ORG.LIBREOFFICE.REGEX(ORG.LIBREOFFICE.REGEX(ORG.LIBREOFFICE.REGEX(ORG.LIBREOFFICE.REGEX(ORG.LIBREOFFICE.REGEX(ORG.LIBREOFFICE.REGEX(ORG.LIBREOFFICE.REGEX(COM.MICROSOFT.CONCAT([.D289]; &quot;_&quot;; [.C28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avage_jho_alpha_plus" calcext:value-type="string">
            <text:p>layered_savage_jho_alpha_plu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J290]*8+[.E290]" office:value-type="float" office:value="3887" calcext:value-type="float">
            <text:p>3887</text:p>
          </table:table-cell>
          <table:table-cell office:value-type="string" calcext:value-type="string">
            <text:p>"Savage Jho β 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4+5</text:p>
          </table:table-cell>
          <table:table-cell table:formula="of:=HEX2DEC(MID([.$F290]; FIND(&quot;+&quot;; [.$F290]) + 1; FIND(&quot;*&quot;; [.$F290]) - FIND(&quot;+&quot;; [.$F290]) - 1))" office:value-type="float" office:value="24" calcext:value-type="float">
            <text:p>24</text:p>
          </table:table-cell>
          <table:table-cell table:formula="of:=HEX2DEC(MID([.$F290]; FIND(&quot;*&quot;; [.$F290]) + 1; FIND(&quot;+&quot;; [.$F290]; 2) - FIND(&quot;*&quot;; [.$F290]) - 1))" office:value-type="float" office:value="20" calcext:value-type="float">
            <text:p>20</text:p>
          </table:table-cell>
          <table:table-cell table:formula="of:=HEX2DEC(RIGHT([.$F290]; LEN([.F290]) - FIND(&quot;+&quot;; [.F290]; 2)))" office:value-type="float" office:value="5" calcext:value-type="float">
            <text:p>5</text:p>
          </table:table-cell>
          <table:table-cell table:formula="of:=[.G290] * [.H290] + [.I290]" office:value-type="float" office:value="485" calcext:value-type="float">
            <text:p>485</text:p>
          </table:table-cell>
          <table:table-cell table:formula="of:=LOWER(ORG.LIBREOFFICE.REGEX(ORG.LIBREOFFICE.REGEX(ORG.LIBREOFFICE.REGEX(ORG.LIBREOFFICE.REGEX(ORG.LIBREOFFICE.REGEX(ORG.LIBREOFFICE.REGEX(ORG.LIBREOFFICE.REGEX(COM.MICROSOFT.CONCAT([.D290]; &quot;_&quot;; [.C29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avage_jho_beta_plus" calcext:value-type="string">
            <text:p>layered_savage_jho_beta_plu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J291]*8+[.E291]" office:value-type="float" office:value="3888" calcext:value-type="float">
            <text:p>3888</text:p>
          </table:table-cell>
          <table:table-cell office:value-type="string" calcext:value-type="string">
            <text:p>"Velkhana α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6</text:p>
          </table:table-cell>
          <table:table-cell table:formula="of:=HEX2DEC(MID([.$F291]; FIND(&quot;+&quot;; [.$F291]) + 1; FIND(&quot;*&quot;; [.$F291]) - FIND(&quot;+&quot;; [.$F291]) - 1))" office:value-type="float" office:value="24" calcext:value-type="float">
            <text:p>24</text:p>
          </table:table-cell>
          <table:table-cell table:formula="of:=HEX2DEC(MID([.$F291]; FIND(&quot;*&quot;; [.$F291]) + 1; FIND(&quot;+&quot;; [.$F291]; 2) - FIND(&quot;*&quot;; [.$F291]) - 1))" office:value-type="float" office:value="20" calcext:value-type="float">
            <text:p>20</text:p>
          </table:table-cell>
          <table:table-cell table:formula="of:=HEX2DEC(RIGHT([.$F291]; LEN([.F291]) - FIND(&quot;+&quot;; [.F291]; 2)))" office:value-type="float" office:value="6" calcext:value-type="float">
            <text:p>6</text:p>
          </table:table-cell>
          <table:table-cell table:formula="of:=[.G291] * [.H291] + [.I291]" office:value-type="float" office:value="486" calcext:value-type="float">
            <text:p>486</text:p>
          </table:table-cell>
          <table:table-cell table:formula="of:=LOWER(ORG.LIBREOFFICE.REGEX(ORG.LIBREOFFICE.REGEX(ORG.LIBREOFFICE.REGEX(ORG.LIBREOFFICE.REGEX(ORG.LIBREOFFICE.REGEX(ORG.LIBREOFFICE.REGEX(ORG.LIBREOFFICE.REGEX(COM.MICROSOFT.CONCAT([.D291]; &quot;_&quot;; [.C29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velkhana_alpha_plus" calcext:value-type="string">
            <text:p>layered_velkhana_alpha_plu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J292]*8+[.E292]" office:value-type="float" office:value="3889" calcext:value-type="float">
            <text:p>3889</text:p>
          </table:table-cell>
          <table:table-cell office:value-type="string" calcext:value-type="string">
            <text:p>"Velkhana β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6</text:p>
          </table:table-cell>
          <table:table-cell table:formula="of:=HEX2DEC(MID([.$F292]; FIND(&quot;+&quot;; [.$F292]) + 1; FIND(&quot;*&quot;; [.$F292]) - FIND(&quot;+&quot;; [.$F292]) - 1))" office:value-type="float" office:value="24" calcext:value-type="float">
            <text:p>24</text:p>
          </table:table-cell>
          <table:table-cell table:formula="of:=HEX2DEC(MID([.$F292]; FIND(&quot;*&quot;; [.$F292]) + 1; FIND(&quot;+&quot;; [.$F292]; 2) - FIND(&quot;*&quot;; [.$F292]) - 1))" office:value-type="float" office:value="20" calcext:value-type="float">
            <text:p>20</text:p>
          </table:table-cell>
          <table:table-cell table:formula="of:=HEX2DEC(RIGHT([.$F292]; LEN([.F292]) - FIND(&quot;+&quot;; [.F292]; 2)))" office:value-type="float" office:value="6" calcext:value-type="float">
            <text:p>6</text:p>
          </table:table-cell>
          <table:table-cell table:formula="of:=[.G292] * [.H292] + [.I292]" office:value-type="float" office:value="486" calcext:value-type="float">
            <text:p>486</text:p>
          </table:table-cell>
          <table:table-cell table:formula="of:=LOWER(ORG.LIBREOFFICE.REGEX(ORG.LIBREOFFICE.REGEX(ORG.LIBREOFFICE.REGEX(ORG.LIBREOFFICE.REGEX(ORG.LIBREOFFICE.REGEX(ORG.LIBREOFFICE.REGEX(ORG.LIBREOFFICE.REGEX(COM.MICROSOFT.CONCAT([.D292]; &quot;_&quot;; [.C29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velkhana_beta_plus" calcext:value-type="string">
            <text:p>layered_velkhana_beta_plus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J293]*8+[.E293]" office:value-type="float" office:value="3890" calcext:value-type="float">
            <text:p>3890</text:p>
          </table:table-cell>
          <table:table-cell office:value-type="string" calcext:value-type="string">
            <text:p>"Blackveil Hazak α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6</text:p>
          </table:table-cell>
          <table:table-cell table:formula="of:=HEX2DEC(MID([.$F293]; FIND(&quot;+&quot;; [.$F293]) + 1; FIND(&quot;*&quot;; [.$F293]) - FIND(&quot;+&quot;; [.$F293]) - 1))" office:value-type="float" office:value="24" calcext:value-type="float">
            <text:p>24</text:p>
          </table:table-cell>
          <table:table-cell table:formula="of:=HEX2DEC(MID([.$F293]; FIND(&quot;*&quot;; [.$F293]) + 1; FIND(&quot;+&quot;; [.$F293]; 2) - FIND(&quot;*&quot;; [.$F293]) - 1))" office:value-type="float" office:value="20" calcext:value-type="float">
            <text:p>20</text:p>
          </table:table-cell>
          <table:table-cell table:formula="of:=HEX2DEC(RIGHT([.$F293]; LEN([.F293]) - FIND(&quot;+&quot;; [.F293]; 2)))" office:value-type="float" office:value="6" calcext:value-type="float">
            <text:p>6</text:p>
          </table:table-cell>
          <table:table-cell table:formula="of:=[.G293] * [.H293] + [.I293]" office:value-type="float" office:value="486" calcext:value-type="float">
            <text:p>486</text:p>
          </table:table-cell>
          <table:table-cell table:formula="of:=LOWER(ORG.LIBREOFFICE.REGEX(ORG.LIBREOFFICE.REGEX(ORG.LIBREOFFICE.REGEX(ORG.LIBREOFFICE.REGEX(ORG.LIBREOFFICE.REGEX(ORG.LIBREOFFICE.REGEX(ORG.LIBREOFFICE.REGEX(COM.MICROSOFT.CONCAT([.D293]; &quot;_&quot;; [.C29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lackveil_hazak_alpha_plus" calcext:value-type="string">
            <text:p>layered_blackveil_hazak_alpha_plu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J294]*8+[.E294]" office:value-type="float" office:value="3891" calcext:value-type="float">
            <text:p>3891</text:p>
          </table:table-cell>
          <table:table-cell office:value-type="string" calcext:value-type="string">
            <text:p>"Blackveil Hazak β 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6</text:p>
          </table:table-cell>
          <table:table-cell table:formula="of:=HEX2DEC(MID([.$F294]; FIND(&quot;+&quot;; [.$F294]) + 1; FIND(&quot;*&quot;; [.$F294]) - FIND(&quot;+&quot;; [.$F294]) - 1))" office:value-type="float" office:value="24" calcext:value-type="float">
            <text:p>24</text:p>
          </table:table-cell>
          <table:table-cell table:formula="of:=HEX2DEC(MID([.$F294]; FIND(&quot;*&quot;; [.$F294]) + 1; FIND(&quot;+&quot;; [.$F294]; 2) - FIND(&quot;*&quot;; [.$F294]) - 1))" office:value-type="float" office:value="20" calcext:value-type="float">
            <text:p>20</text:p>
          </table:table-cell>
          <table:table-cell table:formula="of:=HEX2DEC(RIGHT([.$F294]; LEN([.F294]) - FIND(&quot;+&quot;; [.F294]; 2)))" office:value-type="float" office:value="6" calcext:value-type="float">
            <text:p>6</text:p>
          </table:table-cell>
          <table:table-cell table:formula="of:=[.G294] * [.H294] + [.I294]" office:value-type="float" office:value="486" calcext:value-type="float">
            <text:p>486</text:p>
          </table:table-cell>
          <table:table-cell table:formula="of:=LOWER(ORG.LIBREOFFICE.REGEX(ORG.LIBREOFFICE.REGEX(ORG.LIBREOFFICE.REGEX(ORG.LIBREOFFICE.REGEX(ORG.LIBREOFFICE.REGEX(ORG.LIBREOFFICE.REGEX(ORG.LIBREOFFICE.REGEX(COM.MICROSOFT.CONCAT([.D294]; &quot;_&quot;; [.C29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blackveil_hazak_beta_plus" calcext:value-type="string">
            <text:p>layered_blackveil_hazak_beta_plu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J295]*8+[.E295]" office:value-type="float" office:value="3892" calcext:value-type="float">
            <text:p>3892</text:p>
          </table:table-cell>
          <table:table-cell office:value-type="string" calcext:value-type="string">
            <text:p>"Teostra α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4+6</text:p>
          </table:table-cell>
          <table:table-cell table:formula="of:=HEX2DEC(MID([.$F295]; FIND(&quot;+&quot;; [.$F295]) + 1; FIND(&quot;*&quot;; [.$F295]) - FIND(&quot;+&quot;; [.$F295]) - 1))" office:value-type="float" office:value="24" calcext:value-type="float">
            <text:p>24</text:p>
          </table:table-cell>
          <table:table-cell table:formula="of:=HEX2DEC(MID([.$F295]; FIND(&quot;*&quot;; [.$F295]) + 1; FIND(&quot;+&quot;; [.$F295]; 2) - FIND(&quot;*&quot;; [.$F295]) - 1))" office:value-type="float" office:value="20" calcext:value-type="float">
            <text:p>20</text:p>
          </table:table-cell>
          <table:table-cell table:formula="of:=HEX2DEC(RIGHT([.$F295]; LEN([.F295]) - FIND(&quot;+&quot;; [.F295]; 2)))" office:value-type="float" office:value="6" calcext:value-type="float">
            <text:p>6</text:p>
          </table:table-cell>
          <table:table-cell table:formula="of:=[.G295] * [.H295] + [.I295]" office:value-type="float" office:value="486" calcext:value-type="float">
            <text:p>486</text:p>
          </table:table-cell>
          <table:table-cell table:formula="of:=LOWER(ORG.LIBREOFFICE.REGEX(ORG.LIBREOFFICE.REGEX(ORG.LIBREOFFICE.REGEX(ORG.LIBREOFFICE.REGEX(ORG.LIBREOFFICE.REGEX(ORG.LIBREOFFICE.REGEX(ORG.LIBREOFFICE.REGEX(COM.MICROSOFT.CONCAT([.D295]; &quot;_&quot;; [.C29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eostra_alpha_plus" calcext:value-type="string">
            <text:p>layered_teostra_alpha_plu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J296]*8+[.E296]" office:value-type="float" office:value="3893" calcext:value-type="float">
            <text:p>3893</text:p>
          </table:table-cell>
          <table:table-cell office:value-type="string" calcext:value-type="string">
            <text:p>"Teostra β 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4+6</text:p>
          </table:table-cell>
          <table:table-cell table:formula="of:=HEX2DEC(MID([.$F296]; FIND(&quot;+&quot;; [.$F296]) + 1; FIND(&quot;*&quot;; [.$F296]) - FIND(&quot;+&quot;; [.$F296]) - 1))" office:value-type="float" office:value="24" calcext:value-type="float">
            <text:p>24</text:p>
          </table:table-cell>
          <table:table-cell table:formula="of:=HEX2DEC(MID([.$F296]; FIND(&quot;*&quot;; [.$F296]) + 1; FIND(&quot;+&quot;; [.$F296]; 2) - FIND(&quot;*&quot;; [.$F296]) - 1))" office:value-type="float" office:value="20" calcext:value-type="float">
            <text:p>20</text:p>
          </table:table-cell>
          <table:table-cell table:formula="of:=HEX2DEC(RIGHT([.$F296]; LEN([.F296]) - FIND(&quot;+&quot;; [.F296]; 2)))" office:value-type="float" office:value="6" calcext:value-type="float">
            <text:p>6</text:p>
          </table:table-cell>
          <table:table-cell table:formula="of:=[.G296] * [.H296] + [.I296]" office:value-type="float" office:value="486" calcext:value-type="float">
            <text:p>486</text:p>
          </table:table-cell>
          <table:table-cell table:formula="of:=LOWER(ORG.LIBREOFFICE.REGEX(ORG.LIBREOFFICE.REGEX(ORG.LIBREOFFICE.REGEX(ORG.LIBREOFFICE.REGEX(ORG.LIBREOFFICE.REGEX(ORG.LIBREOFFICE.REGEX(ORG.LIBREOFFICE.REGEX(COM.MICROSOFT.CONCAT([.D296]; &quot;_&quot;; [.C29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teostra_beta_plus" calcext:value-type="string">
            <text:p>layered_teostra_beta_plu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J297]*8+[.E297]" office:value-type="float" office:value="3894" calcext:value-type="float">
            <text:p>3894</text:p>
          </table:table-cell>
          <table:table-cell office:value-type="string" calcext:value-type="string">
            <text:p>"Kushala α 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4+6</text:p>
          </table:table-cell>
          <table:table-cell table:formula="of:=HEX2DEC(MID([.$F297]; FIND(&quot;+&quot;; [.$F297]) + 1; FIND(&quot;*&quot;; [.$F297]) - FIND(&quot;+&quot;; [.$F297]) - 1))" office:value-type="float" office:value="24" calcext:value-type="float">
            <text:p>24</text:p>
          </table:table-cell>
          <table:table-cell table:formula="of:=HEX2DEC(MID([.$F297]; FIND(&quot;*&quot;; [.$F297]) + 1; FIND(&quot;+&quot;; [.$F297]; 2) - FIND(&quot;*&quot;; [.$F297]) - 1))" office:value-type="float" office:value="20" calcext:value-type="float">
            <text:p>20</text:p>
          </table:table-cell>
          <table:table-cell table:formula="of:=HEX2DEC(RIGHT([.$F297]; LEN([.F297]) - FIND(&quot;+&quot;; [.F297]; 2)))" office:value-type="float" office:value="6" calcext:value-type="float">
            <text:p>6</text:p>
          </table:table-cell>
          <table:table-cell table:formula="of:=[.G297] * [.H297] + [.I297]" office:value-type="float" office:value="486" calcext:value-type="float">
            <text:p>486</text:p>
          </table:table-cell>
          <table:table-cell table:formula="of:=LOWER(ORG.LIBREOFFICE.REGEX(ORG.LIBREOFFICE.REGEX(ORG.LIBREOFFICE.REGEX(ORG.LIBREOFFICE.REGEX(ORG.LIBREOFFICE.REGEX(ORG.LIBREOFFICE.REGEX(ORG.LIBREOFFICE.REGEX(COM.MICROSOFT.CONCAT([.D297]; &quot;_&quot;; [.C29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shala_alpha_plus" calcext:value-type="string">
            <text:p>layered_kushala_alpha_plu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J298]*8+[.E298]" office:value-type="float" office:value="3895" calcext:value-type="float">
            <text:p>3895</text:p>
          </table:table-cell>
          <table:table-cell office:value-type="string" calcext:value-type="string">
            <text:p>"Kushala β 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4+6</text:p>
          </table:table-cell>
          <table:table-cell table:formula="of:=HEX2DEC(MID([.$F298]; FIND(&quot;+&quot;; [.$F298]) + 1; FIND(&quot;*&quot;; [.$F298]) - FIND(&quot;+&quot;; [.$F298]) - 1))" office:value-type="float" office:value="24" calcext:value-type="float">
            <text:p>24</text:p>
          </table:table-cell>
          <table:table-cell table:formula="of:=HEX2DEC(MID([.$F298]; FIND(&quot;*&quot;; [.$F298]) + 1; FIND(&quot;+&quot;; [.$F298]; 2) - FIND(&quot;*&quot;; [.$F298]) - 1))" office:value-type="float" office:value="20" calcext:value-type="float">
            <text:p>20</text:p>
          </table:table-cell>
          <table:table-cell table:formula="of:=HEX2DEC(RIGHT([.$F298]; LEN([.F298]) - FIND(&quot;+&quot;; [.F298]; 2)))" office:value-type="float" office:value="6" calcext:value-type="float">
            <text:p>6</text:p>
          </table:table-cell>
          <table:table-cell table:formula="of:=[.G298] * [.H298] + [.I298]" office:value-type="float" office:value="486" calcext:value-type="float">
            <text:p>486</text:p>
          </table:table-cell>
          <table:table-cell table:formula="of:=LOWER(ORG.LIBREOFFICE.REGEX(ORG.LIBREOFFICE.REGEX(ORG.LIBREOFFICE.REGEX(ORG.LIBREOFFICE.REGEX(ORG.LIBREOFFICE.REGEX(ORG.LIBREOFFICE.REGEX(ORG.LIBREOFFICE.REGEX(COM.MICROSOFT.CONCAT([.D298]; &quot;_&quot;; [.C29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shala_beta_plus" calcext:value-type="string">
            <text:p>layered_kushala_beta_plu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J299]*8+[.E299]" office:value-type="float" office:value="3896" calcext:value-type="float">
            <text:p>3896</text:p>
          </table:table-cell>
          <table:table-cell office:value-type="string" calcext:value-type="string">
            <text:p>"Kirin α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7</text:p>
          </table:table-cell>
          <table:table-cell table:formula="of:=HEX2DEC(MID([.$F299]; FIND(&quot;+&quot;; [.$F299]) + 1; FIND(&quot;*&quot;; [.$F299]) - FIND(&quot;+&quot;; [.$F299]) - 1))" office:value-type="float" office:value="24" calcext:value-type="float">
            <text:p>24</text:p>
          </table:table-cell>
          <table:table-cell table:formula="of:=HEX2DEC(MID([.$F299]; FIND(&quot;*&quot;; [.$F299]) + 1; FIND(&quot;+&quot;; [.$F299]; 2) - FIND(&quot;*&quot;; [.$F299]) - 1))" office:value-type="float" office:value="20" calcext:value-type="float">
            <text:p>20</text:p>
          </table:table-cell>
          <table:table-cell table:formula="of:=HEX2DEC(RIGHT([.$F299]; LEN([.F299]) - FIND(&quot;+&quot;; [.F299]; 2)))" office:value-type="float" office:value="7" calcext:value-type="float">
            <text:p>7</text:p>
          </table:table-cell>
          <table:table-cell table:formula="of:=[.G299] * [.H299] + [.I299]" office:value-type="float" office:value="487" calcext:value-type="float">
            <text:p>487</text:p>
          </table:table-cell>
          <table:table-cell table:formula="of:=LOWER(ORG.LIBREOFFICE.REGEX(ORG.LIBREOFFICE.REGEX(ORG.LIBREOFFICE.REGEX(ORG.LIBREOFFICE.REGEX(ORG.LIBREOFFICE.REGEX(ORG.LIBREOFFICE.REGEX(ORG.LIBREOFFICE.REGEX(COM.MICROSOFT.CONCAT([.D299]; &quot;_&quot;; [.C29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irin_alpha_plus" calcext:value-type="string">
            <text:p>layered_kirin_alpha_plu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J300]*8+[.E300]" office:value-type="float" office:value="3897" calcext:value-type="float">
            <text:p>3897</text:p>
          </table:table-cell>
          <table:table-cell office:value-type="string" calcext:value-type="string">
            <text:p>"Kirin β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7</text:p>
          </table:table-cell>
          <table:table-cell table:formula="of:=HEX2DEC(MID([.$F300]; FIND(&quot;+&quot;; [.$F300]) + 1; FIND(&quot;*&quot;; [.$F300]) - FIND(&quot;+&quot;; [.$F300]) - 1))" office:value-type="float" office:value="24" calcext:value-type="float">
            <text:p>24</text:p>
          </table:table-cell>
          <table:table-cell table:formula="of:=HEX2DEC(MID([.$F300]; FIND(&quot;*&quot;; [.$F300]) + 1; FIND(&quot;+&quot;; [.$F300]; 2) - FIND(&quot;*&quot;; [.$F300]) - 1))" office:value-type="float" office:value="20" calcext:value-type="float">
            <text:p>20</text:p>
          </table:table-cell>
          <table:table-cell table:formula="of:=HEX2DEC(RIGHT([.$F300]; LEN([.F300]) - FIND(&quot;+&quot;; [.F300]; 2)))" office:value-type="float" office:value="7" calcext:value-type="float">
            <text:p>7</text:p>
          </table:table-cell>
          <table:table-cell table:formula="of:=[.G300] * [.H300] + [.I300]" office:value-type="float" office:value="487" calcext:value-type="float">
            <text:p>487</text:p>
          </table:table-cell>
          <table:table-cell table:formula="of:=LOWER(ORG.LIBREOFFICE.REGEX(ORG.LIBREOFFICE.REGEX(ORG.LIBREOFFICE.REGEX(ORG.LIBREOFFICE.REGEX(ORG.LIBREOFFICE.REGEX(ORG.LIBREOFFICE.REGEX(ORG.LIBREOFFICE.REGEX(COM.MICROSOFT.CONCAT([.D300]; &quot;_&quot;; [.C30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irin_beta_plus" calcext:value-type="string">
            <text:p>layered_kirin_beta_plu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J301]*8+[.E301]" office:value-type="float" office:value="3898" calcext:value-type="float">
            <text:p>3898</text:p>
          </table:table-cell>
          <table:table-cell office:value-type="string" calcext:value-type="string">
            <text:p>"Namielle α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7</text:p>
          </table:table-cell>
          <table:table-cell table:formula="of:=HEX2DEC(MID([.$F301]; FIND(&quot;+&quot;; [.$F301]) + 1; FIND(&quot;*&quot;; [.$F301]) - FIND(&quot;+&quot;; [.$F301]) - 1))" office:value-type="float" office:value="24" calcext:value-type="float">
            <text:p>24</text:p>
          </table:table-cell>
          <table:table-cell table:formula="of:=HEX2DEC(MID([.$F301]; FIND(&quot;*&quot;; [.$F301]) + 1; FIND(&quot;+&quot;; [.$F301]; 2) - FIND(&quot;*&quot;; [.$F301]) - 1))" office:value-type="float" office:value="20" calcext:value-type="float">
            <text:p>20</text:p>
          </table:table-cell>
          <table:table-cell table:formula="of:=HEX2DEC(RIGHT([.$F301]; LEN([.F301]) - FIND(&quot;+&quot;; [.F301]; 2)))" office:value-type="float" office:value="7" calcext:value-type="float">
            <text:p>7</text:p>
          </table:table-cell>
          <table:table-cell table:formula="of:=[.G301] * [.H301] + [.I301]" office:value-type="float" office:value="487" calcext:value-type="float">
            <text:p>487</text:p>
          </table:table-cell>
          <table:table-cell table:formula="of:=LOWER(ORG.LIBREOFFICE.REGEX(ORG.LIBREOFFICE.REGEX(ORG.LIBREOFFICE.REGEX(ORG.LIBREOFFICE.REGEX(ORG.LIBREOFFICE.REGEX(ORG.LIBREOFFICE.REGEX(ORG.LIBREOFFICE.REGEX(COM.MICROSOFT.CONCAT([.D301]; &quot;_&quot;; [.C30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namielle_alpha_plus" calcext:value-type="string">
            <text:p>layered_namielle_alpha_plu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J302]*8+[.E302]" office:value-type="float" office:value="3899" calcext:value-type="float">
            <text:p>3899</text:p>
          </table:table-cell>
          <table:table-cell office:value-type="string" calcext:value-type="string">
            <text:p>"Namielle β 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7</text:p>
          </table:table-cell>
          <table:table-cell table:formula="of:=HEX2DEC(MID([.$F302]; FIND(&quot;+&quot;; [.$F302]) + 1; FIND(&quot;*&quot;; [.$F302]) - FIND(&quot;+&quot;; [.$F302]) - 1))" office:value-type="float" office:value="24" calcext:value-type="float">
            <text:p>24</text:p>
          </table:table-cell>
          <table:table-cell table:formula="of:=HEX2DEC(MID([.$F302]; FIND(&quot;*&quot;; [.$F302]) + 1; FIND(&quot;+&quot;; [.$F302]; 2) - FIND(&quot;*&quot;; [.$F302]) - 1))" office:value-type="float" office:value="20" calcext:value-type="float">
            <text:p>20</text:p>
          </table:table-cell>
          <table:table-cell table:formula="of:=HEX2DEC(RIGHT([.$F302]; LEN([.F302]) - FIND(&quot;+&quot;; [.F302]; 2)))" office:value-type="float" office:value="7" calcext:value-type="float">
            <text:p>7</text:p>
          </table:table-cell>
          <table:table-cell table:formula="of:=[.G302] * [.H302] + [.I302]" office:value-type="float" office:value="487" calcext:value-type="float">
            <text:p>487</text:p>
          </table:table-cell>
          <table:table-cell table:formula="of:=LOWER(ORG.LIBREOFFICE.REGEX(ORG.LIBREOFFICE.REGEX(ORG.LIBREOFFICE.REGEX(ORG.LIBREOFFICE.REGEX(ORG.LIBREOFFICE.REGEX(ORG.LIBREOFFICE.REGEX(ORG.LIBREOFFICE.REGEX(COM.MICROSOFT.CONCAT([.D302]; &quot;_&quot;; [.C30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namielle_beta_plus" calcext:value-type="string">
            <text:p>layered_namielle_beta_plu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J303]*8+[.E303]" office:value-type="float" office:value="3900" calcext:value-type="float">
            <text:p>3900</text:p>
          </table:table-cell>
          <table:table-cell office:value-type="string" calcext:value-type="string">
            <text:p>"Shara Ishvalda α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4+7</text:p>
          </table:table-cell>
          <table:table-cell table:formula="of:=HEX2DEC(MID([.$F303]; FIND(&quot;+&quot;; [.$F303]) + 1; FIND(&quot;*&quot;; [.$F303]) - FIND(&quot;+&quot;; [.$F303]) - 1))" office:value-type="float" office:value="24" calcext:value-type="float">
            <text:p>24</text:p>
          </table:table-cell>
          <table:table-cell table:formula="of:=HEX2DEC(MID([.$F303]; FIND(&quot;*&quot;; [.$F303]) + 1; FIND(&quot;+&quot;; [.$F303]; 2) - FIND(&quot;*&quot;; [.$F303]) - 1))" office:value-type="float" office:value="20" calcext:value-type="float">
            <text:p>20</text:p>
          </table:table-cell>
          <table:table-cell table:formula="of:=HEX2DEC(RIGHT([.$F303]; LEN([.F303]) - FIND(&quot;+&quot;; [.F303]; 2)))" office:value-type="float" office:value="7" calcext:value-type="float">
            <text:p>7</text:p>
          </table:table-cell>
          <table:table-cell table:formula="of:=[.G303] * [.H303] + [.I303]" office:value-type="float" office:value="487" calcext:value-type="float">
            <text:p>487</text:p>
          </table:table-cell>
          <table:table-cell table:formula="of:=LOWER(ORG.LIBREOFFICE.REGEX(ORG.LIBREOFFICE.REGEX(ORG.LIBREOFFICE.REGEX(ORG.LIBREOFFICE.REGEX(ORG.LIBREOFFICE.REGEX(ORG.LIBREOFFICE.REGEX(ORG.LIBREOFFICE.REGEX(COM.MICROSOFT.CONCAT([.D303]; &quot;_&quot;; [.C30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hara_ishvalda_alpha_plus" calcext:value-type="string">
            <text:p>layered_shara_ishvalda_alpha_plu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J304]*8+[.E304]" office:value-type="float" office:value="3901" calcext:value-type="float">
            <text:p>3901</text:p>
          </table:table-cell>
          <table:table-cell office:value-type="string" calcext:value-type="string">
            <text:p>"Shara Ishvalda β 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4+7</text:p>
          </table:table-cell>
          <table:table-cell table:formula="of:=HEX2DEC(MID([.$F304]; FIND(&quot;+&quot;; [.$F304]) + 1; FIND(&quot;*&quot;; [.$F304]) - FIND(&quot;+&quot;; [.$F304]) - 1))" office:value-type="float" office:value="24" calcext:value-type="float">
            <text:p>24</text:p>
          </table:table-cell>
          <table:table-cell table:formula="of:=HEX2DEC(MID([.$F304]; FIND(&quot;*&quot;; [.$F304]) + 1; FIND(&quot;+&quot;; [.$F304]; 2) - FIND(&quot;*&quot;; [.$F304]) - 1))" office:value-type="float" office:value="20" calcext:value-type="float">
            <text:p>20</text:p>
          </table:table-cell>
          <table:table-cell table:formula="of:=HEX2DEC(RIGHT([.$F304]; LEN([.F304]) - FIND(&quot;+&quot;; [.F304]; 2)))" office:value-type="float" office:value="7" calcext:value-type="float">
            <text:p>7</text:p>
          </table:table-cell>
          <table:table-cell table:formula="of:=[.G304] * [.H304] + [.I304]" office:value-type="float" office:value="487" calcext:value-type="float">
            <text:p>487</text:p>
          </table:table-cell>
          <table:table-cell table:formula="of:=LOWER(ORG.LIBREOFFICE.REGEX(ORG.LIBREOFFICE.REGEX(ORG.LIBREOFFICE.REGEX(ORG.LIBREOFFICE.REGEX(ORG.LIBREOFFICE.REGEX(ORG.LIBREOFFICE.REGEX(ORG.LIBREOFFICE.REGEX(COM.MICROSOFT.CONCAT([.D304]; &quot;_&quot;; [.C30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hara_ishvalda_beta_plus" calcext:value-type="string">
            <text:p>layered_shara_ishvalda_beta_plu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J305]*8+[.E305]" office:value-type="float" office:value="3902" calcext:value-type="float">
            <text:p>3902</text:p>
          </table:table-cell>
          <table:table-cell office:value-type="string" calcext:value-type="string">
            <text:p>"Yian Garuga α 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4+7</text:p>
          </table:table-cell>
          <table:table-cell table:formula="of:=HEX2DEC(MID([.$F305]; FIND(&quot;+&quot;; [.$F305]) + 1; FIND(&quot;*&quot;; [.$F305]) - FIND(&quot;+&quot;; [.$F305]) - 1))" office:value-type="float" office:value="24" calcext:value-type="float">
            <text:p>24</text:p>
          </table:table-cell>
          <table:table-cell table:formula="of:=HEX2DEC(MID([.$F305]; FIND(&quot;*&quot;; [.$F305]) + 1; FIND(&quot;+&quot;; [.$F305]; 2) - FIND(&quot;*&quot;; [.$F305]) - 1))" office:value-type="float" office:value="20" calcext:value-type="float">
            <text:p>20</text:p>
          </table:table-cell>
          <table:table-cell table:formula="of:=HEX2DEC(RIGHT([.$F305]; LEN([.F305]) - FIND(&quot;+&quot;; [.F305]; 2)))" office:value-type="float" office:value="7" calcext:value-type="float">
            <text:p>7</text:p>
          </table:table-cell>
          <table:table-cell table:formula="of:=[.G305] * [.H305] + [.I305]" office:value-type="float" office:value="487" calcext:value-type="float">
            <text:p>487</text:p>
          </table:table-cell>
          <table:table-cell table:formula="of:=LOWER(ORG.LIBREOFFICE.REGEX(ORG.LIBREOFFICE.REGEX(ORG.LIBREOFFICE.REGEX(ORG.LIBREOFFICE.REGEX(ORG.LIBREOFFICE.REGEX(ORG.LIBREOFFICE.REGEX(ORG.LIBREOFFICE.REGEX(COM.MICROSOFT.CONCAT([.D305]; &quot;_&quot;; [.C30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yian_garuga_alpha_plus" calcext:value-type="string">
            <text:p>layered_yian_garuga_alpha_plu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J306]*8+[.E306]" office:value-type="float" office:value="3903" calcext:value-type="float">
            <text:p>3903</text:p>
          </table:table-cell>
          <table:table-cell office:value-type="string" calcext:value-type="string">
            <text:p>"Yian Garuga β 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4+7</text:p>
          </table:table-cell>
          <table:table-cell table:formula="of:=HEX2DEC(MID([.$F306]; FIND(&quot;+&quot;; [.$F306]) + 1; FIND(&quot;*&quot;; [.$F306]) - FIND(&quot;+&quot;; [.$F306]) - 1))" office:value-type="float" office:value="24" calcext:value-type="float">
            <text:p>24</text:p>
          </table:table-cell>
          <table:table-cell table:formula="of:=HEX2DEC(MID([.$F306]; FIND(&quot;*&quot;; [.$F306]) + 1; FIND(&quot;+&quot;; [.$F306]; 2) - FIND(&quot;*&quot;; [.$F306]) - 1))" office:value-type="float" office:value="20" calcext:value-type="float">
            <text:p>20</text:p>
          </table:table-cell>
          <table:table-cell table:formula="of:=HEX2DEC(RIGHT([.$F306]; LEN([.F306]) - FIND(&quot;+&quot;; [.F306]; 2)))" office:value-type="float" office:value="7" calcext:value-type="float">
            <text:p>7</text:p>
          </table:table-cell>
          <table:table-cell table:formula="of:=[.G306] * [.H306] + [.I306]" office:value-type="float" office:value="487" calcext:value-type="float">
            <text:p>487</text:p>
          </table:table-cell>
          <table:table-cell table:formula="of:=LOWER(ORG.LIBREOFFICE.REGEX(ORG.LIBREOFFICE.REGEX(ORG.LIBREOFFICE.REGEX(ORG.LIBREOFFICE.REGEX(ORG.LIBREOFFICE.REGEX(ORG.LIBREOFFICE.REGEX(ORG.LIBREOFFICE.REGEX(COM.MICROSOFT.CONCAT([.D306]; &quot;_&quot;; [.C30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yian_garuga_beta_plus" calcext:value-type="string">
            <text:p>layered_yian_garuga_beta_plu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J307]*8+[.E307]" office:value-type="float" office:value="3904" calcext:value-type="float">
            <text:p>3904</text:p>
          </table:table-cell>
          <table:table-cell office:value-type="string" calcext:value-type="string">
            <text:p>"Zinogre α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8</text:p>
          </table:table-cell>
          <table:table-cell table:formula="of:=HEX2DEC(MID([.$F307]; FIND(&quot;+&quot;; [.$F307]) + 1; FIND(&quot;*&quot;; [.$F307]) - FIND(&quot;+&quot;; [.$F307]) - 1))" office:value-type="float" office:value="24" calcext:value-type="float">
            <text:p>24</text:p>
          </table:table-cell>
          <table:table-cell table:formula="of:=HEX2DEC(MID([.$F307]; FIND(&quot;*&quot;; [.$F307]) + 1; FIND(&quot;+&quot;; [.$F307]; 2) - FIND(&quot;*&quot;; [.$F307]) - 1))" office:value-type="float" office:value="20" calcext:value-type="float">
            <text:p>20</text:p>
          </table:table-cell>
          <table:table-cell table:formula="of:=HEX2DEC(RIGHT([.$F307]; LEN([.F307]) - FIND(&quot;+&quot;; [.F307]; 2)))" office:value-type="float" office:value="8" calcext:value-type="float">
            <text:p>8</text:p>
          </table:table-cell>
          <table:table-cell table:formula="of:=[.G307] * [.H307] + [.I307]" office:value-type="float" office:value="488" calcext:value-type="float">
            <text:p>488</text:p>
          </table:table-cell>
          <table:table-cell table:formula="of:=LOWER(ORG.LIBREOFFICE.REGEX(ORG.LIBREOFFICE.REGEX(ORG.LIBREOFFICE.REGEX(ORG.LIBREOFFICE.REGEX(ORG.LIBREOFFICE.REGEX(ORG.LIBREOFFICE.REGEX(ORG.LIBREOFFICE.REGEX(COM.MICROSOFT.CONCAT([.D307]; &quot;_&quot;; [.C30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zinogre_alpha_plus" calcext:value-type="string">
            <text:p>layered_zinogre_alpha_plu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J308]*8+[.E308]" office:value-type="float" office:value="3905" calcext:value-type="float">
            <text:p>3905</text:p>
          </table:table-cell>
          <table:table-cell office:value-type="string" calcext:value-type="string">
            <text:p>"Zinogre β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8</text:p>
          </table:table-cell>
          <table:table-cell table:formula="of:=HEX2DEC(MID([.$F308]; FIND(&quot;+&quot;; [.$F308]) + 1; FIND(&quot;*&quot;; [.$F308]) - FIND(&quot;+&quot;; [.$F308]) - 1))" office:value-type="float" office:value="24" calcext:value-type="float">
            <text:p>24</text:p>
          </table:table-cell>
          <table:table-cell table:formula="of:=HEX2DEC(MID([.$F308]; FIND(&quot;*&quot;; [.$F308]) + 1; FIND(&quot;+&quot;; [.$F308]; 2) - FIND(&quot;*&quot;; [.$F308]) - 1))" office:value-type="float" office:value="20" calcext:value-type="float">
            <text:p>20</text:p>
          </table:table-cell>
          <table:table-cell table:formula="of:=HEX2DEC(RIGHT([.$F308]; LEN([.F308]) - FIND(&quot;+&quot;; [.F308]; 2)))" office:value-type="float" office:value="8" calcext:value-type="float">
            <text:p>8</text:p>
          </table:table-cell>
          <table:table-cell table:formula="of:=[.G308] * [.H308] + [.I308]" office:value-type="float" office:value="488" calcext:value-type="float">
            <text:p>488</text:p>
          </table:table-cell>
          <table:table-cell table:formula="of:=LOWER(ORG.LIBREOFFICE.REGEX(ORG.LIBREOFFICE.REGEX(ORG.LIBREOFFICE.REGEX(ORG.LIBREOFFICE.REGEX(ORG.LIBREOFFICE.REGEX(ORG.LIBREOFFICE.REGEX(ORG.LIBREOFFICE.REGEX(COM.MICROSOFT.CONCAT([.D308]; &quot;_&quot;; [.C30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zinogre_beta_plus" calcext:value-type="string">
            <text:p>layered_zinogre_beta_plu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J309]*8+[.E309]" office:value-type="float" office:value="3906" calcext:value-type="float">
            <text:p>3906</text:p>
          </table:table-cell>
          <table:table-cell office:value-type="string" calcext:value-type="string">
            <text:p>"Golden Lune α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8</text:p>
          </table:table-cell>
          <table:table-cell table:formula="of:=HEX2DEC(MID([.$F309]; FIND(&quot;+&quot;; [.$F309]) + 1; FIND(&quot;*&quot;; [.$F309]) - FIND(&quot;+&quot;; [.$F309]) - 1))" office:value-type="float" office:value="24" calcext:value-type="float">
            <text:p>24</text:p>
          </table:table-cell>
          <table:table-cell table:formula="of:=HEX2DEC(MID([.$F309]; FIND(&quot;*&quot;; [.$F309]) + 1; FIND(&quot;+&quot;; [.$F309]; 2) - FIND(&quot;*&quot;; [.$F309]) - 1))" office:value-type="float" office:value="20" calcext:value-type="float">
            <text:p>20</text:p>
          </table:table-cell>
          <table:table-cell table:formula="of:=HEX2DEC(RIGHT([.$F309]; LEN([.F309]) - FIND(&quot;+&quot;; [.F309]; 2)))" office:value-type="float" office:value="8" calcext:value-type="float">
            <text:p>8</text:p>
          </table:table-cell>
          <table:table-cell table:formula="of:=[.G309] * [.H309] + [.I309]" office:value-type="float" office:value="488" calcext:value-type="float">
            <text:p>488</text:p>
          </table:table-cell>
          <table:table-cell table:formula="of:=LOWER(ORG.LIBREOFFICE.REGEX(ORG.LIBREOFFICE.REGEX(ORG.LIBREOFFICE.REGEX(ORG.LIBREOFFICE.REGEX(ORG.LIBREOFFICE.REGEX(ORG.LIBREOFFICE.REGEX(ORG.LIBREOFFICE.REGEX(COM.MICROSOFT.CONCAT([.D309]; &quot;_&quot;; [.C30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olden_lune_alpha_plus" calcext:value-type="string">
            <text:p>layered_golden_lune_alpha_plu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J310]*8+[.E310]" office:value-type="float" office:value="3907" calcext:value-type="float">
            <text:p>3907</text:p>
          </table:table-cell>
          <table:table-cell office:value-type="string" calcext:value-type="string">
            <text:p>"Golden Lune β 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8</text:p>
          </table:table-cell>
          <table:table-cell table:formula="of:=HEX2DEC(MID([.$F310]; FIND(&quot;+&quot;; [.$F310]) + 1; FIND(&quot;*&quot;; [.$F310]) - FIND(&quot;+&quot;; [.$F310]) - 1))" office:value-type="float" office:value="24" calcext:value-type="float">
            <text:p>24</text:p>
          </table:table-cell>
          <table:table-cell table:formula="of:=HEX2DEC(MID([.$F310]; FIND(&quot;*&quot;; [.$F310]) + 1; FIND(&quot;+&quot;; [.$F310]; 2) - FIND(&quot;*&quot;; [.$F310]) - 1))" office:value-type="float" office:value="20" calcext:value-type="float">
            <text:p>20</text:p>
          </table:table-cell>
          <table:table-cell table:formula="of:=HEX2DEC(RIGHT([.$F310]; LEN([.F310]) - FIND(&quot;+&quot;; [.F310]; 2)))" office:value-type="float" office:value="8" calcext:value-type="float">
            <text:p>8</text:p>
          </table:table-cell>
          <table:table-cell table:formula="of:=[.G310] * [.H310] + [.I310]" office:value-type="float" office:value="488" calcext:value-type="float">
            <text:p>488</text:p>
          </table:table-cell>
          <table:table-cell table:formula="of:=LOWER(ORG.LIBREOFFICE.REGEX(ORG.LIBREOFFICE.REGEX(ORG.LIBREOFFICE.REGEX(ORG.LIBREOFFICE.REGEX(ORG.LIBREOFFICE.REGEX(ORG.LIBREOFFICE.REGEX(ORG.LIBREOFFICE.REGEX(COM.MICROSOFT.CONCAT([.D310]; &quot;_&quot;; [.C31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golden_lune_beta_plus" calcext:value-type="string">
            <text:p>layered_golden_lune_beta_plu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J311]*8+[.E311]" office:value-type="float" office:value="3908" calcext:value-type="float">
            <text:p>3908</text:p>
          </table:table-cell>
          <table:table-cell office:value-type="string" calcext:value-type="string">
            <text:p>"Silver Sol α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4+8</text:p>
          </table:table-cell>
          <table:table-cell table:formula="of:=HEX2DEC(MID([.$F311]; FIND(&quot;+&quot;; [.$F311]) + 1; FIND(&quot;*&quot;; [.$F311]) - FIND(&quot;+&quot;; [.$F311]) - 1))" office:value-type="float" office:value="24" calcext:value-type="float">
            <text:p>24</text:p>
          </table:table-cell>
          <table:table-cell table:formula="of:=HEX2DEC(MID([.$F311]; FIND(&quot;*&quot;; [.$F311]) + 1; FIND(&quot;+&quot;; [.$F311]; 2) - FIND(&quot;*&quot;; [.$F311]) - 1))" office:value-type="float" office:value="20" calcext:value-type="float">
            <text:p>20</text:p>
          </table:table-cell>
          <table:table-cell table:formula="of:=HEX2DEC(RIGHT([.$F311]; LEN([.F311]) - FIND(&quot;+&quot;; [.F311]; 2)))" office:value-type="float" office:value="8" calcext:value-type="float">
            <text:p>8</text:p>
          </table:table-cell>
          <table:table-cell table:formula="of:=[.G311] * [.H311] + [.I311]" office:value-type="float" office:value="488" calcext:value-type="float">
            <text:p>488</text:p>
          </table:table-cell>
          <table:table-cell table:formula="of:=LOWER(ORG.LIBREOFFICE.REGEX(ORG.LIBREOFFICE.REGEX(ORG.LIBREOFFICE.REGEX(ORG.LIBREOFFICE.REGEX(ORG.LIBREOFFICE.REGEX(ORG.LIBREOFFICE.REGEX(ORG.LIBREOFFICE.REGEX(COM.MICROSOFT.CONCAT([.D311]; &quot;_&quot;; [.C31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ilver_sol_alpha_plus" calcext:value-type="string">
            <text:p>layered_silver_sol_alpha_plu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J312]*8+[.E312]" office:value-type="float" office:value="3909" calcext:value-type="float">
            <text:p>3909</text:p>
          </table:table-cell>
          <table:table-cell office:value-type="string" calcext:value-type="string">
            <text:p>"Silver Sol β 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4+8</text:p>
          </table:table-cell>
          <table:table-cell table:formula="of:=HEX2DEC(MID([.$F312]; FIND(&quot;+&quot;; [.$F312]) + 1; FIND(&quot;*&quot;; [.$F312]) - FIND(&quot;+&quot;; [.$F312]) - 1))" office:value-type="float" office:value="24" calcext:value-type="float">
            <text:p>24</text:p>
          </table:table-cell>
          <table:table-cell table:formula="of:=HEX2DEC(MID([.$F312]; FIND(&quot;*&quot;; [.$F312]) + 1; FIND(&quot;+&quot;; [.$F312]; 2) - FIND(&quot;*&quot;; [.$F312]) - 1))" office:value-type="float" office:value="20" calcext:value-type="float">
            <text:p>20</text:p>
          </table:table-cell>
          <table:table-cell table:formula="of:=HEX2DEC(RIGHT([.$F312]; LEN([.F312]) - FIND(&quot;+&quot;; [.F312]; 2)))" office:value-type="float" office:value="8" calcext:value-type="float">
            <text:p>8</text:p>
          </table:table-cell>
          <table:table-cell table:formula="of:=[.G312] * [.H312] + [.I312]" office:value-type="float" office:value="488" calcext:value-type="float">
            <text:p>488</text:p>
          </table:table-cell>
          <table:table-cell table:formula="of:=LOWER(ORG.LIBREOFFICE.REGEX(ORG.LIBREOFFICE.REGEX(ORG.LIBREOFFICE.REGEX(ORG.LIBREOFFICE.REGEX(ORG.LIBREOFFICE.REGEX(ORG.LIBREOFFICE.REGEX(ORG.LIBREOFFICE.REGEX(COM.MICROSOFT.CONCAT([.D312]; &quot;_&quot;; [.C31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ilver_sol_beta_plus" calcext:value-type="string">
            <text:p>layered_silver_sol_beta_plu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J313]*8+[.E313]" office:value-type="float" office:value="3910" calcext:value-type="float">
            <text:p>3910</text:p>
          </table:table-cell>
          <table:table-cell office:value-type="string" calcext:value-type="string">
            <text:p>"Lunastra α 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4+8</text:p>
          </table:table-cell>
          <table:table-cell table:formula="of:=HEX2DEC(MID([.$F313]; FIND(&quot;+&quot;; [.$F313]) + 1; FIND(&quot;*&quot;; [.$F313]) - FIND(&quot;+&quot;; [.$F313]) - 1))" office:value-type="float" office:value="24" calcext:value-type="float">
            <text:p>24</text:p>
          </table:table-cell>
          <table:table-cell table:formula="of:=HEX2DEC(MID([.$F313]; FIND(&quot;*&quot;; [.$F313]) + 1; FIND(&quot;+&quot;; [.$F313]; 2) - FIND(&quot;*&quot;; [.$F313]) - 1))" office:value-type="float" office:value="20" calcext:value-type="float">
            <text:p>20</text:p>
          </table:table-cell>
          <table:table-cell table:formula="of:=HEX2DEC(RIGHT([.$F313]; LEN([.F313]) - FIND(&quot;+&quot;; [.F313]; 2)))" office:value-type="float" office:value="8" calcext:value-type="float">
            <text:p>8</text:p>
          </table:table-cell>
          <table:table-cell table:formula="of:=[.G313] * [.H313] + [.I313]" office:value-type="float" office:value="488" calcext:value-type="float">
            <text:p>488</text:p>
          </table:table-cell>
          <table:table-cell table:formula="of:=LOWER(ORG.LIBREOFFICE.REGEX(ORG.LIBREOFFICE.REGEX(ORG.LIBREOFFICE.REGEX(ORG.LIBREOFFICE.REGEX(ORG.LIBREOFFICE.REGEX(ORG.LIBREOFFICE.REGEX(ORG.LIBREOFFICE.REGEX(COM.MICROSOFT.CONCAT([.D313]; &quot;_&quot;; [.C31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unastra_alpha_plus" calcext:value-type="string">
            <text:p>layered_lunastra_alpha_plu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J314]*8+[.E314]" office:value-type="float" office:value="3911" calcext:value-type="float">
            <text:p>3911</text:p>
          </table:table-cell>
          <table:table-cell office:value-type="string" calcext:value-type="string">
            <text:p>"Lunastra β 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4+8</text:p>
          </table:table-cell>
          <table:table-cell table:formula="of:=HEX2DEC(MID([.$F314]; FIND(&quot;+&quot;; [.$F314]) + 1; FIND(&quot;*&quot;; [.$F314]) - FIND(&quot;+&quot;; [.$F314]) - 1))" office:value-type="float" office:value="24" calcext:value-type="float">
            <text:p>24</text:p>
          </table:table-cell>
          <table:table-cell table:formula="of:=HEX2DEC(MID([.$F314]; FIND(&quot;*&quot;; [.$F314]) + 1; FIND(&quot;+&quot;; [.$F314]; 2) - FIND(&quot;*&quot;; [.$F314]) - 1))" office:value-type="float" office:value="20" calcext:value-type="float">
            <text:p>20</text:p>
          </table:table-cell>
          <table:table-cell table:formula="of:=HEX2DEC(RIGHT([.$F314]; LEN([.F314]) - FIND(&quot;+&quot;; [.F314]; 2)))" office:value-type="float" office:value="8" calcext:value-type="float">
            <text:p>8</text:p>
          </table:table-cell>
          <table:table-cell table:formula="of:=[.G314] * [.H314] + [.I314]" office:value-type="float" office:value="488" calcext:value-type="float">
            <text:p>488</text:p>
          </table:table-cell>
          <table:table-cell table:formula="of:=LOWER(ORG.LIBREOFFICE.REGEX(ORG.LIBREOFFICE.REGEX(ORG.LIBREOFFICE.REGEX(ORG.LIBREOFFICE.REGEX(ORG.LIBREOFFICE.REGEX(ORG.LIBREOFFICE.REGEX(ORG.LIBREOFFICE.REGEX(COM.MICROSOFT.CONCAT([.D314]; &quot;_&quot;; [.C31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lunastra_beta_plus" calcext:value-type="string">
            <text:p>layered_lunastra_beta_plu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J315]*8+[.E315]" office:value-type="float" office:value="3912" calcext:value-type="float">
            <text:p>3912</text:p>
          </table:table-cell>
          <table:table-cell office:value-type="string" calcext:value-type="string">
            <text:p>"Ruiner Nergi α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9</text:p>
          </table:table-cell>
          <table:table-cell table:formula="of:=HEX2DEC(MID([.$F315]; FIND(&quot;+&quot;; [.$F315]) + 1; FIND(&quot;*&quot;; [.$F315]) - FIND(&quot;+&quot;; [.$F315]) - 1))" office:value-type="float" office:value="24" calcext:value-type="float">
            <text:p>24</text:p>
          </table:table-cell>
          <table:table-cell table:formula="of:=HEX2DEC(MID([.$F315]; FIND(&quot;*&quot;; [.$F315]) + 1; FIND(&quot;+&quot;; [.$F315]; 2) - FIND(&quot;*&quot;; [.$F315]) - 1))" office:value-type="float" office:value="20" calcext:value-type="float">
            <text:p>20</text:p>
          </table:table-cell>
          <table:table-cell table:formula="of:=HEX2DEC(RIGHT([.$F315]; LEN([.F315]) - FIND(&quot;+&quot;; [.F315]; 2)))" office:value-type="float" office:value="9" calcext:value-type="float">
            <text:p>9</text:p>
          </table:table-cell>
          <table:table-cell table:formula="of:=[.G315] * [.H315] + [.I315]" office:value-type="float" office:value="489" calcext:value-type="float">
            <text:p>489</text:p>
          </table:table-cell>
          <table:table-cell table:formula="of:=LOWER(ORG.LIBREOFFICE.REGEX(ORG.LIBREOFFICE.REGEX(ORG.LIBREOFFICE.REGEX(ORG.LIBREOFFICE.REGEX(ORG.LIBREOFFICE.REGEX(ORG.LIBREOFFICE.REGEX(ORG.LIBREOFFICE.REGEX(COM.MICROSOFT.CONCAT([.D315]; &quot;_&quot;; [.C31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uiner_nergi_alpha_plus" calcext:value-type="string">
            <text:p>layered_ruiner_nergi_alpha_plu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J316]*8+[.E316]" office:value-type="float" office:value="3913" calcext:value-type="float">
            <text:p>3913</text:p>
          </table:table-cell>
          <table:table-cell office:value-type="string" calcext:value-type="string">
            <text:p>"Ruiner Nergi β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9</text:p>
          </table:table-cell>
          <table:table-cell table:formula="of:=HEX2DEC(MID([.$F316]; FIND(&quot;+&quot;; [.$F316]) + 1; FIND(&quot;*&quot;; [.$F316]) - FIND(&quot;+&quot;; [.$F316]) - 1))" office:value-type="float" office:value="24" calcext:value-type="float">
            <text:p>24</text:p>
          </table:table-cell>
          <table:table-cell table:formula="of:=HEX2DEC(MID([.$F316]; FIND(&quot;*&quot;; [.$F316]) + 1; FIND(&quot;+&quot;; [.$F316]; 2) - FIND(&quot;*&quot;; [.$F316]) - 1))" office:value-type="float" office:value="20" calcext:value-type="float">
            <text:p>20</text:p>
          </table:table-cell>
          <table:table-cell table:formula="of:=HEX2DEC(RIGHT([.$F316]; LEN([.F316]) - FIND(&quot;+&quot;; [.F316]; 2)))" office:value-type="float" office:value="9" calcext:value-type="float">
            <text:p>9</text:p>
          </table:table-cell>
          <table:table-cell table:formula="of:=[.G316] * [.H316] + [.I316]" office:value-type="float" office:value="489" calcext:value-type="float">
            <text:p>489</text:p>
          </table:table-cell>
          <table:table-cell table:formula="of:=LOWER(ORG.LIBREOFFICE.REGEX(ORG.LIBREOFFICE.REGEX(ORG.LIBREOFFICE.REGEX(ORG.LIBREOFFICE.REGEX(ORG.LIBREOFFICE.REGEX(ORG.LIBREOFFICE.REGEX(ORG.LIBREOFFICE.REGEX(COM.MICROSOFT.CONCAT([.D316]; &quot;_&quot;; [.C31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uiner_nergi_beta_plus" calcext:value-type="string">
            <text:p>layered_ruiner_nergi_beta_plu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J317]*8+[.E317]" office:value-type="float" office:value="3914" calcext:value-type="float">
            <text:p>3914</text:p>
          </table:table-cell>
          <table:table-cell office:value-type="string" calcext:value-type="string">
            <text:p>"Rajang α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9</text:p>
          </table:table-cell>
          <table:table-cell table:formula="of:=HEX2DEC(MID([.$F317]; FIND(&quot;+&quot;; [.$F317]) + 1; FIND(&quot;*&quot;; [.$F317]) - FIND(&quot;+&quot;; [.$F317]) - 1))" office:value-type="float" office:value="24" calcext:value-type="float">
            <text:p>24</text:p>
          </table:table-cell>
          <table:table-cell table:formula="of:=HEX2DEC(MID([.$F317]; FIND(&quot;*&quot;; [.$F317]) + 1; FIND(&quot;+&quot;; [.$F317]; 2) - FIND(&quot;*&quot;; [.$F317]) - 1))" office:value-type="float" office:value="20" calcext:value-type="float">
            <text:p>20</text:p>
          </table:table-cell>
          <table:table-cell table:formula="of:=HEX2DEC(RIGHT([.$F317]; LEN([.F317]) - FIND(&quot;+&quot;; [.F317]; 2)))" office:value-type="float" office:value="9" calcext:value-type="float">
            <text:p>9</text:p>
          </table:table-cell>
          <table:table-cell table:formula="of:=[.G317] * [.H317] + [.I317]" office:value-type="float" office:value="489" calcext:value-type="float">
            <text:p>489</text:p>
          </table:table-cell>
          <table:table-cell table:formula="of:=LOWER(ORG.LIBREOFFICE.REGEX(ORG.LIBREOFFICE.REGEX(ORG.LIBREOFFICE.REGEX(ORG.LIBREOFFICE.REGEX(ORG.LIBREOFFICE.REGEX(ORG.LIBREOFFICE.REGEX(ORG.LIBREOFFICE.REGEX(COM.MICROSOFT.CONCAT([.D317]; &quot;_&quot;; [.C31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jang_alpha_plus" calcext:value-type="string">
            <text:p>layered_rajang_alpha_plu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J318]*8+[.E318]" office:value-type="float" office:value="3915" calcext:value-type="float">
            <text:p>3915</text:p>
          </table:table-cell>
          <table:table-cell office:value-type="string" calcext:value-type="string">
            <text:p>"Rajang β 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9</text:p>
          </table:table-cell>
          <table:table-cell table:formula="of:=HEX2DEC(MID([.$F318]; FIND(&quot;+&quot;; [.$F318]) + 1; FIND(&quot;*&quot;; [.$F318]) - FIND(&quot;+&quot;; [.$F318]) - 1))" office:value-type="float" office:value="24" calcext:value-type="float">
            <text:p>24</text:p>
          </table:table-cell>
          <table:table-cell table:formula="of:=HEX2DEC(MID([.$F318]; FIND(&quot;*&quot;; [.$F318]) + 1; FIND(&quot;+&quot;; [.$F318]; 2) - FIND(&quot;*&quot;; [.$F318]) - 1))" office:value-type="float" office:value="20" calcext:value-type="float">
            <text:p>20</text:p>
          </table:table-cell>
          <table:table-cell table:formula="of:=HEX2DEC(RIGHT([.$F318]; LEN([.F318]) - FIND(&quot;+&quot;; [.F318]; 2)))" office:value-type="float" office:value="9" calcext:value-type="float">
            <text:p>9</text:p>
          </table:table-cell>
          <table:table-cell table:formula="of:=[.G318] * [.H318] + [.I318]" office:value-type="float" office:value="489" calcext:value-type="float">
            <text:p>489</text:p>
          </table:table-cell>
          <table:table-cell table:formula="of:=LOWER(ORG.LIBREOFFICE.REGEX(ORG.LIBREOFFICE.REGEX(ORG.LIBREOFFICE.REGEX(ORG.LIBREOFFICE.REGEX(ORG.LIBREOFFICE.REGEX(ORG.LIBREOFFICE.REGEX(ORG.LIBREOFFICE.REGEX(COM.MICROSOFT.CONCAT([.D318]; &quot;_&quot;; [.C31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jang_beta_plus" calcext:value-type="string">
            <text:p>layered_rajang_beta_plu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J319]*8+[.E319]" office:value-type="float" office:value="3916" calcext:value-type="float">
            <text:p>3916</text:p>
          </table:table-cell>
          <table:table-cell office:value-type="string" calcext:value-type="string">
            <text:p>"Stygian Zin α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4+9</text:p>
          </table:table-cell>
          <table:table-cell table:formula="of:=HEX2DEC(MID([.$F319]; FIND(&quot;+&quot;; [.$F319]) + 1; FIND(&quot;*&quot;; [.$F319]) - FIND(&quot;+&quot;; [.$F319]) - 1))" office:value-type="float" office:value="24" calcext:value-type="float">
            <text:p>24</text:p>
          </table:table-cell>
          <table:table-cell table:formula="of:=HEX2DEC(MID([.$F319]; FIND(&quot;*&quot;; [.$F319]) + 1; FIND(&quot;+&quot;; [.$F319]; 2) - FIND(&quot;*&quot;; [.$F319]) - 1))" office:value-type="float" office:value="20" calcext:value-type="float">
            <text:p>20</text:p>
          </table:table-cell>
          <table:table-cell table:formula="of:=HEX2DEC(RIGHT([.$F319]; LEN([.F319]) - FIND(&quot;+&quot;; [.F319]; 2)))" office:value-type="float" office:value="9" calcext:value-type="float">
            <text:p>9</text:p>
          </table:table-cell>
          <table:table-cell table:formula="of:=[.G319] * [.H319] + [.I319]" office:value-type="float" office:value="489" calcext:value-type="float">
            <text:p>489</text:p>
          </table:table-cell>
          <table:table-cell table:formula="of:=LOWER(ORG.LIBREOFFICE.REGEX(ORG.LIBREOFFICE.REGEX(ORG.LIBREOFFICE.REGEX(ORG.LIBREOFFICE.REGEX(ORG.LIBREOFFICE.REGEX(ORG.LIBREOFFICE.REGEX(ORG.LIBREOFFICE.REGEX(COM.MICROSOFT.CONCAT([.D319]; &quot;_&quot;; [.C31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tygian_zin_alpha_plus" calcext:value-type="string">
            <text:p>layered_stygian_zin_alpha_plu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J320]*8+[.E320]" office:value-type="float" office:value="3917" calcext:value-type="float">
            <text:p>3917</text:p>
          </table:table-cell>
          <table:table-cell office:value-type="string" calcext:value-type="string">
            <text:p>"Stygian Zin β 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4+9</text:p>
          </table:table-cell>
          <table:table-cell table:formula="of:=HEX2DEC(MID([.$F320]; FIND(&quot;+&quot;; [.$F320]) + 1; FIND(&quot;*&quot;; [.$F320]) - FIND(&quot;+&quot;; [.$F320]) - 1))" office:value-type="float" office:value="24" calcext:value-type="float">
            <text:p>24</text:p>
          </table:table-cell>
          <table:table-cell table:formula="of:=HEX2DEC(MID([.$F320]; FIND(&quot;*&quot;; [.$F320]) + 1; FIND(&quot;+&quot;; [.$F320]; 2) - FIND(&quot;*&quot;; [.$F320]) - 1))" office:value-type="float" office:value="20" calcext:value-type="float">
            <text:p>20</text:p>
          </table:table-cell>
          <table:table-cell table:formula="of:=HEX2DEC(RIGHT([.$F320]; LEN([.F320]) - FIND(&quot;+&quot;; [.F320]; 2)))" office:value-type="float" office:value="9" calcext:value-type="float">
            <text:p>9</text:p>
          </table:table-cell>
          <table:table-cell table:formula="of:=[.G320] * [.H320] + [.I320]" office:value-type="float" office:value="489" calcext:value-type="float">
            <text:p>489</text:p>
          </table:table-cell>
          <table:table-cell table:formula="of:=LOWER(ORG.LIBREOFFICE.REGEX(ORG.LIBREOFFICE.REGEX(ORG.LIBREOFFICE.REGEX(ORG.LIBREOFFICE.REGEX(ORG.LIBREOFFICE.REGEX(ORG.LIBREOFFICE.REGEX(ORG.LIBREOFFICE.REGEX(COM.MICROSOFT.CONCAT([.D320]; &quot;_&quot;; [.C32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tygian_zin_beta_plus" calcext:value-type="string">
            <text:p>layered_stygian_zin_beta_plu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J321]*8+[.E321]" office:value-type="float" office:value="3918" calcext:value-type="float">
            <text:p>3918</text:p>
          </table:table-cell>
          <table:table-cell office:value-type="string" calcext:value-type="string">
            <text:p>"Safi`jiiva α 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4+9</text:p>
          </table:table-cell>
          <table:table-cell table:formula="of:=HEX2DEC(MID([.$F321]; FIND(&quot;+&quot;; [.$F321]) + 1; FIND(&quot;*&quot;; [.$F321]) - FIND(&quot;+&quot;; [.$F321]) - 1))" office:value-type="float" office:value="24" calcext:value-type="float">
            <text:p>24</text:p>
          </table:table-cell>
          <table:table-cell table:formula="of:=HEX2DEC(MID([.$F321]; FIND(&quot;*&quot;; [.$F321]) + 1; FIND(&quot;+&quot;; [.$F321]; 2) - FIND(&quot;*&quot;; [.$F321]) - 1))" office:value-type="float" office:value="20" calcext:value-type="float">
            <text:p>20</text:p>
          </table:table-cell>
          <table:table-cell table:formula="of:=HEX2DEC(RIGHT([.$F321]; LEN([.F321]) - FIND(&quot;+&quot;; [.F321]; 2)))" office:value-type="float" office:value="9" calcext:value-type="float">
            <text:p>9</text:p>
          </table:table-cell>
          <table:table-cell table:formula="of:=[.G321] * [.H321] + [.I321]" office:value-type="float" office:value="489" calcext:value-type="float">
            <text:p>489</text:p>
          </table:table-cell>
          <table:table-cell table:formula="of:=LOWER(ORG.LIBREOFFICE.REGEX(ORG.LIBREOFFICE.REGEX(ORG.LIBREOFFICE.REGEX(ORG.LIBREOFFICE.REGEX(ORG.LIBREOFFICE.REGEX(ORG.LIBREOFFICE.REGEX(ORG.LIBREOFFICE.REGEX(COM.MICROSOFT.CONCAT([.D321]; &quot;_&quot;; [.C32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afi_jiiva_alpha_plus" calcext:value-type="string">
            <text:p>layered_safi_jiiva_alpha_plu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J322]*8+[.E322]" office:value-type="float" office:value="3919" calcext:value-type="float">
            <text:p>3919</text:p>
          </table:table-cell>
          <table:table-cell office:value-type="string" calcext:value-type="string">
            <text:p>"Safi`jiiva β 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4+9</text:p>
          </table:table-cell>
          <table:table-cell table:formula="of:=HEX2DEC(MID([.$F322]; FIND(&quot;+&quot;; [.$F322]) + 1; FIND(&quot;*&quot;; [.$F322]) - FIND(&quot;+&quot;; [.$F322]) - 1))" office:value-type="float" office:value="24" calcext:value-type="float">
            <text:p>24</text:p>
          </table:table-cell>
          <table:table-cell table:formula="of:=HEX2DEC(MID([.$F322]; FIND(&quot;*&quot;; [.$F322]) + 1; FIND(&quot;+&quot;; [.$F322]; 2) - FIND(&quot;*&quot;; [.$F322]) - 1))" office:value-type="float" office:value="20" calcext:value-type="float">
            <text:p>20</text:p>
          </table:table-cell>
          <table:table-cell table:formula="of:=HEX2DEC(RIGHT([.$F322]; LEN([.F322]) - FIND(&quot;+&quot;; [.F322]; 2)))" office:value-type="float" office:value="9" calcext:value-type="float">
            <text:p>9</text:p>
          </table:table-cell>
          <table:table-cell table:formula="of:=[.G322] * [.H322] + [.I322]" office:value-type="float" office:value="489" calcext:value-type="float">
            <text:p>489</text:p>
          </table:table-cell>
          <table:table-cell table:formula="of:=LOWER(ORG.LIBREOFFICE.REGEX(ORG.LIBREOFFICE.REGEX(ORG.LIBREOFFICE.REGEX(ORG.LIBREOFFICE.REGEX(ORG.LIBREOFFICE.REGEX(ORG.LIBREOFFICE.REGEX(ORG.LIBREOFFICE.REGEX(COM.MICROSOFT.CONCAT([.D322]; &quot;_&quot;; [.C32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safi_jiiva_beta_plus" calcext:value-type="string">
            <text:p>layered_safi_jiiva_beta_plu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J323]*8+[.E323]" office:value-type="float" office:value="3920" calcext:value-type="float">
            <text:p>3920</text:p>
          </table:table-cell>
          <table:table-cell office:value-type="string" calcext:value-type="string">
            <text:p>"Furious Rajang α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A</text:p>
          </table:table-cell>
          <table:table-cell table:formula="of:=HEX2DEC(MID([.$F323]; FIND(&quot;+&quot;; [.$F323]) + 1; FIND(&quot;*&quot;; [.$F323]) - FIND(&quot;+&quot;; [.$F323]) - 1))" office:value-type="float" office:value="24" calcext:value-type="float">
            <text:p>24</text:p>
          </table:table-cell>
          <table:table-cell table:formula="of:=HEX2DEC(MID([.$F323]; FIND(&quot;*&quot;; [.$F323]) + 1; FIND(&quot;+&quot;; [.$F323]; 2) - FIND(&quot;*&quot;; [.$F323]) - 1))" office:value-type="float" office:value="20" calcext:value-type="float">
            <text:p>20</text:p>
          </table:table-cell>
          <table:table-cell table:formula="of:=HEX2DEC(RIGHT([.$F323]; LEN([.F323]) - FIND(&quot;+&quot;; [.F323]; 2)))" office:value-type="float" office:value="10" calcext:value-type="float">
            <text:p>10</text:p>
          </table:table-cell>
          <table:table-cell table:formula="of:=[.G323] * [.H323] + [.I323]" office:value-type="float" office:value="490" calcext:value-type="float">
            <text:p>490</text:p>
          </table:table-cell>
          <table:table-cell table:formula="of:=LOWER(ORG.LIBREOFFICE.REGEX(ORG.LIBREOFFICE.REGEX(ORG.LIBREOFFICE.REGEX(ORG.LIBREOFFICE.REGEX(ORG.LIBREOFFICE.REGEX(ORG.LIBREOFFICE.REGEX(ORG.LIBREOFFICE.REGEX(COM.MICROSOFT.CONCAT([.D323]; &quot;_&quot;; [.C32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furious_rajang_alpha_plus" calcext:value-type="string">
            <text:p>layered_furious_rajang_alpha_plu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J324]*8+[.E324]" office:value-type="float" office:value="3921" calcext:value-type="float">
            <text:p>3921</text:p>
          </table:table-cell>
          <table:table-cell office:value-type="string" calcext:value-type="string">
            <text:p>"Furious Rajang β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A</text:p>
          </table:table-cell>
          <table:table-cell table:formula="of:=HEX2DEC(MID([.$F324]; FIND(&quot;+&quot;; [.$F324]) + 1; FIND(&quot;*&quot;; [.$F324]) - FIND(&quot;+&quot;; [.$F324]) - 1))" office:value-type="float" office:value="24" calcext:value-type="float">
            <text:p>24</text:p>
          </table:table-cell>
          <table:table-cell table:formula="of:=HEX2DEC(MID([.$F324]; FIND(&quot;*&quot;; [.$F324]) + 1; FIND(&quot;+&quot;; [.$F324]; 2) - FIND(&quot;*&quot;; [.$F324]) - 1))" office:value-type="float" office:value="20" calcext:value-type="float">
            <text:p>20</text:p>
          </table:table-cell>
          <table:table-cell table:formula="of:=HEX2DEC(RIGHT([.$F324]; LEN([.F324]) - FIND(&quot;+&quot;; [.F324]; 2)))" office:value-type="float" office:value="10" calcext:value-type="float">
            <text:p>10</text:p>
          </table:table-cell>
          <table:table-cell table:formula="of:=[.G324] * [.H324] + [.I324]" office:value-type="float" office:value="490" calcext:value-type="float">
            <text:p>490</text:p>
          </table:table-cell>
          <table:table-cell table:formula="of:=LOWER(ORG.LIBREOFFICE.REGEX(ORG.LIBREOFFICE.REGEX(ORG.LIBREOFFICE.REGEX(ORG.LIBREOFFICE.REGEX(ORG.LIBREOFFICE.REGEX(ORG.LIBREOFFICE.REGEX(ORG.LIBREOFFICE.REGEX(COM.MICROSOFT.CONCAT([.D324]; &quot;_&quot;; [.C32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furious_rajang_beta_plus" calcext:value-type="string">
            <text:p>layered_furious_rajang_beta_plu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J325]*8+[.E325]" office:value-type="float" office:value="3922" calcext:value-type="float">
            <text:p>3922</text:p>
          </table:table-cell>
          <table:table-cell office:value-type="string" calcext:value-type="string">
            <text:p>"Raging Brachy α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A</text:p>
          </table:table-cell>
          <table:table-cell table:formula="of:=HEX2DEC(MID([.$F325]; FIND(&quot;+&quot;; [.$F325]) + 1; FIND(&quot;*&quot;; [.$F325]) - FIND(&quot;+&quot;; [.$F325]) - 1))" office:value-type="float" office:value="24" calcext:value-type="float">
            <text:p>24</text:p>
          </table:table-cell>
          <table:table-cell table:formula="of:=HEX2DEC(MID([.$F325]; FIND(&quot;*&quot;; [.$F325]) + 1; FIND(&quot;+&quot;; [.$F325]; 2) - FIND(&quot;*&quot;; [.$F325]) - 1))" office:value-type="float" office:value="20" calcext:value-type="float">
            <text:p>20</text:p>
          </table:table-cell>
          <table:table-cell table:formula="of:=HEX2DEC(RIGHT([.$F325]; LEN([.F325]) - FIND(&quot;+&quot;; [.F325]; 2)))" office:value-type="float" office:value="10" calcext:value-type="float">
            <text:p>10</text:p>
          </table:table-cell>
          <table:table-cell table:formula="of:=[.G325] * [.H325] + [.I325]" office:value-type="float" office:value="490" calcext:value-type="float">
            <text:p>490</text:p>
          </table:table-cell>
          <table:table-cell table:formula="of:=LOWER(ORG.LIBREOFFICE.REGEX(ORG.LIBREOFFICE.REGEX(ORG.LIBREOFFICE.REGEX(ORG.LIBREOFFICE.REGEX(ORG.LIBREOFFICE.REGEX(ORG.LIBREOFFICE.REGEX(ORG.LIBREOFFICE.REGEX(COM.MICROSOFT.CONCAT([.D325]; &quot;_&quot;; [.C32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ging_brachy_alpha_plus" calcext:value-type="string">
            <text:p>layered_raging_brachy_alpha_plu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J326]*8+[.E326]" office:value-type="float" office:value="3923" calcext:value-type="float">
            <text:p>3923</text:p>
          </table:table-cell>
          <table:table-cell office:value-type="string" calcext:value-type="string">
            <text:p>"Raging Brachy β 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A</text:p>
          </table:table-cell>
          <table:table-cell table:formula="of:=HEX2DEC(MID([.$F326]; FIND(&quot;+&quot;; [.$F326]) + 1; FIND(&quot;*&quot;; [.$F326]) - FIND(&quot;+&quot;; [.$F326]) - 1))" office:value-type="float" office:value="24" calcext:value-type="float">
            <text:p>24</text:p>
          </table:table-cell>
          <table:table-cell table:formula="of:=HEX2DEC(MID([.$F326]; FIND(&quot;*&quot;; [.$F326]) + 1; FIND(&quot;+&quot;; [.$F326]; 2) - FIND(&quot;*&quot;; [.$F326]) - 1))" office:value-type="float" office:value="20" calcext:value-type="float">
            <text:p>20</text:p>
          </table:table-cell>
          <table:table-cell table:formula="of:=HEX2DEC(RIGHT([.$F326]; LEN([.F326]) - FIND(&quot;+&quot;; [.F326]; 2)))" office:value-type="float" office:value="10" calcext:value-type="float">
            <text:p>10</text:p>
          </table:table-cell>
          <table:table-cell table:formula="of:=[.G326] * [.H326] + [.I326]" office:value-type="float" office:value="490" calcext:value-type="float">
            <text:p>490</text:p>
          </table:table-cell>
          <table:table-cell table:formula="of:=LOWER(ORG.LIBREOFFICE.REGEX(ORG.LIBREOFFICE.REGEX(ORG.LIBREOFFICE.REGEX(ORG.LIBREOFFICE.REGEX(ORG.LIBREOFFICE.REGEX(ORG.LIBREOFFICE.REGEX(ORG.LIBREOFFICE.REGEX(COM.MICROSOFT.CONCAT([.D326]; &quot;_&quot;; [.C326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raging_brachy_beta_plus" calcext:value-type="string">
            <text:p>layered_raging_brachy_beta_plu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J327]*8+[.E327]" office:value-type="float" office:value="3924" calcext:value-type="float">
            <text:p>3924</text:p>
          </table:table-cell>
          <table:table-cell office:value-type="string" calcext:value-type="string">
            <text:p>"Frostfang Barioth α +"</text:p>
          </table:table-cell>
          <table:table-cell office:value-type="string" calcext:value-type="string">
            <text:p>Lay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8*14+A</text:p>
          </table:table-cell>
          <table:table-cell table:formula="of:=HEX2DEC(MID([.$F327]; FIND(&quot;+&quot;; [.$F327]) + 1; FIND(&quot;*&quot;; [.$F327]) - FIND(&quot;+&quot;; [.$F327]) - 1))" office:value-type="float" office:value="24" calcext:value-type="float">
            <text:p>24</text:p>
          </table:table-cell>
          <table:table-cell table:formula="of:=HEX2DEC(MID([.$F327]; FIND(&quot;*&quot;; [.$F327]) + 1; FIND(&quot;+&quot;; [.$F327]; 2) - FIND(&quot;*&quot;; [.$F327]) - 1))" office:value-type="float" office:value="20" calcext:value-type="float">
            <text:p>20</text:p>
          </table:table-cell>
          <table:table-cell table:formula="of:=HEX2DEC(RIGHT([.$F327]; LEN([.F327]) - FIND(&quot;+&quot;; [.F327]; 2)))" office:value-type="float" office:value="10" calcext:value-type="float">
            <text:p>10</text:p>
          </table:table-cell>
          <table:table-cell table:formula="of:=[.G327] * [.H327] + [.I327]" office:value-type="float" office:value="490" calcext:value-type="float">
            <text:p>490</text:p>
          </table:table-cell>
          <table:table-cell table:formula="of:=LOWER(ORG.LIBREOFFICE.REGEX(ORG.LIBREOFFICE.REGEX(ORG.LIBREOFFICE.REGEX(ORG.LIBREOFFICE.REGEX(ORG.LIBREOFFICE.REGEX(ORG.LIBREOFFICE.REGEX(ORG.LIBREOFFICE.REGEX(COM.MICROSOFT.CONCAT([.D327]; &quot;_&quot;; [.C327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frostfang_barioth_alpha_plus" calcext:value-type="string">
            <text:p>layered_frostfang_barioth_alpha_plu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J328]*8+[.E328]" office:value-type="float" office:value="3925" calcext:value-type="float">
            <text:p>3925</text:p>
          </table:table-cell>
          <table:table-cell office:value-type="string" calcext:value-type="string">
            <text:p>"Frostfang Barioth β +"</text:p>
          </table:table-cell>
          <table:table-cell office:value-type="string" calcext:value-type="string">
            <text:p>Lay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8*14+A</text:p>
          </table:table-cell>
          <table:table-cell table:formula="of:=HEX2DEC(MID([.$F328]; FIND(&quot;+&quot;; [.$F328]) + 1; FIND(&quot;*&quot;; [.$F328]) - FIND(&quot;+&quot;; [.$F328]) - 1))" office:value-type="float" office:value="24" calcext:value-type="float">
            <text:p>24</text:p>
          </table:table-cell>
          <table:table-cell table:formula="of:=HEX2DEC(MID([.$F328]; FIND(&quot;*&quot;; [.$F328]) + 1; FIND(&quot;+&quot;; [.$F328]; 2) - FIND(&quot;*&quot;; [.$F328]) - 1))" office:value-type="float" office:value="20" calcext:value-type="float">
            <text:p>20</text:p>
          </table:table-cell>
          <table:table-cell table:formula="of:=HEX2DEC(RIGHT([.$F328]; LEN([.F328]) - FIND(&quot;+&quot;; [.F328]; 2)))" office:value-type="float" office:value="10" calcext:value-type="float">
            <text:p>10</text:p>
          </table:table-cell>
          <table:table-cell table:formula="of:=[.G328] * [.H328] + [.I328]" office:value-type="float" office:value="490" calcext:value-type="float">
            <text:p>490</text:p>
          </table:table-cell>
          <table:table-cell table:formula="of:=LOWER(ORG.LIBREOFFICE.REGEX(ORG.LIBREOFFICE.REGEX(ORG.LIBREOFFICE.REGEX(ORG.LIBREOFFICE.REGEX(ORG.LIBREOFFICE.REGEX(ORG.LIBREOFFICE.REGEX(ORG.LIBREOFFICE.REGEX(COM.MICROSOFT.CONCAT([.D328]; &quot;_&quot;; [.C328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frostfang_barioth_beta_plus" calcext:value-type="string">
            <text:p>layered_frostfang_barioth_beta_plu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J329]*8+[.E329]" office:value-type="float" office:value="3926" calcext:value-type="float">
            <text:p>3926</text:p>
          </table:table-cell>
          <table:table-cell office:value-type="string" calcext:value-type="string">
            <text:p>"Alatreon α +"</text:p>
          </table:table-cell>
          <table:table-cell office:value-type="string" calcext:value-type="string">
            <text:p>Layer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8*14+A</text:p>
          </table:table-cell>
          <table:table-cell table:formula="of:=HEX2DEC(MID([.$F329]; FIND(&quot;+&quot;; [.$F329]) + 1; FIND(&quot;*&quot;; [.$F329]) - FIND(&quot;+&quot;; [.$F329]) - 1))" office:value-type="float" office:value="24" calcext:value-type="float">
            <text:p>24</text:p>
          </table:table-cell>
          <table:table-cell table:formula="of:=HEX2DEC(MID([.$F329]; FIND(&quot;*&quot;; [.$F329]) + 1; FIND(&quot;+&quot;; [.$F329]; 2) - FIND(&quot;*&quot;; [.$F329]) - 1))" office:value-type="float" office:value="20" calcext:value-type="float">
            <text:p>20</text:p>
          </table:table-cell>
          <table:table-cell table:formula="of:=HEX2DEC(RIGHT([.$F329]; LEN([.F329]) - FIND(&quot;+&quot;; [.F329]; 2)))" office:value-type="float" office:value="10" calcext:value-type="float">
            <text:p>10</text:p>
          </table:table-cell>
          <table:table-cell table:formula="of:=[.G329] * [.H329] + [.I329]" office:value-type="float" office:value="490" calcext:value-type="float">
            <text:p>490</text:p>
          </table:table-cell>
          <table:table-cell table:formula="of:=LOWER(ORG.LIBREOFFICE.REGEX(ORG.LIBREOFFICE.REGEX(ORG.LIBREOFFICE.REGEX(ORG.LIBREOFFICE.REGEX(ORG.LIBREOFFICE.REGEX(ORG.LIBREOFFICE.REGEX(ORG.LIBREOFFICE.REGEX(COM.MICROSOFT.CONCAT([.D329]; &quot;_&quot;; [.C329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latreon_alpha_plus" calcext:value-type="string">
            <text:p>layered_alatreon_alpha_plu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J330]*8+[.E330]" office:value-type="float" office:value="3927" calcext:value-type="float">
            <text:p>3927</text:p>
          </table:table-cell>
          <table:table-cell office:value-type="string" calcext:value-type="string">
            <text:p>"Alatreon β +"</text:p>
          </table:table-cell>
          <table:table-cell office:value-type="string" calcext:value-type="string">
            <text:p>Laye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8*14+A</text:p>
          </table:table-cell>
          <table:table-cell table:formula="of:=HEX2DEC(MID([.$F330]; FIND(&quot;+&quot;; [.$F330]) + 1; FIND(&quot;*&quot;; [.$F330]) - FIND(&quot;+&quot;; [.$F330]) - 1))" office:value-type="float" office:value="24" calcext:value-type="float">
            <text:p>24</text:p>
          </table:table-cell>
          <table:table-cell table:formula="of:=HEX2DEC(MID([.$F330]; FIND(&quot;*&quot;; [.$F330]) + 1; FIND(&quot;+&quot;; [.$F330]; 2) - FIND(&quot;*&quot;; [.$F330]) - 1))" office:value-type="float" office:value="20" calcext:value-type="float">
            <text:p>20</text:p>
          </table:table-cell>
          <table:table-cell table:formula="of:=HEX2DEC(RIGHT([.$F330]; LEN([.F330]) - FIND(&quot;+&quot;; [.F330]; 2)))" office:value-type="float" office:value="10" calcext:value-type="float">
            <text:p>10</text:p>
          </table:table-cell>
          <table:table-cell table:formula="of:=[.G330] * [.H330] + [.I330]" office:value-type="float" office:value="490" calcext:value-type="float">
            <text:p>490</text:p>
          </table:table-cell>
          <table:table-cell table:formula="of:=LOWER(ORG.LIBREOFFICE.REGEX(ORG.LIBREOFFICE.REGEX(ORG.LIBREOFFICE.REGEX(ORG.LIBREOFFICE.REGEX(ORG.LIBREOFFICE.REGEX(ORG.LIBREOFFICE.REGEX(ORG.LIBREOFFICE.REGEX(COM.MICROSOFT.CONCAT([.D330]; &quot;_&quot;; [.C330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alatreon_beta_plus" calcext:value-type="string">
            <text:p>layered_alatreon_beta_plu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J331]*8+[.E331]" office:value-type="float" office:value="3928" calcext:value-type="float">
            <text:p>3928</text:p>
          </table:table-cell>
          <table:table-cell office:value-type="string" calcext:value-type="string">
            <text:p>"Fatalis α +"</text:p>
          </table:table-cell>
          <table:table-cell office:value-type="string" calcext:value-type="string">
            <text:p>Lay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B</text:p>
          </table:table-cell>
          <table:table-cell table:formula="of:=HEX2DEC(MID([.$F331]; FIND(&quot;+&quot;; [.$F331]) + 1; FIND(&quot;*&quot;; [.$F331]) - FIND(&quot;+&quot;; [.$F331]) - 1))" office:value-type="float" office:value="24" calcext:value-type="float">
            <text:p>24</text:p>
          </table:table-cell>
          <table:table-cell table:formula="of:=HEX2DEC(MID([.$F331]; FIND(&quot;*&quot;; [.$F331]) + 1; FIND(&quot;+&quot;; [.$F331]; 2) - FIND(&quot;*&quot;; [.$F331]) - 1))" office:value-type="float" office:value="20" calcext:value-type="float">
            <text:p>20</text:p>
          </table:table-cell>
          <table:table-cell table:formula="of:=HEX2DEC(RIGHT([.$F331]; LEN([.F331]) - FIND(&quot;+&quot;; [.F331]; 2)))" office:value-type="float" office:value="11" calcext:value-type="float">
            <text:p>11</text:p>
          </table:table-cell>
          <table:table-cell table:formula="of:=[.G331] * [.H331] + [.I331]" office:value-type="float" office:value="491" calcext:value-type="float">
            <text:p>491</text:p>
          </table:table-cell>
          <table:table-cell table:formula="of:=LOWER(ORG.LIBREOFFICE.REGEX(ORG.LIBREOFFICE.REGEX(ORG.LIBREOFFICE.REGEX(ORG.LIBREOFFICE.REGEX(ORG.LIBREOFFICE.REGEX(ORG.LIBREOFFICE.REGEX(ORG.LIBREOFFICE.REGEX(COM.MICROSOFT.CONCAT([.D331]; &quot;_&quot;; [.C331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fatalis_alpha_plus" calcext:value-type="string">
            <text:p>layered_fatalis_alpha_plu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J332]*8+[.E332]" office:value-type="float" office:value="3929" calcext:value-type="float">
            <text:p>3929</text:p>
          </table:table-cell>
          <table:table-cell office:value-type="string" calcext:value-type="string">
            <text:p>"Fatalis β +"</text:p>
          </table:table-cell>
          <table:table-cell office:value-type="string" calcext:value-type="string">
            <text:p>Lay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8*14+B</text:p>
          </table:table-cell>
          <table:table-cell table:formula="of:=HEX2DEC(MID([.$F332]; FIND(&quot;+&quot;; [.$F332]) + 1; FIND(&quot;*&quot;; [.$F332]) - FIND(&quot;+&quot;; [.$F332]) - 1))" office:value-type="float" office:value="24" calcext:value-type="float">
            <text:p>24</text:p>
          </table:table-cell>
          <table:table-cell table:formula="of:=HEX2DEC(MID([.$F332]; FIND(&quot;*&quot;; [.$F332]) + 1; FIND(&quot;+&quot;; [.$F332]; 2) - FIND(&quot;*&quot;; [.$F332]) - 1))" office:value-type="float" office:value="20" calcext:value-type="float">
            <text:p>20</text:p>
          </table:table-cell>
          <table:table-cell table:formula="of:=HEX2DEC(RIGHT([.$F332]; LEN([.F332]) - FIND(&quot;+&quot;; [.F332]; 2)))" office:value-type="float" office:value="11" calcext:value-type="float">
            <text:p>11</text:p>
          </table:table-cell>
          <table:table-cell table:formula="of:=[.G332] * [.H332] + [.I332]" office:value-type="float" office:value="491" calcext:value-type="float">
            <text:p>491</text:p>
          </table:table-cell>
          <table:table-cell table:formula="of:=LOWER(ORG.LIBREOFFICE.REGEX(ORG.LIBREOFFICE.REGEX(ORG.LIBREOFFICE.REGEX(ORG.LIBREOFFICE.REGEX(ORG.LIBREOFFICE.REGEX(ORG.LIBREOFFICE.REGEX(ORG.LIBREOFFICE.REGEX(COM.MICROSOFT.CONCAT([.D332]; &quot;_&quot;; [.C332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fatalis_beta_plus" calcext:value-type="string">
            <text:p>layered_fatalis_beta_plu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J333]*8+[.E333]" office:value-type="float" office:value="3930" calcext:value-type="float">
            <text:p>3930</text:p>
          </table:table-cell>
          <table:table-cell office:value-type="string" calcext:value-type="string">
            <text:p>"Kulve Taroth α +"</text:p>
          </table:table-cell>
          <table:table-cell office:value-type="string" calcext:value-type="string">
            <text:p>Lay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8*14+B</text:p>
          </table:table-cell>
          <table:table-cell table:formula="of:=HEX2DEC(MID([.$F333]; FIND(&quot;+&quot;; [.$F333]) + 1; FIND(&quot;*&quot;; [.$F333]) - FIND(&quot;+&quot;; [.$F333]) - 1))" office:value-type="float" office:value="24" calcext:value-type="float">
            <text:p>24</text:p>
          </table:table-cell>
          <table:table-cell table:formula="of:=HEX2DEC(MID([.$F333]; FIND(&quot;*&quot;; [.$F333]) + 1; FIND(&quot;+&quot;; [.$F333]; 2) - FIND(&quot;*&quot;; [.$F333]) - 1))" office:value-type="float" office:value="20" calcext:value-type="float">
            <text:p>20</text:p>
          </table:table-cell>
          <table:table-cell table:formula="of:=HEX2DEC(RIGHT([.$F333]; LEN([.F333]) - FIND(&quot;+&quot;; [.F333]; 2)))" office:value-type="float" office:value="11" calcext:value-type="float">
            <text:p>11</text:p>
          </table:table-cell>
          <table:table-cell table:formula="of:=[.G333] * [.H333] + [.I333]" office:value-type="float" office:value="491" calcext:value-type="float">
            <text:p>491</text:p>
          </table:table-cell>
          <table:table-cell table:formula="of:=LOWER(ORG.LIBREOFFICE.REGEX(ORG.LIBREOFFICE.REGEX(ORG.LIBREOFFICE.REGEX(ORG.LIBREOFFICE.REGEX(ORG.LIBREOFFICE.REGEX(ORG.LIBREOFFICE.REGEX(ORG.LIBREOFFICE.REGEX(COM.MICROSOFT.CONCAT([.D333]; &quot;_&quot;; [.C333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lve_taroth_alpha_plus" calcext:value-type="string">
            <text:p>layered_kulve_taroth_alpha_plu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J334]*8+[.E334]" office:value-type="float" office:value="3931" calcext:value-type="float">
            <text:p>3931</text:p>
          </table:table-cell>
          <table:table-cell office:value-type="string" calcext:value-type="string">
            <text:p>"Kulve Taroth β +"</text:p>
          </table:table-cell>
          <table:table-cell office:value-type="string" calcext:value-type="string">
            <text:p>Lay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8*14+B</text:p>
          </table:table-cell>
          <table:table-cell table:formula="of:=HEX2DEC(MID([.$F334]; FIND(&quot;+&quot;; [.$F334]) + 1; FIND(&quot;*&quot;; [.$F334]) - FIND(&quot;+&quot;; [.$F334]) - 1))" office:value-type="float" office:value="24" calcext:value-type="float">
            <text:p>24</text:p>
          </table:table-cell>
          <table:table-cell table:formula="of:=HEX2DEC(MID([.$F334]; FIND(&quot;*&quot;; [.$F334]) + 1; FIND(&quot;+&quot;; [.$F334]; 2) - FIND(&quot;*&quot;; [.$F334]) - 1))" office:value-type="float" office:value="20" calcext:value-type="float">
            <text:p>20</text:p>
          </table:table-cell>
          <table:table-cell table:formula="of:=HEX2DEC(RIGHT([.$F334]; LEN([.F334]) - FIND(&quot;+&quot;; [.F334]; 2)))" office:value-type="float" office:value="11" calcext:value-type="float">
            <text:p>11</text:p>
          </table:table-cell>
          <table:table-cell table:formula="of:=[.G334] * [.H334] + [.I334]" office:value-type="float" office:value="491" calcext:value-type="float">
            <text:p>491</text:p>
          </table:table-cell>
          <table:table-cell table:formula="of:=LOWER(ORG.LIBREOFFICE.REGEX(ORG.LIBREOFFICE.REGEX(ORG.LIBREOFFICE.REGEX(ORG.LIBREOFFICE.REGEX(ORG.LIBREOFFICE.REGEX(ORG.LIBREOFFICE.REGEX(ORG.LIBREOFFICE.REGEX(COM.MICROSOFT.CONCAT([.D334]; &quot;_&quot;; [.C334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layered_kulve_taroth_beta_plus" calcext:value-type="string">
            <text:p>layered_kulve_taroth_beta_pl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J335]*8+[.E335]" office:value-type="float" office:value="3936" calcext:value-type="float">
            <text:p>3936</text:p>
          </table:table-cell>
          <table:table-cell office:value-type="string" calcext:value-type="string">
            <text:p>"Seliana Gathering Hub: Grand Appreciation"</text:p>
          </table:table-cell>
          <table:table-cell office:value-type="string" calcext:value-type="string">
            <text:p>Ev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8*14+C</text:p>
          </table:table-cell>
          <table:table-cell table:formula="of:=HEX2DEC(MID([.$F335]; FIND(&quot;+&quot;; [.$F335]) + 1; FIND(&quot;*&quot;; [.$F335]) - FIND(&quot;+&quot;; [.$F335]) - 1))" office:value-type="float" office:value="24" calcext:value-type="float">
            <text:p>24</text:p>
          </table:table-cell>
          <table:table-cell table:formula="of:=HEX2DEC(MID([.$F335]; FIND(&quot;*&quot;; [.$F335]) + 1; FIND(&quot;+&quot;; [.$F335]; 2) - FIND(&quot;*&quot;; [.$F335]) - 1))" office:value-type="float" office:value="20" calcext:value-type="float">
            <text:p>20</text:p>
          </table:table-cell>
          <table:table-cell table:formula="of:=HEX2DEC(RIGHT([.$F335]; LEN([.F335]) - FIND(&quot;+&quot;; [.F335]; 2)))" office:value-type="float" office:value="12" calcext:value-type="float">
            <text:p>12</text:p>
          </table:table-cell>
          <table:table-cell table:formula="of:=[.G335] * [.H335] + [.I335]" office:value-type="float" office:value="492" calcext:value-type="float">
            <text:p>492</text:p>
          </table:table-cell>
          <table:table-cell table:formula="of:=LOWER(ORG.LIBREOFFICE.REGEX(ORG.LIBREOFFICE.REGEX(ORG.LIBREOFFICE.REGEX(ORG.LIBREOFFICE.REGEX(ORG.LIBREOFFICE.REGEX(ORG.LIBREOFFICE.REGEX(ORG.LIBREOFFICE.REGEX(COM.MICROSOFT.CONCAT([.D335]; &quot;_&quot;; [.C335]); &quot;[&quot;&quot;\,\:!]&quot;;&quot;&quot;;&quot;g&quot;); &quot;\+&quot;; &quot; Plus&quot;); &quot;α&quot;; &quot;Alpha&quot;); &quot;β&quot;; &quot;Beta&quot;); &quot;γ&quot;; &quot;Gamma&quot;); &quot;[\s`-]+&quot;; &quot;_&quot;; &quot;g&quot;); &quot;\?{3}&quot;; &quot;unknown&quot;))" office:value-type="string" office:string-value="event_seliana_gathering_hub_grand_appreciation" calcext:value-type="string">
            <text:p>event_seliana_gathering_hub_grand_appreciation</text:p>
          </table:table-cell>
        </table:table-row>
      </table:table>
      <table:table table:name="Scratch Pad" table:style-name="ta1">
        <table:table-column table:style-name="co21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'Guild Card Monsters'.A1:'Guild Card Monsters'.B72" table:display-filter-buttons="true"/>
        <table:database-range table:name="__Anonymous_Sheet_DB__3" table:target-range-address="Progress.A1:Progress.K33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0" number:min-decimal-places="0" number:min-integer-digits="1"/>
    </number:number-style>
    <number:number-style style:name="N113">
      <style:text-properties fo:color="#ff0000"/>
      <number:text>-</number:text>
      <number:number number:decimal-places="0" number:min-decimal-places="0" number:min-integer-digits="1"/>
      <style:map style:condition="value()&gt;=0" style:apply-style-name="N11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00/00/00</text:date>, <text:time style:data-style-name="N2" text:time-value="00:02:32.5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19:37:42.845000000</meta:creation-date>
    <dc:date>2022-01-24T00:39:16.579000000</dc:date>
    <meta:editing-duration>PT5H4M22S</meta:editing-duration>
    <meta:editing-cycles>43</meta:editing-cycles>
    <meta:generator>LibreOffice/7.2.3.2$Windows_X86_64 LibreOffice_project/d166454616c1632304285822f9c83ce2e660fd92</meta:generator>
    <meta:document-statistic meta:table-count="5" meta:cell-count="4996" meta:object-count="0"/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Function HEX2DECH(hex as String) as Long
	RES = 0
	If Len(hex) = 0 Then
		RES = 0
	Else
		RES = CLng("&amp;H" &amp; Left(hex,Len(hex)-1))
	End If
	HEX2DECH = RES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